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I</text:p>
          </table:table-cell>
          <table:table-cell office:value-type="string" calcext:value-type="string">
            <text:p>err_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r_B</text:p>
          </table:table-cell>
          <table:table-cell office:value-type="string" calcext:value-type="string">
            <text:p>l_Fe</text:p>
          </table:table-cell>
          <table:table-cell office:value-type="string" calcext:value-type="string">
            <text:p>err_l_F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rr_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,5</text:p>
          </table:table-cell>
          <table:table-cell table:formula="of:=ABS(0.03 * [.C2])" office:value-type="string" office:string-value="" calcext:value-type="error">
            <text:p>#VALUE!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3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1" calcext:value-type="float">
            <text:p>-1</text:p>
          </table:table-cell>
          <table:table-cell table:formula="of:=ABS(0.03 * [.C4])" office:value-type="float" office:value="0.03" calcext:value-type="float">
            <text:p>0.0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5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6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7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8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9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formula="of:=ABS(0.03 * [.C10])"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11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formula="of:=ABS(0.03 * [.C12])"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13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14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15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1" calcext:value-type="float">
            <text:p>-1</text:p>
          </table:table-cell>
          <table:table-cell table:formula="of:=ABS(0.03 * [.C16])" office:value-type="float" office:value="0.03" calcext:value-type="float">
            <text:p>0.0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formula="of:=ABS(0.03 * [.C17])"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18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19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20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  <table:table-cell office:value-type="float" office:value="0.001" calcext:value-type="float">
            <text:p>0.001</text:p>
          </table:table-cell>
          <table:table-cell office:value-type="float" office:value="-9" calcext:value-type="float">
            <text:p>-9</text:p>
          </table:table-cell>
          <table:table-cell table:formula="of:=ABS(0.03 * [.C21])" office:value-type="float" office:value="0.27" calcext:value-type="float">
            <text:p>0.2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155" calcext:value-type="float">
            <text:p>-0.1155</text:p>
          </table:table-cell>
          <table:table-cell office:value-type="float" office:value="0.001" calcext:value-type="float">
            <text:p>0.001</text:p>
          </table:table-cell>
          <table:table-cell office:value-type="float" office:value="-26.5" calcext:value-type="float">
            <text:p>-26.5</text:p>
          </table:table-cell>
          <table:table-cell table:formula="of:=ABS(0.03 * [.C22])" office:value-type="float" office:value="0.795" calcext:value-type="float">
            <text:p>0.7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77" calcext:value-type="float">
            <text:p>-0.177</text:p>
          </table:table-cell>
          <table:table-cell office:value-type="float" office:value="0.001" calcext:value-type="float">
            <text:p>0.001</text:p>
          </table:table-cell>
          <table:table-cell office:value-type="float" office:value="-50.5" calcext:value-type="float">
            <text:p>-50.5</text:p>
          </table:table-cell>
          <table:table-cell table:formula="of:=ABS(0.03 * [.C23])" office:value-type="float" office:value="1.515" calcext:value-type="float">
            <text:p>1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145" calcext:value-type="float">
            <text:p>-0.2145</text:p>
          </table:table-cell>
          <table:table-cell office:value-type="float" office:value="0.001" calcext:value-type="float">
            <text:p>0.001</text:p>
          </table:table-cell>
          <table:table-cell office:value-type="float" office:value="-67.5" calcext:value-type="float">
            <text:p>-67.5</text:p>
          </table:table-cell>
          <table:table-cell table:formula="of:=ABS(0.03 * [.C24])" office:value-type="float" office:value="2.025" calcext:value-type="float">
            <text:p>2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64" calcext:value-type="float">
            <text:p>-0.264</text:p>
          </table:table-cell>
          <table:table-cell office:value-type="float" office:value="0.001" calcext:value-type="float">
            <text:p>0.001</text:p>
          </table:table-cell>
          <table:table-cell office:value-type="float" office:value="-88.5" calcext:value-type="float">
            <text:p>-88.5</text:p>
          </table:table-cell>
          <table:table-cell table:formula="of:=ABS(0.03 * [.C25])" office:value-type="float" office:value="2.655" calcext:value-type="float">
            <text:p>2.6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985" calcext:value-type="float">
            <text:p>-0.2985</text:p>
          </table:table-cell>
          <table:table-cell office:value-type="float" office:value="0.001" calcext:value-type="float">
            <text:p>0.001</text:p>
          </table:table-cell>
          <table:table-cell office:value-type="float" office:value="-105.5" calcext:value-type="float">
            <text:p>-105.5</text:p>
          </table:table-cell>
          <table:table-cell table:formula="of:=ABS(0.03 * [.C26])" office:value-type="float" office:value="3.165" calcext:value-type="float">
            <text:p>3.1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21" calcext:value-type="float">
            <text:p>-0.321</text:p>
          </table:table-cell>
          <table:table-cell office:value-type="float" office:value="0.001" calcext:value-type="float">
            <text:p>0.001</text:p>
          </table:table-cell>
          <table:table-cell office:value-type="float" office:value="-118.5" calcext:value-type="float">
            <text:p>-118.5</text:p>
          </table:table-cell>
          <table:table-cell table:formula="of:=ABS(0.03 * [.C27])" office:value-type="float" office:value="3.555" calcext:value-type="float">
            <text:p>3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495" calcext:value-type="float">
            <text:p>-0.3495</text:p>
          </table:table-cell>
          <table:table-cell office:value-type="float" office:value="0.001" calcext:value-type="float">
            <text:p>0.001</text:p>
          </table:table-cell>
          <table:table-cell office:value-type="float" office:value="-131" calcext:value-type="float">
            <text:p>-131</text:p>
          </table:table-cell>
          <table:table-cell table:formula="of:=ABS(0.03 * [.C28])" office:value-type="float" office:value="3.93" calcext:value-type="float">
            <text:p>3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001" calcext:value-type="float">
            <text:p>0.001</text:p>
          </table:table-cell>
          <table:table-cell office:value-type="float" office:value="-143.5" calcext:value-type="float">
            <text:p>-143.5</text:p>
          </table:table-cell>
          <table:table-cell table:formula="of:=ABS(0.03 * [.C29])" office:value-type="float" office:value="4.305" calcext:value-type="float">
            <text:p>4.3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005" calcext:value-type="float">
            <text:p>-0.4005</text:p>
          </table:table-cell>
          <table:table-cell office:value-type="float" office:value="0.001" calcext:value-type="float">
            <text:p>0.001</text:p>
          </table:table-cell>
          <table:table-cell office:value-type="float" office:value="-155" calcext:value-type="float">
            <text:p>-155</text:p>
          </table:table-cell>
          <table:table-cell table:formula="of:=ABS(0.03 * [.C30])" office:value-type="float" office:value="4.65" calcext:value-type="float">
            <text:p>4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35" calcext:value-type="float">
            <text:p>-0.435</text:p>
          </table:table-cell>
          <table:table-cell office:value-type="float" office:value="0.001" calcext:value-type="float">
            <text:p>0.001</text:p>
          </table:table-cell>
          <table:table-cell office:value-type="float" office:value="-170.5" calcext:value-type="float">
            <text:p>-170.5</text:p>
          </table:table-cell>
          <table:table-cell table:formula="of:=ABS(0.03 * [.C31])" office:value-type="float" office:value="5.115" calcext:value-type="float">
            <text:p>5.1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965" calcext:value-type="float">
            <text:p>-0.4965</text:p>
          </table:table-cell>
          <table:table-cell office:value-type="float" office:value="0.001" calcext:value-type="float">
            <text:p>0.001</text:p>
          </table:table-cell>
          <table:table-cell office:value-type="float" office:value="-196" calcext:value-type="float">
            <text:p>-196</text:p>
          </table:table-cell>
          <table:table-cell table:formula="of:=ABS(0.03 * [.C32])" office:value-type="float" office:value="5.88" calcext:value-type="float">
            <text:p>5.8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385" calcext:value-type="float">
            <text:p>-0.5385</text:p>
          </table:table-cell>
          <table:table-cell office:value-type="float" office:value="0.001" calcext:value-type="float">
            <text:p>0.001</text:p>
          </table:table-cell>
          <table:table-cell office:value-type="float" office:value="-218.5" calcext:value-type="float">
            <text:p>-218.5</text:p>
          </table:table-cell>
          <table:table-cell table:formula="of:=ABS(0.03 * [.C33])" office:value-type="float" office:value="6.555" calcext:value-type="float">
            <text:p>6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685" calcext:value-type="float">
            <text:p>-0.5685</text:p>
          </table:table-cell>
          <table:table-cell office:value-type="float" office:value="0.001" calcext:value-type="float">
            <text:p>0.001</text:p>
          </table:table-cell>
          <table:table-cell office:value-type="float" office:value="-234" calcext:value-type="float">
            <text:p>-234</text:p>
          </table:table-cell>
          <table:table-cell table:formula="of:=ABS(0.03 * [.C34])" office:value-type="float" office:value="7.02" calcext:value-type="float">
            <text:p>7.0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03" calcext:value-type="float">
            <text:p>-0.603</text:p>
          </table:table-cell>
          <table:table-cell office:value-type="float" office:value="0.001" calcext:value-type="float">
            <text:p>0.001</text:p>
          </table:table-cell>
          <table:table-cell office:value-type="float" office:value="-249.5" calcext:value-type="float">
            <text:p>-249.5</text:p>
          </table:table-cell>
          <table:table-cell table:formula="of:=ABS(0.03 * [.C35])" office:value-type="float" office:value="7.485" calcext:value-type="float">
            <text:p>7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435" calcext:value-type="float">
            <text:p>-0.6435</text:p>
          </table:table-cell>
          <table:table-cell office:value-type="float" office:value="0.001" calcext:value-type="float">
            <text:p>0.001</text:p>
          </table:table-cell>
          <table:table-cell office:value-type="float" office:value="-267.5" calcext:value-type="float">
            <text:p>-267.5</text:p>
          </table:table-cell>
          <table:table-cell table:formula="of:=ABS(0.03 * [.C36])" office:value-type="float" office:value="8.025" calcext:value-type="float">
            <text:p>8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975" calcext:value-type="float">
            <text:p>-0.6975</text:p>
          </table:table-cell>
          <table:table-cell office:value-type="float" office:value="0.001" calcext:value-type="float">
            <text:p>0.001</text:p>
          </table:table-cell>
          <table:table-cell office:value-type="float" office:value="-288.5" calcext:value-type="float">
            <text:p>-288.5</text:p>
          </table:table-cell>
          <table:table-cell table:formula="of:=ABS(0.03 * [.C37])" office:value-type="float" office:value="8.655" calcext:value-type="float">
            <text:p>8.6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185" calcext:value-type="float">
            <text:p>-0.7185</text:p>
          </table:table-cell>
          <table:table-cell office:value-type="float" office:value="0.001" calcext:value-type="float">
            <text:p>0.001</text:p>
          </table:table-cell>
          <table:table-cell office:value-type="float" office:value="-301.5" calcext:value-type="float">
            <text:p>-301.5</text:p>
          </table:table-cell>
          <table:table-cell table:formula="of:=ABS(0.03 * [.C38])" office:value-type="float" office:value="9.045" calcext:value-type="float">
            <text:p>9.0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395" calcext:value-type="float">
            <text:p>-0.7395</text:p>
          </table:table-cell>
          <table:table-cell office:value-type="float" office:value="0.001" calcext:value-type="float">
            <text:p>0.001</text:p>
          </table:table-cell>
          <table:table-cell office:value-type="float" office:value="-312" calcext:value-type="float">
            <text:p>-312</text:p>
          </table:table-cell>
          <table:table-cell table:formula="of:=ABS(0.03 * [.C39])" office:value-type="float" office:value="9.36" calcext:value-type="float">
            <text:p>9.3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59" calcext:value-type="float">
            <text:p>-0.759</text:p>
          </table:table-cell>
          <table:table-cell office:value-type="float" office:value="0.001" calcext:value-type="float">
            <text:p>0.001</text:p>
          </table:table-cell>
          <table:table-cell office:value-type="float" office:value="-321.5" calcext:value-type="float">
            <text:p>-321.5</text:p>
          </table:table-cell>
          <table:table-cell table:formula="of:=ABS(0.03 * [.C40])" office:value-type="float" office:value="9.645" calcext:value-type="float">
            <text:p>9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995" calcext:value-type="float">
            <text:p>-0.7995</text:p>
          </table:table-cell>
          <table:table-cell office:value-type="float" office:value="0.001" calcext:value-type="float">
            <text:p>0.001</text:p>
          </table:table-cell>
          <table:table-cell office:value-type="float" office:value="-334.5" calcext:value-type="float">
            <text:p>-334.5</text:p>
          </table:table-cell>
          <table:table-cell table:formula="of:=ABS(0.03 * [.C41])" office:value-type="float" office:value="10.035" calcext:value-type="float">
            <text:p>10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37" calcext:value-type="float">
            <text:p>-0.837</text:p>
          </table:table-cell>
          <table:table-cell office:value-type="float" office:value="0.001" calcext:value-type="float">
            <text:p>0.001</text:p>
          </table:table-cell>
          <table:table-cell office:value-type="float" office:value="-350.5" calcext:value-type="float">
            <text:p>-350.5</text:p>
          </table:table-cell>
          <table:table-cell table:formula="of:=ABS(0.03 * [.C42])" office:value-type="float" office:value="10.515" calcext:value-type="float">
            <text:p>10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52" calcext:value-type="float">
            <text:p>-0.852</text:p>
          </table:table-cell>
          <table:table-cell office:value-type="float" office:value="0.001" calcext:value-type="float">
            <text:p>0.001</text:p>
          </table:table-cell>
          <table:table-cell office:value-type="float" office:value="-358" calcext:value-type="float">
            <text:p>-358</text:p>
          </table:table-cell>
          <table:table-cell table:formula="of:=ABS(0.03 * [.C43])" office:value-type="float" office:value="10.74" calcext:value-type="float">
            <text:p>10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85" calcext:value-type="float">
            <text:p>-0.885</text:p>
          </table:table-cell>
          <table:table-cell office:value-type="float" office:value="0.001" calcext:value-type="float">
            <text:p>0.001</text:p>
          </table:table-cell>
          <table:table-cell office:value-type="float" office:value="-369.5" calcext:value-type="float">
            <text:p>-369.5</text:p>
          </table:table-cell>
          <table:table-cell table:formula="of:=ABS(0.03 * [.C44])" office:value-type="float" office:value="11.085" calcext:value-type="float">
            <text:p>11.0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045" calcext:value-type="float">
            <text:p>-0.9045</text:p>
          </table:table-cell>
          <table:table-cell office:value-type="float" office:value="0.001" calcext:value-type="float">
            <text:p>0.001</text:p>
          </table:table-cell>
          <table:table-cell office:value-type="float" office:value="-379.5" calcext:value-type="float">
            <text:p>-379.5</text:p>
          </table:table-cell>
          <table:table-cell table:formula="of:=ABS(0.03 * [.C45])" office:value-type="float" office:value="11.385" calcext:value-type="float">
            <text:p>11.3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195" calcext:value-type="float">
            <text:p>-0.9195</text:p>
          </table:table-cell>
          <table:table-cell office:value-type="float" office:value="0.001" calcext:value-type="float">
            <text:p>0.001</text:p>
          </table:table-cell>
          <table:table-cell office:value-type="float" office:value="-386.5" calcext:value-type="float">
            <text:p>-386.5</text:p>
          </table:table-cell>
          <table:table-cell table:formula="of:=ABS(0.03 * [.C46])" office:value-type="float" office:value="11.595" calcext:value-type="float">
            <text:p>11.5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345" calcext:value-type="float">
            <text:p>-0.9345</text:p>
          </table:table-cell>
          <table:table-cell office:value-type="float" office:value="0.001" calcext:value-type="float">
            <text:p>0.001</text:p>
          </table:table-cell>
          <table:table-cell office:value-type="float" office:value="-392" calcext:value-type="float">
            <text:p>-392</text:p>
          </table:table-cell>
          <table:table-cell table:formula="of:=ABS(0.03 * [.C47])" office:value-type="float" office:value="11.76" calcext:value-type="float">
            <text:p>11.7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645" calcext:value-type="float">
            <text:p>-0.9645</text:p>
          </table:table-cell>
          <table:table-cell office:value-type="float" office:value="0.001" calcext:value-type="float">
            <text:p>0.001</text:p>
          </table:table-cell>
          <table:table-cell office:value-type="float" office:value="-401.5" calcext:value-type="float">
            <text:p>-401.5</text:p>
          </table:table-cell>
          <table:table-cell table:formula="of:=ABS(0.03 * [.C48])" office:value-type="float" office:value="12.045" calcext:value-type="float">
            <text:p>12.0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885" calcext:value-type="float">
            <text:p>-0.9885</text:p>
          </table:table-cell>
          <table:table-cell office:value-type="float" office:value="0.001" calcext:value-type="float">
            <text:p>0.001</text:p>
          </table:table-cell>
          <table:table-cell office:value-type="float" office:value="-411.5" calcext:value-type="float">
            <text:p>-411.5</text:p>
          </table:table-cell>
          <table:table-cell table:formula="of:=ABS(0.03 * [.C49])" office:value-type="float" office:value="12.345" calcext:value-type="float">
            <text:p>12.3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26" calcext:value-type="float">
            <text:p>-1.026</text:p>
          </table:table-cell>
          <table:table-cell office:value-type="float" office:value="0.001" calcext:value-type="float">
            <text:p>0.001</text:p>
          </table:table-cell>
          <table:table-cell office:value-type="float" office:value="-424.5" calcext:value-type="float">
            <text:p>-424.5</text:p>
          </table:table-cell>
          <table:table-cell table:formula="of:=ABS(0.03 * [.C50])" office:value-type="float" office:value="12.735" calcext:value-type="float">
            <text:p>12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635" calcext:value-type="float">
            <text:p>-1.0635</text:p>
          </table:table-cell>
          <table:table-cell office:value-type="float" office:value="0.001" calcext:value-type="float">
            <text:p>0.001</text:p>
          </table:table-cell>
          <table:table-cell office:value-type="float" office:value="-438.5" calcext:value-type="float">
            <text:p>-438.5</text:p>
          </table:table-cell>
          <table:table-cell table:formula="of:=ABS(0.03 * [.C51])" office:value-type="float" office:value="13.155" calcext:value-type="float">
            <text:p>13.1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875" calcext:value-type="float">
            <text:p>-1.0875</text:p>
          </table:table-cell>
          <table:table-cell office:value-type="float" office:value="0.001" calcext:value-type="float">
            <text:p>0.001</text:p>
          </table:table-cell>
          <table:table-cell office:value-type="float" office:value="-448" calcext:value-type="float">
            <text:p>-448</text:p>
          </table:table-cell>
          <table:table-cell table:formula="of:=ABS(0.03 * [.C52])" office:value-type="float" office:value="13.44" calcext:value-type="float">
            <text:p>13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01" calcext:value-type="float">
            <text:p>-1.101</text:p>
          </table:table-cell>
          <table:table-cell office:value-type="float" office:value="0.001" calcext:value-type="float">
            <text:p>0.001</text:p>
          </table:table-cell>
          <table:table-cell office:value-type="float" office:value="-454.5" calcext:value-type="float">
            <text:p>-454.5</text:p>
          </table:table-cell>
          <table:table-cell table:formula="of:=ABS(0.03 * [.C53])" office:value-type="float" office:value="13.635" calcext:value-type="float">
            <text:p>13.6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1" calcext:value-type="float">
            <text:p>-1.11</text:p>
          </table:table-cell>
          <table:table-cell office:value-type="float" office:value="0.001" calcext:value-type="float">
            <text:p>0.001</text:p>
          </table:table-cell>
          <table:table-cell office:value-type="float" office:value="-459" calcext:value-type="float">
            <text:p>-459</text:p>
          </table:table-cell>
          <table:table-cell table:formula="of:=ABS(0.03 * [.C54])" office:value-type="float" office:value="13.77" calcext:value-type="float">
            <text:p>13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16" calcext:value-type="float">
            <text:p>-1.116</text:p>
          </table:table-cell>
          <table:table-cell office:value-type="float" office:value="0.001" calcext:value-type="float">
            <text:p>0.001</text:p>
          </table:table-cell>
          <table:table-cell office:value-type="float" office:value="-461.5" calcext:value-type="float">
            <text:p>-461.5</text:p>
          </table:table-cell>
          <table:table-cell table:formula="of:=ABS(0.03 * [.C55])" office:value-type="float" office:value="13.845" calcext:value-type="float">
            <text:p>13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05" calcext:value-type="float">
            <text:p>-1.1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3.5" calcext:value-type="float">
            <text:p>-463.5</text:p>
          </table:table-cell>
          <table:table-cell table:formula="of:=ABS(0.03 * [.C56])" office:value-type="float" office:value="13.905" calcext:value-type="float">
            <text:p>13.9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19" calcext:value-type="float">
            <text:p>-1.119</text:p>
          </table:table-cell>
          <table:table-cell office:value-type="float" office:value="0.001" calcext:value-type="float">
            <text:p>0.001</text:p>
          </table:table-cell>
          <table:table-cell office:value-type="float" office:value="-464.5" calcext:value-type="float">
            <text:p>-464.5</text:p>
          </table:table-cell>
          <table:table-cell table:formula="of:=ABS(0.03 * [.C57])" office:value-type="float" office:value="13.935" calcext:value-type="float">
            <text:p>13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35" calcext:value-type="float">
            <text:p>-1.123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5.5" calcext:value-type="float">
            <text:p>-465.5</text:p>
          </table:table-cell>
          <table:table-cell table:formula="of:=ABS(0.03 * [.C58])" office:value-type="float" office:value="13.965" calcext:value-type="float">
            <text:p>13.9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35" calcext:value-type="float">
            <text:p>-1.123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6" calcext:value-type="float">
            <text:p>-466</text:p>
          </table:table-cell>
          <table:table-cell table:formula="of:=ABS(0.03 * [.C59])" office:value-type="float" office:value="13.98" calcext:value-type="float">
            <text:p>13.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5" calcext:value-type="float">
            <text:p>-1.12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6.5" calcext:value-type="float">
            <text:p>-466.5</text:p>
          </table:table-cell>
          <table:table-cell table:formula="of:=ABS(0.03 * [.C60])" office:value-type="float" office:value="13.995" calcext:value-type="float">
            <text:p>13.9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5" calcext:value-type="float">
            <text:p>-1.12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6.5" calcext:value-type="float">
            <text:p>-466.5</text:p>
          </table:table-cell>
          <table:table-cell table:formula="of:=ABS(0.03 * [.C61])" office:value-type="float" office:value="13.995" calcext:value-type="float">
            <text:p>13.9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62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63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64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65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66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67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8" calcext:value-type="float">
            <text:p>-1.128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68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69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8" calcext:value-type="float">
            <text:p>-1.128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70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71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8" calcext:value-type="float">
            <text:p>-1.128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72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73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8" calcext:value-type="float">
            <text:p>-1.128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.5" calcext:value-type="float">
            <text:p>-467.5</text:p>
          </table:table-cell>
          <table:table-cell table:formula="of:=ABS(0.03 * [.C74])" office:value-type="float" office:value="14.025" calcext:value-type="float">
            <text:p>14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8" calcext:value-type="float">
            <text:p>-1.128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.5" calcext:value-type="float">
            <text:p>-467.5</text:p>
          </table:table-cell>
          <table:table-cell table:formula="of:=ABS(0.03 * [.C75])" office:value-type="float" office:value="14.025" calcext:value-type="float">
            <text:p>14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76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.5" calcext:value-type="float">
            <text:p>-467.5</text:p>
          </table:table-cell>
          <table:table-cell table:formula="of:=ABS(0.03 * [.C77])" office:value-type="float" office:value="14.025" calcext:value-type="float">
            <text:p>14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8" calcext:value-type="float">
            <text:p>-1.128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78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.5" calcext:value-type="float">
            <text:p>-467.5</text:p>
          </table:table-cell>
          <table:table-cell table:formula="of:=ABS(0.03 * [.C79])" office:value-type="float" office:value="14.025" calcext:value-type="float">
            <text:p>14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80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8" calcext:value-type="float">
            <text:p>-1.128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81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.5" calcext:value-type="float">
            <text:p>-467.5</text:p>
          </table:table-cell>
          <table:table-cell table:formula="of:=ABS(0.03 * [.C82])" office:value-type="float" office:value="14.025" calcext:value-type="float">
            <text:p>14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83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84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8" calcext:value-type="float">
            <text:p>-1.128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85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8" calcext:value-type="float">
            <text:p>-1.128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.5" calcext:value-type="float">
            <text:p>-467.5</text:p>
          </table:table-cell>
          <table:table-cell table:formula="of:=ABS(0.03 * [.C86])" office:value-type="float" office:value="14.025" calcext:value-type="float">
            <text:p>14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8" calcext:value-type="float">
            <text:p>-1.128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.5" calcext:value-type="float">
            <text:p>-467.5</text:p>
          </table:table-cell>
          <table:table-cell table:formula="of:=ABS(0.03 * [.C87])" office:value-type="float" office:value="14.025" calcext:value-type="float">
            <text:p>14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.5" calcext:value-type="float">
            <text:p>-467.5</text:p>
          </table:table-cell>
          <table:table-cell table:formula="of:=ABS(0.03 * [.C88])" office:value-type="float" office:value="14.025" calcext:value-type="float">
            <text:p>14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.5" calcext:value-type="float">
            <text:p>-467.5</text:p>
          </table:table-cell>
          <table:table-cell table:formula="of:=ABS(0.03 * [.C89])" office:value-type="float" office:value="14.025" calcext:value-type="float">
            <text:p>14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.5" calcext:value-type="float">
            <text:p>-467.5</text:p>
          </table:table-cell>
          <table:table-cell table:formula="of:=ABS(0.03 * [.C90])" office:value-type="float" office:value="14.025" calcext:value-type="float">
            <text:p>14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91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92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325" calcext:value-type="float">
            <text:p>-1.132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.5" calcext:value-type="float">
            <text:p>-467.5</text:p>
          </table:table-cell>
          <table:table-cell table:formula="of:=ABS(0.03 * [.C93])" office:value-type="float" office:value="14.025" calcext:value-type="float">
            <text:p>14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46" calcext:value-type="float">
            <text:p>-1.146</text:p>
          </table:table-cell>
          <table:table-cell office:value-type="float" office:value="0.001" calcext:value-type="float">
            <text:p>0.001</text:p>
          </table:table-cell>
          <table:table-cell office:value-type="float" office:value="-472" calcext:value-type="float">
            <text:p>-472</text:p>
          </table:table-cell>
          <table:table-cell table:formula="of:=ABS(0.03 * [.C94])" office:value-type="float" office:value="14.16" calcext:value-type="float">
            <text:p>14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805" calcext:value-type="float">
            <text:p>-1.1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81" calcext:value-type="float">
            <text:p>-481</text:p>
          </table:table-cell>
          <table:table-cell table:formula="of:=ABS(0.03 * [.C95])" office:value-type="float" office:value="14.43" calcext:value-type="float">
            <text:p>14.4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21" calcext:value-type="float">
            <text:p>-1.221</text:p>
          </table:table-cell>
          <table:table-cell office:value-type="float" office:value="0.001" calcext:value-type="float">
            <text:p>0.001</text:p>
          </table:table-cell>
          <table:table-cell office:value-type="float" office:value="-494" calcext:value-type="float">
            <text:p>-494</text:p>
          </table:table-cell>
          <table:table-cell table:formula="of:=ABS(0.03 * [.C96])" office:value-type="float" office:value="14.82" calcext:value-type="float">
            <text:p>14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54" calcext:value-type="float">
            <text:p>-1.254</text:p>
          </table:table-cell>
          <table:table-cell office:value-type="float" office:value="0.001" calcext:value-type="float">
            <text:p>0.001</text:p>
          </table:table-cell>
          <table:table-cell office:value-type="float" office:value="-506" calcext:value-type="float">
            <text:p>-506</text:p>
          </table:table-cell>
          <table:table-cell table:formula="of:=ABS(0.03 * [.C97])" office:value-type="float" office:value="15.18" calcext:value-type="float">
            <text:p>15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825" calcext:value-type="float">
            <text:p>-1.2825</text:p>
          </table:table-cell>
          <table:table-cell office:value-type="float" office:value="0.001" calcext:value-type="float">
            <text:p>0.001</text:p>
          </table:table-cell>
          <table:table-cell office:value-type="float" office:value="-516" calcext:value-type="float">
            <text:p>-516</text:p>
          </table:table-cell>
          <table:table-cell table:formula="of:=ABS(0.03 * [.C98])" office:value-type="float" office:value="15.48" calcext:value-type="float">
            <text:p>15.4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02" calcext:value-type="float">
            <text:p>-1.302</text:p>
          </table:table-cell>
          <table:table-cell office:value-type="float" office:value="0.001" calcext:value-type="float">
            <text:p>0.001</text:p>
          </table:table-cell>
          <table:table-cell office:value-type="float" office:value="-524" calcext:value-type="float">
            <text:p>-524</text:p>
          </table:table-cell>
          <table:table-cell table:formula="of:=ABS(0.03 * [.C99])" office:value-type="float" office:value="15.72" calcext:value-type="float">
            <text:p>15.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26" calcext:value-type="float">
            <text:p>-1.326</text:p>
          </table:table-cell>
          <table:table-cell office:value-type="float" office:value="0.001" calcext:value-type="float">
            <text:p>0.001</text:p>
          </table:table-cell>
          <table:table-cell office:value-type="float" office:value="-532" calcext:value-type="float">
            <text:p>-532</text:p>
          </table:table-cell>
          <table:table-cell table:formula="of:=ABS(0.03 * [.C100])" office:value-type="float" office:value="15.96" calcext:value-type="float">
            <text:p>15.9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001" calcext:value-type="float">
            <text:p>0.001</text:p>
          </table:table-cell>
          <table:table-cell office:value-type="float" office:value="-539.5" calcext:value-type="float">
            <text:p>-539.5</text:p>
          </table:table-cell>
          <table:table-cell table:formula="of:=ABS(0.03 * [.C101])" office:value-type="float" office:value="16.185" calcext:value-type="float">
            <text:p>16.1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785" calcext:value-type="float">
            <text:p>-1.3785</text:p>
          </table:table-cell>
          <table:table-cell office:value-type="float" office:value="0.001" calcext:value-type="float">
            <text:p>0.001</text:p>
          </table:table-cell>
          <table:table-cell office:value-type="float" office:value="-548.5" calcext:value-type="float">
            <text:p>-548.5</text:p>
          </table:table-cell>
          <table:table-cell table:formula="of:=ABS(0.03 * [.C102])" office:value-type="float" office:value="16.455" calcext:value-type="float">
            <text:p>16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025" calcext:value-type="float">
            <text:p>-1.4025</text:p>
          </table:table-cell>
          <table:table-cell office:value-type="float" office:value="0.001" calcext:value-type="float">
            <text:p>0.001</text:p>
          </table:table-cell>
          <table:table-cell office:value-type="float" office:value="-557" calcext:value-type="float">
            <text:p>-557</text:p>
          </table:table-cell>
          <table:table-cell table:formula="of:=ABS(0.03 * [.C103])" office:value-type="float" office:value="16.71" calcext:value-type="float">
            <text:p>16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19" calcext:value-type="float">
            <text:p>-1.419</text:p>
          </table:table-cell>
          <table:table-cell office:value-type="float" office:value="0.001" calcext:value-type="float">
            <text:p>0.001</text:p>
          </table:table-cell>
          <table:table-cell office:value-type="float" office:value="-563.5" calcext:value-type="float">
            <text:p>-563.5</text:p>
          </table:table-cell>
          <table:table-cell table:formula="of:=ABS(0.03 * [.C104])" office:value-type="float" office:value="16.905" calcext:value-type="float">
            <text:p>16.9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295" calcext:value-type="float">
            <text:p>-1.4295</text:p>
          </table:table-cell>
          <table:table-cell office:value-type="float" office:value="0.001" calcext:value-type="float">
            <text:p>0.001</text:p>
          </table:table-cell>
          <table:table-cell office:value-type="float" office:value="-568" calcext:value-type="float">
            <text:p>-568</text:p>
          </table:table-cell>
          <table:table-cell table:formula="of:=ABS(0.03 * [.C105])" office:value-type="float" office:value="17.04" calcext:value-type="float">
            <text:p>17.0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385" calcext:value-type="float">
            <text:p>-1.4385</text:p>
          </table:table-cell>
          <table:table-cell office:value-type="float" office:value="0.001" calcext:value-type="float">
            <text:p>0.001</text:p>
          </table:table-cell>
          <table:table-cell office:value-type="float" office:value="-571" calcext:value-type="float">
            <text:p>-571</text:p>
          </table:table-cell>
          <table:table-cell table:formula="of:=ABS(0.03 * [.C106])" office:value-type="float" office:value="17.13" calcext:value-type="float">
            <text:p>17.1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43" calcext:value-type="float">
            <text:p>-1.443</text:p>
          </table:table-cell>
          <table:table-cell office:value-type="float" office:value="0.001" calcext:value-type="float">
            <text:p>0.001</text:p>
          </table:table-cell>
          <table:table-cell office:value-type="float" office:value="-573.5" calcext:value-type="float">
            <text:p>-573.5</text:p>
          </table:table-cell>
          <table:table-cell table:formula="of:=ABS(0.03 * [.C107])" office:value-type="float" office:value="17.205" calcext:value-type="float">
            <text:p>17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46" calcext:value-type="float">
            <text:p>-1.446</text:p>
          </table:table-cell>
          <table:table-cell office:value-type="float" office:value="0.001" calcext:value-type="float">
            <text:p>0.001</text:p>
          </table:table-cell>
          <table:table-cell office:value-type="float" office:value="-575" calcext:value-type="float">
            <text:p>-575</text:p>
          </table:table-cell>
          <table:table-cell table:formula="of:=ABS(0.03 * [.C108])" office:value-type="float" office:value="17.25" calcext:value-type="float">
            <text:p>17.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565" calcext:value-type="float">
            <text:p>-1.4565</text:p>
          </table:table-cell>
          <table:table-cell office:value-type="float" office:value="0.001" calcext:value-type="float">
            <text:p>0.001</text:p>
          </table:table-cell>
          <table:table-cell office:value-type="float" office:value="-577.5" calcext:value-type="float">
            <text:p>-577.5</text:p>
          </table:table-cell>
          <table:table-cell table:formula="of:=ABS(0.03 * [.C109])" office:value-type="float" office:value="17.325" calcext:value-type="float">
            <text:p>17.3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655" calcext:value-type="float">
            <text:p>-1.4655</text:p>
          </table:table-cell>
          <table:table-cell office:value-type="float" office:value="0.001" calcext:value-type="float">
            <text:p>0.001</text:p>
          </table:table-cell>
          <table:table-cell office:value-type="float" office:value="-580" calcext:value-type="float">
            <text:p>-580</text:p>
          </table:table-cell>
          <table:table-cell table:formula="of:=ABS(0.03 * [.C110])" office:value-type="float" office:value="17.4" calcext:value-type="float">
            <text:p>17.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76" calcext:value-type="float">
            <text:p>-1.476</text:p>
          </table:table-cell>
          <table:table-cell office:value-type="float" office:value="0.001" calcext:value-type="float">
            <text:p>0.001</text:p>
          </table:table-cell>
          <table:table-cell office:value-type="float" office:value="-583.5" calcext:value-type="float">
            <text:p>-583.5</text:p>
          </table:table-cell>
          <table:table-cell table:formula="of:=ABS(0.03 * [.C111])" office:value-type="float" office:value="17.505" calcext:value-type="float">
            <text:p>17.5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895" calcext:value-type="float">
            <text:p>-1.4895</text:p>
          </table:table-cell>
          <table:table-cell office:value-type="float" office:value="0.001" calcext:value-type="float">
            <text:p>0.001</text:p>
          </table:table-cell>
          <table:table-cell office:value-type="float" office:value="-587.5" calcext:value-type="float">
            <text:p>-587.5</text:p>
          </table:table-cell>
          <table:table-cell table:formula="of:=ABS(0.03 * [.C112])" office:value-type="float" office:value="17.625" calcext:value-type="float">
            <text:p>17.6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001" calcext:value-type="float">
            <text:p>0.001</text:p>
          </table:table-cell>
          <table:table-cell office:value-type="float" office:value="-591" calcext:value-type="float">
            <text:p>-591</text:p>
          </table:table-cell>
          <table:table-cell table:formula="of:=ABS(0.03 * [.C113])" office:value-type="float" office:value="17.73" calcext:value-type="float">
            <text:p>17.7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075" calcext:value-type="float">
            <text:p>-1.5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594" calcext:value-type="float">
            <text:p>-594</text:p>
          </table:table-cell>
          <table:table-cell table:formula="of:=ABS(0.03 * [.C114])" office:value-type="float" office:value="17.82" calcext:value-type="float">
            <text:p>17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27" calcext:value-type="float">
            <text:p>-1.527</text:p>
          </table:table-cell>
          <table:table-cell office:value-type="float" office:value="0.001" calcext:value-type="float">
            <text:p>0.001</text:p>
          </table:table-cell>
          <table:table-cell office:value-type="float" office:value="-598.5" calcext:value-type="float">
            <text:p>-598.5</text:p>
          </table:table-cell>
          <table:table-cell table:formula="of:=ABS(0.03 * [.C115])" office:value-type="float" office:value="17.955" calcext:value-type="float">
            <text:p>17.9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39" calcext:value-type="float">
            <text:p>-1.539</text:p>
          </table:table-cell>
          <table:table-cell office:value-type="float" office:value="0.001" calcext:value-type="float">
            <text:p>0.001</text:p>
          </table:table-cell>
          <table:table-cell office:value-type="float" office:value="-602.5" calcext:value-type="float">
            <text:p>-602.5</text:p>
          </table:table-cell>
          <table:table-cell table:formula="of:=ABS(0.03 * [.C116])" office:value-type="float" office:value="18.075" calcext:value-type="float">
            <text:p>18.0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51" calcext:value-type="float">
            <text:p>-1.551</text:p>
          </table:table-cell>
          <table:table-cell office:value-type="float" office:value="0.001" calcext:value-type="float">
            <text:p>0.001</text:p>
          </table:table-cell>
          <table:table-cell office:value-type="float" office:value="-606.5" calcext:value-type="float">
            <text:p>-606.5</text:p>
          </table:table-cell>
          <table:table-cell table:formula="of:=ABS(0.03 * [.C117])" office:value-type="float" office:value="18.195" calcext:value-type="float">
            <text:p>18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57" calcext:value-type="float">
            <text:p>-1.557</text:p>
          </table:table-cell>
          <table:table-cell office:value-type="float" office:value="0.001" calcext:value-type="float">
            <text:p>0.001</text:p>
          </table:table-cell>
          <table:table-cell office:value-type="float" office:value="-610" calcext:value-type="float">
            <text:p>-610</text:p>
          </table:table-cell>
          <table:table-cell table:formula="of:=ABS(0.03 * [.C118])" office:value-type="float" office:value="18.3" calcext:value-type="float">
            <text:p>18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675" calcext:value-type="float">
            <text:p>-1.5675</text:p>
          </table:table-cell>
          <table:table-cell office:value-type="float" office:value="0.001" calcext:value-type="float">
            <text:p>0.001</text:p>
          </table:table-cell>
          <table:table-cell office:value-type="float" office:value="-612.5" calcext:value-type="float">
            <text:p>-612.5</text:p>
          </table:table-cell>
          <table:table-cell table:formula="of:=ABS(0.03 * [.C119])" office:value-type="float" office:value="18.375" calcext:value-type="float">
            <text:p>18.3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765" calcext:value-type="float">
            <text:p>-1.5765</text:p>
          </table:table-cell>
          <table:table-cell office:value-type="float" office:value="0.001" calcext:value-type="float">
            <text:p>0.001</text:p>
          </table:table-cell>
          <table:table-cell office:value-type="float" office:value="-615.5" calcext:value-type="float">
            <text:p>-615.5</text:p>
          </table:table-cell>
          <table:table-cell table:formula="of:=ABS(0.03 * [.C120])" office:value-type="float" office:value="18.465" calcext:value-type="float">
            <text:p>18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855" calcext:value-type="float">
            <text:p>-1.5855</text:p>
          </table:table-cell>
          <table:table-cell office:value-type="float" office:value="0.001" calcext:value-type="float">
            <text:p>0.001</text:p>
          </table:table-cell>
          <table:table-cell office:value-type="float" office:value="-618" calcext:value-type="float">
            <text:p>-618</text:p>
          </table:table-cell>
          <table:table-cell table:formula="of:=ABS(0.03 * [.C121])" office:value-type="float" office:value="18.54" calcext:value-type="float">
            <text:p>18.5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96" calcext:value-type="float">
            <text:p>-1.596</text:p>
          </table:table-cell>
          <table:table-cell office:value-type="float" office:value="0.001" calcext:value-type="float">
            <text:p>0.001</text:p>
          </table:table-cell>
          <table:table-cell office:value-type="float" office:value="-621" calcext:value-type="float">
            <text:p>-621</text:p>
          </table:table-cell>
          <table:table-cell table:formula="of:=ABS(0.03 * [.C122])" office:value-type="float" office:value="18.63" calcext:value-type="float">
            <text:p>18.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035" calcext:value-type="float">
            <text:p>-1.603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4" calcext:value-type="float">
            <text:p>-624</text:p>
          </table:table-cell>
          <table:table-cell table:formula="of:=ABS(0.03 * [.C123])" office:value-type="float" office:value="18.72" calcext:value-type="float">
            <text:p>18.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11" calcext:value-type="float">
            <text:p>-1.611</text:p>
          </table:table-cell>
          <table:table-cell office:value-type="float" office:value="0.001" calcext:value-type="float">
            <text:p>0.001</text:p>
          </table:table-cell>
          <table:table-cell office:value-type="float" office:value="-626" calcext:value-type="float">
            <text:p>-626</text:p>
          </table:table-cell>
          <table:table-cell table:formula="of:=ABS(0.03 * [.C124])" office:value-type="float" office:value="18.78" calcext:value-type="float">
            <text:p>18.7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155" calcext:value-type="float">
            <text:p>-1.615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8.5" calcext:value-type="float">
            <text:p>-628.5</text:p>
          </table:table-cell>
          <table:table-cell table:formula="of:=ABS(0.03 * [.C125])" office:value-type="float" office:value="18.855" calcext:value-type="float">
            <text:p>18.8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245" calcext:value-type="float">
            <text:p>-1.6245</text:p>
          </table:table-cell>
          <table:table-cell office:value-type="float" office:value="0.001" calcext:value-type="float">
            <text:p>0.001</text:p>
          </table:table-cell>
          <table:table-cell office:value-type="float" office:value="-630.5" calcext:value-type="float">
            <text:p>-630.5</text:p>
          </table:table-cell>
          <table:table-cell table:formula="of:=ABS(0.03 * [.C126])" office:value-type="float" office:value="18.915" calcext:value-type="float">
            <text:p>18.9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32" calcext:value-type="float">
            <text:p>-1.632</text:p>
          </table:table-cell>
          <table:table-cell office:value-type="float" office:value="0.001" calcext:value-type="float">
            <text:p>0.001</text:p>
          </table:table-cell>
          <table:table-cell office:value-type="float" office:value="-633.5" calcext:value-type="float">
            <text:p>-633.5</text:p>
          </table:table-cell>
          <table:table-cell table:formula="of:=ABS(0.03 * [.C127])" office:value-type="float" office:value="19.005" calcext:value-type="float">
            <text:p>19.0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425" calcext:value-type="float">
            <text:p>-1.6425</text:p>
          </table:table-cell>
          <table:table-cell office:value-type="float" office:value="0.001" calcext:value-type="float">
            <text:p>0.001</text:p>
          </table:table-cell>
          <table:table-cell office:value-type="float" office:value="-635" calcext:value-type="float">
            <text:p>-635</text:p>
          </table:table-cell>
          <table:table-cell table:formula="of:=ABS(0.03 * [.C128])" office:value-type="float" office:value="19.05" calcext:value-type="float">
            <text:p>19.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515" calcext:value-type="float">
            <text:p>-1.65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38" calcext:value-type="float">
            <text:p>-638</text:p>
          </table:table-cell>
          <table:table-cell table:formula="of:=ABS(0.03 * [.C129])" office:value-type="float" office:value="19.14" calcext:value-type="float">
            <text:p>19.1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59" calcext:value-type="float">
            <text:p>-1.659</text:p>
          </table:table-cell>
          <table:table-cell office:value-type="float" office:value="0.001" calcext:value-type="float">
            <text:p>0.001</text:p>
          </table:table-cell>
          <table:table-cell office:value-type="float" office:value="-641" calcext:value-type="float">
            <text:p>-641</text:p>
          </table:table-cell>
          <table:table-cell table:formula="of:=ABS(0.03 * [.C130])" office:value-type="float" office:value="19.23" calcext:value-type="float">
            <text:p>19.2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665" calcext:value-type="float">
            <text:p>-1.6665</text:p>
          </table:table-cell>
          <table:table-cell office:value-type="float" office:value="0.001" calcext:value-type="float">
            <text:p>0.001</text:p>
          </table:table-cell>
          <table:table-cell office:value-type="float" office:value="-643" calcext:value-type="float">
            <text:p>-643</text:p>
          </table:table-cell>
          <table:table-cell table:formula="of:=ABS(0.03 * [.C131])" office:value-type="float" office:value="19.29" calcext:value-type="float">
            <text:p>19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755" calcext:value-type="float">
            <text:p>-1.6755</text:p>
          </table:table-cell>
          <table:table-cell office:value-type="float" office:value="0.001" calcext:value-type="float">
            <text:p>0.001</text:p>
          </table:table-cell>
          <table:table-cell office:value-type="float" office:value="-646" calcext:value-type="float">
            <text:p>-646</text:p>
          </table:table-cell>
          <table:table-cell table:formula="of:=ABS(0.03 * [.C132])" office:value-type="float" office:value="19.38" calcext:value-type="float">
            <text:p>19.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83" calcext:value-type="float">
            <text:p>-1.683</text:p>
          </table:table-cell>
          <table:table-cell office:value-type="float" office:value="0.001" calcext:value-type="float">
            <text:p>0.001</text:p>
          </table:table-cell>
          <table:table-cell office:value-type="float" office:value="-648.5" calcext:value-type="float">
            <text:p>-648.5</text:p>
          </table:table-cell>
          <table:table-cell table:formula="of:=ABS(0.03 * [.C133])" office:value-type="float" office:value="19.455" calcext:value-type="float">
            <text:p>19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89" calcext:value-type="float">
            <text:p>-1.689</text:p>
          </table:table-cell>
          <table:table-cell office:value-type="float" office:value="0.001" calcext:value-type="float">
            <text:p>0.001</text:p>
          </table:table-cell>
          <table:table-cell office:value-type="float" office:value="-650.5" calcext:value-type="float">
            <text:p>-650.5</text:p>
          </table:table-cell>
          <table:table-cell table:formula="of:=ABS(0.03 * [.C134])" office:value-type="float" office:value="19.515" calcext:value-type="float">
            <text:p>19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935" calcext:value-type="float">
            <text:p>-1.6935</text:p>
          </table:table-cell>
          <table:table-cell office:value-type="float" office:value="0.001" calcext:value-type="float">
            <text:p>0.001</text:p>
          </table:table-cell>
          <table:table-cell office:value-type="float" office:value="-652" calcext:value-type="float">
            <text:p>-652</text:p>
          </table:table-cell>
          <table:table-cell table:formula="of:=ABS(0.03 * [.C135])" office:value-type="float" office:value="19.56" calcext:value-type="float">
            <text:p>19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95" calcext:value-type="float">
            <text:p>-1.695</text:p>
          </table:table-cell>
          <table:table-cell office:value-type="float" office:value="0.001" calcext:value-type="float">
            <text:p>0.001</text:p>
          </table:table-cell>
          <table:table-cell office:value-type="float" office:value="-653" calcext:value-type="float">
            <text:p>-653</text:p>
          </table:table-cell>
          <table:table-cell table:formula="of:=ABS(0.03 * [.C136])" office:value-type="float" office:value="19.59" calcext:value-type="float">
            <text:p>19.5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055" calcext:value-type="float">
            <text:p>-1.7055</text:p>
          </table:table-cell>
          <table:table-cell office:value-type="float" office:value="0.001" calcext:value-type="float">
            <text:p>0.001</text:p>
          </table:table-cell>
          <table:table-cell office:value-type="float" office:value="-655" calcext:value-type="float">
            <text:p>-655</text:p>
          </table:table-cell>
          <table:table-cell table:formula="of:=ABS(0.03 * [.C137])" office:value-type="float" office:value="19.65" calcext:value-type="float">
            <text:p>19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13" calcext:value-type="float">
            <text:p>-1.713</text:p>
          </table:table-cell>
          <table:table-cell office:value-type="float" office:value="0.001" calcext:value-type="float">
            <text:p>0.001</text:p>
          </table:table-cell>
          <table:table-cell office:value-type="float" office:value="-658" calcext:value-type="float">
            <text:p>-658</text:p>
          </table:table-cell>
          <table:table-cell table:formula="of:=ABS(0.03 * [.C138])" office:value-type="float" office:value="19.74" calcext:value-type="float">
            <text:p>19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205" calcext:value-type="float">
            <text:p>-1.7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60" calcext:value-type="float">
            <text:p>-660</text:p>
          </table:table-cell>
          <table:table-cell table:formula="of:=ABS(0.03 * [.C139])" office:value-type="float" office:value="19.8" calcext:value-type="float">
            <text:p>19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31" calcext:value-type="float">
            <text:p>-1.731</text:p>
          </table:table-cell>
          <table:table-cell office:value-type="float" office:value="0.001" calcext:value-type="float">
            <text:p>0.001</text:p>
          </table:table-cell>
          <table:table-cell office:value-type="float" office:value="-662.5" calcext:value-type="float">
            <text:p>-662.5</text:p>
          </table:table-cell>
          <table:table-cell table:formula="of:=ABS(0.03 * [.C140])" office:value-type="float" office:value="19.875" calcext:value-type="float">
            <text:p>19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43" calcext:value-type="float">
            <text:p>-1.743</text:p>
          </table:table-cell>
          <table:table-cell office:value-type="float" office:value="0.001" calcext:value-type="float">
            <text:p>0.001</text:p>
          </table:table-cell>
          <table:table-cell office:value-type="float" office:value="-666" calcext:value-type="float">
            <text:p>-666</text:p>
          </table:table-cell>
          <table:table-cell table:formula="of:=ABS(0.03 * [.C141])" office:value-type="float" office:value="19.98" calcext:value-type="float">
            <text:p>19.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52" calcext:value-type="float">
            <text:p>-1.752</text:p>
          </table:table-cell>
          <table:table-cell office:value-type="float" office:value="0.001" calcext:value-type="float">
            <text:p>0.001</text:p>
          </table:table-cell>
          <table:table-cell office:value-type="float" office:value="-668.5" calcext:value-type="float">
            <text:p>-668.5</text:p>
          </table:table-cell>
          <table:table-cell table:formula="of:=ABS(0.03 * [.C142])" office:value-type="float" office:value="20.055" calcext:value-type="float">
            <text:p>20.0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61" calcext:value-type="float">
            <text:p>-1.761</text:p>
          </table:table-cell>
          <table:table-cell office:value-type="float" office:value="0.001" calcext:value-type="float">
            <text:p>0.001</text:p>
          </table:table-cell>
          <table:table-cell office:value-type="float" office:value="-671" calcext:value-type="float">
            <text:p>-671</text:p>
          </table:table-cell>
          <table:table-cell table:formula="of:=ABS(0.03 * [.C143])" office:value-type="float" office:value="20.13" calcext:value-type="float">
            <text:p>20.1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685" calcext:value-type="float">
            <text:p>-1.7685</text:p>
          </table:table-cell>
          <table:table-cell office:value-type="float" office:value="0.001" calcext:value-type="float">
            <text:p>0.001</text:p>
          </table:table-cell>
          <table:table-cell office:value-type="float" office:value="-674" calcext:value-type="float">
            <text:p>-674</text:p>
          </table:table-cell>
          <table:table-cell table:formula="of:=ABS(0.03 * [.C144])" office:value-type="float" office:value="20.22" calcext:value-type="float">
            <text:p>20.2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775" calcext:value-type="float">
            <text:p>-1.7775</text:p>
          </table:table-cell>
          <table:table-cell office:value-type="float" office:value="0.001" calcext:value-type="float">
            <text:p>0.001</text:p>
          </table:table-cell>
          <table:table-cell office:value-type="float" office:value="-676.5" calcext:value-type="float">
            <text:p>-676.5</text:p>
          </table:table-cell>
          <table:table-cell table:formula="of:=ABS(0.03 * [.C145])" office:value-type="float" office:value="20.295" calcext:value-type="float">
            <text:p>20.2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85" calcext:value-type="float">
            <text:p>-1.785</text:p>
          </table:table-cell>
          <table:table-cell office:value-type="float" office:value="0.001" calcext:value-type="float">
            <text:p>0.001</text:p>
          </table:table-cell>
          <table:table-cell office:value-type="float" office:value="-679" calcext:value-type="float">
            <text:p>-679</text:p>
          </table:table-cell>
          <table:table-cell table:formula="of:=ABS(0.03 * [.C146])" office:value-type="float" office:value="20.37" calcext:value-type="float">
            <text:p>20.3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925" calcext:value-type="float">
            <text:p>-1.7925</text:p>
          </table:table-cell>
          <table:table-cell office:value-type="float" office:value="0.001" calcext:value-type="float">
            <text:p>0.001</text:p>
          </table:table-cell>
          <table:table-cell office:value-type="float" office:value="-681" calcext:value-type="float">
            <text:p>-681</text:p>
          </table:table-cell>
          <table:table-cell table:formula="of:=ABS(0.03 * [.C147])" office:value-type="float" office:value="20.43" calcext:value-type="float">
            <text:p>20.4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955" calcext:value-type="float">
            <text:p>-1.7955</text:p>
          </table:table-cell>
          <table:table-cell office:value-type="float" office:value="0.001" calcext:value-type="float">
            <text:p>0.001</text:p>
          </table:table-cell>
          <table:table-cell office:value-type="float" office:value="-682.5" calcext:value-type="float">
            <text:p>-682.5</text:p>
          </table:table-cell>
          <table:table-cell table:formula="of:=ABS(0.03 * [.C148])" office:value-type="float" office:value="20.475" calcext:value-type="float">
            <text:p>20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001" calcext:value-type="float">
            <text:p>0.001</text:p>
          </table:table-cell>
          <table:table-cell office:value-type="float" office:value="-683.5" calcext:value-type="float">
            <text:p>-683.5</text:p>
          </table:table-cell>
          <table:table-cell table:formula="of:=ABS(0.03 * [.C149])" office:value-type="float" office:value="20.505" calcext:value-type="float">
            <text:p>20.5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075" calcext:value-type="float">
            <text:p>-1.8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686" calcext:value-type="float">
            <text:p>-686</text:p>
          </table:table-cell>
          <table:table-cell table:formula="of:=ABS(0.03 * [.C150])" office:value-type="float" office:value="20.58" calcext:value-type="float">
            <text:p>20.5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15" calcext:value-type="float">
            <text:p>-1.8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88" calcext:value-type="float">
            <text:p>-688</text:p>
          </table:table-cell>
          <table:table-cell table:formula="of:=ABS(0.03 * [.C151])" office:value-type="float" office:value="20.64" calcext:value-type="float">
            <text:p>20.6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225" calcext:value-type="float">
            <text:p>-1.822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0.5" calcext:value-type="float">
            <text:p>-690.5</text:p>
          </table:table-cell>
          <table:table-cell table:formula="of:=ABS(0.03 * [.C152])" office:value-type="float" office:value="20.715" calcext:value-type="float">
            <text:p>20.7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" calcext:value-type="float">
            <text:p>-1.83</text:p>
          </table:table-cell>
          <table:table-cell office:value-type="float" office:value="0.001" calcext:value-type="float">
            <text:p>0.001</text:p>
          </table:table-cell>
          <table:table-cell office:value-type="float" office:value="-692.5" calcext:value-type="float">
            <text:p>-692.5</text:p>
          </table:table-cell>
          <table:table-cell table:formula="of:=ABS(0.03 * [.C153])" office:value-type="float" office:value="20.775" calcext:value-type="float">
            <text:p>20.7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4.5" calcext:value-type="float">
            <text:p>-694.5</text:p>
          </table:table-cell>
          <table:table-cell table:formula="of:=ABS(0.03 * [.C154])" office:value-type="float" office:value="20.835" calcext:value-type="float">
            <text:p>20.8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2" calcext:value-type="float">
            <text:p>-1.842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" calcext:value-type="float">
            <text:p>-696</text:p>
          </table:table-cell>
          <table:table-cell table:formula="of:=ABS(0.03 * [.C155])" office:value-type="float" office:value="20.88" calcext:value-type="float">
            <text:p>20.8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9" calcext:value-type="float">
            <text:p>-1.839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.5" calcext:value-type="float">
            <text:p>-696.5</text:p>
          </table:table-cell>
          <table:table-cell table:formula="of:=ABS(0.03 * [.C156])" office:value-type="float" office:value="20.895" calcext:value-type="float">
            <text:p>20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.5" calcext:value-type="float">
            <text:p>-696.5</text:p>
          </table:table-cell>
          <table:table-cell table:formula="of:=ABS(0.03 * [.C157])" office:value-type="float" office:value="20.895" calcext:value-type="float">
            <text:p>20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.5" calcext:value-type="float">
            <text:p>-696.5</text:p>
          </table:table-cell>
          <table:table-cell table:formula="of:=ABS(0.03 * [.C158])" office:value-type="float" office:value="20.895" calcext:value-type="float">
            <text:p>20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59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60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2" calcext:value-type="float">
            <text:p>-1.842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.5" calcext:value-type="float">
            <text:p>-696.5</text:p>
          </table:table-cell>
          <table:table-cell table:formula="of:=ABS(0.03 * [.C161])" office:value-type="float" office:value="20.895" calcext:value-type="float">
            <text:p>20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9" calcext:value-type="float">
            <text:p>-1.839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62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63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64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65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9" calcext:value-type="float">
            <text:p>-1.839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.5" calcext:value-type="float">
            <text:p>-696.5</text:p>
          </table:table-cell>
          <table:table-cell table:formula="of:=ABS(0.03 * [.C166])" office:value-type="float" office:value="20.895" calcext:value-type="float">
            <text:p>20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.5" calcext:value-type="float">
            <text:p>-696.5</text:p>
          </table:table-cell>
          <table:table-cell table:formula="of:=ABS(0.03 * [.C167])" office:value-type="float" office:value="20.895" calcext:value-type="float">
            <text:p>20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9" calcext:value-type="float">
            <text:p>-1.839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68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.5" calcext:value-type="float">
            <text:p>-696.5</text:p>
          </table:table-cell>
          <table:table-cell table:formula="of:=ABS(0.03 * [.C169])" office:value-type="float" office:value="20.895" calcext:value-type="float">
            <text:p>20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70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71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9" calcext:value-type="float">
            <text:p>-1.839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72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9" calcext:value-type="float">
            <text:p>-1.839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73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9" calcext:value-type="float">
            <text:p>-1.839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74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2" calcext:value-type="float">
            <text:p>-1.842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75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76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9" calcext:value-type="float">
            <text:p>-1.839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77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2" calcext:value-type="float">
            <text:p>-1.842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78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9" calcext:value-type="float">
            <text:p>-1.839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.5" calcext:value-type="float">
            <text:p>-696.5</text:p>
          </table:table-cell>
          <table:table-cell table:formula="of:=ABS(0.03 * [.C179])" office:value-type="float" office:value="20.895" calcext:value-type="float">
            <text:p>20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80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.5" calcext:value-type="float">
            <text:p>-696.5</text:p>
          </table:table-cell>
          <table:table-cell table:formula="of:=ABS(0.03 * [.C181])" office:value-type="float" office:value="20.895" calcext:value-type="float">
            <text:p>20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9" calcext:value-type="float">
            <text:p>-1.839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82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9" calcext:value-type="float">
            <text:p>-1.839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83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05" calcext:value-type="float">
            <text:p>-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.5" calcext:value-type="float">
            <text:p>-696.5</text:p>
          </table:table-cell>
          <table:table-cell table:formula="of:=ABS(0.03 * [.C184])" office:value-type="float" office:value="20.895" calcext:value-type="float">
            <text:p>20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75" calcext:value-type="float">
            <text:p>-1.837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.5" calcext:value-type="float">
            <text:p>-696.5</text:p>
          </table:table-cell>
          <table:table-cell table:formula="of:=ABS(0.03 * [.C185])" office:value-type="float" office:value="20.895" calcext:value-type="float">
            <text:p>20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2" calcext:value-type="float">
            <text:p>-1.842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" calcext:value-type="float">
            <text:p>-697</text:p>
          </table:table-cell>
          <table:table-cell table:formula="of:=ABS(0.03 * [.C186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8" calcext:value-type="float">
            <text:p>-1.848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.5" calcext:value-type="float">
            <text:p>-697.5</text:p>
          </table:table-cell>
          <table:table-cell table:formula="of:=ABS(0.03 * [.C187])" office:value-type="float" office:value="20.925" calcext:value-type="float">
            <text:p>20.9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51" calcext:value-type="float">
            <text:p>-1.851</text:p>
          </table:table-cell>
          <table:table-cell office:value-type="float" office:value="0.001" calcext:value-type="float">
            <text:p>0.001</text:p>
          </table:table-cell>
          <table:table-cell office:value-type="float" office:value="-699.5" calcext:value-type="float">
            <text:p>-699.5</text:p>
          </table:table-cell>
          <table:table-cell table:formula="of:=ABS(0.03 * [.C188])" office:value-type="float" office:value="20.985" calcext:value-type="float">
            <text:p>20.9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615" calcext:value-type="float">
            <text:p>-1.8615</text:p>
          </table:table-cell>
          <table:table-cell office:value-type="float" office:value="0.001" calcext:value-type="float">
            <text:p>0.001</text:p>
          </table:table-cell>
          <table:table-cell office:value-type="float" office:value="-701.5" calcext:value-type="float">
            <text:p>-701.5</text:p>
          </table:table-cell>
          <table:table-cell table:formula="of:=ABS(0.03 * [.C189])" office:value-type="float" office:value="21.045" calcext:value-type="float">
            <text:p>21.0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735" calcext:value-type="float">
            <text:p>-1.8735</text:p>
          </table:table-cell>
          <table:table-cell office:value-type="float" office:value="0.001" calcext:value-type="float">
            <text:p>0.001</text:p>
          </table:table-cell>
          <table:table-cell office:value-type="float" office:value="-704" calcext:value-type="float">
            <text:p>-704</text:p>
          </table:table-cell>
          <table:table-cell table:formula="of:=ABS(0.03 * [.C190])" office:value-type="float" office:value="21.12" calcext:value-type="float">
            <text:p>21.1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885" calcext:value-type="float">
            <text:p>-1.8885</text:p>
          </table:table-cell>
          <table:table-cell office:value-type="float" office:value="0.001" calcext:value-type="float">
            <text:p>0.001</text:p>
          </table:table-cell>
          <table:table-cell office:value-type="float" office:value="-708" calcext:value-type="float">
            <text:p>-708</text:p>
          </table:table-cell>
          <table:table-cell table:formula="of:=ABS(0.03 * [.C191])" office:value-type="float" office:value="21.24" calcext:value-type="float">
            <text:p>21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14" calcext:value-type="float">
            <text:p>-1.914</text:p>
          </table:table-cell>
          <table:table-cell office:value-type="float" office:value="0.001" calcext:value-type="float">
            <text:p>0.001</text:p>
          </table:table-cell>
          <table:table-cell office:value-type="float" office:value="-714.5" calcext:value-type="float">
            <text:p>-714.5</text:p>
          </table:table-cell>
          <table:table-cell table:formula="of:=ABS(0.03 * [.C192])" office:value-type="float" office:value="21.435" calcext:value-type="float">
            <text:p>21.4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245" calcext:value-type="float">
            <text:p>-1.9245</text:p>
          </table:table-cell>
          <table:table-cell office:value-type="float" office:value="0.001" calcext:value-type="float">
            <text:p>0.001</text:p>
          </table:table-cell>
          <table:table-cell office:value-type="float" office:value="-718.5" calcext:value-type="float">
            <text:p>-718.5</text:p>
          </table:table-cell>
          <table:table-cell table:formula="of:=ABS(0.03 * [.C193])" office:value-type="float" office:value="21.555" calcext:value-type="float">
            <text:p>21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32" calcext:value-type="float">
            <text:p>-1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-721" calcext:value-type="float">
            <text:p>-721</text:p>
          </table:table-cell>
          <table:table-cell table:formula="of:=ABS(0.03 * [.C194])" office:value-type="float" office:value="21.63" calcext:value-type="float">
            <text:p>21.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38" calcext:value-type="float">
            <text:p>-1.938</text:p>
          </table:table-cell>
          <table:table-cell office:value-type="float" office:value="0.001" calcext:value-type="float">
            <text:p>0.001</text:p>
          </table:table-cell>
          <table:table-cell office:value-type="float" office:value="-723" calcext:value-type="float">
            <text:p>-723</text:p>
          </table:table-cell>
          <table:table-cell table:formula="of:=ABS(0.03 * [.C195])" office:value-type="float" office:value="21.69" calcext:value-type="float">
            <text:p>21.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41" calcext:value-type="float">
            <text:p>-1.941</text:p>
          </table:table-cell>
          <table:table-cell office:value-type="float" office:value="0.001" calcext:value-type="float">
            <text:p>0.001</text:p>
          </table:table-cell>
          <table:table-cell office:value-type="float" office:value="-724" calcext:value-type="float">
            <text:p>-724</text:p>
          </table:table-cell>
          <table:table-cell table:formula="of:=ABS(0.03 * [.C196])" office:value-type="float" office:value="21.72" calcext:value-type="float">
            <text:p>21.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575" calcext:value-type="float">
            <text:p>-1.9575</text:p>
          </table:table-cell>
          <table:table-cell office:value-type="float" office:value="0.001" calcext:value-type="float">
            <text:p>0.001</text:p>
          </table:table-cell>
          <table:table-cell office:value-type="float" office:value="-727.5" calcext:value-type="float">
            <text:p>-727.5</text:p>
          </table:table-cell>
          <table:table-cell table:formula="of:=ABS(0.03 * [.C197])" office:value-type="float" office:value="21.825" calcext:value-type="float">
            <text:p>21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755" calcext:value-type="float">
            <text:p>-1.9755</text:p>
          </table:table-cell>
          <table:table-cell office:value-type="float" office:value="0.001" calcext:value-type="float">
            <text:p>0.001</text:p>
          </table:table-cell>
          <table:table-cell office:value-type="float" office:value="-732.5" calcext:value-type="float">
            <text:p>-732.5</text:p>
          </table:table-cell>
          <table:table-cell table:formula="of:=ABS(0.03 * [.C198])" office:value-type="float" office:value="21.975" calcext:value-type="float">
            <text:p>21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905" calcext:value-type="float">
            <text:p>-1.9905</text:p>
          </table:table-cell>
          <table:table-cell office:value-type="float" office:value="0.001" calcext:value-type="float">
            <text:p>0.001</text:p>
          </table:table-cell>
          <table:table-cell office:value-type="float" office:value="-737" calcext:value-type="float">
            <text:p>-737</text:p>
          </table:table-cell>
          <table:table-cell table:formula="of:=ABS(0.03 * [.C199])" office:value-type="float" office:value="22.11" calcext:value-type="float">
            <text:p>22.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04" calcext:value-type="float">
            <text:p>-2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-740" calcext:value-type="float">
            <text:p>-740</text:p>
          </table:table-cell>
          <table:table-cell table:formula="of:=ABS(0.03 * [.C200])" office:value-type="float" office:value="22.2" calcext:value-type="float">
            <text:p>22.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16" calcext:value-type="float">
            <text:p>-2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-743" calcext:value-type="float">
            <text:p>-743</text:p>
          </table:table-cell>
          <table:table-cell table:formula="of:=ABS(0.03 * [.C201])" office:value-type="float" office:value="22.29" calcext:value-type="float">
            <text:p>22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37" calcext:value-type="float">
            <text:p>-2.037</text:p>
          </table:table-cell>
          <table:table-cell office:value-type="float" office:value="0.001" calcext:value-type="float">
            <text:p>0.001</text:p>
          </table:table-cell>
          <table:table-cell office:value-type="float" office:value="-749" calcext:value-type="float">
            <text:p>-749</text:p>
          </table:table-cell>
          <table:table-cell table:formula="of:=ABS(0.03 * [.C202])" office:value-type="float" office:value="22.47" calcext:value-type="float">
            <text:p>22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475" calcext:value-type="float">
            <text:p>-2.047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2.5" calcext:value-type="float">
            <text:p>-752.5</text:p>
          </table:table-cell>
          <table:table-cell table:formula="of:=ABS(0.03 * [.C203])" office:value-type="float" office:value="22.575" calcext:value-type="float">
            <text:p>22.5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05" calcext:value-type="float">
            <text:p>-2.050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4" calcext:value-type="float">
            <text:p>-754</text:p>
          </table:table-cell>
          <table:table-cell table:formula="of:=ABS(0.03 * [.C204])" office:value-type="float" office:value="22.62" calcext:value-type="float">
            <text:p>22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35" calcext:value-type="float">
            <text:p>-2.053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5" calcext:value-type="float">
            <text:p>-755</text:p>
          </table:table-cell>
          <table:table-cell table:formula="of:=ABS(0.03 * [.C205])" office:value-type="float" office:value="22.65" calcext:value-type="float">
            <text:p>22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65" calcext:value-type="float">
            <text:p>-2.056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6" calcext:value-type="float">
            <text:p>-756</text:p>
          </table:table-cell>
          <table:table-cell table:formula="of:=ABS(0.03 * [.C206])" office:value-type="float" office:value="22.68" calcext:value-type="float">
            <text:p>22.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65" calcext:value-type="float">
            <text:p>-2.056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" calcext:value-type="float">
            <text:p>-757</text:p>
          </table:table-cell>
          <table:table-cell table:formula="of:=ABS(0.03 * [.C207])" office:value-type="float" office:value="22.71" calcext:value-type="float">
            <text:p>22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8" calcext:value-type="float">
            <text:p>-2.058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" calcext:value-type="float">
            <text:p>-757</text:p>
          </table:table-cell>
          <table:table-cell table:formula="of:=ABS(0.03 * [.C208])" office:value-type="float" office:value="22.71" calcext:value-type="float">
            <text:p>22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95" calcext:value-type="float">
            <text:p>-2.0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" calcext:value-type="float">
            <text:p>-757</text:p>
          </table:table-cell>
          <table:table-cell table:formula="of:=ABS(0.03 * [.C209])" office:value-type="float" office:value="22.71" calcext:value-type="float">
            <text:p>22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95" calcext:value-type="float">
            <text:p>-2.0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10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8" calcext:value-type="float">
            <text:p>-2.058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11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65" calcext:value-type="float">
            <text:p>-2.056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" calcext:value-type="float">
            <text:p>-757</text:p>
          </table:table-cell>
          <table:table-cell table:formula="of:=ABS(0.03 * [.C212])" office:value-type="float" office:value="22.71" calcext:value-type="float">
            <text:p>22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65" calcext:value-type="float">
            <text:p>-2.056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13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95" calcext:value-type="float">
            <text:p>-2.0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14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65" calcext:value-type="float">
            <text:p>-2.056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15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95" calcext:value-type="float">
            <text:p>-2.0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16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8" calcext:value-type="float">
            <text:p>-2.058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17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95" calcext:value-type="float">
            <text:p>-2.0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18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8" calcext:value-type="float">
            <text:p>-2.058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" calcext:value-type="float">
            <text:p>-757</text:p>
          </table:table-cell>
          <table:table-cell table:formula="of:=ABS(0.03 * [.C219])" office:value-type="float" office:value="22.71" calcext:value-type="float">
            <text:p>22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61" calcext:value-type="float">
            <text:p>-2.061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20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8" calcext:value-type="float">
            <text:p>-2.058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21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65" calcext:value-type="float">
            <text:p>-2.056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22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8" calcext:value-type="float">
            <text:p>-2.058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23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8" calcext:value-type="float">
            <text:p>-2.058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24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8" calcext:value-type="float">
            <text:p>-2.058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25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95" calcext:value-type="float">
            <text:p>-2.0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8" calcext:value-type="float">
            <text:p>-758</text:p>
          </table:table-cell>
          <table:table-cell table:formula="of:=ABS(0.03 * [.C226])" office:value-type="float" office:value="22.74" calcext:value-type="float">
            <text:p>22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8" calcext:value-type="float">
            <text:p>-2.058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27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95" calcext:value-type="float">
            <text:p>-2.0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28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95" calcext:value-type="float">
            <text:p>-2.0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29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95" calcext:value-type="float">
            <text:p>-2.0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30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61" calcext:value-type="float">
            <text:p>-2.061</text:p>
          </table:table-cell>
          <table:table-cell office:value-type="float" office:value="0.001" calcext:value-type="float">
            <text:p>0.001</text:p>
          </table:table-cell>
          <table:table-cell office:value-type="float" office:value="-757.5" calcext:value-type="float">
            <text:p>-757.5</text:p>
          </table:table-cell>
          <table:table-cell table:formula="of:=ABS(0.03 * [.C231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865" calcext:value-type="float">
            <text:p>-2.0865</text:p>
          </table:table-cell>
          <table:table-cell office:value-type="float" office:value="0.001" calcext:value-type="float">
            <text:p>0.001</text:p>
          </table:table-cell>
          <table:table-cell office:value-type="float" office:value="-761.5" calcext:value-type="float">
            <text:p>-761.5</text:p>
          </table:table-cell>
          <table:table-cell table:formula="of:=ABS(0.03 * [.C232])" office:value-type="float" office:value="22.845" calcext:value-type="float">
            <text:p>22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255" calcext:value-type="float">
            <text:p>-2.1255</text:p>
          </table:table-cell>
          <table:table-cell office:value-type="float" office:value="0.001" calcext:value-type="float">
            <text:p>0.001</text:p>
          </table:table-cell>
          <table:table-cell office:value-type="float" office:value="-770.5" calcext:value-type="float">
            <text:p>-770.5</text:p>
          </table:table-cell>
          <table:table-cell table:formula="of:=ABS(0.03 * [.C233])" office:value-type="float" office:value="23.115" calcext:value-type="float">
            <text:p>23.1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525" calcext:value-type="float">
            <text:p>-2.1525</text:p>
          </table:table-cell>
          <table:table-cell office:value-type="float" office:value="0.001" calcext:value-type="float">
            <text:p>0.001</text:p>
          </table:table-cell>
          <table:table-cell office:value-type="float" office:value="-777.5" calcext:value-type="float">
            <text:p>-777.5</text:p>
          </table:table-cell>
          <table:table-cell table:formula="of:=ABS(0.03 * [.C234])" office:value-type="float" office:value="23.325" calcext:value-type="float">
            <text:p>23.3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69" calcext:value-type="float">
            <text:p>-2.169</text:p>
          </table:table-cell>
          <table:table-cell office:value-type="float" office:value="0.001" calcext:value-type="float">
            <text:p>0.001</text:p>
          </table:table-cell>
          <table:table-cell office:value-type="float" office:value="-783.5" calcext:value-type="float">
            <text:p>-783.5</text:p>
          </table:table-cell>
          <table:table-cell table:formula="of:=ABS(0.03 * [.C235])" office:value-type="float" office:value="23.505" calcext:value-type="float">
            <text:p>23.5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765" calcext:value-type="float">
            <text:p>-2.1765</text:p>
          </table:table-cell>
          <table:table-cell office:value-type="float" office:value="0.001" calcext:value-type="float">
            <text:p>0.001</text:p>
          </table:table-cell>
          <table:table-cell office:value-type="float" office:value="-787.5" calcext:value-type="float">
            <text:p>-787.5</text:p>
          </table:table-cell>
          <table:table-cell table:formula="of:=ABS(0.03 * [.C236])" office:value-type="float" office:value="23.625" calcext:value-type="float">
            <text:p>23.6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9" calcext:value-type="float">
            <text:p>-2.19</text:p>
          </table:table-cell>
          <table:table-cell office:value-type="float" office:value="0.001" calcext:value-type="float">
            <text:p>0.001</text:p>
          </table:table-cell>
          <table:table-cell office:value-type="float" office:value="-790" calcext:value-type="float">
            <text:p>-790</text:p>
          </table:table-cell>
          <table:table-cell table:formula="of:=ABS(0.03 * [.C237])" office:value-type="float" office:value="23.7" calcext:value-type="float">
            <text:p>23.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035" calcext:value-type="float">
            <text:p>-2.2035</text:p>
          </table:table-cell>
          <table:table-cell office:value-type="float" office:value="0.001" calcext:value-type="float">
            <text:p>0.001</text:p>
          </table:table-cell>
          <table:table-cell office:value-type="float" office:value="-794" calcext:value-type="float">
            <text:p>-794</text:p>
          </table:table-cell>
          <table:table-cell table:formula="of:=ABS(0.03 * [.C238])" office:value-type="float" office:value="23.82" calcext:value-type="float">
            <text:p>23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17" calcext:value-type="float">
            <text:p>-2.217</text:p>
          </table:table-cell>
          <table:table-cell office:value-type="float" office:value="0.001" calcext:value-type="float">
            <text:p>0.001</text:p>
          </table:table-cell>
          <table:table-cell office:value-type="float" office:value="-795.5" calcext:value-type="float">
            <text:p>-795.5</text:p>
          </table:table-cell>
          <table:table-cell table:formula="of:=ABS(0.03 * [.C239])" office:value-type="float" office:value="23.865" calcext:value-type="float">
            <text:p>23.8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275" calcext:value-type="float">
            <text:p>-2.22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00.5" calcext:value-type="float">
            <text:p>-800.5</text:p>
          </table:table-cell>
          <table:table-cell table:formula="of:=ABS(0.03 * [.C240])" office:value-type="float" office:value="24.015" calcext:value-type="float">
            <text:p>24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395" calcext:value-type="float">
            <text:p>-2.23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01.5" calcext:value-type="float">
            <text:p>-801.5</text:p>
          </table:table-cell>
          <table:table-cell table:formula="of:=ABS(0.03 * [.C241])" office:value-type="float" office:value="24.045" calcext:value-type="float">
            <text:p>24.0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515" calcext:value-type="float">
            <text:p>-2.2515</text:p>
          </table:table-cell>
          <table:table-cell office:value-type="float" office:value="0.001" calcext:value-type="float">
            <text:p>0.001</text:p>
          </table:table-cell>
          <table:table-cell office:value-type="float" office:value="-806" calcext:value-type="float">
            <text:p>-806</text:p>
          </table:table-cell>
          <table:table-cell table:formula="of:=ABS(0.03 * [.C242])" office:value-type="float" office:value="24.18" calcext:value-type="float">
            <text:p>24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725" calcext:value-type="float">
            <text:p>-2.2725</text:p>
          </table:table-cell>
          <table:table-cell office:value-type="float" office:value="0.001" calcext:value-type="float">
            <text:p>0.001</text:p>
          </table:table-cell>
          <table:table-cell office:value-type="float" office:value="-810.5" calcext:value-type="float">
            <text:p>-810.5</text:p>
          </table:table-cell>
          <table:table-cell table:formula="of:=ABS(0.03 * [.C243])" office:value-type="float" office:value="24.315" calcext:value-type="float">
            <text:p>24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935" calcext:value-type="float">
            <text:p>-2.2935</text:p>
          </table:table-cell>
          <table:table-cell office:value-type="float" office:value="0.001" calcext:value-type="float">
            <text:p>0.001</text:p>
          </table:table-cell>
          <table:table-cell office:value-type="float" office:value="-815" calcext:value-type="float">
            <text:p>-815</text:p>
          </table:table-cell>
          <table:table-cell table:formula="of:=ABS(0.03 * [.C244])" office:value-type="float" office:value="24.45" calcext:value-type="float">
            <text:p>24.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04" calcext:value-type="float">
            <text:p>-2.304</text:p>
          </table:table-cell>
          <table:table-cell office:value-type="float" office:value="0.001" calcext:value-type="float">
            <text:p>0.001</text:p>
          </table:table-cell>
          <table:table-cell office:value-type="float" office:value="-817" calcext:value-type="float">
            <text:p>-817</text:p>
          </table:table-cell>
          <table:table-cell table:formula="of:=ABS(0.03 * [.C245])" office:value-type="float" office:value="24.51" calcext:value-type="float">
            <text:p>24.5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19" calcext:value-type="float">
            <text:p>-2.319</text:p>
          </table:table-cell>
          <table:table-cell office:value-type="float" office:value="0.001" calcext:value-type="float">
            <text:p>0.001</text:p>
          </table:table-cell>
          <table:table-cell office:value-type="float" office:value="-820" calcext:value-type="float">
            <text:p>-820</text:p>
          </table:table-cell>
          <table:table-cell table:formula="of:=ABS(0.03 * [.C246])" office:value-type="float" office:value="24.6" calcext:value-type="float">
            <text:p>24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28" calcext:value-type="float">
            <text:p>-2.328</text:p>
          </table:table-cell>
          <table:table-cell office:value-type="float" office:value="0.001" calcext:value-type="float">
            <text:p>0.001</text:p>
          </table:table-cell>
          <table:table-cell office:value-type="float" office:value="-825" calcext:value-type="float">
            <text:p>-825</text:p>
          </table:table-cell>
          <table:table-cell table:formula="of:=ABS(0.03 * [.C247])" office:value-type="float" office:value="24.75" calcext:value-type="float">
            <text:p>24.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37" calcext:value-type="float">
            <text:p>-2.337</text:p>
          </table:table-cell>
          <table:table-cell office:value-type="float" office:value="0.001" calcext:value-type="float">
            <text:p>0.001</text:p>
          </table:table-cell>
          <table:table-cell office:value-type="float" office:value="-827.5" calcext:value-type="float">
            <text:p>-827.5</text:p>
          </table:table-cell>
          <table:table-cell table:formula="of:=ABS(0.03 * [.C248])" office:value-type="float" office:value="24.825" calcext:value-type="float">
            <text:p>24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475" calcext:value-type="float">
            <text:p>-2.34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30" calcext:value-type="float">
            <text:p>-830</text:p>
          </table:table-cell>
          <table:table-cell table:formula="of:=ABS(0.03 * [.C249])" office:value-type="float" office:value="24.9" calcext:value-type="float">
            <text:p>24.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595" calcext:value-type="float">
            <text:p>-2.3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33.5" calcext:value-type="float">
            <text:p>-833.5</text:p>
          </table:table-cell>
          <table:table-cell table:formula="of:=ABS(0.03 * [.C250])" office:value-type="float" office:value="25.005" calcext:value-type="float">
            <text:p>25.0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73" calcext:value-type="float">
            <text:p>-2.373</text:p>
          </table:table-cell>
          <table:table-cell office:value-type="float" office:value="0.001" calcext:value-type="float">
            <text:p>0.001</text:p>
          </table:table-cell>
          <table:table-cell office:value-type="float" office:value="-837" calcext:value-type="float">
            <text:p>-837</text:p>
          </table:table-cell>
          <table:table-cell table:formula="of:=ABS(0.03 * [.C251])" office:value-type="float" office:value="25.11" calcext:value-type="float">
            <text:p>25.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835" calcext:value-type="float">
            <text:p>-2.3835</text:p>
          </table:table-cell>
          <table:table-cell office:value-type="float" office:value="0.001" calcext:value-type="float">
            <text:p>0.001</text:p>
          </table:table-cell>
          <table:table-cell office:value-type="float" office:value="-838.5" calcext:value-type="float">
            <text:p>-838.5</text:p>
          </table:table-cell>
          <table:table-cell table:formula="of:=ABS(0.03 * [.C252])" office:value-type="float" office:value="25.155" calcext:value-type="float">
            <text:p>25.1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88" calcext:value-type="float">
            <text:p>-2.388</text:p>
          </table:table-cell>
          <table:table-cell office:value-type="float" office:value="0.001" calcext:value-type="float">
            <text:p>0.001</text:p>
          </table:table-cell>
          <table:table-cell office:value-type="float" office:value="-840" calcext:value-type="float">
            <text:p>-840</text:p>
          </table:table-cell>
          <table:table-cell table:formula="of:=ABS(0.03 * [.C253])" office:value-type="float" office:value="25.2" calcext:value-type="float">
            <text:p>25.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955" calcext:value-type="float">
            <text:p>-2.395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1" calcext:value-type="float">
            <text:p>-841</text:p>
          </table:table-cell>
          <table:table-cell table:formula="of:=ABS(0.03 * [.C254])" office:value-type="float" office:value="25.23" calcext:value-type="float">
            <text:p>25.2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105" calcext:value-type="float">
            <text:p>-2.410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4.5" calcext:value-type="float">
            <text:p>-844.5</text:p>
          </table:table-cell>
          <table:table-cell table:formula="of:=ABS(0.03 * [.C255])" office:value-type="float" office:value="25.335" calcext:value-type="float">
            <text:p>25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6.5" calcext:value-type="float">
            <text:p>-846.5</text:p>
          </table:table-cell>
          <table:table-cell table:formula="of:=ABS(0.03 * [.C256])" office:value-type="float" office:value="25.395" calcext:value-type="float">
            <text:p>25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5.5" calcext:value-type="float">
            <text:p>-845.5</text:p>
          </table:table-cell>
          <table:table-cell table:formula="of:=ABS(0.03 * [.C257])" office:value-type="float" office:value="25.365" calcext:value-type="float">
            <text:p>25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9" calcext:value-type="float">
            <text:p>-2.409</text:p>
          </table:table-cell>
          <table:table-cell office:value-type="float" office:value="0.001" calcext:value-type="float">
            <text:p>0.001</text:p>
          </table:table-cell>
          <table:table-cell office:value-type="float" office:value="-844.5" calcext:value-type="float">
            <text:p>-844.5</text:p>
          </table:table-cell>
          <table:table-cell table:formula="of:=ABS(0.03 * [.C258])" office:value-type="float" office:value="25.335" calcext:value-type="float">
            <text:p>25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6.5" calcext:value-type="float">
            <text:p>-846.5</text:p>
          </table:table-cell>
          <table:table-cell table:formula="of:=ABS(0.03 * [.C259])" office:value-type="float" office:value="25.395" calcext:value-type="float">
            <text:p>25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4.5" calcext:value-type="float">
            <text:p>-844.5</text:p>
          </table:table-cell>
          <table:table-cell table:formula="of:=ABS(0.03 * [.C260])" office:value-type="float" office:value="25.335" calcext:value-type="float">
            <text:p>25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4" calcext:value-type="float">
            <text:p>-844</text:p>
          </table:table-cell>
          <table:table-cell table:formula="of:=ABS(0.03 * [.C261])" office:value-type="float" office:value="25.32" calcext:value-type="float">
            <text:p>25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6" calcext:value-type="float">
            <text:p>-2.406</text:p>
          </table:table-cell>
          <table:table-cell office:value-type="float" office:value="0.001" calcext:value-type="float">
            <text:p>0.001</text:p>
          </table:table-cell>
          <table:table-cell office:value-type="float" office:value="-845.5" calcext:value-type="float">
            <text:p>-845.5</text:p>
          </table:table-cell>
          <table:table-cell table:formula="of:=ABS(0.03 * [.C262])" office:value-type="float" office:value="25.365" calcext:value-type="float">
            <text:p>25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9" calcext:value-type="float">
            <text:p>-2.409</text:p>
          </table:table-cell>
          <table:table-cell office:value-type="float" office:value="0.001" calcext:value-type="float">
            <text:p>0.001</text:p>
          </table:table-cell>
          <table:table-cell office:value-type="float" office:value="-844" calcext:value-type="float">
            <text:p>-844</text:p>
          </table:table-cell>
          <table:table-cell table:formula="of:=ABS(0.03 * [.C263])" office:value-type="float" office:value="25.32" calcext:value-type="float">
            <text:p>25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9" calcext:value-type="float">
            <text:p>-2.409</text:p>
          </table:table-cell>
          <table:table-cell office:value-type="float" office:value="0.001" calcext:value-type="float">
            <text:p>0.001</text:p>
          </table:table-cell>
          <table:table-cell office:value-type="float" office:value="-844" calcext:value-type="float">
            <text:p>-844</text:p>
          </table:table-cell>
          <table:table-cell table:formula="of:=ABS(0.03 * [.C264])" office:value-type="float" office:value="25.32" calcext:value-type="float">
            <text:p>25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6.5" calcext:value-type="float">
            <text:p>-846.5</text:p>
          </table:table-cell>
          <table:table-cell table:formula="of:=ABS(0.03 * [.C265])" office:value-type="float" office:value="25.395" calcext:value-type="float">
            <text:p>25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6.5" calcext:value-type="float">
            <text:p>-846.5</text:p>
          </table:table-cell>
          <table:table-cell table:formula="of:=ABS(0.03 * [.C266])" office:value-type="float" office:value="25.395" calcext:value-type="float">
            <text:p>25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5.5" calcext:value-type="float">
            <text:p>-845.5</text:p>
          </table:table-cell>
          <table:table-cell table:formula="of:=ABS(0.03 * [.C267])" office:value-type="float" office:value="25.365" calcext:value-type="float">
            <text:p>25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4" calcext:value-type="float">
            <text:p>-844</text:p>
          </table:table-cell>
          <table:table-cell table:formula="of:=ABS(0.03 * [.C268])" office:value-type="float" office:value="25.32" calcext:value-type="float">
            <text:p>25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6" calcext:value-type="float">
            <text:p>-846</text:p>
          </table:table-cell>
          <table:table-cell table:formula="of:=ABS(0.03 * [.C269])" office:value-type="float" office:value="25.38" calcext:value-type="float">
            <text:p>25.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6.5" calcext:value-type="float">
            <text:p>-846.5</text:p>
          </table:table-cell>
          <table:table-cell table:formula="of:=ABS(0.03 * [.C270])" office:value-type="float" office:value="25.395" calcext:value-type="float">
            <text:p>25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4.5" calcext:value-type="float">
            <text:p>-844.5</text:p>
          </table:table-cell>
          <table:table-cell table:formula="of:=ABS(0.03 * [.C271])" office:value-type="float" office:value="25.335" calcext:value-type="float">
            <text:p>25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4" calcext:value-type="float">
            <text:p>-844</text:p>
          </table:table-cell>
          <table:table-cell table:formula="of:=ABS(0.03 * [.C272])" office:value-type="float" office:value="25.32" calcext:value-type="float">
            <text:p>25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6" calcext:value-type="float">
            <text:p>-2.406</text:p>
          </table:table-cell>
          <table:table-cell office:value-type="float" office:value="0.001" calcext:value-type="float">
            <text:p>0.001</text:p>
          </table:table-cell>
          <table:table-cell office:value-type="float" office:value="-843.5" calcext:value-type="float">
            <text:p>-843.5</text:p>
          </table:table-cell>
          <table:table-cell table:formula="of:=ABS(0.03 * [.C273])" office:value-type="float" office:value="25.305" calcext:value-type="float">
            <text:p>25.3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6.5" calcext:value-type="float">
            <text:p>-846.5</text:p>
          </table:table-cell>
          <table:table-cell table:formula="of:=ABS(0.03 * [.C274])" office:value-type="float" office:value="25.395" calcext:value-type="float">
            <text:p>25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6.5" calcext:value-type="float">
            <text:p>-846.5</text:p>
          </table:table-cell>
          <table:table-cell table:formula="of:=ABS(0.03 * [.C275])" office:value-type="float" office:value="25.395" calcext:value-type="float">
            <text:p>25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6" calcext:value-type="float">
            <text:p>-2.406</text:p>
          </table:table-cell>
          <table:table-cell office:value-type="float" office:value="0.001" calcext:value-type="float">
            <text:p>0.001</text:p>
          </table:table-cell>
          <table:table-cell office:value-type="float" office:value="-844.5" calcext:value-type="float">
            <text:p>-844.5</text:p>
          </table:table-cell>
          <table:table-cell table:formula="of:=ABS(0.03 * [.C276])" office:value-type="float" office:value="25.335" calcext:value-type="float">
            <text:p>25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3" calcext:value-type="float">
            <text:p>-843</text:p>
          </table:table-cell>
          <table:table-cell table:formula="of:=ABS(0.03 * [.C277])" office:value-type="float" office:value="25.29" calcext:value-type="float">
            <text:p>25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3" calcext:value-type="float">
            <text:p>-843</text:p>
          </table:table-cell>
          <table:table-cell table:formula="of:=ABS(0.03 * [.C278])" office:value-type="float" office:value="25.29" calcext:value-type="float">
            <text:p>25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5.5" calcext:value-type="float">
            <text:p>-845.5</text:p>
          </table:table-cell>
          <table:table-cell table:formula="of:=ABS(0.03 * [.C279])" office:value-type="float" office:value="25.365" calcext:value-type="float">
            <text:p>25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75" calcext:value-type="float">
            <text:p>-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4.5" calcext:value-type="float">
            <text:p>-844.5</text:p>
          </table:table-cell>
          <table:table-cell table:formula="of:=ABS(0.03 * [.C280])" office:value-type="float" office:value="25.335" calcext:value-type="float">
            <text:p>25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195" calcext:value-type="float">
            <text:p>-2.41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5.5" calcext:value-type="float">
            <text:p>-845.5</text:p>
          </table:table-cell>
          <table:table-cell table:formula="of:=ABS(0.03 * [.C281])" office:value-type="float" office:value="25.365" calcext:value-type="float">
            <text:p>25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255" calcext:value-type="float">
            <text:p>-2.425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9" calcext:value-type="float">
            <text:p>-849</text:p>
          </table:table-cell>
          <table:table-cell table:formula="of:=ABS(0.03 * [.C282])" office:value-type="float" office:value="25.47" calcext:value-type="float">
            <text:p>25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525" calcext:value-type="float">
            <text:p>-2.4525</text:p>
          </table:table-cell>
          <table:table-cell office:value-type="float" office:value="0.001" calcext:value-type="float">
            <text:p>0.001</text:p>
          </table:table-cell>
          <table:table-cell office:value-type="float" office:value="-853.5" calcext:value-type="float">
            <text:p>-853.5</text:p>
          </table:table-cell>
          <table:table-cell table:formula="of:=ABS(0.03 * [.C283])" office:value-type="float" office:value="25.605" calcext:value-type="float">
            <text:p>25.6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825" calcext:value-type="float">
            <text:p>-2.4825</text:p>
          </table:table-cell>
          <table:table-cell office:value-type="float" office:value="0.001" calcext:value-type="float">
            <text:p>0.001</text:p>
          </table:table-cell>
          <table:table-cell office:value-type="float" office:value="-860" calcext:value-type="float">
            <text:p>-860</text:p>
          </table:table-cell>
          <table:table-cell table:formula="of:=ABS(0.03 * [.C284])" office:value-type="float" office:value="25.8" calcext:value-type="float">
            <text:p>25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885" calcext:value-type="float">
            <text:p>-2.4885</text:p>
          </table:table-cell>
          <table:table-cell office:value-type="float" office:value="0.001" calcext:value-type="float">
            <text:p>0.001</text:p>
          </table:table-cell>
          <table:table-cell office:value-type="float" office:value="-863.5" calcext:value-type="float">
            <text:p>-863.5</text:p>
          </table:table-cell>
          <table:table-cell table:formula="of:=ABS(0.03 * [.C285])" office:value-type="float" office:value="25.905" calcext:value-type="float">
            <text:p>25.9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14" calcext:value-type="float">
            <text:p>-2.514</text:p>
          </table:table-cell>
          <table:table-cell office:value-type="float" office:value="0.001" calcext:value-type="float">
            <text:p>0.001</text:p>
          </table:table-cell>
          <table:table-cell office:value-type="float" office:value="-868" calcext:value-type="float">
            <text:p>-868</text:p>
          </table:table-cell>
          <table:table-cell table:formula="of:=ABS(0.03 * [.C286])" office:value-type="float" office:value="26.04" calcext:value-type="float">
            <text:p>26.0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515" calcext:value-type="float">
            <text:p>-2.5515</text:p>
          </table:table-cell>
          <table:table-cell office:value-type="float" office:value="0.001" calcext:value-type="float">
            <text:p>0.001</text:p>
          </table:table-cell>
          <table:table-cell office:value-type="float" office:value="-873.5" calcext:value-type="float">
            <text:p>-873.5</text:p>
          </table:table-cell>
          <table:table-cell table:formula="of:=ABS(0.03 * [.C287])" office:value-type="float" office:value="26.205" calcext:value-type="float">
            <text:p>26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785" calcext:value-type="float">
            <text:p>-2.5785</text:p>
          </table:table-cell>
          <table:table-cell office:value-type="float" office:value="0.001" calcext:value-type="float">
            <text:p>0.001</text:p>
          </table:table-cell>
          <table:table-cell office:value-type="float" office:value="-877.5" calcext:value-type="float">
            <text:p>-877.5</text:p>
          </table:table-cell>
          <table:table-cell table:formula="of:=ABS(0.03 * [.C288])" office:value-type="float" office:value="26.325" calcext:value-type="float">
            <text:p>26.3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98" calcext:value-type="float">
            <text:p>-2.598</text:p>
          </table:table-cell>
          <table:table-cell office:value-type="float" office:value="0.001" calcext:value-type="float">
            <text:p>0.001</text:p>
          </table:table-cell>
          <table:table-cell office:value-type="float" office:value="-886" calcext:value-type="float">
            <text:p>-886</text:p>
          </table:table-cell>
          <table:table-cell table:formula="of:=ABS(0.03 * [.C289])" office:value-type="float" office:value="26.58" calcext:value-type="float">
            <text:p>26.5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175" calcext:value-type="float">
            <text:p>-2.61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90" calcext:value-type="float">
            <text:p>-890</text:p>
          </table:table-cell>
          <table:table-cell table:formula="of:=ABS(0.03 * [.C290])" office:value-type="float" office:value="26.7" calcext:value-type="float">
            <text:p>26.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28" calcext:value-type="float">
            <text:p>-2.628</text:p>
          </table:table-cell>
          <table:table-cell office:value-type="float" office:value="0.001" calcext:value-type="float">
            <text:p>0.001</text:p>
          </table:table-cell>
          <table:table-cell office:value-type="float" office:value="-889" calcext:value-type="float">
            <text:p>-889</text:p>
          </table:table-cell>
          <table:table-cell table:formula="of:=ABS(0.03 * [.C291])" office:value-type="float" office:value="26.67" calcext:value-type="float">
            <text:p>26.6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49" calcext:value-type="float">
            <text:p>-2.649</text:p>
          </table:table-cell>
          <table:table-cell office:value-type="float" office:value="0.001" calcext:value-type="float">
            <text:p>0.001</text:p>
          </table:table-cell>
          <table:table-cell office:value-type="float" office:value="-892.5" calcext:value-type="float">
            <text:p>-892.5</text:p>
          </table:table-cell>
          <table:table-cell table:formula="of:=ABS(0.03 * [.C292])" office:value-type="float" office:value="26.775" calcext:value-type="float">
            <text:p>26.7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655" calcext:value-type="float">
            <text:p>-2.6655</text:p>
          </table:table-cell>
          <table:table-cell office:value-type="float" office:value="0.001" calcext:value-type="float">
            <text:p>0.001</text:p>
          </table:table-cell>
          <table:table-cell office:value-type="float" office:value="-898.5" calcext:value-type="float">
            <text:p>-898.5</text:p>
          </table:table-cell>
          <table:table-cell table:formula="of:=ABS(0.03 * [.C293])" office:value-type="float" office:value="26.955" calcext:value-type="float">
            <text:p>26.9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835" calcext:value-type="float">
            <text:p>-2.683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2" calcext:value-type="float">
            <text:p>-902</text:p>
          </table:table-cell>
          <table:table-cell table:formula="of:=ABS(0.03 * [.C294])" office:value-type="float" office:value="27.06" calcext:value-type="float">
            <text:p>27.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97" calcext:value-type="float">
            <text:p>-2.697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" calcext:value-type="float">
            <text:p>-906</text:p>
          </table:table-cell>
          <table:table-cell table:formula="of:=ABS(0.03 * [.C295])" office:value-type="float" office:value="27.18" calcext:value-type="float">
            <text:p>27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985" calcext:value-type="float">
            <text:p>-2.698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5" calcext:value-type="float">
            <text:p>-905</text:p>
          </table:table-cell>
          <table:table-cell table:formula="of:=ABS(0.03 * [.C296])" office:value-type="float" office:value="27.15" calcext:value-type="float">
            <text:p>27.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15" calcext:value-type="float">
            <text:p>-2.7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8" calcext:value-type="float">
            <text:p>-908</text:p>
          </table:table-cell>
          <table:table-cell table:formula="of:=ABS(0.03 * [.C297])" office:value-type="float" office:value="27.24" calcext:value-type="float">
            <text:p>27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15" calcext:value-type="float">
            <text:p>-2.7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7" calcext:value-type="float">
            <text:p>-907</text:p>
          </table:table-cell>
          <table:table-cell table:formula="of:=ABS(0.03 * [.C298])" office:value-type="float" office:value="27.21" calcext:value-type="float">
            <text:p>27.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3" calcext:value-type="float">
            <text:p>-2.703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.5" calcext:value-type="float">
            <text:p>-906.5</text:p>
          </table:table-cell>
          <table:table-cell table:formula="of:=ABS(0.03 * [.C299])" office:value-type="float" office:value="27.195" calcext:value-type="float">
            <text:p>27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45" calcext:value-type="float">
            <text:p>-2.704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" calcext:value-type="float">
            <text:p>-906</text:p>
          </table:table-cell>
          <table:table-cell table:formula="of:=ABS(0.03 * [.C300])" office:value-type="float" office:value="27.18" calcext:value-type="float">
            <text:p>27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3" calcext:value-type="float">
            <text:p>-2.703</text:p>
          </table:table-cell>
          <table:table-cell office:value-type="float" office:value="0.001" calcext:value-type="float">
            <text:p>0.001</text:p>
          </table:table-cell>
          <table:table-cell office:value-type="float" office:value="-909" calcext:value-type="float">
            <text:p>-909</text:p>
          </table:table-cell>
          <table:table-cell table:formula="of:=ABS(0.03 * [.C301])" office:value-type="float" office:value="27.27" calcext:value-type="float">
            <text:p>27.2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6" calcext:value-type="float">
            <text:p>-2.706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.5" calcext:value-type="float">
            <text:p>-906.5</text:p>
          </table:table-cell>
          <table:table-cell table:formula="of:=ABS(0.03 * [.C302])" office:value-type="float" office:value="27.195" calcext:value-type="float">
            <text:p>27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3" calcext:value-type="float">
            <text:p>-2.703</text:p>
          </table:table-cell>
          <table:table-cell office:value-type="float" office:value="0.001" calcext:value-type="float">
            <text:p>0.001</text:p>
          </table:table-cell>
          <table:table-cell office:value-type="float" office:value="-908.5" calcext:value-type="float">
            <text:p>-908.5</text:p>
          </table:table-cell>
          <table:table-cell table:formula="of:=ABS(0.03 * [.C303])" office:value-type="float" office:value="27.255" calcext:value-type="float">
            <text:p>27.2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3" calcext:value-type="float">
            <text:p>-2.703</text:p>
          </table:table-cell>
          <table:table-cell office:value-type="float" office:value="0.001" calcext:value-type="float">
            <text:p>0.001</text:p>
          </table:table-cell>
          <table:table-cell office:value-type="float" office:value="-905.5" calcext:value-type="float">
            <text:p>-905.5</text:p>
          </table:table-cell>
          <table:table-cell table:formula="of:=ABS(0.03 * [.C304])" office:value-type="float" office:value="27.165" calcext:value-type="float">
            <text:p>27.1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3" calcext:value-type="float">
            <text:p>-2.703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" calcext:value-type="float">
            <text:p>-906</text:p>
          </table:table-cell>
          <table:table-cell table:formula="of:=ABS(0.03 * [.C305])" office:value-type="float" office:value="27.18" calcext:value-type="float">
            <text:p>27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6" calcext:value-type="float">
            <text:p>-2.706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" calcext:value-type="float">
            <text:p>-906</text:p>
          </table:table-cell>
          <table:table-cell table:formula="of:=ABS(0.03 * [.C306])" office:value-type="float" office:value="27.18" calcext:value-type="float">
            <text:p>27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3" calcext:value-type="float">
            <text:p>-2.703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.5" calcext:value-type="float">
            <text:p>-906.5</text:p>
          </table:table-cell>
          <table:table-cell table:formula="of:=ABS(0.03 * [.C307])" office:value-type="float" office:value="27.195" calcext:value-type="float">
            <text:p>27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6" calcext:value-type="float">
            <text:p>-2.706</text:p>
          </table:table-cell>
          <table:table-cell office:value-type="float" office:value="0.001" calcext:value-type="float">
            <text:p>0.001</text:p>
          </table:table-cell>
          <table:table-cell office:value-type="float" office:value="-905.5" calcext:value-type="float">
            <text:p>-905.5</text:p>
          </table:table-cell>
          <table:table-cell table:formula="of:=ABS(0.03 * [.C308])" office:value-type="float" office:value="27.165" calcext:value-type="float">
            <text:p>27.1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45" calcext:value-type="float">
            <text:p>-2.7045</text:p>
          </table:table-cell>
          <table:table-cell office:value-type="float" office:value="0.001" calcext:value-type="float">
            <text:p>0.001</text:p>
          </table:table-cell>
          <table:table-cell office:value-type="float" office:value="-910" calcext:value-type="float">
            <text:p>-910</text:p>
          </table:table-cell>
          <table:table-cell table:formula="of:=ABS(0.03 * [.C309])" office:value-type="float" office:value="27.3" calcext:value-type="float">
            <text:p>27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45" calcext:value-type="float">
            <text:p>-2.704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" calcext:value-type="float">
            <text:p>-906</text:p>
          </table:table-cell>
          <table:table-cell table:formula="of:=ABS(0.03 * [.C310])" office:value-type="float" office:value="27.18" calcext:value-type="float">
            <text:p>27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45" calcext:value-type="float">
            <text:p>-2.704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.5" calcext:value-type="float">
            <text:p>-906.5</text:p>
          </table:table-cell>
          <table:table-cell table:formula="of:=ABS(0.03 * [.C311])" office:value-type="float" office:value="27.195" calcext:value-type="float">
            <text:p>27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3" calcext:value-type="float">
            <text:p>-2.703</text:p>
          </table:table-cell>
          <table:table-cell office:value-type="float" office:value="0.001" calcext:value-type="float">
            <text:p>0.001</text:p>
          </table:table-cell>
          <table:table-cell office:value-type="float" office:value="-909.5" calcext:value-type="float">
            <text:p>-909.5</text:p>
          </table:table-cell>
          <table:table-cell table:formula="of:=ABS(0.03 * [.C312])" office:value-type="float" office:value="27.285" calcext:value-type="float">
            <text:p>27.2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3" calcext:value-type="float">
            <text:p>-2.703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" calcext:value-type="float">
            <text:p>-906</text:p>
          </table:table-cell>
          <table:table-cell table:formula="of:=ABS(0.03 * [.C313])" office:value-type="float" office:value="27.18" calcext:value-type="float">
            <text:p>27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45" calcext:value-type="float">
            <text:p>-2.704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" calcext:value-type="float">
            <text:p>-906</text:p>
          </table:table-cell>
          <table:table-cell table:formula="of:=ABS(0.03 * [.C314])" office:value-type="float" office:value="27.18" calcext:value-type="float">
            <text:p>27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45" calcext:value-type="float">
            <text:p>-2.704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9.5" calcext:value-type="float">
            <text:p>-909.5</text:p>
          </table:table-cell>
          <table:table-cell table:formula="of:=ABS(0.03 * [.C315])" office:value-type="float" office:value="27.285" calcext:value-type="float">
            <text:p>27.2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3" calcext:value-type="float">
            <text:p>-2.703</text:p>
          </table:table-cell>
          <table:table-cell office:value-type="float" office:value="0.001" calcext:value-type="float">
            <text:p>0.001</text:p>
          </table:table-cell>
          <table:table-cell office:value-type="float" office:value="-910" calcext:value-type="float">
            <text:p>-910</text:p>
          </table:table-cell>
          <table:table-cell table:formula="of:=ABS(0.03 * [.C316])" office:value-type="float" office:value="27.3" calcext:value-type="float">
            <text:p>27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45" calcext:value-type="float">
            <text:p>-2.704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.5" calcext:value-type="float">
            <text:p>-906.5</text:p>
          </table:table-cell>
          <table:table-cell table:formula="of:=ABS(0.03 * [.C317])" office:value-type="float" office:value="27.195" calcext:value-type="float">
            <text:p>27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3" calcext:value-type="float">
            <text:p>-2.703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" calcext:value-type="float">
            <text:p>-906</text:p>
          </table:table-cell>
          <table:table-cell table:formula="of:=ABS(0.03 * [.C318])" office:value-type="float" office:value="27.18" calcext:value-type="float">
            <text:p>27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6" calcext:value-type="float">
            <text:p>-2.706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" calcext:value-type="float">
            <text:p>-906</text:p>
          </table:table-cell>
          <table:table-cell table:formula="of:=ABS(0.03 * [.C319])" office:value-type="float" office:value="27.18" calcext:value-type="float">
            <text:p>27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45" calcext:value-type="float">
            <text:p>-2.7045</text:p>
          </table:table-cell>
          <table:table-cell office:value-type="float" office:value="0.001" calcext:value-type="float">
            <text:p>0.001</text:p>
          </table:table-cell>
          <table:table-cell office:value-type="float" office:value="-910" calcext:value-type="float">
            <text:p>-910</text:p>
          </table:table-cell>
          <table:table-cell table:formula="of:=ABS(0.03 * [.C320])" office:value-type="float" office:value="27.3" calcext:value-type="float">
            <text:p>27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6" calcext:value-type="float">
            <text:p>-2.706</text:p>
          </table:table-cell>
          <table:table-cell office:value-type="float" office:value="0.001" calcext:value-type="float">
            <text:p>0.001</text:p>
          </table:table-cell>
          <table:table-cell office:value-type="float" office:value="-908" calcext:value-type="float">
            <text:p>-908</text:p>
          </table:table-cell>
          <table:table-cell table:formula="of:=ABS(0.03 * [.C321])" office:value-type="float" office:value="27.24" calcext:value-type="float">
            <text:p>27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6" calcext:value-type="float">
            <text:p>-2.706</text:p>
          </table:table-cell>
          <table:table-cell office:value-type="float" office:value="0.001" calcext:value-type="float">
            <text:p>0.001</text:p>
          </table:table-cell>
          <table:table-cell office:value-type="float" office:value="-910" calcext:value-type="float">
            <text:p>-910</text:p>
          </table:table-cell>
          <table:table-cell table:formula="of:=ABS(0.03 * [.C322])" office:value-type="float" office:value="27.3" calcext:value-type="float">
            <text:p>27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75" calcext:value-type="float">
            <text:p>-2.7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8.5" calcext:value-type="float">
            <text:p>-908.5</text:p>
          </table:table-cell>
          <table:table-cell table:formula="of:=ABS(0.03 * [.C323])" office:value-type="float" office:value="27.255" calcext:value-type="float">
            <text:p>27.2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24" calcext:value-type="float">
            <text:p>-2.724</text:p>
          </table:table-cell>
          <table:table-cell office:value-type="float" office:value="0.001" calcext:value-type="float">
            <text:p>0.001</text:p>
          </table:table-cell>
          <table:table-cell office:value-type="float" office:value="-913" calcext:value-type="float">
            <text:p>-913</text:p>
          </table:table-cell>
          <table:table-cell table:formula="of:=ABS(0.03 * [.C324])" office:value-type="float" office:value="27.39" calcext:value-type="float">
            <text:p>27.3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435" calcext:value-type="float">
            <text:p>-2.7435</text:p>
          </table:table-cell>
          <table:table-cell office:value-type="float" office:value="0.001" calcext:value-type="float">
            <text:p>0.001</text:p>
          </table:table-cell>
          <table:table-cell office:value-type="float" office:value="-916.5" calcext:value-type="float">
            <text:p>-916.5</text:p>
          </table:table-cell>
          <table:table-cell table:formula="of:=ABS(0.03 * [.C325])" office:value-type="float" office:value="27.495" calcext:value-type="float">
            <text:p>27.4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54" calcext:value-type="float">
            <text:p>-2.754</text:p>
          </table:table-cell>
          <table:table-cell office:value-type="float" office:value="0.001" calcext:value-type="float">
            <text:p>0.001</text:p>
          </table:table-cell>
          <table:table-cell office:value-type="float" office:value="-918.5" calcext:value-type="float">
            <text:p>-918.5</text:p>
          </table:table-cell>
          <table:table-cell table:formula="of:=ABS(0.03 * [.C326])" office:value-type="float" office:value="27.555" calcext:value-type="float">
            <text:p>27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69" calcext:value-type="float">
            <text:p>-2.769</text:p>
          </table:table-cell>
          <table:table-cell office:value-type="float" office:value="0.001" calcext:value-type="float">
            <text:p>0.001</text:p>
          </table:table-cell>
          <table:table-cell office:value-type="float" office:value="-919.5" calcext:value-type="float">
            <text:p>-919.5</text:p>
          </table:table-cell>
          <table:table-cell table:formula="of:=ABS(0.03 * [.C327])" office:value-type="float" office:value="27.585" calcext:value-type="float">
            <text:p>27.5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75" calcext:value-type="float">
            <text:p>-2.775</text:p>
          </table:table-cell>
          <table:table-cell office:value-type="float" office:value="0.001" calcext:value-type="float">
            <text:p>0.001</text:p>
          </table:table-cell>
          <table:table-cell office:value-type="float" office:value="-918.5" calcext:value-type="float">
            <text:p>-918.5</text:p>
          </table:table-cell>
          <table:table-cell table:formula="of:=ABS(0.03 * [.C328])" office:value-type="float" office:value="27.555" calcext:value-type="float">
            <text:p>27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825" calcext:value-type="float">
            <text:p>-2.782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3.5" calcext:value-type="float">
            <text:p>-923.5</text:p>
          </table:table-cell>
          <table:table-cell table:formula="of:=ABS(0.03 * [.C329])" office:value-type="float" office:value="27.705" calcext:value-type="float">
            <text:p>27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9" calcext:value-type="float">
            <text:p>-2.79</text:p>
          </table:table-cell>
          <table:table-cell office:value-type="float" office:value="0.001" calcext:value-type="float">
            <text:p>0.001</text:p>
          </table:table-cell>
          <table:table-cell office:value-type="float" office:value="-925.5" calcext:value-type="float">
            <text:p>-925.5</text:p>
          </table:table-cell>
          <table:table-cell table:formula="of:=ABS(0.03 * [.C330])" office:value-type="float" office:value="27.765" calcext:value-type="float">
            <text:p>27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975" calcext:value-type="float">
            <text:p>-2.797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5.5" calcext:value-type="float">
            <text:p>-925.5</text:p>
          </table:table-cell>
          <table:table-cell table:formula="of:=ABS(0.03 * [.C331])" office:value-type="float" office:value="27.765" calcext:value-type="float">
            <text:p>27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2" calcext:value-type="float">
            <text:p>-2.802</text:p>
          </table:table-cell>
          <table:table-cell office:value-type="float" office:value="0.001" calcext:value-type="float">
            <text:p>0.001</text:p>
          </table:table-cell>
          <table:table-cell office:value-type="float" office:value="-928" calcext:value-type="float">
            <text:p>-928</text:p>
          </table:table-cell>
          <table:table-cell table:formula="of:=ABS(0.03 * [.C332])" office:value-type="float" office:value="27.84" calcext:value-type="float">
            <text:p>27.8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35" calcext:value-type="float">
            <text:p>-2.803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9" calcext:value-type="float">
            <text:p>-929</text:p>
          </table:table-cell>
          <table:table-cell table:formula="of:=ABS(0.03 * [.C333])" office:value-type="float" office:value="27.87" calcext:value-type="float">
            <text:p>27.8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2" calcext:value-type="float">
            <text:p>-2.802</text:p>
          </table:table-cell>
          <table:table-cell office:value-type="float" office:value="0.001" calcext:value-type="float">
            <text:p>0.001</text:p>
          </table:table-cell>
          <table:table-cell office:value-type="float" office:value="-924.5" calcext:value-type="float">
            <text:p>-924.5</text:p>
          </table:table-cell>
          <table:table-cell table:formula="of:=ABS(0.03 * [.C334])" office:value-type="float" office:value="27.735" calcext:value-type="float">
            <text:p>27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35" calcext:value-type="float">
            <text:p>-2.803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4" calcext:value-type="float">
            <text:p>-924</text:p>
          </table:table-cell>
          <table:table-cell table:formula="of:=ABS(0.03 * [.C335])" office:value-type="float" office:value="27.72" calcext:value-type="float">
            <text:p>27.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9" calcext:value-type="float">
            <text:p>-929</text:p>
          </table:table-cell>
          <table:table-cell table:formula="of:=ABS(0.03 * [.C336])" office:value-type="float" office:value="27.87" calcext:value-type="float">
            <text:p>27.8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4.5" calcext:value-type="float">
            <text:p>-924.5</text:p>
          </table:table-cell>
          <table:table-cell table:formula="of:=ABS(0.03 * [.C337])" office:value-type="float" office:value="27.735" calcext:value-type="float">
            <text:p>27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35" calcext:value-type="float">
            <text:p>-2.803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9.5" calcext:value-type="float">
            <text:p>-929.5</text:p>
          </table:table-cell>
          <table:table-cell table:formula="of:=ABS(0.03 * [.C338])" office:value-type="float" office:value="27.885" calcext:value-type="float">
            <text:p>27.8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7" calcext:value-type="float">
            <text:p>-927</text:p>
          </table:table-cell>
          <table:table-cell table:formula="of:=ABS(0.03 * [.C339])" office:value-type="float" office:value="27.81" calcext:value-type="float">
            <text:p>27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7" calcext:value-type="float">
            <text:p>-927</text:p>
          </table:table-cell>
          <table:table-cell table:formula="of:=ABS(0.03 * [.C340])" office:value-type="float" office:value="27.81" calcext:value-type="float">
            <text:p>27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6.5" calcext:value-type="float">
            <text:p>-926.5</text:p>
          </table:table-cell>
          <table:table-cell table:formula="of:=ABS(0.03 * [.C341])" office:value-type="float" office:value="27.795" calcext:value-type="float">
            <text:p>27.7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7" calcext:value-type="float">
            <text:p>-927</text:p>
          </table:table-cell>
          <table:table-cell table:formula="of:=ABS(0.03 * [.C342])" office:value-type="float" office:value="27.81" calcext:value-type="float">
            <text:p>27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4.5" calcext:value-type="float">
            <text:p>-924.5</text:p>
          </table:table-cell>
          <table:table-cell table:formula="of:=ABS(0.03 * [.C343])" office:value-type="float" office:value="27.735" calcext:value-type="float">
            <text:p>27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65" calcext:value-type="float">
            <text:p>-2.806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7.5" calcext:value-type="float">
            <text:p>-927.5</text:p>
          </table:table-cell>
          <table:table-cell table:formula="of:=ABS(0.03 * [.C344])" office:value-type="float" office:value="27.825" calcext:value-type="float">
            <text:p>27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65" calcext:value-type="float">
            <text:p>-2.806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5" calcext:value-type="float">
            <text:p>-925</text:p>
          </table:table-cell>
          <table:table-cell table:formula="of:=ABS(0.03 * [.C345])" office:value-type="float" office:value="27.75" calcext:value-type="float">
            <text:p>27.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5.5" calcext:value-type="float">
            <text:p>-925.5</text:p>
          </table:table-cell>
          <table:table-cell table:formula="of:=ABS(0.03 * [.C346])" office:value-type="float" office:value="27.765" calcext:value-type="float">
            <text:p>27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9.5" calcext:value-type="float">
            <text:p>-929.5</text:p>
          </table:table-cell>
          <table:table-cell table:formula="of:=ABS(0.03 * [.C347])" office:value-type="float" office:value="27.885" calcext:value-type="float">
            <text:p>27.8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5" calcext:value-type="float">
            <text:p>-925</text:p>
          </table:table-cell>
          <table:table-cell table:formula="of:=ABS(0.03 * [.C348])" office:value-type="float" office:value="27.75" calcext:value-type="float">
            <text:p>27.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35" calcext:value-type="float">
            <text:p>-2.803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5.5" calcext:value-type="float">
            <text:p>-925.5</text:p>
          </table:table-cell>
          <table:table-cell table:formula="of:=ABS(0.03 * [.C349])" office:value-type="float" office:value="27.765" calcext:value-type="float">
            <text:p>27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6.5" calcext:value-type="float">
            <text:p>-926.5</text:p>
          </table:table-cell>
          <table:table-cell table:formula="of:=ABS(0.03 * [.C350])" office:value-type="float" office:value="27.795" calcext:value-type="float">
            <text:p>27.7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4.5" calcext:value-type="float">
            <text:p>-924.5</text:p>
          </table:table-cell>
          <table:table-cell table:formula="of:=ABS(0.03 * [.C351])" office:value-type="float" office:value="27.735" calcext:value-type="float">
            <text:p>27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9" calcext:value-type="float">
            <text:p>-929</text:p>
          </table:table-cell>
          <table:table-cell table:formula="of:=ABS(0.03 * [.C352])" office:value-type="float" office:value="27.87" calcext:value-type="float">
            <text:p>27.8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9.5" calcext:value-type="float">
            <text:p>-929.5</text:p>
          </table:table-cell>
          <table:table-cell table:formula="of:=ABS(0.03 * [.C353])" office:value-type="float" office:value="27.885" calcext:value-type="float">
            <text:p>27.8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9.5" calcext:value-type="float">
            <text:p>-929.5</text:p>
          </table:table-cell>
          <table:table-cell table:formula="of:=ABS(0.03 * [.C354])" office:value-type="float" office:value="27.885" calcext:value-type="float">
            <text:p>27.8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6" calcext:value-type="float">
            <text:p>-926</text:p>
          </table:table-cell>
          <table:table-cell table:formula="of:=ABS(0.03 * [.C355])" office:value-type="float" office:value="27.78" calcext:value-type="float">
            <text:p>27.7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5" calcext:value-type="float">
            <text:p>-925</text:p>
          </table:table-cell>
          <table:table-cell table:formula="of:=ABS(0.03 * [.C356])" office:value-type="float" office:value="27.75" calcext:value-type="float">
            <text:p>27.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5" calcext:value-type="float">
            <text:p>-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5.5" calcext:value-type="float">
            <text:p>-925.5</text:p>
          </table:table-cell>
          <table:table-cell table:formula="of:=ABS(0.03 * [.C357])" office:value-type="float" office:value="27.765" calcext:value-type="float">
            <text:p>27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65" calcext:value-type="float">
            <text:p>-2.806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8.5" calcext:value-type="float">
            <text:p>-928.5</text:p>
          </table:table-cell>
          <table:table-cell table:formula="of:=ABS(0.03 * [.C358])" office:value-type="float" office:value="27.855" calcext:value-type="float">
            <text:p>27.8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26" calcext:value-type="float">
            <text:p>-2.826</text:p>
          </table:table-cell>
          <table:table-cell office:value-type="float" office:value="0.001" calcext:value-type="float">
            <text:p>0.001</text:p>
          </table:table-cell>
          <table:table-cell office:value-type="float" office:value="-928.5" calcext:value-type="float">
            <text:p>-928.5</text:p>
          </table:table-cell>
          <table:table-cell table:formula="of:=ABS(0.03 * [.C359])" office:value-type="float" office:value="27.855" calcext:value-type="float">
            <text:p>27.8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44" calcext:value-type="float">
            <text:p>-2.844</text:p>
          </table:table-cell>
          <table:table-cell office:value-type="float" office:value="0.001" calcext:value-type="float">
            <text:p>0.001</text:p>
          </table:table-cell>
          <table:table-cell office:value-type="float" office:value="-930" calcext:value-type="float">
            <text:p>-930</text:p>
          </table:table-cell>
          <table:table-cell table:formula="of:=ABS(0.03 * [.C360])" office:value-type="float" office:value="27.9" calcext:value-type="float">
            <text:p>27.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53" calcext:value-type="float">
            <text:p>-2.853</text:p>
          </table:table-cell>
          <table:table-cell office:value-type="float" office:value="0.001" calcext:value-type="float">
            <text:p>0.001</text:p>
          </table:table-cell>
          <table:table-cell office:value-type="float" office:value="-934.5" calcext:value-type="float">
            <text:p>-934.5</text:p>
          </table:table-cell>
          <table:table-cell table:formula="of:=ABS(0.03 * [.C361])" office:value-type="float" office:value="28.035" calcext:value-type="float">
            <text:p>28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575" calcext:value-type="float">
            <text:p>-2.8575</text:p>
          </table:table-cell>
          <table:table-cell office:value-type="float" office:value="0.001" calcext:value-type="float">
            <text:p>0.001</text:p>
          </table:table-cell>
          <table:table-cell office:value-type="float" office:value="-938.5" calcext:value-type="float">
            <text:p>-938.5</text:p>
          </table:table-cell>
          <table:table-cell table:formula="of:=ABS(0.03 * [.C362])" office:value-type="float" office:value="28.155" calcext:value-type="float">
            <text:p>28.1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605" calcext:value-type="float">
            <text:p>-2.86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35" calcext:value-type="float">
            <text:p>-935</text:p>
          </table:table-cell>
          <table:table-cell table:formula="of:=ABS(0.03 * [.C363])" office:value-type="float" office:value="28.05" calcext:value-type="float">
            <text:p>28.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65" calcext:value-type="float">
            <text:p>-2.865</text:p>
          </table:table-cell>
          <table:table-cell office:value-type="float" office:value="0.001" calcext:value-type="float">
            <text:p>0.001</text:p>
          </table:table-cell>
          <table:table-cell office:value-type="float" office:value="-935" calcext:value-type="float">
            <text:p>-935</text:p>
          </table:table-cell>
          <table:table-cell table:formula="of:=ABS(0.03 * [.C364])" office:value-type="float" office:value="28.05" calcext:value-type="float">
            <text:p>28.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755" calcext:value-type="float">
            <text:p>-2.8755</text:p>
          </table:table-cell>
          <table:table-cell office:value-type="float" office:value="0.001" calcext:value-type="float">
            <text:p>0.001</text:p>
          </table:table-cell>
          <table:table-cell office:value-type="float" office:value="-936.5" calcext:value-type="float">
            <text:p>-936.5</text:p>
          </table:table-cell>
          <table:table-cell table:formula="of:=ABS(0.03 * [.C365])" office:value-type="float" office:value="28.095" calcext:value-type="float">
            <text:p>28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845" calcext:value-type="float">
            <text:p>-2.8845</text:p>
          </table:table-cell>
          <table:table-cell office:value-type="float" office:value="0.001" calcext:value-type="float">
            <text:p>0.001</text:p>
          </table:table-cell>
          <table:table-cell office:value-type="float" office:value="-938.5" calcext:value-type="float">
            <text:p>-938.5</text:p>
          </table:table-cell>
          <table:table-cell table:formula="of:=ABS(0.03 * [.C366])" office:value-type="float" office:value="28.155" calcext:value-type="float">
            <text:p>28.1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965" calcext:value-type="float">
            <text:p>-2.896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0" calcext:value-type="float">
            <text:p>-940</text:p>
          </table:table-cell>
          <table:table-cell table:formula="of:=ABS(0.03 * [.C367])" office:value-type="float" office:value="28.2" calcext:value-type="float">
            <text:p>28.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07" calcext:value-type="float">
            <text:p>-2.907</text:p>
          </table:table-cell>
          <table:table-cell office:value-type="float" office:value="0.001" calcext:value-type="float">
            <text:p>0.001</text:p>
          </table:table-cell>
          <table:table-cell office:value-type="float" office:value="-947" calcext:value-type="float">
            <text:p>-947</text:p>
          </table:table-cell>
          <table:table-cell table:formula="of:=ABS(0.03 * [.C368])" office:value-type="float" office:value="28.41" calcext:value-type="float">
            <text:p>28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085" calcext:value-type="float">
            <text:p>-2.908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4" calcext:value-type="float">
            <text:p>-944</text:p>
          </table:table-cell>
          <table:table-cell table:formula="of:=ABS(0.03 * [.C369])" office:value-type="float" office:value="28.32" calcext:value-type="float">
            <text:p>28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1" calcext:value-type="float">
            <text:p>-2.91</text:p>
          </table:table-cell>
          <table:table-cell office:value-type="float" office:value="0.001" calcext:value-type="float">
            <text:p>0.001</text:p>
          </table:table-cell>
          <table:table-cell office:value-type="float" office:value="-946.5" calcext:value-type="float">
            <text:p>-946.5</text:p>
          </table:table-cell>
          <table:table-cell table:formula="of:=ABS(0.03 * [.C370])" office:value-type="float" office:value="28.395" calcext:value-type="float">
            <text:p>28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13" calcext:value-type="float">
            <text:p>-2.913</text:p>
          </table:table-cell>
          <table:table-cell office:value-type="float" office:value="0.001" calcext:value-type="float">
            <text:p>0.001</text:p>
          </table:table-cell>
          <table:table-cell office:value-type="float" office:value="-946.5" calcext:value-type="float">
            <text:p>-946.5</text:p>
          </table:table-cell>
          <table:table-cell table:formula="of:=ABS(0.03 * [.C371])" office:value-type="float" office:value="28.395" calcext:value-type="float">
            <text:p>28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16" calcext:value-type="float">
            <text:p>-2.916</text:p>
          </table:table-cell>
          <table:table-cell office:value-type="float" office:value="0.001" calcext:value-type="float">
            <text:p>0.001</text:p>
          </table:table-cell>
          <table:table-cell office:value-type="float" office:value="-948.5" calcext:value-type="float">
            <text:p>-948.5</text:p>
          </table:table-cell>
          <table:table-cell table:formula="of:=ABS(0.03 * [.C372])" office:value-type="float" office:value="28.455" calcext:value-type="float">
            <text:p>28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385" calcext:value-type="float">
            <text:p>-2.938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8" calcext:value-type="float">
            <text:p>-948</text:p>
          </table:table-cell>
          <table:table-cell table:formula="of:=ABS(0.03 * [.C373])" office:value-type="float" office:value="28.44" calcext:value-type="float">
            <text:p>28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58" calcext:value-type="float">
            <text:p>-2.958</text:p>
          </table:table-cell>
          <table:table-cell office:value-type="float" office:value="0.001" calcext:value-type="float">
            <text:p>0.001</text:p>
          </table:table-cell>
          <table:table-cell office:value-type="float" office:value="-953" calcext:value-type="float">
            <text:p>-953</text:p>
          </table:table-cell>
          <table:table-cell table:formula="of:=ABS(0.03 * [.C374])" office:value-type="float" office:value="28.59" calcext:value-type="float">
            <text:p>28.5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625" calcext:value-type="float">
            <text:p>-2.962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2" calcext:value-type="float">
            <text:p>-952</text:p>
          </table:table-cell>
          <table:table-cell table:formula="of:=ABS(0.03 * [.C375])" office:value-type="float" office:value="28.56" calcext:value-type="float">
            <text:p>28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73" calcext:value-type="float">
            <text:p>-2.973</text:p>
          </table:table-cell>
          <table:table-cell office:value-type="float" office:value="0.001" calcext:value-type="float">
            <text:p>0.001</text:p>
          </table:table-cell>
          <table:table-cell office:value-type="float" office:value="-954" calcext:value-type="float">
            <text:p>-954</text:p>
          </table:table-cell>
          <table:table-cell table:formula="of:=ABS(0.03 * [.C376])" office:value-type="float" office:value="28.62" calcext:value-type="float">
            <text:p>28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805" calcext:value-type="float">
            <text:p>-2.9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5.5" calcext:value-type="float">
            <text:p>-955.5</text:p>
          </table:table-cell>
          <table:table-cell table:formula="of:=ABS(0.03 * [.C377])" office:value-type="float" office:value="28.665" calcext:value-type="float">
            <text:p>28.6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88" calcext:value-type="float">
            <text:p>-2.988</text:p>
          </table:table-cell>
          <table:table-cell office:value-type="float" office:value="0.001" calcext:value-type="float">
            <text:p>0.001</text:p>
          </table:table-cell>
          <table:table-cell office:value-type="float" office:value="-959.5" calcext:value-type="float">
            <text:p>-959.5</text:p>
          </table:table-cell>
          <table:table-cell table:formula="of:=ABS(0.03 * [.C378])" office:value-type="float" office:value="28.785" calcext:value-type="float">
            <text:p>28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895" calcext:value-type="float">
            <text:p>-2.989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8.5" calcext:value-type="float">
            <text:p>-958.5</text:p>
          </table:table-cell>
          <table:table-cell table:formula="of:=ABS(0.03 * [.C379])" office:value-type="float" office:value="28.755" calcext:value-type="float">
            <text:p>28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82" calcext:value-type="float">
            <text:p>-2.982</text:p>
          </table:table-cell>
          <table:table-cell office:value-type="float" office:value="0.001" calcext:value-type="float">
            <text:p>0.001</text:p>
          </table:table-cell>
          <table:table-cell office:value-type="float" office:value="-961.5" calcext:value-type="float">
            <text:p>-961.5</text:p>
          </table:table-cell>
          <table:table-cell table:formula="of:=ABS(0.03 * [.C380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7" calcext:value-type="float">
            <text:p>-2.97</text:p>
          </table:table-cell>
          <table:table-cell office:value-type="float" office:value="0.001" calcext:value-type="float">
            <text:p>0.001</text:p>
          </table:table-cell>
          <table:table-cell office:value-type="float" office:value="-960.5" calcext:value-type="float">
            <text:p>-960.5</text:p>
          </table:table-cell>
          <table:table-cell table:formula="of:=ABS(0.03 * [.C381])" office:value-type="float" office:value="28.815" calcext:value-type="float">
            <text:p>28.8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535" calcext:value-type="float">
            <text:p>-2.953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5" calcext:value-type="float">
            <text:p>-955</text:p>
          </table:table-cell>
          <table:table-cell table:formula="of:=ABS(0.03 * [.C382])" office:value-type="float" office:value="28.65" calcext:value-type="float">
            <text:p>28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5" calcext:value-type="float">
            <text:p>-2.92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3.5" calcext:value-type="float">
            <text:p>-953.5</text:p>
          </table:table-cell>
          <table:table-cell table:formula="of:=ABS(0.03 * [.C383])" office:value-type="float" office:value="28.605" calcext:value-type="float">
            <text:p>28.6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35" calcext:value-type="float">
            <text:p>-2.923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1.5" calcext:value-type="float">
            <text:p>-951.5</text:p>
          </table:table-cell>
          <table:table-cell table:formula="of:=ABS(0.03 * [.C384])" office:value-type="float" office:value="28.545" calcext:value-type="float">
            <text:p>28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65" calcext:value-type="float">
            <text:p>-2.9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3.5" calcext:value-type="float">
            <text:p>-953.5</text:p>
          </table:table-cell>
          <table:table-cell table:formula="of:=ABS(0.03 * [.C385])" office:value-type="float" office:value="28.605" calcext:value-type="float">
            <text:p>28.6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31" calcext:value-type="float">
            <text:p>-2.931</text:p>
          </table:table-cell>
          <table:table-cell office:value-type="float" office:value="0.001" calcext:value-type="float">
            <text:p>0.001</text:p>
          </table:table-cell>
          <table:table-cell office:value-type="float" office:value="-952" calcext:value-type="float">
            <text:p>-952</text:p>
          </table:table-cell>
          <table:table-cell table:formula="of:=ABS(0.03 * [.C386])" office:value-type="float" office:value="28.56" calcext:value-type="float">
            <text:p>28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34" calcext:value-type="float">
            <text:p>-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-952.5" calcext:value-type="float">
            <text:p>-952.5</text:p>
          </table:table-cell>
          <table:table-cell table:formula="of:=ABS(0.03 * [.C387])" office:value-type="float" office:value="28.575" calcext:value-type="float">
            <text:p>28.5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325" calcext:value-type="float">
            <text:p>-2.932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7.5" calcext:value-type="float">
            <text:p>-957.5</text:p>
          </table:table-cell>
          <table:table-cell table:formula="of:=ABS(0.03 * [.C388])" office:value-type="float" office:value="28.725" calcext:value-type="float">
            <text:p>28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325" calcext:value-type="float">
            <text:p>-2.932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4.5" calcext:value-type="float">
            <text:p>-954.5</text:p>
          </table:table-cell>
          <table:table-cell table:formula="of:=ABS(0.03 * [.C389])" office:value-type="float" office:value="28.635" calcext:value-type="float">
            <text:p>28.6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34" calcext:value-type="float">
            <text:p>-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-953" calcext:value-type="float">
            <text:p>-953</text:p>
          </table:table-cell>
          <table:table-cell table:formula="of:=ABS(0.03 * [.C390])" office:value-type="float" office:value="28.59" calcext:value-type="float">
            <text:p>28.5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34" calcext:value-type="float">
            <text:p>-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-957.5" calcext:value-type="float">
            <text:p>-957.5</text:p>
          </table:table-cell>
          <table:table-cell table:formula="of:=ABS(0.03 * [.C391])" office:value-type="float" office:value="28.725" calcext:value-type="float">
            <text:p>28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34" calcext:value-type="float">
            <text:p>-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-955" calcext:value-type="float">
            <text:p>-955</text:p>
          </table:table-cell>
          <table:table-cell table:formula="of:=ABS(0.03 * [.C392])" office:value-type="float" office:value="28.65" calcext:value-type="float">
            <text:p>28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34" calcext:value-type="float">
            <text:p>-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-955.5" calcext:value-type="float">
            <text:p>-955.5</text:p>
          </table:table-cell>
          <table:table-cell table:formula="of:=ABS(0.03 * [.C393])" office:value-type="float" office:value="28.665" calcext:value-type="float">
            <text:p>28.6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355" calcext:value-type="float">
            <text:p>-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4.5" calcext:value-type="float">
            <text:p>-954.5</text:p>
          </table:table-cell>
          <table:table-cell table:formula="of:=ABS(0.03 * [.C394])" office:value-type="float" office:value="28.635" calcext:value-type="float">
            <text:p>28.6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65" calcext:value-type="float">
            <text:p>-2.9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7" calcext:value-type="float">
            <text:p>-957</text:p>
          </table:table-cell>
          <table:table-cell table:formula="of:=ABS(0.03 * [.C395])" office:value-type="float" office:value="28.71" calcext:value-type="float">
            <text:p>28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01" calcext:value-type="float">
            <text:p>-2.901</text:p>
          </table:table-cell>
          <table:table-cell office:value-type="float" office:value="0.001" calcext:value-type="float">
            <text:p>0.001</text:p>
          </table:table-cell>
          <table:table-cell office:value-type="float" office:value="-951.5" calcext:value-type="float">
            <text:p>-951.5</text:p>
          </table:table-cell>
          <table:table-cell table:formula="of:=ABS(0.03 * [.C396])" office:value-type="float" office:value="28.545" calcext:value-type="float">
            <text:p>28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77" calcext:value-type="float">
            <text:p>-2.877</text:p>
          </table:table-cell>
          <table:table-cell office:value-type="float" office:value="0.001" calcext:value-type="float">
            <text:p>0.001</text:p>
          </table:table-cell>
          <table:table-cell office:value-type="float" office:value="-952.5" calcext:value-type="float">
            <text:p>-952.5</text:p>
          </table:table-cell>
          <table:table-cell table:formula="of:=ABS(0.03 * [.C397])" office:value-type="float" office:value="28.575" calcext:value-type="float">
            <text:p>28.5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575" calcext:value-type="float">
            <text:p>-2.857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5.5" calcext:value-type="float">
            <text:p>-945.5</text:p>
          </table:table-cell>
          <table:table-cell table:formula="of:=ABS(0.03 * [.C398])" office:value-type="float" office:value="28.365" calcext:value-type="float">
            <text:p>28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425" calcext:value-type="float">
            <text:p>-2.842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8.5" calcext:value-type="float">
            <text:p>-948.5</text:p>
          </table:table-cell>
          <table:table-cell table:formula="of:=ABS(0.03 * [.C399])" office:value-type="float" office:value="28.455" calcext:value-type="float">
            <text:p>28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26" calcext:value-type="float">
            <text:p>-2.826</text:p>
          </table:table-cell>
          <table:table-cell office:value-type="float" office:value="0.001" calcext:value-type="float">
            <text:p>0.001</text:p>
          </table:table-cell>
          <table:table-cell office:value-type="float" office:value="-946.5" calcext:value-type="float">
            <text:p>-946.5</text:p>
          </table:table-cell>
          <table:table-cell table:formula="of:=ABS(0.03 * [.C400])" office:value-type="float" office:value="28.395" calcext:value-type="float">
            <text:p>28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8" calcext:value-type="float">
            <text:p>-2.808</text:p>
          </table:table-cell>
          <table:table-cell office:value-type="float" office:value="0.001" calcext:value-type="float">
            <text:p>0.001</text:p>
          </table:table-cell>
          <table:table-cell office:value-type="float" office:value="-944.5" calcext:value-type="float">
            <text:p>-944.5</text:p>
          </table:table-cell>
          <table:table-cell table:formula="of:=ABS(0.03 * [.C401])" office:value-type="float" office:value="28.335" calcext:value-type="float">
            <text:p>28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93" calcext:value-type="float">
            <text:p>-2.793</text:p>
          </table:table-cell>
          <table:table-cell office:value-type="float" office:value="0.001" calcext:value-type="float">
            <text:p>0.001</text:p>
          </table:table-cell>
          <table:table-cell office:value-type="float" office:value="-942" calcext:value-type="float">
            <text:p>-942</text:p>
          </table:table-cell>
          <table:table-cell table:formula="of:=ABS(0.03 * [.C402])" office:value-type="float" office:value="28.26" calcext:value-type="float">
            <text:p>28.2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72" calcext:value-type="float">
            <text:p>-2.772</text:p>
          </table:table-cell>
          <table:table-cell office:value-type="float" office:value="0.001" calcext:value-type="float">
            <text:p>0.001</text:p>
          </table:table-cell>
          <table:table-cell office:value-type="float" office:value="-937.5" calcext:value-type="float">
            <text:p>-937.5</text:p>
          </table:table-cell>
          <table:table-cell table:formula="of:=ABS(0.03 * [.C403])" office:value-type="float" office:value="28.125" calcext:value-type="float">
            <text:p>28.1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54" calcext:value-type="float">
            <text:p>-2.754</text:p>
          </table:table-cell>
          <table:table-cell office:value-type="float" office:value="0.001" calcext:value-type="float">
            <text:p>0.001</text:p>
          </table:table-cell>
          <table:table-cell office:value-type="float" office:value="-935" calcext:value-type="float">
            <text:p>-935</text:p>
          </table:table-cell>
          <table:table-cell table:formula="of:=ABS(0.03 * [.C404])" office:value-type="float" office:value="28.05" calcext:value-type="float">
            <text:p>28.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42" calcext:value-type="float">
            <text:p>-2.742</text:p>
          </table:table-cell>
          <table:table-cell office:value-type="float" office:value="0.001" calcext:value-type="float">
            <text:p>0.001</text:p>
          </table:table-cell>
          <table:table-cell office:value-type="float" office:value="-938.5" calcext:value-type="float">
            <text:p>-938.5</text:p>
          </table:table-cell>
          <table:table-cell table:formula="of:=ABS(0.03 * [.C405])" office:value-type="float" office:value="28.155" calcext:value-type="float">
            <text:p>28.1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33" calcext:value-type="float">
            <text:p>-2.733</text:p>
          </table:table-cell>
          <table:table-cell office:value-type="float" office:value="0.001" calcext:value-type="float">
            <text:p>0.001</text:p>
          </table:table-cell>
          <table:table-cell office:value-type="float" office:value="-937.5" calcext:value-type="float">
            <text:p>-937.5</text:p>
          </table:table-cell>
          <table:table-cell table:formula="of:=ABS(0.03 * [.C406])" office:value-type="float" office:value="28.125" calcext:value-type="float">
            <text:p>28.1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105" calcext:value-type="float">
            <text:p>-2.71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33" calcext:value-type="float">
            <text:p>-933</text:p>
          </table:table-cell>
          <table:table-cell table:formula="of:=ABS(0.03 * [.C407])" office:value-type="float" office:value="27.99" calcext:value-type="float">
            <text:p>27.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835" calcext:value-type="float">
            <text:p>-2.683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7.5" calcext:value-type="float">
            <text:p>-927.5</text:p>
          </table:table-cell>
          <table:table-cell table:formula="of:=ABS(0.03 * [.C408])" office:value-type="float" office:value="27.825" calcext:value-type="float">
            <text:p>27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625" calcext:value-type="float">
            <text:p>-2.662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6.5" calcext:value-type="float">
            <text:p>-926.5</text:p>
          </table:table-cell>
          <table:table-cell table:formula="of:=ABS(0.03 * [.C409])" office:value-type="float" office:value="27.795" calcext:value-type="float">
            <text:p>27.7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34" calcext:value-type="float">
            <text:p>-2.634</text:p>
          </table:table-cell>
          <table:table-cell office:value-type="float" office:value="0.001" calcext:value-type="float">
            <text:p>0.001</text:p>
          </table:table-cell>
          <table:table-cell office:value-type="float" office:value="-925.5" calcext:value-type="float">
            <text:p>-925.5</text:p>
          </table:table-cell>
          <table:table-cell table:formula="of:=ABS(0.03 * [.C410])" office:value-type="float" office:value="27.765" calcext:value-type="float">
            <text:p>27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145" calcext:value-type="float">
            <text:p>-2.614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1.5" calcext:value-type="float">
            <text:p>-921.5</text:p>
          </table:table-cell>
          <table:table-cell table:formula="of:=ABS(0.03 * [.C411])" office:value-type="float" office:value="27.645" calcext:value-type="float">
            <text:p>27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98" calcext:value-type="float">
            <text:p>-2.598</text:p>
          </table:table-cell>
          <table:table-cell office:value-type="float" office:value="0.001" calcext:value-type="float">
            <text:p>0.001</text:p>
          </table:table-cell>
          <table:table-cell office:value-type="float" office:value="-915.5" calcext:value-type="float">
            <text:p>-915.5</text:p>
          </table:table-cell>
          <table:table-cell table:formula="of:=ABS(0.03 * [.C412])" office:value-type="float" office:value="27.465" calcext:value-type="float">
            <text:p>27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785" calcext:value-type="float">
            <text:p>-2.5785</text:p>
          </table:table-cell>
          <table:table-cell office:value-type="float" office:value="0.001" calcext:value-type="float">
            <text:p>0.001</text:p>
          </table:table-cell>
          <table:table-cell office:value-type="float" office:value="-913" calcext:value-type="float">
            <text:p>-913</text:p>
          </table:table-cell>
          <table:table-cell table:formula="of:=ABS(0.03 * [.C413])" office:value-type="float" office:value="27.39" calcext:value-type="float">
            <text:p>27.3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59" calcext:value-type="float">
            <text:p>-2.559</text:p>
          </table:table-cell>
          <table:table-cell office:value-type="float" office:value="0.001" calcext:value-type="float">
            <text:p>0.001</text:p>
          </table:table-cell>
          <table:table-cell office:value-type="float" office:value="-913" calcext:value-type="float">
            <text:p>-913</text:p>
          </table:table-cell>
          <table:table-cell table:formula="of:=ABS(0.03 * [.C414])" office:value-type="float" office:value="27.39" calcext:value-type="float">
            <text:p>27.3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455" calcext:value-type="float">
            <text:p>-2.5455</text:p>
          </table:table-cell>
          <table:table-cell office:value-type="float" office:value="0.001" calcext:value-type="float">
            <text:p>0.001</text:p>
          </table:table-cell>
          <table:table-cell office:value-type="float" office:value="-912.5" calcext:value-type="float">
            <text:p>-912.5</text:p>
          </table:table-cell>
          <table:table-cell table:formula="of:=ABS(0.03 * [.C415])" office:value-type="float" office:value="27.375" calcext:value-type="float">
            <text:p>27.3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275" calcext:value-type="float">
            <text:p>-2.527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.5" calcext:value-type="float">
            <text:p>-906.5</text:p>
          </table:table-cell>
          <table:table-cell table:formula="of:=ABS(0.03 * [.C416])" office:value-type="float" office:value="27.195" calcext:value-type="float">
            <text:p>27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14" calcext:value-type="float">
            <text:p>-2.514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" calcext:value-type="float">
            <text:p>-906</text:p>
          </table:table-cell>
          <table:table-cell table:formula="of:=ABS(0.03 * [.C417])" office:value-type="float" office:value="27.18" calcext:value-type="float">
            <text:p>27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08" calcext:value-type="float">
            <text:p>-2.508</text:p>
          </table:table-cell>
          <table:table-cell office:value-type="float" office:value="0.001" calcext:value-type="float">
            <text:p>0.001</text:p>
          </table:table-cell>
          <table:table-cell office:value-type="float" office:value="-906" calcext:value-type="float">
            <text:p>-906</text:p>
          </table:table-cell>
          <table:table-cell table:formula="of:=ABS(0.03 * [.C418])" office:value-type="float" office:value="27.18" calcext:value-type="float">
            <text:p>27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99" calcext:value-type="float">
            <text:p>-2.499</text:p>
          </table:table-cell>
          <table:table-cell office:value-type="float" office:value="0.001" calcext:value-type="float">
            <text:p>0.001</text:p>
          </table:table-cell>
          <table:table-cell office:value-type="float" office:value="-902.5" calcext:value-type="float">
            <text:p>-902.5</text:p>
          </table:table-cell>
          <table:table-cell table:formula="of:=ABS(0.03 * [.C419])" office:value-type="float" office:value="27.075" calcext:value-type="float">
            <text:p>27.0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795" calcext:value-type="float">
            <text:p>-2.479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2.5" calcext:value-type="float">
            <text:p>-902.5</text:p>
          </table:table-cell>
          <table:table-cell table:formula="of:=ABS(0.03 * [.C420])" office:value-type="float" office:value="27.075" calcext:value-type="float">
            <text:p>27.0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525" calcext:value-type="float">
            <text:p>-2.4525</text:p>
          </table:table-cell>
          <table:table-cell office:value-type="float" office:value="0.001" calcext:value-type="float">
            <text:p>0.001</text:p>
          </table:table-cell>
          <table:table-cell office:value-type="float" office:value="-896.5" calcext:value-type="float">
            <text:p>-896.5</text:p>
          </table:table-cell>
          <table:table-cell table:formula="of:=ABS(0.03 * [.C421])" office:value-type="float" office:value="26.895" calcext:value-type="float">
            <text:p>26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39" calcext:value-type="float">
            <text:p>-2.439</text:p>
          </table:table-cell>
          <table:table-cell office:value-type="float" office:value="0.001" calcext:value-type="float">
            <text:p>0.001</text:p>
          </table:table-cell>
          <table:table-cell office:value-type="float" office:value="-892.5" calcext:value-type="float">
            <text:p>-892.5</text:p>
          </table:table-cell>
          <table:table-cell table:formula="of:=ABS(0.03 * [.C422])" office:value-type="float" office:value="26.775" calcext:value-type="float">
            <text:p>26.7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255" calcext:value-type="float">
            <text:p>-2.4255</text:p>
          </table:table-cell>
          <table:table-cell office:value-type="float" office:value="0.001" calcext:value-type="float">
            <text:p>0.001</text:p>
          </table:table-cell>
          <table:table-cell office:value-type="float" office:value="-889.5" calcext:value-type="float">
            <text:p>-889.5</text:p>
          </table:table-cell>
          <table:table-cell table:formula="of:=ABS(0.03 * [.C423])" office:value-type="float" office:value="26.685" calcext:value-type="float">
            <text:p>26.6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15" calcext:value-type="float">
            <text:p>-2.415</text:p>
          </table:table-cell>
          <table:table-cell office:value-type="float" office:value="0.001" calcext:value-type="float">
            <text:p>0.001</text:p>
          </table:table-cell>
          <table:table-cell office:value-type="float" office:value="-887.5" calcext:value-type="float">
            <text:p>-887.5</text:p>
          </table:table-cell>
          <table:table-cell table:formula="of:=ABS(0.03 * [.C424])" office:value-type="float" office:value="26.625" calcext:value-type="float">
            <text:p>26.6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955" calcext:value-type="float">
            <text:p>-2.3955</text:p>
          </table:table-cell>
          <table:table-cell office:value-type="float" office:value="0.001" calcext:value-type="float">
            <text:p>0.001</text:p>
          </table:table-cell>
          <table:table-cell office:value-type="float" office:value="-889" calcext:value-type="float">
            <text:p>-889</text:p>
          </table:table-cell>
          <table:table-cell table:formula="of:=ABS(0.03 * [.C425])" office:value-type="float" office:value="26.67" calcext:value-type="float">
            <text:p>26.6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76" calcext:value-type="float">
            <text:p>-2.376</text:p>
          </table:table-cell>
          <table:table-cell office:value-type="float" office:value="0.001" calcext:value-type="float">
            <text:p>0.001</text:p>
          </table:table-cell>
          <table:table-cell office:value-type="float" office:value="-885" calcext:value-type="float">
            <text:p>-885</text:p>
          </table:table-cell>
          <table:table-cell table:formula="of:=ABS(0.03 * [.C426])" office:value-type="float" office:value="26.55" calcext:value-type="float">
            <text:p>26.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58" calcext:value-type="float">
            <text:p>-2.358</text:p>
          </table:table-cell>
          <table:table-cell office:value-type="float" office:value="0.001" calcext:value-type="float">
            <text:p>0.001</text:p>
          </table:table-cell>
          <table:table-cell office:value-type="float" office:value="-881.5" calcext:value-type="float">
            <text:p>-881.5</text:p>
          </table:table-cell>
          <table:table-cell table:formula="of:=ABS(0.03 * [.C427])" office:value-type="float" office:value="26.445" calcext:value-type="float">
            <text:p>26.4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37" calcext:value-type="float">
            <text:p>-2.337</text:p>
          </table:table-cell>
          <table:table-cell office:value-type="float" office:value="0.001" calcext:value-type="float">
            <text:p>0.001</text:p>
          </table:table-cell>
          <table:table-cell office:value-type="float" office:value="-873.5" calcext:value-type="float">
            <text:p>-873.5</text:p>
          </table:table-cell>
          <table:table-cell table:formula="of:=ABS(0.03 * [.C428])" office:value-type="float" office:value="26.205" calcext:value-type="float">
            <text:p>26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205" calcext:value-type="float">
            <text:p>-2.3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871" calcext:value-type="float">
            <text:p>-871</text:p>
          </table:table-cell>
          <table:table-cell table:formula="of:=ABS(0.03 * [.C429])" office:value-type="float" office:value="26.13" calcext:value-type="float">
            <text:p>26.1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025" calcext:value-type="float">
            <text:p>-2.3025</text:p>
          </table:table-cell>
          <table:table-cell office:value-type="float" office:value="0.001" calcext:value-type="float">
            <text:p>0.001</text:p>
          </table:table-cell>
          <table:table-cell office:value-type="float" office:value="-868" calcext:value-type="float">
            <text:p>-868</text:p>
          </table:table-cell>
          <table:table-cell table:formula="of:=ABS(0.03 * [.C430])" office:value-type="float" office:value="26.04" calcext:value-type="float">
            <text:p>26.0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86" calcext:value-type="float">
            <text:p>-2.286</text:p>
          </table:table-cell>
          <table:table-cell office:value-type="float" office:value="0.001" calcext:value-type="float">
            <text:p>0.001</text:p>
          </table:table-cell>
          <table:table-cell office:value-type="float" office:value="-867" calcext:value-type="float">
            <text:p>-867</text:p>
          </table:table-cell>
          <table:table-cell table:formula="of:=ABS(0.03 * [.C431])" office:value-type="float" office:value="26.01" calcext:value-type="float">
            <text:p>26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635" calcext:value-type="float">
            <text:p>-2.2635</text:p>
          </table:table-cell>
          <table:table-cell office:value-type="float" office:value="0.001" calcext:value-type="float">
            <text:p>0.001</text:p>
          </table:table-cell>
          <table:table-cell office:value-type="float" office:value="-864.5" calcext:value-type="float">
            <text:p>-864.5</text:p>
          </table:table-cell>
          <table:table-cell table:formula="of:=ABS(0.03 * [.C432])" office:value-type="float" office:value="25.935" calcext:value-type="float">
            <text:p>25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47" calcext:value-type="float">
            <text:p>-2.247</text:p>
          </table:table-cell>
          <table:table-cell office:value-type="float" office:value="0.001" calcext:value-type="float">
            <text:p>0.001</text:p>
          </table:table-cell>
          <table:table-cell office:value-type="float" office:value="-860.5" calcext:value-type="float">
            <text:p>-860.5</text:p>
          </table:table-cell>
          <table:table-cell table:formula="of:=ABS(0.03 * [.C433])" office:value-type="float" office:value="25.815" calcext:value-type="float">
            <text:p>25.8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305" calcext:value-type="float">
            <text:p>-2.2305</text:p>
          </table:table-cell>
          <table:table-cell office:value-type="float" office:value="0.001" calcext:value-type="float">
            <text:p>0.001</text:p>
          </table:table-cell>
          <table:table-cell office:value-type="float" office:value="-855.5" calcext:value-type="float">
            <text:p>-855.5</text:p>
          </table:table-cell>
          <table:table-cell table:formula="of:=ABS(0.03 * [.C434])" office:value-type="float" office:value="25.665" calcext:value-type="float">
            <text:p>25.6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215" calcext:value-type="float">
            <text:p>-2.2215</text:p>
          </table:table-cell>
          <table:table-cell office:value-type="float" office:value="0.001" calcext:value-type="float">
            <text:p>0.001</text:p>
          </table:table-cell>
          <table:table-cell office:value-type="float" office:value="-855" calcext:value-type="float">
            <text:p>-855</text:p>
          </table:table-cell>
          <table:table-cell table:formula="of:=ABS(0.03 * [.C435])" office:value-type="float" office:value="25.65" calcext:value-type="float">
            <text:p>25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125" calcext:value-type="float">
            <text:p>-2.2125</text:p>
          </table:table-cell>
          <table:table-cell office:value-type="float" office:value="0.001" calcext:value-type="float">
            <text:p>0.001</text:p>
          </table:table-cell>
          <table:table-cell office:value-type="float" office:value="-852" calcext:value-type="float">
            <text:p>-852</text:p>
          </table:table-cell>
          <table:table-cell table:formula="of:=ABS(0.03 * [.C436])" office:value-type="float" office:value="25.56" calcext:value-type="float">
            <text:p>25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96" calcext:value-type="float">
            <text:p>-2.196</text:p>
          </table:table-cell>
          <table:table-cell office:value-type="float" office:value="0.001" calcext:value-type="float">
            <text:p>0.001</text:p>
          </table:table-cell>
          <table:table-cell office:value-type="float" office:value="-850" calcext:value-type="float">
            <text:p>-850</text:p>
          </table:table-cell>
          <table:table-cell table:formula="of:=ABS(0.03 * [.C437])" office:value-type="float" office:value="25.5" calcext:value-type="float">
            <text:p>25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795" calcext:value-type="float">
            <text:p>-2.17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6.5" calcext:value-type="float">
            <text:p>-846.5</text:p>
          </table:table-cell>
          <table:table-cell table:formula="of:=ABS(0.03 * [.C438])" office:value-type="float" office:value="25.395" calcext:value-type="float">
            <text:p>25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6" calcext:value-type="float">
            <text:p>-2.16</text:p>
          </table:table-cell>
          <table:table-cell office:value-type="float" office:value="0.001" calcext:value-type="float">
            <text:p>0.001</text:p>
          </table:table-cell>
          <table:table-cell office:value-type="float" office:value="-841.5" calcext:value-type="float">
            <text:p>-841.5</text:p>
          </table:table-cell>
          <table:table-cell table:formula="of:=ABS(0.03 * [.C439])" office:value-type="float" office:value="25.245" calcext:value-type="float">
            <text:p>25.2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405" calcext:value-type="float">
            <text:p>-2.1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839" calcext:value-type="float">
            <text:p>-839</text:p>
          </table:table-cell>
          <table:table-cell table:formula="of:=ABS(0.03 * [.C440])" office:value-type="float" office:value="25.17" calcext:value-type="float">
            <text:p>25.1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255" calcext:value-type="float">
            <text:p>-2.1255</text:p>
          </table:table-cell>
          <table:table-cell office:value-type="float" office:value="0.001" calcext:value-type="float">
            <text:p>0.001</text:p>
          </table:table-cell>
          <table:table-cell office:value-type="float" office:value="-832.5" calcext:value-type="float">
            <text:p>-832.5</text:p>
          </table:table-cell>
          <table:table-cell table:formula="of:=ABS(0.03 * [.C441])" office:value-type="float" office:value="24.975" calcext:value-type="float">
            <text:p>24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15" calcext:value-type="float">
            <text:p>-2.115</text:p>
          </table:table-cell>
          <table:table-cell office:value-type="float" office:value="0.001" calcext:value-type="float">
            <text:p>0.001</text:p>
          </table:table-cell>
          <table:table-cell office:value-type="float" office:value="-831" calcext:value-type="float">
            <text:p>-831</text:p>
          </table:table-cell>
          <table:table-cell table:formula="of:=ABS(0.03 * [.C442])" office:value-type="float" office:value="24.93" calcext:value-type="float">
            <text:p>24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03" calcext:value-type="float">
            <text:p>-2.103</text:p>
          </table:table-cell>
          <table:table-cell office:value-type="float" office:value="0.001" calcext:value-type="float">
            <text:p>0.001</text:p>
          </table:table-cell>
          <table:table-cell office:value-type="float" office:value="-829" calcext:value-type="float">
            <text:p>-829</text:p>
          </table:table-cell>
          <table:table-cell table:formula="of:=ABS(0.03 * [.C443])" office:value-type="float" office:value="24.87" calcext:value-type="float">
            <text:p>24.8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835" calcext:value-type="float">
            <text:p>-2.0835</text:p>
          </table:table-cell>
          <table:table-cell office:value-type="float" office:value="0.001" calcext:value-type="float">
            <text:p>0.001</text:p>
          </table:table-cell>
          <table:table-cell office:value-type="float" office:value="-825.5" calcext:value-type="float">
            <text:p>-825.5</text:p>
          </table:table-cell>
          <table:table-cell table:formula="of:=ABS(0.03 * [.C444])" office:value-type="float" office:value="24.765" calcext:value-type="float">
            <text:p>24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685" calcext:value-type="float">
            <text:p>-2.0685</text:p>
          </table:table-cell>
          <table:table-cell office:value-type="float" office:value="0.001" calcext:value-type="float">
            <text:p>0.001</text:p>
          </table:table-cell>
          <table:table-cell office:value-type="float" office:value="-821.5" calcext:value-type="float">
            <text:p>-821.5</text:p>
          </table:table-cell>
          <table:table-cell table:formula="of:=ABS(0.03 * [.C445])" office:value-type="float" office:value="24.645" calcext:value-type="float">
            <text:p>24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4" calcext:value-type="float">
            <text:p>-2.04</text:p>
          </table:table-cell>
          <table:table-cell office:value-type="float" office:value="0.001" calcext:value-type="float">
            <text:p>0.001</text:p>
          </table:table-cell>
          <table:table-cell office:value-type="float" office:value="-816.5" calcext:value-type="float">
            <text:p>-816.5</text:p>
          </table:table-cell>
          <table:table-cell table:formula="of:=ABS(0.03 * [.C446])" office:value-type="float" office:value="24.495" calcext:value-type="float">
            <text:p>24.4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325" calcext:value-type="float">
            <text:p>-2.0325</text:p>
          </table:table-cell>
          <table:table-cell office:value-type="float" office:value="0.001" calcext:value-type="float">
            <text:p>0.001</text:p>
          </table:table-cell>
          <table:table-cell office:value-type="float" office:value="-811" calcext:value-type="float">
            <text:p>-811</text:p>
          </table:table-cell>
          <table:table-cell table:formula="of:=ABS(0.03 * [.C447])" office:value-type="float" office:value="24.33" calcext:value-type="float">
            <text:p>24.3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205" calcext:value-type="float">
            <text:p>-2.0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808.5" calcext:value-type="float">
            <text:p>-808.5</text:p>
          </table:table-cell>
          <table:table-cell table:formula="of:=ABS(0.03 * [.C448])" office:value-type="float" office:value="24.255" calcext:value-type="float">
            <text:p>24.2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085" calcext:value-type="float">
            <text:p>-2.0085</text:p>
          </table:table-cell>
          <table:table-cell office:value-type="float" office:value="0.001" calcext:value-type="float">
            <text:p>0.001</text:p>
          </table:table-cell>
          <table:table-cell office:value-type="float" office:value="-805" calcext:value-type="float">
            <text:p>-805</text:p>
          </table:table-cell>
          <table:table-cell table:formula="of:=ABS(0.03 * [.C449])" office:value-type="float" office:value="24.15" calcext:value-type="float">
            <text:p>24.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01" calcext:value-type="float">
            <text:p>-2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-803" calcext:value-type="float">
            <text:p>-803</text:p>
          </table:table-cell>
          <table:table-cell table:formula="of:=ABS(0.03 * [.C450])" office:value-type="float" office:value="24.09" calcext:value-type="float">
            <text:p>24.0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845" calcext:value-type="float">
            <text:p>-1.9845</text:p>
          </table:table-cell>
          <table:table-cell office:value-type="float" office:value="0.001" calcext:value-type="float">
            <text:p>0.001</text:p>
          </table:table-cell>
          <table:table-cell office:value-type="float" office:value="-800.5" calcext:value-type="float">
            <text:p>-800.5</text:p>
          </table:table-cell>
          <table:table-cell table:formula="of:=ABS(0.03 * [.C451])" office:value-type="float" office:value="24.015" calcext:value-type="float">
            <text:p>24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635" calcext:value-type="float">
            <text:p>-1.9635</text:p>
          </table:table-cell>
          <table:table-cell office:value-type="float" office:value="0.001" calcext:value-type="float">
            <text:p>0.001</text:p>
          </table:table-cell>
          <table:table-cell office:value-type="float" office:value="-796" calcext:value-type="float">
            <text:p>-796</text:p>
          </table:table-cell>
          <table:table-cell table:formula="of:=ABS(0.03 * [.C452])" office:value-type="float" office:value="23.88" calcext:value-type="float">
            <text:p>23.8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47" calcext:value-type="float">
            <text:p>-1.947</text:p>
          </table:table-cell>
          <table:table-cell office:value-type="float" office:value="0.001" calcext:value-type="float">
            <text:p>0.001</text:p>
          </table:table-cell>
          <table:table-cell office:value-type="float" office:value="-793" calcext:value-type="float">
            <text:p>-793</text:p>
          </table:table-cell>
          <table:table-cell table:formula="of:=ABS(0.03 * [.C453])" office:value-type="float" office:value="23.79" calcext:value-type="float">
            <text:p>23.7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275" calcext:value-type="float">
            <text:p>-1.9275</text:p>
          </table:table-cell>
          <table:table-cell office:value-type="float" office:value="0.001" calcext:value-type="float">
            <text:p>0.001</text:p>
          </table:table-cell>
          <table:table-cell office:value-type="float" office:value="-786.5" calcext:value-type="float">
            <text:p>-786.5</text:p>
          </table:table-cell>
          <table:table-cell table:formula="of:=ABS(0.03 * [.C454])" office:value-type="float" office:value="23.595" calcext:value-type="float">
            <text:p>23.5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125" calcext:value-type="float">
            <text:p>-1.9125</text:p>
          </table:table-cell>
          <table:table-cell office:value-type="float" office:value="0.001" calcext:value-type="float">
            <text:p>0.001</text:p>
          </table:table-cell>
          <table:table-cell office:value-type="float" office:value="-782.5" calcext:value-type="float">
            <text:p>-782.5</text:p>
          </table:table-cell>
          <table:table-cell table:formula="of:=ABS(0.03 * [.C455])" office:value-type="float" office:value="23.475" calcext:value-type="float">
            <text:p>23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005" calcext:value-type="float">
            <text:p>-1.9005</text:p>
          </table:table-cell>
          <table:table-cell office:value-type="float" office:value="0.001" calcext:value-type="float">
            <text:p>0.001</text:p>
          </table:table-cell>
          <table:table-cell office:value-type="float" office:value="-779.5" calcext:value-type="float">
            <text:p>-779.5</text:p>
          </table:table-cell>
          <table:table-cell table:formula="of:=ABS(0.03 * [.C456])" office:value-type="float" office:value="23.385" calcext:value-type="float">
            <text:p>23.3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87" calcext:value-type="float">
            <text:p>-1.887</text:p>
          </table:table-cell>
          <table:table-cell office:value-type="float" office:value="0.001" calcext:value-type="float">
            <text:p>0.001</text:p>
          </table:table-cell>
          <table:table-cell office:value-type="float" office:value="-777" calcext:value-type="float">
            <text:p>-777</text:p>
          </table:table-cell>
          <table:table-cell table:formula="of:=ABS(0.03 * [.C457])" office:value-type="float" office:value="23.31" calcext:value-type="float">
            <text:p>23.3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765" calcext:value-type="float">
            <text:p>-1.8765</text:p>
          </table:table-cell>
          <table:table-cell office:value-type="float" office:value="0.001" calcext:value-type="float">
            <text:p>0.001</text:p>
          </table:table-cell>
          <table:table-cell office:value-type="float" office:value="-774" calcext:value-type="float">
            <text:p>-774</text:p>
          </table:table-cell>
          <table:table-cell table:formula="of:=ABS(0.03 * [.C458])" office:value-type="float" office:value="23.22" calcext:value-type="float">
            <text:p>23.2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69" calcext:value-type="float">
            <text:p>-1.869</text:p>
          </table:table-cell>
          <table:table-cell office:value-type="float" office:value="0.001" calcext:value-type="float">
            <text:p>0.001</text:p>
          </table:table-cell>
          <table:table-cell office:value-type="float" office:value="-771" calcext:value-type="float">
            <text:p>-771</text:p>
          </table:table-cell>
          <table:table-cell table:formula="of:=ABS(0.03 * [.C459])" office:value-type="float" office:value="23.13" calcext:value-type="float">
            <text:p>23.1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555" calcext:value-type="float">
            <text:p>-1.8555</text:p>
          </table:table-cell>
          <table:table-cell office:value-type="float" office:value="0.001" calcext:value-type="float">
            <text:p>0.001</text:p>
          </table:table-cell>
          <table:table-cell office:value-type="float" office:value="-768.5" calcext:value-type="float">
            <text:p>-768.5</text:p>
          </table:table-cell>
          <table:table-cell table:formula="of:=ABS(0.03 * [.C460])" office:value-type="float" office:value="23.055" calcext:value-type="float">
            <text:p>23.0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45" calcext:value-type="float">
            <text:p>-1.8345</text:p>
          </table:table-cell>
          <table:table-cell office:value-type="float" office:value="0.001" calcext:value-type="float">
            <text:p>0.001</text:p>
          </table:table-cell>
          <table:table-cell office:value-type="float" office:value="-764.5" calcext:value-type="float">
            <text:p>-764.5</text:p>
          </table:table-cell>
          <table:table-cell table:formula="of:=ABS(0.03 * [.C461])" office:value-type="float" office:value="22.935" calcext:value-type="float">
            <text:p>22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18" calcext:value-type="float">
            <text:p>-1.818</text:p>
          </table:table-cell>
          <table:table-cell office:value-type="float" office:value="0.001" calcext:value-type="float">
            <text:p>0.001</text:p>
          </table:table-cell>
          <table:table-cell office:value-type="float" office:value="-759" calcext:value-type="float">
            <text:p>-759</text:p>
          </table:table-cell>
          <table:table-cell table:formula="of:=ABS(0.03 * [.C462])" office:value-type="float" office:value="22.77" calcext:value-type="float">
            <text:p>22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85" calcext:value-type="float">
            <text:p>-1.78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2.5" calcext:value-type="float">
            <text:p>-752.5</text:p>
          </table:table-cell>
          <table:table-cell table:formula="of:=ABS(0.03 * [.C463])" office:value-type="float" office:value="22.575" calcext:value-type="float">
            <text:p>22.5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52" calcext:value-type="float">
            <text:p>-1.752</text:p>
          </table:table-cell>
          <table:table-cell office:value-type="float" office:value="0.001" calcext:value-type="float">
            <text:p>0.001</text:p>
          </table:table-cell>
          <table:table-cell office:value-type="float" office:value="-744" calcext:value-type="float">
            <text:p>-744</text:p>
          </table:table-cell>
          <table:table-cell table:formula="of:=ABS(0.03 * [.C464])" office:value-type="float" office:value="22.32" calcext:value-type="float">
            <text:p>22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325" calcext:value-type="float">
            <text:p>-1.7325</text:p>
          </table:table-cell>
          <table:table-cell office:value-type="float" office:value="0.001" calcext:value-type="float">
            <text:p>0.001</text:p>
          </table:table-cell>
          <table:table-cell office:value-type="float" office:value="-737.5" calcext:value-type="float">
            <text:p>-737.5</text:p>
          </table:table-cell>
          <table:table-cell table:formula="of:=ABS(0.03 * [.C465])" office:value-type="float" office:value="22.125" calcext:value-type="float">
            <text:p>22.1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1" calcext:value-type="float">
            <text:p>-1.71</text:p>
          </table:table-cell>
          <table:table-cell office:value-type="float" office:value="0.001" calcext:value-type="float">
            <text:p>0.001</text:p>
          </table:table-cell>
          <table:table-cell office:value-type="float" office:value="-731" calcext:value-type="float">
            <text:p>-731</text:p>
          </table:table-cell>
          <table:table-cell table:formula="of:=ABS(0.03 * [.C466])" office:value-type="float" office:value="21.93" calcext:value-type="float">
            <text:p>21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95" calcext:value-type="float">
            <text:p>-1.6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26.5" calcext:value-type="float">
            <text:p>-726.5</text:p>
          </table:table-cell>
          <table:table-cell table:formula="of:=ABS(0.03 * [.C467])" office:value-type="float" office:value="21.795" calcext:value-type="float">
            <text:p>21.7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785" calcext:value-type="float">
            <text:p>-1.6785</text:p>
          </table:table-cell>
          <table:table-cell office:value-type="float" office:value="0.001" calcext:value-type="float">
            <text:p>0.001</text:p>
          </table:table-cell>
          <table:table-cell office:value-type="float" office:value="-721" calcext:value-type="float">
            <text:p>-721</text:p>
          </table:table-cell>
          <table:table-cell table:formula="of:=ABS(0.03 * [.C468])" office:value-type="float" office:value="21.63" calcext:value-type="float">
            <text:p>21.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8" calcext:value-type="float">
            <text:p>-1.68</text:p>
          </table:table-cell>
          <table:table-cell office:value-type="float" office:value="0.001" calcext:value-type="float">
            <text:p>0.001</text:p>
          </table:table-cell>
          <table:table-cell office:value-type="float" office:value="-719.5" calcext:value-type="float">
            <text:p>-719.5</text:p>
          </table:table-cell>
          <table:table-cell table:formula="of:=ABS(0.03 * [.C469])" office:value-type="float" office:value="21.585" calcext:value-type="float">
            <text:p>21.5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725" calcext:value-type="float">
            <text:p>-1.6725</text:p>
          </table:table-cell>
          <table:table-cell office:value-type="float" office:value="0.001" calcext:value-type="float">
            <text:p>0.001</text:p>
          </table:table-cell>
          <table:table-cell office:value-type="float" office:value="-718" calcext:value-type="float">
            <text:p>-718</text:p>
          </table:table-cell>
          <table:table-cell table:formula="of:=ABS(0.03 * [.C470])" office:value-type="float" office:value="21.54" calcext:value-type="float">
            <text:p>21.5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725" calcext:value-type="float">
            <text:p>-1.6725</text:p>
          </table:table-cell>
          <table:table-cell office:value-type="float" office:value="0.001" calcext:value-type="float">
            <text:p>0.001</text:p>
          </table:table-cell>
          <table:table-cell office:value-type="float" office:value="-717" calcext:value-type="float">
            <text:p>-717</text:p>
          </table:table-cell>
          <table:table-cell table:formula="of:=ABS(0.03 * [.C471])" office:value-type="float" office:value="21.51" calcext:value-type="float">
            <text:p>21.5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665" calcext:value-type="float">
            <text:p>-1.6665</text:p>
          </table:table-cell>
          <table:table-cell office:value-type="float" office:value="0.001" calcext:value-type="float">
            <text:p>0.001</text:p>
          </table:table-cell>
          <table:table-cell office:value-type="float" office:value="-715.5" calcext:value-type="float">
            <text:p>-715.5</text:p>
          </table:table-cell>
          <table:table-cell table:formula="of:=ABS(0.03 * [.C472])" office:value-type="float" office:value="21.465" calcext:value-type="float">
            <text:p>21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215" calcext:value-type="float">
            <text:p>-1.6215</text:p>
          </table:table-cell>
          <table:table-cell office:value-type="float" office:value="0.001" calcext:value-type="float">
            <text:p>0.001</text:p>
          </table:table-cell>
          <table:table-cell office:value-type="float" office:value="-707.5" calcext:value-type="float">
            <text:p>-707.5</text:p>
          </table:table-cell>
          <table:table-cell table:formula="of:=ABS(0.03 * [.C473])" office:value-type="float" office:value="21.225" calcext:value-type="float">
            <text:p>21.2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57" calcext:value-type="float">
            <text:p>-1.557</text:p>
          </table:table-cell>
          <table:table-cell office:value-type="float" office:value="0.001" calcext:value-type="float">
            <text:p>0.001</text:p>
          </table:table-cell>
          <table:table-cell office:value-type="float" office:value="-692.5" calcext:value-type="float">
            <text:p>-692.5</text:p>
          </table:table-cell>
          <table:table-cell table:formula="of:=ABS(0.03 * [.C474])" office:value-type="float" office:value="20.775" calcext:value-type="float">
            <text:p>20.7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18" calcext:value-type="float">
            <text:p>-1.518</text:p>
          </table:table-cell>
          <table:table-cell office:value-type="float" office:value="0.001" calcext:value-type="float">
            <text:p>0.001</text:p>
          </table:table-cell>
          <table:table-cell office:value-type="float" office:value="-679" calcext:value-type="float">
            <text:p>-679</text:p>
          </table:table-cell>
          <table:table-cell table:formula="of:=ABS(0.03 * [.C475])" office:value-type="float" office:value="20.37" calcext:value-type="float">
            <text:p>20.3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105" calcext:value-type="float">
            <text:p>-1.51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72.5" calcext:value-type="float">
            <text:p>-672.5</text:p>
          </table:table-cell>
          <table:table-cell table:formula="of:=ABS(0.03 * [.C476])" office:value-type="float" office:value="20.175" calcext:value-type="float">
            <text:p>20.1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09" calcext:value-type="float">
            <text:p>-1.509</text:p>
          </table:table-cell>
          <table:table-cell office:value-type="float" office:value="0.001" calcext:value-type="float">
            <text:p>0.001</text:p>
          </table:table-cell>
          <table:table-cell office:value-type="float" office:value="-670.5" calcext:value-type="float">
            <text:p>-670.5</text:p>
          </table:table-cell>
          <table:table-cell table:formula="of:=ABS(0.03 * [.C477])" office:value-type="float" office:value="20.115" calcext:value-type="float">
            <text:p>20.1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015" calcext:value-type="float">
            <text:p>-1.5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68.5" calcext:value-type="float">
            <text:p>-668.5</text:p>
          </table:table-cell>
          <table:table-cell table:formula="of:=ABS(0.03 * [.C478])" office:value-type="float" office:value="20.055" calcext:value-type="float">
            <text:p>20.0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895" calcext:value-type="float">
            <text:p>-1.4895</text:p>
          </table:table-cell>
          <table:table-cell office:value-type="float" office:value="0.001" calcext:value-type="float">
            <text:p>0.001</text:p>
          </table:table-cell>
          <table:table-cell office:value-type="float" office:value="-665.5" calcext:value-type="float">
            <text:p>-665.5</text:p>
          </table:table-cell>
          <table:table-cell table:formula="of:=ABS(0.03 * [.C479])" office:value-type="float" office:value="19.965" calcext:value-type="float">
            <text:p>19.9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625" calcext:value-type="float">
            <text:p>-1.4625</text:p>
          </table:table-cell>
          <table:table-cell office:value-type="float" office:value="0.001" calcext:value-type="float">
            <text:p>0.001</text:p>
          </table:table-cell>
          <table:table-cell office:value-type="float" office:value="-659" calcext:value-type="float">
            <text:p>-659</text:p>
          </table:table-cell>
          <table:table-cell table:formula="of:=ABS(0.03 * [.C480])" office:value-type="float" office:value="19.77" calcext:value-type="float">
            <text:p>19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385" calcext:value-type="float">
            <text:p>-1.4385</text:p>
          </table:table-cell>
          <table:table-cell office:value-type="float" office:value="0.001" calcext:value-type="float">
            <text:p>0.001</text:p>
          </table:table-cell>
          <table:table-cell office:value-type="float" office:value="-652" calcext:value-type="float">
            <text:p>-652</text:p>
          </table:table-cell>
          <table:table-cell table:formula="of:=ABS(0.03 * [.C481])" office:value-type="float" office:value="19.56" calcext:value-type="float">
            <text:p>19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145" calcext:value-type="float">
            <text:p>-1.4145</text:p>
          </table:table-cell>
          <table:table-cell office:value-type="float" office:value="0.001" calcext:value-type="float">
            <text:p>0.001</text:p>
          </table:table-cell>
          <table:table-cell office:value-type="float" office:value="-645" calcext:value-type="float">
            <text:p>-645</text:p>
          </table:table-cell>
          <table:table-cell table:formula="of:=ABS(0.03 * [.C482])" office:value-type="float" office:value="19.35" calcext:value-type="float">
            <text:p>19.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01" calcext:value-type="float">
            <text:p>-1.401</text:p>
          </table:table-cell>
          <table:table-cell office:value-type="float" office:value="0.001" calcext:value-type="float">
            <text:p>0.001</text:p>
          </table:table-cell>
          <table:table-cell office:value-type="float" office:value="-639.5" calcext:value-type="float">
            <text:p>-639.5</text:p>
          </table:table-cell>
          <table:table-cell table:formula="of:=ABS(0.03 * [.C483])" office:value-type="float" office:value="19.185" calcext:value-type="float">
            <text:p>19.1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905" calcext:value-type="float">
            <text:p>-1.39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36" calcext:value-type="float">
            <text:p>-636</text:p>
          </table:table-cell>
          <table:table-cell table:formula="of:=ABS(0.03 * [.C484])" office:value-type="float" office:value="19.08" calcext:value-type="float">
            <text:p>19.0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815" calcext:value-type="float">
            <text:p>-1.38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32.5" calcext:value-type="float">
            <text:p>-632.5</text:p>
          </table:table-cell>
          <table:table-cell table:formula="of:=ABS(0.03 * [.C485])" office:value-type="float" office:value="18.975" calcext:value-type="float">
            <text:p>18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665" calcext:value-type="float">
            <text:p>-1.366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8.5" calcext:value-type="float">
            <text:p>-628.5</text:p>
          </table:table-cell>
          <table:table-cell table:formula="of:=ABS(0.03 * [.C486])" office:value-type="float" office:value="18.855" calcext:value-type="float">
            <text:p>18.8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575" calcext:value-type="float">
            <text:p>-1.357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4.5" calcext:value-type="float">
            <text:p>-624.5</text:p>
          </table:table-cell>
          <table:table-cell table:formula="of:=ABS(0.03 * [.C487])" office:value-type="float" office:value="18.735" calcext:value-type="float">
            <text:p>18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485" calcext:value-type="float">
            <text:p>-1.348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1.5" calcext:value-type="float">
            <text:p>-621.5</text:p>
          </table:table-cell>
          <table:table-cell table:formula="of:=ABS(0.03 * [.C488])" office:value-type="float" office:value="18.645" calcext:value-type="float">
            <text:p>18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395" calcext:value-type="float">
            <text:p>-1.3395</text:p>
          </table:table-cell>
          <table:table-cell office:value-type="float" office:value="0.001" calcext:value-type="float">
            <text:p>0.001</text:p>
          </table:table-cell>
          <table:table-cell office:value-type="float" office:value="-619" calcext:value-type="float">
            <text:p>-619</text:p>
          </table:table-cell>
          <table:table-cell table:formula="of:=ABS(0.03 * [.C489])" office:value-type="float" office:value="18.57" calcext:value-type="float">
            <text:p>18.5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305" calcext:value-type="float">
            <text:p>-1.33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16.5" calcext:value-type="float">
            <text:p>-616.5</text:p>
          </table:table-cell>
          <table:table-cell table:formula="of:=ABS(0.03 * [.C490])" office:value-type="float" office:value="18.495" calcext:value-type="float">
            <text:p>18.4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185" calcext:value-type="float">
            <text:p>-1.3185</text:p>
          </table:table-cell>
          <table:table-cell office:value-type="float" office:value="0.001" calcext:value-type="float">
            <text:p>0.001</text:p>
          </table:table-cell>
          <table:table-cell office:value-type="float" office:value="-613" calcext:value-type="float">
            <text:p>-613</text:p>
          </table:table-cell>
          <table:table-cell table:formula="of:=ABS(0.03 * [.C491])" office:value-type="float" office:value="18.39" calcext:value-type="float">
            <text:p>18.3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14" calcext:value-type="float">
            <text:p>-1.314</text:p>
          </table:table-cell>
          <table:table-cell office:value-type="float" office:value="0.001" calcext:value-type="float">
            <text:p>0.001</text:p>
          </table:table-cell>
          <table:table-cell office:value-type="float" office:value="-610" calcext:value-type="float">
            <text:p>-610</text:p>
          </table:table-cell>
          <table:table-cell table:formula="of:=ABS(0.03 * [.C492])" office:value-type="float" office:value="18.3" calcext:value-type="float">
            <text:p>18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96" calcext:value-type="float">
            <text:p>-1.296</text:p>
          </table:table-cell>
          <table:table-cell office:value-type="float" office:value="0.001" calcext:value-type="float">
            <text:p>0.001</text:p>
          </table:table-cell>
          <table:table-cell office:value-type="float" office:value="-606" calcext:value-type="float">
            <text:p>-606</text:p>
          </table:table-cell>
          <table:table-cell table:formula="of:=ABS(0.03 * [.C493])" office:value-type="float" office:value="18.18" calcext:value-type="float">
            <text:p>18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float" office:value="0.001" calcext:value-type="float">
            <text:p>0.001</text:p>
          </table:table-cell>
          <table:table-cell office:value-type="float" office:value="-603" calcext:value-type="float">
            <text:p>-603</text:p>
          </table:table-cell>
          <table:table-cell table:formula="of:=ABS(0.03 * [.C494])" office:value-type="float" office:value="18.09" calcext:value-type="float">
            <text:p>18.0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81" calcext:value-type="float">
            <text:p>-1.281</text:p>
          </table:table-cell>
          <table:table-cell office:value-type="float" office:value="0.001" calcext:value-type="float">
            <text:p>0.001</text:p>
          </table:table-cell>
          <table:table-cell office:value-type="float" office:value="-600.5" calcext:value-type="float">
            <text:p>-600.5</text:p>
          </table:table-cell>
          <table:table-cell table:formula="of:=ABS(0.03 * [.C495])" office:value-type="float" office:value="18.015" calcext:value-type="float">
            <text:p>18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765" calcext:value-type="float">
            <text:p>-1.2765</text:p>
          </table:table-cell>
          <table:table-cell office:value-type="float" office:value="0.001" calcext:value-type="float">
            <text:p>0.001</text:p>
          </table:table-cell>
          <table:table-cell office:value-type="float" office:value="-598.5" calcext:value-type="float">
            <text:p>-598.5</text:p>
          </table:table-cell>
          <table:table-cell table:formula="of:=ABS(0.03 * [.C496])" office:value-type="float" office:value="17.955" calcext:value-type="float">
            <text:p>17.9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float" office:value="0.001" calcext:value-type="float">
            <text:p>0.001</text:p>
          </table:table-cell>
          <table:table-cell office:value-type="float" office:value="-593.5" calcext:value-type="float">
            <text:p>-593.5</text:p>
          </table:table-cell>
          <table:table-cell table:formula="of:=ABS(0.03 * [.C497])" office:value-type="float" office:value="17.805" calcext:value-type="float">
            <text:p>17.8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495" calcext:value-type="float">
            <text:p>-1.2495</text:p>
          </table:table-cell>
          <table:table-cell office:value-type="float" office:value="0.001" calcext:value-type="float">
            <text:p>0.001</text:p>
          </table:table-cell>
          <table:table-cell office:value-type="float" office:value="-591" calcext:value-type="float">
            <text:p>-591</text:p>
          </table:table-cell>
          <table:table-cell table:formula="of:=ABS(0.03 * [.C498])" office:value-type="float" office:value="17.73" calcext:value-type="float">
            <text:p>17.7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405" calcext:value-type="float">
            <text:p>-1.2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588" calcext:value-type="float">
            <text:p>-588</text:p>
          </table:table-cell>
          <table:table-cell table:formula="of:=ABS(0.03 * [.C499])" office:value-type="float" office:value="17.64" calcext:value-type="float">
            <text:p>17.6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345" calcext:value-type="float">
            <text:p>-1.2345</text:p>
          </table:table-cell>
          <table:table-cell office:value-type="float" office:value="0.001" calcext:value-type="float">
            <text:p>0.001</text:p>
          </table:table-cell>
          <table:table-cell office:value-type="float" office:value="-585.5" calcext:value-type="float">
            <text:p>-585.5</text:p>
          </table:table-cell>
          <table:table-cell table:formula="of:=ABS(0.03 * [.C500])" office:value-type="float" office:value="17.565" calcext:value-type="float">
            <text:p>17.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24" calcext:value-type="float">
            <text:p>-1.224</text:p>
          </table:table-cell>
          <table:table-cell office:value-type="float" office:value="0.001" calcext:value-type="float">
            <text:p>0.001</text:p>
          </table:table-cell>
          <table:table-cell office:value-type="float" office:value="-582" calcext:value-type="float">
            <text:p>-582</text:p>
          </table:table-cell>
          <table:table-cell table:formula="of:=ABS(0.03 * [.C501])" office:value-type="float" office:value="17.46" calcext:value-type="float">
            <text:p>17.4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135" calcext:value-type="float">
            <text:p>-1.2135</text:p>
          </table:table-cell>
          <table:table-cell office:value-type="float" office:value="0.001" calcext:value-type="float">
            <text:p>0.001</text:p>
          </table:table-cell>
          <table:table-cell office:value-type="float" office:value="-579" calcext:value-type="float">
            <text:p>-579</text:p>
          </table:table-cell>
          <table:table-cell table:formula="of:=ABS(0.03 * [.C502])" office:value-type="float" office:value="17.37" calcext:value-type="float">
            <text:p>17.3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075" calcext:value-type="float">
            <text:p>-1.2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576.5" calcext:value-type="float">
            <text:p>-576.5</text:p>
          </table:table-cell>
          <table:table-cell table:formula="of:=ABS(0.03 * [.C503])" office:value-type="float" office:value="17.295" calcext:value-type="float">
            <text:p>17.2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03" calcext:value-type="float">
            <text:p>-1.203</text:p>
          </table:table-cell>
          <table:table-cell office:value-type="float" office:value="0.001" calcext:value-type="float">
            <text:p>0.001</text:p>
          </table:table-cell>
          <table:table-cell office:value-type="float" office:value="-574" calcext:value-type="float">
            <text:p>-574</text:p>
          </table:table-cell>
          <table:table-cell table:formula="of:=ABS(0.03 * [.C504])" office:value-type="float" office:value="17.22" calcext:value-type="float">
            <text:p>17.2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895" calcext:value-type="float">
            <text:p>-1.1895</text:p>
          </table:table-cell>
          <table:table-cell office:value-type="float" office:value="0.001" calcext:value-type="float">
            <text:p>0.001</text:p>
          </table:table-cell>
          <table:table-cell office:value-type="float" office:value="-571.5" calcext:value-type="float">
            <text:p>-571.5</text:p>
          </table:table-cell>
          <table:table-cell table:formula="of:=ABS(0.03 * [.C505])" office:value-type="float" office:value="17.145" calcext:value-type="float">
            <text:p>17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82" calcext:value-type="float">
            <text:p>-1.182</text:p>
          </table:table-cell>
          <table:table-cell office:value-type="float" office:value="0.001" calcext:value-type="float">
            <text:p>0.001</text:p>
          </table:table-cell>
          <table:table-cell office:value-type="float" office:value="-568" calcext:value-type="float">
            <text:p>-568</text:p>
          </table:table-cell>
          <table:table-cell table:formula="of:=ABS(0.03 * [.C506])" office:value-type="float" office:value="17.04" calcext:value-type="float">
            <text:p>17.0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745" calcext:value-type="float">
            <text:p>-1.1745</text:p>
          </table:table-cell>
          <table:table-cell office:value-type="float" office:value="0.001" calcext:value-type="float">
            <text:p>0.001</text:p>
          </table:table-cell>
          <table:table-cell office:value-type="float" office:value="-565.5" calcext:value-type="float">
            <text:p>-565.5</text:p>
          </table:table-cell>
          <table:table-cell table:formula="of:=ABS(0.03 * [.C507])" office:value-type="float" office:value="16.965" calcext:value-type="float">
            <text:p>16.9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655" calcext:value-type="float">
            <text:p>-1.1655</text:p>
          </table:table-cell>
          <table:table-cell office:value-type="float" office:value="0.001" calcext:value-type="float">
            <text:p>0.001</text:p>
          </table:table-cell>
          <table:table-cell office:value-type="float" office:value="-562.5" calcext:value-type="float">
            <text:p>-562.5</text:p>
          </table:table-cell>
          <table:table-cell table:formula="of:=ABS(0.03 * [.C508])" office:value-type="float" office:value="16.875" calcext:value-type="float">
            <text:p>16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535" calcext:value-type="float">
            <text:p>-1.1535</text:p>
          </table:table-cell>
          <table:table-cell office:value-type="float" office:value="0.001" calcext:value-type="float">
            <text:p>0.001</text:p>
          </table:table-cell>
          <table:table-cell office:value-type="float" office:value="-559" calcext:value-type="float">
            <text:p>-559</text:p>
          </table:table-cell>
          <table:table-cell table:formula="of:=ABS(0.03 * [.C509])" office:value-type="float" office:value="16.77" calcext:value-type="float">
            <text:p>16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37" calcext:value-type="float">
            <text:p>-1.137</text:p>
          </table:table-cell>
          <table:table-cell office:value-type="float" office:value="0.001" calcext:value-type="float">
            <text:p>0.001</text:p>
          </table:table-cell>
          <table:table-cell office:value-type="float" office:value="-554" calcext:value-type="float">
            <text:p>-554</text:p>
          </table:table-cell>
          <table:table-cell table:formula="of:=ABS(0.03 * [.C510])" office:value-type="float" office:value="16.62" calcext:value-type="float">
            <text:p>16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65" calcext:value-type="float">
            <text:p>-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550.5" calcext:value-type="float">
            <text:p>-550.5</text:p>
          </table:table-cell>
          <table:table-cell table:formula="of:=ABS(0.03 * [.C511])" office:value-type="float" office:value="16.515" calcext:value-type="float">
            <text:p>16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05" calcext:value-type="float">
            <text:p>-1.1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547.5" calcext:value-type="float">
            <text:p>-547.5</text:p>
          </table:table-cell>
          <table:table-cell table:formula="of:=ABS(0.03 * [.C512])" office:value-type="float" office:value="16.425" calcext:value-type="float">
            <text:p>16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085" calcext:value-type="float">
            <text:p>-1.1085</text:p>
          </table:table-cell>
          <table:table-cell office:value-type="float" office:value="0.001" calcext:value-type="float">
            <text:p>0.001</text:p>
          </table:table-cell>
          <table:table-cell office:value-type="float" office:value="-544" calcext:value-type="float">
            <text:p>-544</text:p>
          </table:table-cell>
          <table:table-cell table:formula="of:=ABS(0.03 * [.C513])" office:value-type="float" office:value="16.32" calcext:value-type="float">
            <text:p>16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055" calcext:value-type="float">
            <text:p>-1.1055</text:p>
          </table:table-cell>
          <table:table-cell office:value-type="float" office:value="0.001" calcext:value-type="float">
            <text:p>0.001</text:p>
          </table:table-cell>
          <table:table-cell office:value-type="float" office:value="-542" calcext:value-type="float">
            <text:p>-542</text:p>
          </table:table-cell>
          <table:table-cell table:formula="of:=ABS(0.03 * [.C514])" office:value-type="float" office:value="16.26" calcext:value-type="float">
            <text:p>16.2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995" calcext:value-type="float">
            <text:p>-1.0995</text:p>
          </table:table-cell>
          <table:table-cell office:value-type="float" office:value="0.001" calcext:value-type="float">
            <text:p>0.001</text:p>
          </table:table-cell>
          <table:table-cell office:value-type="float" office:value="-540" calcext:value-type="float">
            <text:p>-540</text:p>
          </table:table-cell>
          <table:table-cell table:formula="of:=ABS(0.03 * [.C515])" office:value-type="float" office:value="16.2" calcext:value-type="float">
            <text:p>16.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92" calcext:value-type="float">
            <text:p>-1.092</text:p>
          </table:table-cell>
          <table:table-cell office:value-type="float" office:value="0.001" calcext:value-type="float">
            <text:p>0.001</text:p>
          </table:table-cell>
          <table:table-cell office:value-type="float" office:value="-538" calcext:value-type="float">
            <text:p>-538</text:p>
          </table:table-cell>
          <table:table-cell table:formula="of:=ABS(0.03 * [.C516])" office:value-type="float" office:value="16.14" calcext:value-type="float">
            <text:p>16.1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83" calcext:value-type="float">
            <text:p>-1.083</text:p>
          </table:table-cell>
          <table:table-cell office:value-type="float" office:value="0.001" calcext:value-type="float">
            <text:p>0.001</text:p>
          </table:table-cell>
          <table:table-cell office:value-type="float" office:value="-535" calcext:value-type="float">
            <text:p>-535</text:p>
          </table:table-cell>
          <table:table-cell table:formula="of:=ABS(0.03 * [.C517])" office:value-type="float" office:value="16.05" calcext:value-type="float">
            <text:p>16.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74" calcext:value-type="float">
            <text:p>-1.074</text:p>
          </table:table-cell>
          <table:table-cell office:value-type="float" office:value="0.001" calcext:value-type="float">
            <text:p>0.001</text:p>
          </table:table-cell>
          <table:table-cell office:value-type="float" office:value="-532.5" calcext:value-type="float">
            <text:p>-532.5</text:p>
          </table:table-cell>
          <table:table-cell table:formula="of:=ABS(0.03 * [.C518])" office:value-type="float" office:value="15.975" calcext:value-type="float">
            <text:p>15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62" calcext:value-type="float">
            <text:p>-1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-528" calcext:value-type="float">
            <text:p>-528</text:p>
          </table:table-cell>
          <table:table-cell table:formula="of:=ABS(0.03 * [.C519])" office:value-type="float" office:value="15.84" calcext:value-type="float">
            <text:p>15.8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575" calcext:value-type="float">
            <text:p>-1.0575</text:p>
          </table:table-cell>
          <table:table-cell office:value-type="float" office:value="0.001" calcext:value-type="float">
            <text:p>0.001</text:p>
          </table:table-cell>
          <table:table-cell office:value-type="float" office:value="-526" calcext:value-type="float">
            <text:p>-526</text:p>
          </table:table-cell>
          <table:table-cell table:formula="of:=ABS(0.03 * [.C520])" office:value-type="float" office:value="15.78" calcext:value-type="float">
            <text:p>15.7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53" calcext:value-type="float">
            <text:p>-1.053</text:p>
          </table:table-cell>
          <table:table-cell office:value-type="float" office:value="0.001" calcext:value-type="float">
            <text:p>0.001</text:p>
          </table:table-cell>
          <table:table-cell office:value-type="float" office:value="-524" calcext:value-type="float">
            <text:p>-524</text:p>
          </table:table-cell>
          <table:table-cell table:formula="of:=ABS(0.03 * [.C521])" office:value-type="float" office:value="15.72" calcext:value-type="float">
            <text:p>15.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455" calcext:value-type="float">
            <text:p>-1.0455</text:p>
          </table:table-cell>
          <table:table-cell office:value-type="float" office:value="0.001" calcext:value-type="float">
            <text:p>0.001</text:p>
          </table:table-cell>
          <table:table-cell office:value-type="float" office:value="-522" calcext:value-type="float">
            <text:p>-522</text:p>
          </table:table-cell>
          <table:table-cell table:formula="of:=ABS(0.03 * [.C522])" office:value-type="float" office:value="15.66" calcext:value-type="float">
            <text:p>15.6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41" calcext:value-type="float">
            <text:p>-1.041</text:p>
          </table:table-cell>
          <table:table-cell office:value-type="float" office:value="0.001" calcext:value-type="float">
            <text:p>0.001</text:p>
          </table:table-cell>
          <table:table-cell office:value-type="float" office:value="-519.5" calcext:value-type="float">
            <text:p>-519.5</text:p>
          </table:table-cell>
          <table:table-cell table:formula="of:=ABS(0.03 * [.C523])" office:value-type="float" office:value="15.585" calcext:value-type="float">
            <text:p>15.5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35" calcext:value-type="float">
            <text:p>-1.035</text:p>
          </table:table-cell>
          <table:table-cell office:value-type="float" office:value="0.001" calcext:value-type="float">
            <text:p>0.001</text:p>
          </table:table-cell>
          <table:table-cell office:value-type="float" office:value="-518" calcext:value-type="float">
            <text:p>-518</text:p>
          </table:table-cell>
          <table:table-cell table:formula="of:=ABS(0.03 * [.C524])" office:value-type="float" office:value="15.54" calcext:value-type="float">
            <text:p>15.5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275" calcext:value-type="float">
            <text:p>-1.0275</text:p>
          </table:table-cell>
          <table:table-cell office:value-type="float" office:value="0.001" calcext:value-type="float">
            <text:p>0.001</text:p>
          </table:table-cell>
          <table:table-cell office:value-type="float" office:value="-515.5" calcext:value-type="float">
            <text:p>-515.5</text:p>
          </table:table-cell>
          <table:table-cell table:formula="of:=ABS(0.03 * [.C525])" office:value-type="float" office:value="15.465" calcext:value-type="float">
            <text:p>15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185" calcext:value-type="float">
            <text:p>-1.0185</text:p>
          </table:table-cell>
          <table:table-cell office:value-type="float" office:value="0.001" calcext:value-type="float">
            <text:p>0.001</text:p>
          </table:table-cell>
          <table:table-cell office:value-type="float" office:value="-512.5" calcext:value-type="float">
            <text:p>-512.5</text:p>
          </table:table-cell>
          <table:table-cell table:formula="of:=ABS(0.03 * [.C526])" office:value-type="float" office:value="15.375" calcext:value-type="float">
            <text:p>15.3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11" calcext:value-type="float">
            <text:p>-1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-510.5" calcext:value-type="float">
            <text:p>-510.5</text:p>
          </table:table-cell>
          <table:table-cell table:formula="of:=ABS(0.03 * [.C527])" office:value-type="float" office:value="15.315" calcext:value-type="float">
            <text:p>15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93" calcext:value-type="float">
            <text:p>-0.993</text:p>
          </table:table-cell>
          <table:table-cell office:value-type="float" office:value="0.001" calcext:value-type="float">
            <text:p>0.001</text:p>
          </table:table-cell>
          <table:table-cell office:value-type="float" office:value="-505.5" calcext:value-type="float">
            <text:p>-505.5</text:p>
          </table:table-cell>
          <table:table-cell table:formula="of:=ABS(0.03 * [.C528])" office:value-type="float" office:value="15.165" calcext:value-type="float">
            <text:p>15.1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81" calcext:value-type="float">
            <text:p>-0.981</text:p>
          </table:table-cell>
          <table:table-cell office:value-type="float" office:value="0.001" calcext:value-type="float">
            <text:p>0.001</text:p>
          </table:table-cell>
          <table:table-cell office:value-type="float" office:value="-500" calcext:value-type="float">
            <text:p>-500</text:p>
          </table:table-cell>
          <table:table-cell table:formula="of:=ABS(0.03 * [.C529])" office:value-type="float" office:value="15" calcext:value-type="float">
            <text:p>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705" calcext:value-type="float">
            <text:p>-0.97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96.5" calcext:value-type="float">
            <text:p>-496.5</text:p>
          </table:table-cell>
          <table:table-cell table:formula="of:=ABS(0.03 * [.C530])" office:value-type="float" office:value="14.895" calcext:value-type="float">
            <text:p>14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69" calcext:value-type="float">
            <text:p>-0.969</text:p>
          </table:table-cell>
          <table:table-cell office:value-type="float" office:value="0.001" calcext:value-type="float">
            <text:p>0.001</text:p>
          </table:table-cell>
          <table:table-cell office:value-type="float" office:value="-494.5" calcext:value-type="float">
            <text:p>-494.5</text:p>
          </table:table-cell>
          <table:table-cell table:formula="of:=ABS(0.03 * [.C531])" office:value-type="float" office:value="14.835" calcext:value-type="float">
            <text:p>14.8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645" calcext:value-type="float">
            <text:p>-0.9645</text:p>
          </table:table-cell>
          <table:table-cell office:value-type="float" office:value="0.001" calcext:value-type="float">
            <text:p>0.001</text:p>
          </table:table-cell>
          <table:table-cell office:value-type="float" office:value="-493" calcext:value-type="float">
            <text:p>-493</text:p>
          </table:table-cell>
          <table:table-cell table:formula="of:=ABS(0.03 * [.C532])" office:value-type="float" office:value="14.79" calcext:value-type="float">
            <text:p>14.7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375" calcext:value-type="float">
            <text:p>-0.9375</text:p>
          </table:table-cell>
          <table:table-cell office:value-type="float" office:value="0.001" calcext:value-type="float">
            <text:p>0.001</text:p>
          </table:table-cell>
          <table:table-cell office:value-type="float" office:value="-486.5" calcext:value-type="float">
            <text:p>-486.5</text:p>
          </table:table-cell>
          <table:table-cell table:formula="of:=ABS(0.03 * [.C533])" office:value-type="float" office:value="14.595" calcext:value-type="float">
            <text:p>14.5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195" calcext:value-type="float">
            <text:p>-0.9195</text:p>
          </table:table-cell>
          <table:table-cell office:value-type="float" office:value="0.001" calcext:value-type="float">
            <text:p>0.001</text:p>
          </table:table-cell>
          <table:table-cell office:value-type="float" office:value="-479.5" calcext:value-type="float">
            <text:p>-479.5</text:p>
          </table:table-cell>
          <table:table-cell table:formula="of:=ABS(0.03 * [.C534])" office:value-type="float" office:value="14.385" calcext:value-type="float">
            <text:p>14.3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12" calcext:value-type="float">
            <text:p>-0.912</text:p>
          </table:table-cell>
          <table:table-cell office:value-type="float" office:value="0.001" calcext:value-type="float">
            <text:p>0.001</text:p>
          </table:table-cell>
          <table:table-cell office:value-type="float" office:value="-475.5" calcext:value-type="float">
            <text:p>-475.5</text:p>
          </table:table-cell>
          <table:table-cell table:formula="of:=ABS(0.03 * [.C535])" office:value-type="float" office:value="14.265" calcext:value-type="float">
            <text:p>14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09" calcext:value-type="float">
            <text:p>-0.909</text:p>
          </table:table-cell>
          <table:table-cell office:value-type="float" office:value="0.001" calcext:value-type="float">
            <text:p>0.001</text:p>
          </table:table-cell>
          <table:table-cell office:value-type="float" office:value="-473.5" calcext:value-type="float">
            <text:p>-473.5</text:p>
          </table:table-cell>
          <table:table-cell table:formula="of:=ABS(0.03 * [.C536])" office:value-type="float" office:value="14.205" calcext:value-type="float">
            <text:p>14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045" calcext:value-type="float">
            <text:p>-0.9045</text:p>
          </table:table-cell>
          <table:table-cell office:value-type="float" office:value="0.001" calcext:value-type="float">
            <text:p>0.001</text:p>
          </table:table-cell>
          <table:table-cell office:value-type="float" office:value="-471.5" calcext:value-type="float">
            <text:p>-471.5</text:p>
          </table:table-cell>
          <table:table-cell table:formula="of:=ABS(0.03 * [.C537])" office:value-type="float" office:value="14.145" calcext:value-type="float">
            <text:p>14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001" calcext:value-type="float">
            <text:p>0.001</text:p>
          </table:table-cell>
          <table:table-cell office:value-type="float" office:value="-469.5" calcext:value-type="float">
            <text:p>-469.5</text:p>
          </table:table-cell>
          <table:table-cell table:formula="of:=ABS(0.03 * [.C538])" office:value-type="float" office:value="14.085" calcext:value-type="float">
            <text:p>14.0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97" calcext:value-type="float">
            <text:p>-0.897</text:p>
          </table:table-cell>
          <table:table-cell office:value-type="float" office:value="0.001" calcext:value-type="float">
            <text:p>0.001</text:p>
          </table:table-cell>
          <table:table-cell office:value-type="float" office:value="-468" calcext:value-type="float">
            <text:p>-468</text:p>
          </table:table-cell>
          <table:table-cell table:formula="of:=ABS(0.03 * [.C539])" office:value-type="float" office:value="14.04" calcext:value-type="float">
            <text:p>14.0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925" calcext:value-type="float">
            <text:p>-0.892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6" calcext:value-type="float">
            <text:p>-466</text:p>
          </table:table-cell>
          <table:table-cell table:formula="of:=ABS(0.03 * [.C540])" office:value-type="float" office:value="13.98" calcext:value-type="float">
            <text:p>13.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79" calcext:value-type="float">
            <text:p>-0.879</text:p>
          </table:table-cell>
          <table:table-cell office:value-type="float" office:value="0.001" calcext:value-type="float">
            <text:p>0.001</text:p>
          </table:table-cell>
          <table:table-cell office:value-type="float" office:value="-463.5" calcext:value-type="float">
            <text:p>-463.5</text:p>
          </table:table-cell>
          <table:table-cell table:formula="of:=ABS(0.03 * [.C541])" office:value-type="float" office:value="13.905" calcext:value-type="float">
            <text:p>13.9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67" calcext:value-type="float">
            <text:p>-0.867</text:p>
          </table:table-cell>
          <table:table-cell office:value-type="float" office:value="0.001" calcext:value-type="float">
            <text:p>0.001</text:p>
          </table:table-cell>
          <table:table-cell office:value-type="float" office:value="-458.5" calcext:value-type="float">
            <text:p>-458.5</text:p>
          </table:table-cell>
          <table:table-cell table:formula="of:=ABS(0.03 * [.C542])" office:value-type="float" office:value="13.755" calcext:value-type="float">
            <text:p>13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61" calcext:value-type="float">
            <text:p>-0.861</text:p>
          </table:table-cell>
          <table:table-cell office:value-type="float" office:value="0.001" calcext:value-type="float">
            <text:p>0.001</text:p>
          </table:table-cell>
          <table:table-cell office:value-type="float" office:value="-455.5" calcext:value-type="float">
            <text:p>-455.5</text:p>
          </table:table-cell>
          <table:table-cell table:formula="of:=ABS(0.03 * [.C543])" office:value-type="float" office:value="13.665" calcext:value-type="float">
            <text:p>13.6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49" calcext:value-type="float">
            <text:p>-0.849</text:p>
          </table:table-cell>
          <table:table-cell office:value-type="float" office:value="0.001" calcext:value-type="float">
            <text:p>0.001</text:p>
          </table:table-cell>
          <table:table-cell office:value-type="float" office:value="-452.5" calcext:value-type="float">
            <text:p>-452.5</text:p>
          </table:table-cell>
          <table:table-cell table:formula="of:=ABS(0.03 * [.C544])" office:value-type="float" office:value="13.575" calcext:value-type="float">
            <text:p>13.5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355" calcext:value-type="float">
            <text:p>-0.8355</text:p>
          </table:table-cell>
          <table:table-cell office:value-type="float" office:value="0.001" calcext:value-type="float">
            <text:p>0.001</text:p>
          </table:table-cell>
          <table:table-cell office:value-type="float" office:value="-447.5" calcext:value-type="float">
            <text:p>-447.5</text:p>
          </table:table-cell>
          <table:table-cell table:formula="of:=ABS(0.03 * [.C545])" office:value-type="float" office:value="13.425" calcext:value-type="float">
            <text:p>13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16" calcext:value-type="float">
            <text:p>-0.816</text:p>
          </table:table-cell>
          <table:table-cell office:value-type="float" office:value="0.001" calcext:value-type="float">
            <text:p>0.001</text:p>
          </table:table-cell>
          <table:table-cell office:value-type="float" office:value="-441.5" calcext:value-type="float">
            <text:p>-441.5</text:p>
          </table:table-cell>
          <table:table-cell table:formula="of:=ABS(0.03 * [.C546])" office:value-type="float" office:value="13.245" calcext:value-type="float">
            <text:p>13.2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995" calcext:value-type="float">
            <text:p>-0.7995</text:p>
          </table:table-cell>
          <table:table-cell office:value-type="float" office:value="0.001" calcext:value-type="float">
            <text:p>0.001</text:p>
          </table:table-cell>
          <table:table-cell office:value-type="float" office:value="-434.5" calcext:value-type="float">
            <text:p>-434.5</text:p>
          </table:table-cell>
          <table:table-cell table:formula="of:=ABS(0.03 * [.C547])" office:value-type="float" office:value="13.035" calcext:value-type="float">
            <text:p>13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83" calcext:value-type="float">
            <text:p>-0.783</text:p>
          </table:table-cell>
          <table:table-cell office:value-type="float" office:value="0.001" calcext:value-type="float">
            <text:p>0.001</text:p>
          </table:table-cell>
          <table:table-cell office:value-type="float" office:value="-428.5" calcext:value-type="float">
            <text:p>-428.5</text:p>
          </table:table-cell>
          <table:table-cell table:formula="of:=ABS(0.03 * [.C548])" office:value-type="float" office:value="12.855" calcext:value-type="float">
            <text:p>12.8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725" calcext:value-type="float">
            <text:p>-0.7725</text:p>
          </table:table-cell>
          <table:table-cell office:value-type="float" office:value="0.001" calcext:value-type="float">
            <text:p>0.001</text:p>
          </table:table-cell>
          <table:table-cell office:value-type="float" office:value="-425" calcext:value-type="float">
            <text:p>-425</text:p>
          </table:table-cell>
          <table:table-cell table:formula="of:=ABS(0.03 * [.C549])" office:value-type="float" office:value="12.75" calcext:value-type="float">
            <text:p>12.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56" calcext:value-type="float">
            <text:p>-0.756</text:p>
          </table:table-cell>
          <table:table-cell office:value-type="float" office:value="0.001" calcext:value-type="float">
            <text:p>0.001</text:p>
          </table:table-cell>
          <table:table-cell office:value-type="float" office:value="-419" calcext:value-type="float">
            <text:p>-419</text:p>
          </table:table-cell>
          <table:table-cell table:formula="of:=ABS(0.03 * [.C550])" office:value-type="float" office:value="12.57" calcext:value-type="float">
            <text:p>12.5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515" calcext:value-type="float">
            <text:p>-0.7515</text:p>
          </table:table-cell>
          <table:table-cell office:value-type="float" office:value="0.001" calcext:value-type="float">
            <text:p>0.001</text:p>
          </table:table-cell>
          <table:table-cell office:value-type="float" office:value="-415.5" calcext:value-type="float">
            <text:p>-415.5</text:p>
          </table:table-cell>
          <table:table-cell table:formula="of:=ABS(0.03 * [.C551])" office:value-type="float" office:value="12.465" calcext:value-type="float">
            <text:p>12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41" calcext:value-type="float">
            <text:p>-0.741</text:p>
          </table:table-cell>
          <table:table-cell office:value-type="float" office:value="0.001" calcext:value-type="float">
            <text:p>0.001</text:p>
          </table:table-cell>
          <table:table-cell office:value-type="float" office:value="-412" calcext:value-type="float">
            <text:p>-412</text:p>
          </table:table-cell>
          <table:table-cell table:formula="of:=ABS(0.03 * [.C552])" office:value-type="float" office:value="12.36" calcext:value-type="float">
            <text:p>12.3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275" calcext:value-type="float">
            <text:p>-0.7275</text:p>
          </table:table-cell>
          <table:table-cell office:value-type="float" office:value="0.001" calcext:value-type="float">
            <text:p>0.001</text:p>
          </table:table-cell>
          <table:table-cell office:value-type="float" office:value="-406.5" calcext:value-type="float">
            <text:p>-406.5</text:p>
          </table:table-cell>
          <table:table-cell table:formula="of:=ABS(0.03 * [.C553])" office:value-type="float" office:value="12.195" calcext:value-type="float">
            <text:p>12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23" calcext:value-type="float">
            <text:p>-0.723</text:p>
          </table:table-cell>
          <table:table-cell office:value-type="float" office:value="0.001" calcext:value-type="float">
            <text:p>0.001</text:p>
          </table:table-cell>
          <table:table-cell office:value-type="float" office:value="-404" calcext:value-type="float">
            <text:p>-404</text:p>
          </table:table-cell>
          <table:table-cell table:formula="of:=ABS(0.03 * [.C554])" office:value-type="float" office:value="12.12" calcext:value-type="float">
            <text:p>12.1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125" calcext:value-type="float">
            <text:p>-0.7125</text:p>
          </table:table-cell>
          <table:table-cell office:value-type="float" office:value="0.001" calcext:value-type="float">
            <text:p>0.001</text:p>
          </table:table-cell>
          <table:table-cell office:value-type="float" office:value="-399" calcext:value-type="float">
            <text:p>-399</text:p>
          </table:table-cell>
          <table:table-cell table:formula="of:=ABS(0.03 * [.C555])" office:value-type="float" office:value="11.97" calcext:value-type="float">
            <text:p>11.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96" calcext:value-type="float">
            <text:p>-0.696</text:p>
          </table:table-cell>
          <table:table-cell office:value-type="float" office:value="0.001" calcext:value-type="float">
            <text:p>0.001</text:p>
          </table:table-cell>
          <table:table-cell office:value-type="float" office:value="-394" calcext:value-type="float">
            <text:p>-394</text:p>
          </table:table-cell>
          <table:table-cell table:formula="of:=ABS(0.03 * [.C556])" office:value-type="float" office:value="11.82" calcext:value-type="float">
            <text:p>11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81" calcext:value-type="float">
            <text:p>-0.681</text:p>
          </table:table-cell>
          <table:table-cell office:value-type="float" office:value="0.001" calcext:value-type="float">
            <text:p>0.001</text:p>
          </table:table-cell>
          <table:table-cell office:value-type="float" office:value="-388" calcext:value-type="float">
            <text:p>-388</text:p>
          </table:table-cell>
          <table:table-cell table:formula="of:=ABS(0.03 * [.C557])" office:value-type="float" office:value="11.64" calcext:value-type="float">
            <text:p>11.6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66" calcext:value-type="float">
            <text:p>-0.666</text:p>
          </table:table-cell>
          <table:table-cell office:value-type="float" office:value="0.001" calcext:value-type="float">
            <text:p>0.001</text:p>
          </table:table-cell>
          <table:table-cell office:value-type="float" office:value="-382.5" calcext:value-type="float">
            <text:p>-382.5</text:p>
          </table:table-cell>
          <table:table-cell table:formula="of:=ABS(0.03 * [.C558])" office:value-type="float" office:value="11.475" calcext:value-type="float">
            <text:p>11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435" calcext:value-type="float">
            <text:p>-0.6435</text:p>
          </table:table-cell>
          <table:table-cell office:value-type="float" office:value="0.001" calcext:value-type="float">
            <text:p>0.001</text:p>
          </table:table-cell>
          <table:table-cell office:value-type="float" office:value="-374.5" calcext:value-type="float">
            <text:p>-374.5</text:p>
          </table:table-cell>
          <table:table-cell table:formula="of:=ABS(0.03 * [.C559])" office:value-type="float" office:value="11.235" calcext:value-type="float">
            <text:p>11.2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345" calcext:value-type="float">
            <text:p>-0.6345</text:p>
          </table:table-cell>
          <table:table-cell office:value-type="float" office:value="0.001" calcext:value-type="float">
            <text:p>0.001</text:p>
          </table:table-cell>
          <table:table-cell office:value-type="float" office:value="-369" calcext:value-type="float">
            <text:p>-369</text:p>
          </table:table-cell>
          <table:table-cell table:formula="of:=ABS(0.03 * [.C560])" office:value-type="float" office:value="11.07" calcext:value-type="float">
            <text:p>11.0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24" calcext:value-type="float">
            <text:p>-0.624</text:p>
          </table:table-cell>
          <table:table-cell office:value-type="float" office:value="0.001" calcext:value-type="float">
            <text:p>0.001</text:p>
          </table:table-cell>
          <table:table-cell office:value-type="float" office:value="-364.5" calcext:value-type="float">
            <text:p>-364.5</text:p>
          </table:table-cell>
          <table:table-cell table:formula="of:=ABS(0.03 * [.C561])" office:value-type="float" office:value="10.935" calcext:value-type="float">
            <text:p>10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15" calcext:value-type="float">
            <text:p>-0.615</text:p>
          </table:table-cell>
          <table:table-cell office:value-type="float" office:value="0.001" calcext:value-type="float">
            <text:p>0.001</text:p>
          </table:table-cell>
          <table:table-cell office:value-type="float" office:value="-360.5" calcext:value-type="float">
            <text:p>-360.5</text:p>
          </table:table-cell>
          <table:table-cell table:formula="of:=ABS(0.03 * [.C562])" office:value-type="float" office:value="10.815" calcext:value-type="float">
            <text:p>10.8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015" calcext:value-type="float">
            <text:p>-0.6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356" calcext:value-type="float">
            <text:p>-356</text:p>
          </table:table-cell>
          <table:table-cell table:formula="of:=ABS(0.03 * [.C563])" office:value-type="float" office:value="10.68" calcext:value-type="float">
            <text:p>10.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925" calcext:value-type="float">
            <text:p>-0.5925</text:p>
          </table:table-cell>
          <table:table-cell office:value-type="float" office:value="0.001" calcext:value-type="float">
            <text:p>0.001</text:p>
          </table:table-cell>
          <table:table-cell office:value-type="float" office:value="-351.5" calcext:value-type="float">
            <text:p>-351.5</text:p>
          </table:table-cell>
          <table:table-cell table:formula="of:=ABS(0.03 * [.C564])" office:value-type="float" office:value="10.545" calcext:value-type="float">
            <text:p>10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835" calcext:value-type="float">
            <text:p>-0.5835</text:p>
          </table:table-cell>
          <table:table-cell office:value-type="float" office:value="0.001" calcext:value-type="float">
            <text:p>0.001</text:p>
          </table:table-cell>
          <table:table-cell office:value-type="float" office:value="-348" calcext:value-type="float">
            <text:p>-348</text:p>
          </table:table-cell>
          <table:table-cell table:formula="of:=ABS(0.03 * [.C565])" office:value-type="float" office:value="10.44" calcext:value-type="float">
            <text:p>10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715" calcext:value-type="float">
            <text:p>-0.5715</text:p>
          </table:table-cell>
          <table:table-cell office:value-type="float" office:value="0.001" calcext:value-type="float">
            <text:p>0.001</text:p>
          </table:table-cell>
          <table:table-cell office:value-type="float" office:value="-343" calcext:value-type="float">
            <text:p>-343</text:p>
          </table:table-cell>
          <table:table-cell table:formula="of:=ABS(0.03 * [.C566])" office:value-type="float" office:value="10.29" calcext:value-type="float">
            <text:p>10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595" calcext:value-type="float">
            <text:p>-0.5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337.5" calcext:value-type="float">
            <text:p>-337.5</text:p>
          </table:table-cell>
          <table:table-cell table:formula="of:=ABS(0.03 * [.C567])" office:value-type="float" office:value="10.125" calcext:value-type="float">
            <text:p>10.1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475" calcext:value-type="float">
            <text:p>-0.5475</text:p>
          </table:table-cell>
          <table:table-cell office:value-type="float" office:value="0.001" calcext:value-type="float">
            <text:p>0.001</text:p>
          </table:table-cell>
          <table:table-cell office:value-type="float" office:value="-332.5" calcext:value-type="float">
            <text:p>-332.5</text:p>
          </table:table-cell>
          <table:table-cell table:formula="of:=ABS(0.03 * [.C568])" office:value-type="float" office:value="9.975" calcext:value-type="float">
            <text:p>9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415" calcext:value-type="float">
            <text:p>-0.5415</text:p>
          </table:table-cell>
          <table:table-cell office:value-type="float" office:value="0.001" calcext:value-type="float">
            <text:p>0.001</text:p>
          </table:table-cell>
          <table:table-cell office:value-type="float" office:value="-329.5" calcext:value-type="float">
            <text:p>-329.5</text:p>
          </table:table-cell>
          <table:table-cell table:formula="of:=ABS(0.03 * [.C569])" office:value-type="float" office:value="9.885" calcext:value-type="float">
            <text:p>9.8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31" calcext:value-type="float">
            <text:p>-0.531</text:p>
          </table:table-cell>
          <table:table-cell office:value-type="float" office:value="0.001" calcext:value-type="float">
            <text:p>0.001</text:p>
          </table:table-cell>
          <table:table-cell office:value-type="float" office:value="-324.5" calcext:value-type="float">
            <text:p>-324.5</text:p>
          </table:table-cell>
          <table:table-cell table:formula="of:=ABS(0.03 * [.C570])" office:value-type="float" office:value="9.735" calcext:value-type="float">
            <text:p>9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235" calcext:value-type="float">
            <text:p>-0.5235</text:p>
          </table:table-cell>
          <table:table-cell office:value-type="float" office:value="0.001" calcext:value-type="float">
            <text:p>0.001</text:p>
          </table:table-cell>
          <table:table-cell office:value-type="float" office:value="-321" calcext:value-type="float">
            <text:p>-321</text:p>
          </table:table-cell>
          <table:table-cell table:formula="of:=ABS(0.03 * [.C571])" office:value-type="float" office:value="9.63" calcext:value-type="float">
            <text:p>9.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145" calcext:value-type="float">
            <text:p>-0.5145</text:p>
          </table:table-cell>
          <table:table-cell office:value-type="float" office:value="0.001" calcext:value-type="float">
            <text:p>0.001</text:p>
          </table:table-cell>
          <table:table-cell office:value-type="float" office:value="-317" calcext:value-type="float">
            <text:p>-317</text:p>
          </table:table-cell>
          <table:table-cell table:formula="of:=ABS(0.03 * [.C572])" office:value-type="float" office:value="9.51" calcext:value-type="float">
            <text:p>9.5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995" calcext:value-type="float">
            <text:p>-0.4995</text:p>
          </table:table-cell>
          <table:table-cell office:value-type="float" office:value="0.001" calcext:value-type="float">
            <text:p>0.001</text:p>
          </table:table-cell>
          <table:table-cell office:value-type="float" office:value="-311.5" calcext:value-type="float">
            <text:p>-311.5</text:p>
          </table:table-cell>
          <table:table-cell table:formula="of:=ABS(0.03 * [.C573])" office:value-type="float" office:value="9.345" calcext:value-type="float">
            <text:p>9.3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935" calcext:value-type="float">
            <text:p>-0.4935</text:p>
          </table:table-cell>
          <table:table-cell office:value-type="float" office:value="0.001" calcext:value-type="float">
            <text:p>0.001</text:p>
          </table:table-cell>
          <table:table-cell office:value-type="float" office:value="-308" calcext:value-type="float">
            <text:p>-308</text:p>
          </table:table-cell>
          <table:table-cell table:formula="of:=ABS(0.03 * [.C574])" office:value-type="float" office:value="9.24" calcext:value-type="float">
            <text:p>9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845" calcext:value-type="float">
            <text:p>-0.4845</text:p>
          </table:table-cell>
          <table:table-cell office:value-type="float" office:value="0.001" calcext:value-type="float">
            <text:p>0.001</text:p>
          </table:table-cell>
          <table:table-cell office:value-type="float" office:value="-303.5" calcext:value-type="float">
            <text:p>-303.5</text:p>
          </table:table-cell>
          <table:table-cell table:formula="of:=ABS(0.03 * [.C575])" office:value-type="float" office:value="9.105" calcext:value-type="float">
            <text:p>9.1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74" calcext:value-type="float">
            <text:p>-0.474</text:p>
          </table:table-cell>
          <table:table-cell office:value-type="float" office:value="0.001" calcext:value-type="float">
            <text:p>0.001</text:p>
          </table:table-cell>
          <table:table-cell office:value-type="float" office:value="-299" calcext:value-type="float">
            <text:p>-299</text:p>
          </table:table-cell>
          <table:table-cell table:formula="of:=ABS(0.03 * [.C576])" office:value-type="float" office:value="8.97" calcext:value-type="float">
            <text:p>8.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65" calcext:value-type="float">
            <text:p>-0.465</text:p>
          </table:table-cell>
          <table:table-cell office:value-type="float" office:value="0.001" calcext:value-type="float">
            <text:p>0.001</text:p>
          </table:table-cell>
          <table:table-cell office:value-type="float" office:value="-294.5" calcext:value-type="float">
            <text:p>-294.5</text:p>
          </table:table-cell>
          <table:table-cell table:formula="of:=ABS(0.03 * [.C577])" office:value-type="float" office:value="8.835" calcext:value-type="float">
            <text:p>8.8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0.001" calcext:value-type="float">
            <text:p>0.001</text:p>
          </table:table-cell>
          <table:table-cell office:value-type="float" office:value="-288.5" calcext:value-type="float">
            <text:p>-288.5</text:p>
          </table:table-cell>
          <table:table-cell table:formula="of:=ABS(0.03 * [.C578])" office:value-type="float" office:value="8.655" calcext:value-type="float">
            <text:p>8.6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425" calcext:value-type="float">
            <text:p>-0.4425</text:p>
          </table:table-cell>
          <table:table-cell office:value-type="float" office:value="0.001" calcext:value-type="float">
            <text:p>0.001</text:p>
          </table:table-cell>
          <table:table-cell office:value-type="float" office:value="-284" calcext:value-type="float">
            <text:p>-284</text:p>
          </table:table-cell>
          <table:table-cell table:formula="of:=ABS(0.03 * [.C579])" office:value-type="float" office:value="8.52" calcext:value-type="float">
            <text:p>8.5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29" calcext:value-type="float">
            <text:p>-0.429</text:p>
          </table:table-cell>
          <table:table-cell office:value-type="float" office:value="0.001" calcext:value-type="float">
            <text:p>0.001</text:p>
          </table:table-cell>
          <table:table-cell office:value-type="float" office:value="-278.5" calcext:value-type="float">
            <text:p>-278.5</text:p>
          </table:table-cell>
          <table:table-cell table:formula="of:=ABS(0.03 * [.C580])" office:value-type="float" office:value="8.355" calcext:value-type="float">
            <text:p>8.3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office:value-type="float" office:value="0.001" calcext:value-type="float">
            <text:p>0.001</text:p>
          </table:table-cell>
          <table:table-cell office:value-type="float" office:value="-270" calcext:value-type="float">
            <text:p>-270</text:p>
          </table:table-cell>
          <table:table-cell table:formula="of:=ABS(0.03 * [.C581])" office:value-type="float" office:value="8.1" calcext:value-type="float">
            <text:p>8.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005" calcext:value-type="float">
            <text:p>-0.4005</text:p>
          </table:table-cell>
          <table:table-cell office:value-type="float" office:value="0.001" calcext:value-type="float">
            <text:p>0.001</text:p>
          </table:table-cell>
          <table:table-cell office:value-type="float" office:value="-265" calcext:value-type="float">
            <text:p>-265</text:p>
          </table:table-cell>
          <table:table-cell table:formula="of:=ABS(0.03 * [.C582])" office:value-type="float" office:value="7.95" calcext:value-type="float">
            <text:p>7.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945" calcext:value-type="float">
            <text:p>-0.3945</text:p>
          </table:table-cell>
          <table:table-cell office:value-type="float" office:value="0.001" calcext:value-type="float">
            <text:p>0.001</text:p>
          </table:table-cell>
          <table:table-cell office:value-type="float" office:value="-261.5" calcext:value-type="float">
            <text:p>-261.5</text:p>
          </table:table-cell>
          <table:table-cell table:formula="of:=ABS(0.03 * [.C583])" office:value-type="float" office:value="7.845" calcext:value-type="float">
            <text:p>7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87" calcext:value-type="float">
            <text:p>-0.387</text:p>
          </table:table-cell>
          <table:table-cell office:value-type="float" office:value="0.001" calcext:value-type="float">
            <text:p>0.001</text:p>
          </table:table-cell>
          <table:table-cell office:value-type="float" office:value="-258" calcext:value-type="float">
            <text:p>-258</text:p>
          </table:table-cell>
          <table:table-cell table:formula="of:=ABS(0.03 * [.C584])" office:value-type="float" office:value="7.74" calcext:value-type="float">
            <text:p>7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78" calcext:value-type="float">
            <text:p>-0.378</text:p>
          </table:table-cell>
          <table:table-cell office:value-type="float" office:value="0.001" calcext:value-type="float">
            <text:p>0.001</text:p>
          </table:table-cell>
          <table:table-cell office:value-type="float" office:value="-254" calcext:value-type="float">
            <text:p>-254</text:p>
          </table:table-cell>
          <table:table-cell table:formula="of:=ABS(0.03 * [.C585])" office:value-type="float" office:value="7.62" calcext:value-type="float">
            <text:p>7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735" calcext:value-type="float">
            <text:p>-0.3735</text:p>
          </table:table-cell>
          <table:table-cell office:value-type="float" office:value="0.001" calcext:value-type="float">
            <text:p>0.001</text:p>
          </table:table-cell>
          <table:table-cell office:value-type="float" office:value="-251.5" calcext:value-type="float">
            <text:p>-251.5</text:p>
          </table:table-cell>
          <table:table-cell table:formula="of:=ABS(0.03 * [.C586])" office:value-type="float" office:value="7.545" calcext:value-type="float">
            <text:p>7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615" calcext:value-type="float">
            <text:p>-0.3615</text:p>
          </table:table-cell>
          <table:table-cell office:value-type="float" office:value="0.001" calcext:value-type="float">
            <text:p>0.001</text:p>
          </table:table-cell>
          <table:table-cell office:value-type="float" office:value="-246" calcext:value-type="float">
            <text:p>-246</text:p>
          </table:table-cell>
          <table:table-cell table:formula="of:=ABS(0.03 * [.C587])" office:value-type="float" office:value="7.38" calcext:value-type="float">
            <text:p>7.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57" calcext:value-type="float">
            <text:p>-0.357</text:p>
          </table:table-cell>
          <table:table-cell office:value-type="float" office:value="0.001" calcext:value-type="float">
            <text:p>0.001</text:p>
          </table:table-cell>
          <table:table-cell office:value-type="float" office:value="-242.5" calcext:value-type="float">
            <text:p>-242.5</text:p>
          </table:table-cell>
          <table:table-cell table:formula="of:=ABS(0.03 * [.C588])" office:value-type="float" office:value="7.275" calcext:value-type="float">
            <text:p>7.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45" calcext:value-type="float">
            <text:p>-0.345</text:p>
          </table:table-cell>
          <table:table-cell office:value-type="float" office:value="0.001" calcext:value-type="float">
            <text:p>0.001</text:p>
          </table:table-cell>
          <table:table-cell office:value-type="float" office:value="-239" calcext:value-type="float">
            <text:p>-239</text:p>
          </table:table-cell>
          <table:table-cell table:formula="of:=ABS(0.03 * [.C589])" office:value-type="float" office:value="7.17" calcext:value-type="float">
            <text:p>7.1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36" calcext:value-type="float">
            <text:p>-0.336</text:p>
          </table:table-cell>
          <table:table-cell office:value-type="float" office:value="0.001" calcext:value-type="float">
            <text:p>0.001</text:p>
          </table:table-cell>
          <table:table-cell office:value-type="float" office:value="-234" calcext:value-type="float">
            <text:p>-234</text:p>
          </table:table-cell>
          <table:table-cell table:formula="of:=ABS(0.03 * [.C590])" office:value-type="float" office:value="7.02" calcext:value-type="float">
            <text:p>7.0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27" calcext:value-type="float">
            <text:p>-0.327</text:p>
          </table:table-cell>
          <table:table-cell office:value-type="float" office:value="0.001" calcext:value-type="float">
            <text:p>0.001</text:p>
          </table:table-cell>
          <table:table-cell office:value-type="float" office:value="-229" calcext:value-type="float">
            <text:p>-229</text:p>
          </table:table-cell>
          <table:table-cell table:formula="of:=ABS(0.03 * [.C591])" office:value-type="float" office:value="6.87" calcext:value-type="float">
            <text:p>6.8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165" calcext:value-type="float">
            <text:p>-0.3165</text:p>
          </table:table-cell>
          <table:table-cell office:value-type="float" office:value="0.001" calcext:value-type="float">
            <text:p>0.001</text:p>
          </table:table-cell>
          <table:table-cell office:value-type="float" office:value="-224.5" calcext:value-type="float">
            <text:p>-224.5</text:p>
          </table:table-cell>
          <table:table-cell table:formula="of:=ABS(0.03 * [.C592])" office:value-type="float" office:value="6.735" calcext:value-type="float">
            <text:p>6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075" calcext:value-type="float">
            <text:p>-0.3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221" calcext:value-type="float">
            <text:p>-221</text:p>
          </table:table-cell>
          <table:table-cell table:formula="of:=ABS(0.03 * [.C593])" office:value-type="float" office:value="6.63" calcext:value-type="float">
            <text:p>6.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97" calcext:value-type="float">
            <text:p>-0.297</text:p>
          </table:table-cell>
          <table:table-cell office:value-type="float" office:value="0.001" calcext:value-type="float">
            <text:p>0.001</text:p>
          </table:table-cell>
          <table:table-cell office:value-type="float" office:value="-215" calcext:value-type="float">
            <text:p>-215</text:p>
          </table:table-cell>
          <table:table-cell table:formula="of:=ABS(0.03 * [.C594])" office:value-type="float" office:value="6.45" calcext:value-type="float">
            <text:p>6.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835" calcext:value-type="float">
            <text:p>-0.2835</text:p>
          </table:table-cell>
          <table:table-cell office:value-type="float" office:value="0.001" calcext:value-type="float">
            <text:p>0.001</text:p>
          </table:table-cell>
          <table:table-cell office:value-type="float" office:value="-209.5" calcext:value-type="float">
            <text:p>-209.5</text:p>
          </table:table-cell>
          <table:table-cell table:formula="of:=ABS(0.03 * [.C595])" office:value-type="float" office:value="6.285" calcext:value-type="float">
            <text:p>6.2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79" calcext:value-type="float">
            <text:p>-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-205.5" calcext:value-type="float">
            <text:p>-205.5</text:p>
          </table:table-cell>
          <table:table-cell table:formula="of:=ABS(0.03 * [.C596])" office:value-type="float" office:value="6.165" calcext:value-type="float">
            <text:p>6.1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67" calcext:value-type="float">
            <text:p>-0.267</text:p>
          </table:table-cell>
          <table:table-cell office:value-type="float" office:value="0.001" calcext:value-type="float">
            <text:p>0.001</text:p>
          </table:table-cell>
          <table:table-cell office:value-type="float" office:value="-200.5" calcext:value-type="float">
            <text:p>-200.5</text:p>
          </table:table-cell>
          <table:table-cell table:formula="of:=ABS(0.03 * [.C597])" office:value-type="float" office:value="6.015" calcext:value-type="float">
            <text:p>6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625" calcext:value-type="float">
            <text:p>-0.2625</text:p>
          </table:table-cell>
          <table:table-cell office:value-type="float" office:value="0.001" calcext:value-type="float">
            <text:p>0.001</text:p>
          </table:table-cell>
          <table:table-cell office:value-type="float" office:value="-196.5" calcext:value-type="float">
            <text:p>-196.5</text:p>
          </table:table-cell>
          <table:table-cell table:formula="of:=ABS(0.03 * [.C598])" office:value-type="float" office:value="5.895" calcext:value-type="float">
            <text:p>5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55" calcext:value-type="float">
            <text:p>-0.255</text:p>
          </table:table-cell>
          <table:table-cell office:value-type="float" office:value="0.001" calcext:value-type="float">
            <text:p>0.001</text:p>
          </table:table-cell>
          <table:table-cell office:value-type="float" office:value="-193.5" calcext:value-type="float">
            <text:p>-193.5</text:p>
          </table:table-cell>
          <table:table-cell table:formula="of:=ABS(0.03 * [.C599])" office:value-type="float" office:value="5.805" calcext:value-type="float">
            <text:p>5.8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505" calcext:value-type="float">
            <text:p>-0.2505</text:p>
          </table:table-cell>
          <table:table-cell office:value-type="float" office:value="0.001" calcext:value-type="float">
            <text:p>0.001</text:p>
          </table:table-cell>
          <table:table-cell office:value-type="float" office:value="-191" calcext:value-type="float">
            <text:p>-191</text:p>
          </table:table-cell>
          <table:table-cell table:formula="of:=ABS(0.03 * [.C600])" office:value-type="float" office:value="5.73" calcext:value-type="float">
            <text:p>5.7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43" calcext:value-type="float">
            <text:p>-0.243</text:p>
          </table:table-cell>
          <table:table-cell office:value-type="float" office:value="0.001" calcext:value-type="float">
            <text:p>0.001</text:p>
          </table:table-cell>
          <table:table-cell office:value-type="float" office:value="-187" calcext:value-type="float">
            <text:p>-187</text:p>
          </table:table-cell>
          <table:table-cell table:formula="of:=ABS(0.03 * [.C601])" office:value-type="float" office:value="5.61" calcext:value-type="float">
            <text:p>5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34" calcext:value-type="float">
            <text:p>-0.234</text:p>
          </table:table-cell>
          <table:table-cell office:value-type="float" office:value="0.001" calcext:value-type="float">
            <text:p>0.001</text:p>
          </table:table-cell>
          <table:table-cell office:value-type="float" office:value="-183.5" calcext:value-type="float">
            <text:p>-183.5</text:p>
          </table:table-cell>
          <table:table-cell table:formula="of:=ABS(0.03 * [.C602])" office:value-type="float" office:value="5.505" calcext:value-type="float">
            <text:p>5.5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25" calcext:value-type="float">
            <text:p>-0.225</text:p>
          </table:table-cell>
          <table:table-cell office:value-type="float" office:value="0.001" calcext:value-type="float">
            <text:p>0.001</text:p>
          </table:table-cell>
          <table:table-cell office:value-type="float" office:value="-178.5" calcext:value-type="float">
            <text:p>-178.5</text:p>
          </table:table-cell>
          <table:table-cell table:formula="of:=ABS(0.03 * [.C603])" office:value-type="float" office:value="5.355" calcext:value-type="float">
            <text:p>5.3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0.001" calcext:value-type="float">
            <text:p>0.001</text:p>
          </table:table-cell>
          <table:table-cell office:value-type="float" office:value="-172.5" calcext:value-type="float">
            <text:p>-172.5</text:p>
          </table:table-cell>
          <table:table-cell table:formula="of:=ABS(0.03 * [.C604])" office:value-type="float" office:value="5.175" calcext:value-type="float">
            <text:p>5.1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01" calcext:value-type="float">
            <text:p>-0.201</text:p>
          </table:table-cell>
          <table:table-cell office:value-type="float" office:value="0.001" calcext:value-type="float">
            <text:p>0.001</text:p>
          </table:table-cell>
          <table:table-cell office:value-type="float" office:value="-167" calcext:value-type="float">
            <text:p>-167</text:p>
          </table:table-cell>
          <table:table-cell table:formula="of:=ABS(0.03 * [.C605])" office:value-type="float" office:value="5.01" calcext:value-type="float">
            <text:p>5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92" calcext:value-type="float">
            <text:p>-0.192</text:p>
          </table:table-cell>
          <table:table-cell office:value-type="float" office:value="0.001" calcext:value-type="float">
            <text:p>0.001</text:p>
          </table:table-cell>
          <table:table-cell office:value-type="float" office:value="-163" calcext:value-type="float">
            <text:p>-163</text:p>
          </table:table-cell>
          <table:table-cell table:formula="of:=ABS(0.03 * [.C606])" office:value-type="float" office:value="4.89" calcext:value-type="float">
            <text:p>4.8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89" calcext:value-type="float">
            <text:p>-0.189</text:p>
          </table:table-cell>
          <table:table-cell office:value-type="float" office:value="0.001" calcext:value-type="float">
            <text:p>0.001</text:p>
          </table:table-cell>
          <table:table-cell office:value-type="float" office:value="-160" calcext:value-type="float">
            <text:p>-160</text:p>
          </table:table-cell>
          <table:table-cell table:formula="of:=ABS(0.03 * [.C607])" office:value-type="float" office:value="4.8" calcext:value-type="float">
            <text:p>4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83" calcext:value-type="float">
            <text:p>-0.183</text:p>
          </table:table-cell>
          <table:table-cell office:value-type="float" office:value="0.001" calcext:value-type="float">
            <text:p>0.001</text:p>
          </table:table-cell>
          <table:table-cell office:value-type="float" office:value="-157" calcext:value-type="float">
            <text:p>-157</text:p>
          </table:table-cell>
          <table:table-cell table:formula="of:=ABS(0.03 * [.C608])" office:value-type="float" office:value="4.71" calcext:value-type="float">
            <text:p>4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785" calcext:value-type="float">
            <text:p>-0.1785</text:p>
          </table:table-cell>
          <table:table-cell office:value-type="float" office:value="0.001" calcext:value-type="float">
            <text:p>0.001</text:p>
          </table:table-cell>
          <table:table-cell office:value-type="float" office:value="-154" calcext:value-type="float">
            <text:p>-154</text:p>
          </table:table-cell>
          <table:table-cell table:formula="of:=ABS(0.03 * [.C609])" office:value-type="float" office:value="4.62" calcext:value-type="float">
            <text:p>4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755" calcext:value-type="float">
            <text:p>-0.1755</text:p>
          </table:table-cell>
          <table:table-cell office:value-type="float" office:value="0.001" calcext:value-type="float">
            <text:p>0.001</text:p>
          </table:table-cell>
          <table:table-cell office:value-type="float" office:value="-152" calcext:value-type="float">
            <text:p>-152</text:p>
          </table:table-cell>
          <table:table-cell table:formula="of:=ABS(0.03 * [.C610])" office:value-type="float" office:value="4.56" calcext:value-type="float">
            <text:p>4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725" calcext:value-type="float">
            <text:p>-0.1725</text:p>
          </table:table-cell>
          <table:table-cell office:value-type="float" office:value="0.001" calcext:value-type="float">
            <text:p>0.001</text:p>
          </table:table-cell>
          <table:table-cell office:value-type="float" office:value="-151" calcext:value-type="float">
            <text:p>-151</text:p>
          </table:table-cell>
          <table:table-cell table:formula="of:=ABS(0.03 * [.C611])" office:value-type="float" office:value="4.53" calcext:value-type="float">
            <text:p>4.5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695" calcext:value-type="float">
            <text:p>-0.1695</text:p>
          </table:table-cell>
          <table:table-cell office:value-type="float" office:value="0.001" calcext:value-type="float">
            <text:p>0.001</text:p>
          </table:table-cell>
          <table:table-cell office:value-type="float" office:value="-149.5" calcext:value-type="float">
            <text:p>-149.5</text:p>
          </table:table-cell>
          <table:table-cell table:formula="of:=ABS(0.03 * [.C612])" office:value-type="float" office:value="4.485" calcext:value-type="float">
            <text:p>4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68" calcext:value-type="float">
            <text:p>-0.168</text:p>
          </table:table-cell>
          <table:table-cell office:value-type="float" office:value="0.001" calcext:value-type="float">
            <text:p>0.001</text:p>
          </table:table-cell>
          <table:table-cell office:value-type="float" office:value="-148" calcext:value-type="float">
            <text:p>-148</text:p>
          </table:table-cell>
          <table:table-cell table:formula="of:=ABS(0.03 * [.C613])" office:value-type="float" office:value="4.44" calcext:value-type="float">
            <text:p>4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62" calcext:value-type="float">
            <text:p>-0.162</text:p>
          </table:table-cell>
          <table:table-cell office:value-type="float" office:value="0.001" calcext:value-type="float">
            <text:p>0.001</text:p>
          </table:table-cell>
          <table:table-cell office:value-type="float" office:value="-146" calcext:value-type="float">
            <text:p>-146</text:p>
          </table:table-cell>
          <table:table-cell table:formula="of:=ABS(0.03 * [.C614])" office:value-type="float" office:value="4.38" calcext:value-type="float">
            <text:p>4.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575" calcext:value-type="float">
            <text:p>-0.1575</text:p>
          </table:table-cell>
          <table:table-cell office:value-type="float" office:value="0.001" calcext:value-type="float">
            <text:p>0.001</text:p>
          </table:table-cell>
          <table:table-cell office:value-type="float" office:value="-143.5" calcext:value-type="float">
            <text:p>-143.5</text:p>
          </table:table-cell>
          <table:table-cell table:formula="of:=ABS(0.03 * [.C615])" office:value-type="float" office:value="4.305" calcext:value-type="float">
            <text:p>4.3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.001" calcext:value-type="float">
            <text:p>0.001</text:p>
          </table:table-cell>
          <table:table-cell office:value-type="float" office:value="-140.5" calcext:value-type="float">
            <text:p>-140.5</text:p>
          </table:table-cell>
          <table:table-cell table:formula="of:=ABS(0.03 * [.C616])" office:value-type="float" office:value="4.215" calcext:value-type="float">
            <text:p>4.2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485" calcext:value-type="float">
            <text:p>-0.1485</text:p>
          </table:table-cell>
          <table:table-cell office:value-type="float" office:value="0.001" calcext:value-type="float">
            <text:p>0.001</text:p>
          </table:table-cell>
          <table:table-cell office:value-type="float" office:value="-138" calcext:value-type="float">
            <text:p>-138</text:p>
          </table:table-cell>
          <table:table-cell table:formula="of:=ABS(0.03 * [.C617])" office:value-type="float" office:value="4.14" calcext:value-type="float">
            <text:p>4.1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44" calcext:value-type="float">
            <text:p>-0.144</text:p>
          </table:table-cell>
          <table:table-cell office:value-type="float" office:value="0.001" calcext:value-type="float">
            <text:p>0.001</text:p>
          </table:table-cell>
          <table:table-cell office:value-type="float" office:value="-136.5" calcext:value-type="float">
            <text:p>-136.5</text:p>
          </table:table-cell>
          <table:table-cell table:formula="of:=ABS(0.03 * [.C618])" office:value-type="float" office:value="4.095" calcext:value-type="float">
            <text:p>4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  <table:table-cell office:value-type="float" office:value="0.001" calcext:value-type="float">
            <text:p>0.001</text:p>
          </table:table-cell>
          <table:table-cell office:value-type="float" office:value="-134.5" calcext:value-type="float">
            <text:p>-134.5</text:p>
          </table:table-cell>
          <table:table-cell table:formula="of:=ABS(0.03 * [.C619])" office:value-type="float" office:value="4.035" calcext:value-type="float">
            <text:p>4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215" calcext:value-type="float">
            <text:p>-0.1215</text:p>
          </table:table-cell>
          <table:table-cell office:value-type="float" office:value="0.001" calcext:value-type="float">
            <text:p>0.001</text:p>
          </table:table-cell>
          <table:table-cell office:value-type="float" office:value="-128" calcext:value-type="float">
            <text:p>-128</text:p>
          </table:table-cell>
          <table:table-cell table:formula="of:=ABS(0.03 * [.C620])" office:value-type="float" office:value="3.84" calcext:value-type="float">
            <text:p>3.8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155" calcext:value-type="float">
            <text:p>-0.1155</text:p>
          </table:table-cell>
          <table:table-cell office:value-type="float" office:value="0.001" calcext:value-type="float">
            <text:p>0.001</text:p>
          </table:table-cell>
          <table:table-cell office:value-type="float" office:value="-123.5" calcext:value-type="float">
            <text:p>-123.5</text:p>
          </table:table-cell>
          <table:table-cell table:formula="of:=ABS(0.03 * [.C621])" office:value-type="float" office:value="3.705" calcext:value-type="float">
            <text:p>3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095" calcext:value-type="float">
            <text:p>-0.1095</text:p>
          </table:table-cell>
          <table:table-cell office:value-type="float" office:value="0.001" calcext:value-type="float">
            <text:p>0.001</text:p>
          </table:table-cell>
          <table:table-cell office:value-type="float" office:value="-121" calcext:value-type="float">
            <text:p>-121</text:p>
          </table:table-cell>
          <table:table-cell table:formula="of:=ABS(0.03 * [.C622])" office:value-type="float" office:value="3.63" calcext:value-type="float">
            <text:p>3.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  <table:table-cell office:value-type="float" office:value="0.001" calcext:value-type="float">
            <text:p>0.001</text:p>
          </table:table-cell>
          <table:table-cell office:value-type="float" office:value="-119" calcext:value-type="float">
            <text:p>-119</text:p>
          </table:table-cell>
          <table:table-cell table:formula="of:=ABS(0.03 * [.C623])" office:value-type="float" office:value="3.57" calcext:value-type="float">
            <text:p>3.5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035" calcext:value-type="float">
            <text:p>-0.1035</text:p>
          </table:table-cell>
          <table:table-cell office:value-type="float" office:value="0.001" calcext:value-type="float">
            <text:p>0.001</text:p>
          </table:table-cell>
          <table:table-cell office:value-type="float" office:value="-116.5" calcext:value-type="float">
            <text:p>-116.5</text:p>
          </table:table-cell>
          <table:table-cell table:formula="of:=ABS(0.03 * [.C624])" office:value-type="float" office:value="3.495" calcext:value-type="float">
            <text:p>3.4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005" calcext:value-type="float">
            <text:p>-0.1005</text:p>
          </table:table-cell>
          <table:table-cell office:value-type="float" office:value="0.001" calcext:value-type="float">
            <text:p>0.001</text:p>
          </table:table-cell>
          <table:table-cell office:value-type="float" office:value="-115.5" calcext:value-type="float">
            <text:p>-115.5</text:p>
          </table:table-cell>
          <table:table-cell table:formula="of:=ABS(0.03 * [.C625])" office:value-type="float" office:value="3.465" calcext:value-type="float">
            <text:p>3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945" calcext:value-type="float">
            <text:p>-0.0945</text:p>
          </table:table-cell>
          <table:table-cell office:value-type="float" office:value="0.001" calcext:value-type="float">
            <text:p>0.001</text:p>
          </table:table-cell>
          <table:table-cell office:value-type="float" office:value="-112.5" calcext:value-type="float">
            <text:p>-112.5</text:p>
          </table:table-cell>
          <table:table-cell table:formula="of:=ABS(0.03 * [.C626])" office:value-type="float" office:value="3.375" calcext:value-type="float">
            <text:p>3.3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0.001" calcext:value-type="float">
            <text:p>0.001</text:p>
          </table:table-cell>
          <table:table-cell office:value-type="float" office:value="-110.5" calcext:value-type="float">
            <text:p>-110.5</text:p>
          </table:table-cell>
          <table:table-cell table:formula="of:=ABS(0.03 * [.C627])" office:value-type="float" office:value="3.315" calcext:value-type="float">
            <text:p>3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81" calcext:value-type="float">
            <text:p>-0.081</text:p>
          </table:table-cell>
          <table:table-cell office:value-type="float" office:value="0.001" calcext:value-type="float">
            <text:p>0.001</text:p>
          </table:table-cell>
          <table:table-cell office:value-type="float" office:value="-106" calcext:value-type="float">
            <text:p>-106</text:p>
          </table:table-cell>
          <table:table-cell table:formula="of:=ABS(0.03 * [.C628])" office:value-type="float" office:value="3.18" calcext:value-type="float">
            <text:p>3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72" calcext:value-type="float">
            <text:p>-0.072</text:p>
          </table:table-cell>
          <table:table-cell office:value-type="float" office:value="0.001" calcext:value-type="float">
            <text:p>0.001</text:p>
          </table:table-cell>
          <table:table-cell office:value-type="float" office:value="-101.5" calcext:value-type="float">
            <text:p>-101.5</text:p>
          </table:table-cell>
          <table:table-cell table:formula="of:=ABS(0.03 * [.C629])" office:value-type="float" office:value="3.045" calcext:value-type="float">
            <text:p>3.0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675" calcext:value-type="float">
            <text:p>-0.0675</text:p>
          </table:table-cell>
          <table:table-cell office:value-type="float" office:value="0.001" calcext:value-type="float">
            <text:p>0.001</text:p>
          </table:table-cell>
          <table:table-cell office:value-type="float" office:value="-97.5" calcext:value-type="float">
            <text:p>-97.5</text:p>
          </table:table-cell>
          <table:table-cell table:formula="of:=ABS(0.03 * [.C630])" office:value-type="float" office:value="2.925" calcext:value-type="float">
            <text:p>2.9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-92.5" calcext:value-type="float">
            <text:p>-92.5</text:p>
          </table:table-cell>
          <table:table-cell table:formula="of:=ABS(0.03 * [.C631])" office:value-type="float" office:value="2.775" calcext:value-type="float">
            <text:p>2.7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  <table:table-cell office:value-type="float" office:value="0.001" calcext:value-type="float">
            <text:p>0.001</text:p>
          </table:table-cell>
          <table:table-cell office:value-type="float" office:value="-90" calcext:value-type="float">
            <text:p>-90</text:p>
          </table:table-cell>
          <table:table-cell table:formula="of:=ABS(0.03 * [.C632])" office:value-type="float" office:value="2.7" calcext:value-type="float">
            <text:p>2.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  <table:table-cell office:value-type="float" office:value="0.001" calcext:value-type="float">
            <text:p>0.001</text:p>
          </table:table-cell>
          <table:table-cell office:value-type="float" office:value="-85" calcext:value-type="float">
            <text:p>-85</text:p>
          </table:table-cell>
          <table:table-cell table:formula="of:=ABS(0.03 * [.C633])" office:value-type="float" office:value="2.55" calcext:value-type="float">
            <text:p>2.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345" calcext:value-type="float">
            <text:p>-0.0345</text:p>
          </table:table-cell>
          <table:table-cell office:value-type="float" office:value="0.001" calcext:value-type="float">
            <text:p>0.001</text:p>
          </table:table-cell>
          <table:table-cell office:value-type="float" office:value="-83" calcext:value-type="float">
            <text:p>-83</text:p>
          </table:table-cell>
          <table:table-cell table:formula="of:=ABS(0.03 * [.C634])" office:value-type="float" office:value="2.49" calcext:value-type="float">
            <text:p>2.4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-81" calcext:value-type="float">
            <text:p>-81</text:p>
          </table:table-cell>
          <table:table-cell table:formula="of:=ABS(0.03 * [.C635])" office:value-type="float" office:value="2.43" calcext:value-type="float">
            <text:p>2.4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285" calcext:value-type="float">
            <text:p>-0.0285</text:p>
          </table:table-cell>
          <table:table-cell office:value-type="float" office:value="0.001" calcext:value-type="float">
            <text:p>0.001</text:p>
          </table:table-cell>
          <table:table-cell office:value-type="float" office:value="-78" calcext:value-type="float">
            <text:p>-78</text:p>
          </table:table-cell>
          <table:table-cell table:formula="of:=ABS(0.03 * [.C636])" office:value-type="float" office:value="2.34" calcext:value-type="float">
            <text:p>2.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  <table:table-cell office:value-type="float" office:value="0.001" calcext:value-type="float">
            <text:p>0.001</text:p>
          </table:table-cell>
          <table:table-cell office:value-type="float" office:value="-77" calcext:value-type="float">
            <text:p>-77</text:p>
          </table:table-cell>
          <table:table-cell table:formula="of:=ABS(0.03 * [.C637])" office:value-type="float" office:value="2.31" calcext:value-type="float">
            <text:p>2.3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105" calcext:value-type="float">
            <text:p>-0.0105</text:p>
          </table:table-cell>
          <table:table-cell office:value-type="float" office:value="0.001" calcext:value-type="float">
            <text:p>0.001</text:p>
          </table:table-cell>
          <table:table-cell office:value-type="float" office:value="-71.5" calcext:value-type="float">
            <text:p>-71.5</text:p>
          </table:table-cell>
          <table:table-cell table:formula="of:=ABS(0.03 * [.C638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105" calcext:value-type="float">
            <text:p>-0.01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.5" calcext:value-type="float">
            <text:p>-69.5</text:p>
          </table:table-cell>
          <table:table-cell table:formula="of:=ABS(0.03 * [.C639])" office:value-type="float" office:value="2.085" calcext:value-type="float">
            <text:p>2.0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6.5" calcext:value-type="float">
            <text:p>-66.5</text:p>
          </table:table-cell>
          <table:table-cell table:formula="of:=ABS(0.03 * [.C640])" office:value-type="float" office:value="1.995" calcext:value-type="float">
            <text:p>1.9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4.5" calcext:value-type="float">
            <text:p>-64.5</text:p>
          </table:table-cell>
          <table:table-cell table:formula="of:=ABS(0.03 * [.C641])" office:value-type="float" office:value="1.935" calcext:value-type="float">
            <text:p>1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3.5" calcext:value-type="float">
            <text:p>-63.5</text:p>
          </table:table-cell>
          <table:table-cell table:formula="of:=ABS(0.03 * [.C642])" office:value-type="float" office:value="1.905" calcext:value-type="float">
            <text:p>1.9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3.5" calcext:value-type="float">
            <text:p>-63.5</text:p>
          </table:table-cell>
          <table:table-cell table:formula="of:=ABS(0.03 * [.C643])" office:value-type="float" office:value="1.905" calcext:value-type="float">
            <text:p>1.9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3" calcext:value-type="float">
            <text:p>-63</text:p>
          </table:table-cell>
          <table:table-cell table:formula="of:=ABS(0.03 * [.C644])" office:value-type="float" office:value="1.89" calcext:value-type="float">
            <text:p>1.8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3" calcext:value-type="float">
            <text:p>-63</text:p>
          </table:table-cell>
          <table:table-cell table:formula="of:=ABS(0.03 * [.C645])" office:value-type="float" office:value="1.89" calcext:value-type="float">
            <text:p>1.8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46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47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48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49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50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51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52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53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54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55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56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57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58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59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60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61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62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63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64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65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66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67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68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69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70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71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72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73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74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75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76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77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78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79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80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81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82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83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84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85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86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87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88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89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90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91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92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93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94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95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96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97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698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699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00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01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02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03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04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05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06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07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08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09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10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11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12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13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14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15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16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17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18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19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20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21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22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23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24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25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26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27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28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29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30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31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32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33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34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35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36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37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38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39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40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41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42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43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44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45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46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47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48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49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50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51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52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53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54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55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56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57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58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59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60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61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62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63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64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65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66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" calcext:value-type="float">
            <text:p>-62</text:p>
          </table:table-cell>
          <table:table-cell table:formula="of:=ABS(0.03 * [.C767])" office:value-type="float" office:value="1.86" calcext:value-type="float">
            <text:p>1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62.5" calcext:value-type="float">
            <text:p>-62.5</text:p>
          </table:table-cell>
          <table:table-cell table:formula="of:=ABS(0.03 * [.C768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-61.5" calcext:value-type="float">
            <text:p>-61.5</text:p>
          </table:table-cell>
          <table:table-cell table:formula="of:=ABS(0.03 * [.C769])" office:value-type="float" office:value="1.845" calcext:value-type="float">
            <text:p>1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001" calcext:value-type="float">
            <text:p>0.001</text:p>
          </table:table-cell>
          <table:table-cell office:value-type="float" office:value="-58" calcext:value-type="float">
            <text:p>-58</text:p>
          </table:table-cell>
          <table:table-cell table:formula="of:=ABS(0.03 * [.C770])" office:value-type="float" office:value="1.74" calcext:value-type="float">
            <text:p>1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165" calcext:value-type="float">
            <text:p>0.0165</text:p>
          </table:table-cell>
          <table:table-cell office:value-type="float" office:value="0.001" calcext:value-type="float">
            <text:p>0.001</text:p>
          </table:table-cell>
          <table:table-cell office:value-type="float" office:value="-57" calcext:value-type="float">
            <text:p>-57</text:p>
          </table:table-cell>
          <table:table-cell table:formula="of:=ABS(0.03 * [.C771])" office:value-type="float" office:value="1.71" calcext:value-type="float">
            <text:p>1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-52" calcext:value-type="float">
            <text:p>-52</text:p>
          </table:table-cell>
          <table:table-cell table:formula="of:=ABS(0.03 * [.C772])" office:value-type="float" office:value="1.56" calcext:value-type="float">
            <text:p>1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001" calcext:value-type="float">
            <text:p>0.001</text:p>
          </table:table-cell>
          <table:table-cell office:value-type="float" office:value="-45.5" calcext:value-type="float">
            <text:p>-45.5</text:p>
          </table:table-cell>
          <table:table-cell table:formula="of:=ABS(0.03 * [.C773])" office:value-type="float" office:value="1.365" calcext:value-type="float">
            <text:p>1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001" calcext:value-type="float">
            <text:p>0.001</text:p>
          </table:table-cell>
          <table:table-cell office:value-type="float" office:value="-40.5" calcext:value-type="float">
            <text:p>-40.5</text:p>
          </table:table-cell>
          <table:table-cell table:formula="of:=ABS(0.03 * [.C774])" office:value-type="float" office:value="1.215" calcext:value-type="float">
            <text:p>1.2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001" calcext:value-type="float">
            <text:p>0.001</text:p>
          </table:table-cell>
          <table:table-cell office:value-type="float" office:value="-37" calcext:value-type="float">
            <text:p>-37</text:p>
          </table:table-cell>
          <table:table-cell table:formula="of:=ABS(0.03 * [.C775])" office:value-type="float" office:value="1.11" calcext:value-type="float">
            <text:p>1.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1" calcext:value-type="float">
            <text:p>0.001</text:p>
          </table:table-cell>
          <table:table-cell office:value-type="float" office:value="-34.5" calcext:value-type="float">
            <text:p>-34.5</text:p>
          </table:table-cell>
          <table:table-cell table:formula="of:=ABS(0.03 * [.C776])" office:value-type="float" office:value="1.035" calcext:value-type="float">
            <text:p>1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-33.5" calcext:value-type="float">
            <text:p>-33.5</text:p>
          </table:table-cell>
          <table:table-cell table:formula="of:=ABS(0.03 * [.C777])" office:value-type="float" office:value="1.005" calcext:value-type="float">
            <text:p>1.0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001" calcext:value-type="float">
            <text:p>0.001</text:p>
          </table:table-cell>
          <table:table-cell office:value-type="float" office:value="-31.5" calcext:value-type="float">
            <text:p>-31.5</text:p>
          </table:table-cell>
          <table:table-cell table:formula="of:=ABS(0.03 * [.C778])" office:value-type="float" office:value="0.945" calcext:value-type="float">
            <text:p>0.9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765" calcext:value-type="float">
            <text:p>0.0765</text:p>
          </table:table-cell>
          <table:table-cell office:value-type="float" office:value="0.001" calcext:value-type="float">
            <text:p>0.001</text:p>
          </table:table-cell>
          <table:table-cell office:value-type="float" office:value="-27.5" calcext:value-type="float">
            <text:p>-27.5</text:p>
          </table:table-cell>
          <table:table-cell table:formula="of:=ABS(0.03 * [.C779])" office:value-type="float" office:value="0.825" calcext:value-type="float">
            <text:p>0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765" calcext:value-type="float">
            <text:p>0.0765</text:p>
          </table:table-cell>
          <table:table-cell office:value-type="float" office:value="0.001" calcext:value-type="float">
            <text:p>0.001</text:p>
          </table:table-cell>
          <table:table-cell office:value-type="float" office:value="-25.5" calcext:value-type="float">
            <text:p>-25.5</text:p>
          </table:table-cell>
          <table:table-cell table:formula="of:=ABS(0.03 * [.C780])" office:value-type="float" office:value="0.765" calcext:value-type="float">
            <text:p>0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795" calcext:value-type="float">
            <text:p>0.0795</text:p>
          </table:table-cell>
          <table:table-cell office:value-type="float" office:value="0.001" calcext:value-type="float">
            <text:p>0.001</text:p>
          </table:table-cell>
          <table:table-cell office:value-type="float" office:value="-25" calcext:value-type="float">
            <text:p>-25</text:p>
          </table:table-cell>
          <table:table-cell table:formula="of:=ABS(0.03 * [.C781])" office:value-type="float" office:value="0.75" calcext:value-type="float">
            <text:p>0.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001" calcext:value-type="float">
            <text:p>0.001</text:p>
          </table:table-cell>
          <table:table-cell office:value-type="float" office:value="-23" calcext:value-type="float">
            <text:p>-23</text:p>
          </table:table-cell>
          <table:table-cell table:formula="of:=ABS(0.03 * [.C782])" office:value-type="float" office:value="0.69" calcext:value-type="float">
            <text:p>0.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001" calcext:value-type="float">
            <text:p>0.001</text:p>
          </table:table-cell>
          <table:table-cell office:value-type="float" office:value="-20.5" calcext:value-type="float">
            <text:p>-20.5</text:p>
          </table:table-cell>
          <table:table-cell table:formula="of:=ABS(0.03 * [.C783])" office:value-type="float" office:value="0.615" calcext:value-type="float">
            <text:p>0.6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975" calcext:value-type="float">
            <text:p>0.0975</text:p>
          </table:table-cell>
          <table:table-cell office:value-type="float" office:value="0.001" calcext:value-type="float">
            <text:p>0.001</text:p>
          </table:table-cell>
          <table:table-cell office:value-type="float" office:value="-17.5" calcext:value-type="float">
            <text:p>-17.5</text:p>
          </table:table-cell>
          <table:table-cell table:formula="of:=ABS(0.03 * [.C784])" office:value-type="float" office:value="0.525" calcext:value-type="float">
            <text:p>0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001" calcext:value-type="float">
            <text:p>0.001</text:p>
          </table:table-cell>
          <table:table-cell office:value-type="float" office:value="-15.5" calcext:value-type="float">
            <text:p>-15.5</text:p>
          </table:table-cell>
          <table:table-cell table:formula="of:=ABS(0.03 * [.C785])" office:value-type="float" office:value="0.465" calcext:value-type="float">
            <text:p>0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1" calcext:value-type="float">
            <text:p>0.001</text:p>
          </table:table-cell>
          <table:table-cell office:value-type="float" office:value="-13.5" calcext:value-type="float">
            <text:p>-13.5</text:p>
          </table:table-cell>
          <table:table-cell table:formula="of:=ABS(0.03 * [.C786])" office:value-type="float" office:value="0.405" calcext:value-type="float">
            <text:p>0.4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065" calcext:value-type="float">
            <text:p>0.1065</text:p>
          </table:table-cell>
          <table:table-cell office:value-type="float" office:value="0.001" calcext:value-type="float">
            <text:p>0.001</text:p>
          </table:table-cell>
          <table:table-cell office:value-type="float" office:value="-11.5" calcext:value-type="float">
            <text:p>-11.5</text:p>
          </table:table-cell>
          <table:table-cell table:formula="of:=ABS(0.03 * [.C787])" office:value-type="float" office:value="0.345" calcext:value-type="float">
            <text:p>0.3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095" calcext:value-type="float">
            <text:p>0.1095</text:p>
          </table:table-cell>
          <table:table-cell office:value-type="float" office:value="0.001" calcext:value-type="float">
            <text:p>0.001</text:p>
          </table:table-cell>
          <table:table-cell office:value-type="float" office:value="-10.5" calcext:value-type="float">
            <text:p>-10.5</text:p>
          </table:table-cell>
          <table:table-cell table:formula="of:=ABS(0.03 * [.C788])" office:value-type="float" office:value="0.315" calcext:value-type="float">
            <text:p>0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001" calcext:value-type="float">
            <text:p>0.001</text:p>
          </table:table-cell>
          <table:table-cell office:value-type="float" office:value="-9" calcext:value-type="float">
            <text:p>-9</text:p>
          </table:table-cell>
          <table:table-cell table:formula="of:=ABS(0.03 * [.C789])" office:value-type="float" office:value="0.27" calcext:value-type="float">
            <text:p>0.2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01" calcext:value-type="float">
            <text:p>0.001</text:p>
          </table:table-cell>
          <table:table-cell office:value-type="float" office:value="-5" calcext:value-type="float">
            <text:p>-5</text:p>
          </table:table-cell>
          <table:table-cell table:formula="of:=ABS(0.03 * [.C790])" office:value-type="float" office:value="0.15" calcext:value-type="float">
            <text:p>0.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425" calcext:value-type="float">
            <text:p>0.14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table:formula="of:=ABS(0.03 * [.C791])" office:value-type="float" office:value="0.09" calcext:value-type="float">
            <text:p>0.0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1" calcext:value-type="float">
            <text:p>0.001</text:p>
          </table:table-cell>
          <table:table-cell office:value-type="float" office:value="8" calcext:value-type="float">
            <text:p>8</text:p>
          </table:table-cell>
          <table:table-cell table:formula="of:=ABS(0.03 * [.C792])" office:value-type="float" office:value="0.24" calcext:value-type="float">
            <text:p>0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001" calcext:value-type="float">
            <text:p>0.001</text:p>
          </table:table-cell>
          <table:table-cell office:value-type="float" office:value="11.5" calcext:value-type="float">
            <text:p>11.5</text:p>
          </table:table-cell>
          <table:table-cell table:formula="of:=ABS(0.03 * [.C793])" office:value-type="float" office:value="0.345" calcext:value-type="float">
            <text:p>0.3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001" calcext:value-type="float">
            <text:p>0.001</text:p>
          </table:table-cell>
          <table:table-cell office:value-type="float" office:value="14.5" calcext:value-type="float">
            <text:p>14.5</text:p>
          </table:table-cell>
          <table:table-cell table:formula="of:=ABS(0.03 * [.C794])" office:value-type="float" office:value="0.435" calcext:value-type="float">
            <text:p>0.4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695" calcext:value-type="float">
            <text:p>0.1695</text:p>
          </table:table-cell>
          <table:table-cell office:value-type="float" office:value="0.001" calcext:value-type="float">
            <text:p>0.001</text:p>
          </table:table-cell>
          <table:table-cell office:value-type="float" office:value="18" calcext:value-type="float">
            <text:p>18</text:p>
          </table:table-cell>
          <table:table-cell table:formula="of:=ABS(0.03 * [.C795])" office:value-type="float" office:value="0.54" calcext:value-type="float">
            <text:p>0.5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.001" calcext:value-type="float">
            <text:p>0.001</text:p>
          </table:table-cell>
          <table:table-cell office:value-type="float" office:value="22" calcext:value-type="float">
            <text:p>22</text:p>
          </table:table-cell>
          <table:table-cell table:formula="of:=ABS(0.03 * [.C796])" office:value-type="float" office:value="0.66" calcext:value-type="float">
            <text:p>0.6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table:formula="of:=ABS(0.03 * [.C797])" office:value-type="float" office:value="0.75" calcext:value-type="float">
            <text:p>0.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table:formula="of:=ABS(0.03 * [.C798])" office:value-type="float" office:value="0.9" calcext:value-type="float">
            <text:p>0.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085" calcext:value-type="float">
            <text:p>0.2085</text:p>
          </table:table-cell>
          <table:table-cell office:value-type="float" office:value="0.001" calcext:value-type="float">
            <text:p>0.001</text:p>
          </table:table-cell>
          <table:table-cell office:value-type="float" office:value="36.5" calcext:value-type="float">
            <text:p>36.5</text:p>
          </table:table-cell>
          <table:table-cell table:formula="of:=ABS(0.03 * [.C799])" office:value-type="float" office:value="1.095" calcext:value-type="float">
            <text:p>1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235" calcext:value-type="float">
            <text:p>0.2235</text:p>
          </table:table-cell>
          <table:table-cell office:value-type="float" office:value="0.001" calcext:value-type="float">
            <text:p>0.001</text:p>
          </table:table-cell>
          <table:table-cell office:value-type="float" office:value="43" calcext:value-type="float">
            <text:p>43</text:p>
          </table:table-cell>
          <table:table-cell table:formula="of:=ABS(0.03 * [.C800])" office:value-type="float" office:value="1.29" calcext:value-type="float">
            <text:p>1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325" calcext:value-type="float">
            <text:p>0.2325</text:p>
          </table:table-cell>
          <table:table-cell office:value-type="float" office:value="0.001" calcext:value-type="float">
            <text:p>0.001</text:p>
          </table:table-cell>
          <table:table-cell office:value-type="float" office:value="48" calcext:value-type="float">
            <text:p>48</text:p>
          </table:table-cell>
          <table:table-cell table:formula="of:=ABS(0.03 * [.C801])" office:value-type="float" office:value="1.44" calcext:value-type="float">
            <text:p>1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415" calcext:value-type="float">
            <text:p>0.2415</text:p>
          </table:table-cell>
          <table:table-cell office:value-type="float" office:value="0.001" calcext:value-type="float">
            <text:p>0.001</text:p>
          </table:table-cell>
          <table:table-cell office:value-type="float" office:value="52.5" calcext:value-type="float">
            <text:p>52.5</text:p>
          </table:table-cell>
          <table:table-cell table:formula="of:=ABS(0.03 * [.C802])" office:value-type="float" office:value="1.575" calcext:value-type="float">
            <text:p>1.5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001" calcext:value-type="float">
            <text:p>0.001</text:p>
          </table:table-cell>
          <table:table-cell office:value-type="float" office:value="55" calcext:value-type="float">
            <text:p>55</text:p>
          </table:table-cell>
          <table:table-cell table:formula="of:=ABS(0.03 * [.C803])" office:value-type="float" office:value="1.65" calcext:value-type="float">
            <text:p>1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001" calcext:value-type="float">
            <text:p>0.001</text:p>
          </table:table-cell>
          <table:table-cell office:value-type="float" office:value="57.5" calcext:value-type="float">
            <text:p>57.5</text:p>
          </table:table-cell>
          <table:table-cell table:formula="of:=ABS(0.03 * [.C804])" office:value-type="float" office:value="1.725" calcext:value-type="float">
            <text:p>1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505" calcext:value-type="float">
            <text:p>0.2505</text:p>
          </table:table-cell>
          <table:table-cell office:value-type="float" office:value="0.001" calcext:value-type="float">
            <text:p>0.001</text:p>
          </table:table-cell>
          <table:table-cell office:value-type="float" office:value="59" calcext:value-type="float">
            <text:p>59</text:p>
          </table:table-cell>
          <table:table-cell table:formula="of:=ABS(0.03 * [.C805])" office:value-type="float" office:value="1.77" calcext:value-type="float">
            <text:p>1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1" calcext:value-type="float">
            <text:p>0.001</text:p>
          </table:table-cell>
          <table:table-cell office:value-type="float" office:value="61" calcext:value-type="float">
            <text:p>61</text:p>
          </table:table-cell>
          <table:table-cell table:formula="of:=ABS(0.03 * [.C806])" office:value-type="float" office:value="1.83" calcext:value-type="float">
            <text:p>1.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table:formula="of:=ABS(0.03 * [.C807])" office:value-type="float" office:value="1.92" calcext:value-type="float">
            <text:p>1.9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001" calcext:value-type="float">
            <text:p>0.001</text:p>
          </table:table-cell>
          <table:table-cell office:value-type="float" office:value="66.5" calcext:value-type="float">
            <text:p>66.5</text:p>
          </table:table-cell>
          <table:table-cell table:formula="of:=ABS(0.03 * [.C808])" office:value-type="float" office:value="1.995" calcext:value-type="float">
            <text:p>1.9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001" calcext:value-type="float">
            <text:p>0.001</text:p>
          </table:table-cell>
          <table:table-cell office:value-type="float" office:value="69.5" calcext:value-type="float">
            <text:p>69.5</text:p>
          </table:table-cell>
          <table:table-cell table:formula="of:=ABS(0.03 * [.C809])" office:value-type="float" office:value="2.085" calcext:value-type="float">
            <text:p>2.0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810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73.5" calcext:value-type="float">
            <text:p>73.5</text:p>
          </table:table-cell>
          <table:table-cell table:formula="of:=ABS(0.03 * [.C811])" office:value-type="float" office:value="2.205" calcext:value-type="float">
            <text:p>2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805" calcext:value-type="float">
            <text:p>0.2805</text:p>
          </table:table-cell>
          <table:table-cell office:value-type="float" office:value="0.001" calcext:value-type="float">
            <text:p>0.001</text:p>
          </table:table-cell>
          <table:table-cell office:value-type="float" office:value="74.5" calcext:value-type="float">
            <text:p>74.5</text:p>
          </table:table-cell>
          <table:table-cell table:formula="of:=ABS(0.03 * [.C812])" office:value-type="float" office:value="2.235" calcext:value-type="float">
            <text:p>2.2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001" calcext:value-type="float">
            <text:p>0.001</text:p>
          </table:table-cell>
          <table:table-cell office:value-type="float" office:value="75.5" calcext:value-type="float">
            <text:p>75.5</text:p>
          </table:table-cell>
          <table:table-cell table:formula="of:=ABS(0.03 * [.C813])" office:value-type="float" office:value="2.265" calcext:value-type="float">
            <text:p>2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001" calcext:value-type="float">
            <text:p>0.001</text:p>
          </table:table-cell>
          <table:table-cell office:value-type="float" office:value="77" calcext:value-type="float">
            <text:p>77</text:p>
          </table:table-cell>
          <table:table-cell table:formula="of:=ABS(0.03 * [.C814])" office:value-type="float" office:value="2.31" calcext:value-type="float">
            <text:p>2.3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001" calcext:value-type="float">
            <text:p>0.001</text:p>
          </table:table-cell>
          <table:table-cell office:value-type="float" office:value="78" calcext:value-type="float">
            <text:p>78</text:p>
          </table:table-cell>
          <table:table-cell table:formula="of:=ABS(0.03 * [.C815])" office:value-type="float" office:value="2.34" calcext:value-type="float">
            <text:p>2.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925" calcext:value-type="float">
            <text:p>0.2925</text:p>
          </table:table-cell>
          <table:table-cell office:value-type="float" office:value="0.001" calcext:value-type="float">
            <text:p>0.001</text:p>
          </table:table-cell>
          <table:table-cell office:value-type="float" office:value="80" calcext:value-type="float">
            <text:p>80</text:p>
          </table:table-cell>
          <table:table-cell table:formula="of:=ABS(0.03 * [.C816])" office:value-type="float" office:value="2.4" calcext:value-type="float">
            <text:p>2.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955" calcext:value-type="float">
            <text:p>0.2955</text:p>
          </table:table-cell>
          <table:table-cell office:value-type="float" office:value="0.001" calcext:value-type="float">
            <text:p>0.001</text:p>
          </table:table-cell>
          <table:table-cell office:value-type="float" office:value="82.5" calcext:value-type="float">
            <text:p>82.5</text:p>
          </table:table-cell>
          <table:table-cell table:formula="of:=ABS(0.03 * [.C817])" office:value-type="float" office:value="2.475" calcext:value-type="float">
            <text:p>2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015" calcext:value-type="float">
            <text:p>0.3015</text:p>
          </table:table-cell>
          <table:table-cell office:value-type="float" office:value="0.001" calcext:value-type="float">
            <text:p>0.001</text:p>
          </table:table-cell>
          <table:table-cell office:value-type="float" office:value="84.5" calcext:value-type="float">
            <text:p>84.5</text:p>
          </table:table-cell>
          <table:table-cell table:formula="of:=ABS(0.03 * [.C818])" office:value-type="float" office:value="2.535" calcext:value-type="float">
            <text:p>2.5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001" calcext:value-type="float">
            <text:p>0.001</text:p>
          </table:table-cell>
          <table:table-cell office:value-type="float" office:value="87.5" calcext:value-type="float">
            <text:p>87.5</text:p>
          </table:table-cell>
          <table:table-cell table:formula="of:=ABS(0.03 * [.C819])" office:value-type="float" office:value="2.625" calcext:value-type="float">
            <text:p>2.6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135" calcext:value-type="float">
            <text:p>0.3135</text:p>
          </table:table-cell>
          <table:table-cell office:value-type="float" office:value="0.001" calcext:value-type="float">
            <text:p>0.001</text:p>
          </table:table-cell>
          <table:table-cell office:value-type="float" office:value="90" calcext:value-type="float">
            <text:p>90</text:p>
          </table:table-cell>
          <table:table-cell table:formula="of:=ABS(0.03 * [.C820])" office:value-type="float" office:value="2.7" calcext:value-type="float">
            <text:p>2.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001" calcext:value-type="float">
            <text:p>0.001</text:p>
          </table:table-cell>
          <table:table-cell office:value-type="float" office:value="92.5" calcext:value-type="float">
            <text:p>92.5</text:p>
          </table:table-cell>
          <table:table-cell table:formula="of:=ABS(0.03 * [.C821])" office:value-type="float" office:value="2.775" calcext:value-type="float">
            <text:p>2.7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001" calcext:value-type="float">
            <text:p>0.001</text:p>
          </table:table-cell>
          <table:table-cell office:value-type="float" office:value="94" calcext:value-type="float">
            <text:p>94</text:p>
          </table:table-cell>
          <table:table-cell table:formula="of:=ABS(0.03 * [.C822])" office:value-type="float" office:value="2.82" calcext:value-type="float">
            <text:p>2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315" calcext:value-type="float">
            <text:p>0.3315</text:p>
          </table:table-cell>
          <table:table-cell office:value-type="float" office:value="0.001" calcext:value-type="float">
            <text:p>0.001</text:p>
          </table:table-cell>
          <table:table-cell office:value-type="float" office:value="97.5" calcext:value-type="float">
            <text:p>97.5</text:p>
          </table:table-cell>
          <table:table-cell table:formula="of:=ABS(0.03 * [.C823])" office:value-type="float" office:value="2.925" calcext:value-type="float">
            <text:p>2.9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405" calcext:value-type="float">
            <text:p>0.3405</text:p>
          </table:table-cell>
          <table:table-cell office:value-type="float" office:value="0.001" calcext:value-type="float">
            <text:p>0.001</text:p>
          </table:table-cell>
          <table:table-cell office:value-type="float" office:value="102" calcext:value-type="float">
            <text:p>102</text:p>
          </table:table-cell>
          <table:table-cell table:formula="of:=ABS(0.03 * [.C824])" office:value-type="float" office:value="3.06" calcext:value-type="float">
            <text:p>3.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001" calcext:value-type="float">
            <text:p>0.001</text:p>
          </table:table-cell>
          <table:table-cell office:value-type="float" office:value="105" calcext:value-type="float">
            <text:p>105</text:p>
          </table:table-cell>
          <table:table-cell table:formula="of:=ABS(0.03 * [.C825])" office:value-type="float" office:value="3.15" calcext:value-type="float">
            <text:p>3.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0.001" calcext:value-type="float">
            <text:p>0.001</text:p>
          </table:table-cell>
          <table:table-cell office:value-type="float" office:value="108" calcext:value-type="float">
            <text:p>108</text:p>
          </table:table-cell>
          <table:table-cell table:formula="of:=ABS(0.03 * [.C826])" office:value-type="float" office:value="3.24" calcext:value-type="float">
            <text:p>3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555" calcext:value-type="float">
            <text:p>0.3555</text:p>
          </table:table-cell>
          <table:table-cell office:value-type="float" office:value="0.001" calcext:value-type="float">
            <text:p>0.001</text:p>
          </table:table-cell>
          <table:table-cell office:value-type="float" office:value="110.5" calcext:value-type="float">
            <text:p>110.5</text:p>
          </table:table-cell>
          <table:table-cell table:formula="of:=ABS(0.03 * [.C827])" office:value-type="float" office:value="3.315" calcext:value-type="float">
            <text:p>3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675" calcext:value-type="float">
            <text:p>0.3675</text:p>
          </table:table-cell>
          <table:table-cell office:value-type="float" office:value="0.001" calcext:value-type="float">
            <text:p>0.001</text:p>
          </table:table-cell>
          <table:table-cell office:value-type="float" office:value="114.5" calcext:value-type="float">
            <text:p>114.5</text:p>
          </table:table-cell>
          <table:table-cell table:formula="of:=ABS(0.03 * [.C828])" office:value-type="float" office:value="3.435" calcext:value-type="float">
            <text:p>3.4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765" calcext:value-type="float">
            <text:p>0.3765</text:p>
          </table:table-cell>
          <table:table-cell office:value-type="float" office:value="0.001" calcext:value-type="float">
            <text:p>0.001</text:p>
          </table:table-cell>
          <table:table-cell office:value-type="float" office:value="118.5" calcext:value-type="float">
            <text:p>118.5</text:p>
          </table:table-cell>
          <table:table-cell table:formula="of:=ABS(0.03 * [.C829])" office:value-type="float" office:value="3.555" calcext:value-type="float">
            <text:p>3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0.001" calcext:value-type="float">
            <text:p>0.001</text:p>
          </table:table-cell>
          <table:table-cell office:value-type="float" office:value="123.5" calcext:value-type="float">
            <text:p>123.5</text:p>
          </table:table-cell>
          <table:table-cell table:formula="of:=ABS(0.03 * [.C830])" office:value-type="float" office:value="3.705" calcext:value-type="float">
            <text:p>3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975" calcext:value-type="float">
            <text:p>0.3975</text:p>
          </table:table-cell>
          <table:table-cell office:value-type="float" office:value="0.001" calcext:value-type="float">
            <text:p>0.001</text:p>
          </table:table-cell>
          <table:table-cell office:value-type="float" office:value="128.5" calcext:value-type="float">
            <text:p>128.5</text:p>
          </table:table-cell>
          <table:table-cell table:formula="of:=ABS(0.03 * [.C831])" office:value-type="float" office:value="3.855" calcext:value-type="float">
            <text:p>3.8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001" calcext:value-type="float">
            <text:p>0.001</text:p>
          </table:table-cell>
          <table:table-cell office:value-type="float" office:value="132.5" calcext:value-type="float">
            <text:p>132.5</text:p>
          </table:table-cell>
          <table:table-cell table:formula="of:=ABS(0.03 * [.C832])" office:value-type="float" office:value="3.975" calcext:value-type="float">
            <text:p>3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001" calcext:value-type="float">
            <text:p>0.001</text:p>
          </table:table-cell>
          <table:table-cell office:value-type="float" office:value="134.5" calcext:value-type="float">
            <text:p>134.5</text:p>
          </table:table-cell>
          <table:table-cell table:formula="of:=ABS(0.03 * [.C833])" office:value-type="float" office:value="4.035" calcext:value-type="float">
            <text:p>4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.001" calcext:value-type="float">
            <text:p>0.001</text:p>
          </table:table-cell>
          <table:table-cell office:value-type="float" office:value="137.5" calcext:value-type="float">
            <text:p>137.5</text:p>
          </table:table-cell>
          <table:table-cell table:formula="of:=ABS(0.03 * [.C834])" office:value-type="float" office:value="4.125" calcext:value-type="float">
            <text:p>4.1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185" calcext:value-type="float">
            <text:p>0.4185</text:p>
          </table:table-cell>
          <table:table-cell office:value-type="float" office:value="0.001" calcext:value-type="float">
            <text:p>0.001</text:p>
          </table:table-cell>
          <table:table-cell office:value-type="float" office:value="139.5" calcext:value-type="float">
            <text:p>139.5</text:p>
          </table:table-cell>
          <table:table-cell table:formula="of:=ABS(0.03 * [.C835])" office:value-type="float" office:value="4.185" calcext:value-type="float">
            <text:p>4.1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215" calcext:value-type="float">
            <text:p>0.4215</text:p>
          </table:table-cell>
          <table:table-cell office:value-type="float" office:value="0.001" calcext:value-type="float">
            <text:p>0.001</text:p>
          </table:table-cell>
          <table:table-cell office:value-type="float" office:value="142.5" calcext:value-type="float">
            <text:p>142.5</text:p>
          </table:table-cell>
          <table:table-cell table:formula="of:=ABS(0.03 * [.C836])" office:value-type="float" office:value="4.275" calcext:value-type="float">
            <text:p>4.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275" calcext:value-type="float">
            <text:p>0.4275</text:p>
          </table:table-cell>
          <table:table-cell office:value-type="float" office:value="0.001" calcext:value-type="float">
            <text:p>0.001</text:p>
          </table:table-cell>
          <table:table-cell office:value-type="float" office:value="144.5" calcext:value-type="float">
            <text:p>144.5</text:p>
          </table:table-cell>
          <table:table-cell table:formula="of:=ABS(0.03 * [.C837])" office:value-type="float" office:value="4.335" calcext:value-type="float">
            <text:p>4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.001" calcext:value-type="float">
            <text:p>0.001</text:p>
          </table:table-cell>
          <table:table-cell office:value-type="float" office:value="146.5" calcext:value-type="float">
            <text:p>146.5</text:p>
          </table:table-cell>
          <table:table-cell table:formula="of:=ABS(0.03 * [.C838])" office:value-type="float" office:value="4.395" calcext:value-type="float">
            <text:p>4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001" calcext:value-type="float">
            <text:p>0.001</text:p>
          </table:table-cell>
          <table:table-cell office:value-type="float" office:value="148" calcext:value-type="float">
            <text:p>148</text:p>
          </table:table-cell>
          <table:table-cell table:formula="of:=ABS(0.03 * [.C839])" office:value-type="float" office:value="4.44" calcext:value-type="float">
            <text:p>4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.001" calcext:value-type="float">
            <text:p>0.001</text:p>
          </table:table-cell>
          <table:table-cell office:value-type="float" office:value="150" calcext:value-type="float">
            <text:p>150</text:p>
          </table:table-cell>
          <table:table-cell table:formula="of:=ABS(0.03 * [.C840])" office:value-type="float" office:value="4.5" calcext:value-type="float">
            <text:p>4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0.001" calcext:value-type="float">
            <text:p>0.001</text:p>
          </table:table-cell>
          <table:table-cell office:value-type="float" office:value="152" calcext:value-type="float">
            <text:p>152</text:p>
          </table:table-cell>
          <table:table-cell table:formula="of:=ABS(0.03 * [.C841])" office:value-type="float" office:value="4.56" calcext:value-type="float">
            <text:p>4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.001" calcext:value-type="float">
            <text:p>0.001</text:p>
          </table:table-cell>
          <table:table-cell office:value-type="float" office:value="154.5" calcext:value-type="float">
            <text:p>154.5</text:p>
          </table:table-cell>
          <table:table-cell table:formula="of:=ABS(0.03 * [.C842])" office:value-type="float" office:value="4.635" calcext:value-type="float">
            <text:p>4.6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485" calcext:value-type="float">
            <text:p>0.4485</text:p>
          </table:table-cell>
          <table:table-cell office:value-type="float" office:value="0.001" calcext:value-type="float">
            <text:p>0.001</text:p>
          </table:table-cell>
          <table:table-cell office:value-type="float" office:value="155.5" calcext:value-type="float">
            <text:p>155.5</text:p>
          </table:table-cell>
          <table:table-cell table:formula="of:=ABS(0.03 * [.C843])" office:value-type="float" office:value="4.665" calcext:value-type="float">
            <text:p>4.6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485" calcext:value-type="float">
            <text:p>0.4485</text:p>
          </table:table-cell>
          <table:table-cell office:value-type="float" office:value="0.001" calcext:value-type="float">
            <text:p>0.001</text:p>
          </table:table-cell>
          <table:table-cell office:value-type="float" office:value="156.5" calcext:value-type="float">
            <text:p>156.5</text:p>
          </table:table-cell>
          <table:table-cell table:formula="of:=ABS(0.03 * [.C844])" office:value-type="float" office:value="4.695" calcext:value-type="float">
            <text:p>4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515" calcext:value-type="float">
            <text:p>0.4515</text:p>
          </table:table-cell>
          <table:table-cell office:value-type="float" office:value="0.001" calcext:value-type="float">
            <text:p>0.001</text:p>
          </table:table-cell>
          <table:table-cell office:value-type="float" office:value="157" calcext:value-type="float">
            <text:p>157</text:p>
          </table:table-cell>
          <table:table-cell table:formula="of:=ABS(0.03 * [.C845])" office:value-type="float" office:value="4.71" calcext:value-type="float">
            <text:p>4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001" calcext:value-type="float">
            <text:p>0.001</text:p>
          </table:table-cell>
          <table:table-cell office:value-type="float" office:value="159" calcext:value-type="float">
            <text:p>159</text:p>
          </table:table-cell>
          <table:table-cell table:formula="of:=ABS(0.03 * [.C846])" office:value-type="float" office:value="4.77" calcext:value-type="float">
            <text:p>4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001" calcext:value-type="float">
            <text:p>0.001</text:p>
          </table:table-cell>
          <table:table-cell office:value-type="float" office:value="161.5" calcext:value-type="float">
            <text:p>161.5</text:p>
          </table:table-cell>
          <table:table-cell table:formula="of:=ABS(0.03 * [.C847])" office:value-type="float" office:value="4.845" calcext:value-type="float">
            <text:p>4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695" calcext:value-type="float">
            <text:p>0.4695</text:p>
          </table:table-cell>
          <table:table-cell office:value-type="float" office:value="0.001" calcext:value-type="float">
            <text:p>0.001</text:p>
          </table:table-cell>
          <table:table-cell office:value-type="float" office:value="164" calcext:value-type="float">
            <text:p>164</text:p>
          </table:table-cell>
          <table:table-cell table:formula="of:=ABS(0.03 * [.C848])" office:value-type="float" office:value="4.92" calcext:value-type="float">
            <text:p>4.9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725" calcext:value-type="float">
            <text:p>0.4725</text:p>
          </table:table-cell>
          <table:table-cell office:value-type="float" office:value="0.001" calcext:value-type="float">
            <text:p>0.001</text:p>
          </table:table-cell>
          <table:table-cell office:value-type="float" office:value="166.5" calcext:value-type="float">
            <text:p>166.5</text:p>
          </table:table-cell>
          <table:table-cell table:formula="of:=ABS(0.03 * [.C849])" office:value-type="float" office:value="4.995" calcext:value-type="float">
            <text:p>4.9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755" calcext:value-type="float">
            <text:p>0.4755</text:p>
          </table:table-cell>
          <table:table-cell office:value-type="float" office:value="0.001" calcext:value-type="float">
            <text:p>0.001</text:p>
          </table:table-cell>
          <table:table-cell office:value-type="float" office:value="168" calcext:value-type="float">
            <text:p>168</text:p>
          </table:table-cell>
          <table:table-cell table:formula="of:=ABS(0.03 * [.C850])" office:value-type="float" office:value="5.04" calcext:value-type="float">
            <text:p>5.0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755" calcext:value-type="float">
            <text:p>0.4755</text:p>
          </table:table-cell>
          <table:table-cell office:value-type="float" office:value="0.001" calcext:value-type="float">
            <text:p>0.001</text:p>
          </table:table-cell>
          <table:table-cell office:value-type="float" office:value="169.5" calcext:value-type="float">
            <text:p>169.5</text:p>
          </table:table-cell>
          <table:table-cell table:formula="of:=ABS(0.03 * [.C851])" office:value-type="float" office:value="5.085" calcext:value-type="float">
            <text:p>5.0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815" calcext:value-type="float">
            <text:p>0.4815</text:p>
          </table:table-cell>
          <table:table-cell office:value-type="float" office:value="0.001" calcext:value-type="float">
            <text:p>0.001</text:p>
          </table:table-cell>
          <table:table-cell office:value-type="float" office:value="170.5" calcext:value-type="float">
            <text:p>170.5</text:p>
          </table:table-cell>
          <table:table-cell table:formula="of:=ABS(0.03 * [.C852])" office:value-type="float" office:value="5.115" calcext:value-type="float">
            <text:p>5.1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.001" calcext:value-type="float">
            <text:p>0.001</text:p>
          </table:table-cell>
          <table:table-cell office:value-type="float" office:value="173" calcext:value-type="float">
            <text:p>173</text:p>
          </table:table-cell>
          <table:table-cell table:formula="of:=ABS(0.03 * [.C853])" office:value-type="float" office:value="5.19" calcext:value-type="float">
            <text:p>5.1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935" calcext:value-type="float">
            <text:p>0.4935</text:p>
          </table:table-cell>
          <table:table-cell office:value-type="float" office:value="0.001" calcext:value-type="float">
            <text:p>0.001</text:p>
          </table:table-cell>
          <table:table-cell office:value-type="float" office:value="176" calcext:value-type="float">
            <text:p>176</text:p>
          </table:table-cell>
          <table:table-cell table:formula="of:=ABS(0.03 * [.C854])" office:value-type="float" office:value="5.28" calcext:value-type="float">
            <text:p>5.2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085" calcext:value-type="float">
            <text:p>0.5085</text:p>
          </table:table-cell>
          <table:table-cell office:value-type="float" office:value="0.001" calcext:value-type="float">
            <text:p>0.001</text:p>
          </table:table-cell>
          <table:table-cell office:value-type="float" office:value="182" calcext:value-type="float">
            <text:p>182</text:p>
          </table:table-cell>
          <table:table-cell table:formula="of:=ABS(0.03 * [.C855])" office:value-type="float" office:value="5.46" calcext:value-type="float">
            <text:p>5.4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175" calcext:value-type="float">
            <text:p>0.5175</text:p>
          </table:table-cell>
          <table:table-cell office:value-type="float" office:value="0.001" calcext:value-type="float">
            <text:p>0.001</text:p>
          </table:table-cell>
          <table:table-cell office:value-type="float" office:value="186.5" calcext:value-type="float">
            <text:p>186.5</text:p>
          </table:table-cell>
          <table:table-cell table:formula="of:=ABS(0.03 * [.C856])" office:value-type="float" office:value="5.595" calcext:value-type="float">
            <text:p>5.5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265" calcext:value-type="float">
            <text:p>0.5265</text:p>
          </table:table-cell>
          <table:table-cell office:value-type="float" office:value="0.001" calcext:value-type="float">
            <text:p>0.001</text:p>
          </table:table-cell>
          <table:table-cell office:value-type="float" office:value="190.5" calcext:value-type="float">
            <text:p>190.5</text:p>
          </table:table-cell>
          <table:table-cell table:formula="of:=ABS(0.03 * [.C857])" office:value-type="float" office:value="5.715" calcext:value-type="float">
            <text:p>5.7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.001" calcext:value-type="float">
            <text:p>0.001</text:p>
          </table:table-cell>
          <table:table-cell office:value-type="float" office:value="194.5" calcext:value-type="float">
            <text:p>194.5</text:p>
          </table:table-cell>
          <table:table-cell table:formula="of:=ABS(0.03 * [.C858])" office:value-type="float" office:value="5.835" calcext:value-type="float">
            <text:p>5.8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385" calcext:value-type="float">
            <text:p>0.5385</text:p>
          </table:table-cell>
          <table:table-cell office:value-type="float" office:value="0.001" calcext:value-type="float">
            <text:p>0.001</text:p>
          </table:table-cell>
          <table:table-cell office:value-type="float" office:value="197" calcext:value-type="float">
            <text:p>197</text:p>
          </table:table-cell>
          <table:table-cell table:formula="of:=ABS(0.03 * [.C859])" office:value-type="float" office:value="5.91" calcext:value-type="float">
            <text:p>5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0.001" calcext:value-type="float">
            <text:p>0.001</text:p>
          </table:table-cell>
          <table:table-cell office:value-type="float" office:value="201" calcext:value-type="float">
            <text:p>201</text:p>
          </table:table-cell>
          <table:table-cell table:formula="of:=ABS(0.03 * [.C860])" office:value-type="float" office:value="6.03" calcext:value-type="float">
            <text:p>6.0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0.001" calcext:value-type="float">
            <text:p>0.001</text:p>
          </table:table-cell>
          <table:table-cell office:value-type="float" office:value="204.5" calcext:value-type="float">
            <text:p>204.5</text:p>
          </table:table-cell>
          <table:table-cell table:formula="of:=ABS(0.03 * [.C861])" office:value-type="float" office:value="6.135" calcext:value-type="float">
            <text:p>6.1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001" calcext:value-type="float">
            <text:p>0.001</text:p>
          </table:table-cell>
          <table:table-cell office:value-type="float" office:value="208" calcext:value-type="float">
            <text:p>208</text:p>
          </table:table-cell>
          <table:table-cell table:formula="of:=ABS(0.03 * [.C862])" office:value-type="float" office:value="6.24" calcext:value-type="float">
            <text:p>6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685" calcext:value-type="float">
            <text:p>0.5685</text:p>
          </table:table-cell>
          <table:table-cell office:value-type="float" office:value="0.001" calcext:value-type="float">
            <text:p>0.001</text:p>
          </table:table-cell>
          <table:table-cell office:value-type="float" office:value="210.5" calcext:value-type="float">
            <text:p>210.5</text:p>
          </table:table-cell>
          <table:table-cell table:formula="of:=ABS(0.03 * [.C863])" office:value-type="float" office:value="6.315" calcext:value-type="float">
            <text:p>6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001" calcext:value-type="float">
            <text:p>0.001</text:p>
          </table:table-cell>
          <table:table-cell office:value-type="float" office:value="213.5" calcext:value-type="float">
            <text:p>213.5</text:p>
          </table:table-cell>
          <table:table-cell table:formula="of:=ABS(0.03 * [.C864])" office:value-type="float" office:value="6.405" calcext:value-type="float">
            <text:p>6.4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835" calcext:value-type="float">
            <text:p>0.5835</text:p>
          </table:table-cell>
          <table:table-cell office:value-type="float" office:value="0.001" calcext:value-type="float">
            <text:p>0.001</text:p>
          </table:table-cell>
          <table:table-cell office:value-type="float" office:value="217.5" calcext:value-type="float">
            <text:p>217.5</text:p>
          </table:table-cell>
          <table:table-cell table:formula="of:=ABS(0.03 * [.C865])" office:value-type="float" office:value="6.525" calcext:value-type="float">
            <text:p>6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895" calcext:value-type="float">
            <text:p>0.5895</text:p>
          </table:table-cell>
          <table:table-cell office:value-type="float" office:value="0.001" calcext:value-type="float">
            <text:p>0.001</text:p>
          </table:table-cell>
          <table:table-cell office:value-type="float" office:value="220" calcext:value-type="float">
            <text:p>220</text:p>
          </table:table-cell>
          <table:table-cell table:formula="of:=ABS(0.03 * [.C866])" office:value-type="float" office:value="6.6" calcext:value-type="float">
            <text:p>6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895" calcext:value-type="float">
            <text:p>0.5895</text:p>
          </table:table-cell>
          <table:table-cell office:value-type="float" office:value="0.001" calcext:value-type="float">
            <text:p>0.001</text:p>
          </table:table-cell>
          <table:table-cell office:value-type="float" office:value="222" calcext:value-type="float">
            <text:p>222</text:p>
          </table:table-cell>
          <table:table-cell table:formula="of:=ABS(0.03 * [.C867])" office:value-type="float" office:value="6.66" calcext:value-type="float">
            <text:p>6.6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925" calcext:value-type="float">
            <text:p>0.5925</text:p>
          </table:table-cell>
          <table:table-cell office:value-type="float" office:value="0.001" calcext:value-type="float">
            <text:p>0.001</text:p>
          </table:table-cell>
          <table:table-cell office:value-type="float" office:value="223.5" calcext:value-type="float">
            <text:p>223.5</text:p>
          </table:table-cell>
          <table:table-cell table:formula="of:=ABS(0.03 * [.C868])" office:value-type="float" office:value="6.705" calcext:value-type="float">
            <text:p>6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955" calcext:value-type="float">
            <text:p>0.5955</text:p>
          </table:table-cell>
          <table:table-cell office:value-type="float" office:value="0.001" calcext:value-type="float">
            <text:p>0.001</text:p>
          </table:table-cell>
          <table:table-cell office:value-type="float" office:value="225" calcext:value-type="float">
            <text:p>225</text:p>
          </table:table-cell>
          <table:table-cell table:formula="of:=ABS(0.03 * [.C869])" office:value-type="float" office:value="6.75" calcext:value-type="float">
            <text:p>6.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015" calcext:value-type="float">
            <text:p>0.6015</text:p>
          </table:table-cell>
          <table:table-cell office:value-type="float" office:value="0.001" calcext:value-type="float">
            <text:p>0.001</text:p>
          </table:table-cell>
          <table:table-cell office:value-type="float" office:value="227" calcext:value-type="float">
            <text:p>227</text:p>
          </table:table-cell>
          <table:table-cell table:formula="of:=ABS(0.03 * [.C870])" office:value-type="float" office:value="6.81" calcext:value-type="float">
            <text:p>6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075" calcext:value-type="float">
            <text:p>0.6075</text:p>
          </table:table-cell>
          <table:table-cell office:value-type="float" office:value="0.001" calcext:value-type="float">
            <text:p>0.001</text:p>
          </table:table-cell>
          <table:table-cell office:value-type="float" office:value="229.5" calcext:value-type="float">
            <text:p>229.5</text:p>
          </table:table-cell>
          <table:table-cell table:formula="of:=ABS(0.03 * [.C871])" office:value-type="float" office:value="6.885" calcext:value-type="float">
            <text:p>6.8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135" calcext:value-type="float">
            <text:p>0.6135</text:p>
          </table:table-cell>
          <table:table-cell office:value-type="float" office:value="0.001" calcext:value-type="float">
            <text:p>0.001</text:p>
          </table:table-cell>
          <table:table-cell office:value-type="float" office:value="233" calcext:value-type="float">
            <text:p>233</text:p>
          </table:table-cell>
          <table:table-cell table:formula="of:=ABS(0.03 * [.C872])" office:value-type="float" office:value="6.99" calcext:value-type="float">
            <text:p>6.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225" calcext:value-type="float">
            <text:p>0.6225</text:p>
          </table:table-cell>
          <table:table-cell office:value-type="float" office:value="0.001" calcext:value-type="float">
            <text:p>0.001</text:p>
          </table:table-cell>
          <table:table-cell office:value-type="float" office:value="236" calcext:value-type="float">
            <text:p>236</text:p>
          </table:table-cell>
          <table:table-cell table:formula="of:=ABS(0.03 * [.C873])" office:value-type="float" office:value="7.08" calcext:value-type="float">
            <text:p>7.0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285" calcext:value-type="float">
            <text:p>0.6285</text:p>
          </table:table-cell>
          <table:table-cell office:value-type="float" office:value="0.001" calcext:value-type="float">
            <text:p>0.001</text:p>
          </table:table-cell>
          <table:table-cell office:value-type="float" office:value="239.5" calcext:value-type="float">
            <text:p>239.5</text:p>
          </table:table-cell>
          <table:table-cell table:formula="of:=ABS(0.03 * [.C874])" office:value-type="float" office:value="7.185" calcext:value-type="float">
            <text:p>7.1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001" calcext:value-type="float">
            <text:p>0.001</text:p>
          </table:table-cell>
          <table:table-cell office:value-type="float" office:value="243" calcext:value-type="float">
            <text:p>243</text:p>
          </table:table-cell>
          <table:table-cell table:formula="of:=ABS(0.03 * [.C875])" office:value-type="float" office:value="7.29" calcext:value-type="float">
            <text:p>7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465" calcext:value-type="float">
            <text:p>0.6465</text:p>
          </table:table-cell>
          <table:table-cell office:value-type="float" office:value="0.001" calcext:value-type="float">
            <text:p>0.001</text:p>
          </table:table-cell>
          <table:table-cell office:value-type="float" office:value="246.5" calcext:value-type="float">
            <text:p>246.5</text:p>
          </table:table-cell>
          <table:table-cell table:formula="of:=ABS(0.03 * [.C876])" office:value-type="float" office:value="7.395" calcext:value-type="float">
            <text:p>7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001" calcext:value-type="float">
            <text:p>0.001</text:p>
          </table:table-cell>
          <table:table-cell office:value-type="float" office:value="250.5" calcext:value-type="float">
            <text:p>250.5</text:p>
          </table:table-cell>
          <table:table-cell table:formula="of:=ABS(0.03 * [.C877])" office:value-type="float" office:value="7.515" calcext:value-type="float">
            <text:p>7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615" calcext:value-type="float">
            <text:p>0.6615</text:p>
          </table:table-cell>
          <table:table-cell office:value-type="float" office:value="0.001" calcext:value-type="float">
            <text:p>0.001</text:p>
          </table:table-cell>
          <table:table-cell office:value-type="float" office:value="254" calcext:value-type="float">
            <text:p>254</text:p>
          </table:table-cell>
          <table:table-cell table:formula="of:=ABS(0.03 * [.C878])" office:value-type="float" office:value="7.62" calcext:value-type="float">
            <text:p>7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001" calcext:value-type="float">
            <text:p>0.001</text:p>
          </table:table-cell>
          <table:table-cell office:value-type="float" office:value="256.5" calcext:value-type="float">
            <text:p>256.5</text:p>
          </table:table-cell>
          <table:table-cell table:formula="of:=ABS(0.03 * [.C879])" office:value-type="float" office:value="7.695" calcext:value-type="float">
            <text:p>7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705" calcext:value-type="float">
            <text:p>0.6705</text:p>
          </table:table-cell>
          <table:table-cell office:value-type="float" office:value="0.001" calcext:value-type="float">
            <text:p>0.001</text:p>
          </table:table-cell>
          <table:table-cell office:value-type="float" office:value="258.5" calcext:value-type="float">
            <text:p>258.5</text:p>
          </table:table-cell>
          <table:table-cell table:formula="of:=ABS(0.03 * [.C880])" office:value-type="float" office:value="7.755" calcext:value-type="float">
            <text:p>7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1" calcext:value-type="float">
            <text:p>0.001</text:p>
          </table:table-cell>
          <table:table-cell office:value-type="float" office:value="261" calcext:value-type="float">
            <text:p>261</text:p>
          </table:table-cell>
          <table:table-cell table:formula="of:=ABS(0.03 * [.C881])" office:value-type="float" office:value="7.83" calcext:value-type="float">
            <text:p>7.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001" calcext:value-type="float">
            <text:p>0.001</text:p>
          </table:table-cell>
          <table:table-cell office:value-type="float" office:value="264.5" calcext:value-type="float">
            <text:p>264.5</text:p>
          </table:table-cell>
          <table:table-cell table:formula="of:=ABS(0.03 * [.C882])" office:value-type="float" office:value="7.935" calcext:value-type="float">
            <text:p>7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01" calcext:value-type="float">
            <text:p>0.001</text:p>
          </table:table-cell>
          <table:table-cell office:value-type="float" office:value="267.5" calcext:value-type="float">
            <text:p>267.5</text:p>
          </table:table-cell>
          <table:table-cell table:formula="of:=ABS(0.03 * [.C883])" office:value-type="float" office:value="8.025" calcext:value-type="float">
            <text:p>8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945" calcext:value-type="float">
            <text:p>0.6945</text:p>
          </table:table-cell>
          <table:table-cell office:value-type="float" office:value="0.001" calcext:value-type="float">
            <text:p>0.001</text:p>
          </table:table-cell>
          <table:table-cell office:value-type="float" office:value="270" calcext:value-type="float">
            <text:p>270</text:p>
          </table:table-cell>
          <table:table-cell table:formula="of:=ABS(0.03 * [.C884])" office:value-type="float" office:value="8.1" calcext:value-type="float">
            <text:p>8.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035" calcext:value-type="float">
            <text:p>0.7035</text:p>
          </table:table-cell>
          <table:table-cell office:value-type="float" office:value="0.001" calcext:value-type="float">
            <text:p>0.001</text:p>
          </table:table-cell>
          <table:table-cell office:value-type="float" office:value="273" calcext:value-type="float">
            <text:p>273</text:p>
          </table:table-cell>
          <table:table-cell table:formula="of:=ABS(0.03 * [.C885])" office:value-type="float" office:value="8.19" calcext:value-type="float">
            <text:p>8.1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125" calcext:value-type="float">
            <text:p>0.7125</text:p>
          </table:table-cell>
          <table:table-cell office:value-type="float" office:value="0.001" calcext:value-type="float">
            <text:p>0.001</text:p>
          </table:table-cell>
          <table:table-cell office:value-type="float" office:value="276.5" calcext:value-type="float">
            <text:p>276.5</text:p>
          </table:table-cell>
          <table:table-cell table:formula="of:=ABS(0.03 * [.C886])" office:value-type="float" office:value="8.295" calcext:value-type="float">
            <text:p>8.2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185" calcext:value-type="float">
            <text:p>0.7185</text:p>
          </table:table-cell>
          <table:table-cell office:value-type="float" office:value="0.001" calcext:value-type="float">
            <text:p>0.001</text:p>
          </table:table-cell>
          <table:table-cell office:value-type="float" office:value="280" calcext:value-type="float">
            <text:p>280</text:p>
          </table:table-cell>
          <table:table-cell table:formula="of:=ABS(0.03 * [.C887])" office:value-type="float" office:value="8.4" calcext:value-type="float">
            <text:p>8.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275" calcext:value-type="float">
            <text:p>0.7275</text:p>
          </table:table-cell>
          <table:table-cell office:value-type="float" office:value="0.001" calcext:value-type="float">
            <text:p>0.001</text:p>
          </table:table-cell>
          <table:table-cell office:value-type="float" office:value="284" calcext:value-type="float">
            <text:p>284</text:p>
          </table:table-cell>
          <table:table-cell table:formula="of:=ABS(0.03 * [.C888])" office:value-type="float" office:value="8.52" calcext:value-type="float">
            <text:p>8.5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335" calcext:value-type="float">
            <text:p>0.7335</text:p>
          </table:table-cell>
          <table:table-cell office:value-type="float" office:value="0.001" calcext:value-type="float">
            <text:p>0.001</text:p>
          </table:table-cell>
          <table:table-cell office:value-type="float" office:value="287" calcext:value-type="float">
            <text:p>287</text:p>
          </table:table-cell>
          <table:table-cell table:formula="of:=ABS(0.03 * [.C889])" office:value-type="float" office:value="8.61" calcext:value-type="float">
            <text:p>8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395" calcext:value-type="float">
            <text:p>0.7395</text:p>
          </table:table-cell>
          <table:table-cell office:value-type="float" office:value="0.001" calcext:value-type="float">
            <text:p>0.001</text:p>
          </table:table-cell>
          <table:table-cell office:value-type="float" office:value="289.5" calcext:value-type="float">
            <text:p>289.5</text:p>
          </table:table-cell>
          <table:table-cell table:formula="of:=ABS(0.03 * [.C890])" office:value-type="float" office:value="8.685" calcext:value-type="float">
            <text:p>8.6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0.001" calcext:value-type="float">
            <text:p>0.001</text:p>
          </table:table-cell>
          <table:table-cell office:value-type="float" office:value="292.5" calcext:value-type="float">
            <text:p>292.5</text:p>
          </table:table-cell>
          <table:table-cell table:formula="of:=ABS(0.03 * [.C891])" office:value-type="float" office:value="8.775" calcext:value-type="float">
            <text:p>8.7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545" calcext:value-type="float">
            <text:p>0.7545</text:p>
          </table:table-cell>
          <table:table-cell office:value-type="float" office:value="0.001" calcext:value-type="float">
            <text:p>0.001</text:p>
          </table:table-cell>
          <table:table-cell office:value-type="float" office:value="296" calcext:value-type="float">
            <text:p>296</text:p>
          </table:table-cell>
          <table:table-cell table:formula="of:=ABS(0.03 * [.C892])" office:value-type="float" office:value="8.88" calcext:value-type="float">
            <text:p>8.8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575" calcext:value-type="float">
            <text:p>0.7575</text:p>
          </table:table-cell>
          <table:table-cell office:value-type="float" office:value="0.001" calcext:value-type="float">
            <text:p>0.001</text:p>
          </table:table-cell>
          <table:table-cell office:value-type="float" office:value="298.5" calcext:value-type="float">
            <text:p>298.5</text:p>
          </table:table-cell>
          <table:table-cell table:formula="of:=ABS(0.03 * [.C893])" office:value-type="float" office:value="8.955" calcext:value-type="float">
            <text:p>8.9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001" calcext:value-type="float">
            <text:p>0.001</text:p>
          </table:table-cell>
          <table:table-cell office:value-type="float" office:value="301.5" calcext:value-type="float">
            <text:p>301.5</text:p>
          </table:table-cell>
          <table:table-cell table:formula="of:=ABS(0.03 * [.C894])" office:value-type="float" office:value="9.045" calcext:value-type="float">
            <text:p>9.0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725" calcext:value-type="float">
            <text:p>0.7725</text:p>
          </table:table-cell>
          <table:table-cell office:value-type="float" office:value="0.001" calcext:value-type="float">
            <text:p>0.001</text:p>
          </table:table-cell>
          <table:table-cell office:value-type="float" office:value="305" calcext:value-type="float">
            <text:p>305</text:p>
          </table:table-cell>
          <table:table-cell table:formula="of:=ABS(0.03 * [.C895])" office:value-type="float" office:value="9.15" calcext:value-type="float">
            <text:p>9.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845" calcext:value-type="float">
            <text:p>0.7845</text:p>
          </table:table-cell>
          <table:table-cell office:value-type="float" office:value="0.001" calcext:value-type="float">
            <text:p>0.001</text:p>
          </table:table-cell>
          <table:table-cell office:value-type="float" office:value="308.5" calcext:value-type="float">
            <text:p>308.5</text:p>
          </table:table-cell>
          <table:table-cell table:formula="of:=ABS(0.03 * [.C896])" office:value-type="float" office:value="9.255" calcext:value-type="float">
            <text:p>9.2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001" calcext:value-type="float">
            <text:p>0.001</text:p>
          </table:table-cell>
          <table:table-cell office:value-type="float" office:value="312" calcext:value-type="float">
            <text:p>312</text:p>
          </table:table-cell>
          <table:table-cell table:formula="of:=ABS(0.03 * [.C897])" office:value-type="float" office:value="9.36" calcext:value-type="float">
            <text:p>9.3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0.001" calcext:value-type="float">
            <text:p>0.001</text:p>
          </table:table-cell>
          <table:table-cell office:value-type="float" office:value="315.5" calcext:value-type="float">
            <text:p>315.5</text:p>
          </table:table-cell>
          <table:table-cell table:formula="of:=ABS(0.03 * [.C898])" office:value-type="float" office:value="9.465" calcext:value-type="float">
            <text:p>9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055" calcext:value-type="float">
            <text:p>0.8055</text:p>
          </table:table-cell>
          <table:table-cell office:value-type="float" office:value="0.001" calcext:value-type="float">
            <text:p>0.001</text:p>
          </table:table-cell>
          <table:table-cell office:value-type="float" office:value="318.5" calcext:value-type="float">
            <text:p>318.5</text:p>
          </table:table-cell>
          <table:table-cell table:formula="of:=ABS(0.03 * [.C899])" office:value-type="float" office:value="9.555" calcext:value-type="float">
            <text:p>9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001" calcext:value-type="float">
            <text:p>0.001</text:p>
          </table:table-cell>
          <table:table-cell office:value-type="float" office:value="321.5" calcext:value-type="float">
            <text:p>321.5</text:p>
          </table:table-cell>
          <table:table-cell table:formula="of:=ABS(0.03 * [.C900])" office:value-type="float" office:value="9.645" calcext:value-type="float">
            <text:p>9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175" calcext:value-type="float">
            <text:p>0.8175</text:p>
          </table:table-cell>
          <table:table-cell office:value-type="float" office:value="0.001" calcext:value-type="float">
            <text:p>0.001</text:p>
          </table:table-cell>
          <table:table-cell office:value-type="float" office:value="324.5" calcext:value-type="float">
            <text:p>324.5</text:p>
          </table:table-cell>
          <table:table-cell table:formula="of:=ABS(0.03 * [.C901])" office:value-type="float" office:value="9.735" calcext:value-type="float">
            <text:p>9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265" calcext:value-type="float">
            <text:p>0.8265</text:p>
          </table:table-cell>
          <table:table-cell office:value-type="float" office:value="0.001" calcext:value-type="float">
            <text:p>0.001</text:p>
          </table:table-cell>
          <table:table-cell office:value-type="float" office:value="328.5" calcext:value-type="float">
            <text:p>328.5</text:p>
          </table:table-cell>
          <table:table-cell table:formula="of:=ABS(0.03 * [.C902])" office:value-type="float" office:value="9.855" calcext:value-type="float">
            <text:p>9.8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0.001" calcext:value-type="float">
            <text:p>0.001</text:p>
          </table:table-cell>
          <table:table-cell office:value-type="float" office:value="332" calcext:value-type="float">
            <text:p>332</text:p>
          </table:table-cell>
          <table:table-cell table:formula="of:=ABS(0.03 * [.C903])" office:value-type="float" office:value="9.96" calcext:value-type="float">
            <text:p>9.9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385" calcext:value-type="float">
            <text:p>0.8385</text:p>
          </table:table-cell>
          <table:table-cell office:value-type="float" office:value="0.001" calcext:value-type="float">
            <text:p>0.001</text:p>
          </table:table-cell>
          <table:table-cell office:value-type="float" office:value="334" calcext:value-type="float">
            <text:p>334</text:p>
          </table:table-cell>
          <table:table-cell table:formula="of:=ABS(0.03 * [.C904])" office:value-type="float" office:value="10.02" calcext:value-type="float">
            <text:p>10.0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415" calcext:value-type="float">
            <text:p>0.8415</text:p>
          </table:table-cell>
          <table:table-cell office:value-type="float" office:value="0.001" calcext:value-type="float">
            <text:p>0.001</text:p>
          </table:table-cell>
          <table:table-cell office:value-type="float" office:value="335.5" calcext:value-type="float">
            <text:p>335.5</text:p>
          </table:table-cell>
          <table:table-cell table:formula="of:=ABS(0.03 * [.C905])" office:value-type="float" office:value="10.065" calcext:value-type="float">
            <text:p>10.0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415" calcext:value-type="float">
            <text:p>0.8415</text:p>
          </table:table-cell>
          <table:table-cell office:value-type="float" office:value="0.001" calcext:value-type="float">
            <text:p>0.001</text:p>
          </table:table-cell>
          <table:table-cell office:value-type="float" office:value="336.5" calcext:value-type="float">
            <text:p>336.5</text:p>
          </table:table-cell>
          <table:table-cell table:formula="of:=ABS(0.03 * [.C906])" office:value-type="float" office:value="10.095" calcext:value-type="float">
            <text:p>10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475" calcext:value-type="float">
            <text:p>0.8475</text:p>
          </table:table-cell>
          <table:table-cell office:value-type="float" office:value="0.001" calcext:value-type="float">
            <text:p>0.001</text:p>
          </table:table-cell>
          <table:table-cell office:value-type="float" office:value="338.5" calcext:value-type="float">
            <text:p>338.5</text:p>
          </table:table-cell>
          <table:table-cell table:formula="of:=ABS(0.03 * [.C907])" office:value-type="float" office:value="10.155" calcext:value-type="float">
            <text:p>10.1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535" calcext:value-type="float">
            <text:p>0.8535</text:p>
          </table:table-cell>
          <table:table-cell office:value-type="float" office:value="0.001" calcext:value-type="float">
            <text:p>0.001</text:p>
          </table:table-cell>
          <table:table-cell office:value-type="float" office:value="340.5" calcext:value-type="float">
            <text:p>340.5</text:p>
          </table:table-cell>
          <table:table-cell table:formula="of:=ABS(0.03 * [.C908])" office:value-type="float" office:value="10.215" calcext:value-type="float">
            <text:p>10.2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595" calcext:value-type="float">
            <text:p>0.8595</text:p>
          </table:table-cell>
          <table:table-cell office:value-type="float" office:value="0.001" calcext:value-type="float">
            <text:p>0.001</text:p>
          </table:table-cell>
          <table:table-cell office:value-type="float" office:value="343" calcext:value-type="float">
            <text:p>343</text:p>
          </table:table-cell>
          <table:table-cell table:formula="of:=ABS(0.03 * [.C909])" office:value-type="float" office:value="10.29" calcext:value-type="float">
            <text:p>10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625" calcext:value-type="float">
            <text:p>0.8625</text:p>
          </table:table-cell>
          <table:table-cell office:value-type="float" office:value="0.001" calcext:value-type="float">
            <text:p>0.001</text:p>
          </table:table-cell>
          <table:table-cell office:value-type="float" office:value="345" calcext:value-type="float">
            <text:p>345</text:p>
          </table:table-cell>
          <table:table-cell table:formula="of:=ABS(0.03 * [.C910])" office:value-type="float" office:value="10.35" calcext:value-type="float">
            <text:p>10.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685" calcext:value-type="float">
            <text:p>0.8685</text:p>
          </table:table-cell>
          <table:table-cell office:value-type="float" office:value="0.001" calcext:value-type="float">
            <text:p>0.001</text:p>
          </table:table-cell>
          <table:table-cell office:value-type="float" office:value="347" calcext:value-type="float">
            <text:p>347</text:p>
          </table:table-cell>
          <table:table-cell table:formula="of:=ABS(0.03 * [.C911])" office:value-type="float" office:value="10.41" calcext:value-type="float">
            <text:p>10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5" calcext:value-type="float">
            <text:p>349.5</text:p>
          </table:table-cell>
          <table:table-cell table:formula="of:=ABS(0.03 * [.C912])" office:value-type="float" office:value="10.485" calcext:value-type="float">
            <text:p>10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001" calcext:value-type="float">
            <text:p>0.001</text:p>
          </table:table-cell>
          <table:table-cell office:value-type="float" office:value="354.5" calcext:value-type="float">
            <text:p>354.5</text:p>
          </table:table-cell>
          <table:table-cell table:formula="of:=ABS(0.03 * [.C913])" office:value-type="float" office:value="10.635" calcext:value-type="float">
            <text:p>10.6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045" calcext:value-type="float">
            <text:p>0.9045</text:p>
          </table:table-cell>
          <table:table-cell office:value-type="float" office:value="0.001" calcext:value-type="float">
            <text:p>0.001</text:p>
          </table:table-cell>
          <table:table-cell office:value-type="float" office:value="360" calcext:value-type="float">
            <text:p>360</text:p>
          </table:table-cell>
          <table:table-cell table:formula="of:=ABS(0.03 * [.C914])" office:value-type="float" office:value="10.8" calcext:value-type="float">
            <text:p>10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0.001" calcext:value-type="float">
            <text:p>0.001</text:p>
          </table:table-cell>
          <table:table-cell office:value-type="float" office:value="363.5" calcext:value-type="float">
            <text:p>363.5</text:p>
          </table:table-cell>
          <table:table-cell table:formula="of:=ABS(0.03 * [.C915])" office:value-type="float" office:value="10.905" calcext:value-type="float">
            <text:p>10.9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105" calcext:value-type="float">
            <text:p>0.9105</text:p>
          </table:table-cell>
          <table:table-cell office:value-type="float" office:value="0.001" calcext:value-type="float">
            <text:p>0.001</text:p>
          </table:table-cell>
          <table:table-cell office:value-type="float" office:value="365.5" calcext:value-type="float">
            <text:p>365.5</text:p>
          </table:table-cell>
          <table:table-cell table:formula="of:=ABS(0.03 * [.C916])" office:value-type="float" office:value="10.965" calcext:value-type="float">
            <text:p>10.9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001" calcext:value-type="float">
            <text:p>0.001</text:p>
          </table:table-cell>
          <table:table-cell office:value-type="float" office:value="367.5" calcext:value-type="float">
            <text:p>367.5</text:p>
          </table:table-cell>
          <table:table-cell table:formula="of:=ABS(0.03 * [.C917])" office:value-type="float" office:value="11.025" calcext:value-type="float">
            <text:p>11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.001" calcext:value-type="float">
            <text:p>0.001</text:p>
          </table:table-cell>
          <table:table-cell office:value-type="float" office:value="369.5" calcext:value-type="float">
            <text:p>369.5</text:p>
          </table:table-cell>
          <table:table-cell table:formula="of:=ABS(0.03 * [.C918])" office:value-type="float" office:value="11.085" calcext:value-type="float">
            <text:p>11.0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315" calcext:value-type="float">
            <text:p>0.9315</text:p>
          </table:table-cell>
          <table:table-cell office:value-type="float" office:value="0.001" calcext:value-type="float">
            <text:p>0.001</text:p>
          </table:table-cell>
          <table:table-cell office:value-type="float" office:value="373.5" calcext:value-type="float">
            <text:p>373.5</text:p>
          </table:table-cell>
          <table:table-cell table:formula="of:=ABS(0.03 * [.C919])" office:value-type="float" office:value="11.205" calcext:value-type="float">
            <text:p>11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001" calcext:value-type="float">
            <text:p>0.001</text:p>
          </table:table-cell>
          <table:table-cell office:value-type="float" office:value="376.5" calcext:value-type="float">
            <text:p>376.5</text:p>
          </table:table-cell>
          <table:table-cell table:formula="of:=ABS(0.03 * [.C920])" office:value-type="float" office:value="11.295" calcext:value-type="float">
            <text:p>11.2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435" calcext:value-type="float">
            <text:p>0.9435</text:p>
          </table:table-cell>
          <table:table-cell office:value-type="float" office:value="0.001" calcext:value-type="float">
            <text:p>0.001</text:p>
          </table:table-cell>
          <table:table-cell office:value-type="float" office:value="379" calcext:value-type="float">
            <text:p>379</text:p>
          </table:table-cell>
          <table:table-cell table:formula="of:=ABS(0.03 * [.C921])" office:value-type="float" office:value="11.37" calcext:value-type="float">
            <text:p>11.3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001" calcext:value-type="float">
            <text:p>0.001</text:p>
          </table:table-cell>
          <table:table-cell office:value-type="float" office:value="380.5" calcext:value-type="float">
            <text:p>380.5</text:p>
          </table:table-cell>
          <table:table-cell table:formula="of:=ABS(0.03 * [.C922])" office:value-type="float" office:value="11.415" calcext:value-type="float">
            <text:p>11.4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495" calcext:value-type="float">
            <text:p>0.9495</text:p>
          </table:table-cell>
          <table:table-cell office:value-type="float" office:value="0.001" calcext:value-type="float">
            <text:p>0.001</text:p>
          </table:table-cell>
          <table:table-cell office:value-type="float" office:value="382.5" calcext:value-type="float">
            <text:p>382.5</text:p>
          </table:table-cell>
          <table:table-cell table:formula="of:=ABS(0.03 * [.C923])" office:value-type="float" office:value="11.475" calcext:value-type="float">
            <text:p>11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585" calcext:value-type="float">
            <text:p>0.9585</text:p>
          </table:table-cell>
          <table:table-cell office:value-type="float" office:value="0.001" calcext:value-type="float">
            <text:p>0.001</text:p>
          </table:table-cell>
          <table:table-cell office:value-type="float" office:value="385" calcext:value-type="float">
            <text:p>385</text:p>
          </table:table-cell>
          <table:table-cell table:formula="of:=ABS(0.03 * [.C924])" office:value-type="float" office:value="11.55" calcext:value-type="float">
            <text:p>11.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675" calcext:value-type="float">
            <text:p>0.9675</text:p>
          </table:table-cell>
          <table:table-cell office:value-type="float" office:value="0.001" calcext:value-type="float">
            <text:p>0.001</text:p>
          </table:table-cell>
          <table:table-cell office:value-type="float" office:value="389" calcext:value-type="float">
            <text:p>389</text:p>
          </table:table-cell>
          <table:table-cell table:formula="of:=ABS(0.03 * [.C925])" office:value-type="float" office:value="11.67" calcext:value-type="float">
            <text:p>11.6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.001" calcext:value-type="float">
            <text:p>0.001</text:p>
          </table:table-cell>
          <table:table-cell office:value-type="float" office:value="391.5" calcext:value-type="float">
            <text:p>391.5</text:p>
          </table:table-cell>
          <table:table-cell table:formula="of:=ABS(0.03 * [.C926])" office:value-type="float" office:value="11.745" calcext:value-type="float">
            <text:p>11.7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735" calcext:value-type="float">
            <text:p>0.9735</text:p>
          </table:table-cell>
          <table:table-cell office:value-type="float" office:value="0.001" calcext:value-type="float">
            <text:p>0.001</text:p>
          </table:table-cell>
          <table:table-cell office:value-type="float" office:value="393" calcext:value-type="float">
            <text:p>393</text:p>
          </table:table-cell>
          <table:table-cell table:formula="of:=ABS(0.03 * [.C927])" office:value-type="float" office:value="11.79" calcext:value-type="float">
            <text:p>11.7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0.001" calcext:value-type="float">
            <text:p>0.001</text:p>
          </table:table-cell>
          <table:table-cell office:value-type="float" office:value="394" calcext:value-type="float">
            <text:p>394</text:p>
          </table:table-cell>
          <table:table-cell table:formula="of:=ABS(0.03 * [.C928])" office:value-type="float" office:value="11.82" calcext:value-type="float">
            <text:p>11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825" calcext:value-type="float">
            <text:p>0.9825</text:p>
          </table:table-cell>
          <table:table-cell office:value-type="float" office:value="0.001" calcext:value-type="float">
            <text:p>0.001</text:p>
          </table:table-cell>
          <table:table-cell office:value-type="float" office:value="396" calcext:value-type="float">
            <text:p>396</text:p>
          </table:table-cell>
          <table:table-cell table:formula="of:=ABS(0.03 * [.C929])" office:value-type="float" office:value="11.88" calcext:value-type="float">
            <text:p>11.8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915" calcext:value-type="float">
            <text:p>0.9915</text:p>
          </table:table-cell>
          <table:table-cell office:value-type="float" office:value="0.001" calcext:value-type="float">
            <text:p>0.001</text:p>
          </table:table-cell>
          <table:table-cell office:value-type="float" office:value="399" calcext:value-type="float">
            <text:p>399</text:p>
          </table:table-cell>
          <table:table-cell table:formula="of:=ABS(0.03 * [.C930])" office:value-type="float" office:value="11.97" calcext:value-type="float">
            <text:p>11.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  <table:table-cell office:value-type="float" office:value="402" calcext:value-type="float">
            <text:p>402</text:p>
          </table:table-cell>
          <table:table-cell table:formula="of:=ABS(0.03 * [.C931])" office:value-type="float" office:value="12.06" calcext:value-type="float">
            <text:p>12.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035" calcext:value-type="float">
            <text:p>1.0035</text:p>
          </table:table-cell>
          <table:table-cell office:value-type="float" office:value="0.001" calcext:value-type="float">
            <text:p>0.001</text:p>
          </table:table-cell>
          <table:table-cell office:value-type="float" office:value="404" calcext:value-type="float">
            <text:p>404</text:p>
          </table:table-cell>
          <table:table-cell table:formula="of:=ABS(0.03 * [.C932])" office:value-type="float" office:value="12.12" calcext:value-type="float">
            <text:p>12.1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095" calcext:value-type="float">
            <text:p>1.0095</text:p>
          </table:table-cell>
          <table:table-cell office:value-type="float" office:value="0.001" calcext:value-type="float">
            <text:p>0.001</text:p>
          </table:table-cell>
          <table:table-cell office:value-type="float" office:value="407" calcext:value-type="float">
            <text:p>407</text:p>
          </table:table-cell>
          <table:table-cell table:formula="of:=ABS(0.03 * [.C933])" office:value-type="float" office:value="12.21" calcext:value-type="float">
            <text:p>12.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185" calcext:value-type="float">
            <text:p>1.0185</text:p>
          </table:table-cell>
          <table:table-cell office:value-type="float" office:value="0.001" calcext:value-type="float">
            <text:p>0.001</text:p>
          </table:table-cell>
          <table:table-cell office:value-type="float" office:value="410" calcext:value-type="float">
            <text:p>410</text:p>
          </table:table-cell>
          <table:table-cell table:formula="of:=ABS(0.03 * [.C934])" office:value-type="float" office:value="12.3" calcext:value-type="float">
            <text:p>12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29" calcext:value-type="float">
            <text:p>1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414" calcext:value-type="float">
            <text:p>414</text:p>
          </table:table-cell>
          <table:table-cell table:formula="of:=ABS(0.03 * [.C935])" office:value-type="float" office:value="12.42" calcext:value-type="float">
            <text:p>12.4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0.001" calcext:value-type="float">
            <text:p>0.001</text:p>
          </table:table-cell>
          <table:table-cell office:value-type="float" office:value="417" calcext:value-type="float">
            <text:p>417</text:p>
          </table:table-cell>
          <table:table-cell table:formula="of:=ABS(0.03 * [.C936])" office:value-type="float" office:value="12.51" calcext:value-type="float">
            <text:p>12.5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425" calcext:value-type="float">
            <text:p>1.0425</text:p>
          </table:table-cell>
          <table:table-cell office:value-type="float" office:value="0.001" calcext:value-type="float">
            <text:p>0.001</text:p>
          </table:table-cell>
          <table:table-cell office:value-type="float" office:value="420.5" calcext:value-type="float">
            <text:p>420.5</text:p>
          </table:table-cell>
          <table:table-cell table:formula="of:=ABS(0.03 * [.C937])" office:value-type="float" office:value="12.615" calcext:value-type="float">
            <text:p>12.6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47" calcext:value-type="float">
            <text:p>1.047</text:p>
          </table:table-cell>
          <table:table-cell office:value-type="float" office:value="0.001" calcext:value-type="float">
            <text:p>0.001</text:p>
          </table:table-cell>
          <table:table-cell office:value-type="float" office:value="422" calcext:value-type="float">
            <text:p>422</text:p>
          </table:table-cell>
          <table:table-cell table:formula="of:=ABS(0.03 * [.C938])" office:value-type="float" office:value="12.66" calcext:value-type="float">
            <text:p>12.6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515" calcext:value-type="float">
            <text:p>1.0515</text:p>
          </table:table-cell>
          <table:table-cell office:value-type="float" office:value="0.001" calcext:value-type="float">
            <text:p>0.001</text:p>
          </table:table-cell>
          <table:table-cell office:value-type="float" office:value="424.5" calcext:value-type="float">
            <text:p>424.5</text:p>
          </table:table-cell>
          <table:table-cell table:formula="of:=ABS(0.03 * [.C939])" office:value-type="float" office:value="12.735" calcext:value-type="float">
            <text:p>12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605" calcext:value-type="float">
            <text:p>1.0605</text:p>
          </table:table-cell>
          <table:table-cell office:value-type="float" office:value="0.001" calcext:value-type="float">
            <text:p>0.001</text:p>
          </table:table-cell>
          <table:table-cell office:value-type="float" office:value="427.5" calcext:value-type="float">
            <text:p>427.5</text:p>
          </table:table-cell>
          <table:table-cell table:formula="of:=ABS(0.03 * [.C940])" office:value-type="float" office:value="12.825" calcext:value-type="float">
            <text:p>12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665" calcext:value-type="float">
            <text:p>1.0665</text:p>
          </table:table-cell>
          <table:table-cell office:value-type="float" office:value="0.001" calcext:value-type="float">
            <text:p>0.001</text:p>
          </table:table-cell>
          <table:table-cell office:value-type="float" office:value="430.5" calcext:value-type="float">
            <text:p>430.5</text:p>
          </table:table-cell>
          <table:table-cell table:formula="of:=ABS(0.03 * [.C941])" office:value-type="float" office:value="12.915" calcext:value-type="float">
            <text:p>12.9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725" calcext:value-type="float">
            <text:p>1.0725</text:p>
          </table:table-cell>
          <table:table-cell office:value-type="float" office:value="0.001" calcext:value-type="float">
            <text:p>0.001</text:p>
          </table:table-cell>
          <table:table-cell office:value-type="float" office:value="432.5" calcext:value-type="float">
            <text:p>432.5</text:p>
          </table:table-cell>
          <table:table-cell table:formula="of:=ABS(0.03 * [.C942])" office:value-type="float" office:value="12.975" calcext:value-type="float">
            <text:p>12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755" calcext:value-type="float">
            <text:p>1.0755</text:p>
          </table:table-cell>
          <table:table-cell office:value-type="float" office:value="0.001" calcext:value-type="float">
            <text:p>0.001</text:p>
          </table:table-cell>
          <table:table-cell office:value-type="float" office:value="434" calcext:value-type="float">
            <text:p>434</text:p>
          </table:table-cell>
          <table:table-cell table:formula="of:=ABS(0.03 * [.C943])" office:value-type="float" office:value="13.02" calcext:value-type="float">
            <text:p>13.0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785" calcext:value-type="float">
            <text:p>1.0785</text:p>
          </table:table-cell>
          <table:table-cell office:value-type="float" office:value="0.001" calcext:value-type="float">
            <text:p>0.001</text:p>
          </table:table-cell>
          <table:table-cell office:value-type="float" office:value="435.5" calcext:value-type="float">
            <text:p>435.5</text:p>
          </table:table-cell>
          <table:table-cell table:formula="of:=ABS(0.03 * [.C944])" office:value-type="float" office:value="13.065" calcext:value-type="float">
            <text:p>13.0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83" calcext:value-type="float">
            <text:p>1.083</text:p>
          </table:table-cell>
          <table:table-cell office:value-type="float" office:value="0.001" calcext:value-type="float">
            <text:p>0.001</text:p>
          </table:table-cell>
          <table:table-cell office:value-type="float" office:value="437.5" calcext:value-type="float">
            <text:p>437.5</text:p>
          </table:table-cell>
          <table:table-cell table:formula="of:=ABS(0.03 * [.C945])" office:value-type="float" office:value="13.125" calcext:value-type="float">
            <text:p>13.1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875" calcext:value-type="float">
            <text:p>1.0875</text:p>
          </table:table-cell>
          <table:table-cell office:value-type="float" office:value="0.001" calcext:value-type="float">
            <text:p>0.001</text:p>
          </table:table-cell>
          <table:table-cell office:value-type="float" office:value="439" calcext:value-type="float">
            <text:p>439</text:p>
          </table:table-cell>
          <table:table-cell table:formula="of:=ABS(0.03 * [.C946])" office:value-type="float" office:value="13.17" calcext:value-type="float">
            <text:p>13.1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935" calcext:value-type="float">
            <text:p>1.0935</text:p>
          </table:table-cell>
          <table:table-cell office:value-type="float" office:value="0.001" calcext:value-type="float">
            <text:p>0.001</text:p>
          </table:table-cell>
          <table:table-cell office:value-type="float" office:value="442" calcext:value-type="float">
            <text:p>442</text:p>
          </table:table-cell>
          <table:table-cell table:formula="of:=ABS(0.03 * [.C947])" office:value-type="float" office:value="13.26" calcext:value-type="float">
            <text:p>13.2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995" calcext:value-type="float">
            <text:p>1.0995</text:p>
          </table:table-cell>
          <table:table-cell office:value-type="float" office:value="0.001" calcext:value-type="float">
            <text:p>0.001</text:p>
          </table:table-cell>
          <table:table-cell office:value-type="float" office:value="444" calcext:value-type="float">
            <text:p>444</text:p>
          </table:table-cell>
          <table:table-cell table:formula="of:=ABS(0.03 * [.C948])" office:value-type="float" office:value="13.32" calcext:value-type="float">
            <text:p>13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055" calcext:value-type="float">
            <text:p>1.1055</text:p>
          </table:table-cell>
          <table:table-cell office:value-type="float" office:value="0.001" calcext:value-type="float">
            <text:p>0.001</text:p>
          </table:table-cell>
          <table:table-cell office:value-type="float" office:value="446.5" calcext:value-type="float">
            <text:p>446.5</text:p>
          </table:table-cell>
          <table:table-cell table:formula="of:=ABS(0.03 * [.C949])" office:value-type="float" office:value="13.395" calcext:value-type="float">
            <text:p>13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1" calcext:value-type="float">
            <text:p>0.001</text:p>
          </table:table-cell>
          <table:table-cell office:value-type="float" office:value="448.5" calcext:value-type="float">
            <text:p>448.5</text:p>
          </table:table-cell>
          <table:table-cell table:formula="of:=ABS(0.03 * [.C950])" office:value-type="float" office:value="13.455" calcext:value-type="float">
            <text:p>13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175" calcext:value-type="float">
            <text:p>1.1175</text:p>
          </table:table-cell>
          <table:table-cell office:value-type="float" office:value="0.001" calcext:value-type="float">
            <text:p>0.001</text:p>
          </table:table-cell>
          <table:table-cell office:value-type="float" office:value="450.5" calcext:value-type="float">
            <text:p>450.5</text:p>
          </table:table-cell>
          <table:table-cell table:formula="of:=ABS(0.03 * [.C951])" office:value-type="float" office:value="13.515" calcext:value-type="float">
            <text:p>13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265" calcext:value-type="float">
            <text:p>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454" calcext:value-type="float">
            <text:p>454</text:p>
          </table:table-cell>
          <table:table-cell table:formula="of:=ABS(0.03 * [.C952])" office:value-type="float" office:value="13.62" calcext:value-type="float">
            <text:p>13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31" calcext:value-type="float">
            <text:p>1.131</text:p>
          </table:table-cell>
          <table:table-cell office:value-type="float" office:value="0.001" calcext:value-type="float">
            <text:p>0.001</text:p>
          </table:table-cell>
          <table:table-cell office:value-type="float" office:value="456.5" calcext:value-type="float">
            <text:p>456.5</text:p>
          </table:table-cell>
          <table:table-cell table:formula="of:=ABS(0.03 * [.C953])" office:value-type="float" office:value="13.695" calcext:value-type="float">
            <text:p>13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385" calcext:value-type="float">
            <text:p>1.1385</text:p>
          </table:table-cell>
          <table:table-cell office:value-type="float" office:value="0.001" calcext:value-type="float">
            <text:p>0.001</text:p>
          </table:table-cell>
          <table:table-cell office:value-type="float" office:value="459.5" calcext:value-type="float">
            <text:p>459.5</text:p>
          </table:table-cell>
          <table:table-cell table:formula="of:=ABS(0.03 * [.C954])" office:value-type="float" office:value="13.785" calcext:value-type="float">
            <text:p>13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0.001" calcext:value-type="float">
            <text:p>0.001</text:p>
          </table:table-cell>
          <table:table-cell office:value-type="float" office:value="461.5" calcext:value-type="float">
            <text:p>461.5</text:p>
          </table:table-cell>
          <table:table-cell table:formula="of:=ABS(0.03 * [.C955])" office:value-type="float" office:value="13.845" calcext:value-type="float">
            <text:p>13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535" calcext:value-type="float">
            <text:p>1.1535</text:p>
          </table:table-cell>
          <table:table-cell office:value-type="float" office:value="0.001" calcext:value-type="float">
            <text:p>0.001</text:p>
          </table:table-cell>
          <table:table-cell office:value-type="float" office:value="464.5" calcext:value-type="float">
            <text:p>464.5</text:p>
          </table:table-cell>
          <table:table-cell table:formula="of:=ABS(0.03 * [.C956])" office:value-type="float" office:value="13.935" calcext:value-type="float">
            <text:p>13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625" calcext:value-type="float">
            <text:p>1.1625</text:p>
          </table:table-cell>
          <table:table-cell office:value-type="float" office:value="0.001" calcext:value-type="float">
            <text:p>0.001</text:p>
          </table:table-cell>
          <table:table-cell office:value-type="float" office:value="468" calcext:value-type="float">
            <text:p>468</text:p>
          </table:table-cell>
          <table:table-cell table:formula="of:=ABS(0.03 * [.C957])" office:value-type="float" office:value="14.04" calcext:value-type="float">
            <text:p>14.0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01" calcext:value-type="float">
            <text:p>0.001</text:p>
          </table:table-cell>
          <table:table-cell office:value-type="float" office:value="471" calcext:value-type="float">
            <text:p>471</text:p>
          </table:table-cell>
          <table:table-cell table:formula="of:=ABS(0.03 * [.C958])" office:value-type="float" office:value="14.13" calcext:value-type="float">
            <text:p>14.1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0.001" calcext:value-type="float">
            <text:p>0.001</text:p>
          </table:table-cell>
          <table:table-cell office:value-type="float" office:value="473.5" calcext:value-type="float">
            <text:p>473.5</text:p>
          </table:table-cell>
          <table:table-cell table:formula="of:=ABS(0.03 * [.C959])" office:value-type="float" office:value="14.205" calcext:value-type="float">
            <text:p>14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0.001" calcext:value-type="float">
            <text:p>0.001</text:p>
          </table:table-cell>
          <table:table-cell office:value-type="float" office:value="475.5" calcext:value-type="float">
            <text:p>475.5</text:p>
          </table:table-cell>
          <table:table-cell table:formula="of:=ABS(0.03 * [.C960])" office:value-type="float" office:value="14.265" calcext:value-type="float">
            <text:p>14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0.001" calcext:value-type="float">
            <text:p>0.001</text:p>
          </table:table-cell>
          <table:table-cell office:value-type="float" office:value="478" calcext:value-type="float">
            <text:p>478</text:p>
          </table:table-cell>
          <table:table-cell table:formula="of:=ABS(0.03 * [.C961])" office:value-type="float" office:value="14.34" calcext:value-type="float">
            <text:p>14.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91" calcext:value-type="float">
            <text:p>1.191</text:p>
          </table:table-cell>
          <table:table-cell office:value-type="float" office:value="0.001" calcext:value-type="float">
            <text:p>0.001</text:p>
          </table:table-cell>
          <table:table-cell office:value-type="float" office:value="480" calcext:value-type="float">
            <text:p>480</text:p>
          </table:table-cell>
          <table:table-cell table:formula="of:=ABS(0.03 * [.C962])" office:value-type="float" office:value="14.4" calcext:value-type="float">
            <text:p>14.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985" calcext:value-type="float">
            <text:p>1.1985</text:p>
          </table:table-cell>
          <table:table-cell office:value-type="float" office:value="0.001" calcext:value-type="float">
            <text:p>0.001</text:p>
          </table:table-cell>
          <table:table-cell office:value-type="float" office:value="482.5" calcext:value-type="float">
            <text:p>482.5</text:p>
          </table:table-cell>
          <table:table-cell table:formula="of:=ABS(0.03 * [.C963])" office:value-type="float" office:value="14.475" calcext:value-type="float">
            <text:p>14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045" calcext:value-type="float">
            <text:p>1.2045</text:p>
          </table:table-cell>
          <table:table-cell office:value-type="float" office:value="0.001" calcext:value-type="float">
            <text:p>0.001</text:p>
          </table:table-cell>
          <table:table-cell office:value-type="float" office:value="485" calcext:value-type="float">
            <text:p>485</text:p>
          </table:table-cell>
          <table:table-cell table:formula="of:=ABS(0.03 * [.C964])" office:value-type="float" office:value="14.55" calcext:value-type="float">
            <text:p>14.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0.001" calcext:value-type="float">
            <text:p>0.001</text:p>
          </table:table-cell>
          <table:table-cell office:value-type="float" office:value="487" calcext:value-type="float">
            <text:p>487</text:p>
          </table:table-cell>
          <table:table-cell table:formula="of:=ABS(0.03 * [.C965])" office:value-type="float" office:value="14.61" calcext:value-type="float">
            <text:p>14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135" calcext:value-type="float">
            <text:p>1.2135</text:p>
          </table:table-cell>
          <table:table-cell office:value-type="float" office:value="0.001" calcext:value-type="float">
            <text:p>0.001</text:p>
          </table:table-cell>
          <table:table-cell office:value-type="float" office:value="488.5" calcext:value-type="float">
            <text:p>488.5</text:p>
          </table:table-cell>
          <table:table-cell table:formula="of:=ABS(0.03 * [.C966])" office:value-type="float" office:value="14.655" calcext:value-type="float">
            <text:p>14.6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195" calcext:value-type="float">
            <text:p>1.2195</text:p>
          </table:table-cell>
          <table:table-cell office:value-type="float" office:value="0.001" calcext:value-type="float">
            <text:p>0.001</text:p>
          </table:table-cell>
          <table:table-cell office:value-type="float" office:value="491.5" calcext:value-type="float">
            <text:p>491.5</text:p>
          </table:table-cell>
          <table:table-cell table:formula="of:=ABS(0.03 * [.C967])" office:value-type="float" office:value="14.745" calcext:value-type="float">
            <text:p>14.7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.001" calcext:value-type="float">
            <text:p>0.001</text:p>
          </table:table-cell>
          <table:table-cell office:value-type="float" office:value="493" calcext:value-type="float">
            <text:p>493</text:p>
          </table:table-cell>
          <table:table-cell table:formula="of:=ABS(0.03 * [.C968])" office:value-type="float" office:value="14.79" calcext:value-type="float">
            <text:p>14.7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01" calcext:value-type="float">
            <text:p>0.001</text:p>
          </table:table-cell>
          <table:table-cell office:value-type="float" office:value="495" calcext:value-type="float">
            <text:p>495</text:p>
          </table:table-cell>
          <table:table-cell table:formula="of:=ABS(0.03 * [.C969])" office:value-type="float" office:value="14.85" calcext:value-type="float">
            <text:p>14.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345" calcext:value-type="float">
            <text:p>1.2345</text:p>
          </table:table-cell>
          <table:table-cell office:value-type="float" office:value="0.001" calcext:value-type="float">
            <text:p>0.001</text:p>
          </table:table-cell>
          <table:table-cell office:value-type="float" office:value="497.5" calcext:value-type="float">
            <text:p>497.5</text:p>
          </table:table-cell>
          <table:table-cell table:formula="of:=ABS(0.03 * [.C970])" office:value-type="float" office:value="14.925" calcext:value-type="float">
            <text:p>14.9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435" calcext:value-type="float">
            <text:p>1.2435</text:p>
          </table:table-cell>
          <table:table-cell office:value-type="float" office:value="0.001" calcext:value-type="float">
            <text:p>0.001</text:p>
          </table:table-cell>
          <table:table-cell office:value-type="float" office:value="500.5" calcext:value-type="float">
            <text:p>500.5</text:p>
          </table:table-cell>
          <table:table-cell table:formula="of:=ABS(0.03 * [.C971])" office:value-type="float" office:value="15.015" calcext:value-type="float">
            <text:p>15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525" calcext:value-type="float">
            <text:p>1.2525</text:p>
          </table:table-cell>
          <table:table-cell office:value-type="float" office:value="0.001" calcext:value-type="float">
            <text:p>0.001</text:p>
          </table:table-cell>
          <table:table-cell office:value-type="float" office:value="503" calcext:value-type="float">
            <text:p>503</text:p>
          </table:table-cell>
          <table:table-cell table:formula="of:=ABS(0.03 * [.C972])" office:value-type="float" office:value="15.09" calcext:value-type="float">
            <text:p>15.0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555" calcext:value-type="float">
            <text:p>1.2555</text:p>
          </table:table-cell>
          <table:table-cell office:value-type="float" office:value="0.001" calcext:value-type="float">
            <text:p>0.001</text:p>
          </table:table-cell>
          <table:table-cell office:value-type="float" office:value="504.5" calcext:value-type="float">
            <text:p>504.5</text:p>
          </table:table-cell>
          <table:table-cell table:formula="of:=ABS(0.03 * [.C973])" office:value-type="float" office:value="15.135" calcext:value-type="float">
            <text:p>15.1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01" calcext:value-type="float">
            <text:p>0.001</text:p>
          </table:table-cell>
          <table:table-cell office:value-type="float" office:value="506.5" calcext:value-type="float">
            <text:p>506.5</text:p>
          </table:table-cell>
          <table:table-cell table:formula="of:=ABS(0.03 * [.C974])" office:value-type="float" office:value="15.195" calcext:value-type="float">
            <text:p>15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615" calcext:value-type="float">
            <text:p>1.2615</text:p>
          </table:table-cell>
          <table:table-cell office:value-type="float" office:value="0.001" calcext:value-type="float">
            <text:p>0.001</text:p>
          </table:table-cell>
          <table:table-cell office:value-type="float" office:value="507.5" calcext:value-type="float">
            <text:p>507.5</text:p>
          </table:table-cell>
          <table:table-cell table:formula="of:=ABS(0.03 * [.C975])" office:value-type="float" office:value="15.225" calcext:value-type="float">
            <text:p>15.2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645" calcext:value-type="float">
            <text:p>1.2645</text:p>
          </table:table-cell>
          <table:table-cell office:value-type="float" office:value="0.001" calcext:value-type="float">
            <text:p>0.001</text:p>
          </table:table-cell>
          <table:table-cell office:value-type="float" office:value="509" calcext:value-type="float">
            <text:p>509</text:p>
          </table:table-cell>
          <table:table-cell table:formula="of:=ABS(0.03 * [.C976])" office:value-type="float" office:value="15.27" calcext:value-type="float">
            <text:p>15.2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.001" calcext:value-type="float">
            <text:p>0.001</text:p>
          </table:table-cell>
          <table:table-cell office:value-type="float" office:value="511.5" calcext:value-type="float">
            <text:p>511.5</text:p>
          </table:table-cell>
          <table:table-cell table:formula="of:=ABS(0.03 * [.C977])" office:value-type="float" office:value="15.345" calcext:value-type="float">
            <text:p>15.3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0.001" calcext:value-type="float">
            <text:p>0.001</text:p>
          </table:table-cell>
          <table:table-cell office:value-type="float" office:value="514.5" calcext:value-type="float">
            <text:p>514.5</text:p>
          </table:table-cell>
          <table:table-cell table:formula="of:=ABS(0.03 * [.C978])" office:value-type="float" office:value="15.435" calcext:value-type="float">
            <text:p>15.4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87" calcext:value-type="float">
            <text:p>1.287</text:p>
          </table:table-cell>
          <table:table-cell office:value-type="float" office:value="0.001" calcext:value-type="float">
            <text:p>0.001</text:p>
          </table:table-cell>
          <table:table-cell office:value-type="float" office:value="516.5" calcext:value-type="float">
            <text:p>516.5</text:p>
          </table:table-cell>
          <table:table-cell table:formula="of:=ABS(0.03 * [.C979])" office:value-type="float" office:value="15.495" calcext:value-type="float">
            <text:p>15.4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01" calcext:value-type="float">
            <text:p>0.001</text:p>
          </table:table-cell>
          <table:table-cell office:value-type="float" office:value="518" calcext:value-type="float">
            <text:p>518</text:p>
          </table:table-cell>
          <table:table-cell table:formula="of:=ABS(0.03 * [.C980])" office:value-type="float" office:value="15.54" calcext:value-type="float">
            <text:p>15.5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.001" calcext:value-type="float">
            <text:p>0.001</text:p>
          </table:table-cell>
          <table:table-cell office:value-type="float" office:value="520" calcext:value-type="float">
            <text:p>520</text:p>
          </table:table-cell>
          <table:table-cell table:formula="of:=ABS(0.03 * [.C981])" office:value-type="float" office:value="15.6" calcext:value-type="float">
            <text:p>15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005" calcext:value-type="float">
            <text:p>1.3005</text:p>
          </table:table-cell>
          <table:table-cell office:value-type="float" office:value="0.001" calcext:value-type="float">
            <text:p>0.001</text:p>
          </table:table-cell>
          <table:table-cell office:value-type="float" office:value="521.5" calcext:value-type="float">
            <text:p>521.5</text:p>
          </table:table-cell>
          <table:table-cell table:formula="of:=ABS(0.03 * [.C982])" office:value-type="float" office:value="15.645" calcext:value-type="float">
            <text:p>15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0.001" calcext:value-type="float">
            <text:p>0.001</text:p>
          </table:table-cell>
          <table:table-cell office:value-type="float" office:value="523" calcext:value-type="float">
            <text:p>523</text:p>
          </table:table-cell>
          <table:table-cell table:formula="of:=ABS(0.03 * [.C983])" office:value-type="float" office:value="15.69" calcext:value-type="float">
            <text:p>15.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095" calcext:value-type="float">
            <text:p>1.3095</text:p>
          </table:table-cell>
          <table:table-cell office:value-type="float" office:value="0.001" calcext:value-type="float">
            <text:p>0.001</text:p>
          </table:table-cell>
          <table:table-cell office:value-type="float" office:value="524.5" calcext:value-type="float">
            <text:p>524.5</text:p>
          </table:table-cell>
          <table:table-cell table:formula="of:=ABS(0.03 * [.C984])" office:value-type="float" office:value="15.735" calcext:value-type="float">
            <text:p>15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14" calcext:value-type="float">
            <text:p>1.314</text:p>
          </table:table-cell>
          <table:table-cell office:value-type="float" office:value="0.001" calcext:value-type="float">
            <text:p>0.001</text:p>
          </table:table-cell>
          <table:table-cell office:value-type="float" office:value="527" calcext:value-type="float">
            <text:p>527</text:p>
          </table:table-cell>
          <table:table-cell table:formula="of:=ABS(0.03 * [.C985])" office:value-type="float" office:value="15.81" calcext:value-type="float">
            <text:p>15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185" calcext:value-type="float">
            <text:p>1.3185</text:p>
          </table:table-cell>
          <table:table-cell office:value-type="float" office:value="0.001" calcext:value-type="float">
            <text:p>0.001</text:p>
          </table:table-cell>
          <table:table-cell office:value-type="float" office:value="529.5" calcext:value-type="float">
            <text:p>529.5</text:p>
          </table:table-cell>
          <table:table-cell table:formula="of:=ABS(0.03 * [.C986])" office:value-type="float" office:value="15.885" calcext:value-type="float">
            <text:p>15.8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01" calcext:value-type="float">
            <text:p>0.001</text:p>
          </table:table-cell>
          <table:table-cell office:value-type="float" office:value="530.5" calcext:value-type="float">
            <text:p>530.5</text:p>
          </table:table-cell>
          <table:table-cell table:formula="of:=ABS(0.03 * [.C987])" office:value-type="float" office:value="15.915" calcext:value-type="float">
            <text:p>15.9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23" calcext:value-type="float">
            <text:p>1.323</text:p>
          </table:table-cell>
          <table:table-cell office:value-type="float" office:value="0.001" calcext:value-type="float">
            <text:p>0.001</text:p>
          </table:table-cell>
          <table:table-cell office:value-type="float" office:value="531" calcext:value-type="float">
            <text:p>531</text:p>
          </table:table-cell>
          <table:table-cell table:formula="of:=ABS(0.03 * [.C988])" office:value-type="float" office:value="15.93" calcext:value-type="float">
            <text:p>15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275" calcext:value-type="float">
            <text:p>1.3275</text:p>
          </table:table-cell>
          <table:table-cell office:value-type="float" office:value="0.001" calcext:value-type="float">
            <text:p>0.001</text:p>
          </table:table-cell>
          <table:table-cell office:value-type="float" office:value="532.5" calcext:value-type="float">
            <text:p>532.5</text:p>
          </table:table-cell>
          <table:table-cell table:formula="of:=ABS(0.03 * [.C989])" office:value-type="float" office:value="15.975" calcext:value-type="float">
            <text:p>15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0.001" calcext:value-type="float">
            <text:p>0.001</text:p>
          </table:table-cell>
          <table:table-cell office:value-type="float" office:value="534" calcext:value-type="float">
            <text:p>534</text:p>
          </table:table-cell>
          <table:table-cell table:formula="of:=ABS(0.03 * [.C990])" office:value-type="float" office:value="16.02" calcext:value-type="float">
            <text:p>16.0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365" calcext:value-type="float">
            <text:p>1.3365</text:p>
          </table:table-cell>
          <table:table-cell office:value-type="float" office:value="0.001" calcext:value-type="float">
            <text:p>0.001</text:p>
          </table:table-cell>
          <table:table-cell office:value-type="float" office:value="535.5" calcext:value-type="float">
            <text:p>535.5</text:p>
          </table:table-cell>
          <table:table-cell table:formula="of:=ABS(0.03 * [.C991])" office:value-type="float" office:value="16.065" calcext:value-type="float">
            <text:p>16.0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395" calcext:value-type="float">
            <text:p>1.3395</text:p>
          </table:table-cell>
          <table:table-cell office:value-type="float" office:value="0.001" calcext:value-type="float">
            <text:p>0.001</text:p>
          </table:table-cell>
          <table:table-cell office:value-type="float" office:value="536.5" calcext:value-type="float">
            <text:p>536.5</text:p>
          </table:table-cell>
          <table:table-cell table:formula="of:=ABS(0.03 * [.C992])" office:value-type="float" office:value="16.095" calcext:value-type="float">
            <text:p>16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425" calcext:value-type="float">
            <text:p>1.3425</text:p>
          </table:table-cell>
          <table:table-cell office:value-type="float" office:value="0.001" calcext:value-type="float">
            <text:p>0.001</text:p>
          </table:table-cell>
          <table:table-cell office:value-type="float" office:value="538" calcext:value-type="float">
            <text:p>538</text:p>
          </table:table-cell>
          <table:table-cell table:formula="of:=ABS(0.03 * [.C993])" office:value-type="float" office:value="16.14" calcext:value-type="float">
            <text:p>16.1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47" calcext:value-type="float">
            <text:p>1.347</text:p>
          </table:table-cell>
          <table:table-cell office:value-type="float" office:value="0.001" calcext:value-type="float">
            <text:p>0.001</text:p>
          </table:table-cell>
          <table:table-cell office:value-type="float" office:value="539.5" calcext:value-type="float">
            <text:p>539.5</text:p>
          </table:table-cell>
          <table:table-cell table:formula="of:=ABS(0.03 * [.C994])" office:value-type="float" office:value="16.185" calcext:value-type="float">
            <text:p>16.1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545" calcext:value-type="float">
            <text:p>1.3545</text:p>
          </table:table-cell>
          <table:table-cell office:value-type="float" office:value="0.001" calcext:value-type="float">
            <text:p>0.001</text:p>
          </table:table-cell>
          <table:table-cell office:value-type="float" office:value="542" calcext:value-type="float">
            <text:p>542</text:p>
          </table:table-cell>
          <table:table-cell table:formula="of:=ABS(0.03 * [.C995])" office:value-type="float" office:value="16.26" calcext:value-type="float">
            <text:p>16.2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0.001" calcext:value-type="float">
            <text:p>0.001</text:p>
          </table:table-cell>
          <table:table-cell office:value-type="float" office:value="544.5" calcext:value-type="float">
            <text:p>544.5</text:p>
          </table:table-cell>
          <table:table-cell table:formula="of:=ABS(0.03 * [.C996])" office:value-type="float" office:value="16.335" calcext:value-type="float">
            <text:p>16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725" calcext:value-type="float">
            <text:p>1.3725</text:p>
          </table:table-cell>
          <table:table-cell office:value-type="float" office:value="0.001" calcext:value-type="float">
            <text:p>0.001</text:p>
          </table:table-cell>
          <table:table-cell office:value-type="float" office:value="547" calcext:value-type="float">
            <text:p>547</text:p>
          </table:table-cell>
          <table:table-cell table:formula="of:=ABS(0.03 * [.C997])" office:value-type="float" office:value="16.41" calcext:value-type="float">
            <text:p>16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01" calcext:value-type="float">
            <text:p>0.001</text:p>
          </table:table-cell>
          <table:table-cell office:value-type="float" office:value="550" calcext:value-type="float">
            <text:p>550</text:p>
          </table:table-cell>
          <table:table-cell table:formula="of:=ABS(0.03 * [.C998])" office:value-type="float" office:value="16.5" calcext:value-type="float">
            <text:p>16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845" calcext:value-type="float">
            <text:p>1.3845</text:p>
          </table:table-cell>
          <table:table-cell office:value-type="float" office:value="0.001" calcext:value-type="float">
            <text:p>0.001</text:p>
          </table:table-cell>
          <table:table-cell office:value-type="float" office:value="553" calcext:value-type="float">
            <text:p>553</text:p>
          </table:table-cell>
          <table:table-cell table:formula="of:=ABS(0.03 * [.C999])" office:value-type="float" office:value="16.59" calcext:value-type="float">
            <text:p>16.5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89" calcext:value-type="float">
            <text:p>1.389</text:p>
          </table:table-cell>
          <table:table-cell office:value-type="float" office:value="0.001" calcext:value-type="float">
            <text:p>0.001</text:p>
          </table:table-cell>
          <table:table-cell office:value-type="float" office:value="554.5" calcext:value-type="float">
            <text:p>554.5</text:p>
          </table:table-cell>
          <table:table-cell table:formula="of:=ABS(0.03 * [.C1000])" office:value-type="float" office:value="16.635" calcext:value-type="float">
            <text:p>16.6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965" calcext:value-type="float">
            <text:p>1.3965</text:p>
          </table:table-cell>
          <table:table-cell office:value-type="float" office:value="0.001" calcext:value-type="float">
            <text:p>0.001</text:p>
          </table:table-cell>
          <table:table-cell office:value-type="float" office:value="556.5" calcext:value-type="float">
            <text:p>556.5</text:p>
          </table:table-cell>
          <table:table-cell table:formula="of:=ABS(0.03 * [.C1001])" office:value-type="float" office:value="16.695" calcext:value-type="float">
            <text:p>16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01" calcext:value-type="float">
            <text:p>1.401</text:p>
          </table:table-cell>
          <table:table-cell office:value-type="float" office:value="0.001" calcext:value-type="float">
            <text:p>0.001</text:p>
          </table:table-cell>
          <table:table-cell office:value-type="float" office:value="558.5" calcext:value-type="float">
            <text:p>558.5</text:p>
          </table:table-cell>
          <table:table-cell table:formula="of:=ABS(0.03 * [.C1002])" office:value-type="float" office:value="16.755" calcext:value-type="float">
            <text:p>16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055" calcext:value-type="float">
            <text:p>1.4055</text:p>
          </table:table-cell>
          <table:table-cell office:value-type="float" office:value="0.001" calcext:value-type="float">
            <text:p>0.001</text:p>
          </table:table-cell>
          <table:table-cell office:value-type="float" office:value="560" calcext:value-type="float">
            <text:p>560</text:p>
          </table:table-cell>
          <table:table-cell table:formula="of:=ABS(0.03 * [.C1003])" office:value-type="float" office:value="16.8" calcext:value-type="float">
            <text:p>16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085" calcext:value-type="float">
            <text:p>1.4085</text:p>
          </table:table-cell>
          <table:table-cell office:value-type="float" office:value="0.001" calcext:value-type="float">
            <text:p>0.001</text:p>
          </table:table-cell>
          <table:table-cell office:value-type="float" office:value="561.5" calcext:value-type="float">
            <text:p>561.5</text:p>
          </table:table-cell>
          <table:table-cell table:formula="of:=ABS(0.03 * [.C1004])" office:value-type="float" office:value="16.845" calcext:value-type="float">
            <text:p>16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13" calcext:value-type="float">
            <text:p>1.413</text:p>
          </table:table-cell>
          <table:table-cell office:value-type="float" office:value="0.001" calcext:value-type="float">
            <text:p>0.001</text:p>
          </table:table-cell>
          <table:table-cell office:value-type="float" office:value="562.5" calcext:value-type="float">
            <text:p>562.5</text:p>
          </table:table-cell>
          <table:table-cell table:formula="of:=ABS(0.03 * [.C1005])" office:value-type="float" office:value="16.875" calcext:value-type="float">
            <text:p>16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205" calcext:value-type="float">
            <text:p>1.4205</text:p>
          </table:table-cell>
          <table:table-cell office:value-type="float" office:value="0.001" calcext:value-type="float">
            <text:p>0.001</text:p>
          </table:table-cell>
          <table:table-cell office:value-type="float" office:value="564.5" calcext:value-type="float">
            <text:p>564.5</text:p>
          </table:table-cell>
          <table:table-cell table:formula="of:=ABS(0.03 * [.C1006])" office:value-type="float" office:value="16.935" calcext:value-type="float">
            <text:p>16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001" calcext:value-type="float">
            <text:p>0.001</text:p>
          </table:table-cell>
          <table:table-cell office:value-type="float" office:value="566.5" calcext:value-type="float">
            <text:p>566.5</text:p>
          </table:table-cell>
          <table:table-cell table:formula="of:=ABS(0.03 * [.C1007])" office:value-type="float" office:value="16.995" calcext:value-type="float">
            <text:p>16.9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0.001" calcext:value-type="float">
            <text:p>0.001</text:p>
          </table:table-cell>
          <table:table-cell office:value-type="float" office:value="568.5" calcext:value-type="float">
            <text:p>568.5</text:p>
          </table:table-cell>
          <table:table-cell table:formula="of:=ABS(0.03 * [.C1008])" office:value-type="float" office:value="17.055" calcext:value-type="float">
            <text:p>17.0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325" calcext:value-type="float">
            <text:p>1.4325</text:p>
          </table:table-cell>
          <table:table-cell office:value-type="float" office:value="0.001" calcext:value-type="float">
            <text:p>0.001</text:p>
          </table:table-cell>
          <table:table-cell office:value-type="float" office:value="570" calcext:value-type="float">
            <text:p>570</text:p>
          </table:table-cell>
          <table:table-cell table:formula="of:=ABS(0.03 * [.C1009])" office:value-type="float" office:value="17.1" calcext:value-type="float">
            <text:p>17.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01" calcext:value-type="float">
            <text:p>0.001</text:p>
          </table:table-cell>
          <table:table-cell office:value-type="float" office:value="572" calcext:value-type="float">
            <text:p>572</text:p>
          </table:table-cell>
          <table:table-cell table:formula="of:=ABS(0.03 * [.C1010])" office:value-type="float" office:value="17.16" calcext:value-type="float">
            <text:p>17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475" calcext:value-type="float">
            <text:p>1.4475</text:p>
          </table:table-cell>
          <table:table-cell office:value-type="float" office:value="0.001" calcext:value-type="float">
            <text:p>0.001</text:p>
          </table:table-cell>
          <table:table-cell office:value-type="float" office:value="574.5" calcext:value-type="float">
            <text:p>574.5</text:p>
          </table:table-cell>
          <table:table-cell table:formula="of:=ABS(0.03 * [.C1011])" office:value-type="float" office:value="17.235" calcext:value-type="float">
            <text:p>17.2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535" calcext:value-type="float">
            <text:p>1.4535</text:p>
          </table:table-cell>
          <table:table-cell office:value-type="float" office:value="0.001" calcext:value-type="float">
            <text:p>0.001</text:p>
          </table:table-cell>
          <table:table-cell office:value-type="float" office:value="576" calcext:value-type="float">
            <text:p>576</text:p>
          </table:table-cell>
          <table:table-cell table:formula="of:=ABS(0.03 * [.C1012])" office:value-type="float" office:value="17.28" calcext:value-type="float">
            <text:p>17.2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58" calcext:value-type="float">
            <text:p>1.458</text:p>
          </table:table-cell>
          <table:table-cell office:value-type="float" office:value="0.001" calcext:value-type="float">
            <text:p>0.001</text:p>
          </table:table-cell>
          <table:table-cell office:value-type="float" office:value="578.5" calcext:value-type="float">
            <text:p>578.5</text:p>
          </table:table-cell>
          <table:table-cell table:formula="of:=ABS(0.03 * [.C1013])" office:value-type="float" office:value="17.355" calcext:value-type="float">
            <text:p>17.3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655" calcext:value-type="float">
            <text:p>1.4655</text:p>
          </table:table-cell>
          <table:table-cell office:value-type="float" office:value="0.001" calcext:value-type="float">
            <text:p>0.001</text:p>
          </table:table-cell>
          <table:table-cell office:value-type="float" office:value="581" calcext:value-type="float">
            <text:p>581</text:p>
          </table:table-cell>
          <table:table-cell table:formula="of:=ABS(0.03 * [.C1014])" office:value-type="float" office:value="17.43" calcext:value-type="float">
            <text:p>17.4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715" calcext:value-type="float">
            <text:p>1.4715</text:p>
          </table:table-cell>
          <table:table-cell office:value-type="float" office:value="0.001" calcext:value-type="float">
            <text:p>0.001</text:p>
          </table:table-cell>
          <table:table-cell office:value-type="float" office:value="583" calcext:value-type="float">
            <text:p>583</text:p>
          </table:table-cell>
          <table:table-cell table:formula="of:=ABS(0.03 * [.C1015])" office:value-type="float" office:value="17.49" calcext:value-type="float">
            <text:p>17.4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865" calcext:value-type="float">
            <text:p>1.4865</text:p>
          </table:table-cell>
          <table:table-cell office:value-type="float" office:value="0.001" calcext:value-type="float">
            <text:p>0.001</text:p>
          </table:table-cell>
          <table:table-cell office:value-type="float" office:value="587" calcext:value-type="float">
            <text:p>587</text:p>
          </table:table-cell>
          <table:table-cell table:formula="of:=ABS(0.03 * [.C1016])" office:value-type="float" office:value="17.61" calcext:value-type="float">
            <text:p>17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97" calcext:value-type="float">
            <text:p>1.497</text:p>
          </table:table-cell>
          <table:table-cell office:value-type="float" office:value="0.001" calcext:value-type="float">
            <text:p>0.001</text:p>
          </table:table-cell>
          <table:table-cell office:value-type="float" office:value="591" calcext:value-type="float">
            <text:p>591</text:p>
          </table:table-cell>
          <table:table-cell table:formula="of:=ABS(0.03 * [.C1017])" office:value-type="float" office:value="17.73" calcext:value-type="float">
            <text:p>17.7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06" calcext:value-type="float">
            <text:p>1.506</text:p>
          </table:table-cell>
          <table:table-cell office:value-type="float" office:value="0.001" calcext:value-type="float">
            <text:p>0.001</text:p>
          </table:table-cell>
          <table:table-cell office:value-type="float" office:value="594" calcext:value-type="float">
            <text:p>594</text:p>
          </table:table-cell>
          <table:table-cell table:formula="of:=ABS(0.03 * [.C1018])" office:value-type="float" office:value="17.82" calcext:value-type="float">
            <text:p>17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0.001" calcext:value-type="float">
            <text:p>0.001</text:p>
          </table:table-cell>
          <table:table-cell office:value-type="float" office:value="597.5" calcext:value-type="float">
            <text:p>597.5</text:p>
          </table:table-cell>
          <table:table-cell table:formula="of:=ABS(0.03 * [.C1019])" office:value-type="float" office:value="17.925" calcext:value-type="float">
            <text:p>17.9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24" calcext:value-type="float">
            <text:p>1.524</text:p>
          </table:table-cell>
          <table:table-cell office:value-type="float" office:value="0.001" calcext:value-type="float">
            <text:p>0.001</text:p>
          </table:table-cell>
          <table:table-cell office:value-type="float" office:value="600.5" calcext:value-type="float">
            <text:p>600.5</text:p>
          </table:table-cell>
          <table:table-cell table:formula="of:=ABS(0.03 * [.C1020])" office:value-type="float" office:value="18.015" calcext:value-type="float">
            <text:p>18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315" calcext:value-type="float">
            <text:p>1.5315</text:p>
          </table:table-cell>
          <table:table-cell office:value-type="float" office:value="0.001" calcext:value-type="float">
            <text:p>0.001</text:p>
          </table:table-cell>
          <table:table-cell office:value-type="float" office:value="603" calcext:value-type="float">
            <text:p>603</text:p>
          </table:table-cell>
          <table:table-cell table:formula="of:=ABS(0.03 * [.C1021])" office:value-type="float" office:value="18.09" calcext:value-type="float">
            <text:p>18.0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0.001" calcext:value-type="float">
            <text:p>0.001</text:p>
          </table:table-cell>
          <table:table-cell office:value-type="float" office:value="606" calcext:value-type="float">
            <text:p>606</text:p>
          </table:table-cell>
          <table:table-cell table:formula="of:=ABS(0.03 * [.C1022])" office:value-type="float" office:value="18.18" calcext:value-type="float">
            <text:p>18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525" calcext:value-type="float">
            <text:p>1.5525</text:p>
          </table:table-cell>
          <table:table-cell office:value-type="float" office:value="0.001" calcext:value-type="float">
            <text:p>0.001</text:p>
          </table:table-cell>
          <table:table-cell office:value-type="float" office:value="609" calcext:value-type="float">
            <text:p>609</text:p>
          </table:table-cell>
          <table:table-cell table:formula="of:=ABS(0.03 * [.C1023])" office:value-type="float" office:value="18.27" calcext:value-type="float">
            <text:p>18.2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69" calcext:value-type="float">
            <text:p>1.569</text:p>
          </table:table-cell>
          <table:table-cell office:value-type="float" office:value="0.001" calcext:value-type="float">
            <text:p>0.001</text:p>
          </table:table-cell>
          <table:table-cell office:value-type="float" office:value="614" calcext:value-type="float">
            <text:p>614</text:p>
          </table:table-cell>
          <table:table-cell table:formula="of:=ABS(0.03 * [.C1024])" office:value-type="float" office:value="18.42" calcext:value-type="float">
            <text:p>18.4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 office:value-type="float" office:value="0.001" calcext:value-type="float">
            <text:p>0.001</text:p>
          </table:table-cell>
          <table:table-cell office:value-type="float" office:value="618.5" calcext:value-type="float">
            <text:p>618.5</text:p>
          </table:table-cell>
          <table:table-cell table:formula="of:=ABS(0.03 * [.C1025])" office:value-type="float" office:value="18.555" calcext:value-type="float">
            <text:p>18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01" calcext:value-type="float">
            <text:p>0.001</text:p>
          </table:table-cell>
          <table:table-cell office:value-type="float" office:value="622" calcext:value-type="float">
            <text:p>622</text:p>
          </table:table-cell>
          <table:table-cell table:formula="of:=ABS(0.03 * [.C1026])" office:value-type="float" office:value="18.66" calcext:value-type="float">
            <text:p>18.6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0.001" calcext:value-type="float">
            <text:p>0.001</text:p>
          </table:table-cell>
          <table:table-cell office:value-type="float" office:value="625.5" calcext:value-type="float">
            <text:p>625.5</text:p>
          </table:table-cell>
          <table:table-cell table:formula="of:=ABS(0.03 * [.C1027])" office:value-type="float" office:value="18.765" calcext:value-type="float">
            <text:p>18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065" calcext:value-type="float">
            <text:p>1.6065</text:p>
          </table:table-cell>
          <table:table-cell office:value-type="float" office:value="0.001" calcext:value-type="float">
            <text:p>0.001</text:p>
          </table:table-cell>
          <table:table-cell office:value-type="float" office:value="628" calcext:value-type="float">
            <text:p>628</text:p>
          </table:table-cell>
          <table:table-cell table:formula="of:=ABS(0.03 * [.C1028])" office:value-type="float" office:value="18.84" calcext:value-type="float">
            <text:p>18.8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125" calcext:value-type="float">
            <text:p>1.6125</text:p>
          </table:table-cell>
          <table:table-cell office:value-type="float" office:value="0.001" calcext:value-type="float">
            <text:p>0.001</text:p>
          </table:table-cell>
          <table:table-cell office:value-type="float" office:value="630" calcext:value-type="float">
            <text:p>630</text:p>
          </table:table-cell>
          <table:table-cell table:formula="of:=ABS(0.03 * [.C1029])" office:value-type="float" office:value="18.9" calcext:value-type="float">
            <text:p>18.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275" calcext:value-type="float">
            <text:p>1.6275</text:p>
          </table:table-cell>
          <table:table-cell office:value-type="float" office:value="0.001" calcext:value-type="float">
            <text:p>0.001</text:p>
          </table:table-cell>
          <table:table-cell office:value-type="float" office:value="634.5" calcext:value-type="float">
            <text:p>634.5</text:p>
          </table:table-cell>
          <table:table-cell table:formula="of:=ABS(0.03 * [.C1030])" office:value-type="float" office:value="19.035" calcext:value-type="float">
            <text:p>19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.001" calcext:value-type="float">
            <text:p>0.001</text:p>
          </table:table-cell>
          <table:table-cell office:value-type="float" office:value="636.5" calcext:value-type="float">
            <text:p>636.5</text:p>
          </table:table-cell>
          <table:table-cell table:formula="of:=ABS(0.03 * [.C1031])" office:value-type="float" office:value="19.095" calcext:value-type="float">
            <text:p>19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395" calcext:value-type="float">
            <text:p>1.6395</text:p>
          </table:table-cell>
          <table:table-cell office:value-type="float" office:value="0.001" calcext:value-type="float">
            <text:p>0.001</text:p>
          </table:table-cell>
          <table:table-cell office:value-type="float" office:value="639" calcext:value-type="float">
            <text:p>639</text:p>
          </table:table-cell>
          <table:table-cell table:formula="of:=ABS(0.03 * [.C1032])" office:value-type="float" office:value="19.17" calcext:value-type="float">
            <text:p>19.1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0.001" calcext:value-type="float">
            <text:p>0.001</text:p>
          </table:table-cell>
          <table:table-cell office:value-type="float" office:value="640.5" calcext:value-type="float">
            <text:p>640.5</text:p>
          </table:table-cell>
          <table:table-cell table:formula="of:=ABS(0.03 * [.C1033])" office:value-type="float" office:value="19.215" calcext:value-type="float">
            <text:p>19.2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485" calcext:value-type="float">
            <text:p>1.6485</text:p>
          </table:table-cell>
          <table:table-cell office:value-type="float" office:value="0.001" calcext:value-type="float">
            <text:p>0.001</text:p>
          </table:table-cell>
          <table:table-cell office:value-type="float" office:value="642.5" calcext:value-type="float">
            <text:p>642.5</text:p>
          </table:table-cell>
          <table:table-cell table:formula="of:=ABS(0.03 * [.C1034])" office:value-type="float" office:value="19.275" calcext:value-type="float">
            <text:p>19.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53" calcext:value-type="float">
            <text:p>1.653</text:p>
          </table:table-cell>
          <table:table-cell office:value-type="float" office:value="0.001" calcext:value-type="float">
            <text:p>0.001</text:p>
          </table:table-cell>
          <table:table-cell office:value-type="float" office:value="644" calcext:value-type="float">
            <text:p>644</text:p>
          </table:table-cell>
          <table:table-cell table:formula="of:=ABS(0.03 * [.C1035])" office:value-type="float" office:value="19.32" calcext:value-type="float">
            <text:p>19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0.001" calcext:value-type="float">
            <text:p>0.001</text:p>
          </table:table-cell>
          <table:table-cell office:value-type="float" office:value="646" calcext:value-type="float">
            <text:p>646</text:p>
          </table:table-cell>
          <table:table-cell table:formula="of:=ABS(0.03 * [.C1036])" office:value-type="float" office:value="19.38" calcext:value-type="float">
            <text:p>19.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62" calcext:value-type="float">
            <text:p>1.662</text:p>
          </table:table-cell>
          <table:table-cell office:value-type="float" office:value="0.001" calcext:value-type="float">
            <text:p>0.001</text:p>
          </table:table-cell>
          <table:table-cell office:value-type="float" office:value="647" calcext:value-type="float">
            <text:p>647</text:p>
          </table:table-cell>
          <table:table-cell table:formula="of:=ABS(0.03 * [.C1037])" office:value-type="float" office:value="19.41" calcext:value-type="float">
            <text:p>19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665" calcext:value-type="float">
            <text:p>1.6665</text:p>
          </table:table-cell>
          <table:table-cell office:value-type="float" office:value="0.001" calcext:value-type="float">
            <text:p>0.001</text:p>
          </table:table-cell>
          <table:table-cell office:value-type="float" office:value="648.5" calcext:value-type="float">
            <text:p>648.5</text:p>
          </table:table-cell>
          <table:table-cell table:formula="of:=ABS(0.03 * [.C1038])" office:value-type="float" office:value="19.455" calcext:value-type="float">
            <text:p>19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725" calcext:value-type="float">
            <text:p>1.6725</text:p>
          </table:table-cell>
          <table:table-cell office:value-type="float" office:value="0.001" calcext:value-type="float">
            <text:p>0.001</text:p>
          </table:table-cell>
          <table:table-cell office:value-type="float" office:value="650" calcext:value-type="float">
            <text:p>650</text:p>
          </table:table-cell>
          <table:table-cell table:formula="of:=ABS(0.03 * [.C1039])" office:value-type="float" office:value="19.5" calcext:value-type="float">
            <text:p>19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755" calcext:value-type="float">
            <text:p>1.6755</text:p>
          </table:table-cell>
          <table:table-cell office:value-type="float" office:value="0.001" calcext:value-type="float">
            <text:p>0.001</text:p>
          </table:table-cell>
          <table:table-cell office:value-type="float" office:value="651.5" calcext:value-type="float">
            <text:p>651.5</text:p>
          </table:table-cell>
          <table:table-cell table:formula="of:=ABS(0.03 * [.C1040])" office:value-type="float" office:value="19.545" calcext:value-type="float">
            <text:p>19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01" calcext:value-type="float">
            <text:p>0.001</text:p>
          </table:table-cell>
          <table:table-cell office:value-type="float" office:value="653" calcext:value-type="float">
            <text:p>653</text:p>
          </table:table-cell>
          <table:table-cell table:formula="of:=ABS(0.03 * [.C1041])" office:value-type="float" office:value="19.59" calcext:value-type="float">
            <text:p>19.5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875" calcext:value-type="float">
            <text:p>1.6875</text:p>
          </table:table-cell>
          <table:table-cell office:value-type="float" office:value="0.001" calcext:value-type="float">
            <text:p>0.001</text:p>
          </table:table-cell>
          <table:table-cell office:value-type="float" office:value="655" calcext:value-type="float">
            <text:p>655</text:p>
          </table:table-cell>
          <table:table-cell table:formula="of:=ABS(0.03 * [.C1042])" office:value-type="float" office:value="19.65" calcext:value-type="float">
            <text:p>19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0.001" calcext:value-type="float">
            <text:p>0.001</text:p>
          </table:table-cell>
          <table:table-cell office:value-type="float" office:value="657" calcext:value-type="float">
            <text:p>657</text:p>
          </table:table-cell>
          <table:table-cell table:formula="of:=ABS(0.03 * [.C1043])" office:value-type="float" office:value="19.71" calcext:value-type="float">
            <text:p>19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.001" calcext:value-type="float">
            <text:p>0.001</text:p>
          </table:table-cell>
          <table:table-cell office:value-type="float" office:value="660" calcext:value-type="float">
            <text:p>660</text:p>
          </table:table-cell>
          <table:table-cell table:formula="of:=ABS(0.03 * [.C1044])" office:value-type="float" office:value="19.8" calcext:value-type="float">
            <text:p>19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07" calcext:value-type="float">
            <text:p>1.707</text:p>
          </table:table-cell>
          <table:table-cell office:value-type="float" office:value="0.001" calcext:value-type="float">
            <text:p>0.001</text:p>
          </table:table-cell>
          <table:table-cell office:value-type="float" office:value="661.5" calcext:value-type="float">
            <text:p>661.5</text:p>
          </table:table-cell>
          <table:table-cell table:formula="of:=ABS(0.03 * [.C1045])" office:value-type="float" office:value="19.845" calcext:value-type="float">
            <text:p>19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22" calcext:value-type="float">
            <text:p>1.722</text:p>
          </table:table-cell>
          <table:table-cell office:value-type="float" office:value="0.001" calcext:value-type="float">
            <text:p>0.001</text:p>
          </table:table-cell>
          <table:table-cell office:value-type="float" office:value="664.5" calcext:value-type="float">
            <text:p>664.5</text:p>
          </table:table-cell>
          <table:table-cell table:formula="of:=ABS(0.03 * [.C1046])" office:value-type="float" office:value="19.935" calcext:value-type="float">
            <text:p>19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22" calcext:value-type="float">
            <text:p>1.722</text:p>
          </table:table-cell>
          <table:table-cell office:value-type="float" office:value="0.001" calcext:value-type="float">
            <text:p>0.001</text:p>
          </table:table-cell>
          <table:table-cell office:value-type="float" office:value="666.5" calcext:value-type="float">
            <text:p>666.5</text:p>
          </table:table-cell>
          <table:table-cell table:formula="of:=ABS(0.03 * [.C1047])" office:value-type="float" office:value="19.995" calcext:value-type="float">
            <text:p>19.9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235" calcext:value-type="float">
            <text:p>1.7235</text:p>
          </table:table-cell>
          <table:table-cell office:value-type="float" office:value="0.001" calcext:value-type="float">
            <text:p>0.001</text:p>
          </table:table-cell>
          <table:table-cell office:value-type="float" office:value="667" calcext:value-type="float">
            <text:p>667</text:p>
          </table:table-cell>
          <table:table-cell table:formula="of:=ABS(0.03 * [.C1048])" office:value-type="float" office:value="20.01" calcext:value-type="float">
            <text:p>20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.001" calcext:value-type="float">
            <text:p>0.001</text:p>
          </table:table-cell>
          <table:table-cell office:value-type="float" office:value="667.5" calcext:value-type="float">
            <text:p>667.5</text:p>
          </table:table-cell>
          <table:table-cell table:formula="of:=ABS(0.03 * [.C1049])" office:value-type="float" office:value="20.025" calcext:value-type="float">
            <text:p>20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355" calcext:value-type="float">
            <text:p>1.7355</text:p>
          </table:table-cell>
          <table:table-cell office:value-type="float" office:value="0.001" calcext:value-type="float">
            <text:p>0.001</text:p>
          </table:table-cell>
          <table:table-cell office:value-type="float" office:value="670" calcext:value-type="float">
            <text:p>670</text:p>
          </table:table-cell>
          <table:table-cell table:formula="of:=ABS(0.03 * [.C1050])" office:value-type="float" office:value="20.1" calcext:value-type="float">
            <text:p>20.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49" calcext:value-type="float">
            <text:p>1.749</text:p>
          </table:table-cell>
          <table:table-cell office:value-type="float" office:value="0.001" calcext:value-type="float">
            <text:p>0.001</text:p>
          </table:table-cell>
          <table:table-cell office:value-type="float" office:value="673" calcext:value-type="float">
            <text:p>673</text:p>
          </table:table-cell>
          <table:table-cell table:formula="of:=ABS(0.03 * [.C1051])" office:value-type="float" office:value="20.19" calcext:value-type="float">
            <text:p>20.1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61" calcext:value-type="float">
            <text:p>1.761</text:p>
          </table:table-cell>
          <table:table-cell office:value-type="float" office:value="0.001" calcext:value-type="float">
            <text:p>0.001</text:p>
          </table:table-cell>
          <table:table-cell office:value-type="float" office:value="676.5" calcext:value-type="float">
            <text:p>676.5</text:p>
          </table:table-cell>
          <table:table-cell table:formula="of:=ABS(0.03 * [.C1052])" office:value-type="float" office:value="20.295" calcext:value-type="float">
            <text:p>20.2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835" calcext:value-type="float">
            <text:p>1.7835</text:p>
          </table:table-cell>
          <table:table-cell office:value-type="float" office:value="0.001" calcext:value-type="float">
            <text:p>0.001</text:p>
          </table:table-cell>
          <table:table-cell office:value-type="float" office:value="682.5" calcext:value-type="float">
            <text:p>682.5</text:p>
          </table:table-cell>
          <table:table-cell table:formula="of:=ABS(0.03 * [.C1053])" office:value-type="float" office:value="20.475" calcext:value-type="float">
            <text:p>20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97" calcext:value-type="float">
            <text:p>1.797</text:p>
          </table:table-cell>
          <table:table-cell office:value-type="float" office:value="0.001" calcext:value-type="float">
            <text:p>0.001</text:p>
          </table:table-cell>
          <table:table-cell office:value-type="float" office:value="687.5" calcext:value-type="float">
            <text:p>687.5</text:p>
          </table:table-cell>
          <table:table-cell table:formula="of:=ABS(0.03 * [.C1054])" office:value-type="float" office:value="20.625" calcext:value-type="float">
            <text:p>20.6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135" calcext:value-type="float">
            <text:p>1.8135</text:p>
          </table:table-cell>
          <table:table-cell office:value-type="float" office:value="0.001" calcext:value-type="float">
            <text:p>0.001</text:p>
          </table:table-cell>
          <table:table-cell office:value-type="float" office:value="692" calcext:value-type="float">
            <text:p>692</text:p>
          </table:table-cell>
          <table:table-cell table:formula="of:=ABS(0.03 * [.C1055])" office:value-type="float" office:value="20.76" calcext:value-type="float">
            <text:p>20.7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225" calcext:value-type="float">
            <text:p>1.8225</text:p>
          </table:table-cell>
          <table:table-cell office:value-type="float" office:value="0.001" calcext:value-type="float">
            <text:p>0.001</text:p>
          </table:table-cell>
          <table:table-cell office:value-type="float" office:value="696" calcext:value-type="float">
            <text:p>696</text:p>
          </table:table-cell>
          <table:table-cell table:formula="of:=ABS(0.03 * [.C1056])" office:value-type="float" office:value="20.88" calcext:value-type="float">
            <text:p>20.8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01" calcext:value-type="float">
            <text:p>0.001</text:p>
          </table:table-cell>
          <table:table-cell office:value-type="float" office:value="699" calcext:value-type="float">
            <text:p>699</text:p>
          </table:table-cell>
          <table:table-cell table:formula="of:=ABS(0.03 * [.C1057])" office:value-type="float" office:value="20.97" calcext:value-type="float">
            <text:p>20.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405" calcext:value-type="float">
            <text:p>1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701.5" calcext:value-type="float">
            <text:p>701.5</text:p>
          </table:table-cell>
          <table:table-cell table:formula="of:=ABS(0.03 * [.C1058])" office:value-type="float" office:value="21.045" calcext:value-type="float">
            <text:p>21.0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525" calcext:value-type="float">
            <text:p>1.8525</text:p>
          </table:table-cell>
          <table:table-cell office:value-type="float" office:value="0.001" calcext:value-type="float">
            <text:p>0.001</text:p>
          </table:table-cell>
          <table:table-cell office:value-type="float" office:value="704.5" calcext:value-type="float">
            <text:p>704.5</text:p>
          </table:table-cell>
          <table:table-cell table:formula="of:=ABS(0.03 * [.C1059])" office:value-type="float" office:value="21.135" calcext:value-type="float">
            <text:p>21.1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615" calcext:value-type="float">
            <text:p>1.8615</text:p>
          </table:table-cell>
          <table:table-cell office:value-type="float" office:value="0.001" calcext:value-type="float">
            <text:p>0.001</text:p>
          </table:table-cell>
          <table:table-cell office:value-type="float" office:value="707.5" calcext:value-type="float">
            <text:p>707.5</text:p>
          </table:table-cell>
          <table:table-cell table:formula="of:=ABS(0.03 * [.C1060])" office:value-type="float" office:value="21.225" calcext:value-type="float">
            <text:p>21.2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69" calcext:value-type="float">
            <text:p>1.869</text:p>
          </table:table-cell>
          <table:table-cell office:value-type="float" office:value="0.001" calcext:value-type="float">
            <text:p>0.001</text:p>
          </table:table-cell>
          <table:table-cell office:value-type="float" office:value="710.5" calcext:value-type="float">
            <text:p>710.5</text:p>
          </table:table-cell>
          <table:table-cell table:formula="of:=ABS(0.03 * [.C1061])" office:value-type="float" office:value="21.315" calcext:value-type="float">
            <text:p>21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765" calcext:value-type="float">
            <text:p>1.8765</text:p>
          </table:table-cell>
          <table:table-cell office:value-type="float" office:value="0.001" calcext:value-type="float">
            <text:p>0.001</text:p>
          </table:table-cell>
          <table:table-cell office:value-type="float" office:value="713" calcext:value-type="float">
            <text:p>713</text:p>
          </table:table-cell>
          <table:table-cell table:formula="of:=ABS(0.03 * [.C1062])" office:value-type="float" office:value="21.39" calcext:value-type="float">
            <text:p>21.3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81" calcext:value-type="float">
            <text:p>1.881</text:p>
          </table:table-cell>
          <table:table-cell office:value-type="float" office:value="0.001" calcext:value-type="float">
            <text:p>0.001</text:p>
          </table:table-cell>
          <table:table-cell office:value-type="float" office:value="714.5" calcext:value-type="float">
            <text:p>714.5</text:p>
          </table:table-cell>
          <table:table-cell table:formula="of:=ABS(0.03 * [.C1063])" office:value-type="float" office:value="21.435" calcext:value-type="float">
            <text:p>21.4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office:value-type="float" office:value="0.001" calcext:value-type="float">
            <text:p>0.001</text:p>
          </table:table-cell>
          <table:table-cell office:value-type="float" office:value="716" calcext:value-type="float">
            <text:p>716</text:p>
          </table:table-cell>
          <table:table-cell table:formula="of:=ABS(0.03 * [.C1064])" office:value-type="float" office:value="21.48" calcext:value-type="float">
            <text:p>21.4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885" calcext:value-type="float">
            <text:p>1.8885</text:p>
          </table:table-cell>
          <table:table-cell office:value-type="float" office:value="0.001" calcext:value-type="float">
            <text:p>0.001</text:p>
          </table:table-cell>
          <table:table-cell office:value-type="float" office:value="717.5" calcext:value-type="float">
            <text:p>717.5</text:p>
          </table:table-cell>
          <table:table-cell table:formula="of:=ABS(0.03 * [.C1065])" office:value-type="float" office:value="21.525" calcext:value-type="float">
            <text:p>21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.001" calcext:value-type="float">
            <text:p>0.001</text:p>
          </table:table-cell>
          <table:table-cell office:value-type="float" office:value="719" calcext:value-type="float">
            <text:p>719</text:p>
          </table:table-cell>
          <table:table-cell table:formula="of:=ABS(0.03 * [.C1066])" office:value-type="float" office:value="21.57" calcext:value-type="float">
            <text:p>21.5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14" calcext:value-type="float">
            <text:p>1.914</text:p>
          </table:table-cell>
          <table:table-cell office:value-type="float" office:value="0.001" calcext:value-type="float">
            <text:p>0.001</text:p>
          </table:table-cell>
          <table:table-cell office:value-type="float" office:value="723" calcext:value-type="float">
            <text:p>723</text:p>
          </table:table-cell>
          <table:table-cell table:formula="of:=ABS(0.03 * [.C1067])" office:value-type="float" office:value="21.69" calcext:value-type="float">
            <text:p>21.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305" calcext:value-type="float">
            <text:p>1.9305</text:p>
          </table:table-cell>
          <table:table-cell office:value-type="float" office:value="0.001" calcext:value-type="float">
            <text:p>0.001</text:p>
          </table:table-cell>
          <table:table-cell office:value-type="float" office:value="727.5" calcext:value-type="float">
            <text:p>727.5</text:p>
          </table:table-cell>
          <table:table-cell table:formula="of:=ABS(0.03 * [.C1068])" office:value-type="float" office:value="21.825" calcext:value-type="float">
            <text:p>21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41" calcext:value-type="float">
            <text:p>1.941</text:p>
          </table:table-cell>
          <table:table-cell office:value-type="float" office:value="0.001" calcext:value-type="float">
            <text:p>0.001</text:p>
          </table:table-cell>
          <table:table-cell office:value-type="float" office:value="731" calcext:value-type="float">
            <text:p>731</text:p>
          </table:table-cell>
          <table:table-cell table:formula="of:=ABS(0.03 * [.C1069])" office:value-type="float" office:value="21.93" calcext:value-type="float">
            <text:p>21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425" calcext:value-type="float">
            <text:p>1.9425</text:p>
          </table:table-cell>
          <table:table-cell office:value-type="float" office:value="0.001" calcext:value-type="float">
            <text:p>0.001</text:p>
          </table:table-cell>
          <table:table-cell office:value-type="float" office:value="733" calcext:value-type="float">
            <text:p>733</text:p>
          </table:table-cell>
          <table:table-cell table:formula="of:=ABS(0.03 * [.C1070])" office:value-type="float" office:value="21.99" calcext:value-type="float">
            <text:p>21.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485" calcext:value-type="float">
            <text:p>1.9485</text:p>
          </table:table-cell>
          <table:table-cell office:value-type="float" office:value="0.001" calcext:value-type="float">
            <text:p>0.001</text:p>
          </table:table-cell>
          <table:table-cell office:value-type="float" office:value="734.5" calcext:value-type="float">
            <text:p>734.5</text:p>
          </table:table-cell>
          <table:table-cell table:formula="of:=ABS(0.03 * [.C1071])" office:value-type="float" office:value="22.035" calcext:value-type="float">
            <text:p>22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515" calcext:value-type="float">
            <text:p>1.9515</text:p>
          </table:table-cell>
          <table:table-cell office:value-type="float" office:value="0.001" calcext:value-type="float">
            <text:p>0.001</text:p>
          </table:table-cell>
          <table:table-cell office:value-type="float" office:value="736" calcext:value-type="float">
            <text:p>736</text:p>
          </table:table-cell>
          <table:table-cell table:formula="of:=ABS(0.03 * [.C1072])" office:value-type="float" office:value="22.08" calcext:value-type="float">
            <text:p>22.0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56" calcext:value-type="float">
            <text:p>1.956</text:p>
          </table:table-cell>
          <table:table-cell office:value-type="float" office:value="0.001" calcext:value-type="float">
            <text:p>0.001</text:p>
          </table:table-cell>
          <table:table-cell office:value-type="float" office:value="736.5" calcext:value-type="float">
            <text:p>736.5</text:p>
          </table:table-cell>
          <table:table-cell table:formula="of:=ABS(0.03 * [.C1073])" office:value-type="float" office:value="22.095" calcext:value-type="float">
            <text:p>22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56" calcext:value-type="float">
            <text:p>1.956</text:p>
          </table:table-cell>
          <table:table-cell office:value-type="float" office:value="0.001" calcext:value-type="float">
            <text:p>0.001</text:p>
          </table:table-cell>
          <table:table-cell office:value-type="float" office:value="737.5" calcext:value-type="float">
            <text:p>737.5</text:p>
          </table:table-cell>
          <table:table-cell table:formula="of:=ABS(0.03 * [.C1074])" office:value-type="float" office:value="22.125" calcext:value-type="float">
            <text:p>22.1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605" calcext:value-type="float">
            <text:p>1.9605</text:p>
          </table:table-cell>
          <table:table-cell office:value-type="float" office:value="0.001" calcext:value-type="float">
            <text:p>0.001</text:p>
          </table:table-cell>
          <table:table-cell office:value-type="float" office:value="738" calcext:value-type="float">
            <text:p>738</text:p>
          </table:table-cell>
          <table:table-cell table:formula="of:=ABS(0.03 * [.C1075])" office:value-type="float" office:value="22.14" calcext:value-type="float">
            <text:p>22.1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0.001" calcext:value-type="float">
            <text:p>0.001</text:p>
          </table:table-cell>
          <table:table-cell office:value-type="float" office:value="739.5" calcext:value-type="float">
            <text:p>739.5</text:p>
          </table:table-cell>
          <table:table-cell table:formula="of:=ABS(0.03 * [.C1076])" office:value-type="float" office:value="22.185" calcext:value-type="float">
            <text:p>22.1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.001" calcext:value-type="float">
            <text:p>0.001</text:p>
          </table:table-cell>
          <table:table-cell office:value-type="float" office:value="740.5" calcext:value-type="float">
            <text:p>740.5</text:p>
          </table:table-cell>
          <table:table-cell table:formula="of:=ABS(0.03 * [.C1077])" office:value-type="float" office:value="22.215" calcext:value-type="float">
            <text:p>22.2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695" calcext:value-type="float">
            <text:p>1.9695</text:p>
          </table:table-cell>
          <table:table-cell office:value-type="float" office:value="0.001" calcext:value-type="float">
            <text:p>0.001</text:p>
          </table:table-cell>
          <table:table-cell office:value-type="float" office:value="741.5" calcext:value-type="float">
            <text:p>741.5</text:p>
          </table:table-cell>
          <table:table-cell table:formula="of:=ABS(0.03 * [.C1078])" office:value-type="float" office:value="22.245" calcext:value-type="float">
            <text:p>22.2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74" calcext:value-type="float">
            <text:p>1.974</text:p>
          </table:table-cell>
          <table:table-cell office:value-type="float" office:value="0.001" calcext:value-type="float">
            <text:p>0.001</text:p>
          </table:table-cell>
          <table:table-cell office:value-type="float" office:value="743" calcext:value-type="float">
            <text:p>743</text:p>
          </table:table-cell>
          <table:table-cell table:formula="of:=ABS(0.03 * [.C1079])" office:value-type="float" office:value="22.29" calcext:value-type="float">
            <text:p>22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86" calcext:value-type="float">
            <text:p>1.986</text:p>
          </table:table-cell>
          <table:table-cell office:value-type="float" office:value="0.001" calcext:value-type="float">
            <text:p>0.001</text:p>
          </table:table-cell>
          <table:table-cell office:value-type="float" office:value="745" calcext:value-type="float">
            <text:p>745</text:p>
          </table:table-cell>
          <table:table-cell table:formula="of:=ABS(0.03 * [.C1080])" office:value-type="float" office:value="22.35" calcext:value-type="float">
            <text:p>22.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95" calcext:value-type="float">
            <text:p>1.995</text:p>
          </table:table-cell>
          <table:table-cell office:value-type="float" office:value="0.001" calcext:value-type="float">
            <text:p>0.001</text:p>
          </table:table-cell>
          <table:table-cell office:value-type="float" office:value="747.5" calcext:value-type="float">
            <text:p>747.5</text:p>
          </table:table-cell>
          <table:table-cell table:formula="of:=ABS(0.03 * [.C1081])" office:value-type="float" office:value="22.425" calcext:value-type="float">
            <text:p>22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07" calcext:value-type="float">
            <text:p>2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750.5" calcext:value-type="float">
            <text:p>750.5</text:p>
          </table:table-cell>
          <table:table-cell table:formula="of:=ABS(0.03 * [.C1082])" office:value-type="float" office:value="22.515" calcext:value-type="float">
            <text:p>22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175" calcext:value-type="float">
            <text:p>2.0175</text:p>
          </table:table-cell>
          <table:table-cell office:value-type="float" office:value="0.001" calcext:value-type="float">
            <text:p>0.001</text:p>
          </table:table-cell>
          <table:table-cell office:value-type="float" office:value="753.5" calcext:value-type="float">
            <text:p>753.5</text:p>
          </table:table-cell>
          <table:table-cell table:formula="of:=ABS(0.03 * [.C1083])" office:value-type="float" office:value="22.605" calcext:value-type="float">
            <text:p>22.6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755.5" calcext:value-type="float">
            <text:p>755.5</text:p>
          </table:table-cell>
          <table:table-cell table:formula="of:=ABS(0.03 * [.C1084])" office:value-type="float" office:value="22.665" calcext:value-type="float">
            <text:p>22.6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756.5" calcext:value-type="float">
            <text:p>756.5</text:p>
          </table:table-cell>
          <table:table-cell table:formula="of:=ABS(0.03 * [.C1085])" office:value-type="float" office:value="22.695" calcext:value-type="float">
            <text:p>22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757.5" calcext:value-type="float">
            <text:p>757.5</text:p>
          </table:table-cell>
          <table:table-cell table:formula="of:=ABS(0.03 * [.C1086])" office:value-type="float" office:value="22.725" calcext:value-type="float">
            <text:p>22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758" calcext:value-type="float">
            <text:p>758</text:p>
          </table:table-cell>
          <table:table-cell table:formula="of:=ABS(0.03 * [.C1087])" office:value-type="float" office:value="22.74" calcext:value-type="float">
            <text:p>22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001" calcext:value-type="float">
            <text:p>0.001</text:p>
          </table:table-cell>
          <table:table-cell office:value-type="float" office:value="760" calcext:value-type="float">
            <text:p>760</text:p>
          </table:table-cell>
          <table:table-cell table:formula="of:=ABS(0.03 * [.C1088])" office:value-type="float" office:value="22.8" calcext:value-type="float">
            <text:p>22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505" calcext:value-type="float">
            <text:p>2.0505</text:p>
          </table:table-cell>
          <table:table-cell office:value-type="float" office:value="0.001" calcext:value-type="float">
            <text:p>0.001</text:p>
          </table:table-cell>
          <table:table-cell office:value-type="float" office:value="762.5" calcext:value-type="float">
            <text:p>762.5</text:p>
          </table:table-cell>
          <table:table-cell table:formula="of:=ABS(0.03 * [.C1089])" office:value-type="float" office:value="22.875" calcext:value-type="float">
            <text:p>22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625" calcext:value-type="float">
            <text:p>2.0625</text:p>
          </table:table-cell>
          <table:table-cell office:value-type="float" office:value="0.001" calcext:value-type="float">
            <text:p>0.001</text:p>
          </table:table-cell>
          <table:table-cell office:value-type="float" office:value="766" calcext:value-type="float">
            <text:p>766</text:p>
          </table:table-cell>
          <table:table-cell table:formula="of:=ABS(0.03 * [.C1090])" office:value-type="float" office:value="22.98" calcext:value-type="float">
            <text:p>22.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715" calcext:value-type="float">
            <text:p>2.0715</text:p>
          </table:table-cell>
          <table:table-cell office:value-type="float" office:value="0.001" calcext:value-type="float">
            <text:p>0.001</text:p>
          </table:table-cell>
          <table:table-cell office:value-type="float" office:value="768.5" calcext:value-type="float">
            <text:p>768.5</text:p>
          </table:table-cell>
          <table:table-cell table:formula="of:=ABS(0.03 * [.C1091])" office:value-type="float" office:value="23.055" calcext:value-type="float">
            <text:p>23.0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775" calcext:value-type="float">
            <text:p>2.0775</text:p>
          </table:table-cell>
          <table:table-cell office:value-type="float" office:value="0.001" calcext:value-type="float">
            <text:p>0.001</text:p>
          </table:table-cell>
          <table:table-cell office:value-type="float" office:value="770.5" calcext:value-type="float">
            <text:p>770.5</text:p>
          </table:table-cell>
          <table:table-cell table:formula="of:=ABS(0.03 * [.C1092])" office:value-type="float" office:value="23.115" calcext:value-type="float">
            <text:p>23.1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865" calcext:value-type="float">
            <text:p>2.0865</text:p>
          </table:table-cell>
          <table:table-cell office:value-type="float" office:value="0.001" calcext:value-type="float">
            <text:p>0.001</text:p>
          </table:table-cell>
          <table:table-cell office:value-type="float" office:value="772.5" calcext:value-type="float">
            <text:p>772.5</text:p>
          </table:table-cell>
          <table:table-cell table:formula="of:=ABS(0.03 * [.C1093])" office:value-type="float" office:value="23.175" calcext:value-type="float">
            <text:p>23.1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925" calcext:value-type="float">
            <text:p>2.0925</text:p>
          </table:table-cell>
          <table:table-cell office:value-type="float" office:value="0.001" calcext:value-type="float">
            <text:p>0.001</text:p>
          </table:table-cell>
          <table:table-cell office:value-type="float" office:value="774.5" calcext:value-type="float">
            <text:p>774.5</text:p>
          </table:table-cell>
          <table:table-cell table:formula="of:=ABS(0.03 * [.C1094])" office:value-type="float" office:value="23.235" calcext:value-type="float">
            <text:p>23.2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03" calcext:value-type="float">
            <text:p>2.103</text:p>
          </table:table-cell>
          <table:table-cell office:value-type="float" office:value="0.001" calcext:value-type="float">
            <text:p>0.001</text:p>
          </table:table-cell>
          <table:table-cell office:value-type="float" office:value="777" calcext:value-type="float">
            <text:p>777</text:p>
          </table:table-cell>
          <table:table-cell table:formula="of:=ABS(0.03 * [.C1095])" office:value-type="float" office:value="23.31" calcext:value-type="float">
            <text:p>23.3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.001" calcext:value-type="float">
            <text:p>0.001</text:p>
          </table:table-cell>
          <table:table-cell office:value-type="float" office:value="780" calcext:value-type="float">
            <text:p>780</text:p>
          </table:table-cell>
          <table:table-cell table:formula="of:=ABS(0.03 * [.C1096])" office:value-type="float" office:value="23.4" calcext:value-type="float">
            <text:p>23.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225" calcext:value-type="float">
            <text:p>2.1225</text:p>
          </table:table-cell>
          <table:table-cell office:value-type="float" office:value="0.001" calcext:value-type="float">
            <text:p>0.001</text:p>
          </table:table-cell>
          <table:table-cell office:value-type="float" office:value="782.5" calcext:value-type="float">
            <text:p>782.5</text:p>
          </table:table-cell>
          <table:table-cell table:formula="of:=ABS(0.03 * [.C1097])" office:value-type="float" office:value="23.475" calcext:value-type="float">
            <text:p>23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.001" calcext:value-type="float">
            <text:p>0.001</text:p>
          </table:table-cell>
          <table:table-cell office:value-type="float" office:value="785.5" calcext:value-type="float">
            <text:p>785.5</text:p>
          </table:table-cell>
          <table:table-cell table:formula="of:=ABS(0.03 * [.C1098])" office:value-type="float" office:value="23.565" calcext:value-type="float">
            <text:p>23.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0.001" calcext:value-type="float">
            <text:p>0.001</text:p>
          </table:table-cell>
          <table:table-cell office:value-type="float" office:value="788.5" calcext:value-type="float">
            <text:p>788.5</text:p>
          </table:table-cell>
          <table:table-cell table:formula="of:=ABS(0.03 * [.C1099])" office:value-type="float" office:value="23.655" calcext:value-type="float">
            <text:p>23.6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51" calcext:value-type="float">
            <text:p>2.151</text:p>
          </table:table-cell>
          <table:table-cell office:value-type="float" office:value="0.001" calcext:value-type="float">
            <text:p>0.001</text:p>
          </table:table-cell>
          <table:table-cell office:value-type="float" office:value="790.5" calcext:value-type="float">
            <text:p>790.5</text:p>
          </table:table-cell>
          <table:table-cell table:formula="of:=ABS(0.03 * [.C1100])" office:value-type="float" office:value="23.715" calcext:value-type="float">
            <text:p>23.7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54" calcext:value-type="float">
            <text:p>2.154</text:p>
          </table:table-cell>
          <table:table-cell office:value-type="float" office:value="0.001" calcext:value-type="float">
            <text:p>0.001</text:p>
          </table:table-cell>
          <table:table-cell office:value-type="float" office:value="792" calcext:value-type="float">
            <text:p>792</text:p>
          </table:table-cell>
          <table:table-cell table:formula="of:=ABS(0.03 * [.C1101])" office:value-type="float" office:value="23.76" calcext:value-type="float">
            <text:p>23.7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66" calcext:value-type="float">
            <text:p>2.166</text:p>
          </table:table-cell>
          <table:table-cell office:value-type="float" office:value="0.001" calcext:value-type="float">
            <text:p>0.001</text:p>
          </table:table-cell>
          <table:table-cell office:value-type="float" office:value="794" calcext:value-type="float">
            <text:p>794</text:p>
          </table:table-cell>
          <table:table-cell table:formula="of:=ABS(0.03 * [.C1102])" office:value-type="float" office:value="23.82" calcext:value-type="float">
            <text:p>23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72" calcext:value-type="float">
            <text:p>2.172</text:p>
          </table:table-cell>
          <table:table-cell office:value-type="float" office:value="0.001" calcext:value-type="float">
            <text:p>0.001</text:p>
          </table:table-cell>
          <table:table-cell office:value-type="float" office:value="796.5" calcext:value-type="float">
            <text:p>796.5</text:p>
          </table:table-cell>
          <table:table-cell table:formula="of:=ABS(0.03 * [.C1103])" office:value-type="float" office:value="23.895" calcext:value-type="float">
            <text:p>23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825" calcext:value-type="float">
            <text:p>2.1825</text:p>
          </table:table-cell>
          <table:table-cell office:value-type="float" office:value="0.001" calcext:value-type="float">
            <text:p>0.001</text:p>
          </table:table-cell>
          <table:table-cell office:value-type="float" office:value="799" calcext:value-type="float">
            <text:p>799</text:p>
          </table:table-cell>
          <table:table-cell table:formula="of:=ABS(0.03 * [.C1104])" office:value-type="float" office:value="23.97" calcext:value-type="float">
            <text:p>23.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.001" calcext:value-type="float">
            <text:p>0.001</text:p>
          </table:table-cell>
          <table:table-cell office:value-type="float" office:value="800" calcext:value-type="float">
            <text:p>800</text:p>
          </table:table-cell>
          <table:table-cell table:formula="of:=ABS(0.03 * [.C1105])" office:value-type="float" office:value="24" calcext:value-type="float">
            <text:p>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87" calcext:value-type="float">
            <text:p>2.187</text:p>
          </table:table-cell>
          <table:table-cell office:value-type="float" office:value="0.001" calcext:value-type="float">
            <text:p>0.001</text:p>
          </table:table-cell>
          <table:table-cell office:value-type="float" office:value="801" calcext:value-type="float">
            <text:p>801</text:p>
          </table:table-cell>
          <table:table-cell table:formula="of:=ABS(0.03 * [.C1106])" office:value-type="float" office:value="24.03" calcext:value-type="float">
            <text:p>24.0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975" calcext:value-type="float">
            <text:p>2.1975</text:p>
          </table:table-cell>
          <table:table-cell office:value-type="float" office:value="0.001" calcext:value-type="float">
            <text:p>0.001</text:p>
          </table:table-cell>
          <table:table-cell office:value-type="float" office:value="803" calcext:value-type="float">
            <text:p>803</text:p>
          </table:table-cell>
          <table:table-cell table:formula="of:=ABS(0.03 * [.C1107])" office:value-type="float" office:value="24.09" calcext:value-type="float">
            <text:p>24.0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99" calcext:value-type="float">
            <text:p>2.199</text:p>
          </table:table-cell>
          <table:table-cell office:value-type="float" office:value="0.001" calcext:value-type="float">
            <text:p>0.001</text:p>
          </table:table-cell>
          <table:table-cell office:value-type="float" office:value="804" calcext:value-type="float">
            <text:p>804</text:p>
          </table:table-cell>
          <table:table-cell table:formula="of:=ABS(0.03 * [.C1108])" office:value-type="float" office:value="24.12" calcext:value-type="float">
            <text:p>24.1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065" calcext:value-type="float">
            <text:p>2.2065</text:p>
          </table:table-cell>
          <table:table-cell office:value-type="float" office:value="0.001" calcext:value-type="float">
            <text:p>0.001</text:p>
          </table:table-cell>
          <table:table-cell office:value-type="float" office:value="805" calcext:value-type="float">
            <text:p>805</text:p>
          </table:table-cell>
          <table:table-cell table:formula="of:=ABS(0.03 * [.C1109])" office:value-type="float" office:value="24.15" calcext:value-type="float">
            <text:p>24.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14" calcext:value-type="float">
            <text:p>2.214</text:p>
          </table:table-cell>
          <table:table-cell office:value-type="float" office:value="0.001" calcext:value-type="float">
            <text:p>0.001</text:p>
          </table:table-cell>
          <table:table-cell office:value-type="float" office:value="807" calcext:value-type="float">
            <text:p>807</text:p>
          </table:table-cell>
          <table:table-cell table:formula="of:=ABS(0.03 * [.C1110])" office:value-type="float" office:value="24.21" calcext:value-type="float">
            <text:p>24.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23" calcext:value-type="float">
            <text:p>2.223</text:p>
          </table:table-cell>
          <table:table-cell office:value-type="float" office:value="0.001" calcext:value-type="float">
            <text:p>0.001</text:p>
          </table:table-cell>
          <table:table-cell office:value-type="float" office:value="809" calcext:value-type="float">
            <text:p>809</text:p>
          </table:table-cell>
          <table:table-cell table:formula="of:=ABS(0.03 * [.C1111])" office:value-type="float" office:value="24.27" calcext:value-type="float">
            <text:p>24.2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305" calcext:value-type="float">
            <text:p>2.2305</text:p>
          </table:table-cell>
          <table:table-cell office:value-type="float" office:value="0.001" calcext:value-type="float">
            <text:p>0.001</text:p>
          </table:table-cell>
          <table:table-cell office:value-type="float" office:value="811" calcext:value-type="float">
            <text:p>811</text:p>
          </table:table-cell>
          <table:table-cell table:formula="of:=ABS(0.03 * [.C1112])" office:value-type="float" office:value="24.33" calcext:value-type="float">
            <text:p>24.3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365" calcext:value-type="float">
            <text:p>2.2365</text:p>
          </table:table-cell>
          <table:table-cell office:value-type="float" office:value="0.001" calcext:value-type="float">
            <text:p>0.001</text:p>
          </table:table-cell>
          <table:table-cell office:value-type="float" office:value="813" calcext:value-type="float">
            <text:p>813</text:p>
          </table:table-cell>
          <table:table-cell table:formula="of:=ABS(0.03 * [.C1113])" office:value-type="float" office:value="24.39" calcext:value-type="float">
            <text:p>24.3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455" calcext:value-type="float">
            <text:p>2.2455</text:p>
          </table:table-cell>
          <table:table-cell office:value-type="float" office:value="0.001" calcext:value-type="float">
            <text:p>0.001</text:p>
          </table:table-cell>
          <table:table-cell office:value-type="float" office:value="815.5" calcext:value-type="float">
            <text:p>815.5</text:p>
          </table:table-cell>
          <table:table-cell table:formula="of:=ABS(0.03 * [.C1114])" office:value-type="float" office:value="24.465" calcext:value-type="float">
            <text:p>24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01" calcext:value-type="float">
            <text:p>0.001</text:p>
          </table:table-cell>
          <table:table-cell office:value-type="float" office:value="817" calcext:value-type="float">
            <text:p>817</text:p>
          </table:table-cell>
          <table:table-cell table:formula="of:=ABS(0.03 * [.C1115])" office:value-type="float" office:value="24.51" calcext:value-type="float">
            <text:p>24.5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.001" calcext:value-type="float">
            <text:p>0.001</text:p>
          </table:table-cell>
          <table:table-cell office:value-type="float" office:value="818.5" calcext:value-type="float">
            <text:p>818.5</text:p>
          </table:table-cell>
          <table:table-cell table:formula="of:=ABS(0.03 * [.C1116])" office:value-type="float" office:value="24.555" calcext:value-type="float">
            <text:p>24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635" calcext:value-type="float">
            <text:p>2.2635</text:p>
          </table:table-cell>
          <table:table-cell office:value-type="float" office:value="0.001" calcext:value-type="float">
            <text:p>0.001</text:p>
          </table:table-cell>
          <table:table-cell office:value-type="float" office:value="820" calcext:value-type="float">
            <text:p>820</text:p>
          </table:table-cell>
          <table:table-cell table:formula="of:=ABS(0.03 * [.C1117])" office:value-type="float" office:value="24.6" calcext:value-type="float">
            <text:p>24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71" calcext:value-type="float">
            <text:p>2.271</text:p>
          </table:table-cell>
          <table:table-cell office:value-type="float" office:value="0.001" calcext:value-type="float">
            <text:p>0.001</text:p>
          </table:table-cell>
          <table:table-cell office:value-type="float" office:value="821.5" calcext:value-type="float">
            <text:p>821.5</text:p>
          </table:table-cell>
          <table:table-cell table:formula="of:=ABS(0.03 * [.C1118])" office:value-type="float" office:value="24.645" calcext:value-type="float">
            <text:p>24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95" calcext:value-type="float">
            <text:p>2.295</text:p>
          </table:table-cell>
          <table:table-cell office:value-type="float" office:value="0.001" calcext:value-type="float">
            <text:p>0.001</text:p>
          </table:table-cell>
          <table:table-cell office:value-type="float" office:value="826" calcext:value-type="float">
            <text:p>826</text:p>
          </table:table-cell>
          <table:table-cell table:formula="of:=ABS(0.03 * [.C1119])" office:value-type="float" office:value="24.78" calcext:value-type="float">
            <text:p>24.7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.001" calcext:value-type="float">
            <text:p>0.001</text:p>
          </table:table-cell>
          <table:table-cell office:value-type="float" office:value="829.5" calcext:value-type="float">
            <text:p>829.5</text:p>
          </table:table-cell>
          <table:table-cell table:formula="of:=ABS(0.03 * [.C1120])" office:value-type="float" office:value="24.885" calcext:value-type="float">
            <text:p>24.8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055" calcext:value-type="float">
            <text:p>2.3055</text:p>
          </table:table-cell>
          <table:table-cell office:value-type="float" office:value="0.001" calcext:value-type="float">
            <text:p>0.001</text:p>
          </table:table-cell>
          <table:table-cell office:value-type="float" office:value="830.5" calcext:value-type="float">
            <text:p>830.5</text:p>
          </table:table-cell>
          <table:table-cell table:formula="of:=ABS(0.03 * [.C1121])" office:value-type="float" office:value="24.915" calcext:value-type="float">
            <text:p>24.9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085" calcext:value-type="float">
            <text:p>2.3085</text:p>
          </table:table-cell>
          <table:table-cell office:value-type="float" office:value="0.001" calcext:value-type="float">
            <text:p>0.001</text:p>
          </table:table-cell>
          <table:table-cell office:value-type="float" office:value="831.5" calcext:value-type="float">
            <text:p>831.5</text:p>
          </table:table-cell>
          <table:table-cell table:formula="of:=ABS(0.03 * [.C1122])" office:value-type="float" office:value="24.945" calcext:value-type="float">
            <text:p>24.9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115" calcext:value-type="float">
            <text:p>2.3115</text:p>
          </table:table-cell>
          <table:table-cell office:value-type="float" office:value="0.001" calcext:value-type="float">
            <text:p>0.001</text:p>
          </table:table-cell>
          <table:table-cell office:value-type="float" office:value="832.5" calcext:value-type="float">
            <text:p>832.5</text:p>
          </table:table-cell>
          <table:table-cell table:formula="of:=ABS(0.03 * [.C1123])" office:value-type="float" office:value="24.975" calcext:value-type="float">
            <text:p>24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205" calcext:value-type="float">
            <text:p>2.3205</text:p>
          </table:table-cell>
          <table:table-cell office:value-type="float" office:value="0.001" calcext:value-type="float">
            <text:p>0.001</text:p>
          </table:table-cell>
          <table:table-cell office:value-type="float" office:value="834" calcext:value-type="float">
            <text:p>834</text:p>
          </table:table-cell>
          <table:table-cell table:formula="of:=ABS(0.03 * [.C1124])" office:value-type="float" office:value="25.02" calcext:value-type="float">
            <text:p>25.0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34" calcext:value-type="float">
            <text:p>2.334</text:p>
          </table:table-cell>
          <table:table-cell office:value-type="float" office:value="0.001" calcext:value-type="float">
            <text:p>0.001</text:p>
          </table:table-cell>
          <table:table-cell office:value-type="float" office:value="836.5" calcext:value-type="float">
            <text:p>836.5</text:p>
          </table:table-cell>
          <table:table-cell table:formula="of:=ABS(0.03 * [.C1125])" office:value-type="float" office:value="25.095" calcext:value-type="float">
            <text:p>25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43" calcext:value-type="float">
            <text:p>2.343</text:p>
          </table:table-cell>
          <table:table-cell office:value-type="float" office:value="0.001" calcext:value-type="float">
            <text:p>0.001</text:p>
          </table:table-cell>
          <table:table-cell office:value-type="float" office:value="839" calcext:value-type="float">
            <text:p>839</text:p>
          </table:table-cell>
          <table:table-cell table:formula="of:=ABS(0.03 * [.C1126])" office:value-type="float" office:value="25.17" calcext:value-type="float">
            <text:p>25.1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64" calcext:value-type="float">
            <text:p>2.364</text:p>
          </table:table-cell>
          <table:table-cell office:value-type="float" office:value="0.001" calcext:value-type="float">
            <text:p>0.001</text:p>
          </table:table-cell>
          <table:table-cell office:value-type="float" office:value="843" calcext:value-type="float">
            <text:p>843</text:p>
          </table:table-cell>
          <table:table-cell table:formula="of:=ABS(0.03 * [.C1127])" office:value-type="float" office:value="25.29" calcext:value-type="float">
            <text:p>25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745" calcext:value-type="float">
            <text:p>2.3745</text:p>
          </table:table-cell>
          <table:table-cell office:value-type="float" office:value="0.001" calcext:value-type="float">
            <text:p>0.001</text:p>
          </table:table-cell>
          <table:table-cell office:value-type="float" office:value="846.5" calcext:value-type="float">
            <text:p>846.5</text:p>
          </table:table-cell>
          <table:table-cell table:formula="of:=ABS(0.03 * [.C1128])" office:value-type="float" office:value="25.395" calcext:value-type="float">
            <text:p>25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835" calcext:value-type="float">
            <text:p>2.3835</text:p>
          </table:table-cell>
          <table:table-cell office:value-type="float" office:value="0.001" calcext:value-type="float">
            <text:p>0.001</text:p>
          </table:table-cell>
          <table:table-cell office:value-type="float" office:value="849" calcext:value-type="float">
            <text:p>849</text:p>
          </table:table-cell>
          <table:table-cell table:formula="of:=ABS(0.03 * [.C1129])" office:value-type="float" office:value="25.47" calcext:value-type="float">
            <text:p>25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82" calcext:value-type="float">
            <text:p>2.382</text:p>
          </table:table-cell>
          <table:table-cell office:value-type="float" office:value="0.001" calcext:value-type="float">
            <text:p>0.001</text:p>
          </table:table-cell>
          <table:table-cell office:value-type="float" office:value="849.5" calcext:value-type="float">
            <text:p>849.5</text:p>
          </table:table-cell>
          <table:table-cell table:formula="of:=ABS(0.03 * [.C1130])" office:value-type="float" office:value="25.485" calcext:value-type="float">
            <text:p>25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82" calcext:value-type="float">
            <text:p>2.382</text:p>
          </table:table-cell>
          <table:table-cell office:value-type="float" office:value="0.001" calcext:value-type="float">
            <text:p>0.001</text:p>
          </table:table-cell>
          <table:table-cell office:value-type="float" office:value="850" calcext:value-type="float">
            <text:p>850</text:p>
          </table:table-cell>
          <table:table-cell table:formula="of:=ABS(0.03 * [.C1131])" office:value-type="float" office:value="25.5" calcext:value-type="float">
            <text:p>25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835" calcext:value-type="float">
            <text:p>2.3835</text:p>
          </table:table-cell>
          <table:table-cell office:value-type="float" office:value="0.001" calcext:value-type="float">
            <text:p>0.001</text:p>
          </table:table-cell>
          <table:table-cell office:value-type="float" office:value="850.5" calcext:value-type="float">
            <text:p>850.5</text:p>
          </table:table-cell>
          <table:table-cell table:formula="of:=ABS(0.03 * [.C1132])" office:value-type="float" office:value="25.515" calcext:value-type="float">
            <text:p>25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865" calcext:value-type="float">
            <text:p>2.3865</text:p>
          </table:table-cell>
          <table:table-cell office:value-type="float" office:value="0.001" calcext:value-type="float">
            <text:p>0.001</text:p>
          </table:table-cell>
          <table:table-cell office:value-type="float" office:value="850.5" calcext:value-type="float">
            <text:p>850.5</text:p>
          </table:table-cell>
          <table:table-cell table:formula="of:=ABS(0.03 * [.C1133])" office:value-type="float" office:value="25.515" calcext:value-type="float">
            <text:p>25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925" calcext:value-type="float">
            <text:p>2.3925</text:p>
          </table:table-cell>
          <table:table-cell office:value-type="float" office:value="0.001" calcext:value-type="float">
            <text:p>0.001</text:p>
          </table:table-cell>
          <table:table-cell office:value-type="float" office:value="851.5" calcext:value-type="float">
            <text:p>851.5</text:p>
          </table:table-cell>
          <table:table-cell table:formula="of:=ABS(0.03 * [.C1134])" office:value-type="float" office:value="25.545" calcext:value-type="float">
            <text:p>25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06" calcext:value-type="float">
            <text:p>2.406</text:p>
          </table:table-cell>
          <table:table-cell office:value-type="float" office:value="0.001" calcext:value-type="float">
            <text:p>0.001</text:p>
          </table:table-cell>
          <table:table-cell office:value-type="float" office:value="854" calcext:value-type="float">
            <text:p>854</text:p>
          </table:table-cell>
          <table:table-cell table:formula="of:=ABS(0.03 * [.C1135])" office:value-type="float" office:value="25.62" calcext:value-type="float">
            <text:p>25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225" calcext:value-type="float">
            <text:p>2.4225</text:p>
          </table:table-cell>
          <table:table-cell office:value-type="float" office:value="0.001" calcext:value-type="float">
            <text:p>0.001</text:p>
          </table:table-cell>
          <table:table-cell office:value-type="float" office:value="857.5" calcext:value-type="float">
            <text:p>857.5</text:p>
          </table:table-cell>
          <table:table-cell table:formula="of:=ABS(0.03 * [.C1136])" office:value-type="float" office:value="25.725" calcext:value-type="float">
            <text:p>25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315" calcext:value-type="float">
            <text:p>2.4315</text:p>
          </table:table-cell>
          <table:table-cell office:value-type="float" office:value="0.001" calcext:value-type="float">
            <text:p>0.001</text:p>
          </table:table-cell>
          <table:table-cell office:value-type="float" office:value="860" calcext:value-type="float">
            <text:p>860</text:p>
          </table:table-cell>
          <table:table-cell table:formula="of:=ABS(0.03 * [.C1137])" office:value-type="float" office:value="25.8" calcext:value-type="float">
            <text:p>25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375" calcext:value-type="float">
            <text:p>2.4375</text:p>
          </table:table-cell>
          <table:table-cell office:value-type="float" office:value="0.001" calcext:value-type="float">
            <text:p>0.001</text:p>
          </table:table-cell>
          <table:table-cell office:value-type="float" office:value="862" calcext:value-type="float">
            <text:p>862</text:p>
          </table:table-cell>
          <table:table-cell table:formula="of:=ABS(0.03 * [.C1138])" office:value-type="float" office:value="25.86" calcext:value-type="float">
            <text:p>25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555" calcext:value-type="float">
            <text:p>2.4555</text:p>
          </table:table-cell>
          <table:table-cell office:value-type="float" office:value="0.001" calcext:value-type="float">
            <text:p>0.001</text:p>
          </table:table-cell>
          <table:table-cell office:value-type="float" office:value="864.5" calcext:value-type="float">
            <text:p>864.5</text:p>
          </table:table-cell>
          <table:table-cell table:formula="of:=ABS(0.03 * [.C1139])" office:value-type="float" office:value="25.935" calcext:value-type="float">
            <text:p>25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795" calcext:value-type="float">
            <text:p>2.4795</text:p>
          </table:table-cell>
          <table:table-cell office:value-type="float" office:value="0.001" calcext:value-type="float">
            <text:p>0.001</text:p>
          </table:table-cell>
          <table:table-cell office:value-type="float" office:value="870" calcext:value-type="float">
            <text:p>870</text:p>
          </table:table-cell>
          <table:table-cell table:formula="of:=ABS(0.03 * [.C1140])" office:value-type="float" office:value="26.1" calcext:value-type="float">
            <text:p>26.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915" calcext:value-type="float">
            <text:p>2.4915</text:p>
          </table:table-cell>
          <table:table-cell office:value-type="float" office:value="0.001" calcext:value-type="float">
            <text:p>0.001</text:p>
          </table:table-cell>
          <table:table-cell office:value-type="float" office:value="873.5" calcext:value-type="float">
            <text:p>873.5</text:p>
          </table:table-cell>
          <table:table-cell table:formula="of:=ABS(0.03 * [.C1141])" office:value-type="float" office:value="26.205" calcext:value-type="float">
            <text:p>26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065" calcext:value-type="float">
            <text:p>2.5065</text:p>
          </table:table-cell>
          <table:table-cell office:value-type="float" office:value="0.001" calcext:value-type="float">
            <text:p>0.001</text:p>
          </table:table-cell>
          <table:table-cell office:value-type="float" office:value="876.5" calcext:value-type="float">
            <text:p>876.5</text:p>
          </table:table-cell>
          <table:table-cell table:formula="of:=ABS(0.03 * [.C1142])" office:value-type="float" office:value="26.295" calcext:value-type="float">
            <text:p>26.2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0.001" calcext:value-type="float">
            <text:p>0.001</text:p>
          </table:table-cell>
          <table:table-cell office:value-type="float" office:value="880.5" calcext:value-type="float">
            <text:p>880.5</text:p>
          </table:table-cell>
          <table:table-cell table:formula="of:=ABS(0.03 * [.C1143])" office:value-type="float" office:value="26.415" calcext:value-type="float">
            <text:p>26.4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.001" calcext:value-type="float">
            <text:p>0.001</text:p>
          </table:table-cell>
          <table:table-cell office:value-type="float" office:value="884.5" calcext:value-type="float">
            <text:p>884.5</text:p>
          </table:table-cell>
          <table:table-cell table:formula="of:=ABS(0.03 * [.C1144])" office:value-type="float" office:value="26.535" calcext:value-type="float">
            <text:p>26.5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545" calcext:value-type="float">
            <text:p>2.5545</text:p>
          </table:table-cell>
          <table:table-cell office:value-type="float" office:value="0.001" calcext:value-type="float">
            <text:p>0.001</text:p>
          </table:table-cell>
          <table:table-cell office:value-type="float" office:value="887.5" calcext:value-type="float">
            <text:p>887.5</text:p>
          </table:table-cell>
          <table:table-cell table:formula="of:=ABS(0.03 * [.C1145])" office:value-type="float" office:value="26.625" calcext:value-type="float">
            <text:p>26.6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74" calcext:value-type="float">
            <text:p>2.574</text:p>
          </table:table-cell>
          <table:table-cell office:value-type="float" office:value="0.001" calcext:value-type="float">
            <text:p>0.001</text:p>
          </table:table-cell>
          <table:table-cell office:value-type="float" office:value="891" calcext:value-type="float">
            <text:p>891</text:p>
          </table:table-cell>
          <table:table-cell table:formula="of:=ABS(0.03 * [.C1146])" office:value-type="float" office:value="26.73" calcext:value-type="float">
            <text:p>26.7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98" calcext:value-type="float">
            <text:p>2.598</text:p>
          </table:table-cell>
          <table:table-cell office:value-type="float" office:value="0.001" calcext:value-type="float">
            <text:p>0.001</text:p>
          </table:table-cell>
          <table:table-cell office:value-type="float" office:value="895.5" calcext:value-type="float">
            <text:p>895.5</text:p>
          </table:table-cell>
          <table:table-cell table:formula="of:=ABS(0.03 * [.C1147])" office:value-type="float" office:value="26.865" calcext:value-type="float">
            <text:p>26.8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145" calcext:value-type="float">
            <text:p>2.6145</text:p>
          </table:table-cell>
          <table:table-cell office:value-type="float" office:value="0.001" calcext:value-type="float">
            <text:p>0.001</text:p>
          </table:table-cell>
          <table:table-cell office:value-type="float" office:value="899.5" calcext:value-type="float">
            <text:p>899.5</text:p>
          </table:table-cell>
          <table:table-cell table:formula="of:=ABS(0.03 * [.C1148])" office:value-type="float" office:value="26.985" calcext:value-type="float">
            <text:p>26.9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325" calcext:value-type="float">
            <text:p>2.6325</text:p>
          </table:table-cell>
          <table:table-cell office:value-type="float" office:value="0.001" calcext:value-type="float">
            <text:p>0.001</text:p>
          </table:table-cell>
          <table:table-cell office:value-type="float" office:value="903.5" calcext:value-type="float">
            <text:p>903.5</text:p>
          </table:table-cell>
          <table:table-cell table:formula="of:=ABS(0.03 * [.C1149])" office:value-type="float" office:value="27.105" calcext:value-type="float">
            <text:p>27.1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505" calcext:value-type="float">
            <text:p>2.6505</text:p>
          </table:table-cell>
          <table:table-cell office:value-type="float" office:value="0.001" calcext:value-type="float">
            <text:p>0.001</text:p>
          </table:table-cell>
          <table:table-cell office:value-type="float" office:value="907.5" calcext:value-type="float">
            <text:p>907.5</text:p>
          </table:table-cell>
          <table:table-cell table:formula="of:=ABS(0.03 * [.C1150])" office:value-type="float" office:value="27.225" calcext:value-type="float">
            <text:p>27.2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715" calcext:value-type="float">
            <text:p>2.6715</text:p>
          </table:table-cell>
          <table:table-cell office:value-type="float" office:value="0.001" calcext:value-type="float">
            <text:p>0.001</text:p>
          </table:table-cell>
          <table:table-cell office:value-type="float" office:value="911" calcext:value-type="float">
            <text:p>911</text:p>
          </table:table-cell>
          <table:table-cell table:formula="of:=ABS(0.03 * [.C1151])" office:value-type="float" office:value="27.33" calcext:value-type="float">
            <text:p>27.3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.001" calcext:value-type="float">
            <text:p>0.001</text:p>
          </table:table-cell>
          <table:table-cell office:value-type="float" office:value="914.5" calcext:value-type="float">
            <text:p>914.5</text:p>
          </table:table-cell>
          <table:table-cell table:formula="of:=ABS(0.03 * [.C1152])" office:value-type="float" office:value="27.435" calcext:value-type="float">
            <text:p>27.4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12" calcext:value-type="float">
            <text:p>2.712</text:p>
          </table:table-cell>
          <table:table-cell office:value-type="float" office:value="0.001" calcext:value-type="float">
            <text:p>0.001</text:p>
          </table:table-cell>
          <table:table-cell office:value-type="float" office:value="919" calcext:value-type="float">
            <text:p>919</text:p>
          </table:table-cell>
          <table:table-cell table:formula="of:=ABS(0.03 * [.C1153])" office:value-type="float" office:value="27.57" calcext:value-type="float">
            <text:p>27.5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285" calcext:value-type="float">
            <text:p>2.7285</text:p>
          </table:table-cell>
          <table:table-cell office:value-type="float" office:value="0.001" calcext:value-type="float">
            <text:p>0.001</text:p>
          </table:table-cell>
          <table:table-cell office:value-type="float" office:value="922.5" calcext:value-type="float">
            <text:p>922.5</text:p>
          </table:table-cell>
          <table:table-cell table:formula="of:=ABS(0.03 * [.C1154])" office:value-type="float" office:value="27.675" calcext:value-type="float">
            <text:p>27.6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45" calcext:value-type="float">
            <text:p>2.745</text:p>
          </table:table-cell>
          <table:table-cell office:value-type="float" office:value="0.001" calcext:value-type="float">
            <text:p>0.001</text:p>
          </table:table-cell>
          <table:table-cell office:value-type="float" office:value="926" calcext:value-type="float">
            <text:p>926</text:p>
          </table:table-cell>
          <table:table-cell table:formula="of:=ABS(0.03 * [.C1155])" office:value-type="float" office:value="27.78" calcext:value-type="float">
            <text:p>27.7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675" calcext:value-type="float">
            <text:p>2.7675</text:p>
          </table:table-cell>
          <table:table-cell office:value-type="float" office:value="0.001" calcext:value-type="float">
            <text:p>0.001</text:p>
          </table:table-cell>
          <table:table-cell office:value-type="float" office:value="930" calcext:value-type="float">
            <text:p>930</text:p>
          </table:table-cell>
          <table:table-cell table:formula="of:=ABS(0.03 * [.C1156])" office:value-type="float" office:value="27.9" calcext:value-type="float">
            <text:p>27.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945" calcext:value-type="float">
            <text:p>2.7945</text:p>
          </table:table-cell>
          <table:table-cell office:value-type="float" office:value="0.001" calcext:value-type="float">
            <text:p>0.001</text:p>
          </table:table-cell>
          <table:table-cell office:value-type="float" office:value="934.5" calcext:value-type="float">
            <text:p>934.5</text:p>
          </table:table-cell>
          <table:table-cell table:formula="of:=ABS(0.03 * [.C1157])" office:value-type="float" office:value="28.035" calcext:value-type="float">
            <text:p>28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05" calcext:value-type="float">
            <text:p>2.805</text:p>
          </table:table-cell>
          <table:table-cell office:value-type="float" office:value="0.001" calcext:value-type="float">
            <text:p>0.001</text:p>
          </table:table-cell>
          <table:table-cell office:value-type="float" office:value="937.5" calcext:value-type="float">
            <text:p>937.5</text:p>
          </table:table-cell>
          <table:table-cell table:formula="of:=ABS(0.03 * [.C1158])" office:value-type="float" office:value="28.125" calcext:value-type="float">
            <text:p>28.1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14" calcext:value-type="float">
            <text:p>2.814</text:p>
          </table:table-cell>
          <table:table-cell office:value-type="float" office:value="0.001" calcext:value-type="float">
            <text:p>0.001</text:p>
          </table:table-cell>
          <table:table-cell office:value-type="float" office:value="939.5" calcext:value-type="float">
            <text:p>939.5</text:p>
          </table:table-cell>
          <table:table-cell table:formula="of:=ABS(0.03 * [.C1159])" office:value-type="float" office:value="28.185" calcext:value-type="float">
            <text:p>28.1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.001" calcext:value-type="float">
            <text:p>0.001</text:p>
          </table:table-cell>
          <table:table-cell office:value-type="float" office:value="942" calcext:value-type="float">
            <text:p>942</text:p>
          </table:table-cell>
          <table:table-cell table:formula="of:=ABS(0.03 * [.C1160])" office:value-type="float" office:value="28.26" calcext:value-type="float">
            <text:p>28.2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01" calcext:value-type="float">
            <text:p>0.001</text:p>
          </table:table-cell>
          <table:table-cell office:value-type="float" office:value="946" calcext:value-type="float">
            <text:p>946</text:p>
          </table:table-cell>
          <table:table-cell table:formula="of:=ABS(0.03 * [.C1161])" office:value-type="float" office:value="28.38" calcext:value-type="float">
            <text:p>28.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62" calcext:value-type="float">
            <text:p>2.862</text:p>
          </table:table-cell>
          <table:table-cell office:value-type="float" office:value="0.001" calcext:value-type="float">
            <text:p>0.001</text:p>
          </table:table-cell>
          <table:table-cell office:value-type="float" office:value="948" calcext:value-type="float">
            <text:p>948</text:p>
          </table:table-cell>
          <table:table-cell table:formula="of:=ABS(0.03 * [.C1162])" office:value-type="float" office:value="28.44" calcext:value-type="float">
            <text:p>28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68" calcext:value-type="float">
            <text:p>2.868</text:p>
          </table:table-cell>
          <table:table-cell office:value-type="float" office:value="0.001" calcext:value-type="float">
            <text:p>0.001</text:p>
          </table:table-cell>
          <table:table-cell office:value-type="float" office:value="949.5" calcext:value-type="float">
            <text:p>949.5</text:p>
          </table:table-cell>
          <table:table-cell table:formula="of:=ABS(0.03 * [.C1163])" office:value-type="float" office:value="28.485" calcext:value-type="float">
            <text:p>28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755" calcext:value-type="float">
            <text:p>2.8755</text:p>
          </table:table-cell>
          <table:table-cell office:value-type="float" office:value="0.001" calcext:value-type="float">
            <text:p>0.001</text:p>
          </table:table-cell>
          <table:table-cell office:value-type="float" office:value="950.5" calcext:value-type="float">
            <text:p>950.5</text:p>
          </table:table-cell>
          <table:table-cell table:formula="of:=ABS(0.03 * [.C1164])" office:value-type="float" office:value="28.515" calcext:value-type="float">
            <text:p>28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845" calcext:value-type="float">
            <text:p>2.8845</text:p>
          </table:table-cell>
          <table:table-cell office:value-type="float" office:value="0.001" calcext:value-type="float">
            <text:p>0.001</text:p>
          </table:table-cell>
          <table:table-cell office:value-type="float" office:value="952" calcext:value-type="float">
            <text:p>952</text:p>
          </table:table-cell>
          <table:table-cell table:formula="of:=ABS(0.03 * [.C1165])" office:value-type="float" office:value="28.56" calcext:value-type="float">
            <text:p>28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65" calcext:value-type="float">
            <text:p>2.8965</text:p>
          </table:table-cell>
          <table:table-cell office:value-type="float" office:value="0.001" calcext:value-type="float">
            <text:p>0.001</text:p>
          </table:table-cell>
          <table:table-cell office:value-type="float" office:value="954" calcext:value-type="float">
            <text:p>954</text:p>
          </table:table-cell>
          <table:table-cell table:formula="of:=ABS(0.03 * [.C1166])" office:value-type="float" office:value="28.62" calcext:value-type="float">
            <text:p>28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115" calcext:value-type="float">
            <text:p>2.9115</text:p>
          </table:table-cell>
          <table:table-cell office:value-type="float" office:value="0.001" calcext:value-type="float">
            <text:p>0.001</text:p>
          </table:table-cell>
          <table:table-cell office:value-type="float" office:value="956.5" calcext:value-type="float">
            <text:p>956.5</text:p>
          </table:table-cell>
          <table:table-cell table:formula="of:=ABS(0.03 * [.C1167])" office:value-type="float" office:value="28.695" calcext:value-type="float">
            <text:p>28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19" calcext:value-type="float">
            <text:p>2.919</text:p>
          </table:table-cell>
          <table:table-cell office:value-type="float" office:value="0.001" calcext:value-type="float">
            <text:p>0.001</text:p>
          </table:table-cell>
          <table:table-cell office:value-type="float" office:value="958" calcext:value-type="float">
            <text:p>958</text:p>
          </table:table-cell>
          <table:table-cell table:formula="of:=ABS(0.03 * [.C1168])" office:value-type="float" office:value="28.74" calcext:value-type="float">
            <text:p>28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25" calcext:value-type="float">
            <text:p>2.9325</text:p>
          </table:table-cell>
          <table:table-cell office:value-type="float" office:value="0.001" calcext:value-type="float">
            <text:p>0.001</text:p>
          </table:table-cell>
          <table:table-cell office:value-type="float" office:value="960" calcext:value-type="float">
            <text:p>960</text:p>
          </table:table-cell>
          <table:table-cell table:formula="of:=ABS(0.03 * [.C1169])" office:value-type="float" office:value="28.8" calcext:value-type="float">
            <text:p>28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1" calcext:value-type="float">
            <text:p>961</text:p>
          </table:table-cell>
          <table:table-cell table:formula="of:=ABS(0.03 * [.C1170])" office:value-type="float" office:value="28.83" calcext:value-type="float">
            <text:p>28.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171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85" calcext:value-type="float">
            <text:p>2.938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72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73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85" calcext:value-type="float">
            <text:p>2.938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74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75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85" calcext:value-type="float">
            <text:p>2.938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76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85" calcext:value-type="float">
            <text:p>2.938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77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85" calcext:value-type="float">
            <text:p>2.938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78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85" calcext:value-type="float">
            <text:p>2.938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79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85" calcext:value-type="float">
            <text:p>2.938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80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81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82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85" calcext:value-type="float">
            <text:p>2.938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83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84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85" calcext:value-type="float">
            <text:p>2.938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85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86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87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88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89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90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91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92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193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194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95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196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197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198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199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00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01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02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03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04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05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85" calcext:value-type="float">
            <text:p>2.938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06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07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08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09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10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11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12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13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14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15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16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17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18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19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20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21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22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23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24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25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26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27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28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29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30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31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32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33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34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35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36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37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38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39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40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41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42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43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44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45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2" calcext:value-type="float">
            <text:p>962</text:p>
          </table:table-cell>
          <table:table-cell table:formula="of:=ABS(0.03 * [.C1246])" office:value-type="float" office:value="28.86" calcext:value-type="float">
            <text:p>28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47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48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55" calcext:value-type="float">
            <text:p>2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49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50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1" calcext:value-type="float">
            <text:p>2.931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51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31" calcext:value-type="float">
            <text:p>2.931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52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295" calcext:value-type="float">
            <text:p>2.929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" calcext:value-type="float">
            <text:p>961</text:p>
          </table:table-cell>
          <table:table-cell table:formula="of:=ABS(0.03 * [.C1253])" office:value-type="float" office:value="28.83" calcext:value-type="float">
            <text:p>28.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295" calcext:value-type="float">
            <text:p>2.929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5" calcext:value-type="float">
            <text:p>961.5</text:p>
          </table:table-cell>
          <table:table-cell table:formula="of:=ABS(0.03 * [.C1254])" office:value-type="float" office:value="28.845" calcext:value-type="float">
            <text:p>28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" calcext:value-type="float">
            <text:p>961</text:p>
          </table:table-cell>
          <table:table-cell table:formula="of:=ABS(0.03 * [.C1255])" office:value-type="float" office:value="28.83" calcext:value-type="float">
            <text:p>28.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235" calcext:value-type="float">
            <text:p>2.9235</text:p>
          </table:table-cell>
          <table:table-cell office:value-type="float" office:value="0.001" calcext:value-type="float">
            <text:p>0.001</text:p>
          </table:table-cell>
          <table:table-cell office:value-type="float" office:value="961" calcext:value-type="float">
            <text:p>961</text:p>
          </table:table-cell>
          <table:table-cell table:formula="of:=ABS(0.03 * [.C1256])" office:value-type="float" office:value="28.83" calcext:value-type="float">
            <text:p>28.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22" calcext:value-type="float">
            <text:p>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960.5" calcext:value-type="float">
            <text:p>960.5</text:p>
          </table:table-cell>
          <table:table-cell table:formula="of:=ABS(0.03 * [.C1257])" office:value-type="float" office:value="28.815" calcext:value-type="float">
            <text:p>28.8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205" calcext:value-type="float">
            <text:p>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960.5" calcext:value-type="float">
            <text:p>960.5</text:p>
          </table:table-cell>
          <table:table-cell table:formula="of:=ABS(0.03 * [.C1258])" office:value-type="float" office:value="28.815" calcext:value-type="float">
            <text:p>28.8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19" calcext:value-type="float">
            <text:p>2.919</text:p>
          </table:table-cell>
          <table:table-cell office:value-type="float" office:value="0.001" calcext:value-type="float">
            <text:p>0.001</text:p>
          </table:table-cell>
          <table:table-cell office:value-type="float" office:value="960.5" calcext:value-type="float">
            <text:p>960.5</text:p>
          </table:table-cell>
          <table:table-cell table:formula="of:=ABS(0.03 * [.C1259])" office:value-type="float" office:value="28.815" calcext:value-type="float">
            <text:p>28.8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175" calcext:value-type="float">
            <text:p>2.9175</text:p>
          </table:table-cell>
          <table:table-cell office:value-type="float" office:value="0.001" calcext:value-type="float">
            <text:p>0.001</text:p>
          </table:table-cell>
          <table:table-cell office:value-type="float" office:value="960.5" calcext:value-type="float">
            <text:p>960.5</text:p>
          </table:table-cell>
          <table:table-cell table:formula="of:=ABS(0.03 * [.C1260])" office:value-type="float" office:value="28.815" calcext:value-type="float">
            <text:p>28.8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175" calcext:value-type="float">
            <text:p>2.9175</text:p>
          </table:table-cell>
          <table:table-cell office:value-type="float" office:value="0.001" calcext:value-type="float">
            <text:p>0.001</text:p>
          </table:table-cell>
          <table:table-cell office:value-type="float" office:value="960" calcext:value-type="float">
            <text:p>960</text:p>
          </table:table-cell>
          <table:table-cell table:formula="of:=ABS(0.03 * [.C1261])" office:value-type="float" office:value="28.8" calcext:value-type="float">
            <text:p>28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16" calcext:value-type="float">
            <text:p>2.916</text:p>
          </table:table-cell>
          <table:table-cell office:value-type="float" office:value="0.001" calcext:value-type="float">
            <text:p>0.001</text:p>
          </table:table-cell>
          <table:table-cell office:value-type="float" office:value="960" calcext:value-type="float">
            <text:p>960</text:p>
          </table:table-cell>
          <table:table-cell table:formula="of:=ABS(0.03 * [.C1262])" office:value-type="float" office:value="28.8" calcext:value-type="float">
            <text:p>28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13" calcext:value-type="float">
            <text:p>2.913</text:p>
          </table:table-cell>
          <table:table-cell office:value-type="float" office:value="0.001" calcext:value-type="float">
            <text:p>0.001</text:p>
          </table:table-cell>
          <table:table-cell office:value-type="float" office:value="960.5" calcext:value-type="float">
            <text:p>960.5</text:p>
          </table:table-cell>
          <table:table-cell table:formula="of:=ABS(0.03 * [.C1263])" office:value-type="float" office:value="28.815" calcext:value-type="float">
            <text:p>28.8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001" calcext:value-type="float">
            <text:p>0.001</text:p>
          </table:table-cell>
          <table:table-cell office:value-type="float" office:value="959.5" calcext:value-type="float">
            <text:p>959.5</text:p>
          </table:table-cell>
          <table:table-cell table:formula="of:=ABS(0.03 * [.C1264])" office:value-type="float" office:value="28.785" calcext:value-type="float">
            <text:p>28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.001" calcext:value-type="float">
            <text:p>0.001</text:p>
          </table:table-cell>
          <table:table-cell office:value-type="float" office:value="959.5" calcext:value-type="float">
            <text:p>959.5</text:p>
          </table:table-cell>
          <table:table-cell table:formula="of:=ABS(0.03 * [.C1265])" office:value-type="float" office:value="28.785" calcext:value-type="float">
            <text:p>28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025" calcext:value-type="float">
            <text:p>2.9025</text:p>
          </table:table-cell>
          <table:table-cell office:value-type="float" office:value="0.001" calcext:value-type="float">
            <text:p>0.001</text:p>
          </table:table-cell>
          <table:table-cell office:value-type="float" office:value="959.5" calcext:value-type="float">
            <text:p>959.5</text:p>
          </table:table-cell>
          <table:table-cell table:formula="of:=ABS(0.03 * [.C1266])" office:value-type="float" office:value="28.785" calcext:value-type="float">
            <text:p>28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901" calcext:value-type="float">
            <text:p>2.901</text:p>
          </table:table-cell>
          <table:table-cell office:value-type="float" office:value="0.001" calcext:value-type="float">
            <text:p>0.001</text:p>
          </table:table-cell>
          <table:table-cell office:value-type="float" office:value="959" calcext:value-type="float">
            <text:p>959</text:p>
          </table:table-cell>
          <table:table-cell table:formula="of:=ABS(0.03 * [.C1267])" office:value-type="float" office:value="28.77" calcext:value-type="float">
            <text:p>28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95" calcext:value-type="float">
            <text:p>2.8995</text:p>
          </table:table-cell>
          <table:table-cell office:value-type="float" office:value="0.001" calcext:value-type="float">
            <text:p>0.001</text:p>
          </table:table-cell>
          <table:table-cell office:value-type="float" office:value="959" calcext:value-type="float">
            <text:p>959</text:p>
          </table:table-cell>
          <table:table-cell table:formula="of:=ABS(0.03 * [.C1268])" office:value-type="float" office:value="28.77" calcext:value-type="float">
            <text:p>28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95" calcext:value-type="float">
            <text:p>2.8995</text:p>
          </table:table-cell>
          <table:table-cell office:value-type="float" office:value="0.001" calcext:value-type="float">
            <text:p>0.001</text:p>
          </table:table-cell>
          <table:table-cell office:value-type="float" office:value="959" calcext:value-type="float">
            <text:p>959</text:p>
          </table:table-cell>
          <table:table-cell table:formula="of:=ABS(0.03 * [.C1269])" office:value-type="float" office:value="28.77" calcext:value-type="float">
            <text:p>28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8" calcext:value-type="float">
            <text:p>2.898</text:p>
          </table:table-cell>
          <table:table-cell office:value-type="float" office:value="0.001" calcext:value-type="float">
            <text:p>0.001</text:p>
          </table:table-cell>
          <table:table-cell office:value-type="float" office:value="959" calcext:value-type="float">
            <text:p>959</text:p>
          </table:table-cell>
          <table:table-cell table:formula="of:=ABS(0.03 * [.C1270])" office:value-type="float" office:value="28.77" calcext:value-type="float">
            <text:p>28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65" calcext:value-type="float">
            <text:p>2.8965</text:p>
          </table:table-cell>
          <table:table-cell office:value-type="float" office:value="0.001" calcext:value-type="float">
            <text:p>0.001</text:p>
          </table:table-cell>
          <table:table-cell office:value-type="float" office:value="959" calcext:value-type="float">
            <text:p>959</text:p>
          </table:table-cell>
          <table:table-cell table:formula="of:=ABS(0.03 * [.C1271])" office:value-type="float" office:value="28.77" calcext:value-type="float">
            <text:p>28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8" calcext:value-type="float">
            <text:p>2.898</text:p>
          </table:table-cell>
          <table:table-cell office:value-type="float" office:value="0.001" calcext:value-type="float">
            <text:p>0.001</text:p>
          </table:table-cell>
          <table:table-cell office:value-type="float" office:value="959" calcext:value-type="float">
            <text:p>959</text:p>
          </table:table-cell>
          <table:table-cell table:formula="of:=ABS(0.03 * [.C1272])" office:value-type="float" office:value="28.77" calcext:value-type="float">
            <text:p>28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65" calcext:value-type="float">
            <text:p>2.8965</text:p>
          </table:table-cell>
          <table:table-cell office:value-type="float" office:value="0.001" calcext:value-type="float">
            <text:p>0.001</text:p>
          </table:table-cell>
          <table:table-cell office:value-type="float" office:value="958.5" calcext:value-type="float">
            <text:p>958.5</text:p>
          </table:table-cell>
          <table:table-cell table:formula="of:=ABS(0.03 * [.C1273])" office:value-type="float" office:value="28.755" calcext:value-type="float">
            <text:p>28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35" calcext:value-type="float">
            <text:p>2.8935</text:p>
          </table:table-cell>
          <table:table-cell office:value-type="float" office:value="0.001" calcext:value-type="float">
            <text:p>0.001</text:p>
          </table:table-cell>
          <table:table-cell office:value-type="float" office:value="958.5" calcext:value-type="float">
            <text:p>958.5</text:p>
          </table:table-cell>
          <table:table-cell table:formula="of:=ABS(0.03 * [.C1274])" office:value-type="float" office:value="28.755" calcext:value-type="float">
            <text:p>28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35" calcext:value-type="float">
            <text:p>2.8935</text:p>
          </table:table-cell>
          <table:table-cell office:value-type="float" office:value="0.001" calcext:value-type="float">
            <text:p>0.001</text:p>
          </table:table-cell>
          <table:table-cell office:value-type="float" office:value="958.5" calcext:value-type="float">
            <text:p>958.5</text:p>
          </table:table-cell>
          <table:table-cell table:formula="of:=ABS(0.03 * [.C1275])" office:value-type="float" office:value="28.755" calcext:value-type="float">
            <text:p>28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35" calcext:value-type="float">
            <text:p>2.8935</text:p>
          </table:table-cell>
          <table:table-cell office:value-type="float" office:value="0.001" calcext:value-type="float">
            <text:p>0.001</text:p>
          </table:table-cell>
          <table:table-cell office:value-type="float" office:value="958.5" calcext:value-type="float">
            <text:p>958.5</text:p>
          </table:table-cell>
          <table:table-cell table:formula="of:=ABS(0.03 * [.C1276])" office:value-type="float" office:value="28.755" calcext:value-type="float">
            <text:p>28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35" calcext:value-type="float">
            <text:p>2.8935</text:p>
          </table:table-cell>
          <table:table-cell office:value-type="float" office:value="0.001" calcext:value-type="float">
            <text:p>0.001</text:p>
          </table:table-cell>
          <table:table-cell office:value-type="float" office:value="958.5" calcext:value-type="float">
            <text:p>958.5</text:p>
          </table:table-cell>
          <table:table-cell table:formula="of:=ABS(0.03 * [.C1277])" office:value-type="float" office:value="28.755" calcext:value-type="float">
            <text:p>28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05" calcext:value-type="float">
            <text:p>2.8905</text:p>
          </table:table-cell>
          <table:table-cell office:value-type="float" office:value="0.001" calcext:value-type="float">
            <text:p>0.001</text:p>
          </table:table-cell>
          <table:table-cell office:value-type="float" office:value="958.5" calcext:value-type="float">
            <text:p>958.5</text:p>
          </table:table-cell>
          <table:table-cell table:formula="of:=ABS(0.03 * [.C1278])" office:value-type="float" office:value="28.755" calcext:value-type="float">
            <text:p>28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05" calcext:value-type="float">
            <text:p>2.8905</text:p>
          </table:table-cell>
          <table:table-cell office:value-type="float" office:value="0.001" calcext:value-type="float">
            <text:p>0.001</text:p>
          </table:table-cell>
          <table:table-cell office:value-type="float" office:value="958.5" calcext:value-type="float">
            <text:p>958.5</text:p>
          </table:table-cell>
          <table:table-cell table:formula="of:=ABS(0.03 * [.C1279])" office:value-type="float" office:value="28.755" calcext:value-type="float">
            <text:p>28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89" calcext:value-type="float">
            <text:p>2.889</text:p>
          </table:table-cell>
          <table:table-cell office:value-type="float" office:value="0.001" calcext:value-type="float">
            <text:p>0.001</text:p>
          </table:table-cell>
          <table:table-cell office:value-type="float" office:value="958.5" calcext:value-type="float">
            <text:p>958.5</text:p>
          </table:table-cell>
          <table:table-cell table:formula="of:=ABS(0.03 * [.C1280])" office:value-type="float" office:value="28.755" calcext:value-type="float">
            <text:p>28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905" calcext:value-type="float">
            <text:p>2.8905</text:p>
          </table:table-cell>
          <table:table-cell office:value-type="float" office:value="0.001" calcext:value-type="float">
            <text:p>0.001</text:p>
          </table:table-cell>
          <table:table-cell office:value-type="float" office:value="958" calcext:value-type="float">
            <text:p>958</text:p>
          </table:table-cell>
          <table:table-cell table:formula="of:=ABS(0.03 * [.C1281])" office:value-type="float" office:value="28.74" calcext:value-type="float">
            <text:p>28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875" calcext:value-type="float">
            <text:p>2.8875</text:p>
          </table:table-cell>
          <table:table-cell office:value-type="float" office:value="0.001" calcext:value-type="float">
            <text:p>0.001</text:p>
          </table:table-cell>
          <table:table-cell office:value-type="float" office:value="958" calcext:value-type="float">
            <text:p>958</text:p>
          </table:table-cell>
          <table:table-cell table:formula="of:=ABS(0.03 * [.C1282])" office:value-type="float" office:value="28.74" calcext:value-type="float">
            <text:p>28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86" calcext:value-type="float">
            <text:p>2.886</text:p>
          </table:table-cell>
          <table:table-cell office:value-type="float" office:value="0.001" calcext:value-type="float">
            <text:p>0.001</text:p>
          </table:table-cell>
          <table:table-cell office:value-type="float" office:value="958" calcext:value-type="float">
            <text:p>958</text:p>
          </table:table-cell>
          <table:table-cell table:formula="of:=ABS(0.03 * [.C1283])" office:value-type="float" office:value="28.74" calcext:value-type="float">
            <text:p>28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845" calcext:value-type="float">
            <text:p>2.8845</text:p>
          </table:table-cell>
          <table:table-cell office:value-type="float" office:value="0.001" calcext:value-type="float">
            <text:p>0.001</text:p>
          </table:table-cell>
          <table:table-cell office:value-type="float" office:value="957.5" calcext:value-type="float">
            <text:p>957.5</text:p>
          </table:table-cell>
          <table:table-cell table:formula="of:=ABS(0.03 * [.C1284])" office:value-type="float" office:value="28.725" calcext:value-type="float">
            <text:p>28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785" calcext:value-type="float">
            <text:p>2.8785</text:p>
          </table:table-cell>
          <table:table-cell office:value-type="float" office:value="0.001" calcext:value-type="float">
            <text:p>0.001</text:p>
          </table:table-cell>
          <table:table-cell office:value-type="float" office:value="957" calcext:value-type="float">
            <text:p>957</text:p>
          </table:table-cell>
          <table:table-cell table:formula="of:=ABS(0.03 * [.C1285])" office:value-type="float" office:value="28.71" calcext:value-type="float">
            <text:p>28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71" calcext:value-type="float">
            <text:p>2.871</text:p>
          </table:table-cell>
          <table:table-cell office:value-type="float" office:value="0.001" calcext:value-type="float">
            <text:p>0.001</text:p>
          </table:table-cell>
          <table:table-cell office:value-type="float" office:value="957" calcext:value-type="float">
            <text:p>957</text:p>
          </table:table-cell>
          <table:table-cell table:formula="of:=ABS(0.03 * [.C1286])" office:value-type="float" office:value="28.71" calcext:value-type="float">
            <text:p>28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71" calcext:value-type="float">
            <text:p>2.871</text:p>
          </table:table-cell>
          <table:table-cell office:value-type="float" office:value="0.001" calcext:value-type="float">
            <text:p>0.001</text:p>
          </table:table-cell>
          <table:table-cell office:value-type="float" office:value="956.5" calcext:value-type="float">
            <text:p>956.5</text:p>
          </table:table-cell>
          <table:table-cell table:formula="of:=ABS(0.03 * [.C1287])" office:value-type="float" office:value="28.695" calcext:value-type="float">
            <text:p>28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68" calcext:value-type="float">
            <text:p>2.868</text:p>
          </table:table-cell>
          <table:table-cell office:value-type="float" office:value="0.001" calcext:value-type="float">
            <text:p>0.001</text:p>
          </table:table-cell>
          <table:table-cell office:value-type="float" office:value="956.5" calcext:value-type="float">
            <text:p>956.5</text:p>
          </table:table-cell>
          <table:table-cell table:formula="of:=ABS(0.03 * [.C1288])" office:value-type="float" office:value="28.695" calcext:value-type="float">
            <text:p>28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65" calcext:value-type="float">
            <text:p>2.865</text:p>
          </table:table-cell>
          <table:table-cell office:value-type="float" office:value="0.001" calcext:value-type="float">
            <text:p>0.001</text:p>
          </table:table-cell>
          <table:table-cell office:value-type="float" office:value="956.5" calcext:value-type="float">
            <text:p>956.5</text:p>
          </table:table-cell>
          <table:table-cell table:formula="of:=ABS(0.03 * [.C1289])" office:value-type="float" office:value="28.695" calcext:value-type="float">
            <text:p>28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65" calcext:value-type="float">
            <text:p>2.865</text:p>
          </table:table-cell>
          <table:table-cell office:value-type="float" office:value="0.001" calcext:value-type="float">
            <text:p>0.001</text:p>
          </table:table-cell>
          <table:table-cell office:value-type="float" office:value="956" calcext:value-type="float">
            <text:p>956</text:p>
          </table:table-cell>
          <table:table-cell table:formula="of:=ABS(0.03 * [.C1290])" office:value-type="float" office:value="28.68" calcext:value-type="float">
            <text:p>28.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65" calcext:value-type="float">
            <text:p>2.865</text:p>
          </table:table-cell>
          <table:table-cell office:value-type="float" office:value="0.001" calcext:value-type="float">
            <text:p>0.001</text:p>
          </table:table-cell>
          <table:table-cell office:value-type="float" office:value="956" calcext:value-type="float">
            <text:p>956</text:p>
          </table:table-cell>
          <table:table-cell table:formula="of:=ABS(0.03 * [.C1291])" office:value-type="float" office:value="28.68" calcext:value-type="float">
            <text:p>28.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62" calcext:value-type="float">
            <text:p>2.862</text:p>
          </table:table-cell>
          <table:table-cell office:value-type="float" office:value="0.001" calcext:value-type="float">
            <text:p>0.001</text:p>
          </table:table-cell>
          <table:table-cell office:value-type="float" office:value="956" calcext:value-type="float">
            <text:p>956</text:p>
          </table:table-cell>
          <table:table-cell table:formula="of:=ABS(0.03 * [.C1292])" office:value-type="float" office:value="28.68" calcext:value-type="float">
            <text:p>28.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62" calcext:value-type="float">
            <text:p>2.862</text:p>
          </table:table-cell>
          <table:table-cell office:value-type="float" office:value="0.001" calcext:value-type="float">
            <text:p>0.001</text:p>
          </table:table-cell>
          <table:table-cell office:value-type="float" office:value="955.5" calcext:value-type="float">
            <text:p>955.5</text:p>
          </table:table-cell>
          <table:table-cell table:formula="of:=ABS(0.03 * [.C1293])" office:value-type="float" office:value="28.665" calcext:value-type="float">
            <text:p>28.6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59" calcext:value-type="float">
            <text:p>2.859</text:p>
          </table:table-cell>
          <table:table-cell office:value-type="float" office:value="0.001" calcext:value-type="float">
            <text:p>0.001</text:p>
          </table:table-cell>
          <table:table-cell office:value-type="float" office:value="956" calcext:value-type="float">
            <text:p>956</text:p>
          </table:table-cell>
          <table:table-cell table:formula="of:=ABS(0.03 * [.C1294])" office:value-type="float" office:value="28.68" calcext:value-type="float">
            <text:p>28.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.001" calcext:value-type="float">
            <text:p>0.001</text:p>
          </table:table-cell>
          <table:table-cell office:value-type="float" office:value="955.5" calcext:value-type="float">
            <text:p>955.5</text:p>
          </table:table-cell>
          <table:table-cell table:formula="of:=ABS(0.03 * [.C1295])" office:value-type="float" office:value="28.665" calcext:value-type="float">
            <text:p>28.6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545" calcext:value-type="float">
            <text:p>2.8545</text:p>
          </table:table-cell>
          <table:table-cell office:value-type="float" office:value="0.001" calcext:value-type="float">
            <text:p>0.001</text:p>
          </table:table-cell>
          <table:table-cell office:value-type="float" office:value="955" calcext:value-type="float">
            <text:p>955</text:p>
          </table:table-cell>
          <table:table-cell table:formula="of:=ABS(0.03 * [.C1296])" office:value-type="float" office:value="28.65" calcext:value-type="float">
            <text:p>28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515" calcext:value-type="float">
            <text:p>2.8515</text:p>
          </table:table-cell>
          <table:table-cell office:value-type="float" office:value="0.001" calcext:value-type="float">
            <text:p>0.001</text:p>
          </table:table-cell>
          <table:table-cell office:value-type="float" office:value="955" calcext:value-type="float">
            <text:p>955</text:p>
          </table:table-cell>
          <table:table-cell table:formula="of:=ABS(0.03 * [.C1297])" office:value-type="float" office:value="28.65" calcext:value-type="float">
            <text:p>28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01" calcext:value-type="float">
            <text:p>0.001</text:p>
          </table:table-cell>
          <table:table-cell office:value-type="float" office:value="954.5" calcext:value-type="float">
            <text:p>954.5</text:p>
          </table:table-cell>
          <table:table-cell table:formula="of:=ABS(0.03 * [.C1298])" office:value-type="float" office:value="28.635" calcext:value-type="float">
            <text:p>28.6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485" calcext:value-type="float">
            <text:p>2.8485</text:p>
          </table:table-cell>
          <table:table-cell office:value-type="float" office:value="0.001" calcext:value-type="float">
            <text:p>0.001</text:p>
          </table:table-cell>
          <table:table-cell office:value-type="float" office:value="954.5" calcext:value-type="float">
            <text:p>954.5</text:p>
          </table:table-cell>
          <table:table-cell table:formula="of:=ABS(0.03 * [.C1299])" office:value-type="float" office:value="28.635" calcext:value-type="float">
            <text:p>28.6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425" calcext:value-type="float">
            <text:p>2.8425</text:p>
          </table:table-cell>
          <table:table-cell office:value-type="float" office:value="0.001" calcext:value-type="float">
            <text:p>0.001</text:p>
          </table:table-cell>
          <table:table-cell office:value-type="float" office:value="954" calcext:value-type="float">
            <text:p>954</text:p>
          </table:table-cell>
          <table:table-cell table:formula="of:=ABS(0.03 * [.C1300])" office:value-type="float" office:value="28.62" calcext:value-type="float">
            <text:p>28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41" calcext:value-type="float">
            <text:p>2.841</text:p>
          </table:table-cell>
          <table:table-cell office:value-type="float" office:value="0.001" calcext:value-type="float">
            <text:p>0.001</text:p>
          </table:table-cell>
          <table:table-cell office:value-type="float" office:value="954" calcext:value-type="float">
            <text:p>954</text:p>
          </table:table-cell>
          <table:table-cell table:formula="of:=ABS(0.03 * [.C1301])" office:value-type="float" office:value="28.62" calcext:value-type="float">
            <text:p>28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38" calcext:value-type="float">
            <text:p>2.838</text:p>
          </table:table-cell>
          <table:table-cell office:value-type="float" office:value="0.001" calcext:value-type="float">
            <text:p>0.001</text:p>
          </table:table-cell>
          <table:table-cell office:value-type="float" office:value="953.5" calcext:value-type="float">
            <text:p>953.5</text:p>
          </table:table-cell>
          <table:table-cell table:formula="of:=ABS(0.03 * [.C1302])" office:value-type="float" office:value="28.605" calcext:value-type="float">
            <text:p>28.6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.001" calcext:value-type="float">
            <text:p>0.001</text:p>
          </table:table-cell>
          <table:table-cell office:value-type="float" office:value="953.5" calcext:value-type="float">
            <text:p>953.5</text:p>
          </table:table-cell>
          <table:table-cell table:formula="of:=ABS(0.03 * [.C1303])" office:value-type="float" office:value="28.605" calcext:value-type="float">
            <text:p>28.6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29" calcext:value-type="float">
            <text:p>2.829</text:p>
          </table:table-cell>
          <table:table-cell office:value-type="float" office:value="0.001" calcext:value-type="float">
            <text:p>0.001</text:p>
          </table:table-cell>
          <table:table-cell office:value-type="float" office:value="952.5" calcext:value-type="float">
            <text:p>952.5</text:p>
          </table:table-cell>
          <table:table-cell table:formula="of:=ABS(0.03 * [.C1304])" office:value-type="float" office:value="28.575" calcext:value-type="float">
            <text:p>28.5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23" calcext:value-type="float">
            <text:p>2.823</text:p>
          </table:table-cell>
          <table:table-cell office:value-type="float" office:value="0.001" calcext:value-type="float">
            <text:p>0.001</text:p>
          </table:table-cell>
          <table:table-cell office:value-type="float" office:value="952" calcext:value-type="float">
            <text:p>952</text:p>
          </table:table-cell>
          <table:table-cell table:formula="of:=ABS(0.03 * [.C1305])" office:value-type="float" office:value="28.56" calcext:value-type="float">
            <text:p>28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215" calcext:value-type="float">
            <text:p>2.8215</text:p>
          </table:table-cell>
          <table:table-cell office:value-type="float" office:value="0.001" calcext:value-type="float">
            <text:p>0.001</text:p>
          </table:table-cell>
          <table:table-cell office:value-type="float" office:value="952" calcext:value-type="float">
            <text:p>952</text:p>
          </table:table-cell>
          <table:table-cell table:formula="of:=ABS(0.03 * [.C1306])" office:value-type="float" office:value="28.56" calcext:value-type="float">
            <text:p>28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185" calcext:value-type="float">
            <text:p>2.8185</text:p>
          </table:table-cell>
          <table:table-cell office:value-type="float" office:value="0.001" calcext:value-type="float">
            <text:p>0.001</text:p>
          </table:table-cell>
          <table:table-cell office:value-type="float" office:value="951.5" calcext:value-type="float">
            <text:p>951.5</text:p>
          </table:table-cell>
          <table:table-cell table:formula="of:=ABS(0.03 * [.C1307])" office:value-type="float" office:value="28.545" calcext:value-type="float">
            <text:p>28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17" calcext:value-type="float">
            <text:p>2.817</text:p>
          </table:table-cell>
          <table:table-cell office:value-type="float" office:value="0.001" calcext:value-type="float">
            <text:p>0.001</text:p>
          </table:table-cell>
          <table:table-cell office:value-type="float" office:value="951.5" calcext:value-type="float">
            <text:p>951.5</text:p>
          </table:table-cell>
          <table:table-cell table:formula="of:=ABS(0.03 * [.C1308])" office:value-type="float" office:value="28.545" calcext:value-type="float">
            <text:p>28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155" calcext:value-type="float">
            <text:p>2.8155</text:p>
          </table:table-cell>
          <table:table-cell office:value-type="float" office:value="0.001" calcext:value-type="float">
            <text:p>0.001</text:p>
          </table:table-cell>
          <table:table-cell office:value-type="float" office:value="951.5" calcext:value-type="float">
            <text:p>951.5</text:p>
          </table:table-cell>
          <table:table-cell table:formula="of:=ABS(0.03 * [.C1309])" office:value-type="float" office:value="28.545" calcext:value-type="float">
            <text:p>28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155" calcext:value-type="float">
            <text:p>2.8155</text:p>
          </table:table-cell>
          <table:table-cell office:value-type="float" office:value="0.001" calcext:value-type="float">
            <text:p>0.001</text:p>
          </table:table-cell>
          <table:table-cell office:value-type="float" office:value="951.5" calcext:value-type="float">
            <text:p>951.5</text:p>
          </table:table-cell>
          <table:table-cell table:formula="of:=ABS(0.03 * [.C1310])" office:value-type="float" office:value="28.545" calcext:value-type="float">
            <text:p>28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095" calcext:value-type="float">
            <text:p>2.8095</text:p>
          </table:table-cell>
          <table:table-cell office:value-type="float" office:value="0.001" calcext:value-type="float">
            <text:p>0.001</text:p>
          </table:table-cell>
          <table:table-cell office:value-type="float" office:value="951" calcext:value-type="float">
            <text:p>951</text:p>
          </table:table-cell>
          <table:table-cell table:formula="of:=ABS(0.03 * [.C1311])" office:value-type="float" office:value="28.53" calcext:value-type="float">
            <text:p>28.5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.001" calcext:value-type="float">
            <text:p>0.001</text:p>
          </table:table-cell>
          <table:table-cell office:value-type="float" office:value="950.5" calcext:value-type="float">
            <text:p>950.5</text:p>
          </table:table-cell>
          <table:table-cell table:formula="of:=ABS(0.03 * [.C1312])" office:value-type="float" office:value="28.515" calcext:value-type="float">
            <text:p>28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8005" calcext:value-type="float">
            <text:p>2.8005</text:p>
          </table:table-cell>
          <table:table-cell office:value-type="float" office:value="0.001" calcext:value-type="float">
            <text:p>0.001</text:p>
          </table:table-cell>
          <table:table-cell office:value-type="float" office:value="949.5" calcext:value-type="float">
            <text:p>949.5</text:p>
          </table:table-cell>
          <table:table-cell table:formula="of:=ABS(0.03 * [.C1313])" office:value-type="float" office:value="28.485" calcext:value-type="float">
            <text:p>28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001" calcext:value-type="float">
            <text:p>0.001</text:p>
          </table:table-cell>
          <table:table-cell office:value-type="float" office:value="948.5" calcext:value-type="float">
            <text:p>948.5</text:p>
          </table:table-cell>
          <table:table-cell table:formula="of:=ABS(0.03 * [.C1314])" office:value-type="float" office:value="28.455" calcext:value-type="float">
            <text:p>28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795" calcext:value-type="float">
            <text:p>2.7795</text:p>
          </table:table-cell>
          <table:table-cell office:value-type="float" office:value="0.001" calcext:value-type="float">
            <text:p>0.001</text:p>
          </table:table-cell>
          <table:table-cell office:value-type="float" office:value="948" calcext:value-type="float">
            <text:p>948</text:p>
          </table:table-cell>
          <table:table-cell table:formula="of:=ABS(0.03 * [.C1315])" office:value-type="float" office:value="28.44" calcext:value-type="float">
            <text:p>28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75" calcext:value-type="float">
            <text:p>2.775</text:p>
          </table:table-cell>
          <table:table-cell office:value-type="float" office:value="0.001" calcext:value-type="float">
            <text:p>0.001</text:p>
          </table:table-cell>
          <table:table-cell office:value-type="float" office:value="947" calcext:value-type="float">
            <text:p>947</text:p>
          </table:table-cell>
          <table:table-cell table:formula="of:=ABS(0.03 * [.C1316])" office:value-type="float" office:value="28.41" calcext:value-type="float">
            <text:p>28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705" calcext:value-type="float">
            <text:p>2.7705</text:p>
          </table:table-cell>
          <table:table-cell office:value-type="float" office:value="0.001" calcext:value-type="float">
            <text:p>0.001</text:p>
          </table:table-cell>
          <table:table-cell office:value-type="float" office:value="946.5" calcext:value-type="float">
            <text:p>946.5</text:p>
          </table:table-cell>
          <table:table-cell table:formula="of:=ABS(0.03 * [.C1317])" office:value-type="float" office:value="28.395" calcext:value-type="float">
            <text:p>28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66" calcext:value-type="float">
            <text:p>2.766</text:p>
          </table:table-cell>
          <table:table-cell office:value-type="float" office:value="0.001" calcext:value-type="float">
            <text:p>0.001</text:p>
          </table:table-cell>
          <table:table-cell office:value-type="float" office:value="946" calcext:value-type="float">
            <text:p>946</text:p>
          </table:table-cell>
          <table:table-cell table:formula="of:=ABS(0.03 * [.C1318])" office:value-type="float" office:value="28.38" calcext:value-type="float">
            <text:p>28.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63" calcext:value-type="float">
            <text:p>2.763</text:p>
          </table:table-cell>
          <table:table-cell office:value-type="float" office:value="0.001" calcext:value-type="float">
            <text:p>0.001</text:p>
          </table:table-cell>
          <table:table-cell office:value-type="float" office:value="945.5" calcext:value-type="float">
            <text:p>945.5</text:p>
          </table:table-cell>
          <table:table-cell table:formula="of:=ABS(0.03 * [.C1319])" office:value-type="float" office:value="28.365" calcext:value-type="float">
            <text:p>28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57" calcext:value-type="float">
            <text:p>2.757</text:p>
          </table:table-cell>
          <table:table-cell office:value-type="float" office:value="0.001" calcext:value-type="float">
            <text:p>0.001</text:p>
          </table:table-cell>
          <table:table-cell office:value-type="float" office:value="945.5" calcext:value-type="float">
            <text:p>945.5</text:p>
          </table:table-cell>
          <table:table-cell table:formula="of:=ABS(0.03 * [.C1320])" office:value-type="float" office:value="28.365" calcext:value-type="float">
            <text:p>28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54" calcext:value-type="float">
            <text:p>2.754</text:p>
          </table:table-cell>
          <table:table-cell office:value-type="float" office:value="0.001" calcext:value-type="float">
            <text:p>0.001</text:p>
          </table:table-cell>
          <table:table-cell office:value-type="float" office:value="945" calcext:value-type="float">
            <text:p>945</text:p>
          </table:table-cell>
          <table:table-cell table:formula="of:=ABS(0.03 * [.C1321])" office:value-type="float" office:value="28.35" calcext:value-type="float">
            <text:p>28.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465" calcext:value-type="float">
            <text:p>2.7465</text:p>
          </table:table-cell>
          <table:table-cell office:value-type="float" office:value="0.001" calcext:value-type="float">
            <text:p>0.001</text:p>
          </table:table-cell>
          <table:table-cell office:value-type="float" office:value="944" calcext:value-type="float">
            <text:p>944</text:p>
          </table:table-cell>
          <table:table-cell table:formula="of:=ABS(0.03 * [.C1322])" office:value-type="float" office:value="28.32" calcext:value-type="float">
            <text:p>28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375" calcext:value-type="float">
            <text:p>2.7375</text:p>
          </table:table-cell>
          <table:table-cell office:value-type="float" office:value="0.001" calcext:value-type="float">
            <text:p>0.001</text:p>
          </table:table-cell>
          <table:table-cell office:value-type="float" office:value="943" calcext:value-type="float">
            <text:p>943</text:p>
          </table:table-cell>
          <table:table-cell table:formula="of:=ABS(0.03 * [.C1323])" office:value-type="float" office:value="28.29" calcext:value-type="float">
            <text:p>28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33" calcext:value-type="float">
            <text:p>2.733</text:p>
          </table:table-cell>
          <table:table-cell office:value-type="float" office:value="0.001" calcext:value-type="float">
            <text:p>0.001</text:p>
          </table:table-cell>
          <table:table-cell office:value-type="float" office:value="942.5" calcext:value-type="float">
            <text:p>942.5</text:p>
          </table:table-cell>
          <table:table-cell table:formula="of:=ABS(0.03 * [.C1324])" office:value-type="float" office:value="28.275" calcext:value-type="float">
            <text:p>28.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255" calcext:value-type="float">
            <text:p>2.7255</text:p>
          </table:table-cell>
          <table:table-cell office:value-type="float" office:value="0.001" calcext:value-type="float">
            <text:p>0.001</text:p>
          </table:table-cell>
          <table:table-cell office:value-type="float" office:value="942" calcext:value-type="float">
            <text:p>942</text:p>
          </table:table-cell>
          <table:table-cell table:formula="of:=ABS(0.03 * [.C1325])" office:value-type="float" office:value="28.26" calcext:value-type="float">
            <text:p>28.2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18" calcext:value-type="float">
            <text:p>2.718</text:p>
          </table:table-cell>
          <table:table-cell office:value-type="float" office:value="0.001" calcext:value-type="float">
            <text:p>0.001</text:p>
          </table:table-cell>
          <table:table-cell office:value-type="float" office:value="941" calcext:value-type="float">
            <text:p>941</text:p>
          </table:table-cell>
          <table:table-cell table:formula="of:=ABS(0.03 * [.C1326])" office:value-type="float" office:value="28.23" calcext:value-type="float">
            <text:p>28.2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12" calcext:value-type="float">
            <text:p>2.712</text:p>
          </table:table-cell>
          <table:table-cell office:value-type="float" office:value="0.001" calcext:value-type="float">
            <text:p>0.001</text:p>
          </table:table-cell>
          <table:table-cell office:value-type="float" office:value="940.5" calcext:value-type="float">
            <text:p>940.5</text:p>
          </table:table-cell>
          <table:table-cell table:formula="of:=ABS(0.03 * [.C1327])" office:value-type="float" office:value="28.215" calcext:value-type="float">
            <text:p>28.2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045" calcext:value-type="float">
            <text:p>2.7045</text:p>
          </table:table-cell>
          <table:table-cell office:value-type="float" office:value="0.001" calcext:value-type="float">
            <text:p>0.001</text:p>
          </table:table-cell>
          <table:table-cell office:value-type="float" office:value="939.5" calcext:value-type="float">
            <text:p>939.5</text:p>
          </table:table-cell>
          <table:table-cell table:formula="of:=ABS(0.03 * [.C1328])" office:value-type="float" office:value="28.185" calcext:value-type="float">
            <text:p>28.1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1" calcext:value-type="float">
            <text:p>0.001</text:p>
          </table:table-cell>
          <table:table-cell office:value-type="float" office:value="939" calcext:value-type="float">
            <text:p>939</text:p>
          </table:table-cell>
          <table:table-cell table:formula="of:=ABS(0.03 * [.C1329])" office:value-type="float" office:value="28.17" calcext:value-type="float">
            <text:p>28.1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985" calcext:value-type="float">
            <text:p>2.6985</text:p>
          </table:table-cell>
          <table:table-cell office:value-type="float" office:value="0.001" calcext:value-type="float">
            <text:p>0.001</text:p>
          </table:table-cell>
          <table:table-cell office:value-type="float" office:value="938.5" calcext:value-type="float">
            <text:p>938.5</text:p>
          </table:table-cell>
          <table:table-cell table:formula="of:=ABS(0.03 * [.C1330])" office:value-type="float" office:value="28.155" calcext:value-type="float">
            <text:p>28.1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94" calcext:value-type="float">
            <text:p>2.694</text:p>
          </table:table-cell>
          <table:table-cell office:value-type="float" office:value="0.001" calcext:value-type="float">
            <text:p>0.001</text:p>
          </table:table-cell>
          <table:table-cell office:value-type="float" office:value="938" calcext:value-type="float">
            <text:p>938</text:p>
          </table:table-cell>
          <table:table-cell table:formula="of:=ABS(0.03 * [.C1331])" office:value-type="float" office:value="28.14" calcext:value-type="float">
            <text:p>28.1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865" calcext:value-type="float">
            <text:p>2.6865</text:p>
          </table:table-cell>
          <table:table-cell office:value-type="float" office:value="0.001" calcext:value-type="float">
            <text:p>0.001</text:p>
          </table:table-cell>
          <table:table-cell office:value-type="float" office:value="937.5" calcext:value-type="float">
            <text:p>937.5</text:p>
          </table:table-cell>
          <table:table-cell table:formula="of:=ABS(0.03 * [.C1332])" office:value-type="float" office:value="28.125" calcext:value-type="float">
            <text:p>28.1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82" calcext:value-type="float">
            <text:p>2.682</text:p>
          </table:table-cell>
          <table:table-cell office:value-type="float" office:value="0.001" calcext:value-type="float">
            <text:p>0.001</text:p>
          </table:table-cell>
          <table:table-cell office:value-type="float" office:value="937" calcext:value-type="float">
            <text:p>937</text:p>
          </table:table-cell>
          <table:table-cell table:formula="of:=ABS(0.03 * [.C1333])" office:value-type="float" office:value="28.11" calcext:value-type="float">
            <text:p>28.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775" calcext:value-type="float">
            <text:p>2.6775</text:p>
          </table:table-cell>
          <table:table-cell office:value-type="float" office:value="0.001" calcext:value-type="float">
            <text:p>0.001</text:p>
          </table:table-cell>
          <table:table-cell office:value-type="float" office:value="936.5" calcext:value-type="float">
            <text:p>936.5</text:p>
          </table:table-cell>
          <table:table-cell table:formula="of:=ABS(0.03 * [.C1334])" office:value-type="float" office:value="28.095" calcext:value-type="float">
            <text:p>28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715" calcext:value-type="float">
            <text:p>2.6715</text:p>
          </table:table-cell>
          <table:table-cell office:value-type="float" office:value="0.001" calcext:value-type="float">
            <text:p>0.001</text:p>
          </table:table-cell>
          <table:table-cell office:value-type="float" office:value="935.5" calcext:value-type="float">
            <text:p>935.5</text:p>
          </table:table-cell>
          <table:table-cell table:formula="of:=ABS(0.03 * [.C1335])" office:value-type="float" office:value="28.065" calcext:value-type="float">
            <text:p>28.0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625" calcext:value-type="float">
            <text:p>2.6625</text:p>
          </table:table-cell>
          <table:table-cell office:value-type="float" office:value="0.001" calcext:value-type="float">
            <text:p>0.001</text:p>
          </table:table-cell>
          <table:table-cell office:value-type="float" office:value="934.5" calcext:value-type="float">
            <text:p>934.5</text:p>
          </table:table-cell>
          <table:table-cell table:formula="of:=ABS(0.03 * [.C1336])" office:value-type="float" office:value="28.035" calcext:value-type="float">
            <text:p>28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49" calcext:value-type="float">
            <text:p>2.649</text:p>
          </table:table-cell>
          <table:table-cell office:value-type="float" office:value="0.001" calcext:value-type="float">
            <text:p>0.001</text:p>
          </table:table-cell>
          <table:table-cell office:value-type="float" office:value="933" calcext:value-type="float">
            <text:p>933</text:p>
          </table:table-cell>
          <table:table-cell table:formula="of:=ABS(0.03 * [.C1337])" office:value-type="float" office:value="27.99" calcext:value-type="float">
            <text:p>27.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37" calcext:value-type="float">
            <text:p>2.637</text:p>
          </table:table-cell>
          <table:table-cell office:value-type="float" office:value="0.001" calcext:value-type="float">
            <text:p>0.001</text:p>
          </table:table-cell>
          <table:table-cell office:value-type="float" office:value="931.5" calcext:value-type="float">
            <text:p>931.5</text:p>
          </table:table-cell>
          <table:table-cell table:formula="of:=ABS(0.03 * [.C1338])" office:value-type="float" office:value="27.945" calcext:value-type="float">
            <text:p>27.9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31" calcext:value-type="float">
            <text:p>2.631</text:p>
          </table:table-cell>
          <table:table-cell office:value-type="float" office:value="0.001" calcext:value-type="float">
            <text:p>0.001</text:p>
          </table:table-cell>
          <table:table-cell office:value-type="float" office:value="930.5" calcext:value-type="float">
            <text:p>930.5</text:p>
          </table:table-cell>
          <table:table-cell table:formula="of:=ABS(0.03 * [.C1339])" office:value-type="float" office:value="27.915" calcext:value-type="float">
            <text:p>27.9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22" calcext:value-type="float">
            <text:p>2.622</text:p>
          </table:table-cell>
          <table:table-cell office:value-type="float" office:value="0.001" calcext:value-type="float">
            <text:p>0.001</text:p>
          </table:table-cell>
          <table:table-cell office:value-type="float" office:value="929.5" calcext:value-type="float">
            <text:p>929.5</text:p>
          </table:table-cell>
          <table:table-cell table:formula="of:=ABS(0.03 * [.C1340])" office:value-type="float" office:value="27.885" calcext:value-type="float">
            <text:p>27.8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145" calcext:value-type="float">
            <text:p>2.6145</text:p>
          </table:table-cell>
          <table:table-cell office:value-type="float" office:value="0.001" calcext:value-type="float">
            <text:p>0.001</text:p>
          </table:table-cell>
          <table:table-cell office:value-type="float" office:value="928.5" calcext:value-type="float">
            <text:p>928.5</text:p>
          </table:table-cell>
          <table:table-cell table:formula="of:=ABS(0.03 * [.C1341])" office:value-type="float" office:value="27.855" calcext:value-type="float">
            <text:p>27.8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607" calcext:value-type="float">
            <text:p>2.607</text:p>
          </table:table-cell>
          <table:table-cell office:value-type="float" office:value="0.001" calcext:value-type="float">
            <text:p>0.001</text:p>
          </table:table-cell>
          <table:table-cell office:value-type="float" office:value="927.5" calcext:value-type="float">
            <text:p>927.5</text:p>
          </table:table-cell>
          <table:table-cell table:formula="of:=ABS(0.03 * [.C1342])" office:value-type="float" office:value="27.825" calcext:value-type="float">
            <text:p>27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995" calcext:value-type="float">
            <text:p>2.5995</text:p>
          </table:table-cell>
          <table:table-cell office:value-type="float" office:value="0.001" calcext:value-type="float">
            <text:p>0.001</text:p>
          </table:table-cell>
          <table:table-cell office:value-type="float" office:value="926.5" calcext:value-type="float">
            <text:p>926.5</text:p>
          </table:table-cell>
          <table:table-cell table:formula="of:=ABS(0.03 * [.C1343])" office:value-type="float" office:value="27.795" calcext:value-type="float">
            <text:p>27.7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935" calcext:value-type="float">
            <text:p>2.5935</text:p>
          </table:table-cell>
          <table:table-cell office:value-type="float" office:value="0.001" calcext:value-type="float">
            <text:p>0.001</text:p>
          </table:table-cell>
          <table:table-cell office:value-type="float" office:value="925.5" calcext:value-type="float">
            <text:p>925.5</text:p>
          </table:table-cell>
          <table:table-cell table:formula="of:=ABS(0.03 * [.C1344])" office:value-type="float" office:value="27.765" calcext:value-type="float">
            <text:p>27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.001" calcext:value-type="float">
            <text:p>0.001</text:p>
          </table:table-cell>
          <table:table-cell office:value-type="float" office:value="925" calcext:value-type="float">
            <text:p>925</text:p>
          </table:table-cell>
          <table:table-cell table:formula="of:=ABS(0.03 * [.C1345])" office:value-type="float" office:value="27.75" calcext:value-type="float">
            <text:p>27.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845" calcext:value-type="float">
            <text:p>2.5845</text:p>
          </table:table-cell>
          <table:table-cell office:value-type="float" office:value="0.001" calcext:value-type="float">
            <text:p>0.001</text:p>
          </table:table-cell>
          <table:table-cell office:value-type="float" office:value="924.5" calcext:value-type="float">
            <text:p>924.5</text:p>
          </table:table-cell>
          <table:table-cell table:formula="of:=ABS(0.03 * [.C1346])" office:value-type="float" office:value="27.735" calcext:value-type="float">
            <text:p>27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77" calcext:value-type="float">
            <text:p>2.577</text:p>
          </table:table-cell>
          <table:table-cell office:value-type="float" office:value="0.001" calcext:value-type="float">
            <text:p>0.001</text:p>
          </table:table-cell>
          <table:table-cell office:value-type="float" office:value="923.5" calcext:value-type="float">
            <text:p>923.5</text:p>
          </table:table-cell>
          <table:table-cell table:formula="of:=ABS(0.03 * [.C1347])" office:value-type="float" office:value="27.705" calcext:value-type="float">
            <text:p>27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695" calcext:value-type="float">
            <text:p>2.5695</text:p>
          </table:table-cell>
          <table:table-cell office:value-type="float" office:value="0.001" calcext:value-type="float">
            <text:p>0.001</text:p>
          </table:table-cell>
          <table:table-cell office:value-type="float" office:value="922" calcext:value-type="float">
            <text:p>922</text:p>
          </table:table-cell>
          <table:table-cell table:formula="of:=ABS(0.03 * [.C1348])" office:value-type="float" office:value="27.66" calcext:value-type="float">
            <text:p>27.6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62" calcext:value-type="float">
            <text:p>2.562</text:p>
          </table:table-cell>
          <table:table-cell office:value-type="float" office:value="0.001" calcext:value-type="float">
            <text:p>0.001</text:p>
          </table:table-cell>
          <table:table-cell office:value-type="float" office:value="921.5" calcext:value-type="float">
            <text:p>921.5</text:p>
          </table:table-cell>
          <table:table-cell table:formula="of:=ABS(0.03 * [.C1349])" office:value-type="float" office:value="27.645" calcext:value-type="float">
            <text:p>27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56" calcext:value-type="float">
            <text:p>2.556</text:p>
          </table:table-cell>
          <table:table-cell office:value-type="float" office:value="0.001" calcext:value-type="float">
            <text:p>0.001</text:p>
          </table:table-cell>
          <table:table-cell office:value-type="float" office:value="920.5" calcext:value-type="float">
            <text:p>920.5</text:p>
          </table:table-cell>
          <table:table-cell table:formula="of:=ABS(0.03 * [.C1350])" office:value-type="float" office:value="27.615" calcext:value-type="float">
            <text:p>27.6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545" calcext:value-type="float">
            <text:p>2.5545</text:p>
          </table:table-cell>
          <table:table-cell office:value-type="float" office:value="0.001" calcext:value-type="float">
            <text:p>0.001</text:p>
          </table:table-cell>
          <table:table-cell office:value-type="float" office:value="920" calcext:value-type="float">
            <text:p>920</text:p>
          </table:table-cell>
          <table:table-cell table:formula="of:=ABS(0.03 * [.C1351])" office:value-type="float" office:value="27.6" calcext:value-type="float">
            <text:p>27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545" calcext:value-type="float">
            <text:p>2.5545</text:p>
          </table:table-cell>
          <table:table-cell office:value-type="float" office:value="0.001" calcext:value-type="float">
            <text:p>0.001</text:p>
          </table:table-cell>
          <table:table-cell office:value-type="float" office:value="919.5" calcext:value-type="float">
            <text:p>919.5</text:p>
          </table:table-cell>
          <table:table-cell table:formula="of:=ABS(0.03 * [.C1352])" office:value-type="float" office:value="27.585" calcext:value-type="float">
            <text:p>27.5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47" calcext:value-type="float">
            <text:p>2.547</text:p>
          </table:table-cell>
          <table:table-cell office:value-type="float" office:value="0.001" calcext:value-type="float">
            <text:p>0.001</text:p>
          </table:table-cell>
          <table:table-cell office:value-type="float" office:value="919" calcext:value-type="float">
            <text:p>919</text:p>
          </table:table-cell>
          <table:table-cell table:formula="of:=ABS(0.03 * [.C1353])" office:value-type="float" office:value="27.57" calcext:value-type="float">
            <text:p>27.5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425" calcext:value-type="float">
            <text:p>2.5425</text:p>
          </table:table-cell>
          <table:table-cell office:value-type="float" office:value="0.001" calcext:value-type="float">
            <text:p>0.001</text:p>
          </table:table-cell>
          <table:table-cell office:value-type="float" office:value="918.5" calcext:value-type="float">
            <text:p>918.5</text:p>
          </table:table-cell>
          <table:table-cell table:formula="of:=ABS(0.03 * [.C1354])" office:value-type="float" office:value="27.555" calcext:value-type="float">
            <text:p>27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38" calcext:value-type="float">
            <text:p>2.538</text:p>
          </table:table-cell>
          <table:table-cell office:value-type="float" office:value="0.001" calcext:value-type="float">
            <text:p>0.001</text:p>
          </table:table-cell>
          <table:table-cell office:value-type="float" office:value="917.5" calcext:value-type="float">
            <text:p>917.5</text:p>
          </table:table-cell>
          <table:table-cell table:formula="of:=ABS(0.03 * [.C1355])" office:value-type="float" office:value="27.525" calcext:value-type="float">
            <text:p>27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335" calcext:value-type="float">
            <text:p>2.5335</text:p>
          </table:table-cell>
          <table:table-cell office:value-type="float" office:value="0.001" calcext:value-type="float">
            <text:p>0.001</text:p>
          </table:table-cell>
          <table:table-cell office:value-type="float" office:value="917" calcext:value-type="float">
            <text:p>917</text:p>
          </table:table-cell>
          <table:table-cell table:formula="of:=ABS(0.03 * [.C1356])" office:value-type="float" office:value="27.51" calcext:value-type="float">
            <text:p>27.5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0.001" calcext:value-type="float">
            <text:p>0.001</text:p>
          </table:table-cell>
          <table:table-cell office:value-type="float" office:value="916" calcext:value-type="float">
            <text:p>916</text:p>
          </table:table-cell>
          <table:table-cell table:formula="of:=ABS(0.03 * [.C1357])" office:value-type="float" office:value="27.48" calcext:value-type="float">
            <text:p>27.4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0.001" calcext:value-type="float">
            <text:p>0.001</text:p>
          </table:table-cell>
          <table:table-cell office:value-type="float" office:value="915.5" calcext:value-type="float">
            <text:p>915.5</text:p>
          </table:table-cell>
          <table:table-cell table:formula="of:=ABS(0.03 * [.C1358])" office:value-type="float" office:value="27.465" calcext:value-type="float">
            <text:p>27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001" calcext:value-type="float">
            <text:p>0.001</text:p>
          </table:table-cell>
          <table:table-cell office:value-type="float" office:value="915" calcext:value-type="float">
            <text:p>915</text:p>
          </table:table-cell>
          <table:table-cell table:formula="of:=ABS(0.03 * [.C1359])" office:value-type="float" office:value="27.45" calcext:value-type="float">
            <text:p>27.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0.001" calcext:value-type="float">
            <text:p>0.001</text:p>
          </table:table-cell>
          <table:table-cell office:value-type="float" office:value="914.5" calcext:value-type="float">
            <text:p>914.5</text:p>
          </table:table-cell>
          <table:table-cell table:formula="of:=ABS(0.03 * [.C1360])" office:value-type="float" office:value="27.435" calcext:value-type="float">
            <text:p>27.4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095" calcext:value-type="float">
            <text:p>2.5095</text:p>
          </table:table-cell>
          <table:table-cell office:value-type="float" office:value="0.001" calcext:value-type="float">
            <text:p>0.001</text:p>
          </table:table-cell>
          <table:table-cell office:value-type="float" office:value="913.5" calcext:value-type="float">
            <text:p>913.5</text:p>
          </table:table-cell>
          <table:table-cell table:formula="of:=ABS(0.03 * [.C1361])" office:value-type="float" office:value="27.405" calcext:value-type="float">
            <text:p>27.4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502" calcext:value-type="float">
            <text:p>2.502</text:p>
          </table:table-cell>
          <table:table-cell office:value-type="float" office:value="0.001" calcext:value-type="float">
            <text:p>0.001</text:p>
          </table:table-cell>
          <table:table-cell office:value-type="float" office:value="912.5" calcext:value-type="float">
            <text:p>912.5</text:p>
          </table:table-cell>
          <table:table-cell table:formula="of:=ABS(0.03 * [.C1362])" office:value-type="float" office:value="27.375" calcext:value-type="float">
            <text:p>27.3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001" calcext:value-type="float">
            <text:p>0.001</text:p>
          </table:table-cell>
          <table:table-cell office:value-type="float" office:value="910.5" calcext:value-type="float">
            <text:p>910.5</text:p>
          </table:table-cell>
          <table:table-cell table:formula="of:=ABS(0.03 * [.C1363])" office:value-type="float" office:value="27.315" calcext:value-type="float">
            <text:p>27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84" calcext:value-type="float">
            <text:p>2.484</text:p>
          </table:table-cell>
          <table:table-cell office:value-type="float" office:value="0.001" calcext:value-type="float">
            <text:p>0.001</text:p>
          </table:table-cell>
          <table:table-cell office:value-type="float" office:value="909.5" calcext:value-type="float">
            <text:p>909.5</text:p>
          </table:table-cell>
          <table:table-cell table:formula="of:=ABS(0.03 * [.C1364])" office:value-type="float" office:value="27.285" calcext:value-type="float">
            <text:p>27.2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0.001" calcext:value-type="float">
            <text:p>0.001</text:p>
          </table:table-cell>
          <table:table-cell office:value-type="float" office:value="908.5" calcext:value-type="float">
            <text:p>908.5</text:p>
          </table:table-cell>
          <table:table-cell table:formula="of:=ABS(0.03 * [.C1365])" office:value-type="float" office:value="27.255" calcext:value-type="float">
            <text:p>27.2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705" calcext:value-type="float">
            <text:p>2.4705</text:p>
          </table:table-cell>
          <table:table-cell office:value-type="float" office:value="0.001" calcext:value-type="float">
            <text:p>0.001</text:p>
          </table:table-cell>
          <table:table-cell office:value-type="float" office:value="907.5" calcext:value-type="float">
            <text:p>907.5</text:p>
          </table:table-cell>
          <table:table-cell table:formula="of:=ABS(0.03 * [.C1366])" office:value-type="float" office:value="27.225" calcext:value-type="float">
            <text:p>27.2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645" calcext:value-type="float">
            <text:p>2.4645</text:p>
          </table:table-cell>
          <table:table-cell office:value-type="float" office:value="0.001" calcext:value-type="float">
            <text:p>0.001</text:p>
          </table:table-cell>
          <table:table-cell office:value-type="float" office:value="907" calcext:value-type="float">
            <text:p>907</text:p>
          </table:table-cell>
          <table:table-cell table:formula="of:=ABS(0.03 * [.C1367])" office:value-type="float" office:value="27.21" calcext:value-type="float">
            <text:p>27.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615" calcext:value-type="float">
            <text:p>2.4615</text:p>
          </table:table-cell>
          <table:table-cell office:value-type="float" office:value="0.001" calcext:value-type="float">
            <text:p>0.001</text:p>
          </table:table-cell>
          <table:table-cell office:value-type="float" office:value="906" calcext:value-type="float">
            <text:p>906</text:p>
          </table:table-cell>
          <table:table-cell table:formula="of:=ABS(0.03 * [.C1368])" office:value-type="float" office:value="27.18" calcext:value-type="float">
            <text:p>27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555" calcext:value-type="float">
            <text:p>2.4555</text:p>
          </table:table-cell>
          <table:table-cell office:value-type="float" office:value="0.001" calcext:value-type="float">
            <text:p>0.001</text:p>
          </table:table-cell>
          <table:table-cell office:value-type="float" office:value="905" calcext:value-type="float">
            <text:p>905</text:p>
          </table:table-cell>
          <table:table-cell table:formula="of:=ABS(0.03 * [.C1369])" office:value-type="float" office:value="27.15" calcext:value-type="float">
            <text:p>27.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435" calcext:value-type="float">
            <text:p>2.4435</text:p>
          </table:table-cell>
          <table:table-cell office:value-type="float" office:value="0.001" calcext:value-type="float">
            <text:p>0.001</text:p>
          </table:table-cell>
          <table:table-cell office:value-type="float" office:value="903.5" calcext:value-type="float">
            <text:p>903.5</text:p>
          </table:table-cell>
          <table:table-cell table:formula="of:=ABS(0.03 * [.C1370])" office:value-type="float" office:value="27.105" calcext:value-type="float">
            <text:p>27.1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36" calcext:value-type="float">
            <text:p>2.436</text:p>
          </table:table-cell>
          <table:table-cell office:value-type="float" office:value="0.001" calcext:value-type="float">
            <text:p>0.001</text:p>
          </table:table-cell>
          <table:table-cell office:value-type="float" office:value="902" calcext:value-type="float">
            <text:p>902</text:p>
          </table:table-cell>
          <table:table-cell table:formula="of:=ABS(0.03 * [.C1371])" office:value-type="float" office:value="27.06" calcext:value-type="float">
            <text:p>27.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285" calcext:value-type="float">
            <text:p>2.4285</text:p>
          </table:table-cell>
          <table:table-cell office:value-type="float" office:value="0.001" calcext:value-type="float">
            <text:p>0.001</text:p>
          </table:table-cell>
          <table:table-cell office:value-type="float" office:value="901" calcext:value-type="float">
            <text:p>901</text:p>
          </table:table-cell>
          <table:table-cell table:formula="of:=ABS(0.03 * [.C1372])" office:value-type="float" office:value="27.03" calcext:value-type="float">
            <text:p>27.0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27" calcext:value-type="float">
            <text:p>2.427</text:p>
          </table:table-cell>
          <table:table-cell office:value-type="float" office:value="0.001" calcext:value-type="float">
            <text:p>0.001</text:p>
          </table:table-cell>
          <table:table-cell office:value-type="float" office:value="900.5" calcext:value-type="float">
            <text:p>900.5</text:p>
          </table:table-cell>
          <table:table-cell table:formula="of:=ABS(0.03 * [.C1373])" office:value-type="float" office:value="27.015" calcext:value-type="float">
            <text:p>27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195" calcext:value-type="float">
            <text:p>2.4195</text:p>
          </table:table-cell>
          <table:table-cell office:value-type="float" office:value="0.001" calcext:value-type="float">
            <text:p>0.001</text:p>
          </table:table-cell>
          <table:table-cell office:value-type="float" office:value="899.5" calcext:value-type="float">
            <text:p>899.5</text:p>
          </table:table-cell>
          <table:table-cell table:formula="of:=ABS(0.03 * [.C1374])" office:value-type="float" office:value="26.985" calcext:value-type="float">
            <text:p>26.9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135" calcext:value-type="float">
            <text:p>2.4135</text:p>
          </table:table-cell>
          <table:table-cell office:value-type="float" office:value="0.001" calcext:value-type="float">
            <text:p>0.001</text:p>
          </table:table-cell>
          <table:table-cell office:value-type="float" office:value="898.5" calcext:value-type="float">
            <text:p>898.5</text:p>
          </table:table-cell>
          <table:table-cell table:formula="of:=ABS(0.03 * [.C1375])" office:value-type="float" office:value="26.955" calcext:value-type="float">
            <text:p>26.9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12" calcext:value-type="float">
            <text:p>2.412</text:p>
          </table:table-cell>
          <table:table-cell office:value-type="float" office:value="0.001" calcext:value-type="float">
            <text:p>0.001</text:p>
          </table:table-cell>
          <table:table-cell office:value-type="float" office:value="897.5" calcext:value-type="float">
            <text:p>897.5</text:p>
          </table:table-cell>
          <table:table-cell table:formula="of:=ABS(0.03 * [.C1376])" office:value-type="float" office:value="26.925" calcext:value-type="float">
            <text:p>26.9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075" calcext:value-type="float">
            <text:p>2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897" calcext:value-type="float">
            <text:p>897</text:p>
          </table:table-cell>
          <table:table-cell table:formula="of:=ABS(0.03 * [.C1377])" office:value-type="float" office:value="26.91" calcext:value-type="float">
            <text:p>26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06" calcext:value-type="float">
            <text:p>2.406</text:p>
          </table:table-cell>
          <table:table-cell office:value-type="float" office:value="0.001" calcext:value-type="float">
            <text:p>0.001</text:p>
          </table:table-cell>
          <table:table-cell office:value-type="float" office:value="896.5" calcext:value-type="float">
            <text:p>896.5</text:p>
          </table:table-cell>
          <table:table-cell table:formula="of:=ABS(0.03 * [.C1378])" office:value-type="float" office:value="26.895" calcext:value-type="float">
            <text:p>26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045" calcext:value-type="float">
            <text:p>2.4045</text:p>
          </table:table-cell>
          <table:table-cell office:value-type="float" office:value="0.001" calcext:value-type="float">
            <text:p>0.001</text:p>
          </table:table-cell>
          <table:table-cell office:value-type="float" office:value="896.5" calcext:value-type="float">
            <text:p>896.5</text:p>
          </table:table-cell>
          <table:table-cell table:formula="of:=ABS(0.03 * [.C1379])" office:value-type="float" office:value="26.895" calcext:value-type="float">
            <text:p>26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045" calcext:value-type="float">
            <text:p>2.4045</text:p>
          </table:table-cell>
          <table:table-cell office:value-type="float" office:value="0.001" calcext:value-type="float">
            <text:p>0.001</text:p>
          </table:table-cell>
          <table:table-cell office:value-type="float" office:value="896" calcext:value-type="float">
            <text:p>896</text:p>
          </table:table-cell>
          <table:table-cell table:formula="of:=ABS(0.03 * [.C1380])" office:value-type="float" office:value="26.88" calcext:value-type="float">
            <text:p>26.8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97" calcext:value-type="float">
            <text:p>2.397</text:p>
          </table:table-cell>
          <table:table-cell office:value-type="float" office:value="0.001" calcext:value-type="float">
            <text:p>0.001</text:p>
          </table:table-cell>
          <table:table-cell office:value-type="float" office:value="895.5" calcext:value-type="float">
            <text:p>895.5</text:p>
          </table:table-cell>
          <table:table-cell table:formula="of:=ABS(0.03 * [.C1381])" office:value-type="float" office:value="26.865" calcext:value-type="float">
            <text:p>26.8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88" calcext:value-type="float">
            <text:p>2.388</text:p>
          </table:table-cell>
          <table:table-cell office:value-type="float" office:value="0.001" calcext:value-type="float">
            <text:p>0.001</text:p>
          </table:table-cell>
          <table:table-cell office:value-type="float" office:value="894" calcext:value-type="float">
            <text:p>894</text:p>
          </table:table-cell>
          <table:table-cell table:formula="of:=ABS(0.03 * [.C1382])" office:value-type="float" office:value="26.82" calcext:value-type="float">
            <text:p>26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775" calcext:value-type="float">
            <text:p>2.3775</text:p>
          </table:table-cell>
          <table:table-cell office:value-type="float" office:value="0.001" calcext:value-type="float">
            <text:p>0.001</text:p>
          </table:table-cell>
          <table:table-cell office:value-type="float" office:value="892.5" calcext:value-type="float">
            <text:p>892.5</text:p>
          </table:table-cell>
          <table:table-cell table:formula="of:=ABS(0.03 * [.C1383])" office:value-type="float" office:value="26.775" calcext:value-type="float">
            <text:p>26.7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655" calcext:value-type="float">
            <text:p>2.3655</text:p>
          </table:table-cell>
          <table:table-cell office:value-type="float" office:value="0.001" calcext:value-type="float">
            <text:p>0.001</text:p>
          </table:table-cell>
          <table:table-cell office:value-type="float" office:value="890.5" calcext:value-type="float">
            <text:p>890.5</text:p>
          </table:table-cell>
          <table:table-cell table:formula="of:=ABS(0.03 * [.C1384])" office:value-type="float" office:value="26.715" calcext:value-type="float">
            <text:p>26.7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595" calcext:value-type="float">
            <text:p>2.3595</text:p>
          </table:table-cell>
          <table:table-cell office:value-type="float" office:value="0.001" calcext:value-type="float">
            <text:p>0.001</text:p>
          </table:table-cell>
          <table:table-cell office:value-type="float" office:value="889" calcext:value-type="float">
            <text:p>889</text:p>
          </table:table-cell>
          <table:table-cell table:formula="of:=ABS(0.03 * [.C1385])" office:value-type="float" office:value="26.67" calcext:value-type="float">
            <text:p>26.6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535" calcext:value-type="float">
            <text:p>2.3535</text:p>
          </table:table-cell>
          <table:table-cell office:value-type="float" office:value="0.001" calcext:value-type="float">
            <text:p>0.001</text:p>
          </table:table-cell>
          <table:table-cell office:value-type="float" office:value="888" calcext:value-type="float">
            <text:p>888</text:p>
          </table:table-cell>
          <table:table-cell table:formula="of:=ABS(0.03 * [.C1386])" office:value-type="float" office:value="26.64" calcext:value-type="float">
            <text:p>26.6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.001" calcext:value-type="float">
            <text:p>0.001</text:p>
          </table:table-cell>
          <table:table-cell office:value-type="float" office:value="887.5" calcext:value-type="float">
            <text:p>887.5</text:p>
          </table:table-cell>
          <table:table-cell table:formula="of:=ABS(0.03 * [.C1387])" office:value-type="float" office:value="26.625" calcext:value-type="float">
            <text:p>26.6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.001" calcext:value-type="float">
            <text:p>0.001</text:p>
          </table:table-cell>
          <table:table-cell office:value-type="float" office:value="887" calcext:value-type="float">
            <text:p>887</text:p>
          </table:table-cell>
          <table:table-cell table:formula="of:=ABS(0.03 * [.C1388])" office:value-type="float" office:value="26.61" calcext:value-type="float">
            <text:p>26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.001" calcext:value-type="float">
            <text:p>0.001</text:p>
          </table:table-cell>
          <table:table-cell office:value-type="float" office:value="887" calcext:value-type="float">
            <text:p>887</text:p>
          </table:table-cell>
          <table:table-cell table:formula="of:=ABS(0.03 * [.C1389])" office:value-type="float" office:value="26.61" calcext:value-type="float">
            <text:p>26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49" calcext:value-type="float">
            <text:p>2.349</text:p>
          </table:table-cell>
          <table:table-cell office:value-type="float" office:value="0.001" calcext:value-type="float">
            <text:p>0.001</text:p>
          </table:table-cell>
          <table:table-cell office:value-type="float" office:value="887" calcext:value-type="float">
            <text:p>887</text:p>
          </table:table-cell>
          <table:table-cell table:formula="of:=ABS(0.03 * [.C1390])" office:value-type="float" office:value="26.61" calcext:value-type="float">
            <text:p>26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46" calcext:value-type="float">
            <text:p>2.346</text:p>
          </table:table-cell>
          <table:table-cell office:value-type="float" office:value="0.001" calcext:value-type="float">
            <text:p>0.001</text:p>
          </table:table-cell>
          <table:table-cell office:value-type="float" office:value="886" calcext:value-type="float">
            <text:p>886</text:p>
          </table:table-cell>
          <table:table-cell table:formula="of:=ABS(0.03 * [.C1391])" office:value-type="float" office:value="26.58" calcext:value-type="float">
            <text:p>26.5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415" calcext:value-type="float">
            <text:p>2.3415</text:p>
          </table:table-cell>
          <table:table-cell office:value-type="float" office:value="0.001" calcext:value-type="float">
            <text:p>0.001</text:p>
          </table:table-cell>
          <table:table-cell office:value-type="float" office:value="885.5" calcext:value-type="float">
            <text:p>885.5</text:p>
          </table:table-cell>
          <table:table-cell table:formula="of:=ABS(0.03 * [.C1392])" office:value-type="float" office:value="26.565" calcext:value-type="float">
            <text:p>26.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001" calcext:value-type="float">
            <text:p>0.001</text:p>
          </table:table-cell>
          <table:table-cell office:value-type="float" office:value="885" calcext:value-type="float">
            <text:p>885</text:p>
          </table:table-cell>
          <table:table-cell table:formula="of:=ABS(0.03 * [.C1393])" office:value-type="float" office:value="26.55" calcext:value-type="float">
            <text:p>26.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34" calcext:value-type="float">
            <text:p>2.334</text:p>
          </table:table-cell>
          <table:table-cell office:value-type="float" office:value="0.001" calcext:value-type="float">
            <text:p>0.001</text:p>
          </table:table-cell>
          <table:table-cell office:value-type="float" office:value="884.5" calcext:value-type="float">
            <text:p>884.5</text:p>
          </table:table-cell>
          <table:table-cell table:formula="of:=ABS(0.03 * [.C1394])" office:value-type="float" office:value="26.535" calcext:value-type="float">
            <text:p>26.5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.001" calcext:value-type="float">
            <text:p>0.001</text:p>
          </table:table-cell>
          <table:table-cell office:value-type="float" office:value="883.5" calcext:value-type="float">
            <text:p>883.5</text:p>
          </table:table-cell>
          <table:table-cell table:formula="of:=ABS(0.03 * [.C1395])" office:value-type="float" office:value="26.505" calcext:value-type="float">
            <text:p>26.5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145" calcext:value-type="float">
            <text:p>2.3145</text:p>
          </table:table-cell>
          <table:table-cell office:value-type="float" office:value="0.001" calcext:value-type="float">
            <text:p>0.001</text:p>
          </table:table-cell>
          <table:table-cell office:value-type="float" office:value="881.5" calcext:value-type="float">
            <text:p>881.5</text:p>
          </table:table-cell>
          <table:table-cell table:formula="of:=ABS(0.03 * [.C1396])" office:value-type="float" office:value="26.445" calcext:value-type="float">
            <text:p>26.4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115" calcext:value-type="float">
            <text:p>2.3115</text:p>
          </table:table-cell>
          <table:table-cell office:value-type="float" office:value="0.001" calcext:value-type="float">
            <text:p>0.001</text:p>
          </table:table-cell>
          <table:table-cell office:value-type="float" office:value="880" calcext:value-type="float">
            <text:p>880</text:p>
          </table:table-cell>
          <table:table-cell table:formula="of:=ABS(0.03 * [.C1397])" office:value-type="float" office:value="26.4" calcext:value-type="float">
            <text:p>26.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307" calcext:value-type="float">
            <text:p>2.307</text:p>
          </table:table-cell>
          <table:table-cell office:value-type="float" office:value="0.001" calcext:value-type="float">
            <text:p>0.001</text:p>
          </table:table-cell>
          <table:table-cell office:value-type="float" office:value="879" calcext:value-type="float">
            <text:p>879</text:p>
          </table:table-cell>
          <table:table-cell table:formula="of:=ABS(0.03 * [.C1398])" office:value-type="float" office:value="26.37" calcext:value-type="float">
            <text:p>26.3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0.001" calcext:value-type="float">
            <text:p>0.001</text:p>
          </table:table-cell>
          <table:table-cell office:value-type="float" office:value="878" calcext:value-type="float">
            <text:p>878</text:p>
          </table:table-cell>
          <table:table-cell table:formula="of:=ABS(0.03 * [.C1399])" office:value-type="float" office:value="26.34" calcext:value-type="float">
            <text:p>26.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83" calcext:value-type="float">
            <text:p>2.283</text:p>
          </table:table-cell>
          <table:table-cell office:value-type="float" office:value="0.001" calcext:value-type="float">
            <text:p>0.001</text:p>
          </table:table-cell>
          <table:table-cell office:value-type="float" office:value="876" calcext:value-type="float">
            <text:p>876</text:p>
          </table:table-cell>
          <table:table-cell table:formula="of:=ABS(0.03 * [.C1400])" office:value-type="float" office:value="26.28" calcext:value-type="float">
            <text:p>26.2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62" calcext:value-type="float">
            <text:p>2.262</text:p>
          </table:table-cell>
          <table:table-cell office:value-type="float" office:value="0.001" calcext:value-type="float">
            <text:p>0.001</text:p>
          </table:table-cell>
          <table:table-cell office:value-type="float" office:value="872" calcext:value-type="float">
            <text:p>872</text:p>
          </table:table-cell>
          <table:table-cell table:formula="of:=ABS(0.03 * [.C1401])" office:value-type="float" office:value="26.16" calcext:value-type="float">
            <text:p>26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545" calcext:value-type="float">
            <text:p>2.2545</text:p>
          </table:table-cell>
          <table:table-cell office:value-type="float" office:value="0.001" calcext:value-type="float">
            <text:p>0.001</text:p>
          </table:table-cell>
          <table:table-cell office:value-type="float" office:value="869.5" calcext:value-type="float">
            <text:p>869.5</text:p>
          </table:table-cell>
          <table:table-cell table:formula="of:=ABS(0.03 * [.C1402])" office:value-type="float" office:value="26.085" calcext:value-type="float">
            <text:p>26.0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53" calcext:value-type="float">
            <text:p>2.253</text:p>
          </table:table-cell>
          <table:table-cell office:value-type="float" office:value="0.001" calcext:value-type="float">
            <text:p>0.001</text:p>
          </table:table-cell>
          <table:table-cell office:value-type="float" office:value="868.5" calcext:value-type="float">
            <text:p>868.5</text:p>
          </table:table-cell>
          <table:table-cell table:formula="of:=ABS(0.03 * [.C1403])" office:value-type="float" office:value="26.055" calcext:value-type="float">
            <text:p>26.0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515" calcext:value-type="float">
            <text:p>2.2515</text:p>
          </table:table-cell>
          <table:table-cell office:value-type="float" office:value="0.001" calcext:value-type="float">
            <text:p>0.001</text:p>
          </table:table-cell>
          <table:table-cell office:value-type="float" office:value="868.5" calcext:value-type="float">
            <text:p>868.5</text:p>
          </table:table-cell>
          <table:table-cell table:formula="of:=ABS(0.03 * [.C1404])" office:value-type="float" office:value="26.055" calcext:value-type="float">
            <text:p>26.0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485" calcext:value-type="float">
            <text:p>2.2485</text:p>
          </table:table-cell>
          <table:table-cell office:value-type="float" office:value="0.001" calcext:value-type="float">
            <text:p>0.001</text:p>
          </table:table-cell>
          <table:table-cell office:value-type="float" office:value="868" calcext:value-type="float">
            <text:p>868</text:p>
          </table:table-cell>
          <table:table-cell table:formula="of:=ABS(0.03 * [.C1405])" office:value-type="float" office:value="26.04" calcext:value-type="float">
            <text:p>26.0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41" calcext:value-type="float">
            <text:p>2.241</text:p>
          </table:table-cell>
          <table:table-cell office:value-type="float" office:value="0.001" calcext:value-type="float">
            <text:p>0.001</text:p>
          </table:table-cell>
          <table:table-cell office:value-type="float" office:value="866.5" calcext:value-type="float">
            <text:p>866.5</text:p>
          </table:table-cell>
          <table:table-cell table:formula="of:=ABS(0.03 * [.C1406])" office:value-type="float" office:value="25.995" calcext:value-type="float">
            <text:p>25.9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395" calcext:value-type="float">
            <text:p>2.2395</text:p>
          </table:table-cell>
          <table:table-cell office:value-type="float" office:value="0.001" calcext:value-type="float">
            <text:p>0.001</text:p>
          </table:table-cell>
          <table:table-cell office:value-type="float" office:value="866.5" calcext:value-type="float">
            <text:p>866.5</text:p>
          </table:table-cell>
          <table:table-cell table:formula="of:=ABS(0.03 * [.C1407])" office:value-type="float" office:value="25.995" calcext:value-type="float">
            <text:p>25.9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365" calcext:value-type="float">
            <text:p>2.2365</text:p>
          </table:table-cell>
          <table:table-cell office:value-type="float" office:value="0.001" calcext:value-type="float">
            <text:p>0.001</text:p>
          </table:table-cell>
          <table:table-cell office:value-type="float" office:value="865.5" calcext:value-type="float">
            <text:p>865.5</text:p>
          </table:table-cell>
          <table:table-cell table:formula="of:=ABS(0.03 * [.C1408])" office:value-type="float" office:value="25.965" calcext:value-type="float">
            <text:p>25.9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335" calcext:value-type="float">
            <text:p>2.2335</text:p>
          </table:table-cell>
          <table:table-cell office:value-type="float" office:value="0.001" calcext:value-type="float">
            <text:p>0.001</text:p>
          </table:table-cell>
          <table:table-cell office:value-type="float" office:value="864.5" calcext:value-type="float">
            <text:p>864.5</text:p>
          </table:table-cell>
          <table:table-cell table:formula="of:=ABS(0.03 * [.C1409])" office:value-type="float" office:value="25.935" calcext:value-type="float">
            <text:p>25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29" calcext:value-type="float">
            <text:p>2.229</text:p>
          </table:table-cell>
          <table:table-cell office:value-type="float" office:value="0.001" calcext:value-type="float">
            <text:p>0.001</text:p>
          </table:table-cell>
          <table:table-cell office:value-type="float" office:value="864" calcext:value-type="float">
            <text:p>864</text:p>
          </table:table-cell>
          <table:table-cell table:formula="of:=ABS(0.03 * [.C1410])" office:value-type="float" office:value="25.92" calcext:value-type="float">
            <text:p>25.9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275" calcext:value-type="float">
            <text:p>2.2275</text:p>
          </table:table-cell>
          <table:table-cell office:value-type="float" office:value="0.001" calcext:value-type="float">
            <text:p>0.001</text:p>
          </table:table-cell>
          <table:table-cell office:value-type="float" office:value="863.5" calcext:value-type="float">
            <text:p>863.5</text:p>
          </table:table-cell>
          <table:table-cell table:formula="of:=ABS(0.03 * [.C1411])" office:value-type="float" office:value="25.905" calcext:value-type="float">
            <text:p>25.9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245" calcext:value-type="float">
            <text:p>2.2245</text:p>
          </table:table-cell>
          <table:table-cell office:value-type="float" office:value="0.001" calcext:value-type="float">
            <text:p>0.001</text:p>
          </table:table-cell>
          <table:table-cell office:value-type="float" office:value="863" calcext:value-type="float">
            <text:p>863</text:p>
          </table:table-cell>
          <table:table-cell table:formula="of:=ABS(0.03 * [.C1412])" office:value-type="float" office:value="25.89" calcext:value-type="float">
            <text:p>25.8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17" calcext:value-type="float">
            <text:p>2.217</text:p>
          </table:table-cell>
          <table:table-cell office:value-type="float" office:value="0.001" calcext:value-type="float">
            <text:p>0.001</text:p>
          </table:table-cell>
          <table:table-cell office:value-type="float" office:value="862" calcext:value-type="float">
            <text:p>862</text:p>
          </table:table-cell>
          <table:table-cell table:formula="of:=ABS(0.03 * [.C1413])" office:value-type="float" office:value="25.86" calcext:value-type="float">
            <text:p>25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11" calcext:value-type="float">
            <text:p>2.211</text:p>
          </table:table-cell>
          <table:table-cell office:value-type="float" office:value="0.001" calcext:value-type="float">
            <text:p>0.001</text:p>
          </table:table-cell>
          <table:table-cell office:value-type="float" office:value="861" calcext:value-type="float">
            <text:p>861</text:p>
          </table:table-cell>
          <table:table-cell table:formula="of:=ABS(0.03 * [.C1414])" office:value-type="float" office:value="25.83" calcext:value-type="float">
            <text:p>25.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205" calcext:value-type="float">
            <text:p>2.205</text:p>
          </table:table-cell>
          <table:table-cell office:value-type="float" office:value="0.001" calcext:value-type="float">
            <text:p>0.001</text:p>
          </table:table-cell>
          <table:table-cell office:value-type="float" office:value="859.5" calcext:value-type="float">
            <text:p>859.5</text:p>
          </table:table-cell>
          <table:table-cell table:formula="of:=ABS(0.03 * [.C1415])" office:value-type="float" office:value="25.785" calcext:value-type="float">
            <text:p>25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915" calcext:value-type="float">
            <text:p>2.1915</text:p>
          </table:table-cell>
          <table:table-cell office:value-type="float" office:value="0.001" calcext:value-type="float">
            <text:p>0.001</text:p>
          </table:table-cell>
          <table:table-cell office:value-type="float" office:value="857.5" calcext:value-type="float">
            <text:p>857.5</text:p>
          </table:table-cell>
          <table:table-cell table:formula="of:=ABS(0.03 * [.C1416])" office:value-type="float" office:value="25.725" calcext:value-type="float">
            <text:p>25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885" calcext:value-type="float">
            <text:p>2.1885</text:p>
          </table:table-cell>
          <table:table-cell office:value-type="float" office:value="0.001" calcext:value-type="float">
            <text:p>0.001</text:p>
          </table:table-cell>
          <table:table-cell office:value-type="float" office:value="856" calcext:value-type="float">
            <text:p>856</text:p>
          </table:table-cell>
          <table:table-cell table:formula="of:=ABS(0.03 * [.C1417])" office:value-type="float" office:value="25.68" calcext:value-type="float">
            <text:p>25.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.001" calcext:value-type="float">
            <text:p>0.001</text:p>
          </table:table-cell>
          <table:table-cell office:value-type="float" office:value="855" calcext:value-type="float">
            <text:p>855</text:p>
          </table:table-cell>
          <table:table-cell table:formula="of:=ABS(0.03 * [.C1418])" office:value-type="float" office:value="25.65" calcext:value-type="float">
            <text:p>25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825" calcext:value-type="float">
            <text:p>2.1825</text:p>
          </table:table-cell>
          <table:table-cell office:value-type="float" office:value="0.001" calcext:value-type="float">
            <text:p>0.001</text:p>
          </table:table-cell>
          <table:table-cell office:value-type="float" office:value="854.5" calcext:value-type="float">
            <text:p>854.5</text:p>
          </table:table-cell>
          <table:table-cell table:formula="of:=ABS(0.03 * [.C1419])" office:value-type="float" office:value="25.635" calcext:value-type="float">
            <text:p>25.6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825" calcext:value-type="float">
            <text:p>2.1825</text:p>
          </table:table-cell>
          <table:table-cell office:value-type="float" office:value="0.001" calcext:value-type="float">
            <text:p>0.001</text:p>
          </table:table-cell>
          <table:table-cell office:value-type="float" office:value="854" calcext:value-type="float">
            <text:p>854</text:p>
          </table:table-cell>
          <table:table-cell table:formula="of:=ABS(0.03 * [.C1420])" office:value-type="float" office:value="25.62" calcext:value-type="float">
            <text:p>25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735" calcext:value-type="float">
            <text:p>2.1735</text:p>
          </table:table-cell>
          <table:table-cell office:value-type="float" office:value="0.001" calcext:value-type="float">
            <text:p>0.001</text:p>
          </table:table-cell>
          <table:table-cell office:value-type="float" office:value="853" calcext:value-type="float">
            <text:p>853</text:p>
          </table:table-cell>
          <table:table-cell table:formula="of:=ABS(0.03 * [.C1421])" office:value-type="float" office:value="25.59" calcext:value-type="float">
            <text:p>25.5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72" calcext:value-type="float">
            <text:p>2.172</text:p>
          </table:table-cell>
          <table:table-cell office:value-type="float" office:value="0.001" calcext:value-type="float">
            <text:p>0.001</text:p>
          </table:table-cell>
          <table:table-cell office:value-type="float" office:value="852.5" calcext:value-type="float">
            <text:p>852.5</text:p>
          </table:table-cell>
          <table:table-cell table:formula="of:=ABS(0.03 * [.C1422])" office:value-type="float" office:value="25.575" calcext:value-type="float">
            <text:p>25.5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66" calcext:value-type="float">
            <text:p>2.166</text:p>
          </table:table-cell>
          <table:table-cell office:value-type="float" office:value="0.001" calcext:value-type="float">
            <text:p>0.001</text:p>
          </table:table-cell>
          <table:table-cell office:value-type="float" office:value="851" calcext:value-type="float">
            <text:p>851</text:p>
          </table:table-cell>
          <table:table-cell table:formula="of:=ABS(0.03 * [.C1423])" office:value-type="float" office:value="25.53" calcext:value-type="float">
            <text:p>25.5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525" calcext:value-type="float">
            <text:p>2.1525</text:p>
          </table:table-cell>
          <table:table-cell office:value-type="float" office:value="0.001" calcext:value-type="float">
            <text:p>0.001</text:p>
          </table:table-cell>
          <table:table-cell office:value-type="float" office:value="849" calcext:value-type="float">
            <text:p>849</text:p>
          </table:table-cell>
          <table:table-cell table:formula="of:=ABS(0.03 * [.C1424])" office:value-type="float" office:value="25.47" calcext:value-type="float">
            <text:p>25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525" calcext:value-type="float">
            <text:p>2.1525</text:p>
          </table:table-cell>
          <table:table-cell office:value-type="float" office:value="0.001" calcext:value-type="float">
            <text:p>0.001</text:p>
          </table:table-cell>
          <table:table-cell office:value-type="float" office:value="848" calcext:value-type="float">
            <text:p>848</text:p>
          </table:table-cell>
          <table:table-cell table:formula="of:=ABS(0.03 * [.C1425])" office:value-type="float" office:value="25.44" calcext:value-type="float">
            <text:p>25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465" calcext:value-type="float">
            <text:p>2.1465</text:p>
          </table:table-cell>
          <table:table-cell office:value-type="float" office:value="0.001" calcext:value-type="float">
            <text:p>0.001</text:p>
          </table:table-cell>
          <table:table-cell office:value-type="float" office:value="847" calcext:value-type="float">
            <text:p>847</text:p>
          </table:table-cell>
          <table:table-cell table:formula="of:=ABS(0.03 * [.C1426])" office:value-type="float" office:value="25.41" calcext:value-type="float">
            <text:p>25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405" calcext:value-type="float">
            <text:p>2.1405</text:p>
          </table:table-cell>
          <table:table-cell office:value-type="float" office:value="0.001" calcext:value-type="float">
            <text:p>0.001</text:p>
          </table:table-cell>
          <table:table-cell office:value-type="float" office:value="846" calcext:value-type="float">
            <text:p>846</text:p>
          </table:table-cell>
          <table:table-cell table:formula="of:=ABS(0.03 * [.C1427])" office:value-type="float" office:value="25.38" calcext:value-type="float">
            <text:p>25.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33" calcext:value-type="float">
            <text:p>2.133</text:p>
          </table:table-cell>
          <table:table-cell office:value-type="float" office:value="0.001" calcext:value-type="float">
            <text:p>0.001</text:p>
          </table:table-cell>
          <table:table-cell office:value-type="float" office:value="844.5" calcext:value-type="float">
            <text:p>844.5</text:p>
          </table:table-cell>
          <table:table-cell table:formula="of:=ABS(0.03 * [.C1428])" office:value-type="float" office:value="25.335" calcext:value-type="float">
            <text:p>25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285" calcext:value-type="float">
            <text:p>2.1285</text:p>
          </table:table-cell>
          <table:table-cell office:value-type="float" office:value="0.001" calcext:value-type="float">
            <text:p>0.001</text:p>
          </table:table-cell>
          <table:table-cell office:value-type="float" office:value="843" calcext:value-type="float">
            <text:p>843</text:p>
          </table:table-cell>
          <table:table-cell table:formula="of:=ABS(0.03 * [.C1429])" office:value-type="float" office:value="25.29" calcext:value-type="float">
            <text:p>25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255" calcext:value-type="float">
            <text:p>2.1255</text:p>
          </table:table-cell>
          <table:table-cell office:value-type="float" office:value="0.001" calcext:value-type="float">
            <text:p>0.001</text:p>
          </table:table-cell>
          <table:table-cell office:value-type="float" office:value="842" calcext:value-type="float">
            <text:p>842</text:p>
          </table:table-cell>
          <table:table-cell table:formula="of:=ABS(0.03 * [.C1430])" office:value-type="float" office:value="25.26" calcext:value-type="float">
            <text:p>25.2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21" calcext:value-type="float">
            <text:p>2.121</text:p>
          </table:table-cell>
          <table:table-cell office:value-type="float" office:value="0.001" calcext:value-type="float">
            <text:p>0.001</text:p>
          </table:table-cell>
          <table:table-cell office:value-type="float" office:value="841.5" calcext:value-type="float">
            <text:p>841.5</text:p>
          </table:table-cell>
          <table:table-cell table:formula="of:=ABS(0.03 * [.C1431])" office:value-type="float" office:value="25.245" calcext:value-type="float">
            <text:p>25.2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21" calcext:value-type="float">
            <text:p>2.121</text:p>
          </table:table-cell>
          <table:table-cell office:value-type="float" office:value="0.001" calcext:value-type="float">
            <text:p>0.001</text:p>
          </table:table-cell>
          <table:table-cell office:value-type="float" office:value="841" calcext:value-type="float">
            <text:p>841</text:p>
          </table:table-cell>
          <table:table-cell table:formula="of:=ABS(0.03 * [.C1432])" office:value-type="float" office:value="25.23" calcext:value-type="float">
            <text:p>25.2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165" calcext:value-type="float">
            <text:p>2.1165</text:p>
          </table:table-cell>
          <table:table-cell office:value-type="float" office:value="0.001" calcext:value-type="float">
            <text:p>0.001</text:p>
          </table:table-cell>
          <table:table-cell office:value-type="float" office:value="840" calcext:value-type="float">
            <text:p>840</text:p>
          </table:table-cell>
          <table:table-cell table:formula="of:=ABS(0.03 * [.C1433])" office:value-type="float" office:value="25.2" calcext:value-type="float">
            <text:p>25.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1075" calcext:value-type="float">
            <text:p>2.1075</text:p>
          </table:table-cell>
          <table:table-cell office:value-type="float" office:value="0.001" calcext:value-type="float">
            <text:p>0.001</text:p>
          </table:table-cell>
          <table:table-cell office:value-type="float" office:value="839.5" calcext:value-type="float">
            <text:p>839.5</text:p>
          </table:table-cell>
          <table:table-cell table:formula="of:=ABS(0.03 * [.C1434])" office:value-type="float" office:value="25.185" calcext:value-type="float">
            <text:p>25.1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895" calcext:value-type="float">
            <text:p>2.0895</text:p>
          </table:table-cell>
          <table:table-cell office:value-type="float" office:value="0.001" calcext:value-type="float">
            <text:p>0.001</text:p>
          </table:table-cell>
          <table:table-cell office:value-type="float" office:value="836" calcext:value-type="float">
            <text:p>836</text:p>
          </table:table-cell>
          <table:table-cell table:formula="of:=ABS(0.03 * [.C1435])" office:value-type="float" office:value="25.08" calcext:value-type="float">
            <text:p>25.0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805" calcext:value-type="float">
            <text:p>2.0805</text:p>
          </table:table-cell>
          <table:table-cell office:value-type="float" office:value="0.001" calcext:value-type="float">
            <text:p>0.001</text:p>
          </table:table-cell>
          <table:table-cell office:value-type="float" office:value="833" calcext:value-type="float">
            <text:p>833</text:p>
          </table:table-cell>
          <table:table-cell table:formula="of:=ABS(0.03 * [.C1436])" office:value-type="float" office:value="24.99" calcext:value-type="float">
            <text:p>24.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715" calcext:value-type="float">
            <text:p>2.0715</text:p>
          </table:table-cell>
          <table:table-cell office:value-type="float" office:value="0.001" calcext:value-type="float">
            <text:p>0.001</text:p>
          </table:table-cell>
          <table:table-cell office:value-type="float" office:value="831" calcext:value-type="float">
            <text:p>831</text:p>
          </table:table-cell>
          <table:table-cell table:formula="of:=ABS(0.03 * [.C1437])" office:value-type="float" office:value="24.93" calcext:value-type="float">
            <text:p>24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625" calcext:value-type="float">
            <text:p>2.0625</text:p>
          </table:table-cell>
          <table:table-cell office:value-type="float" office:value="0.001" calcext:value-type="float">
            <text:p>0.001</text:p>
          </table:table-cell>
          <table:table-cell office:value-type="float" office:value="828.5" calcext:value-type="float">
            <text:p>828.5</text:p>
          </table:table-cell>
          <table:table-cell table:formula="of:=ABS(0.03 * [.C1438])" office:value-type="float" office:value="24.855" calcext:value-type="float">
            <text:p>24.8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55" calcext:value-type="float">
            <text:p>2.055</text:p>
          </table:table-cell>
          <table:table-cell office:value-type="float" office:value="0.001" calcext:value-type="float">
            <text:p>0.001</text:p>
          </table:table-cell>
          <table:table-cell office:value-type="float" office:value="827" calcext:value-type="float">
            <text:p>827</text:p>
          </table:table-cell>
          <table:table-cell table:formula="of:=ABS(0.03 * [.C1439])" office:value-type="float" office:value="24.81" calcext:value-type="float">
            <text:p>24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475" calcext:value-type="float">
            <text:p>2.0475</text:p>
          </table:table-cell>
          <table:table-cell office:value-type="float" office:value="0.001" calcext:value-type="float">
            <text:p>0.001</text:p>
          </table:table-cell>
          <table:table-cell office:value-type="float" office:value="825.5" calcext:value-type="float">
            <text:p>825.5</text:p>
          </table:table-cell>
          <table:table-cell table:formula="of:=ABS(0.03 * [.C1440])" office:value-type="float" office:value="24.765" calcext:value-type="float">
            <text:p>24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46" calcext:value-type="float">
            <text:p>2.046</text:p>
          </table:table-cell>
          <table:table-cell office:value-type="float" office:value="0.001" calcext:value-type="float">
            <text:p>0.001</text:p>
          </table:table-cell>
          <table:table-cell office:value-type="float" office:value="824.5" calcext:value-type="float">
            <text:p>824.5</text:p>
          </table:table-cell>
          <table:table-cell table:formula="of:=ABS(0.03 * [.C1441])" office:value-type="float" office:value="24.735" calcext:value-type="float">
            <text:p>24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415" calcext:value-type="float">
            <text:p>2.0415</text:p>
          </table:table-cell>
          <table:table-cell office:value-type="float" office:value="0.001" calcext:value-type="float">
            <text:p>0.001</text:p>
          </table:table-cell>
          <table:table-cell office:value-type="float" office:value="823.5" calcext:value-type="float">
            <text:p>823.5</text:p>
          </table:table-cell>
          <table:table-cell table:formula="of:=ABS(0.03 * [.C1442])" office:value-type="float" office:value="24.705" calcext:value-type="float">
            <text:p>24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001" calcext:value-type="float">
            <text:p>0.001</text:p>
          </table:table-cell>
          <table:table-cell office:value-type="float" office:value="822.5" calcext:value-type="float">
            <text:p>822.5</text:p>
          </table:table-cell>
          <table:table-cell table:formula="of:=ABS(0.03 * [.C1443])" office:value-type="float" office:value="24.675" calcext:value-type="float">
            <text:p>24.6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37" calcext:value-type="float">
            <text:p>2.037</text:p>
          </table:table-cell>
          <table:table-cell office:value-type="float" office:value="0.001" calcext:value-type="float">
            <text:p>0.001</text:p>
          </table:table-cell>
          <table:table-cell office:value-type="float" office:value="822" calcext:value-type="float">
            <text:p>822</text:p>
          </table:table-cell>
          <table:table-cell table:formula="of:=ABS(0.03 * [.C1444])" office:value-type="float" office:value="24.66" calcext:value-type="float">
            <text:p>24.6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325" calcext:value-type="float">
            <text:p>2.0325</text:p>
          </table:table-cell>
          <table:table-cell office:value-type="float" office:value="0.001" calcext:value-type="float">
            <text:p>0.001</text:p>
          </table:table-cell>
          <table:table-cell office:value-type="float" office:value="821.5" calcext:value-type="float">
            <text:p>821.5</text:p>
          </table:table-cell>
          <table:table-cell table:formula="of:=ABS(0.03 * [.C1445])" office:value-type="float" office:value="24.645" calcext:value-type="float">
            <text:p>24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235" calcext:value-type="float">
            <text:p>2.0235</text:p>
          </table:table-cell>
          <table:table-cell office:value-type="float" office:value="0.001" calcext:value-type="float">
            <text:p>0.001</text:p>
          </table:table-cell>
          <table:table-cell office:value-type="float" office:value="819.5" calcext:value-type="float">
            <text:p>819.5</text:p>
          </table:table-cell>
          <table:table-cell table:formula="of:=ABS(0.03 * [.C1446])" office:value-type="float" office:value="24.585" calcext:value-type="float">
            <text:p>24.5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13" calcext:value-type="float">
            <text:p>2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817.5" calcext:value-type="float">
            <text:p>817.5</text:p>
          </table:table-cell>
          <table:table-cell table:formula="of:=ABS(0.03 * [.C1447])" office:value-type="float" office:value="24.525" calcext:value-type="float">
            <text:p>24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055" calcext:value-type="float">
            <text:p>2.0055</text:p>
          </table:table-cell>
          <table:table-cell office:value-type="float" office:value="0.001" calcext:value-type="float">
            <text:p>0.001</text:p>
          </table:table-cell>
          <table:table-cell office:value-type="float" office:value="816" calcext:value-type="float">
            <text:p>816</text:p>
          </table:table-cell>
          <table:table-cell table:formula="of:=ABS(0.03 * [.C1448])" office:value-type="float" office:value="24.48" calcext:value-type="float">
            <text:p>24.4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001" calcext:value-type="float">
            <text:p>2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814" calcext:value-type="float">
            <text:p>814</text:p>
          </table:table-cell>
          <table:table-cell table:formula="of:=ABS(0.03 * [.C1449])" office:value-type="float" office:value="24.42" calcext:value-type="float">
            <text:p>24.4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98" calcext:value-type="float">
            <text:p>1.998</text:p>
          </table:table-cell>
          <table:table-cell office:value-type="float" office:value="0.001" calcext:value-type="float">
            <text:p>0.001</text:p>
          </table:table-cell>
          <table:table-cell office:value-type="float" office:value="813" calcext:value-type="float">
            <text:p>813</text:p>
          </table:table-cell>
          <table:table-cell table:formula="of:=ABS(0.03 * [.C1450])" office:value-type="float" office:value="24.39" calcext:value-type="float">
            <text:p>24.3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.001" calcext:value-type="float">
            <text:p>0.001</text:p>
          </table:table-cell>
          <table:table-cell office:value-type="float" office:value="812" calcext:value-type="float">
            <text:p>812</text:p>
          </table:table-cell>
          <table:table-cell table:formula="of:=ABS(0.03 * [.C1451])" office:value-type="float" office:value="24.36" calcext:value-type="float">
            <text:p>24.3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89" calcext:value-type="float">
            <text:p>1.989</text:p>
          </table:table-cell>
          <table:table-cell office:value-type="float" office:value="0.001" calcext:value-type="float">
            <text:p>0.001</text:p>
          </table:table-cell>
          <table:table-cell office:value-type="float" office:value="811.5" calcext:value-type="float">
            <text:p>811.5</text:p>
          </table:table-cell>
          <table:table-cell table:formula="of:=ABS(0.03 * [.C1452])" office:value-type="float" office:value="24.345" calcext:value-type="float">
            <text:p>24.3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86" calcext:value-type="float">
            <text:p>1.986</text:p>
          </table:table-cell>
          <table:table-cell office:value-type="float" office:value="0.001" calcext:value-type="float">
            <text:p>0.001</text:p>
          </table:table-cell>
          <table:table-cell office:value-type="float" office:value="810.5" calcext:value-type="float">
            <text:p>810.5</text:p>
          </table:table-cell>
          <table:table-cell table:formula="of:=ABS(0.03 * [.C1453])" office:value-type="float" office:value="24.315" calcext:value-type="float">
            <text:p>24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86" calcext:value-type="float">
            <text:p>1.986</text:p>
          </table:table-cell>
          <table:table-cell office:value-type="float" office:value="0.001" calcext:value-type="float">
            <text:p>0.001</text:p>
          </table:table-cell>
          <table:table-cell office:value-type="float" office:value="810" calcext:value-type="float">
            <text:p>810</text:p>
          </table:table-cell>
          <table:table-cell table:formula="of:=ABS(0.03 * [.C1454])" office:value-type="float" office:value="24.3" calcext:value-type="float">
            <text:p>24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74" calcext:value-type="float">
            <text:p>1.974</text:p>
          </table:table-cell>
          <table:table-cell office:value-type="float" office:value="0.001" calcext:value-type="float">
            <text:p>0.001</text:p>
          </table:table-cell>
          <table:table-cell office:value-type="float" office:value="808" calcext:value-type="float">
            <text:p>808</text:p>
          </table:table-cell>
          <table:table-cell table:formula="of:=ABS(0.03 * [.C1455])" office:value-type="float" office:value="24.24" calcext:value-type="float">
            <text:p>24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74" calcext:value-type="float">
            <text:p>1.974</text:p>
          </table:table-cell>
          <table:table-cell office:value-type="float" office:value="0.001" calcext:value-type="float">
            <text:p>0.001</text:p>
          </table:table-cell>
          <table:table-cell office:value-type="float" office:value="807" calcext:value-type="float">
            <text:p>807</text:p>
          </table:table-cell>
          <table:table-cell table:formula="of:=ABS(0.03 * [.C1456])" office:value-type="float" office:value="24.21" calcext:value-type="float">
            <text:p>24.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725" calcext:value-type="float">
            <text:p>1.9725</text:p>
          </table:table-cell>
          <table:table-cell office:value-type="float" office:value="0.001" calcext:value-type="float">
            <text:p>0.001</text:p>
          </table:table-cell>
          <table:table-cell office:value-type="float" office:value="807" calcext:value-type="float">
            <text:p>807</text:p>
          </table:table-cell>
          <table:table-cell table:formula="of:=ABS(0.03 * [.C1457])" office:value-type="float" office:value="24.21" calcext:value-type="float">
            <text:p>24.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74" calcext:value-type="float">
            <text:p>1.974</text:p>
          </table:table-cell>
          <table:table-cell office:value-type="float" office:value="0.001" calcext:value-type="float">
            <text:p>0.001</text:p>
          </table:table-cell>
          <table:table-cell office:value-type="float" office:value="806.5" calcext:value-type="float">
            <text:p>806.5</text:p>
          </table:table-cell>
          <table:table-cell table:formula="of:=ABS(0.03 * [.C1458])" office:value-type="float" office:value="24.195" calcext:value-type="float">
            <text:p>24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0.001" calcext:value-type="float">
            <text:p>0.001</text:p>
          </table:table-cell>
          <table:table-cell office:value-type="float" office:value="805.5" calcext:value-type="float">
            <text:p>805.5</text:p>
          </table:table-cell>
          <table:table-cell table:formula="of:=ABS(0.03 * [.C1459])" office:value-type="float" office:value="24.165" calcext:value-type="float">
            <text:p>24.1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59" calcext:value-type="float">
            <text:p>1.959</text:p>
          </table:table-cell>
          <table:table-cell office:value-type="float" office:value="0.001" calcext:value-type="float">
            <text:p>0.001</text:p>
          </table:table-cell>
          <table:table-cell office:value-type="float" office:value="804" calcext:value-type="float">
            <text:p>804</text:p>
          </table:table-cell>
          <table:table-cell table:formula="of:=ABS(0.03 * [.C1460])" office:value-type="float" office:value="24.12" calcext:value-type="float">
            <text:p>24.1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01" calcext:value-type="float">
            <text:p>0.001</text:p>
          </table:table-cell>
          <table:table-cell office:value-type="float" office:value="802" calcext:value-type="float">
            <text:p>802</text:p>
          </table:table-cell>
          <table:table-cell table:formula="of:=ABS(0.03 * [.C1461])" office:value-type="float" office:value="24.06" calcext:value-type="float">
            <text:p>24.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26" calcext:value-type="float">
            <text:p>1.926</text:p>
          </table:table-cell>
          <table:table-cell office:value-type="float" office:value="0.001" calcext:value-type="float">
            <text:p>0.001</text:p>
          </table:table-cell>
          <table:table-cell office:value-type="float" office:value="798" calcext:value-type="float">
            <text:p>798</text:p>
          </table:table-cell>
          <table:table-cell table:formula="of:=ABS(0.03 * [.C1462])" office:value-type="float" office:value="23.94" calcext:value-type="float">
            <text:p>23.9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911" calcext:value-type="float">
            <text:p>1.911</text:p>
          </table:table-cell>
          <table:table-cell office:value-type="float" office:value="0.001" calcext:value-type="float">
            <text:p>0.001</text:p>
          </table:table-cell>
          <table:table-cell office:value-type="float" office:value="794" calcext:value-type="float">
            <text:p>794</text:p>
          </table:table-cell>
          <table:table-cell table:formula="of:=ABS(0.03 * [.C1463])" office:value-type="float" office:value="23.82" calcext:value-type="float">
            <text:p>23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office:value-type="float" office:value="0.001" calcext:value-type="float">
            <text:p>0.001</text:p>
          </table:table-cell>
          <table:table-cell office:value-type="float" office:value="788" calcext:value-type="float">
            <text:p>788</text:p>
          </table:table-cell>
          <table:table-cell table:formula="of:=ABS(0.03 * [.C1464])" office:value-type="float" office:value="23.64" calcext:value-type="float">
            <text:p>23.6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66" calcext:value-type="float">
            <text:p>1.866</text:p>
          </table:table-cell>
          <table:table-cell office:value-type="float" office:value="0.001" calcext:value-type="float">
            <text:p>0.001</text:p>
          </table:table-cell>
          <table:table-cell office:value-type="float" office:value="782.5" calcext:value-type="float">
            <text:p>782.5</text:p>
          </table:table-cell>
          <table:table-cell table:formula="of:=ABS(0.03 * [.C1465])" office:value-type="float" office:value="23.475" calcext:value-type="float">
            <text:p>23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54" calcext:value-type="float">
            <text:p>1.854</text:p>
          </table:table-cell>
          <table:table-cell office:value-type="float" office:value="0.001" calcext:value-type="float">
            <text:p>0.001</text:p>
          </table:table-cell>
          <table:table-cell office:value-type="float" office:value="778.5" calcext:value-type="float">
            <text:p>778.5</text:p>
          </table:table-cell>
          <table:table-cell table:formula="of:=ABS(0.03 * [.C1466])" office:value-type="float" office:value="23.355" calcext:value-type="float">
            <text:p>23.3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39" calcext:value-type="float">
            <text:p>1.839</text:p>
          </table:table-cell>
          <table:table-cell office:value-type="float" office:value="0.001" calcext:value-type="float">
            <text:p>0.001</text:p>
          </table:table-cell>
          <table:table-cell office:value-type="float" office:value="775" calcext:value-type="float">
            <text:p>775</text:p>
          </table:table-cell>
          <table:table-cell table:formula="of:=ABS(0.03 * [.C1467])" office:value-type="float" office:value="23.25" calcext:value-type="float">
            <text:p>23.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0.001" calcext:value-type="float">
            <text:p>0.001</text:p>
          </table:table-cell>
          <table:table-cell office:value-type="float" office:value="772.5" calcext:value-type="float">
            <text:p>772.5</text:p>
          </table:table-cell>
          <table:table-cell table:formula="of:=ABS(0.03 * [.C1468])" office:value-type="float" office:value="23.175" calcext:value-type="float">
            <text:p>23.1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225" calcext:value-type="float">
            <text:p>1.8225</text:p>
          </table:table-cell>
          <table:table-cell office:value-type="float" office:value="0.001" calcext:value-type="float">
            <text:p>0.001</text:p>
          </table:table-cell>
          <table:table-cell office:value-type="float" office:value="770" calcext:value-type="float">
            <text:p>770</text:p>
          </table:table-cell>
          <table:table-cell table:formula="of:=ABS(0.03 * [.C1469])" office:value-type="float" office:value="23.1" calcext:value-type="float">
            <text:p>23.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165" calcext:value-type="float">
            <text:p>1.8165</text:p>
          </table:table-cell>
          <table:table-cell office:value-type="float" office:value="0.001" calcext:value-type="float">
            <text:p>0.001</text:p>
          </table:table-cell>
          <table:table-cell office:value-type="float" office:value="768" calcext:value-type="float">
            <text:p>768</text:p>
          </table:table-cell>
          <table:table-cell table:formula="of:=ABS(0.03 * [.C1470])" office:value-type="float" office:value="23.04" calcext:value-type="float">
            <text:p>23.0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135" calcext:value-type="float">
            <text:p>1.8135</text:p>
          </table:table-cell>
          <table:table-cell office:value-type="float" office:value="0.001" calcext:value-type="float">
            <text:p>0.001</text:p>
          </table:table-cell>
          <table:table-cell office:value-type="float" office:value="766.5" calcext:value-type="float">
            <text:p>766.5</text:p>
          </table:table-cell>
          <table:table-cell table:formula="of:=ABS(0.03 * [.C1471])" office:value-type="float" office:value="22.995" calcext:value-type="float">
            <text:p>22.9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045" calcext:value-type="float">
            <text:p>1.8045</text:p>
          </table:table-cell>
          <table:table-cell office:value-type="float" office:value="0.001" calcext:value-type="float">
            <text:p>0.001</text:p>
          </table:table-cell>
          <table:table-cell office:value-type="float" office:value="765" calcext:value-type="float">
            <text:p>765</text:p>
          </table:table-cell>
          <table:table-cell table:formula="of:=ABS(0.03 * [.C1472])" office:value-type="float" office:value="22.95" calcext:value-type="float">
            <text:p>22.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1" calcext:value-type="float">
            <text:p>0.001</text:p>
          </table:table-cell>
          <table:table-cell office:value-type="float" office:value="763" calcext:value-type="float">
            <text:p>763</text:p>
          </table:table-cell>
          <table:table-cell table:formula="of:=ABS(0.03 * [.C1473])" office:value-type="float" office:value="22.89" calcext:value-type="float">
            <text:p>22.8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97" calcext:value-type="float">
            <text:p>1.797</text:p>
          </table:table-cell>
          <table:table-cell office:value-type="float" office:value="0.001" calcext:value-type="float">
            <text:p>0.001</text:p>
          </table:table-cell>
          <table:table-cell office:value-type="float" office:value="762" calcext:value-type="float">
            <text:p>762</text:p>
          </table:table-cell>
          <table:table-cell table:formula="of:=ABS(0.03 * [.C1474])" office:value-type="float" office:value="22.86" calcext:value-type="float">
            <text:p>22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925" calcext:value-type="float">
            <text:p>1.7925</text:p>
          </table:table-cell>
          <table:table-cell office:value-type="float" office:value="0.001" calcext:value-type="float">
            <text:p>0.001</text:p>
          </table:table-cell>
          <table:table-cell office:value-type="float" office:value="760.5" calcext:value-type="float">
            <text:p>760.5</text:p>
          </table:table-cell>
          <table:table-cell table:formula="of:=ABS(0.03 * [.C1475])" office:value-type="float" office:value="22.815" calcext:value-type="float">
            <text:p>22.8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895" calcext:value-type="float">
            <text:p>1.7895</text:p>
          </table:table-cell>
          <table:table-cell office:value-type="float" office:value="0.001" calcext:value-type="float">
            <text:p>0.001</text:p>
          </table:table-cell>
          <table:table-cell office:value-type="float" office:value="760" calcext:value-type="float">
            <text:p>760</text:p>
          </table:table-cell>
          <table:table-cell table:formula="of:=ABS(0.03 * [.C1476])" office:value-type="float" office:value="22.8" calcext:value-type="float">
            <text:p>22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865" calcext:value-type="float">
            <text:p>1.7865</text:p>
          </table:table-cell>
          <table:table-cell office:value-type="float" office:value="0.001" calcext:value-type="float">
            <text:p>0.001</text:p>
          </table:table-cell>
          <table:table-cell office:value-type="float" office:value="759.5" calcext:value-type="float">
            <text:p>759.5</text:p>
          </table:table-cell>
          <table:table-cell table:formula="of:=ABS(0.03 * [.C1477])" office:value-type="float" office:value="22.785" calcext:value-type="float">
            <text:p>22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865" calcext:value-type="float">
            <text:p>1.7865</text:p>
          </table:table-cell>
          <table:table-cell office:value-type="float" office:value="0.001" calcext:value-type="float">
            <text:p>0.001</text:p>
          </table:table-cell>
          <table:table-cell office:value-type="float" office:value="759" calcext:value-type="float">
            <text:p>759</text:p>
          </table:table-cell>
          <table:table-cell table:formula="of:=ABS(0.03 * [.C1478])" office:value-type="float" office:value="22.77" calcext:value-type="float">
            <text:p>22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835" calcext:value-type="float">
            <text:p>1.7835</text:p>
          </table:table-cell>
          <table:table-cell office:value-type="float" office:value="0.001" calcext:value-type="float">
            <text:p>0.001</text:p>
          </table:table-cell>
          <table:table-cell office:value-type="float" office:value="758.5" calcext:value-type="float">
            <text:p>758.5</text:p>
          </table:table-cell>
          <table:table-cell table:formula="of:=ABS(0.03 * [.C1479])" office:value-type="float" office:value="22.755" calcext:value-type="float">
            <text:p>22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73" calcext:value-type="float">
            <text:p>1.773</text:p>
          </table:table-cell>
          <table:table-cell office:value-type="float" office:value="0.001" calcext:value-type="float">
            <text:p>0.001</text:p>
          </table:table-cell>
          <table:table-cell office:value-type="float" office:value="756.5" calcext:value-type="float">
            <text:p>756.5</text:p>
          </table:table-cell>
          <table:table-cell table:formula="of:=ABS(0.03 * [.C1480])" office:value-type="float" office:value="22.695" calcext:value-type="float">
            <text:p>22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715" calcext:value-type="float">
            <text:p>1.7715</text:p>
          </table:table-cell>
          <table:table-cell office:value-type="float" office:value="0.001" calcext:value-type="float">
            <text:p>0.001</text:p>
          </table:table-cell>
          <table:table-cell office:value-type="float" office:value="755.5" calcext:value-type="float">
            <text:p>755.5</text:p>
          </table:table-cell>
          <table:table-cell table:formula="of:=ABS(0.03 * [.C1481])" office:value-type="float" office:value="22.665" calcext:value-type="float">
            <text:p>22.6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685" calcext:value-type="float">
            <text:p>1.7685</text:p>
          </table:table-cell>
          <table:table-cell office:value-type="float" office:value="0.001" calcext:value-type="float">
            <text:p>0.001</text:p>
          </table:table-cell>
          <table:table-cell office:value-type="float" office:value="754.5" calcext:value-type="float">
            <text:p>754.5</text:p>
          </table:table-cell>
          <table:table-cell table:formula="of:=ABS(0.03 * [.C1482])" office:value-type="float" office:value="22.635" calcext:value-type="float">
            <text:p>22.6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64" calcext:value-type="float">
            <text:p>1.764</text:p>
          </table:table-cell>
          <table:table-cell office:value-type="float" office:value="0.001" calcext:value-type="float">
            <text:p>0.001</text:p>
          </table:table-cell>
          <table:table-cell office:value-type="float" office:value="753.5" calcext:value-type="float">
            <text:p>753.5</text:p>
          </table:table-cell>
          <table:table-cell table:formula="of:=ABS(0.03 * [.C1483])" office:value-type="float" office:value="22.605" calcext:value-type="float">
            <text:p>22.6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595" calcext:value-type="float">
            <text:p>1.7595</text:p>
          </table:table-cell>
          <table:table-cell office:value-type="float" office:value="0.001" calcext:value-type="float">
            <text:p>0.001</text:p>
          </table:table-cell>
          <table:table-cell office:value-type="float" office:value="752" calcext:value-type="float">
            <text:p>752</text:p>
          </table:table-cell>
          <table:table-cell table:formula="of:=ABS(0.03 * [.C1484])" office:value-type="float" office:value="22.56" calcext:value-type="float">
            <text:p>22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565" calcext:value-type="float">
            <text:p>1.7565</text:p>
          </table:table-cell>
          <table:table-cell office:value-type="float" office:value="0.001" calcext:value-type="float">
            <text:p>0.001</text:p>
          </table:table-cell>
          <table:table-cell office:value-type="float" office:value="751" calcext:value-type="float">
            <text:p>751</text:p>
          </table:table-cell>
          <table:table-cell table:formula="of:=ABS(0.03 * [.C1485])" office:value-type="float" office:value="22.53" calcext:value-type="float">
            <text:p>22.5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0.001" calcext:value-type="float">
            <text:p>0.001</text:p>
          </table:table-cell>
          <table:table-cell office:value-type="float" office:value="750.5" calcext:value-type="float">
            <text:p>750.5</text:p>
          </table:table-cell>
          <table:table-cell table:formula="of:=ABS(0.03 * [.C1486])" office:value-type="float" office:value="22.515" calcext:value-type="float">
            <text:p>22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58" calcext:value-type="float">
            <text:p>1.758</text:p>
          </table:table-cell>
          <table:table-cell office:value-type="float" office:value="0.001" calcext:value-type="float">
            <text:p>0.001</text:p>
          </table:table-cell>
          <table:table-cell office:value-type="float" office:value="750.5" calcext:value-type="float">
            <text:p>750.5</text:p>
          </table:table-cell>
          <table:table-cell table:formula="of:=ABS(0.03 * [.C1487])" office:value-type="float" office:value="22.515" calcext:value-type="float">
            <text:p>22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0.001" calcext:value-type="float">
            <text:p>0.001</text:p>
          </table:table-cell>
          <table:table-cell office:value-type="float" office:value="750" calcext:value-type="float">
            <text:p>750</text:p>
          </table:table-cell>
          <table:table-cell table:formula="of:=ABS(0.03 * [.C1488])" office:value-type="float" office:value="22.5" calcext:value-type="float">
            <text:p>22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505" calcext:value-type="float">
            <text:p>1.7505</text:p>
          </table:table-cell>
          <table:table-cell office:value-type="float" office:value="0.001" calcext:value-type="float">
            <text:p>0.001</text:p>
          </table:table-cell>
          <table:table-cell office:value-type="float" office:value="749.5" calcext:value-type="float">
            <text:p>749.5</text:p>
          </table:table-cell>
          <table:table-cell table:formula="of:=ABS(0.03 * [.C1489])" office:value-type="float" office:value="22.485" calcext:value-type="float">
            <text:p>22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475" calcext:value-type="float">
            <text:p>1.7475</text:p>
          </table:table-cell>
          <table:table-cell office:value-type="float" office:value="0.001" calcext:value-type="float">
            <text:p>0.001</text:p>
          </table:table-cell>
          <table:table-cell office:value-type="float" office:value="749" calcext:value-type="float">
            <text:p>749</text:p>
          </table:table-cell>
          <table:table-cell table:formula="of:=ABS(0.03 * [.C1490])" office:value-type="float" office:value="22.47" calcext:value-type="float">
            <text:p>22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505" calcext:value-type="float">
            <text:p>1.7505</text:p>
          </table:table-cell>
          <table:table-cell office:value-type="float" office:value="0.001" calcext:value-type="float">
            <text:p>0.001</text:p>
          </table:table-cell>
          <table:table-cell office:value-type="float" office:value="748.5" calcext:value-type="float">
            <text:p>748.5</text:p>
          </table:table-cell>
          <table:table-cell table:formula="of:=ABS(0.03 * [.C1491])" office:value-type="float" office:value="22.455" calcext:value-type="float">
            <text:p>22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475" calcext:value-type="float">
            <text:p>1.7475</text:p>
          </table:table-cell>
          <table:table-cell office:value-type="float" office:value="0.001" calcext:value-type="float">
            <text:p>0.001</text:p>
          </table:table-cell>
          <table:table-cell office:value-type="float" office:value="748.5" calcext:value-type="float">
            <text:p>748.5</text:p>
          </table:table-cell>
          <table:table-cell table:formula="of:=ABS(0.03 * [.C1492])" office:value-type="float" office:value="22.455" calcext:value-type="float">
            <text:p>22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46" calcext:value-type="float">
            <text:p>1.746</text:p>
          </table:table-cell>
          <table:table-cell office:value-type="float" office:value="0.001" calcext:value-type="float">
            <text:p>0.001</text:p>
          </table:table-cell>
          <table:table-cell office:value-type="float" office:value="748" calcext:value-type="float">
            <text:p>748</text:p>
          </table:table-cell>
          <table:table-cell table:formula="of:=ABS(0.03 * [.C1493])" office:value-type="float" office:value="22.44" calcext:value-type="float">
            <text:p>22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46" calcext:value-type="float">
            <text:p>1.746</text:p>
          </table:table-cell>
          <table:table-cell office:value-type="float" office:value="0.001" calcext:value-type="float">
            <text:p>0.001</text:p>
          </table:table-cell>
          <table:table-cell office:value-type="float" office:value="747.5" calcext:value-type="float">
            <text:p>747.5</text:p>
          </table:table-cell>
          <table:table-cell table:formula="of:=ABS(0.03 * [.C1494])" office:value-type="float" office:value="22.425" calcext:value-type="float">
            <text:p>22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445" calcext:value-type="float">
            <text:p>1.7445</text:p>
          </table:table-cell>
          <table:table-cell office:value-type="float" office:value="0.001" calcext:value-type="float">
            <text:p>0.001</text:p>
          </table:table-cell>
          <table:table-cell office:value-type="float" office:value="747.5" calcext:value-type="float">
            <text:p>747.5</text:p>
          </table:table-cell>
          <table:table-cell table:formula="of:=ABS(0.03 * [.C1495])" office:value-type="float" office:value="22.425" calcext:value-type="float">
            <text:p>22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46" calcext:value-type="float">
            <text:p>1.746</text:p>
          </table:table-cell>
          <table:table-cell office:value-type="float" office:value="0.001" calcext:value-type="float">
            <text:p>0.001</text:p>
          </table:table-cell>
          <table:table-cell office:value-type="float" office:value="747" calcext:value-type="float">
            <text:p>747</text:p>
          </table:table-cell>
          <table:table-cell table:formula="of:=ABS(0.03 * [.C1496])" office:value-type="float" office:value="22.41" calcext:value-type="float">
            <text:p>22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385" calcext:value-type="float">
            <text:p>1.7385</text:p>
          </table:table-cell>
          <table:table-cell office:value-type="float" office:value="0.001" calcext:value-type="float">
            <text:p>0.001</text:p>
          </table:table-cell>
          <table:table-cell office:value-type="float" office:value="746.5" calcext:value-type="float">
            <text:p>746.5</text:p>
          </table:table-cell>
          <table:table-cell table:formula="of:=ABS(0.03 * [.C1497])" office:value-type="float" office:value="22.395" calcext:value-type="float">
            <text:p>22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7175" calcext:value-type="float">
            <text:p>1.7175</text:p>
          </table:table-cell>
          <table:table-cell office:value-type="float" office:value="0.001" calcext:value-type="float">
            <text:p>0.001</text:p>
          </table:table-cell>
          <table:table-cell office:value-type="float" office:value="742.5" calcext:value-type="float">
            <text:p>742.5</text:p>
          </table:table-cell>
          <table:table-cell table:formula="of:=ABS(0.03 * [.C1498])" office:value-type="float" office:value="22.275" calcext:value-type="float">
            <text:p>22.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0.001" calcext:value-type="float">
            <text:p>0.001</text:p>
          </table:table-cell>
          <table:table-cell office:value-type="float" office:value="737" calcext:value-type="float">
            <text:p>737</text:p>
          </table:table-cell>
          <table:table-cell table:formula="of:=ABS(0.03 * [.C1499])" office:value-type="float" office:value="22.11" calcext:value-type="float">
            <text:p>22.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77" calcext:value-type="float">
            <text:p>1.677</text:p>
          </table:table-cell>
          <table:table-cell office:value-type="float" office:value="0.001" calcext:value-type="float">
            <text:p>0.001</text:p>
          </table:table-cell>
          <table:table-cell office:value-type="float" office:value="731.5" calcext:value-type="float">
            <text:p>731.5</text:p>
          </table:table-cell>
          <table:table-cell table:formula="of:=ABS(0.03 * [.C1500])" office:value-type="float" office:value="21.945" calcext:value-type="float">
            <text:p>21.9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635" calcext:value-type="float">
            <text:p>1.6635</text:p>
          </table:table-cell>
          <table:table-cell office:value-type="float" office:value="0.001" calcext:value-type="float">
            <text:p>0.001</text:p>
          </table:table-cell>
          <table:table-cell office:value-type="float" office:value="727" calcext:value-type="float">
            <text:p>727</text:p>
          </table:table-cell>
          <table:table-cell table:formula="of:=ABS(0.03 * [.C1501])" office:value-type="float" office:value="21.81" calcext:value-type="float">
            <text:p>21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575" calcext:value-type="float">
            <text:p>1.6575</text:p>
          </table:table-cell>
          <table:table-cell office:value-type="float" office:value="0.001" calcext:value-type="float">
            <text:p>0.001</text:p>
          </table:table-cell>
          <table:table-cell office:value-type="float" office:value="724.5" calcext:value-type="float">
            <text:p>724.5</text:p>
          </table:table-cell>
          <table:table-cell table:formula="of:=ABS(0.03 * [.C1502])" office:value-type="float" office:value="21.735" calcext:value-type="float">
            <text:p>21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01" calcext:value-type="float">
            <text:p>0.001</text:p>
          </table:table-cell>
          <table:table-cell office:value-type="float" office:value="722" calcext:value-type="float">
            <text:p>722</text:p>
          </table:table-cell>
          <table:table-cell table:formula="of:=ABS(0.03 * [.C1503])" office:value-type="float" office:value="21.66" calcext:value-type="float">
            <text:p>21.6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335" calcext:value-type="float">
            <text:p>1.6335</text:p>
          </table:table-cell>
          <table:table-cell office:value-type="float" office:value="0.001" calcext:value-type="float">
            <text:p>0.001</text:p>
          </table:table-cell>
          <table:table-cell office:value-type="float" office:value="718.5" calcext:value-type="float">
            <text:p>718.5</text:p>
          </table:table-cell>
          <table:table-cell table:formula="of:=ABS(0.03 * [.C1504])" office:value-type="float" office:value="21.555" calcext:value-type="float">
            <text:p>21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245" calcext:value-type="float">
            <text:p>1.6245</text:p>
          </table:table-cell>
          <table:table-cell office:value-type="float" office:value="0.001" calcext:value-type="float">
            <text:p>0.001</text:p>
          </table:table-cell>
          <table:table-cell office:value-type="float" office:value="715.5" calcext:value-type="float">
            <text:p>715.5</text:p>
          </table:table-cell>
          <table:table-cell table:formula="of:=ABS(0.03 * [.C1505])" office:value-type="float" office:value="21.465" calcext:value-type="float">
            <text:p>21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0.001" calcext:value-type="float">
            <text:p>0.001</text:p>
          </table:table-cell>
          <table:table-cell office:value-type="float" office:value="712.5" calcext:value-type="float">
            <text:p>712.5</text:p>
          </table:table-cell>
          <table:table-cell table:formula="of:=ABS(0.03 * [.C1506])" office:value-type="float" office:value="21.375" calcext:value-type="float">
            <text:p>21.3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095" calcext:value-type="float">
            <text:p>1.6095</text:p>
          </table:table-cell>
          <table:table-cell office:value-type="float" office:value="0.001" calcext:value-type="float">
            <text:p>0.001</text:p>
          </table:table-cell>
          <table:table-cell office:value-type="float" office:value="710.5" calcext:value-type="float">
            <text:p>710.5</text:p>
          </table:table-cell>
          <table:table-cell table:formula="of:=ABS(0.03 * [.C1507])" office:value-type="float" office:value="21.315" calcext:value-type="float">
            <text:p>21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065" calcext:value-type="float">
            <text:p>1.6065</text:p>
          </table:table-cell>
          <table:table-cell office:value-type="float" office:value="0.001" calcext:value-type="float">
            <text:p>0.001</text:p>
          </table:table-cell>
          <table:table-cell office:value-type="float" office:value="710" calcext:value-type="float">
            <text:p>710</text:p>
          </table:table-cell>
          <table:table-cell table:formula="of:=ABS(0.03 * [.C1508])" office:value-type="float" office:value="21.3" calcext:value-type="float">
            <text:p>21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0.001" calcext:value-type="float">
            <text:p>0.001</text:p>
          </table:table-cell>
          <table:table-cell office:value-type="float" office:value="708.5" calcext:value-type="float">
            <text:p>708.5</text:p>
          </table:table-cell>
          <table:table-cell table:formula="of:=ABS(0.03 * [.C1509])" office:value-type="float" office:value="21.255" calcext:value-type="float">
            <text:p>21.2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0.001" calcext:value-type="float">
            <text:p>0.001</text:p>
          </table:table-cell>
          <table:table-cell office:value-type="float" office:value="706.5" calcext:value-type="float">
            <text:p>706.5</text:p>
          </table:table-cell>
          <table:table-cell table:formula="of:=ABS(0.03 * [.C1510])" office:value-type="float" office:value="21.195" calcext:value-type="float">
            <text:p>21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885" calcext:value-type="float">
            <text:p>1.5885</text:p>
          </table:table-cell>
          <table:table-cell office:value-type="float" office:value="0.001" calcext:value-type="float">
            <text:p>0.001</text:p>
          </table:table-cell>
          <table:table-cell office:value-type="float" office:value="704.5" calcext:value-type="float">
            <text:p>704.5</text:p>
          </table:table-cell>
          <table:table-cell table:formula="of:=ABS(0.03 * [.C1511])" office:value-type="float" office:value="21.135" calcext:value-type="float">
            <text:p>21.1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765" calcext:value-type="float">
            <text:p>1.5765</text:p>
          </table:table-cell>
          <table:table-cell office:value-type="float" office:value="0.001" calcext:value-type="float">
            <text:p>0.001</text:p>
          </table:table-cell>
          <table:table-cell office:value-type="float" office:value="702" calcext:value-type="float">
            <text:p>702</text:p>
          </table:table-cell>
          <table:table-cell table:formula="of:=ABS(0.03 * [.C1512])" office:value-type="float" office:value="21.06" calcext:value-type="float">
            <text:p>21.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765" calcext:value-type="float">
            <text:p>1.5765</text:p>
          </table:table-cell>
          <table:table-cell office:value-type="float" office:value="0.001" calcext:value-type="float">
            <text:p>0.001</text:p>
          </table:table-cell>
          <table:table-cell office:value-type="float" office:value="700.5" calcext:value-type="float">
            <text:p>700.5</text:p>
          </table:table-cell>
          <table:table-cell table:formula="of:=ABS(0.03 * [.C1513])" office:value-type="float" office:value="21.015" calcext:value-type="float">
            <text:p>21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0.001" calcext:value-type="float">
            <text:p>0.001</text:p>
          </table:table-cell>
          <table:table-cell office:value-type="float" office:value="700" calcext:value-type="float">
            <text:p>700</text:p>
          </table:table-cell>
          <table:table-cell table:formula="of:=ABS(0.03 * [.C1514])" office:value-type="float" office:value="21" calcext:value-type="float">
            <text:p>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0.001" calcext:value-type="float">
            <text:p>0.001</text:p>
          </table:table-cell>
          <table:table-cell office:value-type="float" office:value="699.5" calcext:value-type="float">
            <text:p>699.5</text:p>
          </table:table-cell>
          <table:table-cell table:formula="of:=ABS(0.03 * [.C1515])" office:value-type="float" office:value="20.985" calcext:value-type="float">
            <text:p>20.9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01" calcext:value-type="float">
            <text:p>0.001</text:p>
          </table:table-cell>
          <table:table-cell office:value-type="float" office:value="697" calcext:value-type="float">
            <text:p>697</text:p>
          </table:table-cell>
          <table:table-cell table:formula="of:=ABS(0.03 * [.C1516])" office:value-type="float" office:value="20.91" calcext:value-type="float">
            <text:p>20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525" calcext:value-type="float">
            <text:p>1.5525</text:p>
          </table:table-cell>
          <table:table-cell office:value-type="float" office:value="0.001" calcext:value-type="float">
            <text:p>0.001</text:p>
          </table:table-cell>
          <table:table-cell office:value-type="float" office:value="694" calcext:value-type="float">
            <text:p>694</text:p>
          </table:table-cell>
          <table:table-cell table:formula="of:=ABS(0.03 * [.C1517])" office:value-type="float" office:value="20.82" calcext:value-type="float">
            <text:p>20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495" calcext:value-type="float">
            <text:p>1.5495</text:p>
          </table:table-cell>
          <table:table-cell office:value-type="float" office:value="0.001" calcext:value-type="float">
            <text:p>0.001</text:p>
          </table:table-cell>
          <table:table-cell office:value-type="float" office:value="692.5" calcext:value-type="float">
            <text:p>692.5</text:p>
          </table:table-cell>
          <table:table-cell table:formula="of:=ABS(0.03 * [.C1518])" office:value-type="float" office:value="20.775" calcext:value-type="float">
            <text:p>20.7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0.001" calcext:value-type="float">
            <text:p>0.001</text:p>
          </table:table-cell>
          <table:table-cell office:value-type="float" office:value="691.5" calcext:value-type="float">
            <text:p>691.5</text:p>
          </table:table-cell>
          <table:table-cell table:formula="of:=ABS(0.03 * [.C1519])" office:value-type="float" office:value="20.745" calcext:value-type="float">
            <text:p>20.7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0.001" calcext:value-type="float">
            <text:p>0.001</text:p>
          </table:table-cell>
          <table:table-cell office:value-type="float" office:value="690" calcext:value-type="float">
            <text:p>690</text:p>
          </table:table-cell>
          <table:table-cell table:formula="of:=ABS(0.03 * [.C1520])" office:value-type="float" office:value="20.7" calcext:value-type="float">
            <text:p>20.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.001" calcext:value-type="float">
            <text:p>0.001</text:p>
          </table:table-cell>
          <table:table-cell office:value-type="float" office:value="689" calcext:value-type="float">
            <text:p>689</text:p>
          </table:table-cell>
          <table:table-cell table:formula="of:=ABS(0.03 * [.C1521])" office:value-type="float" office:value="20.67" calcext:value-type="float">
            <text:p>20.6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01" calcext:value-type="float">
            <text:p>0.001</text:p>
          </table:table-cell>
          <table:table-cell office:value-type="float" office:value="687" calcext:value-type="float">
            <text:p>687</text:p>
          </table:table-cell>
          <table:table-cell table:formula="of:=ABS(0.03 * [.C1522])" office:value-type="float" office:value="20.61" calcext:value-type="float">
            <text:p>20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255" calcext:value-type="float">
            <text:p>1.5255</text:p>
          </table:table-cell>
          <table:table-cell office:value-type="float" office:value="0.001" calcext:value-type="float">
            <text:p>0.001</text:p>
          </table:table-cell>
          <table:table-cell office:value-type="float" office:value="685" calcext:value-type="float">
            <text:p>685</text:p>
          </table:table-cell>
          <table:table-cell table:formula="of:=ABS(0.03 * [.C1523])" office:value-type="float" office:value="20.55" calcext:value-type="float">
            <text:p>20.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195" calcext:value-type="float">
            <text:p>1.5195</text:p>
          </table:table-cell>
          <table:table-cell office:value-type="float" office:value="0.001" calcext:value-type="float">
            <text:p>0.001</text:p>
          </table:table-cell>
          <table:table-cell office:value-type="float" office:value="684" calcext:value-type="float">
            <text:p>684</text:p>
          </table:table-cell>
          <table:table-cell table:formula="of:=ABS(0.03 * [.C1524])" office:value-type="float" office:value="20.52" calcext:value-type="float">
            <text:p>20.5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0.001" calcext:value-type="float">
            <text:p>0.001</text:p>
          </table:table-cell>
          <table:table-cell office:value-type="float" office:value="682.5" calcext:value-type="float">
            <text:p>682.5</text:p>
          </table:table-cell>
          <table:table-cell table:formula="of:=ABS(0.03 * [.C1525])" office:value-type="float" office:value="20.475" calcext:value-type="float">
            <text:p>20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5075" calcext:value-type="float">
            <text:p>1.5075</text:p>
          </table:table-cell>
          <table:table-cell office:value-type="float" office:value="0.001" calcext:value-type="float">
            <text:p>0.001</text:p>
          </table:table-cell>
          <table:table-cell office:value-type="float" office:value="680.5" calcext:value-type="float">
            <text:p>680.5</text:p>
          </table:table-cell>
          <table:table-cell table:formula="of:=ABS(0.03 * [.C1526])" office:value-type="float" office:value="20.415" calcext:value-type="float">
            <text:p>20.4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985" calcext:value-type="float">
            <text:p>1.4985</text:p>
          </table:table-cell>
          <table:table-cell office:value-type="float" office:value="0.001" calcext:value-type="float">
            <text:p>0.001</text:p>
          </table:table-cell>
          <table:table-cell office:value-type="float" office:value="678.5" calcext:value-type="float">
            <text:p>678.5</text:p>
          </table:table-cell>
          <table:table-cell table:formula="of:=ABS(0.03 * [.C1527])" office:value-type="float" office:value="20.355" calcext:value-type="float">
            <text:p>20.3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97" calcext:value-type="float">
            <text:p>1.497</text:p>
          </table:table-cell>
          <table:table-cell office:value-type="float" office:value="0.001" calcext:value-type="float">
            <text:p>0.001</text:p>
          </table:table-cell>
          <table:table-cell office:value-type="float" office:value="677.5" calcext:value-type="float">
            <text:p>677.5</text:p>
          </table:table-cell>
          <table:table-cell table:formula="of:=ABS(0.03 * [.C1528])" office:value-type="float" office:value="20.325" calcext:value-type="float">
            <text:p>20.3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895" calcext:value-type="float">
            <text:p>1.4895</text:p>
          </table:table-cell>
          <table:table-cell office:value-type="float" office:value="0.001" calcext:value-type="float">
            <text:p>0.001</text:p>
          </table:table-cell>
          <table:table-cell office:value-type="float" office:value="675" calcext:value-type="float">
            <text:p>675</text:p>
          </table:table-cell>
          <table:table-cell table:formula="of:=ABS(0.03 * [.C1529])" office:value-type="float" office:value="20.25" calcext:value-type="float">
            <text:p>20.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0.001" calcext:value-type="float">
            <text:p>0.001</text:p>
          </table:table-cell>
          <table:table-cell office:value-type="float" office:value="672.5" calcext:value-type="float">
            <text:p>672.5</text:p>
          </table:table-cell>
          <table:table-cell table:formula="of:=ABS(0.03 * [.C1530])" office:value-type="float" office:value="20.175" calcext:value-type="float">
            <text:p>20.1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01" calcext:value-type="float">
            <text:p>0.001</text:p>
          </table:table-cell>
          <table:table-cell office:value-type="float" office:value="670" calcext:value-type="float">
            <text:p>670</text:p>
          </table:table-cell>
          <table:table-cell table:formula="of:=ABS(0.03 * [.C1531])" office:value-type="float" office:value="20.1" calcext:value-type="float">
            <text:p>20.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655" calcext:value-type="float">
            <text:p>1.4655</text:p>
          </table:table-cell>
          <table:table-cell office:value-type="float" office:value="0.001" calcext:value-type="float">
            <text:p>0.001</text:p>
          </table:table-cell>
          <table:table-cell office:value-type="float" office:value="667.5" calcext:value-type="float">
            <text:p>667.5</text:p>
          </table:table-cell>
          <table:table-cell table:formula="of:=ABS(0.03 * [.C1532])" office:value-type="float" office:value="20.025" calcext:value-type="float">
            <text:p>20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61" calcext:value-type="float">
            <text:p>1.461</text:p>
          </table:table-cell>
          <table:table-cell office:value-type="float" office:value="0.001" calcext:value-type="float">
            <text:p>0.001</text:p>
          </table:table-cell>
          <table:table-cell office:value-type="float" office:value="666" calcext:value-type="float">
            <text:p>666</text:p>
          </table:table-cell>
          <table:table-cell table:formula="of:=ABS(0.03 * [.C1533])" office:value-type="float" office:value="19.98" calcext:value-type="float">
            <text:p>19.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535" calcext:value-type="float">
            <text:p>1.4535</text:p>
          </table:table-cell>
          <table:table-cell office:value-type="float" office:value="0.001" calcext:value-type="float">
            <text:p>0.001</text:p>
          </table:table-cell>
          <table:table-cell office:value-type="float" office:value="664" calcext:value-type="float">
            <text:p>664</text:p>
          </table:table-cell>
          <table:table-cell table:formula="of:=ABS(0.03 * [.C1534])" office:value-type="float" office:value="19.92" calcext:value-type="float">
            <text:p>19.9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0.001" calcext:value-type="float">
            <text:p>0.001</text:p>
          </table:table-cell>
          <table:table-cell office:value-type="float" office:value="663.5" calcext:value-type="float">
            <text:p>663.5</text:p>
          </table:table-cell>
          <table:table-cell table:formula="of:=ABS(0.03 * [.C1535])" office:value-type="float" office:value="19.905" calcext:value-type="float">
            <text:p>19.9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0.001" calcext:value-type="float">
            <text:p>0.001</text:p>
          </table:table-cell>
          <table:table-cell office:value-type="float" office:value="662.5" calcext:value-type="float">
            <text:p>662.5</text:p>
          </table:table-cell>
          <table:table-cell table:formula="of:=ABS(0.03 * [.C1536])" office:value-type="float" office:value="19.875" calcext:value-type="float">
            <text:p>19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49" calcext:value-type="float">
            <text:p>1.449</text:p>
          </table:table-cell>
          <table:table-cell office:value-type="float" office:value="0.001" calcext:value-type="float">
            <text:p>0.001</text:p>
          </table:table-cell>
          <table:table-cell office:value-type="float" office:value="662" calcext:value-type="float">
            <text:p>662</text:p>
          </table:table-cell>
          <table:table-cell table:formula="of:=ABS(0.03 * [.C1537])" office:value-type="float" office:value="19.86" calcext:value-type="float">
            <text:p>19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49" calcext:value-type="float">
            <text:p>1.449</text:p>
          </table:table-cell>
          <table:table-cell office:value-type="float" office:value="0.001" calcext:value-type="float">
            <text:p>0.001</text:p>
          </table:table-cell>
          <table:table-cell office:value-type="float" office:value="661.5" calcext:value-type="float">
            <text:p>661.5</text:p>
          </table:table-cell>
          <table:table-cell table:formula="of:=ABS(0.03 * [.C1538])" office:value-type="float" office:value="19.845" calcext:value-type="float">
            <text:p>19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475" calcext:value-type="float">
            <text:p>1.4475</text:p>
          </table:table-cell>
          <table:table-cell office:value-type="float" office:value="0.001" calcext:value-type="float">
            <text:p>0.001</text:p>
          </table:table-cell>
          <table:table-cell office:value-type="float" office:value="661" calcext:value-type="float">
            <text:p>661</text:p>
          </table:table-cell>
          <table:table-cell table:formula="of:=ABS(0.03 * [.C1539])" office:value-type="float" office:value="19.83" calcext:value-type="float">
            <text:p>19.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385" calcext:value-type="float">
            <text:p>1.4385</text:p>
          </table:table-cell>
          <table:table-cell office:value-type="float" office:value="0.001" calcext:value-type="float">
            <text:p>0.001</text:p>
          </table:table-cell>
          <table:table-cell office:value-type="float" office:value="660" calcext:value-type="float">
            <text:p>660</text:p>
          </table:table-cell>
          <table:table-cell table:formula="of:=ABS(0.03 * [.C1540])" office:value-type="float" office:value="19.8" calcext:value-type="float">
            <text:p>19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 office:value-type="float" office:value="0.001" calcext:value-type="float">
            <text:p>0.001</text:p>
          </table:table-cell>
          <table:table-cell office:value-type="float" office:value="658" calcext:value-type="float">
            <text:p>658</text:p>
          </table:table-cell>
          <table:table-cell table:formula="of:=ABS(0.03 * [.C1541])" office:value-type="float" office:value="19.74" calcext:value-type="float">
            <text:p>19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265" calcext:value-type="float">
            <text:p>1.4265</text:p>
          </table:table-cell>
          <table:table-cell office:value-type="float" office:value="0.001" calcext:value-type="float">
            <text:p>0.001</text:p>
          </table:table-cell>
          <table:table-cell office:value-type="float" office:value="656" calcext:value-type="float">
            <text:p>656</text:p>
          </table:table-cell>
          <table:table-cell table:formula="of:=ABS(0.03 * [.C1542])" office:value-type="float" office:value="19.68" calcext:value-type="float">
            <text:p>19.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205" calcext:value-type="float">
            <text:p>1.4205</text:p>
          </table:table-cell>
          <table:table-cell office:value-type="float" office:value="0.001" calcext:value-type="float">
            <text:p>0.001</text:p>
          </table:table-cell>
          <table:table-cell office:value-type="float" office:value="653.5" calcext:value-type="float">
            <text:p>653.5</text:p>
          </table:table-cell>
          <table:table-cell table:formula="of:=ABS(0.03 * [.C1543])" office:value-type="float" office:value="19.605" calcext:value-type="float">
            <text:p>19.6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13" calcext:value-type="float">
            <text:p>1.413</text:p>
          </table:table-cell>
          <table:table-cell office:value-type="float" office:value="0.001" calcext:value-type="float">
            <text:p>0.001</text:p>
          </table:table-cell>
          <table:table-cell office:value-type="float" office:value="652" calcext:value-type="float">
            <text:p>652</text:p>
          </table:table-cell>
          <table:table-cell table:formula="of:=ABS(0.03 * [.C1544])" office:value-type="float" office:value="19.56" calcext:value-type="float">
            <text:p>19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0.001" calcext:value-type="float">
            <text:p>0.001</text:p>
          </table:table-cell>
          <table:table-cell office:value-type="float" office:value="649.5" calcext:value-type="float">
            <text:p>649.5</text:p>
          </table:table-cell>
          <table:table-cell table:formula="of:=ABS(0.03 * [.C1545])" office:value-type="float" office:value="19.485" calcext:value-type="float">
            <text:p>19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401" calcext:value-type="float">
            <text:p>1.401</text:p>
          </table:table-cell>
          <table:table-cell office:value-type="float" office:value="0.001" calcext:value-type="float">
            <text:p>0.001</text:p>
          </table:table-cell>
          <table:table-cell office:value-type="float" office:value="647.5" calcext:value-type="float">
            <text:p>647.5</text:p>
          </table:table-cell>
          <table:table-cell table:formula="of:=ABS(0.03 * [.C1546])" office:value-type="float" office:value="19.425" calcext:value-type="float">
            <text:p>19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0.001" calcext:value-type="float">
            <text:p>0.001</text:p>
          </table:table-cell>
          <table:table-cell office:value-type="float" office:value="646" calcext:value-type="float">
            <text:p>646</text:p>
          </table:table-cell>
          <table:table-cell table:formula="of:=ABS(0.03 * [.C1547])" office:value-type="float" office:value="19.38" calcext:value-type="float">
            <text:p>19.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875" calcext:value-type="float">
            <text:p>1.3875</text:p>
          </table:table-cell>
          <table:table-cell office:value-type="float" office:value="0.001" calcext:value-type="float">
            <text:p>0.001</text:p>
          </table:table-cell>
          <table:table-cell office:value-type="float" office:value="644.5" calcext:value-type="float">
            <text:p>644.5</text:p>
          </table:table-cell>
          <table:table-cell table:formula="of:=ABS(0.03 * [.C1548])" office:value-type="float" office:value="19.335" calcext:value-type="float">
            <text:p>19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815" calcext:value-type="float">
            <text:p>1.3815</text:p>
          </table:table-cell>
          <table:table-cell office:value-type="float" office:value="0.001" calcext:value-type="float">
            <text:p>0.001</text:p>
          </table:table-cell>
          <table:table-cell office:value-type="float" office:value="642.5" calcext:value-type="float">
            <text:p>642.5</text:p>
          </table:table-cell>
          <table:table-cell table:formula="of:=ABS(0.03 * [.C1549])" office:value-type="float" office:value="19.275" calcext:value-type="float">
            <text:p>19.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725" calcext:value-type="float">
            <text:p>1.3725</text:p>
          </table:table-cell>
          <table:table-cell office:value-type="float" office:value="0.001" calcext:value-type="float">
            <text:p>0.001</text:p>
          </table:table-cell>
          <table:table-cell office:value-type="float" office:value="640" calcext:value-type="float">
            <text:p>640</text:p>
          </table:table-cell>
          <table:table-cell table:formula="of:=ABS(0.03 * [.C1550])" office:value-type="float" office:value="19.2" calcext:value-type="float">
            <text:p>19.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0.001" calcext:value-type="float">
            <text:p>0.001</text:p>
          </table:table-cell>
          <table:table-cell office:value-type="float" office:value="637" calcext:value-type="float">
            <text:p>637</text:p>
          </table:table-cell>
          <table:table-cell table:formula="of:=ABS(0.03 * [.C1551])" office:value-type="float" office:value="19.11" calcext:value-type="float">
            <text:p>19.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605" calcext:value-type="float">
            <text:p>1.3605</text:p>
          </table:table-cell>
          <table:table-cell office:value-type="float" office:value="0.001" calcext:value-type="float">
            <text:p>0.001</text:p>
          </table:table-cell>
          <table:table-cell office:value-type="float" office:value="635" calcext:value-type="float">
            <text:p>635</text:p>
          </table:table-cell>
          <table:table-cell table:formula="of:=ABS(0.03 * [.C1552])" office:value-type="float" office:value="19.05" calcext:value-type="float">
            <text:p>19.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56" calcext:value-type="float">
            <text:p>1.356</text:p>
          </table:table-cell>
          <table:table-cell office:value-type="float" office:value="0.001" calcext:value-type="float">
            <text:p>0.001</text:p>
          </table:table-cell>
          <table:table-cell office:value-type="float" office:value="634" calcext:value-type="float">
            <text:p>634</text:p>
          </table:table-cell>
          <table:table-cell table:formula="of:=ABS(0.03 * [.C1553])" office:value-type="float" office:value="19.02" calcext:value-type="float">
            <text:p>19.0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515" calcext:value-type="float">
            <text:p>1.3515</text:p>
          </table:table-cell>
          <table:table-cell office:value-type="float" office:value="0.001" calcext:value-type="float">
            <text:p>0.001</text:p>
          </table:table-cell>
          <table:table-cell office:value-type="float" office:value="632.5" calcext:value-type="float">
            <text:p>632.5</text:p>
          </table:table-cell>
          <table:table-cell table:formula="of:=ABS(0.03 * [.C1554])" office:value-type="float" office:value="18.975" calcext:value-type="float">
            <text:p>18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.001" calcext:value-type="float">
            <text:p>0.001</text:p>
          </table:table-cell>
          <table:table-cell office:value-type="float" office:value="630.5" calcext:value-type="float">
            <text:p>630.5</text:p>
          </table:table-cell>
          <table:table-cell table:formula="of:=ABS(0.03 * [.C1555])" office:value-type="float" office:value="18.915" calcext:value-type="float">
            <text:p>18.9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425" calcext:value-type="float">
            <text:p>1.3425</text:p>
          </table:table-cell>
          <table:table-cell office:value-type="float" office:value="0.001" calcext:value-type="float">
            <text:p>0.001</text:p>
          </table:table-cell>
          <table:table-cell office:value-type="float" office:value="629" calcext:value-type="float">
            <text:p>629</text:p>
          </table:table-cell>
          <table:table-cell table:formula="of:=ABS(0.03 * [.C1556])" office:value-type="float" office:value="18.87" calcext:value-type="float">
            <text:p>18.8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335" calcext:value-type="float">
            <text:p>1.3335</text:p>
          </table:table-cell>
          <table:table-cell office:value-type="float" office:value="0.001" calcext:value-type="float">
            <text:p>0.001</text:p>
          </table:table-cell>
          <table:table-cell office:value-type="float" office:value="627" calcext:value-type="float">
            <text:p>627</text:p>
          </table:table-cell>
          <table:table-cell table:formula="of:=ABS(0.03 * [.C1557])" office:value-type="float" office:value="18.81" calcext:value-type="float">
            <text:p>18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245" calcext:value-type="float">
            <text:p>1.3245</text:p>
          </table:table-cell>
          <table:table-cell office:value-type="float" office:value="0.001" calcext:value-type="float">
            <text:p>0.001</text:p>
          </table:table-cell>
          <table:table-cell office:value-type="float" office:value="624.5" calcext:value-type="float">
            <text:p>624.5</text:p>
          </table:table-cell>
          <table:table-cell table:formula="of:=ABS(0.03 * [.C1558])" office:value-type="float" office:value="18.735" calcext:value-type="float">
            <text:p>18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245" calcext:value-type="float">
            <text:p>1.3245</text:p>
          </table:table-cell>
          <table:table-cell office:value-type="float" office:value="0.001" calcext:value-type="float">
            <text:p>0.001</text:p>
          </table:table-cell>
          <table:table-cell office:value-type="float" office:value="623.5" calcext:value-type="float">
            <text:p>623.5</text:p>
          </table:table-cell>
          <table:table-cell table:formula="of:=ABS(0.03 * [.C1559])" office:value-type="float" office:value="18.705" calcext:value-type="float">
            <text:p>18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01" calcext:value-type="float">
            <text:p>0.001</text:p>
          </table:table-cell>
          <table:table-cell office:value-type="float" office:value="622" calcext:value-type="float">
            <text:p>622</text:p>
          </table:table-cell>
          <table:table-cell table:formula="of:=ABS(0.03 * [.C1560])" office:value-type="float" office:value="18.66" calcext:value-type="float">
            <text:p>18.6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17" calcext:value-type="float">
            <text:p>1.317</text:p>
          </table:table-cell>
          <table:table-cell office:value-type="float" office:value="0.001" calcext:value-type="float">
            <text:p>0.001</text:p>
          </table:table-cell>
          <table:table-cell office:value-type="float" office:value="621" calcext:value-type="float">
            <text:p>621</text:p>
          </table:table-cell>
          <table:table-cell table:formula="of:=ABS(0.03 * [.C1561])" office:value-type="float" office:value="18.63" calcext:value-type="float">
            <text:p>18.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155" calcext:value-type="float">
            <text:p>1.3155</text:p>
          </table:table-cell>
          <table:table-cell office:value-type="float" office:value="0.001" calcext:value-type="float">
            <text:p>0.001</text:p>
          </table:table-cell>
          <table:table-cell office:value-type="float" office:value="620.5" calcext:value-type="float">
            <text:p>620.5</text:p>
          </table:table-cell>
          <table:table-cell table:formula="of:=ABS(0.03 * [.C1562])" office:value-type="float" office:value="18.615" calcext:value-type="float">
            <text:p>18.6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11" calcext:value-type="float">
            <text:p>1.311</text:p>
          </table:table-cell>
          <table:table-cell office:value-type="float" office:value="0.001" calcext:value-type="float">
            <text:p>0.001</text:p>
          </table:table-cell>
          <table:table-cell office:value-type="float" office:value="619" calcext:value-type="float">
            <text:p>619</text:p>
          </table:table-cell>
          <table:table-cell table:formula="of:=ABS(0.03 * [.C1563])" office:value-type="float" office:value="18.57" calcext:value-type="float">
            <text:p>18.5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0.001" calcext:value-type="float">
            <text:p>0.001</text:p>
          </table:table-cell>
          <table:table-cell office:value-type="float" office:value="617.5" calcext:value-type="float">
            <text:p>617.5</text:p>
          </table:table-cell>
          <table:table-cell table:formula="of:=ABS(0.03 * [.C1564])" office:value-type="float" office:value="18.525" calcext:value-type="float">
            <text:p>18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3005" calcext:value-type="float">
            <text:p>1.3005</text:p>
          </table:table-cell>
          <table:table-cell office:value-type="float" office:value="0.001" calcext:value-type="float">
            <text:p>0.001</text:p>
          </table:table-cell>
          <table:table-cell office:value-type="float" office:value="616" calcext:value-type="float">
            <text:p>616</text:p>
          </table:table-cell>
          <table:table-cell table:formula="of:=ABS(0.03 * [.C1565])" office:value-type="float" office:value="18.48" calcext:value-type="float">
            <text:p>18.4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975" calcext:value-type="float">
            <text:p>1.2975</text:p>
          </table:table-cell>
          <table:table-cell office:value-type="float" office:value="0.001" calcext:value-type="float">
            <text:p>0.001</text:p>
          </table:table-cell>
          <table:table-cell office:value-type="float" office:value="614.5" calcext:value-type="float">
            <text:p>614.5</text:p>
          </table:table-cell>
          <table:table-cell table:formula="of:=ABS(0.03 * [.C1566])" office:value-type="float" office:value="18.435" calcext:value-type="float">
            <text:p>18.4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975" calcext:value-type="float">
            <text:p>1.2975</text:p>
          </table:table-cell>
          <table:table-cell office:value-type="float" office:value="0.001" calcext:value-type="float">
            <text:p>0.001</text:p>
          </table:table-cell>
          <table:table-cell office:value-type="float" office:value="614" calcext:value-type="float">
            <text:p>614</text:p>
          </table:table-cell>
          <table:table-cell table:formula="of:=ABS(0.03 * [.C1567])" office:value-type="float" office:value="18.42" calcext:value-type="float">
            <text:p>18.4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0.001" calcext:value-type="float">
            <text:p>0.001</text:p>
          </table:table-cell>
          <table:table-cell office:value-type="float" office:value="613.5" calcext:value-type="float">
            <text:p>613.5</text:p>
          </table:table-cell>
          <table:table-cell table:formula="of:=ABS(0.03 * [.C1568])" office:value-type="float" office:value="18.405" calcext:value-type="float">
            <text:p>18.4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01" calcext:value-type="float">
            <text:p>0.001</text:p>
          </table:table-cell>
          <table:table-cell office:value-type="float" office:value="612" calcext:value-type="float">
            <text:p>612</text:p>
          </table:table-cell>
          <table:table-cell table:formula="of:=ABS(0.03 * [.C1569])" office:value-type="float" office:value="18.36" calcext:value-type="float">
            <text:p>18.3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0.001" calcext:value-type="float">
            <text:p>0.001</text:p>
          </table:table-cell>
          <table:table-cell office:value-type="float" office:value="610" calcext:value-type="float">
            <text:p>610</text:p>
          </table:table-cell>
          <table:table-cell table:formula="of:=ABS(0.03 * [.C1570])" office:value-type="float" office:value="18.3" calcext:value-type="float">
            <text:p>18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675" calcext:value-type="float">
            <text:p>1.2675</text:p>
          </table:table-cell>
          <table:table-cell office:value-type="float" office:value="0.001" calcext:value-type="float">
            <text:p>0.001</text:p>
          </table:table-cell>
          <table:table-cell office:value-type="float" office:value="607" calcext:value-type="float">
            <text:p>607</text:p>
          </table:table-cell>
          <table:table-cell table:formula="of:=ABS(0.03 * [.C1571])" office:value-type="float" office:value="18.21" calcext:value-type="float">
            <text:p>18.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615" calcext:value-type="float">
            <text:p>1.2615</text:p>
          </table:table-cell>
          <table:table-cell office:value-type="float" office:value="0.001" calcext:value-type="float">
            <text:p>0.001</text:p>
          </table:table-cell>
          <table:table-cell office:value-type="float" office:value="603.5" calcext:value-type="float">
            <text:p>603.5</text:p>
          </table:table-cell>
          <table:table-cell table:formula="of:=ABS(0.03 * [.C1572])" office:value-type="float" office:value="18.105" calcext:value-type="float">
            <text:p>18.1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01" calcext:value-type="float">
            <text:p>0.001</text:p>
          </table:table-cell>
          <table:table-cell office:value-type="float" office:value="602.5" calcext:value-type="float">
            <text:p>602.5</text:p>
          </table:table-cell>
          <table:table-cell table:formula="of:=ABS(0.03 * [.C1573])" office:value-type="float" office:value="18.075" calcext:value-type="float">
            <text:p>18.0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57" calcext:value-type="float">
            <text:p>1.257</text:p>
          </table:table-cell>
          <table:table-cell office:value-type="float" office:value="0.001" calcext:value-type="float">
            <text:p>0.001</text:p>
          </table:table-cell>
          <table:table-cell office:value-type="float" office:value="601.5" calcext:value-type="float">
            <text:p>601.5</text:p>
          </table:table-cell>
          <table:table-cell table:formula="of:=ABS(0.03 * [.C1574])" office:value-type="float" office:value="18.045" calcext:value-type="float">
            <text:p>18.0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0.001" calcext:value-type="float">
            <text:p>0.001</text:p>
          </table:table-cell>
          <table:table-cell office:value-type="float" office:value="601" calcext:value-type="float">
            <text:p>601</text:p>
          </table:table-cell>
          <table:table-cell table:formula="of:=ABS(0.03 * [.C1575])" office:value-type="float" office:value="18.03" calcext:value-type="float">
            <text:p>18.0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495" calcext:value-type="float">
            <text:p>1.2495</text:p>
          </table:table-cell>
          <table:table-cell office:value-type="float" office:value="0.001" calcext:value-type="float">
            <text:p>0.001</text:p>
          </table:table-cell>
          <table:table-cell office:value-type="float" office:value="599.5" calcext:value-type="float">
            <text:p>599.5</text:p>
          </table:table-cell>
          <table:table-cell table:formula="of:=ABS(0.03 * [.C1576])" office:value-type="float" office:value="17.985" calcext:value-type="float">
            <text:p>17.9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39" calcext:value-type="float">
            <text:p>1.239</text:p>
          </table:table-cell>
          <table:table-cell office:value-type="float" office:value="0.001" calcext:value-type="float">
            <text:p>0.001</text:p>
          </table:table-cell>
          <table:table-cell office:value-type="float" office:value="597" calcext:value-type="float">
            <text:p>597</text:p>
          </table:table-cell>
          <table:table-cell table:formula="of:=ABS(0.03 * [.C1577])" office:value-type="float" office:value="17.91" calcext:value-type="float">
            <text:p>17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345" calcext:value-type="float">
            <text:p>1.2345</text:p>
          </table:table-cell>
          <table:table-cell office:value-type="float" office:value="0.001" calcext:value-type="float">
            <text:p>0.001</text:p>
          </table:table-cell>
          <table:table-cell office:value-type="float" office:value="595" calcext:value-type="float">
            <text:p>595</text:p>
          </table:table-cell>
          <table:table-cell table:formula="of:=ABS(0.03 * [.C1578])" office:value-type="float" office:value="17.85" calcext:value-type="float">
            <text:p>17.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27" calcext:value-type="float">
            <text:p>1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593" calcext:value-type="float">
            <text:p>593</text:p>
          </table:table-cell>
          <table:table-cell table:formula="of:=ABS(0.03 * [.C1579])" office:value-type="float" office:value="17.79" calcext:value-type="float">
            <text:p>17.7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.001" calcext:value-type="float">
            <text:p>0.001</text:p>
          </table:table-cell>
          <table:table-cell office:value-type="float" office:value="591.5" calcext:value-type="float">
            <text:p>591.5</text:p>
          </table:table-cell>
          <table:table-cell table:formula="of:=ABS(0.03 * [.C1580])" office:value-type="float" office:value="17.745" calcext:value-type="float">
            <text:p>17.7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0.001" calcext:value-type="float">
            <text:p>0.001</text:p>
          </table:table-cell>
          <table:table-cell office:value-type="float" office:value="589.5" calcext:value-type="float">
            <text:p>589.5</text:p>
          </table:table-cell>
          <table:table-cell table:formula="of:=ABS(0.03 * [.C1581])" office:value-type="float" office:value="17.685" calcext:value-type="float">
            <text:p>17.6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165" calcext:value-type="float">
            <text:p>1.2165</text:p>
          </table:table-cell>
          <table:table-cell office:value-type="float" office:value="0.001" calcext:value-type="float">
            <text:p>0.001</text:p>
          </table:table-cell>
          <table:table-cell office:value-type="float" office:value="588.5" calcext:value-type="float">
            <text:p>588.5</text:p>
          </table:table-cell>
          <table:table-cell table:formula="of:=ABS(0.03 * [.C1582])" office:value-type="float" office:value="17.655" calcext:value-type="float">
            <text:p>17.6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135" calcext:value-type="float">
            <text:p>1.2135</text:p>
          </table:table-cell>
          <table:table-cell office:value-type="float" office:value="0.001" calcext:value-type="float">
            <text:p>0.001</text:p>
          </table:table-cell>
          <table:table-cell office:value-type="float" office:value="587" calcext:value-type="float">
            <text:p>587</text:p>
          </table:table-cell>
          <table:table-cell table:formula="of:=ABS(0.03 * [.C1583])" office:value-type="float" office:value="17.61" calcext:value-type="float">
            <text:p>17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2045" calcext:value-type="float">
            <text:p>1.2045</text:p>
          </table:table-cell>
          <table:table-cell office:value-type="float" office:value="0.001" calcext:value-type="float">
            <text:p>0.001</text:p>
          </table:table-cell>
          <table:table-cell office:value-type="float" office:value="586" calcext:value-type="float">
            <text:p>586</text:p>
          </table:table-cell>
          <table:table-cell table:formula="of:=ABS(0.03 * [.C1584])" office:value-type="float" office:value="17.58" calcext:value-type="float">
            <text:p>17.5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985" calcext:value-type="float">
            <text:p>1.1985</text:p>
          </table:table-cell>
          <table:table-cell office:value-type="float" office:value="0.001" calcext:value-type="float">
            <text:p>0.001</text:p>
          </table:table-cell>
          <table:table-cell office:value-type="float" office:value="583.5" calcext:value-type="float">
            <text:p>583.5</text:p>
          </table:table-cell>
          <table:table-cell table:formula="of:=ABS(0.03 * [.C1585])" office:value-type="float" office:value="17.505" calcext:value-type="float">
            <text:p>17.5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925" calcext:value-type="float">
            <text:p>1.1925</text:p>
          </table:table-cell>
          <table:table-cell office:value-type="float" office:value="0.001" calcext:value-type="float">
            <text:p>0.001</text:p>
          </table:table-cell>
          <table:table-cell office:value-type="float" office:value="581" calcext:value-type="float">
            <text:p>581</text:p>
          </table:table-cell>
          <table:table-cell table:formula="of:=ABS(0.03 * [.C1586])" office:value-type="float" office:value="17.43" calcext:value-type="float">
            <text:p>17.4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895" calcext:value-type="float">
            <text:p>1.1895</text:p>
          </table:table-cell>
          <table:table-cell office:value-type="float" office:value="0.001" calcext:value-type="float">
            <text:p>0.001</text:p>
          </table:table-cell>
          <table:table-cell office:value-type="float" office:value="579.5" calcext:value-type="float">
            <text:p>579.5</text:p>
          </table:table-cell>
          <table:table-cell table:formula="of:=ABS(0.03 * [.C1587])" office:value-type="float" office:value="17.385" calcext:value-type="float">
            <text:p>17.3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0.001" calcext:value-type="float">
            <text:p>0.001</text:p>
          </table:table-cell>
          <table:table-cell office:value-type="float" office:value="579" calcext:value-type="float">
            <text:p>579</text:p>
          </table:table-cell>
          <table:table-cell table:formula="of:=ABS(0.03 * [.C1588])" office:value-type="float" office:value="17.37" calcext:value-type="float">
            <text:p>17.3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835" calcext:value-type="float">
            <text:p>1.1835</text:p>
          </table:table-cell>
          <table:table-cell office:value-type="float" office:value="0.001" calcext:value-type="float">
            <text:p>0.001</text:p>
          </table:table-cell>
          <table:table-cell office:value-type="float" office:value="577.5" calcext:value-type="float">
            <text:p>577.5</text:p>
          </table:table-cell>
          <table:table-cell table:formula="of:=ABS(0.03 * [.C1589])" office:value-type="float" office:value="17.325" calcext:value-type="float">
            <text:p>17.3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0.001" calcext:value-type="float">
            <text:p>0.001</text:p>
          </table:table-cell>
          <table:table-cell office:value-type="float" office:value="576.5" calcext:value-type="float">
            <text:p>576.5</text:p>
          </table:table-cell>
          <table:table-cell table:formula="of:=ABS(0.03 * [.C1590])" office:value-type="float" office:value="17.295" calcext:value-type="float">
            <text:p>17.2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0.001" calcext:value-type="float">
            <text:p>0.001</text:p>
          </table:table-cell>
          <table:table-cell office:value-type="float" office:value="569" calcext:value-type="float">
            <text:p>569</text:p>
          </table:table-cell>
          <table:table-cell table:formula="of:=ABS(0.03 * [.C1591])" office:value-type="float" office:value="17.07" calcext:value-type="float">
            <text:p>17.0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.001" calcext:value-type="float">
            <text:p>0.001</text:p>
          </table:table-cell>
          <table:table-cell office:value-type="float" office:value="561" calcext:value-type="float">
            <text:p>561</text:p>
          </table:table-cell>
          <table:table-cell table:formula="of:=ABS(0.03 * [.C1592])" office:value-type="float" office:value="16.83" calcext:value-type="float">
            <text:p>16.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085" calcext:value-type="float">
            <text:p>1.1085</text:p>
          </table:table-cell>
          <table:table-cell office:value-type="float" office:value="0.001" calcext:value-type="float">
            <text:p>0.001</text:p>
          </table:table-cell>
          <table:table-cell office:value-type="float" office:value="555.5" calcext:value-type="float">
            <text:p>555.5</text:p>
          </table:table-cell>
          <table:table-cell table:formula="of:=ABS(0.03 * [.C1593])" office:value-type="float" office:value="16.665" calcext:value-type="float">
            <text:p>16.6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.001" calcext:value-type="float">
            <text:p>0.001</text:p>
          </table:table-cell>
          <table:table-cell office:value-type="float" office:value="552" calcext:value-type="float">
            <text:p>552</text:p>
          </table:table-cell>
          <table:table-cell table:formula="of:=ABS(0.03 * [.C1594])" office:value-type="float" office:value="16.56" calcext:value-type="float">
            <text:p>16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0.001" calcext:value-type="float">
            <text:p>0.001</text:p>
          </table:table-cell>
          <table:table-cell office:value-type="float" office:value="550" calcext:value-type="float">
            <text:p>550</text:p>
          </table:table-cell>
          <table:table-cell table:formula="of:=ABS(0.03 * [.C1595])" office:value-type="float" office:value="16.5" calcext:value-type="float">
            <text:p>16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965" calcext:value-type="float">
            <text:p>1.0965</text:p>
          </table:table-cell>
          <table:table-cell office:value-type="float" office:value="0.001" calcext:value-type="float">
            <text:p>0.001</text:p>
          </table:table-cell>
          <table:table-cell office:value-type="float" office:value="548.5" calcext:value-type="float">
            <text:p>548.5</text:p>
          </table:table-cell>
          <table:table-cell table:formula="of:=ABS(0.03 * [.C1596])" office:value-type="float" office:value="16.455" calcext:value-type="float">
            <text:p>16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89" calcext:value-type="float">
            <text:p>1.089</text:p>
          </table:table-cell>
          <table:table-cell office:value-type="float" office:value="0.001" calcext:value-type="float">
            <text:p>0.001</text:p>
          </table:table-cell>
          <table:table-cell office:value-type="float" office:value="546.5" calcext:value-type="float">
            <text:p>546.5</text:p>
          </table:table-cell>
          <table:table-cell table:formula="of:=ABS(0.03 * [.C1597])" office:value-type="float" office:value="16.395" calcext:value-type="float">
            <text:p>16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845" calcext:value-type="float">
            <text:p>1.0845</text:p>
          </table:table-cell>
          <table:table-cell office:value-type="float" office:value="0.001" calcext:value-type="float">
            <text:p>0.001</text:p>
          </table:table-cell>
          <table:table-cell office:value-type="float" office:value="544.5" calcext:value-type="float">
            <text:p>544.5</text:p>
          </table:table-cell>
          <table:table-cell table:formula="of:=ABS(0.03 * [.C1598])" office:value-type="float" office:value="16.335" calcext:value-type="float">
            <text:p>16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77" calcext:value-type="float">
            <text:p>1.077</text:p>
          </table:table-cell>
          <table:table-cell office:value-type="float" office:value="0.001" calcext:value-type="float">
            <text:p>0.001</text:p>
          </table:table-cell>
          <table:table-cell office:value-type="float" office:value="543" calcext:value-type="float">
            <text:p>543</text:p>
          </table:table-cell>
          <table:table-cell table:formula="of:=ABS(0.03 * [.C1599])" office:value-type="float" office:value="16.29" calcext:value-type="float">
            <text:p>16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0.001" calcext:value-type="float">
            <text:p>0.001</text:p>
          </table:table-cell>
          <table:table-cell office:value-type="float" office:value="541" calcext:value-type="float">
            <text:p>541</text:p>
          </table:table-cell>
          <table:table-cell table:formula="of:=ABS(0.03 * [.C1600])" office:value-type="float" office:value="16.23" calcext:value-type="float">
            <text:p>16.2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635" calcext:value-type="float">
            <text:p>1.0635</text:p>
          </table:table-cell>
          <table:table-cell office:value-type="float" office:value="0.001" calcext:value-type="float">
            <text:p>0.001</text:p>
          </table:table-cell>
          <table:table-cell office:value-type="float" office:value="538.5" calcext:value-type="float">
            <text:p>538.5</text:p>
          </table:table-cell>
          <table:table-cell table:formula="of:=ABS(0.03 * [.C1601])" office:value-type="float" office:value="16.155" calcext:value-type="float">
            <text:p>16.1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0.001" calcext:value-type="float">
            <text:p>0.001</text:p>
          </table:table-cell>
          <table:table-cell office:value-type="float" office:value="536.5" calcext:value-type="float">
            <text:p>536.5</text:p>
          </table:table-cell>
          <table:table-cell table:formula="of:=ABS(0.03 * [.C1602])" office:value-type="float" office:value="16.095" calcext:value-type="float">
            <text:p>16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545" calcext:value-type="float">
            <text:p>1.0545</text:p>
          </table:table-cell>
          <table:table-cell office:value-type="float" office:value="0.001" calcext:value-type="float">
            <text:p>0.001</text:p>
          </table:table-cell>
          <table:table-cell office:value-type="float" office:value="534.5" calcext:value-type="float">
            <text:p>534.5</text:p>
          </table:table-cell>
          <table:table-cell table:formula="of:=ABS(0.03 * [.C1603])" office:value-type="float" office:value="16.035" calcext:value-type="float">
            <text:p>16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455" calcext:value-type="float">
            <text:p>1.0455</text:p>
          </table:table-cell>
          <table:table-cell office:value-type="float" office:value="0.001" calcext:value-type="float">
            <text:p>0.001</text:p>
          </table:table-cell>
          <table:table-cell office:value-type="float" office:value="532" calcext:value-type="float">
            <text:p>532</text:p>
          </table:table-cell>
          <table:table-cell table:formula="of:=ABS(0.03 * [.C1604])" office:value-type="float" office:value="15.96" calcext:value-type="float">
            <text:p>15.9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335" calcext:value-type="float">
            <text:p>1.0335</text:p>
          </table:table-cell>
          <table:table-cell office:value-type="float" office:value="0.001" calcext:value-type="float">
            <text:p>0.001</text:p>
          </table:table-cell>
          <table:table-cell office:value-type="float" office:value="528" calcext:value-type="float">
            <text:p>528</text:p>
          </table:table-cell>
          <table:table-cell table:formula="of:=ABS(0.03 * [.C1605])" office:value-type="float" office:value="15.84" calcext:value-type="float">
            <text:p>15.8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23" calcext:value-type="float">
            <text:p>1.023</text:p>
          </table:table-cell>
          <table:table-cell office:value-type="float" office:value="0.001" calcext:value-type="float">
            <text:p>0.001</text:p>
          </table:table-cell>
          <table:table-cell office:value-type="float" office:value="524" calcext:value-type="float">
            <text:p>524</text:p>
          </table:table-cell>
          <table:table-cell table:formula="of:=ABS(0.03 * [.C1606])" office:value-type="float" office:value="15.72" calcext:value-type="float">
            <text:p>15.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17" calcext:value-type="float">
            <text:p>1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521.5" calcext:value-type="float">
            <text:p>521.5</text:p>
          </table:table-cell>
          <table:table-cell table:formula="of:=ABS(0.03 * [.C1607])" office:value-type="float" office:value="15.645" calcext:value-type="float">
            <text:p>15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518.5" calcext:value-type="float">
            <text:p>518.5</text:p>
          </table:table-cell>
          <table:table-cell table:formula="of:=ABS(0.03 * [.C1608])" office:value-type="float" office:value="15.555" calcext:value-type="float">
            <text:p>15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0005" calcext:value-type="float">
            <text:p>1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515.5" calcext:value-type="float">
            <text:p>515.5</text:p>
          </table:table-cell>
          <table:table-cell table:formula="of:=ABS(0.03 * [.C1609])" office:value-type="float" office:value="15.465" calcext:value-type="float">
            <text:p>15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001" calcext:value-type="float">
            <text:p>0.001</text:p>
          </table:table-cell>
          <table:table-cell office:value-type="float" office:value="513" calcext:value-type="float">
            <text:p>513</text:p>
          </table:table-cell>
          <table:table-cell table:formula="of:=ABS(0.03 * [.C1610])" office:value-type="float" office:value="15.39" calcext:value-type="float">
            <text:p>15.3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0.001" calcext:value-type="float">
            <text:p>0.001</text:p>
          </table:table-cell>
          <table:table-cell office:value-type="float" office:value="511.5" calcext:value-type="float">
            <text:p>511.5</text:p>
          </table:table-cell>
          <table:table-cell table:formula="of:=ABS(0.03 * [.C1611])" office:value-type="float" office:value="15.345" calcext:value-type="float">
            <text:p>15.3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825" calcext:value-type="float">
            <text:p>0.9825</text:p>
          </table:table-cell>
          <table:table-cell office:value-type="float" office:value="0.001" calcext:value-type="float">
            <text:p>0.001</text:p>
          </table:table-cell>
          <table:table-cell office:value-type="float" office:value="509" calcext:value-type="float">
            <text:p>509</text:p>
          </table:table-cell>
          <table:table-cell table:formula="of:=ABS(0.03 * [.C1612])" office:value-type="float" office:value="15.27" calcext:value-type="float">
            <text:p>15.2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0.001" calcext:value-type="float">
            <text:p>0.001</text:p>
          </table:table-cell>
          <table:table-cell office:value-type="float" office:value="508" calcext:value-type="float">
            <text:p>508</text:p>
          </table:table-cell>
          <table:table-cell table:formula="of:=ABS(0.03 * [.C1613])" office:value-type="float" office:value="15.24" calcext:value-type="float">
            <text:p>15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795" calcext:value-type="float">
            <text:p>0.9795</text:p>
          </table:table-cell>
          <table:table-cell office:value-type="float" office:value="0.001" calcext:value-type="float">
            <text:p>0.001</text:p>
          </table:table-cell>
          <table:table-cell office:value-type="float" office:value="507" calcext:value-type="float">
            <text:p>507</text:p>
          </table:table-cell>
          <table:table-cell table:formula="of:=ABS(0.03 * [.C1614])" office:value-type="float" office:value="15.21" calcext:value-type="float">
            <text:p>15.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765" calcext:value-type="float">
            <text:p>0.9765</text:p>
          </table:table-cell>
          <table:table-cell office:value-type="float" office:value="0.001" calcext:value-type="float">
            <text:p>0.001</text:p>
          </table:table-cell>
          <table:table-cell office:value-type="float" office:value="506" calcext:value-type="float">
            <text:p>506</text:p>
          </table:table-cell>
          <table:table-cell table:formula="of:=ABS(0.03 * [.C1615])" office:value-type="float" office:value="15.18" calcext:value-type="float">
            <text:p>15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735" calcext:value-type="float">
            <text:p>0.9735</text:p>
          </table:table-cell>
          <table:table-cell office:value-type="float" office:value="0.001" calcext:value-type="float">
            <text:p>0.001</text:p>
          </table:table-cell>
          <table:table-cell office:value-type="float" office:value="505.5" calcext:value-type="float">
            <text:p>505.5</text:p>
          </table:table-cell>
          <table:table-cell table:formula="of:=ABS(0.03 * [.C1616])" office:value-type="float" office:value="15.165" calcext:value-type="float">
            <text:p>15.1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735" calcext:value-type="float">
            <text:p>0.9735</text:p>
          </table:table-cell>
          <table:table-cell office:value-type="float" office:value="0.001" calcext:value-type="float">
            <text:p>0.001</text:p>
          </table:table-cell>
          <table:table-cell office:value-type="float" office:value="505" calcext:value-type="float">
            <text:p>505</text:p>
          </table:table-cell>
          <table:table-cell table:formula="of:=ABS(0.03 * [.C1617])" office:value-type="float" office:value="15.15" calcext:value-type="float">
            <text:p>15.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.001" calcext:value-type="float">
            <text:p>0.001</text:p>
          </table:table-cell>
          <table:table-cell office:value-type="float" office:value="504.5" calcext:value-type="float">
            <text:p>504.5</text:p>
          </table:table-cell>
          <table:table-cell table:formula="of:=ABS(0.03 * [.C1618])" office:value-type="float" office:value="15.135" calcext:value-type="float">
            <text:p>15.1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0.001" calcext:value-type="float">
            <text:p>0.001</text:p>
          </table:table-cell>
          <table:table-cell office:value-type="float" office:value="503.5" calcext:value-type="float">
            <text:p>503.5</text:p>
          </table:table-cell>
          <table:table-cell table:formula="of:=ABS(0.03 * [.C1619])" office:value-type="float" office:value="15.105" calcext:value-type="float">
            <text:p>15.1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675" calcext:value-type="float">
            <text:p>0.9675</text:p>
          </table:table-cell>
          <table:table-cell office:value-type="float" office:value="0.001" calcext:value-type="float">
            <text:p>0.001</text:p>
          </table:table-cell>
          <table:table-cell office:value-type="float" office:value="503" calcext:value-type="float">
            <text:p>503</text:p>
          </table:table-cell>
          <table:table-cell table:formula="of:=ABS(0.03 * [.C1620])" office:value-type="float" office:value="15.09" calcext:value-type="float">
            <text:p>15.0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555" calcext:value-type="float">
            <text:p>0.9555</text:p>
          </table:table-cell>
          <table:table-cell office:value-type="float" office:value="0.001" calcext:value-type="float">
            <text:p>0.001</text:p>
          </table:table-cell>
          <table:table-cell office:value-type="float" office:value="499.5" calcext:value-type="float">
            <text:p>499.5</text:p>
          </table:table-cell>
          <table:table-cell table:formula="of:=ABS(0.03 * [.C1621])" office:value-type="float" office:value="14.985" calcext:value-type="float">
            <text:p>14.9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465" calcext:value-type="float">
            <text:p>0.9465</text:p>
          </table:table-cell>
          <table:table-cell office:value-type="float" office:value="0.001" calcext:value-type="float">
            <text:p>0.001</text:p>
          </table:table-cell>
          <table:table-cell office:value-type="float" office:value="497" calcext:value-type="float">
            <text:p>497</text:p>
          </table:table-cell>
          <table:table-cell table:formula="of:=ABS(0.03 * [.C1622])" office:value-type="float" office:value="14.91" calcext:value-type="float">
            <text:p>14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.001" calcext:value-type="float">
            <text:p>0.001</text:p>
          </table:table-cell>
          <table:table-cell office:value-type="float" office:value="495" calcext:value-type="float">
            <text:p>495</text:p>
          </table:table-cell>
          <table:table-cell table:formula="of:=ABS(0.03 * [.C1623])" office:value-type="float" office:value="14.85" calcext:value-type="float">
            <text:p>14.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001" calcext:value-type="float">
            <text:p>0.001</text:p>
          </table:table-cell>
          <table:table-cell office:value-type="float" office:value="492.5" calcext:value-type="float">
            <text:p>492.5</text:p>
          </table:table-cell>
          <table:table-cell table:formula="of:=ABS(0.03 * [.C1624])" office:value-type="float" office:value="14.775" calcext:value-type="float">
            <text:p>14.7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345" calcext:value-type="float">
            <text:p>0.9345</text:p>
          </table:table-cell>
          <table:table-cell office:value-type="float" office:value="0.001" calcext:value-type="float">
            <text:p>0.001</text:p>
          </table:table-cell>
          <table:table-cell office:value-type="float" office:value="491.5" calcext:value-type="float">
            <text:p>491.5</text:p>
          </table:table-cell>
          <table:table-cell table:formula="of:=ABS(0.03 * [.C1625])" office:value-type="float" office:value="14.745" calcext:value-type="float">
            <text:p>14.7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0.001" calcext:value-type="float">
            <text:p>0.001</text:p>
          </table:table-cell>
          <table:table-cell office:value-type="float" office:value="489" calcext:value-type="float">
            <text:p>489</text:p>
          </table:table-cell>
          <table:table-cell table:formula="of:=ABS(0.03 * [.C1626])" office:value-type="float" office:value="14.67" calcext:value-type="float">
            <text:p>14.6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.001" calcext:value-type="float">
            <text:p>0.001</text:p>
          </table:table-cell>
          <table:table-cell office:value-type="float" office:value="487" calcext:value-type="float">
            <text:p>487</text:p>
          </table:table-cell>
          <table:table-cell table:formula="of:=ABS(0.03 * [.C1627])" office:value-type="float" office:value="14.61" calcext:value-type="float">
            <text:p>14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9045" calcext:value-type="float">
            <text:p>0.9045</text:p>
          </table:table-cell>
          <table:table-cell office:value-type="float" office:value="0.001" calcext:value-type="float">
            <text:p>0.001</text:p>
          </table:table-cell>
          <table:table-cell office:value-type="float" office:value="483" calcext:value-type="float">
            <text:p>483</text:p>
          </table:table-cell>
          <table:table-cell table:formula="of:=ABS(0.03 * [.C1628])" office:value-type="float" office:value="14.49" calcext:value-type="float">
            <text:p>14.4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985" calcext:value-type="float">
            <text:p>0.8985</text:p>
          </table:table-cell>
          <table:table-cell office:value-type="float" office:value="0.001" calcext:value-type="float">
            <text:p>0.001</text:p>
          </table:table-cell>
          <table:table-cell office:value-type="float" office:value="479.5" calcext:value-type="float">
            <text:p>479.5</text:p>
          </table:table-cell>
          <table:table-cell table:formula="of:=ABS(0.03 * [.C1629])" office:value-type="float" office:value="14.385" calcext:value-type="float">
            <text:p>14.3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895" calcext:value-type="float">
            <text:p>0.8895</text:p>
          </table:table-cell>
          <table:table-cell office:value-type="float" office:value="0.001" calcext:value-type="float">
            <text:p>0.001</text:p>
          </table:table-cell>
          <table:table-cell office:value-type="float" office:value="476.5" calcext:value-type="float">
            <text:p>476.5</text:p>
          </table:table-cell>
          <table:table-cell table:formula="of:=ABS(0.03 * [.C1630])" office:value-type="float" office:value="14.295" calcext:value-type="float">
            <text:p>14.2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805" calcext:value-type="float">
            <text:p>0.8805</text:p>
          </table:table-cell>
          <table:table-cell office:value-type="float" office:value="0.001" calcext:value-type="float">
            <text:p>0.001</text:p>
          </table:table-cell>
          <table:table-cell office:value-type="float" office:value="473" calcext:value-type="float">
            <text:p>473</text:p>
          </table:table-cell>
          <table:table-cell table:formula="of:=ABS(0.03 * [.C1631])" office:value-type="float" office:value="14.19" calcext:value-type="float">
            <text:p>14.1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745" calcext:value-type="float">
            <text:p>0.8745</text:p>
          </table:table-cell>
          <table:table-cell office:value-type="float" office:value="0.001" calcext:value-type="float">
            <text:p>0.001</text:p>
          </table:table-cell>
          <table:table-cell office:value-type="float" office:value="470.5" calcext:value-type="float">
            <text:p>470.5</text:p>
          </table:table-cell>
          <table:table-cell table:formula="of:=ABS(0.03 * [.C1632])" office:value-type="float" office:value="14.115" calcext:value-type="float">
            <text:p>14.1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715" calcext:value-type="float">
            <text:p>0.8715</text:p>
          </table:table-cell>
          <table:table-cell office:value-type="float" office:value="0.001" calcext:value-type="float">
            <text:p>0.001</text:p>
          </table:table-cell>
          <table:table-cell office:value-type="float" office:value="469" calcext:value-type="float">
            <text:p>469</text:p>
          </table:table-cell>
          <table:table-cell table:formula="of:=ABS(0.03 * [.C1633])" office:value-type="float" office:value="14.07" calcext:value-type="float">
            <text:p>14.0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0.001" calcext:value-type="float">
            <text:p>0.001</text:p>
          </table:table-cell>
          <table:table-cell office:value-type="float" office:value="467" calcext:value-type="float">
            <text:p>467</text:p>
          </table:table-cell>
          <table:table-cell table:formula="of:=ABS(0.03 * [.C1634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655" calcext:value-type="float">
            <text:p>0.8655</text:p>
          </table:table-cell>
          <table:table-cell office:value-type="float" office:value="0.001" calcext:value-type="float">
            <text:p>0.001</text:p>
          </table:table-cell>
          <table:table-cell office:value-type="float" office:value="466" calcext:value-type="float">
            <text:p>466</text:p>
          </table:table-cell>
          <table:table-cell table:formula="of:=ABS(0.03 * [.C1635])" office:value-type="float" office:value="13.98" calcext:value-type="float">
            <text:p>13.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625" calcext:value-type="float">
            <text:p>0.8625</text:p>
          </table:table-cell>
          <table:table-cell office:value-type="float" office:value="0.001" calcext:value-type="float">
            <text:p>0.001</text:p>
          </table:table-cell>
          <table:table-cell office:value-type="float" office:value="465" calcext:value-type="float">
            <text:p>465</text:p>
          </table:table-cell>
          <table:table-cell table:formula="of:=ABS(0.03 * [.C1636])" office:value-type="float" office:value="13.95" calcext:value-type="float">
            <text:p>13.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595" calcext:value-type="float">
            <text:p>0.8595</text:p>
          </table:table-cell>
          <table:table-cell office:value-type="float" office:value="0.001" calcext:value-type="float">
            <text:p>0.001</text:p>
          </table:table-cell>
          <table:table-cell office:value-type="float" office:value="464" calcext:value-type="float">
            <text:p>464</text:p>
          </table:table-cell>
          <table:table-cell table:formula="of:=ABS(0.03 * [.C1637])" office:value-type="float" office:value="13.92" calcext:value-type="float">
            <text:p>13.9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565" calcext:value-type="float">
            <text:p>0.8565</text:p>
          </table:table-cell>
          <table:table-cell office:value-type="float" office:value="0.001" calcext:value-type="float">
            <text:p>0.001</text:p>
          </table:table-cell>
          <table:table-cell office:value-type="float" office:value="462.5" calcext:value-type="float">
            <text:p>462.5</text:p>
          </table:table-cell>
          <table:table-cell table:formula="of:=ABS(0.03 * [.C1638])" office:value-type="float" office:value="13.875" calcext:value-type="float">
            <text:p>13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505" calcext:value-type="float">
            <text:p>0.8505</text:p>
          </table:table-cell>
          <table:table-cell office:value-type="float" office:value="0.001" calcext:value-type="float">
            <text:p>0.001</text:p>
          </table:table-cell>
          <table:table-cell office:value-type="float" office:value="461" calcext:value-type="float">
            <text:p>461</text:p>
          </table:table-cell>
          <table:table-cell table:formula="of:=ABS(0.03 * [.C1639])" office:value-type="float" office:value="13.83" calcext:value-type="float">
            <text:p>13.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445" calcext:value-type="float">
            <text:p>0.8445</text:p>
          </table:table-cell>
          <table:table-cell office:value-type="float" office:value="0.001" calcext:value-type="float">
            <text:p>0.001</text:p>
          </table:table-cell>
          <table:table-cell office:value-type="float" office:value="459.5" calcext:value-type="float">
            <text:p>459.5</text:p>
          </table:table-cell>
          <table:table-cell table:formula="of:=ABS(0.03 * [.C1640])" office:value-type="float" office:value="13.785" calcext:value-type="float">
            <text:p>13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445" calcext:value-type="float">
            <text:p>0.8445</text:p>
          </table:table-cell>
          <table:table-cell office:value-type="float" office:value="0.001" calcext:value-type="float">
            <text:p>0.001</text:p>
          </table:table-cell>
          <table:table-cell office:value-type="float" office:value="458.5" calcext:value-type="float">
            <text:p>458.5</text:p>
          </table:table-cell>
          <table:table-cell table:formula="of:=ABS(0.03 * [.C1641])" office:value-type="float" office:value="13.755" calcext:value-type="float">
            <text:p>13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445" calcext:value-type="float">
            <text:p>0.8445</text:p>
          </table:table-cell>
          <table:table-cell office:value-type="float" office:value="0.001" calcext:value-type="float">
            <text:p>0.001</text:p>
          </table:table-cell>
          <table:table-cell office:value-type="float" office:value="458" calcext:value-type="float">
            <text:p>458</text:p>
          </table:table-cell>
          <table:table-cell table:formula="of:=ABS(0.03 * [.C1642])" office:value-type="float" office:value="13.74" calcext:value-type="float">
            <text:p>13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445" calcext:value-type="float">
            <text:p>0.8445</text:p>
          </table:table-cell>
          <table:table-cell office:value-type="float" office:value="0.001" calcext:value-type="float">
            <text:p>0.001</text:p>
          </table:table-cell>
          <table:table-cell office:value-type="float" office:value="457.5" calcext:value-type="float">
            <text:p>457.5</text:p>
          </table:table-cell>
          <table:table-cell table:formula="of:=ABS(0.03 * [.C1643])" office:value-type="float" office:value="13.725" calcext:value-type="float">
            <text:p>13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415" calcext:value-type="float">
            <text:p>0.8415</text:p>
          </table:table-cell>
          <table:table-cell office:value-type="float" office:value="0.001" calcext:value-type="float">
            <text:p>0.001</text:p>
          </table:table-cell>
          <table:table-cell office:value-type="float" office:value="458" calcext:value-type="float">
            <text:p>458</text:p>
          </table:table-cell>
          <table:table-cell table:formula="of:=ABS(0.03 * [.C1644])" office:value-type="float" office:value="13.74" calcext:value-type="float">
            <text:p>13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1" calcext:value-type="float">
            <text:p>0.001</text:p>
          </table:table-cell>
          <table:table-cell office:value-type="float" office:value="457" calcext:value-type="float">
            <text:p>457</text:p>
          </table:table-cell>
          <table:table-cell table:formula="of:=ABS(0.03 * [.C1645])" office:value-type="float" office:value="13.71" calcext:value-type="float">
            <text:p>13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295" calcext:value-type="float">
            <text:p>0.8295</text:p>
          </table:table-cell>
          <table:table-cell office:value-type="float" office:value="0.001" calcext:value-type="float">
            <text:p>0.001</text:p>
          </table:table-cell>
          <table:table-cell office:value-type="float" office:value="454" calcext:value-type="float">
            <text:p>454</text:p>
          </table:table-cell>
          <table:table-cell table:formula="of:=ABS(0.03 * [.C1646])" office:value-type="float" office:value="13.62" calcext:value-type="float">
            <text:p>13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205" calcext:value-type="float">
            <text:p>0.8205</text:p>
          </table:table-cell>
          <table:table-cell office:value-type="float" office:value="0.001" calcext:value-type="float">
            <text:p>0.001</text:p>
          </table:table-cell>
          <table:table-cell office:value-type="float" office:value="450.5" calcext:value-type="float">
            <text:p>450.5</text:p>
          </table:table-cell>
          <table:table-cell table:formula="of:=ABS(0.03 * [.C1647])" office:value-type="float" office:value="13.515" calcext:value-type="float">
            <text:p>13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001" calcext:value-type="float">
            <text:p>0.001</text:p>
          </table:table-cell>
          <table:table-cell office:value-type="float" office:value="448.5" calcext:value-type="float">
            <text:p>448.5</text:p>
          </table:table-cell>
          <table:table-cell table:formula="of:=ABS(0.03 * [.C1648])" office:value-type="float" office:value="13.455" calcext:value-type="float">
            <text:p>13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1" calcext:value-type="float">
            <text:p>0.001</text:p>
          </table:table-cell>
          <table:table-cell office:value-type="float" office:value="446.5" calcext:value-type="float">
            <text:p>446.5</text:p>
          </table:table-cell>
          <table:table-cell table:formula="of:=ABS(0.03 * [.C1649])" office:value-type="float" office:value="13.395" calcext:value-type="float">
            <text:p>13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055" calcext:value-type="float">
            <text:p>0.8055</text:p>
          </table:table-cell>
          <table:table-cell office:value-type="float" office:value="0.001" calcext:value-type="float">
            <text:p>0.001</text:p>
          </table:table-cell>
          <table:table-cell office:value-type="float" office:value="444" calcext:value-type="float">
            <text:p>444</text:p>
          </table:table-cell>
          <table:table-cell table:formula="of:=ABS(0.03 * [.C1650])" office:value-type="float" office:value="13.32" calcext:value-type="float">
            <text:p>13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0.001" calcext:value-type="float">
            <text:p>0.001</text:p>
          </table:table-cell>
          <table:table-cell office:value-type="float" office:value="442.5" calcext:value-type="float">
            <text:p>442.5</text:p>
          </table:table-cell>
          <table:table-cell table:formula="of:=ABS(0.03 * [.C1651])" office:value-type="float" office:value="13.275" calcext:value-type="float">
            <text:p>13.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0.001" calcext:value-type="float">
            <text:p>0.001</text:p>
          </table:table-cell>
          <table:table-cell office:value-type="float" office:value="442" calcext:value-type="float">
            <text:p>442</text:p>
          </table:table-cell>
          <table:table-cell table:formula="of:=ABS(0.03 * [.C1652])" office:value-type="float" office:value="13.26" calcext:value-type="float">
            <text:p>13.2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995" calcext:value-type="float">
            <text:p>0.7995</text:p>
          </table:table-cell>
          <table:table-cell office:value-type="float" office:value="0.001" calcext:value-type="float">
            <text:p>0.001</text:p>
          </table:table-cell>
          <table:table-cell office:value-type="float" office:value="441" calcext:value-type="float">
            <text:p>441</text:p>
          </table:table-cell>
          <table:table-cell table:formula="of:=ABS(0.03 * [.C1653])" office:value-type="float" office:value="13.23" calcext:value-type="float">
            <text:p>13.2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965" calcext:value-type="float">
            <text:p>0.7965</text:p>
          </table:table-cell>
          <table:table-cell office:value-type="float" office:value="0.001" calcext:value-type="float">
            <text:p>0.001</text:p>
          </table:table-cell>
          <table:table-cell office:value-type="float" office:value="440.5" calcext:value-type="float">
            <text:p>440.5</text:p>
          </table:table-cell>
          <table:table-cell table:formula="of:=ABS(0.03 * [.C1654])" office:value-type="float" office:value="13.215" calcext:value-type="float">
            <text:p>13.2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845" calcext:value-type="float">
            <text:p>0.7845</text:p>
          </table:table-cell>
          <table:table-cell office:value-type="float" office:value="0.001" calcext:value-type="float">
            <text:p>0.001</text:p>
          </table:table-cell>
          <table:table-cell office:value-type="float" office:value="436.5" calcext:value-type="float">
            <text:p>436.5</text:p>
          </table:table-cell>
          <table:table-cell table:formula="of:=ABS(0.03 * [.C1655])" office:value-type="float" office:value="13.095" calcext:value-type="float">
            <text:p>13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785" calcext:value-type="float">
            <text:p>0.7785</text:p>
          </table:table-cell>
          <table:table-cell office:value-type="float" office:value="0.001" calcext:value-type="float">
            <text:p>0.001</text:p>
          </table:table-cell>
          <table:table-cell office:value-type="float" office:value="434.5" calcext:value-type="float">
            <text:p>434.5</text:p>
          </table:table-cell>
          <table:table-cell table:formula="of:=ABS(0.03 * [.C1656])" office:value-type="float" office:value="13.035" calcext:value-type="float">
            <text:p>13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0.001" calcext:value-type="float">
            <text:p>0.001</text:p>
          </table:table-cell>
          <table:table-cell office:value-type="float" office:value="432" calcext:value-type="float">
            <text:p>432</text:p>
          </table:table-cell>
          <table:table-cell table:formula="of:=ABS(0.03 * [.C1657])" office:value-type="float" office:value="12.96" calcext:value-type="float">
            <text:p>12.9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001" calcext:value-type="float">
            <text:p>0.001</text:p>
          </table:table-cell>
          <table:table-cell office:value-type="float" office:value="429" calcext:value-type="float">
            <text:p>429</text:p>
          </table:table-cell>
          <table:table-cell table:formula="of:=ABS(0.03 * [.C1658])" office:value-type="float" office:value="12.87" calcext:value-type="float">
            <text:p>12.8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.001" calcext:value-type="float">
            <text:p>0.001</text:p>
          </table:table-cell>
          <table:table-cell office:value-type="float" office:value="427.5" calcext:value-type="float">
            <text:p>427.5</text:p>
          </table:table-cell>
          <table:table-cell table:formula="of:=ABS(0.03 * [.C1659])" office:value-type="float" office:value="12.825" calcext:value-type="float">
            <text:p>12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.001" calcext:value-type="float">
            <text:p>0.001</text:p>
          </table:table-cell>
          <table:table-cell office:value-type="float" office:value="425" calcext:value-type="float">
            <text:p>425</text:p>
          </table:table-cell>
          <table:table-cell table:formula="of:=ABS(0.03 * [.C1660])" office:value-type="float" office:value="12.75" calcext:value-type="float">
            <text:p>12.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515" calcext:value-type="float">
            <text:p>0.7515</text:p>
          </table:table-cell>
          <table:table-cell office:value-type="float" office:value="0.001" calcext:value-type="float">
            <text:p>0.001</text:p>
          </table:table-cell>
          <table:table-cell office:value-type="float" office:value="423.5" calcext:value-type="float">
            <text:p>423.5</text:p>
          </table:table-cell>
          <table:table-cell table:formula="of:=ABS(0.03 * [.C1661])" office:value-type="float" office:value="12.705" calcext:value-type="float">
            <text:p>12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001" calcext:value-type="float">
            <text:p>0.001</text:p>
          </table:table-cell>
          <table:table-cell office:value-type="float" office:value="423" calcext:value-type="float">
            <text:p>423</text:p>
          </table:table-cell>
          <table:table-cell table:formula="of:=ABS(0.03 * [.C1662])" office:value-type="float" office:value="12.69" calcext:value-type="float">
            <text:p>12.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001" calcext:value-type="float">
            <text:p>0.001</text:p>
          </table:table-cell>
          <table:table-cell office:value-type="float" office:value="422.5" calcext:value-type="float">
            <text:p>422.5</text:p>
          </table:table-cell>
          <table:table-cell table:formula="of:=ABS(0.03 * [.C1663])" office:value-type="float" office:value="12.675" calcext:value-type="float">
            <text:p>12.6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515" calcext:value-type="float">
            <text:p>0.7515</text:p>
          </table:table-cell>
          <table:table-cell office:value-type="float" office:value="0.001" calcext:value-type="float">
            <text:p>0.001</text:p>
          </table:table-cell>
          <table:table-cell office:value-type="float" office:value="422.5" calcext:value-type="float">
            <text:p>422.5</text:p>
          </table:table-cell>
          <table:table-cell table:formula="of:=ABS(0.03 * [.C1664])" office:value-type="float" office:value="12.675" calcext:value-type="float">
            <text:p>12.6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0.001" calcext:value-type="float">
            <text:p>0.001</text:p>
          </table:table-cell>
          <table:table-cell office:value-type="float" office:value="421.5" calcext:value-type="float">
            <text:p>421.5</text:p>
          </table:table-cell>
          <table:table-cell table:formula="of:=ABS(0.03 * [.C1665])" office:value-type="float" office:value="12.645" calcext:value-type="float">
            <text:p>12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425" calcext:value-type="float">
            <text:p>0.7425</text:p>
          </table:table-cell>
          <table:table-cell office:value-type="float" office:value="0.001" calcext:value-type="float">
            <text:p>0.001</text:p>
          </table:table-cell>
          <table:table-cell office:value-type="float" office:value="420" calcext:value-type="float">
            <text:p>420</text:p>
          </table:table-cell>
          <table:table-cell table:formula="of:=ABS(0.03 * [.C1666])" office:value-type="float" office:value="12.6" calcext:value-type="float">
            <text:p>12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001" calcext:value-type="float">
            <text:p>0.001</text:p>
          </table:table-cell>
          <table:table-cell office:value-type="float" office:value="419" calcext:value-type="float">
            <text:p>419</text:p>
          </table:table-cell>
          <table:table-cell table:formula="of:=ABS(0.03 * [.C1667])" office:value-type="float" office:value="12.57" calcext:value-type="float">
            <text:p>12.5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365" calcext:value-type="float">
            <text:p>0.7365</text:p>
          </table:table-cell>
          <table:table-cell office:value-type="float" office:value="0.001" calcext:value-type="float">
            <text:p>0.001</text:p>
          </table:table-cell>
          <table:table-cell office:value-type="float" office:value="417.5" calcext:value-type="float">
            <text:p>417.5</text:p>
          </table:table-cell>
          <table:table-cell table:formula="of:=ABS(0.03 * [.C1668])" office:value-type="float" office:value="12.525" calcext:value-type="float">
            <text:p>12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275" calcext:value-type="float">
            <text:p>0.7275</text:p>
          </table:table-cell>
          <table:table-cell office:value-type="float" office:value="0.001" calcext:value-type="float">
            <text:p>0.001</text:p>
          </table:table-cell>
          <table:table-cell office:value-type="float" office:value="415" calcext:value-type="float">
            <text:p>415</text:p>
          </table:table-cell>
          <table:table-cell table:formula="of:=ABS(0.03 * [.C1669])" office:value-type="float" office:value="12.45" calcext:value-type="float">
            <text:p>12.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215" calcext:value-type="float">
            <text:p>0.7215</text:p>
          </table:table-cell>
          <table:table-cell office:value-type="float" office:value="0.001" calcext:value-type="float">
            <text:p>0.001</text:p>
          </table:table-cell>
          <table:table-cell office:value-type="float" office:value="412.5" calcext:value-type="float">
            <text:p>412.5</text:p>
          </table:table-cell>
          <table:table-cell table:formula="of:=ABS(0.03 * [.C1670])" office:value-type="float" office:value="12.375" calcext:value-type="float">
            <text:p>12.3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0.001" calcext:value-type="float">
            <text:p>0.001</text:p>
          </table:table-cell>
          <table:table-cell office:value-type="float" office:value="408.5" calcext:value-type="float">
            <text:p>408.5</text:p>
          </table:table-cell>
          <table:table-cell table:formula="of:=ABS(0.03 * [.C1671])" office:value-type="float" office:value="12.255" calcext:value-type="float">
            <text:p>12.2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001" calcext:value-type="float">
            <text:p>0.001</text:p>
          </table:table-cell>
          <table:table-cell office:value-type="float" office:value="406.5" calcext:value-type="float">
            <text:p>406.5</text:p>
          </table:table-cell>
          <table:table-cell table:formula="of:=ABS(0.03 * [.C1672])" office:value-type="float" office:value="12.195" calcext:value-type="float">
            <text:p>12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0.001" calcext:value-type="float">
            <text:p>0.001</text:p>
          </table:table-cell>
          <table:table-cell office:value-type="float" office:value="404" calcext:value-type="float">
            <text:p>404</text:p>
          </table:table-cell>
          <table:table-cell table:formula="of:=ABS(0.03 * [.C1673])" office:value-type="float" office:value="12.12" calcext:value-type="float">
            <text:p>12.1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975" calcext:value-type="float">
            <text:p>0.6975</text:p>
          </table:table-cell>
          <table:table-cell office:value-type="float" office:value="0.001" calcext:value-type="float">
            <text:p>0.001</text:p>
          </table:table-cell>
          <table:table-cell office:value-type="float" office:value="402" calcext:value-type="float">
            <text:p>402</text:p>
          </table:table-cell>
          <table:table-cell table:formula="of:=ABS(0.03 * [.C1674])" office:value-type="float" office:value="12.06" calcext:value-type="float">
            <text:p>12.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 office:value-type="float" office:value="401" calcext:value-type="float">
            <text:p>401</text:p>
          </table:table-cell>
          <table:table-cell table:formula="of:=ABS(0.03 * [.C1675])" office:value-type="float" office:value="12.03" calcext:value-type="float">
            <text:p>12.0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885" calcext:value-type="float">
            <text:p>0.6885</text:p>
          </table:table-cell>
          <table:table-cell office:value-type="float" office:value="0.001" calcext:value-type="float">
            <text:p>0.001</text:p>
          </table:table-cell>
          <table:table-cell office:value-type="float" office:value="399.5" calcext:value-type="float">
            <text:p>399.5</text:p>
          </table:table-cell>
          <table:table-cell table:formula="of:=ABS(0.03 * [.C1676])" office:value-type="float" office:value="11.985" calcext:value-type="float">
            <text:p>11.9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825" calcext:value-type="float">
            <text:p>0.6825</text:p>
          </table:table-cell>
          <table:table-cell office:value-type="float" office:value="0.001" calcext:value-type="float">
            <text:p>0.001</text:p>
          </table:table-cell>
          <table:table-cell office:value-type="float" office:value="397" calcext:value-type="float">
            <text:p>397</text:p>
          </table:table-cell>
          <table:table-cell table:formula="of:=ABS(0.03 * [.C1677])" office:value-type="float" office:value="11.91" calcext:value-type="float">
            <text:p>11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1" calcext:value-type="float">
            <text:p>0.001</text:p>
          </table:table-cell>
          <table:table-cell office:value-type="float" office:value="394" calcext:value-type="float">
            <text:p>394</text:p>
          </table:table-cell>
          <table:table-cell table:formula="of:=ABS(0.03 * [.C1678])" office:value-type="float" office:value="11.82" calcext:value-type="float">
            <text:p>11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705" calcext:value-type="float">
            <text:p>0.6705</text:p>
          </table:table-cell>
          <table:table-cell office:value-type="float" office:value="0.001" calcext:value-type="float">
            <text:p>0.001</text:p>
          </table:table-cell>
          <table:table-cell office:value-type="float" office:value="392" calcext:value-type="float">
            <text:p>392</text:p>
          </table:table-cell>
          <table:table-cell table:formula="of:=ABS(0.03 * [.C1679])" office:value-type="float" office:value="11.76" calcext:value-type="float">
            <text:p>11.7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0.001" calcext:value-type="float">
            <text:p>0.001</text:p>
          </table:table-cell>
          <table:table-cell office:value-type="float" office:value="389" calcext:value-type="float">
            <text:p>389</text:p>
          </table:table-cell>
          <table:table-cell table:formula="of:=ABS(0.03 * [.C1680])" office:value-type="float" office:value="11.67" calcext:value-type="float">
            <text:p>11.6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001" calcext:value-type="float">
            <text:p>0.001</text:p>
          </table:table-cell>
          <table:table-cell office:value-type="float" office:value="385" calcext:value-type="float">
            <text:p>385</text:p>
          </table:table-cell>
          <table:table-cell table:formula="of:=ABS(0.03 * [.C1681])" office:value-type="float" office:value="11.55" calcext:value-type="float">
            <text:p>11.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001" calcext:value-type="float">
            <text:p>0.001</text:p>
          </table:table-cell>
          <table:table-cell office:value-type="float" office:value="383" calcext:value-type="float">
            <text:p>383</text:p>
          </table:table-cell>
          <table:table-cell table:formula="of:=ABS(0.03 * [.C1682])" office:value-type="float" office:value="11.49" calcext:value-type="float">
            <text:p>11.4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001" calcext:value-type="float">
            <text:p>0.001</text:p>
          </table:table-cell>
          <table:table-cell office:value-type="float" office:value="382.5" calcext:value-type="float">
            <text:p>382.5</text:p>
          </table:table-cell>
          <table:table-cell table:formula="of:=ABS(0.03 * [.C1683])" office:value-type="float" office:value="11.475" calcext:value-type="float">
            <text:p>11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465" calcext:value-type="float">
            <text:p>0.6465</text:p>
          </table:table-cell>
          <table:table-cell office:value-type="float" office:value="0.001" calcext:value-type="float">
            <text:p>0.001</text:p>
          </table:table-cell>
          <table:table-cell office:value-type="float" office:value="382" calcext:value-type="float">
            <text:p>382</text:p>
          </table:table-cell>
          <table:table-cell table:formula="of:=ABS(0.03 * [.C1684])" office:value-type="float" office:value="11.46" calcext:value-type="float">
            <text:p>11.4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001" calcext:value-type="float">
            <text:p>0.001</text:p>
          </table:table-cell>
          <table:table-cell office:value-type="float" office:value="381.5" calcext:value-type="float">
            <text:p>381.5</text:p>
          </table:table-cell>
          <table:table-cell table:formula="of:=ABS(0.03 * [.C1685])" office:value-type="float" office:value="11.445" calcext:value-type="float">
            <text:p>11.4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001" calcext:value-type="float">
            <text:p>0.001</text:p>
          </table:table-cell>
          <table:table-cell office:value-type="float" office:value="380.5" calcext:value-type="float">
            <text:p>380.5</text:p>
          </table:table-cell>
          <table:table-cell table:formula="of:=ABS(0.03 * [.C1686])" office:value-type="float" office:value="11.415" calcext:value-type="float">
            <text:p>11.4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465" calcext:value-type="float">
            <text:p>0.6465</text:p>
          </table:table-cell>
          <table:table-cell office:value-type="float" office:value="0.001" calcext:value-type="float">
            <text:p>0.001</text:p>
          </table:table-cell>
          <table:table-cell office:value-type="float" office:value="380.5" calcext:value-type="float">
            <text:p>380.5</text:p>
          </table:table-cell>
          <table:table-cell table:formula="of:=ABS(0.03 * [.C1687])" office:value-type="float" office:value="11.415" calcext:value-type="float">
            <text:p>11.4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465" calcext:value-type="float">
            <text:p>0.6465</text:p>
          </table:table-cell>
          <table:table-cell office:value-type="float" office:value="0.001" calcext:value-type="float">
            <text:p>0.001</text:p>
          </table:table-cell>
          <table:table-cell office:value-type="float" office:value="380.5" calcext:value-type="float">
            <text:p>380.5</text:p>
          </table:table-cell>
          <table:table-cell table:formula="of:=ABS(0.03 * [.C1688])" office:value-type="float" office:value="11.415" calcext:value-type="float">
            <text:p>11.4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465" calcext:value-type="float">
            <text:p>0.6465</text:p>
          </table:table-cell>
          <table:table-cell office:value-type="float" office:value="0.001" calcext:value-type="float">
            <text:p>0.001</text:p>
          </table:table-cell>
          <table:table-cell office:value-type="float" office:value="380.5" calcext:value-type="float">
            <text:p>380.5</text:p>
          </table:table-cell>
          <table:table-cell table:formula="of:=ABS(0.03 * [.C1689])" office:value-type="float" office:value="11.415" calcext:value-type="float">
            <text:p>11.4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001" calcext:value-type="float">
            <text:p>0.001</text:p>
          </table:table-cell>
          <table:table-cell office:value-type="float" office:value="380" calcext:value-type="float">
            <text:p>380</text:p>
          </table:table-cell>
          <table:table-cell table:formula="of:=ABS(0.03 * [.C1690])" office:value-type="float" office:value="11.4" calcext:value-type="float">
            <text:p>11.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001" calcext:value-type="float">
            <text:p>0.001</text:p>
          </table:table-cell>
          <table:table-cell office:value-type="float" office:value="380" calcext:value-type="float">
            <text:p>380</text:p>
          </table:table-cell>
          <table:table-cell table:formula="of:=ABS(0.03 * [.C1691])" office:value-type="float" office:value="11.4" calcext:value-type="float">
            <text:p>11.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375" calcext:value-type="float">
            <text:p>0.6375</text:p>
          </table:table-cell>
          <table:table-cell office:value-type="float" office:value="0.001" calcext:value-type="float">
            <text:p>0.001</text:p>
          </table:table-cell>
          <table:table-cell office:value-type="float" office:value="378.5" calcext:value-type="float">
            <text:p>378.5</text:p>
          </table:table-cell>
          <table:table-cell table:formula="of:=ABS(0.03 * [.C1692])" office:value-type="float" office:value="11.355" calcext:value-type="float">
            <text:p>11.3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001" calcext:value-type="float">
            <text:p>0.001</text:p>
          </table:table-cell>
          <table:table-cell office:value-type="float" office:value="377" calcext:value-type="float">
            <text:p>377</text:p>
          </table:table-cell>
          <table:table-cell table:formula="of:=ABS(0.03 * [.C1693])" office:value-type="float" office:value="11.31" calcext:value-type="float">
            <text:p>11.3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.001" calcext:value-type="float">
            <text:p>0.001</text:p>
          </table:table-cell>
          <table:table-cell office:value-type="float" office:value="376" calcext:value-type="float">
            <text:p>376</text:p>
          </table:table-cell>
          <table:table-cell table:formula="of:=ABS(0.03 * [.C1694])" office:value-type="float" office:value="11.28" calcext:value-type="float">
            <text:p>11.2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225" calcext:value-type="float">
            <text:p>0.6225</text:p>
          </table:table-cell>
          <table:table-cell office:value-type="float" office:value="0.001" calcext:value-type="float">
            <text:p>0.001</text:p>
          </table:table-cell>
          <table:table-cell office:value-type="float" office:value="373.5" calcext:value-type="float">
            <text:p>373.5</text:p>
          </table:table-cell>
          <table:table-cell table:formula="of:=ABS(0.03 * [.C1695])" office:value-type="float" office:value="11.205" calcext:value-type="float">
            <text:p>11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.001" calcext:value-type="float">
            <text:p>0.001</text:p>
          </table:table-cell>
          <table:table-cell office:value-type="float" office:value="371.5" calcext:value-type="float">
            <text:p>371.5</text:p>
          </table:table-cell>
          <table:table-cell table:formula="of:=ABS(0.03 * [.C1696])" office:value-type="float" office:value="11.145" calcext:value-type="float">
            <text:p>11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001" calcext:value-type="float">
            <text:p>0.001</text:p>
          </table:table-cell>
          <table:table-cell office:value-type="float" office:value="369" calcext:value-type="float">
            <text:p>369</text:p>
          </table:table-cell>
          <table:table-cell table:formula="of:=ABS(0.03 * [.C1697])" office:value-type="float" office:value="11.07" calcext:value-type="float">
            <text:p>11.0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.001" calcext:value-type="float">
            <text:p>0.001</text:p>
          </table:table-cell>
          <table:table-cell office:value-type="float" office:value="367" calcext:value-type="float">
            <text:p>367</text:p>
          </table:table-cell>
          <table:table-cell table:formula="of:=ABS(0.03 * [.C1698])" office:value-type="float" office:value="11.01" calcext:value-type="float">
            <text:p>11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045" calcext:value-type="float">
            <text:p>0.6045</text:p>
          </table:table-cell>
          <table:table-cell office:value-type="float" office:value="0.001" calcext:value-type="float">
            <text:p>0.001</text:p>
          </table:table-cell>
          <table:table-cell office:value-type="float" office:value="364.5" calcext:value-type="float">
            <text:p>364.5</text:p>
          </table:table-cell>
          <table:table-cell table:formula="of:=ABS(0.03 * [.C1699])" office:value-type="float" office:value="10.935" calcext:value-type="float">
            <text:p>10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6015" calcext:value-type="float">
            <text:p>0.6015</text:p>
          </table:table-cell>
          <table:table-cell office:value-type="float" office:value="0.001" calcext:value-type="float">
            <text:p>0.001</text:p>
          </table:table-cell>
          <table:table-cell office:value-type="float" office:value="363" calcext:value-type="float">
            <text:p>363</text:p>
          </table:table-cell>
          <table:table-cell table:formula="of:=ABS(0.03 * [.C1700])" office:value-type="float" office:value="10.89" calcext:value-type="float">
            <text:p>10.8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0.001" calcext:value-type="float">
            <text:p>0.001</text:p>
          </table:table-cell>
          <table:table-cell office:value-type="float" office:value="360.5" calcext:value-type="float">
            <text:p>360.5</text:p>
          </table:table-cell>
          <table:table-cell table:formula="of:=ABS(0.03 * [.C1701])" office:value-type="float" office:value="10.815" calcext:value-type="float">
            <text:p>10.8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925" calcext:value-type="float">
            <text:p>0.5925</text:p>
          </table:table-cell>
          <table:table-cell office:value-type="float" office:value="0.001" calcext:value-type="float">
            <text:p>0.001</text:p>
          </table:table-cell>
          <table:table-cell office:value-type="float" office:value="358.5" calcext:value-type="float">
            <text:p>358.5</text:p>
          </table:table-cell>
          <table:table-cell table:formula="of:=ABS(0.03 * [.C1702])" office:value-type="float" office:value="10.755" calcext:value-type="float">
            <text:p>10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001" calcext:value-type="float">
            <text:p>0.001</text:p>
          </table:table-cell>
          <table:table-cell office:value-type="float" office:value="356.5" calcext:value-type="float">
            <text:p>356.5</text:p>
          </table:table-cell>
          <table:table-cell table:formula="of:=ABS(0.03 * [.C1703])" office:value-type="float" office:value="10.695" calcext:value-type="float">
            <text:p>10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835" calcext:value-type="float">
            <text:p>0.5835</text:p>
          </table:table-cell>
          <table:table-cell office:value-type="float" office:value="0.001" calcext:value-type="float">
            <text:p>0.001</text:p>
          </table:table-cell>
          <table:table-cell office:value-type="float" office:value="355" calcext:value-type="float">
            <text:p>355</text:p>
          </table:table-cell>
          <table:table-cell table:formula="of:=ABS(0.03 * [.C1704])" office:value-type="float" office:value="10.65" calcext:value-type="float">
            <text:p>10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775" calcext:value-type="float">
            <text:p>0.5775</text:p>
          </table:table-cell>
          <table:table-cell office:value-type="float" office:value="0.001" calcext:value-type="float">
            <text:p>0.001</text:p>
          </table:table-cell>
          <table:table-cell office:value-type="float" office:value="353" calcext:value-type="float">
            <text:p>353</text:p>
          </table:table-cell>
          <table:table-cell table:formula="of:=ABS(0.03 * [.C1705])" office:value-type="float" office:value="10.59" calcext:value-type="float">
            <text:p>10.5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685" calcext:value-type="float">
            <text:p>0.5685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5" calcext:value-type="float">
            <text:p>349.5</text:p>
          </table:table-cell>
          <table:table-cell table:formula="of:=ABS(0.03 * [.C1706])" office:value-type="float" office:value="10.485" calcext:value-type="float">
            <text:p>10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595" calcext:value-type="float">
            <text:p>0.5595</text:p>
          </table:table-cell>
          <table:table-cell office:value-type="float" office:value="0.001" calcext:value-type="float">
            <text:p>0.001</text:p>
          </table:table-cell>
          <table:table-cell office:value-type="float" office:value="346.5" calcext:value-type="float">
            <text:p>346.5</text:p>
          </table:table-cell>
          <table:table-cell table:formula="of:=ABS(0.03 * [.C1707])" office:value-type="float" office:value="10.395" calcext:value-type="float">
            <text:p>10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001" calcext:value-type="float">
            <text:p>0.001</text:p>
          </table:table-cell>
          <table:table-cell office:value-type="float" office:value="343.5" calcext:value-type="float">
            <text:p>343.5</text:p>
          </table:table-cell>
          <table:table-cell table:formula="of:=ABS(0.03 * [.C1708])" office:value-type="float" office:value="10.305" calcext:value-type="float">
            <text:p>10.3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0.001" calcext:value-type="float">
            <text:p>0.001</text:p>
          </table:table-cell>
          <table:table-cell office:value-type="float" office:value="340" calcext:value-type="float">
            <text:p>340</text:p>
          </table:table-cell>
          <table:table-cell table:formula="of:=ABS(0.03 * [.C1709])" office:value-type="float" office:value="10.2" calcext:value-type="float">
            <text:p>10.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445" calcext:value-type="float">
            <text:p>0.5445</text:p>
          </table:table-cell>
          <table:table-cell office:value-type="float" office:value="0.001" calcext:value-type="float">
            <text:p>0.001</text:p>
          </table:table-cell>
          <table:table-cell office:value-type="float" office:value="339" calcext:value-type="float">
            <text:p>339</text:p>
          </table:table-cell>
          <table:table-cell table:formula="of:=ABS(0.03 * [.C1710])" office:value-type="float" office:value="10.17" calcext:value-type="float">
            <text:p>10.1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.001" calcext:value-type="float">
            <text:p>0.001</text:p>
          </table:table-cell>
          <table:table-cell office:value-type="float" office:value="338" calcext:value-type="float">
            <text:p>338</text:p>
          </table:table-cell>
          <table:table-cell table:formula="of:=ABS(0.03 * [.C1711])" office:value-type="float" office:value="10.14" calcext:value-type="float">
            <text:p>10.1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001" calcext:value-type="float">
            <text:p>0.001</text:p>
          </table:table-cell>
          <table:table-cell office:value-type="float" office:value="337" calcext:value-type="float">
            <text:p>337</text:p>
          </table:table-cell>
          <table:table-cell table:formula="of:=ABS(0.03 * [.C1712])" office:value-type="float" office:value="10.11" calcext:value-type="float">
            <text:p>10.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415" calcext:value-type="float">
            <text:p>0.5415</text:p>
          </table:table-cell>
          <table:table-cell office:value-type="float" office:value="0.001" calcext:value-type="float">
            <text:p>0.001</text:p>
          </table:table-cell>
          <table:table-cell office:value-type="float" office:value="336.5" calcext:value-type="float">
            <text:p>336.5</text:p>
          </table:table-cell>
          <table:table-cell table:formula="of:=ABS(0.03 * [.C1713])" office:value-type="float" office:value="10.095" calcext:value-type="float">
            <text:p>10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355" calcext:value-type="float">
            <text:p>0.5355</text:p>
          </table:table-cell>
          <table:table-cell office:value-type="float" office:value="0.001" calcext:value-type="float">
            <text:p>0.001</text:p>
          </table:table-cell>
          <table:table-cell office:value-type="float" office:value="335" calcext:value-type="float">
            <text:p>335</text:p>
          </table:table-cell>
          <table:table-cell table:formula="of:=ABS(0.03 * [.C1714])" office:value-type="float" office:value="10.05" calcext:value-type="float">
            <text:p>10.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.001" calcext:value-type="float">
            <text:p>0.001</text:p>
          </table:table-cell>
          <table:table-cell office:value-type="float" office:value="332.5" calcext:value-type="float">
            <text:p>332.5</text:p>
          </table:table-cell>
          <table:table-cell table:formula="of:=ABS(0.03 * [.C1715])" office:value-type="float" office:value="9.975" calcext:value-type="float">
            <text:p>9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265" calcext:value-type="float">
            <text:p>0.5265</text:p>
          </table:table-cell>
          <table:table-cell office:value-type="float" office:value="0.001" calcext:value-type="float">
            <text:p>0.001</text:p>
          </table:table-cell>
          <table:table-cell office:value-type="float" office:value="331" calcext:value-type="float">
            <text:p>331</text:p>
          </table:table-cell>
          <table:table-cell table:formula="of:=ABS(0.03 * [.C1716])" office:value-type="float" office:value="9.93" calcext:value-type="float">
            <text:p>9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" calcext:value-type="float">
            <text:p>0.001</text:p>
          </table:table-cell>
          <table:table-cell office:value-type="float" office:value="330" calcext:value-type="float">
            <text:p>330</text:p>
          </table:table-cell>
          <table:table-cell table:formula="of:=ABS(0.03 * [.C1717])" office:value-type="float" office:value="9.9" calcext:value-type="float">
            <text:p>9.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205" calcext:value-type="float">
            <text:p>0.5205</text:p>
          </table:table-cell>
          <table:table-cell office:value-type="float" office:value="0.001" calcext:value-type="float">
            <text:p>0.001</text:p>
          </table:table-cell>
          <table:table-cell office:value-type="float" office:value="328.5" calcext:value-type="float">
            <text:p>328.5</text:p>
          </table:table-cell>
          <table:table-cell table:formula="of:=ABS(0.03 * [.C1718])" office:value-type="float" office:value="9.855" calcext:value-type="float">
            <text:p>9.8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175" calcext:value-type="float">
            <text:p>0.5175</text:p>
          </table:table-cell>
          <table:table-cell office:value-type="float" office:value="0.001" calcext:value-type="float">
            <text:p>0.001</text:p>
          </table:table-cell>
          <table:table-cell office:value-type="float" office:value="326.5" calcext:value-type="float">
            <text:p>326.5</text:p>
          </table:table-cell>
          <table:table-cell table:formula="of:=ABS(0.03 * [.C1719])" office:value-type="float" office:value="9.795" calcext:value-type="float">
            <text:p>9.7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145" calcext:value-type="float">
            <text:p>0.5145</text:p>
          </table:table-cell>
          <table:table-cell office:value-type="float" office:value="0.001" calcext:value-type="float">
            <text:p>0.001</text:p>
          </table:table-cell>
          <table:table-cell office:value-type="float" office:value="324.5" calcext:value-type="float">
            <text:p>324.5</text:p>
          </table:table-cell>
          <table:table-cell table:formula="of:=ABS(0.03 * [.C1720])" office:value-type="float" office:value="9.735" calcext:value-type="float">
            <text:p>9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1" calcext:value-type="float">
            <text:p>0.001</text:p>
          </table:table-cell>
          <table:table-cell office:value-type="float" office:value="323" calcext:value-type="float">
            <text:p>323</text:p>
          </table:table-cell>
          <table:table-cell table:formula="of:=ABS(0.03 * [.C1721])" office:value-type="float" office:value="9.69" calcext:value-type="float">
            <text:p>9.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001" calcext:value-type="float">
            <text:p>0.001</text:p>
          </table:table-cell>
          <table:table-cell office:value-type="float" office:value="321.5" calcext:value-type="float">
            <text:p>321.5</text:p>
          </table:table-cell>
          <table:table-cell table:formula="of:=ABS(0.03 * [.C1722])" office:value-type="float" office:value="9.645" calcext:value-type="float">
            <text:p>9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5025" calcext:value-type="float">
            <text:p>0.5025</text:p>
          </table:table-cell>
          <table:table-cell office:value-type="float" office:value="0.001" calcext:value-type="float">
            <text:p>0.001</text:p>
          </table:table-cell>
          <table:table-cell office:value-type="float" office:value="320" calcext:value-type="float">
            <text:p>320</text:p>
          </table:table-cell>
          <table:table-cell table:formula="of:=ABS(0.03 * [.C1723])" office:value-type="float" office:value="9.6" calcext:value-type="float">
            <text:p>9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995" calcext:value-type="float">
            <text:p>0.4995</text:p>
          </table:table-cell>
          <table:table-cell office:value-type="float" office:value="0.001" calcext:value-type="float">
            <text:p>0.001</text:p>
          </table:table-cell>
          <table:table-cell office:value-type="float" office:value="318.5" calcext:value-type="float">
            <text:p>318.5</text:p>
          </table:table-cell>
          <table:table-cell table:formula="of:=ABS(0.03 * [.C1724])" office:value-type="float" office:value="9.555" calcext:value-type="float">
            <text:p>9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965" calcext:value-type="float">
            <text:p>0.4965</text:p>
          </table:table-cell>
          <table:table-cell office:value-type="float" office:value="0.001" calcext:value-type="float">
            <text:p>0.001</text:p>
          </table:table-cell>
          <table:table-cell office:value-type="float" office:value="317" calcext:value-type="float">
            <text:p>317</text:p>
          </table:table-cell>
          <table:table-cell table:formula="of:=ABS(0.03 * [.C1725])" office:value-type="float" office:value="9.51" calcext:value-type="float">
            <text:p>9.5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001" calcext:value-type="float">
            <text:p>0.001</text:p>
          </table:table-cell>
          <table:table-cell office:value-type="float" office:value="315.5" calcext:value-type="float">
            <text:p>315.5</text:p>
          </table:table-cell>
          <table:table-cell table:formula="of:=ABS(0.03 * [.C1726])" office:value-type="float" office:value="9.465" calcext:value-type="float">
            <text:p>9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935" calcext:value-type="float">
            <text:p>0.4935</text:p>
          </table:table-cell>
          <table:table-cell office:value-type="float" office:value="0.001" calcext:value-type="float">
            <text:p>0.001</text:p>
          </table:table-cell>
          <table:table-cell office:value-type="float" office:value="315" calcext:value-type="float">
            <text:p>315</text:p>
          </table:table-cell>
          <table:table-cell table:formula="of:=ABS(0.03 * [.C1727])" office:value-type="float" office:value="9.45" calcext:value-type="float">
            <text:p>9.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875" calcext:value-type="float">
            <text:p>0.4875</text:p>
          </table:table-cell>
          <table:table-cell office:value-type="float" office:value="0.001" calcext:value-type="float">
            <text:p>0.001</text:p>
          </table:table-cell>
          <table:table-cell office:value-type="float" office:value="313" calcext:value-type="float">
            <text:p>313</text:p>
          </table:table-cell>
          <table:table-cell table:formula="of:=ABS(0.03 * [.C1728])" office:value-type="float" office:value="9.39" calcext:value-type="float">
            <text:p>9.3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845" calcext:value-type="float">
            <text:p>0.4845</text:p>
          </table:table-cell>
          <table:table-cell office:value-type="float" office:value="0.001" calcext:value-type="float">
            <text:p>0.001</text:p>
          </table:table-cell>
          <table:table-cell office:value-type="float" office:value="311.5" calcext:value-type="float">
            <text:p>311.5</text:p>
          </table:table-cell>
          <table:table-cell table:formula="of:=ABS(0.03 * [.C1729])" office:value-type="float" office:value="9.345" calcext:value-type="float">
            <text:p>9.3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785" calcext:value-type="float">
            <text:p>0.4785</text:p>
          </table:table-cell>
          <table:table-cell office:value-type="float" office:value="0.001" calcext:value-type="float">
            <text:p>0.001</text:p>
          </table:table-cell>
          <table:table-cell office:value-type="float" office:value="309" calcext:value-type="float">
            <text:p>309</text:p>
          </table:table-cell>
          <table:table-cell table:formula="of:=ABS(0.03 * [.C1730])" office:value-type="float" office:value="9.27" calcext:value-type="float">
            <text:p>9.2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725" calcext:value-type="float">
            <text:p>0.4725</text:p>
          </table:table-cell>
          <table:table-cell office:value-type="float" office:value="0.001" calcext:value-type="float">
            <text:p>0.001</text:p>
          </table:table-cell>
          <table:table-cell office:value-type="float" office:value="306.5" calcext:value-type="float">
            <text:p>306.5</text:p>
          </table:table-cell>
          <table:table-cell table:formula="of:=ABS(0.03 * [.C1731])" office:value-type="float" office:value="9.195" calcext:value-type="float">
            <text:p>9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725" calcext:value-type="float">
            <text:p>0.4725</text:p>
          </table:table-cell>
          <table:table-cell office:value-type="float" office:value="0.001" calcext:value-type="float">
            <text:p>0.001</text:p>
          </table:table-cell>
          <table:table-cell office:value-type="float" office:value="305" calcext:value-type="float">
            <text:p>305</text:p>
          </table:table-cell>
          <table:table-cell table:formula="of:=ABS(0.03 * [.C1732])" office:value-type="float" office:value="9.15" calcext:value-type="float">
            <text:p>9.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001" calcext:value-type="float">
            <text:p>0.001</text:p>
          </table:table-cell>
          <table:table-cell office:value-type="float" office:value="302.5" calcext:value-type="float">
            <text:p>302.5</text:p>
          </table:table-cell>
          <table:table-cell table:formula="of:=ABS(0.03 * [.C1733])" office:value-type="float" office:value="9.075" calcext:value-type="float">
            <text:p>9.0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575" calcext:value-type="float">
            <text:p>0.4575</text:p>
          </table:table-cell>
          <table:table-cell office:value-type="float" office:value="0.001" calcext:value-type="float">
            <text:p>0.001</text:p>
          </table:table-cell>
          <table:table-cell office:value-type="float" office:value="299.5" calcext:value-type="float">
            <text:p>299.5</text:p>
          </table:table-cell>
          <table:table-cell table:formula="of:=ABS(0.03 * [.C1734])" office:value-type="float" office:value="8.985" calcext:value-type="float">
            <text:p>8.9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515" calcext:value-type="float">
            <text:p>0.4515</text:p>
          </table:table-cell>
          <table:table-cell office:value-type="float" office:value="0.001" calcext:value-type="float">
            <text:p>0.001</text:p>
          </table:table-cell>
          <table:table-cell office:value-type="float" office:value="296" calcext:value-type="float">
            <text:p>296</text:p>
          </table:table-cell>
          <table:table-cell table:formula="of:=ABS(0.03 * [.C1735])" office:value-type="float" office:value="8.88" calcext:value-type="float">
            <text:p>8.8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.001" calcext:value-type="float">
            <text:p>0.001</text:p>
          </table:table-cell>
          <table:table-cell office:value-type="float" office:value="294" calcext:value-type="float">
            <text:p>294</text:p>
          </table:table-cell>
          <table:table-cell table:formula="of:=ABS(0.03 * [.C1736])" office:value-type="float" office:value="8.82" calcext:value-type="float">
            <text:p>8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.001" calcext:value-type="float">
            <text:p>0.001</text:p>
          </table:table-cell>
          <table:table-cell office:value-type="float" office:value="292.5" calcext:value-type="float">
            <text:p>292.5</text:p>
          </table:table-cell>
          <table:table-cell table:formula="of:=ABS(0.03 * [.C1737])" office:value-type="float" office:value="8.775" calcext:value-type="float">
            <text:p>8.7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425" calcext:value-type="float">
            <text:p>0.4425</text:p>
          </table:table-cell>
          <table:table-cell office:value-type="float" office:value="0.001" calcext:value-type="float">
            <text:p>0.001</text:p>
          </table:table-cell>
          <table:table-cell office:value-type="float" office:value="291.5" calcext:value-type="float">
            <text:p>291.5</text:p>
          </table:table-cell>
          <table:table-cell table:formula="of:=ABS(0.03 * [.C1738])" office:value-type="float" office:value="8.745" calcext:value-type="float">
            <text:p>8.7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.001" calcext:value-type="float">
            <text:p>0.001</text:p>
          </table:table-cell>
          <table:table-cell office:value-type="float" office:value="291" calcext:value-type="float">
            <text:p>291</text:p>
          </table:table-cell>
          <table:table-cell table:formula="of:=ABS(0.03 * [.C1739])" office:value-type="float" office:value="8.73" calcext:value-type="float">
            <text:p>8.7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335" calcext:value-type="float">
            <text:p>0.4335</text:p>
          </table:table-cell>
          <table:table-cell office:value-type="float" office:value="0.001" calcext:value-type="float">
            <text:p>0.001</text:p>
          </table:table-cell>
          <table:table-cell office:value-type="float" office:value="288.5" calcext:value-type="float">
            <text:p>288.5</text:p>
          </table:table-cell>
          <table:table-cell table:formula="of:=ABS(0.03 * [.C1740])" office:value-type="float" office:value="8.655" calcext:value-type="float">
            <text:p>8.6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245" calcext:value-type="float">
            <text:p>0.4245</text:p>
          </table:table-cell>
          <table:table-cell office:value-type="float" office:value="0.001" calcext:value-type="float">
            <text:p>0.001</text:p>
          </table:table-cell>
          <table:table-cell office:value-type="float" office:value="284.5" calcext:value-type="float">
            <text:p>284.5</text:p>
          </table:table-cell>
          <table:table-cell table:formula="of:=ABS(0.03 * [.C1741])" office:value-type="float" office:value="8.535" calcext:value-type="float">
            <text:p>8.5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155" calcext:value-type="float">
            <text:p>0.4155</text:p>
          </table:table-cell>
          <table:table-cell office:value-type="float" office:value="0.001" calcext:value-type="float">
            <text:p>0.001</text:p>
          </table:table-cell>
          <table:table-cell office:value-type="float" office:value="281.5" calcext:value-type="float">
            <text:p>281.5</text:p>
          </table:table-cell>
          <table:table-cell table:formula="of:=ABS(0.03 * [.C1742])" office:value-type="float" office:value="8.445" calcext:value-type="float">
            <text:p>8.4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.001" calcext:value-type="float">
            <text:p>0.001</text:p>
          </table:table-cell>
          <table:table-cell office:value-type="float" office:value="277.5" calcext:value-type="float">
            <text:p>277.5</text:p>
          </table:table-cell>
          <table:table-cell table:formula="of:=ABS(0.03 * [.C1743])" office:value-type="float" office:value="8.325" calcext:value-type="float">
            <text:p>8.3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4035" calcext:value-type="float">
            <text:p>0.4035</text:p>
          </table:table-cell>
          <table:table-cell office:value-type="float" office:value="0.001" calcext:value-type="float">
            <text:p>0.001</text:p>
          </table:table-cell>
          <table:table-cell office:value-type="float" office:value="274.5" calcext:value-type="float">
            <text:p>274.5</text:p>
          </table:table-cell>
          <table:table-cell table:formula="of:=ABS(0.03 * [.C1744])" office:value-type="float" office:value="8.235" calcext:value-type="float">
            <text:p>8.2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0.001" calcext:value-type="float">
            <text:p>0.001</text:p>
          </table:table-cell>
          <table:table-cell office:value-type="float" office:value="272.5" calcext:value-type="float">
            <text:p>272.5</text:p>
          </table:table-cell>
          <table:table-cell table:formula="of:=ABS(0.03 * [.C1745])" office:value-type="float" office:value="8.175" calcext:value-type="float">
            <text:p>8.1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975" calcext:value-type="float">
            <text:p>0.3975</text:p>
          </table:table-cell>
          <table:table-cell office:value-type="float" office:value="0.001" calcext:value-type="float">
            <text:p>0.001</text:p>
          </table:table-cell>
          <table:table-cell office:value-type="float" office:value="271" calcext:value-type="float">
            <text:p>271</text:p>
          </table:table-cell>
          <table:table-cell table:formula="of:=ABS(0.03 * [.C1746])" office:value-type="float" office:value="8.13" calcext:value-type="float">
            <text:p>8.1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915" calcext:value-type="float">
            <text:p>0.3915</text:p>
          </table:table-cell>
          <table:table-cell office:value-type="float" office:value="0.001" calcext:value-type="float">
            <text:p>0.001</text:p>
          </table:table-cell>
          <table:table-cell office:value-type="float" office:value="268.5" calcext:value-type="float">
            <text:p>268.5</text:p>
          </table:table-cell>
          <table:table-cell table:formula="of:=ABS(0.03 * [.C1747])" office:value-type="float" office:value="8.055" calcext:value-type="float">
            <text:p>8.0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0.001" calcext:value-type="float">
            <text:p>0.001</text:p>
          </table:table-cell>
          <table:table-cell office:value-type="float" office:value="266.5" calcext:value-type="float">
            <text:p>266.5</text:p>
          </table:table-cell>
          <table:table-cell table:formula="of:=ABS(0.03 * [.C1748])" office:value-type="float" office:value="7.995" calcext:value-type="float">
            <text:p>7.9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001" calcext:value-type="float">
            <text:p>0.001</text:p>
          </table:table-cell>
          <table:table-cell office:value-type="float" office:value="264.5" calcext:value-type="float">
            <text:p>264.5</text:p>
          </table:table-cell>
          <table:table-cell table:formula="of:=ABS(0.03 * [.C1749])" office:value-type="float" office:value="7.935" calcext:value-type="float">
            <text:p>7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001" calcext:value-type="float">
            <text:p>0.001</text:p>
          </table:table-cell>
          <table:table-cell office:value-type="float" office:value="262" calcext:value-type="float">
            <text:p>262</text:p>
          </table:table-cell>
          <table:table-cell table:formula="of:=ABS(0.03 * [.C1750])" office:value-type="float" office:value="7.86" calcext:value-type="float">
            <text:p>7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735" calcext:value-type="float">
            <text:p>0.3735</text:p>
          </table:table-cell>
          <table:table-cell office:value-type="float" office:value="0.001" calcext:value-type="float">
            <text:p>0.001</text:p>
          </table:table-cell>
          <table:table-cell office:value-type="float" office:value="259.5" calcext:value-type="float">
            <text:p>259.5</text:p>
          </table:table-cell>
          <table:table-cell table:formula="of:=ABS(0.03 * [.C1751])" office:value-type="float" office:value="7.785" calcext:value-type="float">
            <text:p>7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0.001" calcext:value-type="float">
            <text:p>0.001</text:p>
          </table:table-cell>
          <table:table-cell office:value-type="float" office:value="257.5" calcext:value-type="float">
            <text:p>257.5</text:p>
          </table:table-cell>
          <table:table-cell table:formula="of:=ABS(0.03 * [.C1752])" office:value-type="float" office:value="7.725" calcext:value-type="float">
            <text:p>7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645" calcext:value-type="float">
            <text:p>0.3645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table:formula="of:=ABS(0.03 * [.C1753])" office:value-type="float" office:value="7.68" calcext:value-type="float">
            <text:p>7.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615" calcext:value-type="float">
            <text:p>0.3615</text:p>
          </table:table-cell>
          <table:table-cell office:value-type="float" office:value="0.001" calcext:value-type="float">
            <text:p>0.001</text:p>
          </table:table-cell>
          <table:table-cell office:value-type="float" office:value="254.5" calcext:value-type="float">
            <text:p>254.5</text:p>
          </table:table-cell>
          <table:table-cell table:formula="of:=ABS(0.03 * [.C1754])" office:value-type="float" office:value="7.635" calcext:value-type="float">
            <text:p>7.6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0.001" calcext:value-type="float">
            <text:p>0.001</text:p>
          </table:table-cell>
          <table:table-cell office:value-type="float" office:value="252" calcext:value-type="float">
            <text:p>252</text:p>
          </table:table-cell>
          <table:table-cell table:formula="of:=ABS(0.03 * [.C1755])" office:value-type="float" office:value="7.56" calcext:value-type="float">
            <text:p>7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001" calcext:value-type="float">
            <text:p>0.001</text:p>
          </table:table-cell>
          <table:table-cell office:value-type="float" office:value="250" calcext:value-type="float">
            <text:p>250</text:p>
          </table:table-cell>
          <table:table-cell table:formula="of:=ABS(0.03 * [.C1756])" office:value-type="float" office:value="7.5" calcext:value-type="float">
            <text:p>7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495" calcext:value-type="float">
            <text:p>0.3495</text:p>
          </table:table-cell>
          <table:table-cell office:value-type="float" office:value="0.001" calcext:value-type="float">
            <text:p>0.001</text:p>
          </table:table-cell>
          <table:table-cell office:value-type="float" office:value="248.5" calcext:value-type="float">
            <text:p>248.5</text:p>
          </table:table-cell>
          <table:table-cell table:formula="of:=ABS(0.03 * [.C1757])" office:value-type="float" office:value="7.455" calcext:value-type="float">
            <text:p>7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465" calcext:value-type="float">
            <text:p>0.3465</text:p>
          </table:table-cell>
          <table:table-cell office:value-type="float" office:value="0.001" calcext:value-type="float">
            <text:p>0.001</text:p>
          </table:table-cell>
          <table:table-cell office:value-type="float" office:value="245.5" calcext:value-type="float">
            <text:p>245.5</text:p>
          </table:table-cell>
          <table:table-cell table:formula="of:=ABS(0.03 * [.C1758])" office:value-type="float" office:value="7.365" calcext:value-type="float">
            <text:p>7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001" calcext:value-type="float">
            <text:p>0.001</text:p>
          </table:table-cell>
          <table:table-cell office:value-type="float" office:value="242" calcext:value-type="float">
            <text:p>242</text:p>
          </table:table-cell>
          <table:table-cell table:formula="of:=ABS(0.03 * [.C1759])" office:value-type="float" office:value="7.26" calcext:value-type="float">
            <text:p>7.2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255" calcext:value-type="float">
            <text:p>0.3255</text:p>
          </table:table-cell>
          <table:table-cell office:value-type="float" office:value="0.001" calcext:value-type="float">
            <text:p>0.001</text:p>
          </table:table-cell>
          <table:table-cell office:value-type="float" office:value="236.5" calcext:value-type="float">
            <text:p>236.5</text:p>
          </table:table-cell>
          <table:table-cell table:formula="of:=ABS(0.03 * [.C1760])" office:value-type="float" office:value="7.095" calcext:value-type="float">
            <text:p>7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165" calcext:value-type="float">
            <text:p>0.3165</text:p>
          </table:table-cell>
          <table:table-cell office:value-type="float" office:value="0.001" calcext:value-type="float">
            <text:p>0.001</text:p>
          </table:table-cell>
          <table:table-cell office:value-type="float" office:value="232.5" calcext:value-type="float">
            <text:p>232.5</text:p>
          </table:table-cell>
          <table:table-cell table:formula="of:=ABS(0.03 * [.C1761])" office:value-type="float" office:value="6.975" calcext:value-type="float">
            <text:p>6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135" calcext:value-type="float">
            <text:p>0.3135</text:p>
          </table:table-cell>
          <table:table-cell office:value-type="float" office:value="0.001" calcext:value-type="float">
            <text:p>0.001</text:p>
          </table:table-cell>
          <table:table-cell office:value-type="float" office:value="231" calcext:value-type="float">
            <text:p>231</text:p>
          </table:table-cell>
          <table:table-cell table:formula="of:=ABS(0.03 * [.C1762])" office:value-type="float" office:value="6.93" calcext:value-type="float">
            <text:p>6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105" calcext:value-type="float">
            <text:p>0.3105</text:p>
          </table:table-cell>
          <table:table-cell office:value-type="float" office:value="0.001" calcext:value-type="float">
            <text:p>0.001</text:p>
          </table:table-cell>
          <table:table-cell office:value-type="float" office:value="229.5" calcext:value-type="float">
            <text:p>229.5</text:p>
          </table:table-cell>
          <table:table-cell table:formula="of:=ABS(0.03 * [.C1763])" office:value-type="float" office:value="6.885" calcext:value-type="float">
            <text:p>6.8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001" calcext:value-type="float">
            <text:p>0.001</text:p>
          </table:table-cell>
          <table:table-cell office:value-type="float" office:value="227.5" calcext:value-type="float">
            <text:p>227.5</text:p>
          </table:table-cell>
          <table:table-cell table:formula="of:=ABS(0.03 * [.C1764])" office:value-type="float" office:value="6.825" calcext:value-type="float">
            <text:p>6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955" calcext:value-type="float">
            <text:p>0.2955</text:p>
          </table:table-cell>
          <table:table-cell office:value-type="float" office:value="0.001" calcext:value-type="float">
            <text:p>0.001</text:p>
          </table:table-cell>
          <table:table-cell office:value-type="float" office:value="223" calcext:value-type="float">
            <text:p>223</text:p>
          </table:table-cell>
          <table:table-cell table:formula="of:=ABS(0.03 * [.C1765])" office:value-type="float" office:value="6.69" calcext:value-type="float">
            <text:p>6.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925" calcext:value-type="float">
            <text:p>0.2925</text:p>
          </table:table-cell>
          <table:table-cell office:value-type="float" office:value="0.001" calcext:value-type="float">
            <text:p>0.001</text:p>
          </table:table-cell>
          <table:table-cell office:value-type="float" office:value="220" calcext:value-type="float">
            <text:p>220</text:p>
          </table:table-cell>
          <table:table-cell table:formula="of:=ABS(0.03 * [.C1766])" office:value-type="float" office:value="6.6" calcext:value-type="float">
            <text:p>6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001" calcext:value-type="float">
            <text:p>0.001</text:p>
          </table:table-cell>
          <table:table-cell office:value-type="float" office:value="217" calcext:value-type="float">
            <text:p>217</text:p>
          </table:table-cell>
          <table:table-cell table:formula="of:=ABS(0.03 * [.C1767])" office:value-type="float" office:value="6.51" calcext:value-type="float">
            <text:p>6.5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835" calcext:value-type="float">
            <text:p>0.2835</text:p>
          </table:table-cell>
          <table:table-cell office:value-type="float" office:value="0.001" calcext:value-type="float">
            <text:p>0.001</text:p>
          </table:table-cell>
          <table:table-cell office:value-type="float" office:value="215" calcext:value-type="float">
            <text:p>215</text:p>
          </table:table-cell>
          <table:table-cell table:formula="of:=ABS(0.03 * [.C1768])" office:value-type="float" office:value="6.45" calcext:value-type="float">
            <text:p>6.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805" calcext:value-type="float">
            <text:p>0.2805</text:p>
          </table:table-cell>
          <table:table-cell office:value-type="float" office:value="0.001" calcext:value-type="float">
            <text:p>0.001</text:p>
          </table:table-cell>
          <table:table-cell office:value-type="float" office:value="214" calcext:value-type="float">
            <text:p>214</text:p>
          </table:table-cell>
          <table:table-cell table:formula="of:=ABS(0.03 * [.C1769])" office:value-type="float" office:value="6.42" calcext:value-type="float">
            <text:p>6.4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212.5" calcext:value-type="float">
            <text:p>212.5</text:p>
          </table:table-cell>
          <table:table-cell table:formula="of:=ABS(0.03 * [.C1770])" office:value-type="float" office:value="6.375" calcext:value-type="float">
            <text:p>6.3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745" calcext:value-type="float">
            <text:p>0.2745</text:p>
          </table:table-cell>
          <table:table-cell office:value-type="float" office:value="0.001" calcext:value-type="float">
            <text:p>0.001</text:p>
          </table:table-cell>
          <table:table-cell office:value-type="float" office:value="211" calcext:value-type="float">
            <text:p>211</text:p>
          </table:table-cell>
          <table:table-cell table:formula="of:=ABS(0.03 * [.C1771])" office:value-type="float" office:value="6.33" calcext:value-type="float">
            <text:p>6.3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001" calcext:value-type="float">
            <text:p>0.001</text:p>
          </table:table-cell>
          <table:table-cell office:value-type="float" office:value="210" calcext:value-type="float">
            <text:p>210</text:p>
          </table:table-cell>
          <table:table-cell table:formula="of:=ABS(0.03 * [.C1772])" office:value-type="float" office:value="6.3" calcext:value-type="float">
            <text:p>6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715" calcext:value-type="float">
            <text:p>0.2715</text:p>
          </table:table-cell>
          <table:table-cell office:value-type="float" office:value="0.001" calcext:value-type="float">
            <text:p>0.001</text:p>
          </table:table-cell>
          <table:table-cell office:value-type="float" office:value="208.5" calcext:value-type="float">
            <text:p>208.5</text:p>
          </table:table-cell>
          <table:table-cell table:formula="of:=ABS(0.03 * [.C1773])" office:value-type="float" office:value="6.255" calcext:value-type="float">
            <text:p>6.2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001" calcext:value-type="float">
            <text:p>0.001</text:p>
          </table:table-cell>
          <table:table-cell office:value-type="float" office:value="206.5" calcext:value-type="float">
            <text:p>206.5</text:p>
          </table:table-cell>
          <table:table-cell table:formula="of:=ABS(0.03 * [.C1774])" office:value-type="float" office:value="6.195" calcext:value-type="float">
            <text:p>6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001" calcext:value-type="float">
            <text:p>0.001</text:p>
          </table:table-cell>
          <table:table-cell office:value-type="float" office:value="204.5" calcext:value-type="float">
            <text:p>204.5</text:p>
          </table:table-cell>
          <table:table-cell table:formula="of:=ABS(0.03 * [.C1775])" office:value-type="float" office:value="6.135" calcext:value-type="float">
            <text:p>6.1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565" calcext:value-type="float">
            <text:p>0.2565</text:p>
          </table:table-cell>
          <table:table-cell office:value-type="float" office:value="0.001" calcext:value-type="float">
            <text:p>0.001</text:p>
          </table:table-cell>
          <table:table-cell office:value-type="float" office:value="201.5" calcext:value-type="float">
            <text:p>201.5</text:p>
          </table:table-cell>
          <table:table-cell table:formula="of:=ABS(0.03 * [.C1776])" office:value-type="float" office:value="6.045" calcext:value-type="float">
            <text:p>6.0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445" calcext:value-type="float">
            <text:p>0.2445</text:p>
          </table:table-cell>
          <table:table-cell office:value-type="float" office:value="0.001" calcext:value-type="float">
            <text:p>0.001</text:p>
          </table:table-cell>
          <table:table-cell office:value-type="float" office:value="196.5" calcext:value-type="float">
            <text:p>196.5</text:p>
          </table:table-cell>
          <table:table-cell table:formula="of:=ABS(0.03 * [.C1777])" office:value-type="float" office:value="5.895" calcext:value-type="float">
            <text:p>5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001" calcext:value-type="float">
            <text:p>0.001</text:p>
          </table:table-cell>
          <table:table-cell office:value-type="float" office:value="193.5" calcext:value-type="float">
            <text:p>193.5</text:p>
          </table:table-cell>
          <table:table-cell table:formula="of:=ABS(0.03 * [.C1778])" office:value-type="float" office:value="5.805" calcext:value-type="float">
            <text:p>5.8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001" calcext:value-type="float">
            <text:p>0.001</text:p>
          </table:table-cell>
          <table:table-cell office:value-type="float" office:value="191" calcext:value-type="float">
            <text:p>191</text:p>
          </table:table-cell>
          <table:table-cell table:formula="of:=ABS(0.03 * [.C1779])" office:value-type="float" office:value="5.73" calcext:value-type="float">
            <text:p>5.7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265" calcext:value-type="float">
            <text:p>0.2265</text:p>
          </table:table-cell>
          <table:table-cell office:value-type="float" office:value="0.001" calcext:value-type="float">
            <text:p>0.001</text:p>
          </table:table-cell>
          <table:table-cell office:value-type="float" office:value="188.5" calcext:value-type="float">
            <text:p>188.5</text:p>
          </table:table-cell>
          <table:table-cell table:formula="of:=ABS(0.03 * [.C1780])" office:value-type="float" office:value="5.655" calcext:value-type="float">
            <text:p>5.6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235" calcext:value-type="float">
            <text:p>0.2235</text:p>
          </table:table-cell>
          <table:table-cell office:value-type="float" office:value="0.001" calcext:value-type="float">
            <text:p>0.001</text:p>
          </table:table-cell>
          <table:table-cell office:value-type="float" office:value="185" calcext:value-type="float">
            <text:p>185</text:p>
          </table:table-cell>
          <table:table-cell table:formula="of:=ABS(0.03 * [.C1781])" office:value-type="float" office:value="5.55" calcext:value-type="float">
            <text:p>5.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175" calcext:value-type="float">
            <text:p>0.2175</text:p>
          </table:table-cell>
          <table:table-cell office:value-type="float" office:value="0.001" calcext:value-type="float">
            <text:p>0.001</text:p>
          </table:table-cell>
          <table:table-cell office:value-type="float" office:value="183.5" calcext:value-type="float">
            <text:p>183.5</text:p>
          </table:table-cell>
          <table:table-cell table:formula="of:=ABS(0.03 * [.C1782])" office:value-type="float" office:value="5.505" calcext:value-type="float">
            <text:p>5.5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.001" calcext:value-type="float">
            <text:p>0.001</text:p>
          </table:table-cell>
          <table:table-cell office:value-type="float" office:value="182.5" calcext:value-type="float">
            <text:p>182.5</text:p>
          </table:table-cell>
          <table:table-cell table:formula="of:=ABS(0.03 * [.C1783])" office:value-type="float" office:value="5.475" calcext:value-type="float">
            <text:p>5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001" calcext:value-type="float">
            <text:p>0.001</text:p>
          </table:table-cell>
          <table:table-cell office:value-type="float" office:value="180.5" calcext:value-type="float">
            <text:p>180.5</text:p>
          </table:table-cell>
          <table:table-cell table:formula="of:=ABS(0.03 * [.C1784])" office:value-type="float" office:value="5.415" calcext:value-type="float">
            <text:p>5.4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001" calcext:value-type="float">
            <text:p>0.001</text:p>
          </table:table-cell>
          <table:table-cell office:value-type="float" office:value="178" calcext:value-type="float">
            <text:p>178</text:p>
          </table:table-cell>
          <table:table-cell table:formula="of:=ABS(0.03 * [.C1785])" office:value-type="float" office:value="5.34" calcext:value-type="float">
            <text:p>5.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055" calcext:value-type="float">
            <text:p>0.2055</text:p>
          </table:table-cell>
          <table:table-cell office:value-type="float" office:value="0.001" calcext:value-type="float">
            <text:p>0.001</text:p>
          </table:table-cell>
          <table:table-cell office:value-type="float" office:value="176.5" calcext:value-type="float">
            <text:p>176.5</text:p>
          </table:table-cell>
          <table:table-cell table:formula="of:=ABS(0.03 * [.C1786])" office:value-type="float" office:value="5.295" calcext:value-type="float">
            <text:p>5.2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001" calcext:value-type="float">
            <text:p>0.001</text:p>
          </table:table-cell>
          <table:table-cell office:value-type="float" office:value="175.5" calcext:value-type="float">
            <text:p>175.5</text:p>
          </table:table-cell>
          <table:table-cell table:formula="of:=ABS(0.03 * [.C1787])" office:value-type="float" office:value="5.265" calcext:value-type="float">
            <text:p>5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0.001" calcext:value-type="float">
            <text:p>0.001</text:p>
          </table:table-cell>
          <table:table-cell office:value-type="float" office:value="174.5" calcext:value-type="float">
            <text:p>174.5</text:p>
          </table:table-cell>
          <table:table-cell table:formula="of:=ABS(0.03 * [.C1788])" office:value-type="float" office:value="5.235" calcext:value-type="float">
            <text:p>5.2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001" calcext:value-type="float">
            <text:p>0.001</text:p>
          </table:table-cell>
          <table:table-cell office:value-type="float" office:value="169.5" calcext:value-type="float">
            <text:p>169.5</text:p>
          </table:table-cell>
          <table:table-cell table:formula="of:=ABS(0.03 * [.C1789])" office:value-type="float" office:value="5.085" calcext:value-type="float">
            <text:p>5.0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785" calcext:value-type="float">
            <text:p>0.1785</text:p>
          </table:table-cell>
          <table:table-cell office:value-type="float" office:value="0.001" calcext:value-type="float">
            <text:p>0.001</text:p>
          </table:table-cell>
          <table:table-cell office:value-type="float" office:value="165" calcext:value-type="float">
            <text:p>165</text:p>
          </table:table-cell>
          <table:table-cell table:formula="of:=ABS(0.03 * [.C1790])" office:value-type="float" office:value="4.95" calcext:value-type="float">
            <text:p>4.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755" calcext:value-type="float">
            <text:p>0.1755</text:p>
          </table:table-cell>
          <table:table-cell office:value-type="float" office:value="0.001" calcext:value-type="float">
            <text:p>0.001</text:p>
          </table:table-cell>
          <table:table-cell office:value-type="float" office:value="162" calcext:value-type="float">
            <text:p>162</text:p>
          </table:table-cell>
          <table:table-cell table:formula="of:=ABS(0.03 * [.C1791])" office:value-type="float" office:value="4.86" calcext:value-type="float">
            <text:p>4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001" calcext:value-type="float">
            <text:p>0.001</text:p>
          </table:table-cell>
          <table:table-cell office:value-type="float" office:value="160.5" calcext:value-type="float">
            <text:p>160.5</text:p>
          </table:table-cell>
          <table:table-cell table:formula="of:=ABS(0.03 * [.C1792])" office:value-type="float" office:value="4.815" calcext:value-type="float">
            <text:p>4.8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725" calcext:value-type="float">
            <text:p>0.1725</text:p>
          </table:table-cell>
          <table:table-cell office:value-type="float" office:value="0.001" calcext:value-type="float">
            <text:p>0.001</text:p>
          </table:table-cell>
          <table:table-cell office:value-type="float" office:value="159.5" calcext:value-type="float">
            <text:p>159.5</text:p>
          </table:table-cell>
          <table:table-cell table:formula="of:=ABS(0.03 * [.C1793])" office:value-type="float" office:value="4.785" calcext:value-type="float">
            <text:p>4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695" calcext:value-type="float">
            <text:p>0.1695</text:p>
          </table:table-cell>
          <table:table-cell office:value-type="float" office:value="0.001" calcext:value-type="float">
            <text:p>0.001</text:p>
          </table:table-cell>
          <table:table-cell office:value-type="float" office:value="158.5" calcext:value-type="float">
            <text:p>158.5</text:p>
          </table:table-cell>
          <table:table-cell table:formula="of:=ABS(0.03 * [.C1794])" office:value-type="float" office:value="4.755" calcext:value-type="float">
            <text:p>4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1" calcext:value-type="float">
            <text:p>0.001</text:p>
          </table:table-cell>
          <table:table-cell office:value-type="float" office:value="157" calcext:value-type="float">
            <text:p>157</text:p>
          </table:table-cell>
          <table:table-cell table:formula="of:=ABS(0.03 * [.C1795])" office:value-type="float" office:value="4.71" calcext:value-type="float">
            <text:p>4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575" calcext:value-type="float">
            <text:p>0.1575</text:p>
          </table:table-cell>
          <table:table-cell office:value-type="float" office:value="0.001" calcext:value-type="float">
            <text:p>0.001</text:p>
          </table:table-cell>
          <table:table-cell office:value-type="float" office:value="154" calcext:value-type="float">
            <text:p>154</text:p>
          </table:table-cell>
          <table:table-cell table:formula="of:=ABS(0.03 * [.C1796])" office:value-type="float" office:value="4.62" calcext:value-type="float">
            <text:p>4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455" calcext:value-type="float">
            <text:p>0.1455</text:p>
          </table:table-cell>
          <table:table-cell office:value-type="float" office:value="0.001" calcext:value-type="float">
            <text:p>0.001</text:p>
          </table:table-cell>
          <table:table-cell office:value-type="float" office:value="148.5" calcext:value-type="float">
            <text:p>148.5</text:p>
          </table:table-cell>
          <table:table-cell table:formula="of:=ABS(0.03 * [.C1797])" office:value-type="float" office:value="4.455" calcext:value-type="float">
            <text:p>4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143" calcext:value-type="float">
            <text:p>143</text:p>
          </table:table-cell>
          <table:table-cell table:formula="of:=ABS(0.03 * [.C1798])" office:value-type="float" office:value="4.29" calcext:value-type="float">
            <text:p>4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001" calcext:value-type="float">
            <text:p>0.001</text:p>
          </table:table-cell>
          <table:table-cell office:value-type="float" office:value="134.5" calcext:value-type="float">
            <text:p>134.5</text:p>
          </table:table-cell>
          <table:table-cell table:formula="of:=ABS(0.03 * [.C1799])" office:value-type="float" office:value="4.035" calcext:value-type="float">
            <text:p>4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0.001" calcext:value-type="float">
            <text:p>0.001</text:p>
          </table:table-cell>
          <table:table-cell office:value-type="float" office:value="131" calcext:value-type="float">
            <text:p>131</text:p>
          </table:table-cell>
          <table:table-cell table:formula="of:=ABS(0.03 * [.C1800])" office:value-type="float" office:value="3.93" calcext:value-type="float">
            <text:p>3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095" calcext:value-type="float">
            <text:p>0.1095</text:p>
          </table:table-cell>
          <table:table-cell office:value-type="float" office:value="0.001" calcext:value-type="float">
            <text:p>0.001</text:p>
          </table:table-cell>
          <table:table-cell office:value-type="float" office:value="129" calcext:value-type="float">
            <text:p>129</text:p>
          </table:table-cell>
          <table:table-cell table:formula="of:=ABS(0.03 * [.C1801])" office:value-type="float" office:value="3.87" calcext:value-type="float">
            <text:p>3.8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1" calcext:value-type="float">
            <text:p>0.001</text:p>
          </table:table-cell>
          <table:table-cell office:value-type="float" office:value="127" calcext:value-type="float">
            <text:p>127</text:p>
          </table:table-cell>
          <table:table-cell table:formula="of:=ABS(0.03 * [.C1802])" office:value-type="float" office:value="3.81" calcext:value-type="float">
            <text:p>3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001" calcext:value-type="float">
            <text:p>0.001</text:p>
          </table:table-cell>
          <table:table-cell office:value-type="float" office:value="125" calcext:value-type="float">
            <text:p>125</text:p>
          </table:table-cell>
          <table:table-cell table:formula="of:=ABS(0.03 * [.C1803])" office:value-type="float" office:value="3.75" calcext:value-type="float">
            <text:p>3.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1005" calcext:value-type="float">
            <text:p>0.1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24" calcext:value-type="float">
            <text:p>124</text:p>
          </table:table-cell>
          <table:table-cell table:formula="of:=ABS(0.03 * [.C1804])" office:value-type="float" office:value="3.72" calcext:value-type="float">
            <text:p>3.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975" calcext:value-type="float">
            <text:p>0.0975</text:p>
          </table:table-cell>
          <table:table-cell office:value-type="float" office:value="0.001" calcext:value-type="float">
            <text:p>0.001</text:p>
          </table:table-cell>
          <table:table-cell office:value-type="float" office:value="122" calcext:value-type="float">
            <text:p>122</text:p>
          </table:table-cell>
          <table:table-cell table:formula="of:=ABS(0.03 * [.C1805])" office:value-type="float" office:value="3.66" calcext:value-type="float">
            <text:p>3.6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1" calcext:value-type="float">
            <text:p>0.001</text:p>
          </table:table-cell>
          <table:table-cell office:value-type="float" office:value="120" calcext:value-type="float">
            <text:p>120</text:p>
          </table:table-cell>
          <table:table-cell table:formula="of:=ABS(0.03 * [.C1806])" office:value-type="float" office:value="3.6" calcext:value-type="float">
            <text:p>3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01" calcext:value-type="float">
            <text:p>0.001</text:p>
          </table:table-cell>
          <table:table-cell office:value-type="float" office:value="118.5" calcext:value-type="float">
            <text:p>118.5</text:p>
          </table:table-cell>
          <table:table-cell table:formula="of:=ABS(0.03 * [.C1807])" office:value-type="float" office:value="3.555" calcext:value-type="float">
            <text:p>3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825" calcext:value-type="float">
            <text:p>0.0825</text:p>
          </table:table-cell>
          <table:table-cell office:value-type="float" office:value="0.001" calcext:value-type="float">
            <text:p>0.001</text:p>
          </table:table-cell>
          <table:table-cell office:value-type="float" office:value="117" calcext:value-type="float">
            <text:p>117</text:p>
          </table:table-cell>
          <table:table-cell table:formula="of:=ABS(0.03 * [.C1808])" office:value-type="float" office:value="3.51" calcext:value-type="float">
            <text:p>3.5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01" calcext:value-type="float">
            <text:p>0.001</text:p>
          </table:table-cell>
          <table:table-cell office:value-type="float" office:value="114.5" calcext:value-type="float">
            <text:p>114.5</text:p>
          </table:table-cell>
          <table:table-cell table:formula="of:=ABS(0.03 * [.C1809])" office:value-type="float" office:value="3.435" calcext:value-type="float">
            <text:p>3.4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825" calcext:value-type="float">
            <text:p>0.0825</text:p>
          </table:table-cell>
          <table:table-cell office:value-type="float" office:value="0.001" calcext:value-type="float">
            <text:p>0.001</text:p>
          </table:table-cell>
          <table:table-cell office:value-type="float" office:value="113.5" calcext:value-type="float">
            <text:p>113.5</text:p>
          </table:table-cell>
          <table:table-cell table:formula="of:=ABS(0.03 * [.C1810])" office:value-type="float" office:value="3.405" calcext:value-type="float">
            <text:p>3.4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795" calcext:value-type="float">
            <text:p>0.0795</text:p>
          </table:table-cell>
          <table:table-cell office:value-type="float" office:value="0.001" calcext:value-type="float">
            <text:p>0.001</text:p>
          </table:table-cell>
          <table:table-cell office:value-type="float" office:value="112.5" calcext:value-type="float">
            <text:p>112.5</text:p>
          </table:table-cell>
          <table:table-cell table:formula="of:=ABS(0.03 * [.C1811])" office:value-type="float" office:value="3.375" calcext:value-type="float">
            <text:p>3.3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01" calcext:value-type="float">
            <text:p>0.001</text:p>
          </table:table-cell>
          <table:table-cell office:value-type="float" office:value="111" calcext:value-type="float">
            <text:p>111</text:p>
          </table:table-cell>
          <table:table-cell table:formula="of:=ABS(0.03 * [.C1812])" office:value-type="float" office:value="3.33" calcext:value-type="float">
            <text:p>3.3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001" calcext:value-type="float">
            <text:p>0.001</text:p>
          </table:table-cell>
          <table:table-cell office:value-type="float" office:value="107" calcext:value-type="float">
            <text:p>107</text:p>
          </table:table-cell>
          <table:table-cell table:formula="of:=ABS(0.03 * [.C1813])" office:value-type="float" office:value="3.21" calcext:value-type="float">
            <text:p>3.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104.5" calcext:value-type="float">
            <text:p>104.5</text:p>
          </table:table-cell>
          <table:table-cell table:formula="of:=ABS(0.03 * [.C1814])" office:value-type="float" office:value="3.135" calcext:value-type="float">
            <text:p>3.1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555" calcext:value-type="float">
            <text:p>0.0555</text:p>
          </table:table-cell>
          <table:table-cell office:value-type="float" office:value="0.001" calcext:value-type="float">
            <text:p>0.001</text:p>
          </table:table-cell>
          <table:table-cell office:value-type="float" office:value="102" calcext:value-type="float">
            <text:p>102</text:p>
          </table:table-cell>
          <table:table-cell table:formula="of:=ABS(0.03 * [.C1815])" office:value-type="float" office:value="3.06" calcext:value-type="float">
            <text:p>3.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101" calcext:value-type="float">
            <text:p>101</text:p>
          </table:table-cell>
          <table:table-cell table:formula="of:=ABS(0.03 * [.C1816])" office:value-type="float" office:value="3.03" calcext:value-type="float">
            <text:p>3.0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495" calcext:value-type="float">
            <text:p>0.0495</text:p>
          </table:table-cell>
          <table:table-cell office:value-type="float" office:value="0.001" calcext:value-type="float">
            <text:p>0.001</text:p>
          </table:table-cell>
          <table:table-cell office:value-type="float" office:value="99" calcext:value-type="float">
            <text:p>99</text:p>
          </table:table-cell>
          <table:table-cell table:formula="of:=ABS(0.03 * [.C1817])" office:value-type="float" office:value="2.97" calcext:value-type="float">
            <text:p>2.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001" calcext:value-type="float">
            <text:p>0.001</text:p>
          </table:table-cell>
          <table:table-cell office:value-type="float" office:value="98" calcext:value-type="float">
            <text:p>98</text:p>
          </table:table-cell>
          <table:table-cell table:formula="of:=ABS(0.03 * [.C1818])" office:value-type="float" office:value="2.94" calcext:value-type="float">
            <text:p>2.9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01" calcext:value-type="float">
            <text:p>0.001</text:p>
          </table:table-cell>
          <table:table-cell office:value-type="float" office:value="95.5" calcext:value-type="float">
            <text:p>95.5</text:p>
          </table:table-cell>
          <table:table-cell table:formula="of:=ABS(0.03 * [.C1819])" office:value-type="float" office:value="2.865" calcext:value-type="float">
            <text:p>2.8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.001" calcext:value-type="float">
            <text:p>0.001</text:p>
          </table:table-cell>
          <table:table-cell office:value-type="float" office:value="92" calcext:value-type="float">
            <text:p>92</text:p>
          </table:table-cell>
          <table:table-cell table:formula="of:=ABS(0.03 * [.C1820])" office:value-type="float" office:value="2.76" calcext:value-type="float">
            <text:p>2.7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01" calcext:value-type="float">
            <text:p>0.001</text:p>
          </table:table-cell>
          <table:table-cell office:value-type="float" office:value="90" calcext:value-type="float">
            <text:p>90</text:p>
          </table:table-cell>
          <table:table-cell table:formula="of:=ABS(0.03 * [.C1821])" office:value-type="float" office:value="2.7" calcext:value-type="float">
            <text:p>2.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88.5" calcext:value-type="float">
            <text:p>88.5</text:p>
          </table:table-cell>
          <table:table-cell table:formula="of:=ABS(0.03 * [.C1822])" office:value-type="float" office:value="2.655" calcext:value-type="float">
            <text:p>2.6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01" calcext:value-type="float">
            <text:p>0.001</text:p>
          </table:table-cell>
          <table:table-cell office:value-type="float" office:value="86" calcext:value-type="float">
            <text:p>86</text:p>
          </table:table-cell>
          <table:table-cell table:formula="of:=ABS(0.03 * [.C1823])" office:value-type="float" office:value="2.58" calcext:value-type="float">
            <text:p>2.5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195" calcext:value-type="float">
            <text:p>0.0195</text:p>
          </table:table-cell>
          <table:table-cell office:value-type="float" office:value="0.001" calcext:value-type="float">
            <text:p>0.001</text:p>
          </table:table-cell>
          <table:table-cell office:value-type="float" office:value="85" calcext:value-type="float">
            <text:p>85</text:p>
          </table:table-cell>
          <table:table-cell table:formula="of:=ABS(0.03 * [.C1824])" office:value-type="float" office:value="2.55" calcext:value-type="float">
            <text:p>2.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01" calcext:value-type="float">
            <text:p>0.001</text:p>
          </table:table-cell>
          <table:table-cell office:value-type="float" office:value="78" calcext:value-type="float">
            <text:p>78</text:p>
          </table:table-cell>
          <table:table-cell table:formula="of:=ABS(0.03 * [.C1825])" office:value-type="float" office:value="2.34" calcext:value-type="float">
            <text:p>2.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77" calcext:value-type="float">
            <text:p>77</text:p>
          </table:table-cell>
          <table:table-cell table:formula="of:=ABS(0.03 * [.C1826])" office:value-type="float" office:value="2.31" calcext:value-type="float">
            <text:p>2.3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01" calcext:value-type="float">
            <text:p>0.001</text:p>
          </table:table-cell>
          <table:table-cell office:value-type="float" office:value="76" calcext:value-type="float">
            <text:p>76</text:p>
          </table:table-cell>
          <table:table-cell table:formula="of:=ABS(0.03 * [.C1827])" office:value-type="float" office:value="2.28" calcext:value-type="float">
            <text:p>2.2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76" calcext:value-type="float">
            <text:p>76</text:p>
          </table:table-cell>
          <table:table-cell table:formula="of:=ABS(0.03 * [.C1828])" office:value-type="float" office:value="2.28" calcext:value-type="float">
            <text:p>2.2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75.5" calcext:value-type="float">
            <text:p>75.5</text:p>
          </table:table-cell>
          <table:table-cell table:formula="of:=ABS(0.03 * [.C1829])" office:value-type="float" office:value="2.265" calcext:value-type="float">
            <text:p>2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75" calcext:value-type="float">
            <text:p>75</text:p>
          </table:table-cell>
          <table:table-cell table:formula="of:=ABS(0.03 * [.C1830])" office:value-type="float" office:value="2.25" calcext:value-type="float">
            <text:p>2.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74" calcext:value-type="float">
            <text:p>74</text:p>
          </table:table-cell>
          <table:table-cell table:formula="of:=ABS(0.03 * [.C1831])" office:value-type="float" office:value="2.22" calcext:value-type="float">
            <text:p>2.2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3" calcext:value-type="float">
            <text:p>73</text:p>
          </table:table-cell>
          <table:table-cell table:formula="of:=ABS(0.03 * [.C1832])" office:value-type="float" office:value="2.19" calcext:value-type="float">
            <text:p>2.1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2.5" calcext:value-type="float">
            <text:p>72.5</text:p>
          </table:table-cell>
          <table:table-cell table:formula="of:=ABS(0.03 * [.C1833])" office:value-type="float" office:value="2.175" calcext:value-type="float">
            <text:p>2.1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34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35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36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37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38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39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40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41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42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43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44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45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46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47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48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49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50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51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52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53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54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55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56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57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58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59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60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61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62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63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64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65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66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67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68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69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70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71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72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73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74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75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76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77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78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79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80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881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82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83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84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85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86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87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88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89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90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91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92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93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94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95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96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97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98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899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00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01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902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03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04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05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06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07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08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09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10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11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12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13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914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15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16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17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18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919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20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21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22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23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24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25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26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927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28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29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30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31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32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33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34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35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36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37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38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939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40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2" calcext:value-type="float">
            <text:p>72</text:p>
          </table:table-cell>
          <table:table-cell table:formula="of:=ABS(0.03 * [.C1941])" office:value-type="float" office:value="2.16" calcext:value-type="float">
            <text:p>2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42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43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44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45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46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47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71.5" calcext:value-type="float">
            <text:p>71.5</text:p>
          </table:table-cell>
          <table:table-cell table:formula="of:=ABS(0.03 * [.C1948])" office:value-type="float" office:value="2.145" calcext:value-type="float">
            <text:p>2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70.5" calcext:value-type="float">
            <text:p>70.5</text:p>
          </table:table-cell>
          <table:table-cell table:formula="of:=ABS(0.03 * [.C1949])" office:value-type="float" office:value="2.115" calcext:value-type="float">
            <text:p>2.1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105" calcext:value-type="float">
            <text:p>-0.0105</text:p>
          </table:table-cell>
          <table:table-cell office:value-type="float" office:value="0.001" calcext:value-type="float">
            <text:p>0.001</text:p>
          </table:table-cell>
          <table:table-cell office:value-type="float" office:value="68.5" calcext:value-type="float">
            <text:p>68.5</text:p>
          </table:table-cell>
          <table:table-cell table:formula="of:=ABS(0.03 * [.C1950])" office:value-type="float" office:value="2.055" calcext:value-type="float">
            <text:p>2.0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105" calcext:value-type="float">
            <text:p>-0.0105</text:p>
          </table:table-cell>
          <table:table-cell office:value-type="float" office:value="0.001" calcext:value-type="float">
            <text:p>0.001</text:p>
          </table:table-cell>
          <table:table-cell office:value-type="float" office:value="67.5" calcext:value-type="float">
            <text:p>67.5</text:p>
          </table:table-cell>
          <table:table-cell table:formula="of:=ABS(0.03 * [.C1951])" office:value-type="float" office:value="2.025" calcext:value-type="float">
            <text:p>2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  <table:table-cell office:value-type="float" office:value="0.001" calcext:value-type="float">
            <text:p>0.001</text:p>
          </table:table-cell>
          <table:table-cell office:value-type="float" office:value="67" calcext:value-type="float">
            <text:p>67</text:p>
          </table:table-cell>
          <table:table-cell table:formula="of:=ABS(0.03 * [.C1952])" office:value-type="float" office:value="2.01" calcext:value-type="float">
            <text:p>2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67" calcext:value-type="float">
            <text:p>67</text:p>
          </table:table-cell>
          <table:table-cell table:formula="of:=ABS(0.03 * [.C1953])" office:value-type="float" office:value="2.01" calcext:value-type="float">
            <text:p>2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165" calcext:value-type="float">
            <text:p>-0.0165</text:p>
          </table:table-cell>
          <table:table-cell office:value-type="float" office:value="0.001" calcext:value-type="float">
            <text:p>0.001</text:p>
          </table:table-cell>
          <table:table-cell office:value-type="float" office:value="66" calcext:value-type="float">
            <text:p>66</text:p>
          </table:table-cell>
          <table:table-cell table:formula="of:=ABS(0.03 * [.C1954])" office:value-type="float" office:value="1.98" calcext:value-type="float">
            <text:p>1.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255" calcext:value-type="float">
            <text:p>-0.0255</text:p>
          </table:table-cell>
          <table:table-cell office:value-type="float" office:value="0.001" calcext:value-type="float">
            <text:p>0.001</text:p>
          </table:table-cell>
          <table:table-cell office:value-type="float" office:value="62.5" calcext:value-type="float">
            <text:p>62.5</text:p>
          </table:table-cell>
          <table:table-cell table:formula="of:=ABS(0.03 * [.C1955])" office:value-type="float" office:value="1.875" calcext:value-type="float">
            <text:p>1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345" calcext:value-type="float">
            <text:p>-0.0345</text:p>
          </table:table-cell>
          <table:table-cell office:value-type="float" office:value="0.001" calcext:value-type="float">
            <text:p>0.001</text:p>
          </table:table-cell>
          <table:table-cell office:value-type="float" office:value="57.5" calcext:value-type="float">
            <text:p>57.5</text:p>
          </table:table-cell>
          <table:table-cell table:formula="of:=ABS(0.03 * [.C1956])" office:value-type="float" office:value="1.725" calcext:value-type="float">
            <text:p>1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375" calcext:value-type="float">
            <text:p>-0.0375</text:p>
          </table:table-cell>
          <table:table-cell office:value-type="float" office:value="0.001" calcext:value-type="float">
            <text:p>0.001</text:p>
          </table:table-cell>
          <table:table-cell office:value-type="float" office:value="55.5" calcext:value-type="float">
            <text:p>55.5</text:p>
          </table:table-cell>
          <table:table-cell table:formula="of:=ABS(0.03 * [.C1957])" office:value-type="float" office:value="1.665" calcext:value-type="float">
            <text:p>1.6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  <table:table-cell office:value-type="float" office:value="0.001" calcext:value-type="float">
            <text:p>0.001</text:p>
          </table:table-cell>
          <table:table-cell office:value-type="float" office:value="54.5" calcext:value-type="float">
            <text:p>54.5</text:p>
          </table:table-cell>
          <table:table-cell table:formula="of:=ABS(0.03 * [.C1958])" office:value-type="float" office:value="1.635" calcext:value-type="float">
            <text:p>1.6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405" calcext:value-type="float">
            <text:p>-0.0405</text:p>
          </table:table-cell>
          <table:table-cell office:value-type="float" office:value="0.001" calcext:value-type="float">
            <text:p>0.001</text:p>
          </table:table-cell>
          <table:table-cell office:value-type="float" office:value="53" calcext:value-type="float">
            <text:p>53</text:p>
          </table:table-cell>
          <table:table-cell table:formula="of:=ABS(0.03 * [.C1959])" office:value-type="float" office:value="1.59" calcext:value-type="float">
            <text:p>1.5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465" calcext:value-type="float">
            <text:p>-0.0465</text:p>
          </table:table-cell>
          <table:table-cell office:value-type="float" office:value="0.001" calcext:value-type="float">
            <text:p>0.001</text:p>
          </table:table-cell>
          <table:table-cell office:value-type="float" office:value="50.5" calcext:value-type="float">
            <text:p>50.5</text:p>
          </table:table-cell>
          <table:table-cell table:formula="of:=ABS(0.03 * [.C1960])" office:value-type="float" office:value="1.515" calcext:value-type="float">
            <text:p>1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495" calcext:value-type="float">
            <text:p>-0.0495</text:p>
          </table:table-cell>
          <table:table-cell office:value-type="float" office:value="0.001" calcext:value-type="float">
            <text:p>0.001</text:p>
          </table:table-cell>
          <table:table-cell office:value-type="float" office:value="48.5" calcext:value-type="float">
            <text:p>48.5</text:p>
          </table:table-cell>
          <table:table-cell table:formula="of:=ABS(0.03 * [.C1961])" office:value-type="float" office:value="1.455" calcext:value-type="float">
            <text:p>1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525" calcext:value-type="float">
            <text:p>-0.0525</text:p>
          </table:table-cell>
          <table:table-cell office:value-type="float" office:value="0.001" calcext:value-type="float">
            <text:p>0.001</text:p>
          </table:table-cell>
          <table:table-cell office:value-type="float" office:value="47.5" calcext:value-type="float">
            <text:p>47.5</text:p>
          </table:table-cell>
          <table:table-cell table:formula="of:=ABS(0.03 * [.C1962])" office:value-type="float" office:value="1.425" calcext:value-type="float">
            <text:p>1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555" calcext:value-type="float">
            <text:p>-0.0555</text:p>
          </table:table-cell>
          <table:table-cell office:value-type="float" office:value="0.001" calcext:value-type="float">
            <text:p>0.001</text:p>
          </table:table-cell>
          <table:table-cell office:value-type="float" office:value="46" calcext:value-type="float">
            <text:p>46</text:p>
          </table:table-cell>
          <table:table-cell table:formula="of:=ABS(0.03 * [.C1963])" office:value-type="float" office:value="1.38" calcext:value-type="float">
            <text:p>1.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57" calcext:value-type="float">
            <text:p>-0.057</text:p>
          </table:table-cell>
          <table:table-cell office:value-type="float" office:value="0.001" calcext:value-type="float">
            <text:p>0.001</text:p>
          </table:table-cell>
          <table:table-cell office:value-type="float" office:value="45" calcext:value-type="float">
            <text:p>45</text:p>
          </table:table-cell>
          <table:table-cell table:formula="of:=ABS(0.03 * [.C1964])" office:value-type="float" office:value="1.35" calcext:value-type="float">
            <text:p>1.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.001" calcext:value-type="float">
            <text:p>0.001</text:p>
          </table:table-cell>
          <table:table-cell office:value-type="float" office:value="44" calcext:value-type="float">
            <text:p>44</text:p>
          </table:table-cell>
          <table:table-cell table:formula="of:=ABS(0.03 * [.C1965])" office:value-type="float" office:value="1.32" calcext:value-type="float">
            <text:p>1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645" calcext:value-type="float">
            <text:p>-0.0645</text:p>
          </table:table-cell>
          <table:table-cell office:value-type="float" office:value="0.001" calcext:value-type="float">
            <text:p>0.001</text:p>
          </table:table-cell>
          <table:table-cell office:value-type="float" office:value="42" calcext:value-type="float">
            <text:p>42</text:p>
          </table:table-cell>
          <table:table-cell table:formula="of:=ABS(0.03 * [.C1966])" office:value-type="float" office:value="1.26" calcext:value-type="float">
            <text:p>1.2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645" calcext:value-type="float">
            <text:p>-0.0645</text:p>
          </table:table-cell>
          <table:table-cell office:value-type="float" office:value="0.001" calcext:value-type="float">
            <text:p>0.001</text:p>
          </table:table-cell>
          <table:table-cell office:value-type="float" office:value="41" calcext:value-type="float">
            <text:p>41</text:p>
          </table:table-cell>
          <table:table-cell table:formula="of:=ABS(0.03 * [.C1967])" office:value-type="float" office:value="1.23" calcext:value-type="float">
            <text:p>1.2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645" calcext:value-type="float">
            <text:p>-0.0645</text:p>
          </table:table-cell>
          <table:table-cell office:value-type="float" office:value="0.001" calcext:value-type="float">
            <text:p>0.001</text:p>
          </table:table-cell>
          <table:table-cell office:value-type="float" office:value="40.5" calcext:value-type="float">
            <text:p>40.5</text:p>
          </table:table-cell>
          <table:table-cell table:formula="of:=ABS(0.03 * [.C1968])" office:value-type="float" office:value="1.215" calcext:value-type="float">
            <text:p>1.2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675" calcext:value-type="float">
            <text:p>-0.0675</text:p>
          </table:table-cell>
          <table:table-cell office:value-type="float" office:value="0.001" calcext:value-type="float">
            <text:p>0.001</text:p>
          </table:table-cell>
          <table:table-cell office:value-type="float" office:value="39.5" calcext:value-type="float">
            <text:p>39.5</text:p>
          </table:table-cell>
          <table:table-cell table:formula="of:=ABS(0.03 * [.C1969])" office:value-type="float" office:value="1.185" calcext:value-type="float">
            <text:p>1.1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72" calcext:value-type="float">
            <text:p>-0.072</text:p>
          </table:table-cell>
          <table:table-cell office:value-type="float" office:value="0.001" calcext:value-type="float">
            <text:p>0.001</text:p>
          </table:table-cell>
          <table:table-cell office:value-type="float" office:value="38.5" calcext:value-type="float">
            <text:p>38.5</text:p>
          </table:table-cell>
          <table:table-cell table:formula="of:=ABS(0.03 * [.C1970])" office:value-type="float" office:value="1.155" calcext:value-type="float">
            <text:p>1.1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735" calcext:value-type="float">
            <text:p>-0.0735</text:p>
          </table:table-cell>
          <table:table-cell office:value-type="float" office:value="0.001" calcext:value-type="float">
            <text:p>0.001</text:p>
          </table:table-cell>
          <table:table-cell office:value-type="float" office:value="36.5" calcext:value-type="float">
            <text:p>36.5</text:p>
          </table:table-cell>
          <table:table-cell table:formula="of:=ABS(0.03 * [.C1971])" office:value-type="float" office:value="1.095" calcext:value-type="float">
            <text:p>1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75" calcext:value-type="float">
            <text:p>-0.075</text:p>
          </table:table-cell>
          <table:table-cell office:value-type="float" office:value="0.001" calcext:value-type="float">
            <text:p>0.001</text:p>
          </table:table-cell>
          <table:table-cell office:value-type="float" office:value="36" calcext:value-type="float">
            <text:p>36</text:p>
          </table:table-cell>
          <table:table-cell table:formula="of:=ABS(0.03 * [.C1972])" office:value-type="float" office:value="1.08" calcext:value-type="float">
            <text:p>1.0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765" calcext:value-type="float">
            <text:p>-0.0765</text:p>
          </table:table-cell>
          <table:table-cell office:value-type="float" office:value="0.001" calcext:value-type="float">
            <text:p>0.001</text:p>
          </table:table-cell>
          <table:table-cell office:value-type="float" office:value="35" calcext:value-type="float">
            <text:p>35</text:p>
          </table:table-cell>
          <table:table-cell table:formula="of:=ABS(0.03 * [.C1973])" office:value-type="float" office:value="1.05" calcext:value-type="float">
            <text:p>1.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81" calcext:value-type="float">
            <text:p>-0.081</text:p>
          </table:table-cell>
          <table:table-cell office:value-type="float" office:value="0.001" calcext:value-type="float">
            <text:p>0.001</text:p>
          </table:table-cell>
          <table:table-cell office:value-type="float" office:value="33.5" calcext:value-type="float">
            <text:p>33.5</text:p>
          </table:table-cell>
          <table:table-cell table:formula="of:=ABS(0.03 * [.C1974])" office:value-type="float" office:value="1.005" calcext:value-type="float">
            <text:p>1.0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81" calcext:value-type="float">
            <text:p>-0.081</text:p>
          </table:table-cell>
          <table:table-cell office:value-type="float" office:value="0.001" calcext:value-type="float">
            <text:p>0.001</text:p>
          </table:table-cell>
          <table:table-cell office:value-type="float" office:value="32.5" calcext:value-type="float">
            <text:p>32.5</text:p>
          </table:table-cell>
          <table:table-cell table:formula="of:=ABS(0.03 * [.C1975])" office:value-type="float" office:value="0.975" calcext:value-type="float">
            <text:p>0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81" calcext:value-type="float">
            <text:p>-0.081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table:formula="of:=ABS(0.03 * [.C1976])" office:value-type="float" office:value="0.96" calcext:value-type="float">
            <text:p>0.9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825" calcext:value-type="float">
            <text:p>-0.0825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table:formula="of:=ABS(0.03 * [.C1977])" office:value-type="float" office:value="0.96" calcext:value-type="float">
            <text:p>0.9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84" calcext:value-type="float">
            <text:p>-0.084</text:p>
          </table:table-cell>
          <table:table-cell office:value-type="float" office:value="0.001" calcext:value-type="float">
            <text:p>0.001</text:p>
          </table:table-cell>
          <table:table-cell office:value-type="float" office:value="31" calcext:value-type="float">
            <text:p>31</text:p>
          </table:table-cell>
          <table:table-cell table:formula="of:=ABS(0.03 * [.C1978])" office:value-type="float" office:value="0.93" calcext:value-type="float">
            <text:p>0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87" calcext:value-type="float">
            <text:p>-0.087</text:p>
          </table:table-cell>
          <table:table-cell office:value-type="float" office:value="0.001" calcext:value-type="float">
            <text:p>0.001</text:p>
          </table:table-cell>
          <table:table-cell office:value-type="float" office:value="30.5" calcext:value-type="float">
            <text:p>30.5</text:p>
          </table:table-cell>
          <table:table-cell table:formula="of:=ABS(0.03 * [.C1979])" office:value-type="float" office:value="0.915" calcext:value-type="float">
            <text:p>0.9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0.001" calcext:value-type="float">
            <text:p>0.001</text:p>
          </table:table-cell>
          <table:table-cell office:value-type="float" office:value="29.5" calcext:value-type="float">
            <text:p>29.5</text:p>
          </table:table-cell>
          <table:table-cell table:formula="of:=ABS(0.03 * [.C1980])" office:value-type="float" office:value="0.885" calcext:value-type="float">
            <text:p>0.8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0.001" calcext:value-type="float">
            <text:p>0.001</text:p>
          </table:table-cell>
          <table:table-cell office:value-type="float" office:value="28" calcext:value-type="float">
            <text:p>28</text:p>
          </table:table-cell>
          <table:table-cell table:formula="of:=ABS(0.03 * [.C1981])" office:value-type="float" office:value="0.84" calcext:value-type="float">
            <text:p>0.8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93" calcext:value-type="float">
            <text:p>-0.093</text:p>
          </table:table-cell>
          <table:table-cell office:value-type="float" office:value="0.001" calcext:value-type="float">
            <text:p>0.001</text:p>
          </table:table-cell>
          <table:table-cell office:value-type="float" office:value="27" calcext:value-type="float">
            <text:p>27</text:p>
          </table:table-cell>
          <table:table-cell table:formula="of:=ABS(0.03 * [.C1982])" office:value-type="float" office:value="0.81" calcext:value-type="float">
            <text:p>0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93" calcext:value-type="float">
            <text:p>-0.093</text:p>
          </table:table-cell>
          <table:table-cell office:value-type="float" office:value="0.001" calcext:value-type="float">
            <text:p>0.001</text:p>
          </table:table-cell>
          <table:table-cell office:value-type="float" office:value="26" calcext:value-type="float">
            <text:p>26</text:p>
          </table:table-cell>
          <table:table-cell table:formula="of:=ABS(0.03 * [.C1983])" office:value-type="float" office:value="0.78" calcext:value-type="float">
            <text:p>0.7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945" calcext:value-type="float">
            <text:p>-0.0945</text:p>
          </table:table-cell>
          <table:table-cell office:value-type="float" office:value="0.001" calcext:value-type="float">
            <text:p>0.001</text:p>
          </table:table-cell>
          <table:table-cell office:value-type="float" office:value="25.5" calcext:value-type="float">
            <text:p>25.5</text:p>
          </table:table-cell>
          <table:table-cell table:formula="of:=ABS(0.03 * [.C1984])" office:value-type="float" office:value="0.765" calcext:value-type="float">
            <text:p>0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975" calcext:value-type="float">
            <text:p>-0.0975</text:p>
          </table:table-cell>
          <table:table-cell office:value-type="float" office:value="0.001" calcext:value-type="float">
            <text:p>0.001</text:p>
          </table:table-cell>
          <table:table-cell office:value-type="float" office:value="24.5" calcext:value-type="float">
            <text:p>24.5</text:p>
          </table:table-cell>
          <table:table-cell table:formula="of:=ABS(0.03 * [.C1985])" office:value-type="float" office:value="0.735" calcext:value-type="float">
            <text:p>0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975" calcext:value-type="float">
            <text:p>-0.0975</text:p>
          </table:table-cell>
          <table:table-cell office:value-type="float" office:value="0.001" calcext:value-type="float">
            <text:p>0.001</text:p>
          </table:table-cell>
          <table:table-cell office:value-type="float" office:value="23.5" calcext:value-type="float">
            <text:p>23.5</text:p>
          </table:table-cell>
          <table:table-cell table:formula="of:=ABS(0.03 * [.C1986])" office:value-type="float" office:value="0.705" calcext:value-type="float">
            <text:p>0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005" calcext:value-type="float">
            <text:p>-0.1005</text:p>
          </table:table-cell>
          <table:table-cell office:value-type="float" office:value="0.001" calcext:value-type="float">
            <text:p>0.001</text:p>
          </table:table-cell>
          <table:table-cell office:value-type="float" office:value="23" calcext:value-type="float">
            <text:p>23</text:p>
          </table:table-cell>
          <table:table-cell table:formula="of:=ABS(0.03 * [.C1987])" office:value-type="float" office:value="0.69" calcext:value-type="float">
            <text:p>0.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02" calcext:value-type="float">
            <text:p>-0.102</text:p>
          </table:table-cell>
          <table:table-cell office:value-type="float" office:value="0.001" calcext:value-type="float">
            <text:p>0.001</text:p>
          </table:table-cell>
          <table:table-cell office:value-type="float" office:value="22" calcext:value-type="float">
            <text:p>22</text:p>
          </table:table-cell>
          <table:table-cell table:formula="of:=ABS(0.03 * [.C1988])" office:value-type="float" office:value="0.66" calcext:value-type="float">
            <text:p>0.6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035" calcext:value-type="float">
            <text:p>-0.1035</text:p>
          </table:table-cell>
          <table:table-cell office:value-type="float" office:value="0.001" calcext:value-type="float">
            <text:p>0.001</text:p>
          </table:table-cell>
          <table:table-cell office:value-type="float" office:value="21" calcext:value-type="float">
            <text:p>21</text:p>
          </table:table-cell>
          <table:table-cell table:formula="of:=ABS(0.03 * [.C1989])" office:value-type="float" office:value="0.63" calcext:value-type="float">
            <text:p>0.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05" calcext:value-type="float">
            <text:p>-0.105</text:p>
          </table:table-cell>
          <table:table-cell office:value-type="float" office:value="0.001" calcext:value-type="float">
            <text:p>0.001</text:p>
          </table:table-cell>
          <table:table-cell office:value-type="float" office:value="20.5" calcext:value-type="float">
            <text:p>20.5</text:p>
          </table:table-cell>
          <table:table-cell table:formula="of:=ABS(0.03 * [.C1990])" office:value-type="float" office:value="0.615" calcext:value-type="float">
            <text:p>0.6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  <table:table-cell office:value-type="float" office:value="0.001" calcext:value-type="float">
            <text:p>0.001</text:p>
          </table:table-cell>
          <table:table-cell office:value-type="float" office:value="19.5" calcext:value-type="float">
            <text:p>19.5</text:p>
          </table:table-cell>
          <table:table-cell table:formula="of:=ABS(0.03 * [.C1991])" office:value-type="float" office:value="0.585" calcext:value-type="float">
            <text:p>0.5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155" calcext:value-type="float">
            <text:p>-0.1155</text:p>
          </table:table-cell>
          <table:table-cell office:value-type="float" office:value="0.001" calcext:value-type="float">
            <text:p>0.001</text:p>
          </table:table-cell>
          <table:table-cell office:value-type="float" office:value="16.5" calcext:value-type="float">
            <text:p>16.5</text:p>
          </table:table-cell>
          <table:table-cell table:formula="of:=ABS(0.03 * [.C1992])" office:value-type="float" office:value="0.495" calcext:value-type="float">
            <text:p>0.4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29" calcext:value-type="float">
            <text:p>-0.129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formula="of:=ABS(0.03 * [.C1993])" office:value-type="float" office:value="0.3" calcext:value-type="float">
            <text:p>0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395" calcext:value-type="float">
            <text:p>-0.1395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formula="of:=ABS(0.03 * [.C1994])" office:value-type="float" office:value="0.15" calcext:value-type="float">
            <text:p>0.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44" calcext:value-type="float">
            <text:p>-0.144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table:formula="of:=ABS(0.03 * [.C1995])" office:value-type="float" office:value="0.075" calcext:value-type="float">
            <text:p>0.0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47" calcext:value-type="float">
            <text:p>-0.14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table:formula="of:=ABS(0.03 * [.C1996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  <table:table-cell table:formula="of:=ABS(0.03 * [.C1997])" office:value-type="float" office:value="0.015" calcext:value-type="float">
            <text:p>0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53" calcext:value-type="float">
            <text:p>-0.153</text:p>
          </table:table-cell>
          <table:table-cell office:value-type="float" office:value="0.001" calcext:value-type="float">
            <text:p>0.001</text:p>
          </table:table-cell>
          <table:table-cell office:value-type="float" office:value="-2.5" calcext:value-type="float">
            <text:p>-2.5</text:p>
          </table:table-cell>
          <table:table-cell table:formula="of:=ABS(0.03 * [.C1998])" office:value-type="float" office:value="0.075" calcext:value-type="float">
            <text:p>0.0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56" calcext:value-type="float">
            <text:p>-0.156</text:p>
          </table:table-cell>
          <table:table-cell office:value-type="float" office:value="0.001" calcext:value-type="float">
            <text:p>0.001</text:p>
          </table:table-cell>
          <table:table-cell office:value-type="float" office:value="-5" calcext:value-type="float">
            <text:p>-5</text:p>
          </table:table-cell>
          <table:table-cell table:formula="of:=ABS(0.03 * [.C1999])" office:value-type="float" office:value="0.15" calcext:value-type="float">
            <text:p>0.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62" calcext:value-type="float">
            <text:p>-0.162</text:p>
          </table:table-cell>
          <table:table-cell office:value-type="float" office:value="0.001" calcext:value-type="float">
            <text:p>0.001</text:p>
          </table:table-cell>
          <table:table-cell office:value-type="float" office:value="-6.5" calcext:value-type="float">
            <text:p>-6.5</text:p>
          </table:table-cell>
          <table:table-cell table:formula="of:=ABS(0.03 * [.C2000])" office:value-type="float" office:value="0.195" calcext:value-type="float">
            <text:p>0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65" calcext:value-type="float">
            <text:p>-0.165</text:p>
          </table:table-cell>
          <table:table-cell office:value-type="float" office:value="0.001" calcext:value-type="float">
            <text:p>0.001</text:p>
          </table:table-cell>
          <table:table-cell office:value-type="float" office:value="-8" calcext:value-type="float">
            <text:p>-8</text:p>
          </table:table-cell>
          <table:table-cell table:formula="of:=ABS(0.03 * [.C2001])" office:value-type="float" office:value="0.24" calcext:value-type="float">
            <text:p>0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665" calcext:value-type="float">
            <text:p>-0.1665</text:p>
          </table:table-cell>
          <table:table-cell office:value-type="float" office:value="0.001" calcext:value-type="float">
            <text:p>0.001</text:p>
          </table:table-cell>
          <table:table-cell office:value-type="float" office:value="-9.5" calcext:value-type="float">
            <text:p>-9.5</text:p>
          </table:table-cell>
          <table:table-cell table:formula="of:=ABS(0.03 * [.C2002])" office:value-type="float" office:value="0.285" calcext:value-type="float">
            <text:p>0.2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71" calcext:value-type="float">
            <text:p>-0.171</text:p>
          </table:table-cell>
          <table:table-cell office:value-type="float" office:value="0.001" calcext:value-type="float">
            <text:p>0.001</text:p>
          </table:table-cell>
          <table:table-cell office:value-type="float" office:value="-11" calcext:value-type="float">
            <text:p>-11</text:p>
          </table:table-cell>
          <table:table-cell table:formula="of:=ABS(0.03 * [.C2003])" office:value-type="float" office:value="0.33" calcext:value-type="float">
            <text:p>0.3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755" calcext:value-type="float">
            <text:p>-0.1755</text:p>
          </table:table-cell>
          <table:table-cell office:value-type="float" office:value="0.001" calcext:value-type="float">
            <text:p>0.001</text:p>
          </table:table-cell>
          <table:table-cell office:value-type="float" office:value="-13.5" calcext:value-type="float">
            <text:p>-13.5</text:p>
          </table:table-cell>
          <table:table-cell table:formula="of:=ABS(0.03 * [.C2004])" office:value-type="float" office:value="0.405" calcext:value-type="float">
            <text:p>0.4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815" calcext:value-type="float">
            <text:p>-0.1815</text:p>
          </table:table-cell>
          <table:table-cell office:value-type="float" office:value="0.001" calcext:value-type="float">
            <text:p>0.001</text:p>
          </table:table-cell>
          <table:table-cell office:value-type="float" office:value="-16" calcext:value-type="float">
            <text:p>-16</text:p>
          </table:table-cell>
          <table:table-cell table:formula="of:=ABS(0.03 * [.C2005])" office:value-type="float" office:value="0.48" calcext:value-type="float">
            <text:p>0.4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89" calcext:value-type="float">
            <text:p>-0.189</text:p>
          </table:table-cell>
          <table:table-cell office:value-type="float" office:value="0.001" calcext:value-type="float">
            <text:p>0.001</text:p>
          </table:table-cell>
          <table:table-cell office:value-type="float" office:value="-19.5" calcext:value-type="float">
            <text:p>-19.5</text:p>
          </table:table-cell>
          <table:table-cell table:formula="of:=ABS(0.03 * [.C2006])" office:value-type="float" office:value="0.585" calcext:value-type="float">
            <text:p>0.5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195" calcext:value-type="float">
            <text:p>-0.195</text:p>
          </table:table-cell>
          <table:table-cell office:value-type="float" office:value="0.001" calcext:value-type="float">
            <text:p>0.001</text:p>
          </table:table-cell>
          <table:table-cell office:value-type="float" office:value="-23" calcext:value-type="float">
            <text:p>-23</text:p>
          </table:table-cell>
          <table:table-cell table:formula="of:=ABS(0.03 * [.C2007])" office:value-type="float" office:value="0.69" calcext:value-type="float">
            <text:p>0.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01" calcext:value-type="float">
            <text:p>-0.201</text:p>
          </table:table-cell>
          <table:table-cell office:value-type="float" office:value="0.001" calcext:value-type="float">
            <text:p>0.001</text:p>
          </table:table-cell>
          <table:table-cell office:value-type="float" office:value="-25.5" calcext:value-type="float">
            <text:p>-25.5</text:p>
          </table:table-cell>
          <table:table-cell table:formula="of:=ABS(0.03 * [.C2008])" office:value-type="float" office:value="0.765" calcext:value-type="float">
            <text:p>0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055" calcext:value-type="float">
            <text:p>-0.2055</text:p>
          </table:table-cell>
          <table:table-cell office:value-type="float" office:value="0.001" calcext:value-type="float">
            <text:p>0.001</text:p>
          </table:table-cell>
          <table:table-cell office:value-type="float" office:value="-28" calcext:value-type="float">
            <text:p>-28</text:p>
          </table:table-cell>
          <table:table-cell table:formula="of:=ABS(0.03 * [.C2009])" office:value-type="float" office:value="0.84" calcext:value-type="float">
            <text:p>0.8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115" calcext:value-type="float">
            <text:p>-0.2115</text:p>
          </table:table-cell>
          <table:table-cell office:value-type="float" office:value="0.001" calcext:value-type="float">
            <text:p>0.001</text:p>
          </table:table-cell>
          <table:table-cell office:value-type="float" office:value="-31" calcext:value-type="float">
            <text:p>-31</text:p>
          </table:table-cell>
          <table:table-cell table:formula="of:=ABS(0.03 * [.C2010])" office:value-type="float" office:value="0.93" calcext:value-type="float">
            <text:p>0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19" calcext:value-type="float">
            <text:p>-0.219</text:p>
          </table:table-cell>
          <table:table-cell office:value-type="float" office:value="0.001" calcext:value-type="float">
            <text:p>0.001</text:p>
          </table:table-cell>
          <table:table-cell office:value-type="float" office:value="-34.5" calcext:value-type="float">
            <text:p>-34.5</text:p>
          </table:table-cell>
          <table:table-cell table:formula="of:=ABS(0.03 * [.C2011])" office:value-type="float" office:value="1.035" calcext:value-type="float">
            <text:p>1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205" calcext:value-type="float">
            <text:p>-0.2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36" calcext:value-type="float">
            <text:p>-36</text:p>
          </table:table-cell>
          <table:table-cell table:formula="of:=ABS(0.03 * [.C2012])" office:value-type="float" office:value="1.08" calcext:value-type="float">
            <text:p>1.0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25" calcext:value-type="float">
            <text:p>-0.225</text:p>
          </table:table-cell>
          <table:table-cell office:value-type="float" office:value="0.001" calcext:value-type="float">
            <text:p>0.001</text:p>
          </table:table-cell>
          <table:table-cell office:value-type="float" office:value="-38" calcext:value-type="float">
            <text:p>-38</text:p>
          </table:table-cell>
          <table:table-cell table:formula="of:=ABS(0.03 * [.C2013])" office:value-type="float" office:value="1.14" calcext:value-type="float">
            <text:p>1.1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295" calcext:value-type="float">
            <text:p>-0.2295</text:p>
          </table:table-cell>
          <table:table-cell office:value-type="float" office:value="0.001" calcext:value-type="float">
            <text:p>0.001</text:p>
          </table:table-cell>
          <table:table-cell office:value-type="float" office:value="-39.5" calcext:value-type="float">
            <text:p>-39.5</text:p>
          </table:table-cell>
          <table:table-cell table:formula="of:=ABS(0.03 * [.C2014])" office:value-type="float" office:value="1.185" calcext:value-type="float">
            <text:p>1.1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31" calcext:value-type="float">
            <text:p>-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-41" calcext:value-type="float">
            <text:p>-41</text:p>
          </table:table-cell>
          <table:table-cell table:formula="of:=ABS(0.03 * [.C2015])" office:value-type="float" office:value="1.23" calcext:value-type="float">
            <text:p>1.2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37" calcext:value-type="float">
            <text:p>-0.237</text:p>
          </table:table-cell>
          <table:table-cell office:value-type="float" office:value="0.001" calcext:value-type="float">
            <text:p>0.001</text:p>
          </table:table-cell>
          <table:table-cell office:value-type="float" office:value="-43" calcext:value-type="float">
            <text:p>-43</text:p>
          </table:table-cell>
          <table:table-cell table:formula="of:=ABS(0.03 * [.C2016])" office:value-type="float" office:value="1.29" calcext:value-type="float">
            <text:p>1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001" calcext:value-type="float">
            <text:p>0.001</text:p>
          </table:table-cell>
          <table:table-cell office:value-type="float" office:value="-45.5" calcext:value-type="float">
            <text:p>-45.5</text:p>
          </table:table-cell>
          <table:table-cell table:formula="of:=ABS(0.03 * [.C2017])" office:value-type="float" office:value="1.365" calcext:value-type="float">
            <text:p>1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43" calcext:value-type="float">
            <text:p>-0.243</text:p>
          </table:table-cell>
          <table:table-cell office:value-type="float" office:value="0.001" calcext:value-type="float">
            <text:p>0.001</text:p>
          </table:table-cell>
          <table:table-cell office:value-type="float" office:value="-47.5" calcext:value-type="float">
            <text:p>-47.5</text:p>
          </table:table-cell>
          <table:table-cell table:formula="of:=ABS(0.03 * [.C2018])" office:value-type="float" office:value="1.425" calcext:value-type="float">
            <text:p>1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43" calcext:value-type="float">
            <text:p>-0.243</text:p>
          </table:table-cell>
          <table:table-cell office:value-type="float" office:value="0.001" calcext:value-type="float">
            <text:p>0.001</text:p>
          </table:table-cell>
          <table:table-cell office:value-type="float" office:value="-48" calcext:value-type="float">
            <text:p>-48</text:p>
          </table:table-cell>
          <table:table-cell table:formula="of:=ABS(0.03 * [.C2019])" office:value-type="float" office:value="1.44" calcext:value-type="float">
            <text:p>1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46" calcext:value-type="float">
            <text:p>-0.246</text:p>
          </table:table-cell>
          <table:table-cell office:value-type="float" office:value="0.001" calcext:value-type="float">
            <text:p>0.001</text:p>
          </table:table-cell>
          <table:table-cell office:value-type="float" office:value="-48.5" calcext:value-type="float">
            <text:p>-48.5</text:p>
          </table:table-cell>
          <table:table-cell table:formula="of:=ABS(0.03 * [.C2020])" office:value-type="float" office:value="1.455" calcext:value-type="float">
            <text:p>1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46" calcext:value-type="float">
            <text:p>-0.246</text:p>
          </table:table-cell>
          <table:table-cell office:value-type="float" office:value="0.001" calcext:value-type="float">
            <text:p>0.001</text:p>
          </table:table-cell>
          <table:table-cell office:value-type="float" office:value="-50" calcext:value-type="float">
            <text:p>-50</text:p>
          </table:table-cell>
          <table:table-cell table:formula="of:=ABS(0.03 * [.C2021])" office:value-type="float" office:value="1.5" calcext:value-type="float">
            <text:p>1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49" calcext:value-type="float">
            <text:p>-0.249</text:p>
          </table:table-cell>
          <table:table-cell office:value-type="float" office:value="0.001" calcext:value-type="float">
            <text:p>0.001</text:p>
          </table:table-cell>
          <table:table-cell office:value-type="float" office:value="-50.5" calcext:value-type="float">
            <text:p>-50.5</text:p>
          </table:table-cell>
          <table:table-cell table:formula="of:=ABS(0.03 * [.C2022])" office:value-type="float" office:value="1.515" calcext:value-type="float">
            <text:p>1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505" calcext:value-type="float">
            <text:p>-0.2505</text:p>
          </table:table-cell>
          <table:table-cell office:value-type="float" office:value="0.001" calcext:value-type="float">
            <text:p>0.001</text:p>
          </table:table-cell>
          <table:table-cell office:value-type="float" office:value="-51" calcext:value-type="float">
            <text:p>-51</text:p>
          </table:table-cell>
          <table:table-cell table:formula="of:=ABS(0.03 * [.C2023])" office:value-type="float" office:value="1.53" calcext:value-type="float">
            <text:p>1.5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535" calcext:value-type="float">
            <text:p>-0.2535</text:p>
          </table:table-cell>
          <table:table-cell office:value-type="float" office:value="0.001" calcext:value-type="float">
            <text:p>0.001</text:p>
          </table:table-cell>
          <table:table-cell office:value-type="float" office:value="-52.5" calcext:value-type="float">
            <text:p>-52.5</text:p>
          </table:table-cell>
          <table:table-cell table:formula="of:=ABS(0.03 * [.C2024])" office:value-type="float" office:value="1.575" calcext:value-type="float">
            <text:p>1.5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55" calcext:value-type="float">
            <text:p>-0.255</text:p>
          </table:table-cell>
          <table:table-cell office:value-type="float" office:value="0.001" calcext:value-type="float">
            <text:p>0.001</text:p>
          </table:table-cell>
          <table:table-cell office:value-type="float" office:value="-53.5" calcext:value-type="float">
            <text:p>-53.5</text:p>
          </table:table-cell>
          <table:table-cell table:formula="of:=ABS(0.03 * [.C2025])" office:value-type="float" office:value="1.605" calcext:value-type="float">
            <text:p>1.6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58" calcext:value-type="float">
            <text:p>-0.258</text:p>
          </table:table-cell>
          <table:table-cell office:value-type="float" office:value="0.001" calcext:value-type="float">
            <text:p>0.001</text:p>
          </table:table-cell>
          <table:table-cell office:value-type="float" office:value="-55" calcext:value-type="float">
            <text:p>-55</text:p>
          </table:table-cell>
          <table:table-cell table:formula="of:=ABS(0.03 * [.C2026])" office:value-type="float" office:value="1.65" calcext:value-type="float">
            <text:p>1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595" calcext:value-type="float">
            <text:p>-0.2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56" calcext:value-type="float">
            <text:p>-56</text:p>
          </table:table-cell>
          <table:table-cell table:formula="of:=ABS(0.03 * [.C2027])" office:value-type="float" office:value="1.68" calcext:value-type="float">
            <text:p>1.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595" calcext:value-type="float">
            <text:p>-0.2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56.5" calcext:value-type="float">
            <text:p>-56.5</text:p>
          </table:table-cell>
          <table:table-cell table:formula="of:=ABS(0.03 * [.C2028])" office:value-type="float" office:value="1.695" calcext:value-type="float">
            <text:p>1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61" calcext:value-type="float">
            <text:p>-0.261</text:p>
          </table:table-cell>
          <table:table-cell office:value-type="float" office:value="0.001" calcext:value-type="float">
            <text:p>0.001</text:p>
          </table:table-cell>
          <table:table-cell office:value-type="float" office:value="-56.5" calcext:value-type="float">
            <text:p>-56.5</text:p>
          </table:table-cell>
          <table:table-cell table:formula="of:=ABS(0.03 * [.C2029])" office:value-type="float" office:value="1.695" calcext:value-type="float">
            <text:p>1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625" calcext:value-type="float">
            <text:p>-0.2625</text:p>
          </table:table-cell>
          <table:table-cell office:value-type="float" office:value="0.001" calcext:value-type="float">
            <text:p>0.001</text:p>
          </table:table-cell>
          <table:table-cell office:value-type="float" office:value="-57.5" calcext:value-type="float">
            <text:p>-57.5</text:p>
          </table:table-cell>
          <table:table-cell table:formula="of:=ABS(0.03 * [.C2030])" office:value-type="float" office:value="1.725" calcext:value-type="float">
            <text:p>1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625" calcext:value-type="float">
            <text:p>-0.2625</text:p>
          </table:table-cell>
          <table:table-cell office:value-type="float" office:value="0.001" calcext:value-type="float">
            <text:p>0.001</text:p>
          </table:table-cell>
          <table:table-cell office:value-type="float" office:value="-58" calcext:value-type="float">
            <text:p>-58</text:p>
          </table:table-cell>
          <table:table-cell table:formula="of:=ABS(0.03 * [.C2031])" office:value-type="float" office:value="1.74" calcext:value-type="float">
            <text:p>1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64" calcext:value-type="float">
            <text:p>-0.264</text:p>
          </table:table-cell>
          <table:table-cell office:value-type="float" office:value="0.001" calcext:value-type="float">
            <text:p>0.001</text:p>
          </table:table-cell>
          <table:table-cell office:value-type="float" office:value="-58.5" calcext:value-type="float">
            <text:p>-58.5</text:p>
          </table:table-cell>
          <table:table-cell table:formula="of:=ABS(0.03 * [.C2032])" office:value-type="float" office:value="1.755" calcext:value-type="float">
            <text:p>1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64" calcext:value-type="float">
            <text:p>-0.264</text:p>
          </table:table-cell>
          <table:table-cell office:value-type="float" office:value="0.001" calcext:value-type="float">
            <text:p>0.001</text:p>
          </table:table-cell>
          <table:table-cell office:value-type="float" office:value="-59.5" calcext:value-type="float">
            <text:p>-59.5</text:p>
          </table:table-cell>
          <table:table-cell table:formula="of:=ABS(0.03 * [.C2033])" office:value-type="float" office:value="1.785" calcext:value-type="float">
            <text:p>1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685" calcext:value-type="float">
            <text:p>-0.2685</text:p>
          </table:table-cell>
          <table:table-cell office:value-type="float" office:value="0.001" calcext:value-type="float">
            <text:p>0.001</text:p>
          </table:table-cell>
          <table:table-cell office:value-type="float" office:value="-60" calcext:value-type="float">
            <text:p>-60</text:p>
          </table:table-cell>
          <table:table-cell table:formula="of:=ABS(0.03 * [.C2034])" office:value-type="float" office:value="1.8" calcext:value-type="float">
            <text:p>1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715" calcext:value-type="float">
            <text:p>-0.27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1.5" calcext:value-type="float">
            <text:p>-61.5</text:p>
          </table:table-cell>
          <table:table-cell table:formula="of:=ABS(0.03 * [.C2035])" office:value-type="float" office:value="1.845" calcext:value-type="float">
            <text:p>1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745" calcext:value-type="float">
            <text:p>-0.2745</text:p>
          </table:table-cell>
          <table:table-cell office:value-type="float" office:value="0.001" calcext:value-type="float">
            <text:p>0.001</text:p>
          </table:table-cell>
          <table:table-cell office:value-type="float" office:value="-63" calcext:value-type="float">
            <text:p>-63</text:p>
          </table:table-cell>
          <table:table-cell table:formula="of:=ABS(0.03 * [.C2036])" office:value-type="float" office:value="1.89" calcext:value-type="float">
            <text:p>1.8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76" calcext:value-type="float">
            <text:p>-0.276</text:p>
          </table:table-cell>
          <table:table-cell office:value-type="float" office:value="0.001" calcext:value-type="float">
            <text:p>0.001</text:p>
          </table:table-cell>
          <table:table-cell office:value-type="float" office:value="-64" calcext:value-type="float">
            <text:p>-64</text:p>
          </table:table-cell>
          <table:table-cell table:formula="of:=ABS(0.03 * [.C2037])" office:value-type="float" office:value="1.92" calcext:value-type="float">
            <text:p>1.9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76" calcext:value-type="float">
            <text:p>-0.276</text:p>
          </table:table-cell>
          <table:table-cell office:value-type="float" office:value="0.001" calcext:value-type="float">
            <text:p>0.001</text:p>
          </table:table-cell>
          <table:table-cell office:value-type="float" office:value="-65" calcext:value-type="float">
            <text:p>-65</text:p>
          </table:table-cell>
          <table:table-cell table:formula="of:=ABS(0.03 * [.C2038])" office:value-type="float" office:value="1.95" calcext:value-type="float">
            <text:p>1.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775" calcext:value-type="float">
            <text:p>-0.2775</text:p>
          </table:table-cell>
          <table:table-cell office:value-type="float" office:value="0.001" calcext:value-type="float">
            <text:p>0.001</text:p>
          </table:table-cell>
          <table:table-cell office:value-type="float" office:value="-65.5" calcext:value-type="float">
            <text:p>-65.5</text:p>
          </table:table-cell>
          <table:table-cell table:formula="of:=ABS(0.03 * [.C2039])" office:value-type="float" office:value="1.965" calcext:value-type="float">
            <text:p>1.9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775" calcext:value-type="float">
            <text:p>-0.2775</text:p>
          </table:table-cell>
          <table:table-cell office:value-type="float" office:value="0.001" calcext:value-type="float">
            <text:p>0.001</text:p>
          </table:table-cell>
          <table:table-cell office:value-type="float" office:value="-66" calcext:value-type="float">
            <text:p>-66</text:p>
          </table:table-cell>
          <table:table-cell table:formula="of:=ABS(0.03 * [.C2040])" office:value-type="float" office:value="1.98" calcext:value-type="float">
            <text:p>1.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805" calcext:value-type="float">
            <text:p>-0.2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7" calcext:value-type="float">
            <text:p>-67</text:p>
          </table:table-cell>
          <table:table-cell table:formula="of:=ABS(0.03 * [.C2041])" office:value-type="float" office:value="2.01" calcext:value-type="float">
            <text:p>2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835" calcext:value-type="float">
            <text:p>-0.2835</text:p>
          </table:table-cell>
          <table:table-cell office:value-type="float" office:value="0.001" calcext:value-type="float">
            <text:p>0.001</text:p>
          </table:table-cell>
          <table:table-cell office:value-type="float" office:value="-68" calcext:value-type="float">
            <text:p>-68</text:p>
          </table:table-cell>
          <table:table-cell table:formula="of:=ABS(0.03 * [.C2042])" office:value-type="float" office:value="2.04" calcext:value-type="float">
            <text:p>2.0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85" calcext:value-type="float">
            <text:p>-0.28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" calcext:value-type="float">
            <text:p>-69</text:p>
          </table:table-cell>
          <table:table-cell table:formula="of:=ABS(0.03 * [.C2043])" office:value-type="float" office:value="2.07" calcext:value-type="float">
            <text:p>2.0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895" calcext:value-type="float">
            <text:p>-0.28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0.5" calcext:value-type="float">
            <text:p>-70.5</text:p>
          </table:table-cell>
          <table:table-cell table:formula="of:=ABS(0.03 * [.C2044])" office:value-type="float" office:value="2.115" calcext:value-type="float">
            <text:p>2.1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925" calcext:value-type="float">
            <text:p>-0.2925</text:p>
          </table:table-cell>
          <table:table-cell office:value-type="float" office:value="0.001" calcext:value-type="float">
            <text:p>0.001</text:p>
          </table:table-cell>
          <table:table-cell office:value-type="float" office:value="-72.5" calcext:value-type="float">
            <text:p>-72.5</text:p>
          </table:table-cell>
          <table:table-cell table:formula="of:=ABS(0.03 * [.C2045])" office:value-type="float" office:value="2.175" calcext:value-type="float">
            <text:p>2.1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2985" calcext:value-type="float">
            <text:p>-0.2985</text:p>
          </table:table-cell>
          <table:table-cell office:value-type="float" office:value="0.001" calcext:value-type="float">
            <text:p>0.001</text:p>
          </table:table-cell>
          <table:table-cell office:value-type="float" office:value="-74" calcext:value-type="float">
            <text:p>-74</text:p>
          </table:table-cell>
          <table:table-cell table:formula="of:=ABS(0.03 * [.C2046])" office:value-type="float" office:value="2.22" calcext:value-type="float">
            <text:p>2.2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1" calcext:value-type="float">
            <text:p>0.001</text:p>
          </table:table-cell>
          <table:table-cell office:value-type="float" office:value="-75.5" calcext:value-type="float">
            <text:p>-75.5</text:p>
          </table:table-cell>
          <table:table-cell table:formula="of:=ABS(0.03 * [.C2047])" office:value-type="float" office:value="2.265" calcext:value-type="float">
            <text:p>2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015" calcext:value-type="float">
            <text:p>-0.3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77" calcext:value-type="float">
            <text:p>-77</text:p>
          </table:table-cell>
          <table:table-cell table:formula="of:=ABS(0.03 * [.C2048])" office:value-type="float" office:value="2.31" calcext:value-type="float">
            <text:p>2.3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045" calcext:value-type="float">
            <text:p>-0.3045</text:p>
          </table:table-cell>
          <table:table-cell office:value-type="float" office:value="0.001" calcext:value-type="float">
            <text:p>0.001</text:p>
          </table:table-cell>
          <table:table-cell office:value-type="float" office:value="-78.5" calcext:value-type="float">
            <text:p>-78.5</text:p>
          </table:table-cell>
          <table:table-cell table:formula="of:=ABS(0.03 * [.C2049])" office:value-type="float" office:value="2.355" calcext:value-type="float">
            <text:p>2.3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06" calcext:value-type="float">
            <text:p>-0.306</text:p>
          </table:table-cell>
          <table:table-cell office:value-type="float" office:value="0.001" calcext:value-type="float">
            <text:p>0.001</text:p>
          </table:table-cell>
          <table:table-cell office:value-type="float" office:value="-79.5" calcext:value-type="float">
            <text:p>-79.5</text:p>
          </table:table-cell>
          <table:table-cell table:formula="of:=ABS(0.03 * [.C2050])" office:value-type="float" office:value="2.385" calcext:value-type="float">
            <text:p>2.3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12" calcext:value-type="float">
            <text:p>-0.312</text:p>
          </table:table-cell>
          <table:table-cell office:value-type="float" office:value="0.001" calcext:value-type="float">
            <text:p>0.001</text:p>
          </table:table-cell>
          <table:table-cell office:value-type="float" office:value="-81" calcext:value-type="float">
            <text:p>-81</text:p>
          </table:table-cell>
          <table:table-cell table:formula="of:=ABS(0.03 * [.C2051])" office:value-type="float" office:value="2.43" calcext:value-type="float">
            <text:p>2.4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135" calcext:value-type="float">
            <text:p>-0.3135</text:p>
          </table:table-cell>
          <table:table-cell office:value-type="float" office:value="0.001" calcext:value-type="float">
            <text:p>0.001</text:p>
          </table:table-cell>
          <table:table-cell office:value-type="float" office:value="-82.5" calcext:value-type="float">
            <text:p>-82.5</text:p>
          </table:table-cell>
          <table:table-cell table:formula="of:=ABS(0.03 * [.C2052])" office:value-type="float" office:value="2.475" calcext:value-type="float">
            <text:p>2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165" calcext:value-type="float">
            <text:p>-0.3165</text:p>
          </table:table-cell>
          <table:table-cell office:value-type="float" office:value="0.001" calcext:value-type="float">
            <text:p>0.001</text:p>
          </table:table-cell>
          <table:table-cell office:value-type="float" office:value="-83.5" calcext:value-type="float">
            <text:p>-83.5</text:p>
          </table:table-cell>
          <table:table-cell table:formula="of:=ABS(0.03 * [.C2053])" office:value-type="float" office:value="2.505" calcext:value-type="float">
            <text:p>2.5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18" calcext:value-type="float">
            <text:p>-0.318</text:p>
          </table:table-cell>
          <table:table-cell office:value-type="float" office:value="0.001" calcext:value-type="float">
            <text:p>0.001</text:p>
          </table:table-cell>
          <table:table-cell office:value-type="float" office:value="-85" calcext:value-type="float">
            <text:p>-85</text:p>
          </table:table-cell>
          <table:table-cell table:formula="of:=ABS(0.03 * [.C2054])" office:value-type="float" office:value="2.55" calcext:value-type="float">
            <text:p>2.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195" calcext:value-type="float">
            <text:p>-0.31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5.5" calcext:value-type="float">
            <text:p>-85.5</text:p>
          </table:table-cell>
          <table:table-cell table:formula="of:=ABS(0.03 * [.C2055])" office:value-type="float" office:value="2.565" calcext:value-type="float">
            <text:p>2.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21" calcext:value-type="float">
            <text:p>-0.321</text:p>
          </table:table-cell>
          <table:table-cell office:value-type="float" office:value="0.001" calcext:value-type="float">
            <text:p>0.001</text:p>
          </table:table-cell>
          <table:table-cell office:value-type="float" office:value="-86.5" calcext:value-type="float">
            <text:p>-86.5</text:p>
          </table:table-cell>
          <table:table-cell table:formula="of:=ABS(0.03 * [.C2056])" office:value-type="float" office:value="2.595" calcext:value-type="float">
            <text:p>2.5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255" calcext:value-type="float">
            <text:p>-0.3255</text:p>
          </table:table-cell>
          <table:table-cell office:value-type="float" office:value="0.001" calcext:value-type="float">
            <text:p>0.001</text:p>
          </table:table-cell>
          <table:table-cell office:value-type="float" office:value="-88" calcext:value-type="float">
            <text:p>-88</text:p>
          </table:table-cell>
          <table:table-cell table:formula="of:=ABS(0.03 * [.C2057])" office:value-type="float" office:value="2.64" calcext:value-type="float">
            <text:p>2.6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0.001" calcext:value-type="float">
            <text:p>0.001</text:p>
          </table:table-cell>
          <table:table-cell office:value-type="float" office:value="-89.5" calcext:value-type="float">
            <text:p>-89.5</text:p>
          </table:table-cell>
          <table:table-cell table:formula="of:=ABS(0.03 * [.C2058])" office:value-type="float" office:value="2.685" calcext:value-type="float">
            <text:p>2.6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36" calcext:value-type="float">
            <text:p>-0.336</text:p>
          </table:table-cell>
          <table:table-cell office:value-type="float" office:value="0.001" calcext:value-type="float">
            <text:p>0.001</text:p>
          </table:table-cell>
          <table:table-cell office:value-type="float" office:value="-92.5" calcext:value-type="float">
            <text:p>-92.5</text:p>
          </table:table-cell>
          <table:table-cell table:formula="of:=ABS(0.03 * [.C2059])" office:value-type="float" office:value="2.775" calcext:value-type="float">
            <text:p>2.7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405" calcext:value-type="float">
            <text:p>-0.3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.5" calcext:value-type="float">
            <text:p>-94.5</text:p>
          </table:table-cell>
          <table:table-cell table:formula="of:=ABS(0.03 * [.C2060])" office:value-type="float" office:value="2.835" calcext:value-type="float">
            <text:p>2.8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435" calcext:value-type="float">
            <text:p>-0.3435</text:p>
          </table:table-cell>
          <table:table-cell office:value-type="float" office:value="0.001" calcext:value-type="float">
            <text:p>0.001</text:p>
          </table:table-cell>
          <table:table-cell office:value-type="float" office:value="-96.5" calcext:value-type="float">
            <text:p>-96.5</text:p>
          </table:table-cell>
          <table:table-cell table:formula="of:=ABS(0.03 * [.C2061])" office:value-type="float" office:value="2.895" calcext:value-type="float">
            <text:p>2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495" calcext:value-type="float">
            <text:p>-0.3495</text:p>
          </table:table-cell>
          <table:table-cell office:value-type="float" office:value="0.001" calcext:value-type="float">
            <text:p>0.001</text:p>
          </table:table-cell>
          <table:table-cell office:value-type="float" office:value="-99" calcext:value-type="float">
            <text:p>-99</text:p>
          </table:table-cell>
          <table:table-cell table:formula="of:=ABS(0.03 * [.C2062])" office:value-type="float" office:value="2.97" calcext:value-type="float">
            <text:p>2.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51" calcext:value-type="float">
            <text:p>-0.351</text:p>
          </table:table-cell>
          <table:table-cell office:value-type="float" office:value="0.001" calcext:value-type="float">
            <text:p>0.001</text:p>
          </table:table-cell>
          <table:table-cell office:value-type="float" office:value="-101" calcext:value-type="float">
            <text:p>-101</text:p>
          </table:table-cell>
          <table:table-cell table:formula="of:=ABS(0.03 * [.C2063])" office:value-type="float" office:value="3.03" calcext:value-type="float">
            <text:p>3.0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54" calcext:value-type="float">
            <text:p>-0.354</text:p>
          </table:table-cell>
          <table:table-cell office:value-type="float" office:value="0.001" calcext:value-type="float">
            <text:p>0.001</text:p>
          </table:table-cell>
          <table:table-cell office:value-type="float" office:value="-102.5" calcext:value-type="float">
            <text:p>-102.5</text:p>
          </table:table-cell>
          <table:table-cell table:formula="of:=ABS(0.03 * [.C2064])" office:value-type="float" office:value="3.075" calcext:value-type="float">
            <text:p>3.0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001" calcext:value-type="float">
            <text:p>0.001</text:p>
          </table:table-cell>
          <table:table-cell office:value-type="float" office:value="-104.5" calcext:value-type="float">
            <text:p>-104.5</text:p>
          </table:table-cell>
          <table:table-cell table:formula="of:=ABS(0.03 * [.C2065])" office:value-type="float" office:value="3.135" calcext:value-type="float">
            <text:p>3.1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69" calcext:value-type="float">
            <text:p>-0.369</text:p>
          </table:table-cell>
          <table:table-cell office:value-type="float" office:value="0.001" calcext:value-type="float">
            <text:p>0.001</text:p>
          </table:table-cell>
          <table:table-cell office:value-type="float" office:value="-108" calcext:value-type="float">
            <text:p>-108</text:p>
          </table:table-cell>
          <table:table-cell table:formula="of:=ABS(0.03 * [.C2066])" office:value-type="float" office:value="3.24" calcext:value-type="float">
            <text:p>3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72" calcext:value-type="float">
            <text:p>-0.372</text:p>
          </table:table-cell>
          <table:table-cell office:value-type="float" office:value="0.001" calcext:value-type="float">
            <text:p>0.001</text:p>
          </table:table-cell>
          <table:table-cell office:value-type="float" office:value="-110.5" calcext:value-type="float">
            <text:p>-110.5</text:p>
          </table:table-cell>
          <table:table-cell table:formula="of:=ABS(0.03 * [.C2067])" office:value-type="float" office:value="3.315" calcext:value-type="float">
            <text:p>3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765" calcext:value-type="float">
            <text:p>-0.3765</text:p>
          </table:table-cell>
          <table:table-cell office:value-type="float" office:value="0.001" calcext:value-type="float">
            <text:p>0.001</text:p>
          </table:table-cell>
          <table:table-cell office:value-type="float" office:value="-111.5" calcext:value-type="float">
            <text:p>-111.5</text:p>
          </table:table-cell>
          <table:table-cell table:formula="of:=ABS(0.03 * [.C2068])" office:value-type="float" office:value="3.345" calcext:value-type="float">
            <text:p>3.3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001" calcext:value-type="float">
            <text:p>0.001</text:p>
          </table:table-cell>
          <table:table-cell office:value-type="float" office:value="-113" calcext:value-type="float">
            <text:p>-113</text:p>
          </table:table-cell>
          <table:table-cell table:formula="of:=ABS(0.03 * [.C2069])" office:value-type="float" office:value="3.39" calcext:value-type="float">
            <text:p>3.3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795" calcext:value-type="float">
            <text:p>-0.3795</text:p>
          </table:table-cell>
          <table:table-cell office:value-type="float" office:value="0.001" calcext:value-type="float">
            <text:p>0.001</text:p>
          </table:table-cell>
          <table:table-cell office:value-type="float" office:value="-114" calcext:value-type="float">
            <text:p>-114</text:p>
          </table:table-cell>
          <table:table-cell table:formula="of:=ABS(0.03 * [.C2070])" office:value-type="float" office:value="3.42" calcext:value-type="float">
            <text:p>3.4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84" calcext:value-type="float">
            <text:p>-0.384</text:p>
          </table:table-cell>
          <table:table-cell office:value-type="float" office:value="0.001" calcext:value-type="float">
            <text:p>0.001</text:p>
          </table:table-cell>
          <table:table-cell office:value-type="float" office:value="-116" calcext:value-type="float">
            <text:p>-116</text:p>
          </table:table-cell>
          <table:table-cell table:formula="of:=ABS(0.03 * [.C2071])" office:value-type="float" office:value="3.48" calcext:value-type="float">
            <text:p>3.4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915" calcext:value-type="float">
            <text:p>-0.3915</text:p>
          </table:table-cell>
          <table:table-cell office:value-type="float" office:value="0.001" calcext:value-type="float">
            <text:p>0.001</text:p>
          </table:table-cell>
          <table:table-cell office:value-type="float" office:value="-118" calcext:value-type="float">
            <text:p>-118</text:p>
          </table:table-cell>
          <table:table-cell table:formula="of:=ABS(0.03 * [.C2072])" office:value-type="float" office:value="3.54" calcext:value-type="float">
            <text:p>3.5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396" calcext:value-type="float">
            <text:p>-0.396</text:p>
          </table:table-cell>
          <table:table-cell office:value-type="float" office:value="0.001" calcext:value-type="float">
            <text:p>0.001</text:p>
          </table:table-cell>
          <table:table-cell office:value-type="float" office:value="-121" calcext:value-type="float">
            <text:p>-121</text:p>
          </table:table-cell>
          <table:table-cell table:formula="of:=ABS(0.03 * [.C2073])" office:value-type="float" office:value="3.63" calcext:value-type="float">
            <text:p>3.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02" calcext:value-type="float">
            <text:p>-0.402</text:p>
          </table:table-cell>
          <table:table-cell office:value-type="float" office:value="0.001" calcext:value-type="float">
            <text:p>0.001</text:p>
          </table:table-cell>
          <table:table-cell office:value-type="float" office:value="-124" calcext:value-type="float">
            <text:p>-124</text:p>
          </table:table-cell>
          <table:table-cell table:formula="of:=ABS(0.03 * [.C2074])" office:value-type="float" office:value="3.72" calcext:value-type="float">
            <text:p>3.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office:value-type="float" office:value="0.001" calcext:value-type="float">
            <text:p>0.001</text:p>
          </table:table-cell>
          <table:table-cell office:value-type="float" office:value="-126.5" calcext:value-type="float">
            <text:p>-126.5</text:p>
          </table:table-cell>
          <table:table-cell table:formula="of:=ABS(0.03 * [.C2075])" office:value-type="float" office:value="3.795" calcext:value-type="float">
            <text:p>3.7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125" calcext:value-type="float">
            <text:p>-0.4125</text:p>
          </table:table-cell>
          <table:table-cell office:value-type="float" office:value="0.001" calcext:value-type="float">
            <text:p>0.001</text:p>
          </table:table-cell>
          <table:table-cell office:value-type="float" office:value="-128.5" calcext:value-type="float">
            <text:p>-128.5</text:p>
          </table:table-cell>
          <table:table-cell table:formula="of:=ABS(0.03 * [.C2076])" office:value-type="float" office:value="3.855" calcext:value-type="float">
            <text:p>3.8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14" calcext:value-type="float">
            <text:p>-0.414</text:p>
          </table:table-cell>
          <table:table-cell office:value-type="float" office:value="0.001" calcext:value-type="float">
            <text:p>0.001</text:p>
          </table:table-cell>
          <table:table-cell office:value-type="float" office:value="-130" calcext:value-type="float">
            <text:p>-130</text:p>
          </table:table-cell>
          <table:table-cell table:formula="of:=ABS(0.03 * [.C2077])" office:value-type="float" office:value="3.9" calcext:value-type="float">
            <text:p>3.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14" calcext:value-type="float">
            <text:p>-0.414</text:p>
          </table:table-cell>
          <table:table-cell office:value-type="float" office:value="0.001" calcext:value-type="float">
            <text:p>0.001</text:p>
          </table:table-cell>
          <table:table-cell office:value-type="float" office:value="-131" calcext:value-type="float">
            <text:p>-131</text:p>
          </table:table-cell>
          <table:table-cell table:formula="of:=ABS(0.03 * [.C2078])" office:value-type="float" office:value="3.93" calcext:value-type="float">
            <text:p>3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185" calcext:value-type="float">
            <text:p>-0.4185</text:p>
          </table:table-cell>
          <table:table-cell office:value-type="float" office:value="0.001" calcext:value-type="float">
            <text:p>0.001</text:p>
          </table:table-cell>
          <table:table-cell office:value-type="float" office:value="-132.5" calcext:value-type="float">
            <text:p>-132.5</text:p>
          </table:table-cell>
          <table:table-cell table:formula="of:=ABS(0.03 * [.C2079])" office:value-type="float" office:value="3.975" calcext:value-type="float">
            <text:p>3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23" calcext:value-type="float">
            <text:p>-0.423</text:p>
          </table:table-cell>
          <table:table-cell office:value-type="float" office:value="0.001" calcext:value-type="float">
            <text:p>0.001</text:p>
          </table:table-cell>
          <table:table-cell office:value-type="float" office:value="-134" calcext:value-type="float">
            <text:p>-134</text:p>
          </table:table-cell>
          <table:table-cell table:formula="of:=ABS(0.03 * [.C2080])" office:value-type="float" office:value="4.02" calcext:value-type="float">
            <text:p>4.0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305" calcext:value-type="float">
            <text:p>-0.4305</text:p>
          </table:table-cell>
          <table:table-cell office:value-type="float" office:value="0.001" calcext:value-type="float">
            <text:p>0.001</text:p>
          </table:table-cell>
          <table:table-cell office:value-type="float" office:value="-137" calcext:value-type="float">
            <text:p>-137</text:p>
          </table:table-cell>
          <table:table-cell table:formula="of:=ABS(0.03 * [.C2081])" office:value-type="float" office:value="4.11" calcext:value-type="float">
            <text:p>4.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38" calcext:value-type="float">
            <text:p>-0.438</text:p>
          </table:table-cell>
          <table:table-cell office:value-type="float" office:value="0.001" calcext:value-type="float">
            <text:p>0.001</text:p>
          </table:table-cell>
          <table:table-cell office:value-type="float" office:value="-141.5" calcext:value-type="float">
            <text:p>-141.5</text:p>
          </table:table-cell>
          <table:table-cell table:formula="of:=ABS(0.03 * [.C2082])" office:value-type="float" office:value="4.245" calcext:value-type="float">
            <text:p>4.2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44" calcext:value-type="float">
            <text:p>-0.444</text:p>
          </table:table-cell>
          <table:table-cell office:value-type="float" office:value="0.001" calcext:value-type="float">
            <text:p>0.001</text:p>
          </table:table-cell>
          <table:table-cell office:value-type="float" office:value="-144" calcext:value-type="float">
            <text:p>-144</text:p>
          </table:table-cell>
          <table:table-cell table:formula="of:=ABS(0.03 * [.C2083])" office:value-type="float" office:value="4.32" calcext:value-type="float">
            <text:p>4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47" calcext:value-type="float">
            <text:p>-0.447</text:p>
          </table:table-cell>
          <table:table-cell office:value-type="float" office:value="0.001" calcext:value-type="float">
            <text:p>0.001</text:p>
          </table:table-cell>
          <table:table-cell office:value-type="float" office:value="-146" calcext:value-type="float">
            <text:p>-146</text:p>
          </table:table-cell>
          <table:table-cell table:formula="of:=ABS(0.03 * [.C2084])" office:value-type="float" office:value="4.38" calcext:value-type="float">
            <text:p>4.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515" calcext:value-type="float">
            <text:p>-0.4515</text:p>
          </table:table-cell>
          <table:table-cell office:value-type="float" office:value="0.001" calcext:value-type="float">
            <text:p>0.001</text:p>
          </table:table-cell>
          <table:table-cell office:value-type="float" office:value="-148" calcext:value-type="float">
            <text:p>-148</text:p>
          </table:table-cell>
          <table:table-cell table:formula="of:=ABS(0.03 * [.C2085])" office:value-type="float" office:value="4.44" calcext:value-type="float">
            <text:p>4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59" calcext:value-type="float">
            <text:p>-0.459</text:p>
          </table:table-cell>
          <table:table-cell office:value-type="float" office:value="0.001" calcext:value-type="float">
            <text:p>0.001</text:p>
          </table:table-cell>
          <table:table-cell office:value-type="float" office:value="-151" calcext:value-type="float">
            <text:p>-151</text:p>
          </table:table-cell>
          <table:table-cell table:formula="of:=ABS(0.03 * [.C2086])" office:value-type="float" office:value="4.53" calcext:value-type="float">
            <text:p>4.5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68" calcext:value-type="float">
            <text:p>-0.468</text:p>
          </table:table-cell>
          <table:table-cell office:value-type="float" office:value="0.001" calcext:value-type="float">
            <text:p>0.001</text:p>
          </table:table-cell>
          <table:table-cell office:value-type="float" office:value="-155" calcext:value-type="float">
            <text:p>-155</text:p>
          </table:table-cell>
          <table:table-cell table:formula="of:=ABS(0.03 * [.C2087])" office:value-type="float" office:value="4.65" calcext:value-type="float">
            <text:p>4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74" calcext:value-type="float">
            <text:p>-0.474</text:p>
          </table:table-cell>
          <table:table-cell office:value-type="float" office:value="0.001" calcext:value-type="float">
            <text:p>0.001</text:p>
          </table:table-cell>
          <table:table-cell office:value-type="float" office:value="-158" calcext:value-type="float">
            <text:p>-158</text:p>
          </table:table-cell>
          <table:table-cell table:formula="of:=ABS(0.03 * [.C2088])" office:value-type="float" office:value="4.74" calcext:value-type="float">
            <text:p>4.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815" calcext:value-type="float">
            <text:p>-0.4815</text:p>
          </table:table-cell>
          <table:table-cell office:value-type="float" office:value="0.001" calcext:value-type="float">
            <text:p>0.001</text:p>
          </table:table-cell>
          <table:table-cell office:value-type="float" office:value="-161.5" calcext:value-type="float">
            <text:p>-161.5</text:p>
          </table:table-cell>
          <table:table-cell table:formula="of:=ABS(0.03 * [.C2089])" office:value-type="float" office:value="4.845" calcext:value-type="float">
            <text:p>4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905" calcext:value-type="float">
            <text:p>-0.4905</text:p>
          </table:table-cell>
          <table:table-cell office:value-type="float" office:value="0.001" calcext:value-type="float">
            <text:p>0.001</text:p>
          </table:table-cell>
          <table:table-cell office:value-type="float" office:value="-165" calcext:value-type="float">
            <text:p>-165</text:p>
          </table:table-cell>
          <table:table-cell table:formula="of:=ABS(0.03 * [.C2090])" office:value-type="float" office:value="4.95" calcext:value-type="float">
            <text:p>4.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4995" calcext:value-type="float">
            <text:p>-0.4995</text:p>
          </table:table-cell>
          <table:table-cell office:value-type="float" office:value="0.001" calcext:value-type="float">
            <text:p>0.001</text:p>
          </table:table-cell>
          <table:table-cell office:value-type="float" office:value="-170" calcext:value-type="float">
            <text:p>-170</text:p>
          </table:table-cell>
          <table:table-cell table:formula="of:=ABS(0.03 * [.C2091])" office:value-type="float" office:value="5.1" calcext:value-type="float">
            <text:p>5.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1" calcext:value-type="float">
            <text:p>-0.51</text:p>
          </table:table-cell>
          <table:table-cell office:value-type="float" office:value="0.001" calcext:value-type="float">
            <text:p>0.001</text:p>
          </table:table-cell>
          <table:table-cell office:value-type="float" office:value="-173.5" calcext:value-type="float">
            <text:p>-173.5</text:p>
          </table:table-cell>
          <table:table-cell table:formula="of:=ABS(0.03 * [.C2092])" office:value-type="float" office:value="5.205" calcext:value-type="float">
            <text:p>5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16" calcext:value-type="float">
            <text:p>-0.516</text:p>
          </table:table-cell>
          <table:table-cell office:value-type="float" office:value="0.001" calcext:value-type="float">
            <text:p>0.001</text:p>
          </table:table-cell>
          <table:table-cell office:value-type="float" office:value="-177.5" calcext:value-type="float">
            <text:p>-177.5</text:p>
          </table:table-cell>
          <table:table-cell table:formula="of:=ABS(0.03 * [.C2093])" office:value-type="float" office:value="5.325" calcext:value-type="float">
            <text:p>5.3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205" calcext:value-type="float">
            <text:p>-0.5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180" calcext:value-type="float">
            <text:p>-180</text:p>
          </table:table-cell>
          <table:table-cell table:formula="of:=ABS(0.03 * [.C2094])" office:value-type="float" office:value="5.4" calcext:value-type="float">
            <text:p>5.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25" calcext:value-type="float">
            <text:p>-0.525</text:p>
          </table:table-cell>
          <table:table-cell office:value-type="float" office:value="0.001" calcext:value-type="float">
            <text:p>0.001</text:p>
          </table:table-cell>
          <table:table-cell office:value-type="float" office:value="-183" calcext:value-type="float">
            <text:p>-183</text:p>
          </table:table-cell>
          <table:table-cell table:formula="of:=ABS(0.03 * [.C2095])" office:value-type="float" office:value="5.49" calcext:value-type="float">
            <text:p>5.4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31" calcext:value-type="float">
            <text:p>-0.531</text:p>
          </table:table-cell>
          <table:table-cell office:value-type="float" office:value="0.001" calcext:value-type="float">
            <text:p>0.001</text:p>
          </table:table-cell>
          <table:table-cell office:value-type="float" office:value="-185" calcext:value-type="float">
            <text:p>-185</text:p>
          </table:table-cell>
          <table:table-cell table:formula="of:=ABS(0.03 * [.C2096])" office:value-type="float" office:value="5.55" calcext:value-type="float">
            <text:p>5.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325" calcext:value-type="float">
            <text:p>-0.5325</text:p>
          </table:table-cell>
          <table:table-cell office:value-type="float" office:value="0.001" calcext:value-type="float">
            <text:p>0.001</text:p>
          </table:table-cell>
          <table:table-cell office:value-type="float" office:value="-187" calcext:value-type="float">
            <text:p>-187</text:p>
          </table:table-cell>
          <table:table-cell table:formula="of:=ABS(0.03 * [.C2097])" office:value-type="float" office:value="5.61" calcext:value-type="float">
            <text:p>5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37" calcext:value-type="float">
            <text:p>-0.537</text:p>
          </table:table-cell>
          <table:table-cell office:value-type="float" office:value="0.001" calcext:value-type="float">
            <text:p>0.001</text:p>
          </table:table-cell>
          <table:table-cell office:value-type="float" office:value="-188.5" calcext:value-type="float">
            <text:p>-188.5</text:p>
          </table:table-cell>
          <table:table-cell table:formula="of:=ABS(0.03 * [.C2098])" office:value-type="float" office:value="5.655" calcext:value-type="float">
            <text:p>5.6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445" calcext:value-type="float">
            <text:p>-0.5445</text:p>
          </table:table-cell>
          <table:table-cell office:value-type="float" office:value="0.001" calcext:value-type="float">
            <text:p>0.001</text:p>
          </table:table-cell>
          <table:table-cell office:value-type="float" office:value="-192" calcext:value-type="float">
            <text:p>-192</text:p>
          </table:table-cell>
          <table:table-cell table:formula="of:=ABS(0.03 * [.C2099])" office:value-type="float" office:value="5.76" calcext:value-type="float">
            <text:p>5.7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505" calcext:value-type="float">
            <text:p>-0.5505</text:p>
          </table:table-cell>
          <table:table-cell office:value-type="float" office:value="0.001" calcext:value-type="float">
            <text:p>0.001</text:p>
          </table:table-cell>
          <table:table-cell office:value-type="float" office:value="-195" calcext:value-type="float">
            <text:p>-195</text:p>
          </table:table-cell>
          <table:table-cell table:formula="of:=ABS(0.03 * [.C2100])" office:value-type="float" office:value="5.85" calcext:value-type="float">
            <text:p>5.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535" calcext:value-type="float">
            <text:p>-0.5535</text:p>
          </table:table-cell>
          <table:table-cell office:value-type="float" office:value="0.001" calcext:value-type="float">
            <text:p>0.001</text:p>
          </table:table-cell>
          <table:table-cell office:value-type="float" office:value="-196.5" calcext:value-type="float">
            <text:p>-196.5</text:p>
          </table:table-cell>
          <table:table-cell table:formula="of:=ABS(0.03 * [.C2101])" office:value-type="float" office:value="5.895" calcext:value-type="float">
            <text:p>5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55" calcext:value-type="float">
            <text:p>-0.555</text:p>
          </table:table-cell>
          <table:table-cell office:value-type="float" office:value="0.001" calcext:value-type="float">
            <text:p>0.001</text:p>
          </table:table-cell>
          <table:table-cell office:value-type="float" office:value="-198" calcext:value-type="float">
            <text:p>-198</text:p>
          </table:table-cell>
          <table:table-cell table:formula="of:=ABS(0.03 * [.C2102])" office:value-type="float" office:value="5.94" calcext:value-type="float">
            <text:p>5.9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565" calcext:value-type="float">
            <text:p>-0.5565</text:p>
          </table:table-cell>
          <table:table-cell office:value-type="float" office:value="0.001" calcext:value-type="float">
            <text:p>0.001</text:p>
          </table:table-cell>
          <table:table-cell office:value-type="float" office:value="-198.5" calcext:value-type="float">
            <text:p>-198.5</text:p>
          </table:table-cell>
          <table:table-cell table:formula="of:=ABS(0.03 * [.C2103])" office:value-type="float" office:value="5.955" calcext:value-type="float">
            <text:p>5.9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595" calcext:value-type="float">
            <text:p>-0.5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200" calcext:value-type="float">
            <text:p>-200</text:p>
          </table:table-cell>
          <table:table-cell table:formula="of:=ABS(0.03 * [.C2104])" office:value-type="float" office:value="6" calcext:value-type="float">
            <text:p>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64" calcext:value-type="float">
            <text:p>-0.564</text:p>
          </table:table-cell>
          <table:table-cell office:value-type="float" office:value="0.001" calcext:value-type="float">
            <text:p>0.001</text:p>
          </table:table-cell>
          <table:table-cell office:value-type="float" office:value="-201.5" calcext:value-type="float">
            <text:p>-201.5</text:p>
          </table:table-cell>
          <table:table-cell table:formula="of:=ABS(0.03 * [.C2105])" office:value-type="float" office:value="6.045" calcext:value-type="float">
            <text:p>6.0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655" calcext:value-type="float">
            <text:p>-0.5655</text:p>
          </table:table-cell>
          <table:table-cell office:value-type="float" office:value="0.001" calcext:value-type="float">
            <text:p>0.001</text:p>
          </table:table-cell>
          <table:table-cell office:value-type="float" office:value="-203" calcext:value-type="float">
            <text:p>-203</text:p>
          </table:table-cell>
          <table:table-cell table:formula="of:=ABS(0.03 * [.C2106])" office:value-type="float" office:value="6.09" calcext:value-type="float">
            <text:p>6.0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685" calcext:value-type="float">
            <text:p>-0.5685</text:p>
          </table:table-cell>
          <table:table-cell office:value-type="float" office:value="0.001" calcext:value-type="float">
            <text:p>0.001</text:p>
          </table:table-cell>
          <table:table-cell office:value-type="float" office:value="-204" calcext:value-type="float">
            <text:p>-204</text:p>
          </table:table-cell>
          <table:table-cell table:formula="of:=ABS(0.03 * [.C2107])" office:value-type="float" office:value="6.12" calcext:value-type="float">
            <text:p>6.1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office:value-type="float" office:value="0.001" calcext:value-type="float">
            <text:p>0.001</text:p>
          </table:table-cell>
          <table:table-cell office:value-type="float" office:value="-205.5" calcext:value-type="float">
            <text:p>-205.5</text:p>
          </table:table-cell>
          <table:table-cell table:formula="of:=ABS(0.03 * [.C2108])" office:value-type="float" office:value="6.165" calcext:value-type="float">
            <text:p>6.1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745" calcext:value-type="float">
            <text:p>-0.5745</text:p>
          </table:table-cell>
          <table:table-cell office:value-type="float" office:value="0.001" calcext:value-type="float">
            <text:p>0.001</text:p>
          </table:table-cell>
          <table:table-cell office:value-type="float" office:value="-207" calcext:value-type="float">
            <text:p>-207</text:p>
          </table:table-cell>
          <table:table-cell table:formula="of:=ABS(0.03 * [.C2109])" office:value-type="float" office:value="6.21" calcext:value-type="float">
            <text:p>6.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82" calcext:value-type="float">
            <text:p>-0.582</text:p>
          </table:table-cell>
          <table:table-cell office:value-type="float" office:value="0.001" calcext:value-type="float">
            <text:p>0.001</text:p>
          </table:table-cell>
          <table:table-cell office:value-type="float" office:value="-210" calcext:value-type="float">
            <text:p>-210</text:p>
          </table:table-cell>
          <table:table-cell table:formula="of:=ABS(0.03 * [.C2110])" office:value-type="float" office:value="6.3" calcext:value-type="float">
            <text:p>6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85" calcext:value-type="float">
            <text:p>-0.585</text:p>
          </table:table-cell>
          <table:table-cell office:value-type="float" office:value="0.001" calcext:value-type="float">
            <text:p>0.001</text:p>
          </table:table-cell>
          <table:table-cell office:value-type="float" office:value="-212" calcext:value-type="float">
            <text:p>-212</text:p>
          </table:table-cell>
          <table:table-cell table:formula="of:=ABS(0.03 * [.C2111])" office:value-type="float" office:value="6.36" calcext:value-type="float">
            <text:p>6.3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895" calcext:value-type="float">
            <text:p>-0.5895</text:p>
          </table:table-cell>
          <table:table-cell office:value-type="float" office:value="0.001" calcext:value-type="float">
            <text:p>0.001</text:p>
          </table:table-cell>
          <table:table-cell office:value-type="float" office:value="-213.5" calcext:value-type="float">
            <text:p>-213.5</text:p>
          </table:table-cell>
          <table:table-cell table:formula="of:=ABS(0.03 * [.C2112])" office:value-type="float" office:value="6.405" calcext:value-type="float">
            <text:p>6.4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925" calcext:value-type="float">
            <text:p>-0.5925</text:p>
          </table:table-cell>
          <table:table-cell office:value-type="float" office:value="0.001" calcext:value-type="float">
            <text:p>0.001</text:p>
          </table:table-cell>
          <table:table-cell office:value-type="float" office:value="-215.5" calcext:value-type="float">
            <text:p>-215.5</text:p>
          </table:table-cell>
          <table:table-cell table:formula="of:=ABS(0.03 * [.C2113])" office:value-type="float" office:value="6.465" calcext:value-type="float">
            <text:p>6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594" calcext:value-type="float">
            <text:p>-0.594</text:p>
          </table:table-cell>
          <table:table-cell office:value-type="float" office:value="0.001" calcext:value-type="float">
            <text:p>0.001</text:p>
          </table:table-cell>
          <table:table-cell office:value-type="float" office:value="-216.5" calcext:value-type="float">
            <text:p>-216.5</text:p>
          </table:table-cell>
          <table:table-cell table:formula="of:=ABS(0.03 * [.C2114])" office:value-type="float" office:value="6.495" calcext:value-type="float">
            <text:p>6.4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001" calcext:value-type="float">
            <text:p>0.001</text:p>
          </table:table-cell>
          <table:table-cell office:value-type="float" office:value="-218.5" calcext:value-type="float">
            <text:p>-218.5</text:p>
          </table:table-cell>
          <table:table-cell table:formula="of:=ABS(0.03 * [.C2115])" office:value-type="float" office:value="6.555" calcext:value-type="float">
            <text:p>6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105" calcext:value-type="float">
            <text:p>-0.6105</text:p>
          </table:table-cell>
          <table:table-cell office:value-type="float" office:value="0.001" calcext:value-type="float">
            <text:p>0.001</text:p>
          </table:table-cell>
          <table:table-cell office:value-type="float" office:value="-221.5" calcext:value-type="float">
            <text:p>-221.5</text:p>
          </table:table-cell>
          <table:table-cell table:formula="of:=ABS(0.03 * [.C2116])" office:value-type="float" office:value="6.645" calcext:value-type="float">
            <text:p>6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21" calcext:value-type="float">
            <text:p>-0.621</text:p>
          </table:table-cell>
          <table:table-cell office:value-type="float" office:value="0.001" calcext:value-type="float">
            <text:p>0.001</text:p>
          </table:table-cell>
          <table:table-cell office:value-type="float" office:value="-227" calcext:value-type="float">
            <text:p>-227</text:p>
          </table:table-cell>
          <table:table-cell table:formula="of:=ABS(0.03 * [.C2117])" office:value-type="float" office:value="6.81" calcext:value-type="float">
            <text:p>6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285" calcext:value-type="float">
            <text:p>-0.6285</text:p>
          </table:table-cell>
          <table:table-cell office:value-type="float" office:value="0.001" calcext:value-type="float">
            <text:p>0.001</text:p>
          </table:table-cell>
          <table:table-cell office:value-type="float" office:value="-231" calcext:value-type="float">
            <text:p>-231</text:p>
          </table:table-cell>
          <table:table-cell table:formula="of:=ABS(0.03 * [.C2118])" office:value-type="float" office:value="6.93" calcext:value-type="float">
            <text:p>6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345" calcext:value-type="float">
            <text:p>-0.6345</text:p>
          </table:table-cell>
          <table:table-cell office:value-type="float" office:value="0.001" calcext:value-type="float">
            <text:p>0.001</text:p>
          </table:table-cell>
          <table:table-cell office:value-type="float" office:value="-234" calcext:value-type="float">
            <text:p>-234</text:p>
          </table:table-cell>
          <table:table-cell table:formula="of:=ABS(0.03 * [.C2119])" office:value-type="float" office:value="7.02" calcext:value-type="float">
            <text:p>7.0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345" calcext:value-type="float">
            <text:p>-0.6345</text:p>
          </table:table-cell>
          <table:table-cell office:value-type="float" office:value="0.001" calcext:value-type="float">
            <text:p>0.001</text:p>
          </table:table-cell>
          <table:table-cell office:value-type="float" office:value="-235" calcext:value-type="float">
            <text:p>-235</text:p>
          </table:table-cell>
          <table:table-cell table:formula="of:=ABS(0.03 * [.C2120])" office:value-type="float" office:value="7.05" calcext:value-type="float">
            <text:p>7.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345" calcext:value-type="float">
            <text:p>-0.6345</text:p>
          </table:table-cell>
          <table:table-cell office:value-type="float" office:value="0.001" calcext:value-type="float">
            <text:p>0.001</text:p>
          </table:table-cell>
          <table:table-cell office:value-type="float" office:value="-236" calcext:value-type="float">
            <text:p>-236</text:p>
          </table:table-cell>
          <table:table-cell table:formula="of:=ABS(0.03 * [.C2121])" office:value-type="float" office:value="7.08" calcext:value-type="float">
            <text:p>7.0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36" calcext:value-type="float">
            <text:p>-0.636</text:p>
          </table:table-cell>
          <table:table-cell office:value-type="float" office:value="0.001" calcext:value-type="float">
            <text:p>0.001</text:p>
          </table:table-cell>
          <table:table-cell office:value-type="float" office:value="-236.5" calcext:value-type="float">
            <text:p>-236.5</text:p>
          </table:table-cell>
          <table:table-cell table:formula="of:=ABS(0.03 * [.C2122])" office:value-type="float" office:value="7.095" calcext:value-type="float">
            <text:p>7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36" calcext:value-type="float">
            <text:p>-0.636</text:p>
          </table:table-cell>
          <table:table-cell office:value-type="float" office:value="0.001" calcext:value-type="float">
            <text:p>0.001</text:p>
          </table:table-cell>
          <table:table-cell office:value-type="float" office:value="-237" calcext:value-type="float">
            <text:p>-237</text:p>
          </table:table-cell>
          <table:table-cell table:formula="of:=ABS(0.03 * [.C2123])" office:value-type="float" office:value="7.11" calcext:value-type="float">
            <text:p>7.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36" calcext:value-type="float">
            <text:p>-0.636</text:p>
          </table:table-cell>
          <table:table-cell office:value-type="float" office:value="0.001" calcext:value-type="float">
            <text:p>0.001</text:p>
          </table:table-cell>
          <table:table-cell office:value-type="float" office:value="-237.5" calcext:value-type="float">
            <text:p>-237.5</text:p>
          </table:table-cell>
          <table:table-cell table:formula="of:=ABS(0.03 * [.C2124])" office:value-type="float" office:value="7.125" calcext:value-type="float">
            <text:p>7.1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405" calcext:value-type="float">
            <text:p>-0.6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238" calcext:value-type="float">
            <text:p>-238</text:p>
          </table:table-cell>
          <table:table-cell table:formula="of:=ABS(0.03 * [.C2125])" office:value-type="float" office:value="7.14" calcext:value-type="float">
            <text:p>7.1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48" calcext:value-type="float">
            <text:p>-0.648</text:p>
          </table:table-cell>
          <table:table-cell office:value-type="float" office:value="0.001" calcext:value-type="float">
            <text:p>0.001</text:p>
          </table:table-cell>
          <table:table-cell office:value-type="float" office:value="-239" calcext:value-type="float">
            <text:p>-239</text:p>
          </table:table-cell>
          <table:table-cell table:formula="of:=ABS(0.03 * [.C2126])" office:value-type="float" office:value="7.17" calcext:value-type="float">
            <text:p>7.1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615" calcext:value-type="float">
            <text:p>-0.6615</text:p>
          </table:table-cell>
          <table:table-cell office:value-type="float" office:value="0.001" calcext:value-type="float">
            <text:p>0.001</text:p>
          </table:table-cell>
          <table:table-cell office:value-type="float" office:value="-245" calcext:value-type="float">
            <text:p>-245</text:p>
          </table:table-cell>
          <table:table-cell table:formula="of:=ABS(0.03 * [.C2127])" office:value-type="float" office:value="7.35" calcext:value-type="float">
            <text:p>7.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675" calcext:value-type="float">
            <text:p>-0.6675</text:p>
          </table:table-cell>
          <table:table-cell office:value-type="float" office:value="0.001" calcext:value-type="float">
            <text:p>0.001</text:p>
          </table:table-cell>
          <table:table-cell office:value-type="float" office:value="-249" calcext:value-type="float">
            <text:p>-249</text:p>
          </table:table-cell>
          <table:table-cell table:formula="of:=ABS(0.03 * [.C2128])" office:value-type="float" office:value="7.47" calcext:value-type="float">
            <text:p>7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765" calcext:value-type="float">
            <text:p>-0.6765</text:p>
          </table:table-cell>
          <table:table-cell office:value-type="float" office:value="0.001" calcext:value-type="float">
            <text:p>0.001</text:p>
          </table:table-cell>
          <table:table-cell office:value-type="float" office:value="-252" calcext:value-type="float">
            <text:p>-252</text:p>
          </table:table-cell>
          <table:table-cell table:formula="of:=ABS(0.03 * [.C2129])" office:value-type="float" office:value="7.56" calcext:value-type="float">
            <text:p>7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0.001" calcext:value-type="float">
            <text:p>0.001</text:p>
          </table:table-cell>
          <table:table-cell office:value-type="float" office:value="-258.5" calcext:value-type="float">
            <text:p>-258.5</text:p>
          </table:table-cell>
          <table:table-cell table:formula="of:=ABS(0.03 * [.C2130])" office:value-type="float" office:value="7.755" calcext:value-type="float">
            <text:p>7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02" calcext:value-type="float">
            <text:p>-0.702</text:p>
          </table:table-cell>
          <table:table-cell office:value-type="float" office:value="0.001" calcext:value-type="float">
            <text:p>0.001</text:p>
          </table:table-cell>
          <table:table-cell office:value-type="float" office:value="-263" calcext:value-type="float">
            <text:p>-263</text:p>
          </table:table-cell>
          <table:table-cell table:formula="of:=ABS(0.03 * [.C2131])" office:value-type="float" office:value="7.89" calcext:value-type="float">
            <text:p>7.8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035" calcext:value-type="float">
            <text:p>-0.7035</text:p>
          </table:table-cell>
          <table:table-cell office:value-type="float" office:value="0.001" calcext:value-type="float">
            <text:p>0.001</text:p>
          </table:table-cell>
          <table:table-cell office:value-type="float" office:value="-266.5" calcext:value-type="float">
            <text:p>-266.5</text:p>
          </table:table-cell>
          <table:table-cell table:formula="of:=ABS(0.03 * [.C2132])" office:value-type="float" office:value="7.995" calcext:value-type="float">
            <text:p>7.9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05" calcext:value-type="float">
            <text:p>-0.705</text:p>
          </table:table-cell>
          <table:table-cell office:value-type="float" office:value="0.001" calcext:value-type="float">
            <text:p>0.001</text:p>
          </table:table-cell>
          <table:table-cell office:value-type="float" office:value="-267.5" calcext:value-type="float">
            <text:p>-267.5</text:p>
          </table:table-cell>
          <table:table-cell table:formula="of:=ABS(0.03 * [.C2133])" office:value-type="float" office:value="8.025" calcext:value-type="float">
            <text:p>8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065" calcext:value-type="float">
            <text:p>-0.7065</text:p>
          </table:table-cell>
          <table:table-cell office:value-type="float" office:value="0.001" calcext:value-type="float">
            <text:p>0.001</text:p>
          </table:table-cell>
          <table:table-cell office:value-type="float" office:value="-268" calcext:value-type="float">
            <text:p>-268</text:p>
          </table:table-cell>
          <table:table-cell table:formula="of:=ABS(0.03 * [.C2134])" office:value-type="float" office:value="8.04" calcext:value-type="float">
            <text:p>8.0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125" calcext:value-type="float">
            <text:p>-0.7125</text:p>
          </table:table-cell>
          <table:table-cell office:value-type="float" office:value="0.001" calcext:value-type="float">
            <text:p>0.001</text:p>
          </table:table-cell>
          <table:table-cell office:value-type="float" office:value="-270" calcext:value-type="float">
            <text:p>-270</text:p>
          </table:table-cell>
          <table:table-cell table:formula="of:=ABS(0.03 * [.C2135])" office:value-type="float" office:value="8.1" calcext:value-type="float">
            <text:p>8.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185" calcext:value-type="float">
            <text:p>-0.7185</text:p>
          </table:table-cell>
          <table:table-cell office:value-type="float" office:value="0.001" calcext:value-type="float">
            <text:p>0.001</text:p>
          </table:table-cell>
          <table:table-cell office:value-type="float" office:value="-272" calcext:value-type="float">
            <text:p>-272</text:p>
          </table:table-cell>
          <table:table-cell table:formula="of:=ABS(0.03 * [.C2136])" office:value-type="float" office:value="8.16" calcext:value-type="float">
            <text:p>8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215" calcext:value-type="float">
            <text:p>-0.7215</text:p>
          </table:table-cell>
          <table:table-cell office:value-type="float" office:value="0.001" calcext:value-type="float">
            <text:p>0.001</text:p>
          </table:table-cell>
          <table:table-cell office:value-type="float" office:value="-274.5" calcext:value-type="float">
            <text:p>-274.5</text:p>
          </table:table-cell>
          <table:table-cell table:formula="of:=ABS(0.03 * [.C2137])" office:value-type="float" office:value="8.235" calcext:value-type="float">
            <text:p>8.2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26" calcext:value-type="float">
            <text:p>-0.726</text:p>
          </table:table-cell>
          <table:table-cell office:value-type="float" office:value="0.001" calcext:value-type="float">
            <text:p>0.001</text:p>
          </table:table-cell>
          <table:table-cell office:value-type="float" office:value="-276" calcext:value-type="float">
            <text:p>-276</text:p>
          </table:table-cell>
          <table:table-cell table:formula="of:=ABS(0.03 * [.C2138])" office:value-type="float" office:value="8.28" calcext:value-type="float">
            <text:p>8.2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29" calcext:value-type="float">
            <text:p>-0.729</text:p>
          </table:table-cell>
          <table:table-cell office:value-type="float" office:value="0.001" calcext:value-type="float">
            <text:p>0.001</text:p>
          </table:table-cell>
          <table:table-cell office:value-type="float" office:value="-278" calcext:value-type="float">
            <text:p>-278</text:p>
          </table:table-cell>
          <table:table-cell table:formula="of:=ABS(0.03 * [.C2139])" office:value-type="float" office:value="8.34" calcext:value-type="float">
            <text:p>8.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335" calcext:value-type="float">
            <text:p>-0.7335</text:p>
          </table:table-cell>
          <table:table-cell office:value-type="float" office:value="0.001" calcext:value-type="float">
            <text:p>0.001</text:p>
          </table:table-cell>
          <table:table-cell office:value-type="float" office:value="-279.5" calcext:value-type="float">
            <text:p>-279.5</text:p>
          </table:table-cell>
          <table:table-cell table:formula="of:=ABS(0.03 * [.C2140])" office:value-type="float" office:value="8.385" calcext:value-type="float">
            <text:p>8.3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335" calcext:value-type="float">
            <text:p>-0.7335</text:p>
          </table:table-cell>
          <table:table-cell office:value-type="float" office:value="0.001" calcext:value-type="float">
            <text:p>0.001</text:p>
          </table:table-cell>
          <table:table-cell office:value-type="float" office:value="-280.5" calcext:value-type="float">
            <text:p>-280.5</text:p>
          </table:table-cell>
          <table:table-cell table:formula="of:=ABS(0.03 * [.C2141])" office:value-type="float" office:value="8.415" calcext:value-type="float">
            <text:p>8.4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35" calcext:value-type="float">
            <text:p>-0.735</text:p>
          </table:table-cell>
          <table:table-cell office:value-type="float" office:value="0.001" calcext:value-type="float">
            <text:p>0.001</text:p>
          </table:table-cell>
          <table:table-cell office:value-type="float" office:value="-282" calcext:value-type="float">
            <text:p>-282</text:p>
          </table:table-cell>
          <table:table-cell table:formula="of:=ABS(0.03 * [.C2142])" office:value-type="float" office:value="8.46" calcext:value-type="float">
            <text:p>8.4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44" calcext:value-type="float">
            <text:p>-0.744</text:p>
          </table:table-cell>
          <table:table-cell office:value-type="float" office:value="0.001" calcext:value-type="float">
            <text:p>0.001</text:p>
          </table:table-cell>
          <table:table-cell office:value-type="float" office:value="-284" calcext:value-type="float">
            <text:p>-284</text:p>
          </table:table-cell>
          <table:table-cell table:formula="of:=ABS(0.03 * [.C2143])" office:value-type="float" office:value="8.52" calcext:value-type="float">
            <text:p>8.5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44" calcext:value-type="float">
            <text:p>-0.744</text:p>
          </table:table-cell>
          <table:table-cell office:value-type="float" office:value="0.001" calcext:value-type="float">
            <text:p>0.001</text:p>
          </table:table-cell>
          <table:table-cell office:value-type="float" office:value="-285.5" calcext:value-type="float">
            <text:p>-285.5</text:p>
          </table:table-cell>
          <table:table-cell table:formula="of:=ABS(0.03 * [.C2144])" office:value-type="float" office:value="8.565" calcext:value-type="float">
            <text:p>8.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425" calcext:value-type="float">
            <text:p>-0.7425</text:p>
          </table:table-cell>
          <table:table-cell office:value-type="float" office:value="0.001" calcext:value-type="float">
            <text:p>0.001</text:p>
          </table:table-cell>
          <table:table-cell office:value-type="float" office:value="-285.5" calcext:value-type="float">
            <text:p>-285.5</text:p>
          </table:table-cell>
          <table:table-cell table:formula="of:=ABS(0.03 * [.C2145])" office:value-type="float" office:value="8.565" calcext:value-type="float">
            <text:p>8.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425" calcext:value-type="float">
            <text:p>-0.7425</text:p>
          </table:table-cell>
          <table:table-cell office:value-type="float" office:value="0.001" calcext:value-type="float">
            <text:p>0.001</text:p>
          </table:table-cell>
          <table:table-cell office:value-type="float" office:value="-286" calcext:value-type="float">
            <text:p>-286</text:p>
          </table:table-cell>
          <table:table-cell table:formula="of:=ABS(0.03 * [.C2146])" office:value-type="float" office:value="8.58" calcext:value-type="float">
            <text:p>8.5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44" calcext:value-type="float">
            <text:p>-0.744</text:p>
          </table:table-cell>
          <table:table-cell office:value-type="float" office:value="0.001" calcext:value-type="float">
            <text:p>0.001</text:p>
          </table:table-cell>
          <table:table-cell office:value-type="float" office:value="-286" calcext:value-type="float">
            <text:p>-286</text:p>
          </table:table-cell>
          <table:table-cell table:formula="of:=ABS(0.03 * [.C2147])" office:value-type="float" office:value="8.58" calcext:value-type="float">
            <text:p>8.5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44" calcext:value-type="float">
            <text:p>-0.744</text:p>
          </table:table-cell>
          <table:table-cell office:value-type="float" office:value="0.001" calcext:value-type="float">
            <text:p>0.001</text:p>
          </table:table-cell>
          <table:table-cell office:value-type="float" office:value="-286.5" calcext:value-type="float">
            <text:p>-286.5</text:p>
          </table:table-cell>
          <table:table-cell table:formula="of:=ABS(0.03 * [.C2148])" office:value-type="float" office:value="8.595" calcext:value-type="float">
            <text:p>8.5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425" calcext:value-type="float">
            <text:p>-0.7425</text:p>
          </table:table-cell>
          <table:table-cell office:value-type="float" office:value="0.001" calcext:value-type="float">
            <text:p>0.001</text:p>
          </table:table-cell>
          <table:table-cell office:value-type="float" office:value="-286" calcext:value-type="float">
            <text:p>-286</text:p>
          </table:table-cell>
          <table:table-cell table:formula="of:=ABS(0.03 * [.C2149])" office:value-type="float" office:value="8.58" calcext:value-type="float">
            <text:p>8.5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44" calcext:value-type="float">
            <text:p>-0.744</text:p>
          </table:table-cell>
          <table:table-cell office:value-type="float" office:value="0.001" calcext:value-type="float">
            <text:p>0.001</text:p>
          </table:table-cell>
          <table:table-cell office:value-type="float" office:value="-286.5" calcext:value-type="float">
            <text:p>-286.5</text:p>
          </table:table-cell>
          <table:table-cell table:formula="of:=ABS(0.03 * [.C2150])" office:value-type="float" office:value="8.595" calcext:value-type="float">
            <text:p>8.5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455" calcext:value-type="float">
            <text:p>-0.7455</text:p>
          </table:table-cell>
          <table:table-cell office:value-type="float" office:value="0.001" calcext:value-type="float">
            <text:p>0.001</text:p>
          </table:table-cell>
          <table:table-cell office:value-type="float" office:value="-286.5" calcext:value-type="float">
            <text:p>-286.5</text:p>
          </table:table-cell>
          <table:table-cell table:formula="of:=ABS(0.03 * [.C2151])" office:value-type="float" office:value="8.595" calcext:value-type="float">
            <text:p>8.5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455" calcext:value-type="float">
            <text:p>-0.7455</text:p>
          </table:table-cell>
          <table:table-cell office:value-type="float" office:value="0.001" calcext:value-type="float">
            <text:p>0.001</text:p>
          </table:table-cell>
          <table:table-cell office:value-type="float" office:value="-287" calcext:value-type="float">
            <text:p>-287</text:p>
          </table:table-cell>
          <table:table-cell table:formula="of:=ABS(0.03 * [.C2152])" office:value-type="float" office:value="8.61" calcext:value-type="float">
            <text:p>8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53" calcext:value-type="float">
            <text:p>-0.753</text:p>
          </table:table-cell>
          <table:table-cell office:value-type="float" office:value="0.001" calcext:value-type="float">
            <text:p>0.001</text:p>
          </table:table-cell>
          <table:table-cell office:value-type="float" office:value="-289.5" calcext:value-type="float">
            <text:p>-289.5</text:p>
          </table:table-cell>
          <table:table-cell table:formula="of:=ABS(0.03 * [.C2153])" office:value-type="float" office:value="8.685" calcext:value-type="float">
            <text:p>8.6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665" calcext:value-type="float">
            <text:p>-0.7665</text:p>
          </table:table-cell>
          <table:table-cell office:value-type="float" office:value="0.001" calcext:value-type="float">
            <text:p>0.001</text:p>
          </table:table-cell>
          <table:table-cell office:value-type="float" office:value="-293" calcext:value-type="float">
            <text:p>-293</text:p>
          </table:table-cell>
          <table:table-cell table:formula="of:=ABS(0.03 * [.C2154])" office:value-type="float" office:value="8.79" calcext:value-type="float">
            <text:p>8.7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001" calcext:value-type="float">
            <text:p>0.001</text:p>
          </table:table-cell>
          <table:table-cell office:value-type="float" office:value="-298" calcext:value-type="float">
            <text:p>-298</text:p>
          </table:table-cell>
          <table:table-cell table:formula="of:=ABS(0.03 * [.C2155])" office:value-type="float" office:value="8.94" calcext:value-type="float">
            <text:p>8.9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845" calcext:value-type="float">
            <text:p>-0.7845</text:p>
          </table:table-cell>
          <table:table-cell office:value-type="float" office:value="0.001" calcext:value-type="float">
            <text:p>0.001</text:p>
          </table:table-cell>
          <table:table-cell office:value-type="float" office:value="-302" calcext:value-type="float">
            <text:p>-302</text:p>
          </table:table-cell>
          <table:table-cell table:formula="of:=ABS(0.03 * [.C2156])" office:value-type="float" office:value="9.06" calcext:value-type="float">
            <text:p>9.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7965" calcext:value-type="float">
            <text:p>-0.7965</text:p>
          </table:table-cell>
          <table:table-cell office:value-type="float" office:value="0.001" calcext:value-type="float">
            <text:p>0.001</text:p>
          </table:table-cell>
          <table:table-cell office:value-type="float" office:value="-306" calcext:value-type="float">
            <text:p>-306</text:p>
          </table:table-cell>
          <table:table-cell table:formula="of:=ABS(0.03 * [.C2157])" office:value-type="float" office:value="9.18" calcext:value-type="float">
            <text:p>9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07" calcext:value-type="float">
            <text:p>-0.807</text:p>
          </table:table-cell>
          <table:table-cell office:value-type="float" office:value="0.001" calcext:value-type="float">
            <text:p>0.001</text:p>
          </table:table-cell>
          <table:table-cell office:value-type="float" office:value="-310.5" calcext:value-type="float">
            <text:p>-310.5</text:p>
          </table:table-cell>
          <table:table-cell table:formula="of:=ABS(0.03 * [.C2158])" office:value-type="float" office:value="9.315" calcext:value-type="float">
            <text:p>9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175" calcext:value-type="float">
            <text:p>-0.8175</text:p>
          </table:table-cell>
          <table:table-cell office:value-type="float" office:value="0.001" calcext:value-type="float">
            <text:p>0.001</text:p>
          </table:table-cell>
          <table:table-cell office:value-type="float" office:value="-315" calcext:value-type="float">
            <text:p>-315</text:p>
          </table:table-cell>
          <table:table-cell table:formula="of:=ABS(0.03 * [.C2159])" office:value-type="float" office:value="9.45" calcext:value-type="float">
            <text:p>9.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31" calcext:value-type="float">
            <text:p>-0.831</text:p>
          </table:table-cell>
          <table:table-cell office:value-type="float" office:value="0.001" calcext:value-type="float">
            <text:p>0.001</text:p>
          </table:table-cell>
          <table:table-cell office:value-type="float" office:value="-320" calcext:value-type="float">
            <text:p>-320</text:p>
          </table:table-cell>
          <table:table-cell table:formula="of:=ABS(0.03 * [.C2160])" office:value-type="float" office:value="9.6" calcext:value-type="float">
            <text:p>9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37" calcext:value-type="float">
            <text:p>-0.837</text:p>
          </table:table-cell>
          <table:table-cell office:value-type="float" office:value="0.001" calcext:value-type="float">
            <text:p>0.001</text:p>
          </table:table-cell>
          <table:table-cell office:value-type="float" office:value="-324" calcext:value-type="float">
            <text:p>-324</text:p>
          </table:table-cell>
          <table:table-cell table:formula="of:=ABS(0.03 * [.C2161])" office:value-type="float" office:value="9.72" calcext:value-type="float">
            <text:p>9.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.001" calcext:value-type="float">
            <text:p>0.001</text:p>
          </table:table-cell>
          <table:table-cell office:value-type="float" office:value="-326" calcext:value-type="float">
            <text:p>-326</text:p>
          </table:table-cell>
          <table:table-cell table:formula="of:=ABS(0.03 * [.C2162])" office:value-type="float" office:value="9.78" calcext:value-type="float">
            <text:p>9.7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445" calcext:value-type="float">
            <text:p>-0.8445</text:p>
          </table:table-cell>
          <table:table-cell office:value-type="float" office:value="0.001" calcext:value-type="float">
            <text:p>0.001</text:p>
          </table:table-cell>
          <table:table-cell office:value-type="float" office:value="-328" calcext:value-type="float">
            <text:p>-328</text:p>
          </table:table-cell>
          <table:table-cell table:formula="of:=ABS(0.03 * [.C2163])" office:value-type="float" office:value="9.84" calcext:value-type="float">
            <text:p>9.8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475" calcext:value-type="float">
            <text:p>-0.8475</text:p>
          </table:table-cell>
          <table:table-cell office:value-type="float" office:value="0.001" calcext:value-type="float">
            <text:p>0.001</text:p>
          </table:table-cell>
          <table:table-cell office:value-type="float" office:value="-330.5" calcext:value-type="float">
            <text:p>-330.5</text:p>
          </table:table-cell>
          <table:table-cell table:formula="of:=ABS(0.03 * [.C2164])" office:value-type="float" office:value="9.915" calcext:value-type="float">
            <text:p>9.9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58" calcext:value-type="float">
            <text:p>-0.858</text:p>
          </table:table-cell>
          <table:table-cell office:value-type="float" office:value="0.001" calcext:value-type="float">
            <text:p>0.001</text:p>
          </table:table-cell>
          <table:table-cell office:value-type="float" office:value="-333.5" calcext:value-type="float">
            <text:p>-333.5</text:p>
          </table:table-cell>
          <table:table-cell table:formula="of:=ABS(0.03 * [.C2165])" office:value-type="float" office:value="10.005" calcext:value-type="float">
            <text:p>10.0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64" calcext:value-type="float">
            <text:p>-0.864</text:p>
          </table:table-cell>
          <table:table-cell office:value-type="float" office:value="0.001" calcext:value-type="float">
            <text:p>0.001</text:p>
          </table:table-cell>
          <table:table-cell office:value-type="float" office:value="-336.5" calcext:value-type="float">
            <text:p>-336.5</text:p>
          </table:table-cell>
          <table:table-cell table:formula="of:=ABS(0.03 * [.C2166])" office:value-type="float" office:value="10.095" calcext:value-type="float">
            <text:p>10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office:value-type="float" office:value="0.001" calcext:value-type="float">
            <text:p>0.001</text:p>
          </table:table-cell>
          <table:table-cell office:value-type="float" office:value="-339.5" calcext:value-type="float">
            <text:p>-339.5</text:p>
          </table:table-cell>
          <table:table-cell table:formula="of:=ABS(0.03 * [.C2167])" office:value-type="float" office:value="10.185" calcext:value-type="float">
            <text:p>10.1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88" calcext:value-type="float">
            <text:p>-0.888</text:p>
          </table:table-cell>
          <table:table-cell office:value-type="float" office:value="0.001" calcext:value-type="float">
            <text:p>0.001</text:p>
          </table:table-cell>
          <table:table-cell office:value-type="float" office:value="-345.5" calcext:value-type="float">
            <text:p>-345.5</text:p>
          </table:table-cell>
          <table:table-cell table:formula="of:=ABS(0.03 * [.C2168])" office:value-type="float" office:value="10.365" calcext:value-type="float">
            <text:p>10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8955" calcext:value-type="float">
            <text:p>-0.8955</text:p>
          </table:table-cell>
          <table:table-cell office:value-type="float" office:value="0.001" calcext:value-type="float">
            <text:p>0.001</text:p>
          </table:table-cell>
          <table:table-cell office:value-type="float" office:value="-349" calcext:value-type="float">
            <text:p>-349</text:p>
          </table:table-cell>
          <table:table-cell table:formula="of:=ABS(0.03 * [.C2169])" office:value-type="float" office:value="10.47" calcext:value-type="float">
            <text:p>10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001" calcext:value-type="float">
            <text:p>0.001</text:p>
          </table:table-cell>
          <table:table-cell office:value-type="float" office:value="-352" calcext:value-type="float">
            <text:p>-352</text:p>
          </table:table-cell>
          <table:table-cell table:formula="of:=ABS(0.03 * [.C2170])" office:value-type="float" office:value="10.56" calcext:value-type="float">
            <text:p>10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06" calcext:value-type="float">
            <text:p>-0.906</text:p>
          </table:table-cell>
          <table:table-cell office:value-type="float" office:value="0.001" calcext:value-type="float">
            <text:p>0.001</text:p>
          </table:table-cell>
          <table:table-cell office:value-type="float" office:value="-355" calcext:value-type="float">
            <text:p>-355</text:p>
          </table:table-cell>
          <table:table-cell table:formula="of:=ABS(0.03 * [.C2171])" office:value-type="float" office:value="10.65" calcext:value-type="float">
            <text:p>10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135" calcext:value-type="float">
            <text:p>-0.9135</text:p>
          </table:table-cell>
          <table:table-cell office:value-type="float" office:value="0.001" calcext:value-type="float">
            <text:p>0.001</text:p>
          </table:table-cell>
          <table:table-cell office:value-type="float" office:value="-357.5" calcext:value-type="float">
            <text:p>-357.5</text:p>
          </table:table-cell>
          <table:table-cell table:formula="of:=ABS(0.03 * [.C2172])" office:value-type="float" office:value="10.725" calcext:value-type="float">
            <text:p>10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21" calcext:value-type="float">
            <text:p>-0.921</text:p>
          </table:table-cell>
          <table:table-cell office:value-type="float" office:value="0.001" calcext:value-type="float">
            <text:p>0.001</text:p>
          </table:table-cell>
          <table:table-cell office:value-type="float" office:value="-360.5" calcext:value-type="float">
            <text:p>-360.5</text:p>
          </table:table-cell>
          <table:table-cell table:formula="of:=ABS(0.03 * [.C2173])" office:value-type="float" office:value="10.815" calcext:value-type="float">
            <text:p>10.8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27" calcext:value-type="float">
            <text:p>-0.927</text:p>
          </table:table-cell>
          <table:table-cell office:value-type="float" office:value="0.001" calcext:value-type="float">
            <text:p>0.001</text:p>
          </table:table-cell>
          <table:table-cell office:value-type="float" office:value="-363.5" calcext:value-type="float">
            <text:p>-363.5</text:p>
          </table:table-cell>
          <table:table-cell table:formula="of:=ABS(0.03 * [.C2174])" office:value-type="float" office:value="10.905" calcext:value-type="float">
            <text:p>10.9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001" calcext:value-type="float">
            <text:p>0.001</text:p>
          </table:table-cell>
          <table:table-cell office:value-type="float" office:value="-365.5" calcext:value-type="float">
            <text:p>-365.5</text:p>
          </table:table-cell>
          <table:table-cell table:formula="of:=ABS(0.03 * [.C2175])" office:value-type="float" office:value="10.965" calcext:value-type="float">
            <text:p>10.9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36" calcext:value-type="float">
            <text:p>-0.936</text:p>
          </table:table-cell>
          <table:table-cell office:value-type="float" office:value="0.001" calcext:value-type="float">
            <text:p>0.001</text:p>
          </table:table-cell>
          <table:table-cell office:value-type="float" office:value="-368" calcext:value-type="float">
            <text:p>-368</text:p>
          </table:table-cell>
          <table:table-cell table:formula="of:=ABS(0.03 * [.C2176])" office:value-type="float" office:value="11.04" calcext:value-type="float">
            <text:p>11.0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405" calcext:value-type="float">
            <text:p>-0.9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370" calcext:value-type="float">
            <text:p>-370</text:p>
          </table:table-cell>
          <table:table-cell table:formula="of:=ABS(0.03 * [.C2177])" office:value-type="float" office:value="11.1" calcext:value-type="float">
            <text:p>11.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435" calcext:value-type="float">
            <text:p>-0.9435</text:p>
          </table:table-cell>
          <table:table-cell office:value-type="float" office:value="0.001" calcext:value-type="float">
            <text:p>0.001</text:p>
          </table:table-cell>
          <table:table-cell office:value-type="float" office:value="-371.5" calcext:value-type="float">
            <text:p>-371.5</text:p>
          </table:table-cell>
          <table:table-cell table:formula="of:=ABS(0.03 * [.C2178])" office:value-type="float" office:value="11.145" calcext:value-type="float">
            <text:p>11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48" calcext:value-type="float">
            <text:p>-0.948</text:p>
          </table:table-cell>
          <table:table-cell office:value-type="float" office:value="0.001" calcext:value-type="float">
            <text:p>0.001</text:p>
          </table:table-cell>
          <table:table-cell office:value-type="float" office:value="-373.5" calcext:value-type="float">
            <text:p>-373.5</text:p>
          </table:table-cell>
          <table:table-cell table:formula="of:=ABS(0.03 * [.C2179])" office:value-type="float" office:value="11.205" calcext:value-type="float">
            <text:p>11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525" calcext:value-type="float">
            <text:p>-0.9525</text:p>
          </table:table-cell>
          <table:table-cell office:value-type="float" office:value="0.001" calcext:value-type="float">
            <text:p>0.001</text:p>
          </table:table-cell>
          <table:table-cell office:value-type="float" office:value="-375" calcext:value-type="float">
            <text:p>-375</text:p>
          </table:table-cell>
          <table:table-cell table:formula="of:=ABS(0.03 * [.C2180])" office:value-type="float" office:value="11.25" calcext:value-type="float">
            <text:p>11.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001" calcext:value-type="float">
            <text:p>0.001</text:p>
          </table:table-cell>
          <table:table-cell office:value-type="float" office:value="-378" calcext:value-type="float">
            <text:p>-378</text:p>
          </table:table-cell>
          <table:table-cell table:formula="of:=ABS(0.03 * [.C2181])" office:value-type="float" office:value="11.34" calcext:value-type="float">
            <text:p>11.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69" calcext:value-type="float">
            <text:p>-0.969</text:p>
          </table:table-cell>
          <table:table-cell office:value-type="float" office:value="0.001" calcext:value-type="float">
            <text:p>0.001</text:p>
          </table:table-cell>
          <table:table-cell office:value-type="float" office:value="-381.5" calcext:value-type="float">
            <text:p>-381.5</text:p>
          </table:table-cell>
          <table:table-cell table:formula="of:=ABS(0.03 * [.C2182])" office:value-type="float" office:value="11.445" calcext:value-type="float">
            <text:p>11.4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72" calcext:value-type="float">
            <text:p>-0.972</text:p>
          </table:table-cell>
          <table:table-cell office:value-type="float" office:value="0.001" calcext:value-type="float">
            <text:p>0.001</text:p>
          </table:table-cell>
          <table:table-cell office:value-type="float" office:value="-383.5" calcext:value-type="float">
            <text:p>-383.5</text:p>
          </table:table-cell>
          <table:table-cell table:formula="of:=ABS(0.03 * [.C2183])" office:value-type="float" office:value="11.505" calcext:value-type="float">
            <text:p>11.5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75" calcext:value-type="float">
            <text:p>-0.975</text:p>
          </table:table-cell>
          <table:table-cell office:value-type="float" office:value="0.001" calcext:value-type="float">
            <text:p>0.001</text:p>
          </table:table-cell>
          <table:table-cell office:value-type="float" office:value="-385" calcext:value-type="float">
            <text:p>-385</text:p>
          </table:table-cell>
          <table:table-cell table:formula="of:=ABS(0.03 * [.C2184])" office:value-type="float" office:value="11.55" calcext:value-type="float">
            <text:p>11.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75" calcext:value-type="float">
            <text:p>-0.975</text:p>
          </table:table-cell>
          <table:table-cell office:value-type="float" office:value="0.001" calcext:value-type="float">
            <text:p>0.001</text:p>
          </table:table-cell>
          <table:table-cell office:value-type="float" office:value="-386" calcext:value-type="float">
            <text:p>-386</text:p>
          </table:table-cell>
          <table:table-cell table:formula="of:=ABS(0.03 * [.C2185])" office:value-type="float" office:value="11.58" calcext:value-type="float">
            <text:p>11.5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78" calcext:value-type="float">
            <text:p>-0.978</text:p>
          </table:table-cell>
          <table:table-cell office:value-type="float" office:value="0.001" calcext:value-type="float">
            <text:p>0.001</text:p>
          </table:table-cell>
          <table:table-cell office:value-type="float" office:value="-387" calcext:value-type="float">
            <text:p>-387</text:p>
          </table:table-cell>
          <table:table-cell table:formula="of:=ABS(0.03 * [.C2186])" office:value-type="float" office:value="11.61" calcext:value-type="float">
            <text:p>11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795" calcext:value-type="float">
            <text:p>-0.9795</text:p>
          </table:table-cell>
          <table:table-cell office:value-type="float" office:value="0.001" calcext:value-type="float">
            <text:p>0.001</text:p>
          </table:table-cell>
          <table:table-cell office:value-type="float" office:value="-388" calcext:value-type="float">
            <text:p>-388</text:p>
          </table:table-cell>
          <table:table-cell table:formula="of:=ABS(0.03 * [.C2187])" office:value-type="float" office:value="11.64" calcext:value-type="float">
            <text:p>11.6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84" calcext:value-type="float">
            <text:p>-0.984</text:p>
          </table:table-cell>
          <table:table-cell office:value-type="float" office:value="0.001" calcext:value-type="float">
            <text:p>0.001</text:p>
          </table:table-cell>
          <table:table-cell office:value-type="float" office:value="-389" calcext:value-type="float">
            <text:p>-389</text:p>
          </table:table-cell>
          <table:table-cell table:formula="of:=ABS(0.03 * [.C2188])" office:value-type="float" office:value="11.67" calcext:value-type="float">
            <text:p>11.6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87" calcext:value-type="float">
            <text:p>-0.987</text:p>
          </table:table-cell>
          <table:table-cell office:value-type="float" office:value="0.001" calcext:value-type="float">
            <text:p>0.001</text:p>
          </table:table-cell>
          <table:table-cell office:value-type="float" office:value="-390.5" calcext:value-type="float">
            <text:p>-390.5</text:p>
          </table:table-cell>
          <table:table-cell table:formula="of:=ABS(0.03 * [.C2189])" office:value-type="float" office:value="11.715" calcext:value-type="float">
            <text:p>11.7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915" calcext:value-type="float">
            <text:p>-0.9915</text:p>
          </table:table-cell>
          <table:table-cell office:value-type="float" office:value="0.001" calcext:value-type="float">
            <text:p>0.001</text:p>
          </table:table-cell>
          <table:table-cell office:value-type="float" office:value="-392" calcext:value-type="float">
            <text:p>-392</text:p>
          </table:table-cell>
          <table:table-cell table:formula="of:=ABS(0.03 * [.C2190])" office:value-type="float" office:value="11.76" calcext:value-type="float">
            <text:p>11.7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945" calcext:value-type="float">
            <text:p>-0.9945</text:p>
          </table:table-cell>
          <table:table-cell office:value-type="float" office:value="0.001" calcext:value-type="float">
            <text:p>0.001</text:p>
          </table:table-cell>
          <table:table-cell office:value-type="float" office:value="-393.5" calcext:value-type="float">
            <text:p>-393.5</text:p>
          </table:table-cell>
          <table:table-cell table:formula="of:=ABS(0.03 * [.C2191])" office:value-type="float" office:value="11.805" calcext:value-type="float">
            <text:p>11.8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975" calcext:value-type="float">
            <text:p>-0.9975</text:p>
          </table:table-cell>
          <table:table-cell office:value-type="float" office:value="0.001" calcext:value-type="float">
            <text:p>0.001</text:p>
          </table:table-cell>
          <table:table-cell office:value-type="float" office:value="-395" calcext:value-type="float">
            <text:p>-395</text:p>
          </table:table-cell>
          <table:table-cell table:formula="of:=ABS(0.03 * [.C2192])" office:value-type="float" office:value="11.85" calcext:value-type="float">
            <text:p>11.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999" calcext:value-type="float">
            <text:p>-0.999</text:p>
          </table:table-cell>
          <table:table-cell office:value-type="float" office:value="0.001" calcext:value-type="float">
            <text:p>0.001</text:p>
          </table:table-cell>
          <table:table-cell office:value-type="float" office:value="-396" calcext:value-type="float">
            <text:p>-396</text:p>
          </table:table-cell>
          <table:table-cell table:formula="of:=ABS(0.03 * [.C2193])" office:value-type="float" office:value="11.88" calcext:value-type="float">
            <text:p>11.8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035" calcext:value-type="float">
            <text:p>-1.0035</text:p>
          </table:table-cell>
          <table:table-cell office:value-type="float" office:value="0.001" calcext:value-type="float">
            <text:p>0.001</text:p>
          </table:table-cell>
          <table:table-cell office:value-type="float" office:value="-397" calcext:value-type="float">
            <text:p>-397</text:p>
          </table:table-cell>
          <table:table-cell table:formula="of:=ABS(0.03 * [.C2194])" office:value-type="float" office:value="11.91" calcext:value-type="float">
            <text:p>11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08" calcext:value-type="float">
            <text:p>-1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-398.5" calcext:value-type="float">
            <text:p>-398.5</text:p>
          </table:table-cell>
          <table:table-cell table:formula="of:=ABS(0.03 * [.C2195])" office:value-type="float" office:value="11.955" calcext:value-type="float">
            <text:p>11.9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095" calcext:value-type="float">
            <text:p>-1.0095</text:p>
          </table:table-cell>
          <table:table-cell office:value-type="float" office:value="0.001" calcext:value-type="float">
            <text:p>0.001</text:p>
          </table:table-cell>
          <table:table-cell office:value-type="float" office:value="-400.5" calcext:value-type="float">
            <text:p>-400.5</text:p>
          </table:table-cell>
          <table:table-cell table:formula="of:=ABS(0.03 * [.C2196])" office:value-type="float" office:value="12.015" calcext:value-type="float">
            <text:p>12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125" calcext:value-type="float">
            <text:p>-1.0125</text:p>
          </table:table-cell>
          <table:table-cell office:value-type="float" office:value="0.001" calcext:value-type="float">
            <text:p>0.001</text:p>
          </table:table-cell>
          <table:table-cell office:value-type="float" office:value="-401" calcext:value-type="float">
            <text:p>-401</text:p>
          </table:table-cell>
          <table:table-cell table:formula="of:=ABS(0.03 * [.C2197])" office:value-type="float" office:value="12.03" calcext:value-type="float">
            <text:p>12.0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17" calcext:value-type="float">
            <text:p>-1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-403" calcext:value-type="float">
            <text:p>-403</text:p>
          </table:table-cell>
          <table:table-cell table:formula="of:=ABS(0.03 * [.C2198])" office:value-type="float" office:value="12.09" calcext:value-type="float">
            <text:p>12.0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215" calcext:value-type="float">
            <text:p>-1.0215</text:p>
          </table:table-cell>
          <table:table-cell office:value-type="float" office:value="0.001" calcext:value-type="float">
            <text:p>0.001</text:p>
          </table:table-cell>
          <table:table-cell office:value-type="float" office:value="-404" calcext:value-type="float">
            <text:p>-404</text:p>
          </table:table-cell>
          <table:table-cell table:formula="of:=ABS(0.03 * [.C2199])" office:value-type="float" office:value="12.12" calcext:value-type="float">
            <text:p>12.1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245" calcext:value-type="float">
            <text:p>-1.0245</text:p>
          </table:table-cell>
          <table:table-cell office:value-type="float" office:value="0.001" calcext:value-type="float">
            <text:p>0.001</text:p>
          </table:table-cell>
          <table:table-cell office:value-type="float" office:value="-406" calcext:value-type="float">
            <text:p>-406</text:p>
          </table:table-cell>
          <table:table-cell table:formula="of:=ABS(0.03 * [.C2200])" office:value-type="float" office:value="12.18" calcext:value-type="float">
            <text:p>12.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32" calcext:value-type="float">
            <text:p>-1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-408" calcext:value-type="float">
            <text:p>-408</text:p>
          </table:table-cell>
          <table:table-cell table:formula="of:=ABS(0.03 * [.C2201])" office:value-type="float" office:value="12.24" calcext:value-type="float">
            <text:p>12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305" calcext:value-type="float">
            <text:p>-1.03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09.5" calcext:value-type="float">
            <text:p>-409.5</text:p>
          </table:table-cell>
          <table:table-cell table:formula="of:=ABS(0.03 * [.C2202])" office:value-type="float" office:value="12.285" calcext:value-type="float">
            <text:p>12.2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35" calcext:value-type="float">
            <text:p>-1.035</text:p>
          </table:table-cell>
          <table:table-cell office:value-type="float" office:value="0.001" calcext:value-type="float">
            <text:p>0.001</text:p>
          </table:table-cell>
          <table:table-cell office:value-type="float" office:value="-411" calcext:value-type="float">
            <text:p>-411</text:p>
          </table:table-cell>
          <table:table-cell table:formula="of:=ABS(0.03 * [.C2203])" office:value-type="float" office:value="12.33" calcext:value-type="float">
            <text:p>12.3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38" calcext:value-type="float">
            <text:p>-1.038</text:p>
          </table:table-cell>
          <table:table-cell office:value-type="float" office:value="0.001" calcext:value-type="float">
            <text:p>0.001</text:p>
          </table:table-cell>
          <table:table-cell office:value-type="float" office:value="-411.5" calcext:value-type="float">
            <text:p>-411.5</text:p>
          </table:table-cell>
          <table:table-cell table:formula="of:=ABS(0.03 * [.C2204])" office:value-type="float" office:value="12.345" calcext:value-type="float">
            <text:p>12.3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395" calcext:value-type="float">
            <text:p>-1.0395</text:p>
          </table:table-cell>
          <table:table-cell office:value-type="float" office:value="0.001" calcext:value-type="float">
            <text:p>0.001</text:p>
          </table:table-cell>
          <table:table-cell office:value-type="float" office:value="-412.5" calcext:value-type="float">
            <text:p>-412.5</text:p>
          </table:table-cell>
          <table:table-cell table:formula="of:=ABS(0.03 * [.C2205])" office:value-type="float" office:value="12.375" calcext:value-type="float">
            <text:p>12.3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425" calcext:value-type="float">
            <text:p>-1.0425</text:p>
          </table:table-cell>
          <table:table-cell office:value-type="float" office:value="0.001" calcext:value-type="float">
            <text:p>0.001</text:p>
          </table:table-cell>
          <table:table-cell office:value-type="float" office:value="-413.5" calcext:value-type="float">
            <text:p>-413.5</text:p>
          </table:table-cell>
          <table:table-cell table:formula="of:=ABS(0.03 * [.C2206])" office:value-type="float" office:value="12.405" calcext:value-type="float">
            <text:p>12.4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425" calcext:value-type="float">
            <text:p>-1.0425</text:p>
          </table:table-cell>
          <table:table-cell office:value-type="float" office:value="0.001" calcext:value-type="float">
            <text:p>0.001</text:p>
          </table:table-cell>
          <table:table-cell office:value-type="float" office:value="-414.5" calcext:value-type="float">
            <text:p>-414.5</text:p>
          </table:table-cell>
          <table:table-cell table:formula="of:=ABS(0.03 * [.C2207])" office:value-type="float" office:value="12.435" calcext:value-type="float">
            <text:p>12.4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47" calcext:value-type="float">
            <text:p>-1.047</text:p>
          </table:table-cell>
          <table:table-cell office:value-type="float" office:value="0.001" calcext:value-type="float">
            <text:p>0.001</text:p>
          </table:table-cell>
          <table:table-cell office:value-type="float" office:value="-415.5" calcext:value-type="float">
            <text:p>-415.5</text:p>
          </table:table-cell>
          <table:table-cell table:formula="of:=ABS(0.03 * [.C2208])" office:value-type="float" office:value="12.465" calcext:value-type="float">
            <text:p>12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16.5" calcext:value-type="float">
            <text:p>-416.5</text:p>
          </table:table-cell>
          <table:table-cell table:formula="of:=ABS(0.03 * [.C2209])" office:value-type="float" office:value="12.495" calcext:value-type="float">
            <text:p>12.4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17.5" calcext:value-type="float">
            <text:p>-417.5</text:p>
          </table:table-cell>
          <table:table-cell table:formula="of:=ABS(0.03 * [.C2210])" office:value-type="float" office:value="12.525" calcext:value-type="float">
            <text:p>12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53" calcext:value-type="float">
            <text:p>-1.053</text:p>
          </table:table-cell>
          <table:table-cell office:value-type="float" office:value="0.001" calcext:value-type="float">
            <text:p>0.001</text:p>
          </table:table-cell>
          <table:table-cell office:value-type="float" office:value="-418.5" calcext:value-type="float">
            <text:p>-418.5</text:p>
          </table:table-cell>
          <table:table-cell table:formula="of:=ABS(0.03 * [.C2211])" office:value-type="float" office:value="12.555" calcext:value-type="float">
            <text:p>12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575" calcext:value-type="float">
            <text:p>-1.0575</text:p>
          </table:table-cell>
          <table:table-cell office:value-type="float" office:value="0.001" calcext:value-type="float">
            <text:p>0.001</text:p>
          </table:table-cell>
          <table:table-cell office:value-type="float" office:value="-420" calcext:value-type="float">
            <text:p>-420</text:p>
          </table:table-cell>
          <table:table-cell table:formula="of:=ABS(0.03 * [.C2212])" office:value-type="float" office:value="12.6" calcext:value-type="float">
            <text:p>12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605" calcext:value-type="float">
            <text:p>-1.06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21" calcext:value-type="float">
            <text:p>-421</text:p>
          </table:table-cell>
          <table:table-cell table:formula="of:=ABS(0.03 * [.C2213])" office:value-type="float" office:value="12.63" calcext:value-type="float">
            <text:p>12.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62" calcext:value-type="float">
            <text:p>-1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-421.5" calcext:value-type="float">
            <text:p>-421.5</text:p>
          </table:table-cell>
          <table:table-cell table:formula="of:=ABS(0.03 * [.C2214])" office:value-type="float" office:value="12.645" calcext:value-type="float">
            <text:p>12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62" calcext:value-type="float">
            <text:p>-1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-422" calcext:value-type="float">
            <text:p>-422</text:p>
          </table:table-cell>
          <table:table-cell table:formula="of:=ABS(0.03 * [.C2215])" office:value-type="float" office:value="12.66" calcext:value-type="float">
            <text:p>12.6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635" calcext:value-type="float">
            <text:p>-1.0635</text:p>
          </table:table-cell>
          <table:table-cell office:value-type="float" office:value="0.001" calcext:value-type="float">
            <text:p>0.001</text:p>
          </table:table-cell>
          <table:table-cell office:value-type="float" office:value="-422.5" calcext:value-type="float">
            <text:p>-422.5</text:p>
          </table:table-cell>
          <table:table-cell table:formula="of:=ABS(0.03 * [.C2216])" office:value-type="float" office:value="12.675" calcext:value-type="float">
            <text:p>12.6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65" calcext:value-type="float">
            <text:p>-1.0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23.5" calcext:value-type="float">
            <text:p>-423.5</text:p>
          </table:table-cell>
          <table:table-cell table:formula="of:=ABS(0.03 * [.C2217])" office:value-type="float" office:value="12.705" calcext:value-type="float">
            <text:p>12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665" calcext:value-type="float">
            <text:p>-1.06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24.5" calcext:value-type="float">
            <text:p>-424.5</text:p>
          </table:table-cell>
          <table:table-cell table:formula="of:=ABS(0.03 * [.C2218])" office:value-type="float" office:value="12.735" calcext:value-type="float">
            <text:p>12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71" calcext:value-type="float">
            <text:p>-1.071</text:p>
          </table:table-cell>
          <table:table-cell office:value-type="float" office:value="0.001" calcext:value-type="float">
            <text:p>0.001</text:p>
          </table:table-cell>
          <table:table-cell office:value-type="float" office:value="-425.5" calcext:value-type="float">
            <text:p>-425.5</text:p>
          </table:table-cell>
          <table:table-cell table:formula="of:=ABS(0.03 * [.C2219])" office:value-type="float" office:value="12.765" calcext:value-type="float">
            <text:p>12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725" calcext:value-type="float">
            <text:p>-1.0725</text:p>
          </table:table-cell>
          <table:table-cell office:value-type="float" office:value="0.001" calcext:value-type="float">
            <text:p>0.001</text:p>
          </table:table-cell>
          <table:table-cell office:value-type="float" office:value="-426" calcext:value-type="float">
            <text:p>-426</text:p>
          </table:table-cell>
          <table:table-cell table:formula="of:=ABS(0.03 * [.C2220])" office:value-type="float" office:value="12.78" calcext:value-type="float">
            <text:p>12.7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725" calcext:value-type="float">
            <text:p>-1.0725</text:p>
          </table:table-cell>
          <table:table-cell office:value-type="float" office:value="0.001" calcext:value-type="float">
            <text:p>0.001</text:p>
          </table:table-cell>
          <table:table-cell office:value-type="float" office:value="-426.5" calcext:value-type="float">
            <text:p>-426.5</text:p>
          </table:table-cell>
          <table:table-cell table:formula="of:=ABS(0.03 * [.C2221])" office:value-type="float" office:value="12.795" calcext:value-type="float">
            <text:p>12.7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74" calcext:value-type="float">
            <text:p>-1.074</text:p>
          </table:table-cell>
          <table:table-cell office:value-type="float" office:value="0.001" calcext:value-type="float">
            <text:p>0.001</text:p>
          </table:table-cell>
          <table:table-cell office:value-type="float" office:value="-427" calcext:value-type="float">
            <text:p>-427</text:p>
          </table:table-cell>
          <table:table-cell table:formula="of:=ABS(0.03 * [.C2222])" office:value-type="float" office:value="12.81" calcext:value-type="float">
            <text:p>12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77" calcext:value-type="float">
            <text:p>-1.077</text:p>
          </table:table-cell>
          <table:table-cell office:value-type="float" office:value="0.001" calcext:value-type="float">
            <text:p>0.001</text:p>
          </table:table-cell>
          <table:table-cell office:value-type="float" office:value="-427.5" calcext:value-type="float">
            <text:p>-427.5</text:p>
          </table:table-cell>
          <table:table-cell table:formula="of:=ABS(0.03 * [.C2223])" office:value-type="float" office:value="12.825" calcext:value-type="float">
            <text:p>12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77" calcext:value-type="float">
            <text:p>-1.077</text:p>
          </table:table-cell>
          <table:table-cell office:value-type="float" office:value="0.001" calcext:value-type="float">
            <text:p>0.001</text:p>
          </table:table-cell>
          <table:table-cell office:value-type="float" office:value="-428" calcext:value-type="float">
            <text:p>-428</text:p>
          </table:table-cell>
          <table:table-cell table:formula="of:=ABS(0.03 * [.C2224])" office:value-type="float" office:value="12.84" calcext:value-type="float">
            <text:p>12.8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785" calcext:value-type="float">
            <text:p>-1.0785</text:p>
          </table:table-cell>
          <table:table-cell office:value-type="float" office:value="0.001" calcext:value-type="float">
            <text:p>0.001</text:p>
          </table:table-cell>
          <table:table-cell office:value-type="float" office:value="-429" calcext:value-type="float">
            <text:p>-429</text:p>
          </table:table-cell>
          <table:table-cell table:formula="of:=ABS(0.03 * [.C2225])" office:value-type="float" office:value="12.87" calcext:value-type="float">
            <text:p>12.8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815" calcext:value-type="float">
            <text:p>-1.0815</text:p>
          </table:table-cell>
          <table:table-cell office:value-type="float" office:value="0.001" calcext:value-type="float">
            <text:p>0.001</text:p>
          </table:table-cell>
          <table:table-cell office:value-type="float" office:value="-430" calcext:value-type="float">
            <text:p>-430</text:p>
          </table:table-cell>
          <table:table-cell table:formula="of:=ABS(0.03 * [.C2226])" office:value-type="float" office:value="12.9" calcext:value-type="float">
            <text:p>12.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875" calcext:value-type="float">
            <text:p>-1.0875</text:p>
          </table:table-cell>
          <table:table-cell office:value-type="float" office:value="0.001" calcext:value-type="float">
            <text:p>0.001</text:p>
          </table:table-cell>
          <table:table-cell office:value-type="float" office:value="-431" calcext:value-type="float">
            <text:p>-431</text:p>
          </table:table-cell>
          <table:table-cell table:formula="of:=ABS(0.03 * [.C2227])" office:value-type="float" office:value="12.93" calcext:value-type="float">
            <text:p>12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905" calcext:value-type="float">
            <text:p>-1.09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32.5" calcext:value-type="float">
            <text:p>-432.5</text:p>
          </table:table-cell>
          <table:table-cell table:formula="of:=ABS(0.03 * [.C2228])" office:value-type="float" office:value="12.975" calcext:value-type="float">
            <text:p>12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95" calcext:value-type="float">
            <text:p>-1.095</text:p>
          </table:table-cell>
          <table:table-cell office:value-type="float" office:value="0.001" calcext:value-type="float">
            <text:p>0.001</text:p>
          </table:table-cell>
          <table:table-cell office:value-type="float" office:value="-434.5" calcext:value-type="float">
            <text:p>-434.5</text:p>
          </table:table-cell>
          <table:table-cell table:formula="of:=ABS(0.03 * [.C2229])" office:value-type="float" office:value="13.035" calcext:value-type="float">
            <text:p>13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965" calcext:value-type="float">
            <text:p>-1.09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35.5" calcext:value-type="float">
            <text:p>-435.5</text:p>
          </table:table-cell>
          <table:table-cell table:formula="of:=ABS(0.03 * [.C2230])" office:value-type="float" office:value="13.065" calcext:value-type="float">
            <text:p>13.0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0995" calcext:value-type="float">
            <text:p>-1.0995</text:p>
          </table:table-cell>
          <table:table-cell office:value-type="float" office:value="0.001" calcext:value-type="float">
            <text:p>0.001</text:p>
          </table:table-cell>
          <table:table-cell office:value-type="float" office:value="-436.5" calcext:value-type="float">
            <text:p>-436.5</text:p>
          </table:table-cell>
          <table:table-cell table:formula="of:=ABS(0.03 * [.C2231])" office:value-type="float" office:value="13.095" calcext:value-type="float">
            <text:p>13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01" calcext:value-type="float">
            <text:p>-1.101</text:p>
          </table:table-cell>
          <table:table-cell office:value-type="float" office:value="0.001" calcext:value-type="float">
            <text:p>0.001</text:p>
          </table:table-cell>
          <table:table-cell office:value-type="float" office:value="-438" calcext:value-type="float">
            <text:p>-438</text:p>
          </table:table-cell>
          <table:table-cell table:formula="of:=ABS(0.03 * [.C2232])" office:value-type="float" office:value="13.14" calcext:value-type="float">
            <text:p>13.1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055" calcext:value-type="float">
            <text:p>-1.1055</text:p>
          </table:table-cell>
          <table:table-cell office:value-type="float" office:value="0.001" calcext:value-type="float">
            <text:p>0.001</text:p>
          </table:table-cell>
          <table:table-cell office:value-type="float" office:value="-439" calcext:value-type="float">
            <text:p>-439</text:p>
          </table:table-cell>
          <table:table-cell table:formula="of:=ABS(0.03 * [.C2233])" office:value-type="float" office:value="13.17" calcext:value-type="float">
            <text:p>13.1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085" calcext:value-type="float">
            <text:p>-1.1085</text:p>
          </table:table-cell>
          <table:table-cell office:value-type="float" office:value="0.001" calcext:value-type="float">
            <text:p>0.001</text:p>
          </table:table-cell>
          <table:table-cell office:value-type="float" office:value="-440.5" calcext:value-type="float">
            <text:p>-440.5</text:p>
          </table:table-cell>
          <table:table-cell table:formula="of:=ABS(0.03 * [.C2234])" office:value-type="float" office:value="13.215" calcext:value-type="float">
            <text:p>13.2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115" calcext:value-type="float">
            <text:p>-1.1115</text:p>
          </table:table-cell>
          <table:table-cell office:value-type="float" office:value="0.001" calcext:value-type="float">
            <text:p>0.001</text:p>
          </table:table-cell>
          <table:table-cell office:value-type="float" office:value="-441.5" calcext:value-type="float">
            <text:p>-441.5</text:p>
          </table:table-cell>
          <table:table-cell table:formula="of:=ABS(0.03 * [.C2235])" office:value-type="float" office:value="13.245" calcext:value-type="float">
            <text:p>13.2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145" calcext:value-type="float">
            <text:p>-1.1145</text:p>
          </table:table-cell>
          <table:table-cell office:value-type="float" office:value="0.001" calcext:value-type="float">
            <text:p>0.001</text:p>
          </table:table-cell>
          <table:table-cell office:value-type="float" office:value="-442.5" calcext:value-type="float">
            <text:p>-442.5</text:p>
          </table:table-cell>
          <table:table-cell table:formula="of:=ABS(0.03 * [.C2236])" office:value-type="float" office:value="13.275" calcext:value-type="float">
            <text:p>13.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19" calcext:value-type="float">
            <text:p>-1.119</text:p>
          </table:table-cell>
          <table:table-cell office:value-type="float" office:value="0.001" calcext:value-type="float">
            <text:p>0.001</text:p>
          </table:table-cell>
          <table:table-cell office:value-type="float" office:value="-444" calcext:value-type="float">
            <text:p>-444</text:p>
          </table:table-cell>
          <table:table-cell table:formula="of:=ABS(0.03 * [.C2237])" office:value-type="float" office:value="13.32" calcext:value-type="float">
            <text:p>13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5" calcext:value-type="float">
            <text:p>-1.125</text:p>
          </table:table-cell>
          <table:table-cell office:value-type="float" office:value="0.001" calcext:value-type="float">
            <text:p>0.001</text:p>
          </table:table-cell>
          <table:table-cell office:value-type="float" office:value="-446.5" calcext:value-type="float">
            <text:p>-446.5</text:p>
          </table:table-cell>
          <table:table-cell table:formula="of:=ABS(0.03 * [.C2238])" office:value-type="float" office:value="13.395" calcext:value-type="float">
            <text:p>13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28" calcext:value-type="float">
            <text:p>-1.128</text:p>
          </table:table-cell>
          <table:table-cell office:value-type="float" office:value="0.001" calcext:value-type="float">
            <text:p>0.001</text:p>
          </table:table-cell>
          <table:table-cell office:value-type="float" office:value="-448.5" calcext:value-type="float">
            <text:p>-448.5</text:p>
          </table:table-cell>
          <table:table-cell table:formula="of:=ABS(0.03 * [.C2239])" office:value-type="float" office:value="13.455" calcext:value-type="float">
            <text:p>13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355" calcext:value-type="float">
            <text:p>-1.1355</text:p>
          </table:table-cell>
          <table:table-cell office:value-type="float" office:value="0.001" calcext:value-type="float">
            <text:p>0.001</text:p>
          </table:table-cell>
          <table:table-cell office:value-type="float" office:value="-450.5" calcext:value-type="float">
            <text:p>-450.5</text:p>
          </table:table-cell>
          <table:table-cell table:formula="of:=ABS(0.03 * [.C2240])" office:value-type="float" office:value="13.515" calcext:value-type="float">
            <text:p>13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415" calcext:value-type="float">
            <text:p>-1.1415</text:p>
          </table:table-cell>
          <table:table-cell office:value-type="float" office:value="0.001" calcext:value-type="float">
            <text:p>0.001</text:p>
          </table:table-cell>
          <table:table-cell office:value-type="float" office:value="-452.5" calcext:value-type="float">
            <text:p>-452.5</text:p>
          </table:table-cell>
          <table:table-cell table:formula="of:=ABS(0.03 * [.C2241])" office:value-type="float" office:value="13.575" calcext:value-type="float">
            <text:p>13.5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445" calcext:value-type="float">
            <text:p>-1.1445</text:p>
          </table:table-cell>
          <table:table-cell office:value-type="float" office:value="0.001" calcext:value-type="float">
            <text:p>0.001</text:p>
          </table:table-cell>
          <table:table-cell office:value-type="float" office:value="-454" calcext:value-type="float">
            <text:p>-454</text:p>
          </table:table-cell>
          <table:table-cell table:formula="of:=ABS(0.03 * [.C2242])" office:value-type="float" office:value="13.62" calcext:value-type="float">
            <text:p>13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475" calcext:value-type="float">
            <text:p>-1.1475</text:p>
          </table:table-cell>
          <table:table-cell office:value-type="float" office:value="0.001" calcext:value-type="float">
            <text:p>0.001</text:p>
          </table:table-cell>
          <table:table-cell office:value-type="float" office:value="-455.5" calcext:value-type="float">
            <text:p>-455.5</text:p>
          </table:table-cell>
          <table:table-cell table:formula="of:=ABS(0.03 * [.C2243])" office:value-type="float" office:value="13.665" calcext:value-type="float">
            <text:p>13.6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505" calcext:value-type="float">
            <text:p>-1.15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57" calcext:value-type="float">
            <text:p>-457</text:p>
          </table:table-cell>
          <table:table-cell table:formula="of:=ABS(0.03 * [.C2244])" office:value-type="float" office:value="13.71" calcext:value-type="float">
            <text:p>13.7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55" calcext:value-type="float">
            <text:p>-1.155</text:p>
          </table:table-cell>
          <table:table-cell office:value-type="float" office:value="0.001" calcext:value-type="float">
            <text:p>0.001</text:p>
          </table:table-cell>
          <table:table-cell office:value-type="float" office:value="-458.5" calcext:value-type="float">
            <text:p>-458.5</text:p>
          </table:table-cell>
          <table:table-cell table:formula="of:=ABS(0.03 * [.C2245])" office:value-type="float" office:value="13.755" calcext:value-type="float">
            <text:p>13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595" calcext:value-type="float">
            <text:p>-1.1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0" calcext:value-type="float">
            <text:p>-460</text:p>
          </table:table-cell>
          <table:table-cell table:formula="of:=ABS(0.03 * [.C2246])" office:value-type="float" office:value="13.8" calcext:value-type="float">
            <text:p>13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625" calcext:value-type="float">
            <text:p>-1.1625</text:p>
          </table:table-cell>
          <table:table-cell office:value-type="float" office:value="0.001" calcext:value-type="float">
            <text:p>0.001</text:p>
          </table:table-cell>
          <table:table-cell office:value-type="float" office:value="-461.5" calcext:value-type="float">
            <text:p>-461.5</text:p>
          </table:table-cell>
          <table:table-cell table:formula="of:=ABS(0.03 * [.C2247])" office:value-type="float" office:value="13.845" calcext:value-type="float">
            <text:p>13.8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67" calcext:value-type="float">
            <text:p>-1.167</text:p>
          </table:table-cell>
          <table:table-cell office:value-type="float" office:value="0.001" calcext:value-type="float">
            <text:p>0.001</text:p>
          </table:table-cell>
          <table:table-cell office:value-type="float" office:value="-463" calcext:value-type="float">
            <text:p>-463</text:p>
          </table:table-cell>
          <table:table-cell table:formula="of:=ABS(0.03 * [.C2248])" office:value-type="float" office:value="13.89" calcext:value-type="float">
            <text:p>13.8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7" calcext:value-type="float">
            <text:p>-1.17</text:p>
          </table:table-cell>
          <table:table-cell office:value-type="float" office:value="0.001" calcext:value-type="float">
            <text:p>0.001</text:p>
          </table:table-cell>
          <table:table-cell office:value-type="float" office:value="-464.5" calcext:value-type="float">
            <text:p>-464.5</text:p>
          </table:table-cell>
          <table:table-cell table:formula="of:=ABS(0.03 * [.C2249])" office:value-type="float" office:value="13.935" calcext:value-type="float">
            <text:p>13.9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73" calcext:value-type="float">
            <text:p>-1.173</text:p>
          </table:table-cell>
          <table:table-cell office:value-type="float" office:value="0.001" calcext:value-type="float">
            <text:p>0.001</text:p>
          </table:table-cell>
          <table:table-cell office:value-type="float" office:value="-465.5" calcext:value-type="float">
            <text:p>-465.5</text:p>
          </table:table-cell>
          <table:table-cell table:formula="of:=ABS(0.03 * [.C2250])" office:value-type="float" office:value="13.965" calcext:value-type="float">
            <text:p>13.9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79" calcext:value-type="float">
            <text:p>-1.179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" calcext:value-type="float">
            <text:p>-467</text:p>
          </table:table-cell>
          <table:table-cell table:formula="of:=ABS(0.03 * [.C2251])" office:value-type="float" office:value="14.01" calcext:value-type="float">
            <text:p>14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79" calcext:value-type="float">
            <text:p>-1.179</text:p>
          </table:table-cell>
          <table:table-cell office:value-type="float" office:value="0.001" calcext:value-type="float">
            <text:p>0.001</text:p>
          </table:table-cell>
          <table:table-cell office:value-type="float" office:value="-468.5" calcext:value-type="float">
            <text:p>-468.5</text:p>
          </table:table-cell>
          <table:table-cell table:formula="of:=ABS(0.03 * [.C2252])" office:value-type="float" office:value="14.055" calcext:value-type="float">
            <text:p>14.0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82" calcext:value-type="float">
            <text:p>-1.182</text:p>
          </table:table-cell>
          <table:table-cell office:value-type="float" office:value="0.001" calcext:value-type="float">
            <text:p>0.001</text:p>
          </table:table-cell>
          <table:table-cell office:value-type="float" office:value="-469.5" calcext:value-type="float">
            <text:p>-469.5</text:p>
          </table:table-cell>
          <table:table-cell table:formula="of:=ABS(0.03 * [.C2253])" office:value-type="float" office:value="14.085" calcext:value-type="float">
            <text:p>14.0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835" calcext:value-type="float">
            <text:p>-1.1835</text:p>
          </table:table-cell>
          <table:table-cell office:value-type="float" office:value="0.001" calcext:value-type="float">
            <text:p>0.001</text:p>
          </table:table-cell>
          <table:table-cell office:value-type="float" office:value="-470.5" calcext:value-type="float">
            <text:p>-470.5</text:p>
          </table:table-cell>
          <table:table-cell table:formula="of:=ABS(0.03 * [.C2254])" office:value-type="float" office:value="14.115" calcext:value-type="float">
            <text:p>14.1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88" calcext:value-type="float">
            <text:p>-1.188</text:p>
          </table:table-cell>
          <table:table-cell office:value-type="float" office:value="0.001" calcext:value-type="float">
            <text:p>0.001</text:p>
          </table:table-cell>
          <table:table-cell office:value-type="float" office:value="-471.5" calcext:value-type="float">
            <text:p>-471.5</text:p>
          </table:table-cell>
          <table:table-cell table:formula="of:=ABS(0.03 * [.C2255])" office:value-type="float" office:value="14.145" calcext:value-type="float">
            <text:p>14.1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88" calcext:value-type="float">
            <text:p>-1.188</text:p>
          </table:table-cell>
          <table:table-cell office:value-type="float" office:value="0.001" calcext:value-type="float">
            <text:p>0.001</text:p>
          </table:table-cell>
          <table:table-cell office:value-type="float" office:value="-472" calcext:value-type="float">
            <text:p>-472</text:p>
          </table:table-cell>
          <table:table-cell table:formula="of:=ABS(0.03 * [.C2256])" office:value-type="float" office:value="14.16" calcext:value-type="float">
            <text:p>14.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895" calcext:value-type="float">
            <text:p>-1.1895</text:p>
          </table:table-cell>
          <table:table-cell office:value-type="float" office:value="0.001" calcext:value-type="float">
            <text:p>0.001</text:p>
          </table:table-cell>
          <table:table-cell office:value-type="float" office:value="-472.5" calcext:value-type="float">
            <text:p>-472.5</text:p>
          </table:table-cell>
          <table:table-cell table:formula="of:=ABS(0.03 * [.C2257])" office:value-type="float" office:value="14.175" calcext:value-type="float">
            <text:p>14.1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91" calcext:value-type="float">
            <text:p>-1.191</text:p>
          </table:table-cell>
          <table:table-cell office:value-type="float" office:value="0.001" calcext:value-type="float">
            <text:p>0.001</text:p>
          </table:table-cell>
          <table:table-cell office:value-type="float" office:value="-473" calcext:value-type="float">
            <text:p>-473</text:p>
          </table:table-cell>
          <table:table-cell table:formula="of:=ABS(0.03 * [.C2258])" office:value-type="float" office:value="14.19" calcext:value-type="float">
            <text:p>14.1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91" calcext:value-type="float">
            <text:p>-1.191</text:p>
          </table:table-cell>
          <table:table-cell office:value-type="float" office:value="0.001" calcext:value-type="float">
            <text:p>0.001</text:p>
          </table:table-cell>
          <table:table-cell office:value-type="float" office:value="-473.5" calcext:value-type="float">
            <text:p>-473.5</text:p>
          </table:table-cell>
          <table:table-cell table:formula="of:=ABS(0.03 * [.C2259])" office:value-type="float" office:value="14.205" calcext:value-type="float">
            <text:p>14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91" calcext:value-type="float">
            <text:p>-1.191</text:p>
          </table:table-cell>
          <table:table-cell office:value-type="float" office:value="0.001" calcext:value-type="float">
            <text:p>0.001</text:p>
          </table:table-cell>
          <table:table-cell office:value-type="float" office:value="-474" calcext:value-type="float">
            <text:p>-474</text:p>
          </table:table-cell>
          <table:table-cell table:formula="of:=ABS(0.03 * [.C2260])" office:value-type="float" office:value="14.22" calcext:value-type="float">
            <text:p>14.2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925" calcext:value-type="float">
            <text:p>-1.1925</text:p>
          </table:table-cell>
          <table:table-cell office:value-type="float" office:value="0.001" calcext:value-type="float">
            <text:p>0.001</text:p>
          </table:table-cell>
          <table:table-cell office:value-type="float" office:value="-474" calcext:value-type="float">
            <text:p>-474</text:p>
          </table:table-cell>
          <table:table-cell table:formula="of:=ABS(0.03 * [.C2261])" office:value-type="float" office:value="14.22" calcext:value-type="float">
            <text:p>14.2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94" calcext:value-type="float">
            <text:p>-1.194</text:p>
          </table:table-cell>
          <table:table-cell office:value-type="float" office:value="0.001" calcext:value-type="float">
            <text:p>0.001</text:p>
          </table:table-cell>
          <table:table-cell office:value-type="float" office:value="-474.5" calcext:value-type="float">
            <text:p>-474.5</text:p>
          </table:table-cell>
          <table:table-cell table:formula="of:=ABS(0.03 * [.C2262])" office:value-type="float" office:value="14.235" calcext:value-type="float">
            <text:p>14.2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955" calcext:value-type="float">
            <text:p>-1.1955</text:p>
          </table:table-cell>
          <table:table-cell office:value-type="float" office:value="0.001" calcext:value-type="float">
            <text:p>0.001</text:p>
          </table:table-cell>
          <table:table-cell office:value-type="float" office:value="-475" calcext:value-type="float">
            <text:p>-475</text:p>
          </table:table-cell>
          <table:table-cell table:formula="of:=ABS(0.03 * [.C2263])" office:value-type="float" office:value="14.25" calcext:value-type="float">
            <text:p>14.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955" calcext:value-type="float">
            <text:p>-1.1955</text:p>
          </table:table-cell>
          <table:table-cell office:value-type="float" office:value="0.001" calcext:value-type="float">
            <text:p>0.001</text:p>
          </table:table-cell>
          <table:table-cell office:value-type="float" office:value="-475" calcext:value-type="float">
            <text:p>-475</text:p>
          </table:table-cell>
          <table:table-cell table:formula="of:=ABS(0.03 * [.C2264])" office:value-type="float" office:value="14.25" calcext:value-type="float">
            <text:p>14.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985" calcext:value-type="float">
            <text:p>-1.1985</text:p>
          </table:table-cell>
          <table:table-cell office:value-type="float" office:value="0.001" calcext:value-type="float">
            <text:p>0.001</text:p>
          </table:table-cell>
          <table:table-cell office:value-type="float" office:value="-476" calcext:value-type="float">
            <text:p>-476</text:p>
          </table:table-cell>
          <table:table-cell table:formula="of:=ABS(0.03 * [.C2265])" office:value-type="float" office:value="14.28" calcext:value-type="float">
            <text:p>14.2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1985" calcext:value-type="float">
            <text:p>-1.1985</text:p>
          </table:table-cell>
          <table:table-cell office:value-type="float" office:value="0.001" calcext:value-type="float">
            <text:p>0.001</text:p>
          </table:table-cell>
          <table:table-cell office:value-type="float" office:value="-476.5" calcext:value-type="float">
            <text:p>-476.5</text:p>
          </table:table-cell>
          <table:table-cell table:formula="of:=ABS(0.03 * [.C2266])" office:value-type="float" office:value="14.295" calcext:value-type="float">
            <text:p>14.2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001" calcext:value-type="float">
            <text:p>0.001</text:p>
          </table:table-cell>
          <table:table-cell office:value-type="float" office:value="-477" calcext:value-type="float">
            <text:p>-477</text:p>
          </table:table-cell>
          <table:table-cell table:formula="of:=ABS(0.03 * [.C2267])" office:value-type="float" office:value="14.31" calcext:value-type="float">
            <text:p>14.3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03" calcext:value-type="float">
            <text:p>-1.203</text:p>
          </table:table-cell>
          <table:table-cell office:value-type="float" office:value="0.001" calcext:value-type="float">
            <text:p>0.001</text:p>
          </table:table-cell>
          <table:table-cell office:value-type="float" office:value="-478" calcext:value-type="float">
            <text:p>-478</text:p>
          </table:table-cell>
          <table:table-cell table:formula="of:=ABS(0.03 * [.C2268])" office:value-type="float" office:value="14.34" calcext:value-type="float">
            <text:p>14.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06" calcext:value-type="float">
            <text:p>-1.206</text:p>
          </table:table-cell>
          <table:table-cell office:value-type="float" office:value="0.001" calcext:value-type="float">
            <text:p>0.001</text:p>
          </table:table-cell>
          <table:table-cell office:value-type="float" office:value="-479" calcext:value-type="float">
            <text:p>-479</text:p>
          </table:table-cell>
          <table:table-cell table:formula="of:=ABS(0.03 * [.C2269])" office:value-type="float" office:value="14.37" calcext:value-type="float">
            <text:p>14.3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06" calcext:value-type="float">
            <text:p>-1.206</text:p>
          </table:table-cell>
          <table:table-cell office:value-type="float" office:value="0.001" calcext:value-type="float">
            <text:p>0.001</text:p>
          </table:table-cell>
          <table:table-cell office:value-type="float" office:value="-479.5" calcext:value-type="float">
            <text:p>-479.5</text:p>
          </table:table-cell>
          <table:table-cell table:formula="of:=ABS(0.03 * [.C2270])" office:value-type="float" office:value="14.385" calcext:value-type="float">
            <text:p>14.3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06" calcext:value-type="float">
            <text:p>-1.206</text:p>
          </table:table-cell>
          <table:table-cell office:value-type="float" office:value="0.001" calcext:value-type="float">
            <text:p>0.001</text:p>
          </table:table-cell>
          <table:table-cell office:value-type="float" office:value="-479.5" calcext:value-type="float">
            <text:p>-479.5</text:p>
          </table:table-cell>
          <table:table-cell table:formula="of:=ABS(0.03 * [.C2271])" office:value-type="float" office:value="14.385" calcext:value-type="float">
            <text:p>14.3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075" calcext:value-type="float">
            <text:p>-1.2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480" calcext:value-type="float">
            <text:p>-480</text:p>
          </table:table-cell>
          <table:table-cell table:formula="of:=ABS(0.03 * [.C2272])" office:value-type="float" office:value="14.4" calcext:value-type="float">
            <text:p>14.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075" calcext:value-type="float">
            <text:p>-1.2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480.5" calcext:value-type="float">
            <text:p>-480.5</text:p>
          </table:table-cell>
          <table:table-cell table:formula="of:=ABS(0.03 * [.C2273])" office:value-type="float" office:value="14.415" calcext:value-type="float">
            <text:p>14.4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105" calcext:value-type="float">
            <text:p>-1.21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80.5" calcext:value-type="float">
            <text:p>-480.5</text:p>
          </table:table-cell>
          <table:table-cell table:formula="of:=ABS(0.03 * [.C2274])" office:value-type="float" office:value="14.415" calcext:value-type="float">
            <text:p>14.4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105" calcext:value-type="float">
            <text:p>-1.21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80.5" calcext:value-type="float">
            <text:p>-480.5</text:p>
          </table:table-cell>
          <table:table-cell table:formula="of:=ABS(0.03 * [.C2275])" office:value-type="float" office:value="14.415" calcext:value-type="float">
            <text:p>14.4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12" calcext:value-type="float">
            <text:p>-1.212</text:p>
          </table:table-cell>
          <table:table-cell office:value-type="float" office:value="0.001" calcext:value-type="float">
            <text:p>0.001</text:p>
          </table:table-cell>
          <table:table-cell office:value-type="float" office:value="-481" calcext:value-type="float">
            <text:p>-481</text:p>
          </table:table-cell>
          <table:table-cell table:formula="of:=ABS(0.03 * [.C2276])" office:value-type="float" office:value="14.43" calcext:value-type="float">
            <text:p>14.4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135" calcext:value-type="float">
            <text:p>-1.2135</text:p>
          </table:table-cell>
          <table:table-cell office:value-type="float" office:value="0.001" calcext:value-type="float">
            <text:p>0.001</text:p>
          </table:table-cell>
          <table:table-cell office:value-type="float" office:value="-482" calcext:value-type="float">
            <text:p>-482</text:p>
          </table:table-cell>
          <table:table-cell table:formula="of:=ABS(0.03 * [.C2277])" office:value-type="float" office:value="14.46" calcext:value-type="float">
            <text:p>14.4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165" calcext:value-type="float">
            <text:p>-1.2165</text:p>
          </table:table-cell>
          <table:table-cell office:value-type="float" office:value="0.001" calcext:value-type="float">
            <text:p>0.001</text:p>
          </table:table-cell>
          <table:table-cell office:value-type="float" office:value="-483" calcext:value-type="float">
            <text:p>-483</text:p>
          </table:table-cell>
          <table:table-cell table:formula="of:=ABS(0.03 * [.C2278])" office:value-type="float" office:value="14.49" calcext:value-type="float">
            <text:p>14.4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21" calcext:value-type="float">
            <text:p>-1.221</text:p>
          </table:table-cell>
          <table:table-cell office:value-type="float" office:value="0.001" calcext:value-type="float">
            <text:p>0.001</text:p>
          </table:table-cell>
          <table:table-cell office:value-type="float" office:value="-484" calcext:value-type="float">
            <text:p>-484</text:p>
          </table:table-cell>
          <table:table-cell table:formula="of:=ABS(0.03 * [.C2279])" office:value-type="float" office:value="14.52" calcext:value-type="float">
            <text:p>14.5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255" calcext:value-type="float">
            <text:p>-1.2255</text:p>
          </table:table-cell>
          <table:table-cell office:value-type="float" office:value="0.001" calcext:value-type="float">
            <text:p>0.001</text:p>
          </table:table-cell>
          <table:table-cell office:value-type="float" office:value="-486" calcext:value-type="float">
            <text:p>-486</text:p>
          </table:table-cell>
          <table:table-cell table:formula="of:=ABS(0.03 * [.C2280])" office:value-type="float" office:value="14.58" calcext:value-type="float">
            <text:p>14.5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3" calcext:value-type="float">
            <text:p>-1.23</text:p>
          </table:table-cell>
          <table:table-cell office:value-type="float" office:value="0.001" calcext:value-type="float">
            <text:p>0.001</text:p>
          </table:table-cell>
          <table:table-cell office:value-type="float" office:value="-487.5" calcext:value-type="float">
            <text:p>-487.5</text:p>
          </table:table-cell>
          <table:table-cell table:formula="of:=ABS(0.03 * [.C2281])" office:value-type="float" office:value="14.625" calcext:value-type="float">
            <text:p>14.6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3" calcext:value-type="float">
            <text:p>-1.23</text:p>
          </table:table-cell>
          <table:table-cell office:value-type="float" office:value="0.001" calcext:value-type="float">
            <text:p>0.001</text:p>
          </table:table-cell>
          <table:table-cell office:value-type="float" office:value="-488.5" calcext:value-type="float">
            <text:p>-488.5</text:p>
          </table:table-cell>
          <table:table-cell table:formula="of:=ABS(0.03 * [.C2282])" office:value-type="float" office:value="14.655" calcext:value-type="float">
            <text:p>14.6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315" calcext:value-type="float">
            <text:p>-1.2315</text:p>
          </table:table-cell>
          <table:table-cell office:value-type="float" office:value="0.001" calcext:value-type="float">
            <text:p>0.001</text:p>
          </table:table-cell>
          <table:table-cell office:value-type="float" office:value="-489.5" calcext:value-type="float">
            <text:p>-489.5</text:p>
          </table:table-cell>
          <table:table-cell table:formula="of:=ABS(0.03 * [.C2283])" office:value-type="float" office:value="14.685" calcext:value-type="float">
            <text:p>14.6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33" calcext:value-type="float">
            <text:p>-1.233</text:p>
          </table:table-cell>
          <table:table-cell office:value-type="float" office:value="0.001" calcext:value-type="float">
            <text:p>0.001</text:p>
          </table:table-cell>
          <table:table-cell office:value-type="float" office:value="-489.5" calcext:value-type="float">
            <text:p>-489.5</text:p>
          </table:table-cell>
          <table:table-cell table:formula="of:=ABS(0.03 * [.C2284])" office:value-type="float" office:value="14.685" calcext:value-type="float">
            <text:p>14.6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36" calcext:value-type="float">
            <text:p>-1.236</text:p>
          </table:table-cell>
          <table:table-cell office:value-type="float" office:value="0.001" calcext:value-type="float">
            <text:p>0.001</text:p>
          </table:table-cell>
          <table:table-cell office:value-type="float" office:value="-490" calcext:value-type="float">
            <text:p>-490</text:p>
          </table:table-cell>
          <table:table-cell table:formula="of:=ABS(0.03 * [.C2285])" office:value-type="float" office:value="14.7" calcext:value-type="float">
            <text:p>14.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375" calcext:value-type="float">
            <text:p>-1.2375</text:p>
          </table:table-cell>
          <table:table-cell office:value-type="float" office:value="0.001" calcext:value-type="float">
            <text:p>0.001</text:p>
          </table:table-cell>
          <table:table-cell office:value-type="float" office:value="-491" calcext:value-type="float">
            <text:p>-491</text:p>
          </table:table-cell>
          <table:table-cell table:formula="of:=ABS(0.03 * [.C2286])" office:value-type="float" office:value="14.73" calcext:value-type="float">
            <text:p>14.7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39" calcext:value-type="float">
            <text:p>-1.239</text:p>
          </table:table-cell>
          <table:table-cell office:value-type="float" office:value="0.001" calcext:value-type="float">
            <text:p>0.001</text:p>
          </table:table-cell>
          <table:table-cell office:value-type="float" office:value="-491.5" calcext:value-type="float">
            <text:p>-491.5</text:p>
          </table:table-cell>
          <table:table-cell table:formula="of:=ABS(0.03 * [.C2287])" office:value-type="float" office:value="14.745" calcext:value-type="float">
            <text:p>14.7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405" calcext:value-type="float">
            <text:p>-1.2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92.5" calcext:value-type="float">
            <text:p>-492.5</text:p>
          </table:table-cell>
          <table:table-cell table:formula="of:=ABS(0.03 * [.C2288])" office:value-type="float" office:value="14.775" calcext:value-type="float">
            <text:p>14.7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405" calcext:value-type="float">
            <text:p>-1.2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93" calcext:value-type="float">
            <text:p>-493</text:p>
          </table:table-cell>
          <table:table-cell table:formula="of:=ABS(0.03 * [.C2289])" office:value-type="float" office:value="14.79" calcext:value-type="float">
            <text:p>14.7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42" calcext:value-type="float">
            <text:p>-1.242</text:p>
          </table:table-cell>
          <table:table-cell office:value-type="float" office:value="0.001" calcext:value-type="float">
            <text:p>0.001</text:p>
          </table:table-cell>
          <table:table-cell office:value-type="float" office:value="-493" calcext:value-type="float">
            <text:p>-493</text:p>
          </table:table-cell>
          <table:table-cell table:formula="of:=ABS(0.03 * [.C2290])" office:value-type="float" office:value="14.79" calcext:value-type="float">
            <text:p>14.7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42" calcext:value-type="float">
            <text:p>-1.242</text:p>
          </table:table-cell>
          <table:table-cell office:value-type="float" office:value="0.001" calcext:value-type="float">
            <text:p>0.001</text:p>
          </table:table-cell>
          <table:table-cell office:value-type="float" office:value="-493.5" calcext:value-type="float">
            <text:p>-493.5</text:p>
          </table:table-cell>
          <table:table-cell table:formula="of:=ABS(0.03 * [.C2291])" office:value-type="float" office:value="14.805" calcext:value-type="float">
            <text:p>14.8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405" calcext:value-type="float">
            <text:p>-1.2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494" calcext:value-type="float">
            <text:p>-494</text:p>
          </table:table-cell>
          <table:table-cell table:formula="of:=ABS(0.03 * [.C2292])" office:value-type="float" office:value="14.82" calcext:value-type="float">
            <text:p>14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435" calcext:value-type="float">
            <text:p>-1.2435</text:p>
          </table:table-cell>
          <table:table-cell office:value-type="float" office:value="0.001" calcext:value-type="float">
            <text:p>0.001</text:p>
          </table:table-cell>
          <table:table-cell office:value-type="float" office:value="-494" calcext:value-type="float">
            <text:p>-494</text:p>
          </table:table-cell>
          <table:table-cell table:formula="of:=ABS(0.03 * [.C2293])" office:value-type="float" office:value="14.82" calcext:value-type="float">
            <text:p>14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45" calcext:value-type="float">
            <text:p>-1.245</text:p>
          </table:table-cell>
          <table:table-cell office:value-type="float" office:value="0.001" calcext:value-type="float">
            <text:p>0.001</text:p>
          </table:table-cell>
          <table:table-cell office:value-type="float" office:value="-494.5" calcext:value-type="float">
            <text:p>-494.5</text:p>
          </table:table-cell>
          <table:table-cell table:formula="of:=ABS(0.03 * [.C2294])" office:value-type="float" office:value="14.835" calcext:value-type="float">
            <text:p>14.8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495" calcext:value-type="float">
            <text:p>-1.2495</text:p>
          </table:table-cell>
          <table:table-cell office:value-type="float" office:value="0.001" calcext:value-type="float">
            <text:p>0.001</text:p>
          </table:table-cell>
          <table:table-cell office:value-type="float" office:value="-495" calcext:value-type="float">
            <text:p>-495</text:p>
          </table:table-cell>
          <table:table-cell table:formula="of:=ABS(0.03 * [.C2295])" office:value-type="float" office:value="14.85" calcext:value-type="float">
            <text:p>14.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51" calcext:value-type="float">
            <text:p>-1.251</text:p>
          </table:table-cell>
          <table:table-cell office:value-type="float" office:value="0.001" calcext:value-type="float">
            <text:p>0.001</text:p>
          </table:table-cell>
          <table:table-cell office:value-type="float" office:value="-496" calcext:value-type="float">
            <text:p>-496</text:p>
          </table:table-cell>
          <table:table-cell table:formula="of:=ABS(0.03 * [.C2296])" office:value-type="float" office:value="14.88" calcext:value-type="float">
            <text:p>14.8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54" calcext:value-type="float">
            <text:p>-1.254</text:p>
          </table:table-cell>
          <table:table-cell office:value-type="float" office:value="0.001" calcext:value-type="float">
            <text:p>0.001</text:p>
          </table:table-cell>
          <table:table-cell office:value-type="float" office:value="-496.5" calcext:value-type="float">
            <text:p>-496.5</text:p>
          </table:table-cell>
          <table:table-cell table:formula="of:=ABS(0.03 * [.C2297])" office:value-type="float" office:value="14.895" calcext:value-type="float">
            <text:p>14.8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54" calcext:value-type="float">
            <text:p>-1.254</text:p>
          </table:table-cell>
          <table:table-cell office:value-type="float" office:value="0.001" calcext:value-type="float">
            <text:p>0.001</text:p>
          </table:table-cell>
          <table:table-cell office:value-type="float" office:value="-497.5" calcext:value-type="float">
            <text:p>-497.5</text:p>
          </table:table-cell>
          <table:table-cell table:formula="of:=ABS(0.03 * [.C2298])" office:value-type="float" office:value="14.925" calcext:value-type="float">
            <text:p>14.9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54" calcext:value-type="float">
            <text:p>-1.254</text:p>
          </table:table-cell>
          <table:table-cell office:value-type="float" office:value="0.001" calcext:value-type="float">
            <text:p>0.001</text:p>
          </table:table-cell>
          <table:table-cell office:value-type="float" office:value="-497.5" calcext:value-type="float">
            <text:p>-497.5</text:p>
          </table:table-cell>
          <table:table-cell table:formula="of:=ABS(0.03 * [.C2299])" office:value-type="float" office:value="14.925" calcext:value-type="float">
            <text:p>14.9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555" calcext:value-type="float">
            <text:p>-1.2555</text:p>
          </table:table-cell>
          <table:table-cell office:value-type="float" office:value="0.001" calcext:value-type="float">
            <text:p>0.001</text:p>
          </table:table-cell>
          <table:table-cell office:value-type="float" office:value="-498" calcext:value-type="float">
            <text:p>-498</text:p>
          </table:table-cell>
          <table:table-cell table:formula="of:=ABS(0.03 * [.C2300])" office:value-type="float" office:value="14.94" calcext:value-type="float">
            <text:p>14.9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585" calcext:value-type="float">
            <text:p>-1.2585</text:p>
          </table:table-cell>
          <table:table-cell office:value-type="float" office:value="0.001" calcext:value-type="float">
            <text:p>0.001</text:p>
          </table:table-cell>
          <table:table-cell office:value-type="float" office:value="-498" calcext:value-type="float">
            <text:p>-498</text:p>
          </table:table-cell>
          <table:table-cell table:formula="of:=ABS(0.03 * [.C2301])" office:value-type="float" office:value="14.94" calcext:value-type="float">
            <text:p>14.9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float" office:value="0.001" calcext:value-type="float">
            <text:p>0.001</text:p>
          </table:table-cell>
          <table:table-cell office:value-type="float" office:value="-499.5" calcext:value-type="float">
            <text:p>-499.5</text:p>
          </table:table-cell>
          <table:table-cell table:formula="of:=ABS(0.03 * [.C2302])" office:value-type="float" office:value="14.985" calcext:value-type="float">
            <text:p>14.9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float" office:value="0.001" calcext:value-type="float">
            <text:p>0.001</text:p>
          </table:table-cell>
          <table:table-cell office:value-type="float" office:value="-500" calcext:value-type="float">
            <text:p>-500</text:p>
          </table:table-cell>
          <table:table-cell table:formula="of:=ABS(0.03 * [.C2303])" office:value-type="float" office:value="15" calcext:value-type="float">
            <text:p>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63" calcext:value-type="float">
            <text:p>-1.263</text:p>
          </table:table-cell>
          <table:table-cell office:value-type="float" office:value="0.001" calcext:value-type="float">
            <text:p>0.001</text:p>
          </table:table-cell>
          <table:table-cell office:value-type="float" office:value="-500.5" calcext:value-type="float">
            <text:p>-500.5</text:p>
          </table:table-cell>
          <table:table-cell table:formula="of:=ABS(0.03 * [.C2304])" office:value-type="float" office:value="15.015" calcext:value-type="float">
            <text:p>15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615" calcext:value-type="float">
            <text:p>-1.2615</text:p>
          </table:table-cell>
          <table:table-cell office:value-type="float" office:value="0.001" calcext:value-type="float">
            <text:p>0.001</text:p>
          </table:table-cell>
          <table:table-cell office:value-type="float" office:value="-501" calcext:value-type="float">
            <text:p>-501</text:p>
          </table:table-cell>
          <table:table-cell table:formula="of:=ABS(0.03 * [.C2305])" office:value-type="float" office:value="15.03" calcext:value-type="float">
            <text:p>15.0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615" calcext:value-type="float">
            <text:p>-1.2615</text:p>
          </table:table-cell>
          <table:table-cell office:value-type="float" office:value="0.001" calcext:value-type="float">
            <text:p>0.001</text:p>
          </table:table-cell>
          <table:table-cell office:value-type="float" office:value="-501" calcext:value-type="float">
            <text:p>-501</text:p>
          </table:table-cell>
          <table:table-cell table:formula="of:=ABS(0.03 * [.C2306])" office:value-type="float" office:value="15.03" calcext:value-type="float">
            <text:p>15.0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66" calcext:value-type="float">
            <text:p>-1.266</text:p>
          </table:table-cell>
          <table:table-cell office:value-type="float" office:value="0.001" calcext:value-type="float">
            <text:p>0.001</text:p>
          </table:table-cell>
          <table:table-cell office:value-type="float" office:value="-501.5" calcext:value-type="float">
            <text:p>-501.5</text:p>
          </table:table-cell>
          <table:table-cell table:formula="of:=ABS(0.03 * [.C2307])" office:value-type="float" office:value="15.045" calcext:value-type="float">
            <text:p>15.0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66" calcext:value-type="float">
            <text:p>-1.266</text:p>
          </table:table-cell>
          <table:table-cell office:value-type="float" office:value="0.001" calcext:value-type="float">
            <text:p>0.001</text:p>
          </table:table-cell>
          <table:table-cell office:value-type="float" office:value="-501.5" calcext:value-type="float">
            <text:p>-501.5</text:p>
          </table:table-cell>
          <table:table-cell table:formula="of:=ABS(0.03 * [.C2308])" office:value-type="float" office:value="15.045" calcext:value-type="float">
            <text:p>15.0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75" calcext:value-type="float">
            <text:p>-1.275</text:p>
          </table:table-cell>
          <table:table-cell office:value-type="float" office:value="0.001" calcext:value-type="float">
            <text:p>0.001</text:p>
          </table:table-cell>
          <table:table-cell office:value-type="float" office:value="-504" calcext:value-type="float">
            <text:p>-504</text:p>
          </table:table-cell>
          <table:table-cell table:formula="of:=ABS(0.03 * [.C2309])" office:value-type="float" office:value="15.12" calcext:value-type="float">
            <text:p>15.1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72" calcext:value-type="float">
            <text:p>-1.272</text:p>
          </table:table-cell>
          <table:table-cell office:value-type="float" office:value="0.001" calcext:value-type="float">
            <text:p>0.001</text:p>
          </table:table-cell>
          <table:table-cell office:value-type="float" office:value="-504.5" calcext:value-type="float">
            <text:p>-504.5</text:p>
          </table:table-cell>
          <table:table-cell table:formula="of:=ABS(0.03 * [.C2310])" office:value-type="float" office:value="15.135" calcext:value-type="float">
            <text:p>15.1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765" calcext:value-type="float">
            <text:p>-1.2765</text:p>
          </table:table-cell>
          <table:table-cell office:value-type="float" office:value="0.001" calcext:value-type="float">
            <text:p>0.001</text:p>
          </table:table-cell>
          <table:table-cell office:value-type="float" office:value="-505.5" calcext:value-type="float">
            <text:p>-505.5</text:p>
          </table:table-cell>
          <table:table-cell table:formula="of:=ABS(0.03 * [.C2311])" office:value-type="float" office:value="15.165" calcext:value-type="float">
            <text:p>15.1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765" calcext:value-type="float">
            <text:p>-1.2765</text:p>
          </table:table-cell>
          <table:table-cell office:value-type="float" office:value="0.001" calcext:value-type="float">
            <text:p>0.001</text:p>
          </table:table-cell>
          <table:table-cell office:value-type="float" office:value="-506.5" calcext:value-type="float">
            <text:p>-506.5</text:p>
          </table:table-cell>
          <table:table-cell table:formula="of:=ABS(0.03 * [.C2312])" office:value-type="float" office:value="15.195" calcext:value-type="float">
            <text:p>15.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825" calcext:value-type="float">
            <text:p>-1.2825</text:p>
          </table:table-cell>
          <table:table-cell office:value-type="float" office:value="0.001" calcext:value-type="float">
            <text:p>0.001</text:p>
          </table:table-cell>
          <table:table-cell office:value-type="float" office:value="-507" calcext:value-type="float">
            <text:p>-507</text:p>
          </table:table-cell>
          <table:table-cell table:formula="of:=ABS(0.03 * [.C2313])" office:value-type="float" office:value="15.21" calcext:value-type="float">
            <text:p>15.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795" calcext:value-type="float">
            <text:p>-1.2795</text:p>
          </table:table-cell>
          <table:table-cell office:value-type="float" office:value="0.001" calcext:value-type="float">
            <text:p>0.001</text:p>
          </table:table-cell>
          <table:table-cell office:value-type="float" office:value="-507.5" calcext:value-type="float">
            <text:p>-507.5</text:p>
          </table:table-cell>
          <table:table-cell table:formula="of:=ABS(0.03 * [.C2314])" office:value-type="float" office:value="15.225" calcext:value-type="float">
            <text:p>15.2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84" calcext:value-type="float">
            <text:p>-1.284</text:p>
          </table:table-cell>
          <table:table-cell office:value-type="float" office:value="0.001" calcext:value-type="float">
            <text:p>0.001</text:p>
          </table:table-cell>
          <table:table-cell office:value-type="float" office:value="-508" calcext:value-type="float">
            <text:p>-508</text:p>
          </table:table-cell>
          <table:table-cell table:formula="of:=ABS(0.03 * [.C2315])" office:value-type="float" office:value="15.24" calcext:value-type="float">
            <text:p>15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84" calcext:value-type="float">
            <text:p>-1.284</text:p>
          </table:table-cell>
          <table:table-cell office:value-type="float" office:value="0.001" calcext:value-type="float">
            <text:p>0.001</text:p>
          </table:table-cell>
          <table:table-cell office:value-type="float" office:value="-508.5" calcext:value-type="float">
            <text:p>-508.5</text:p>
          </table:table-cell>
          <table:table-cell table:formula="of:=ABS(0.03 * [.C2316])" office:value-type="float" office:value="15.255" calcext:value-type="float">
            <text:p>15.2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855" calcext:value-type="float">
            <text:p>-1.2855</text:p>
          </table:table-cell>
          <table:table-cell office:value-type="float" office:value="0.001" calcext:value-type="float">
            <text:p>0.001</text:p>
          </table:table-cell>
          <table:table-cell office:value-type="float" office:value="-509" calcext:value-type="float">
            <text:p>-509</text:p>
          </table:table-cell>
          <table:table-cell table:formula="of:=ABS(0.03 * [.C2317])" office:value-type="float" office:value="15.27" calcext:value-type="float">
            <text:p>15.2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885" calcext:value-type="float">
            <text:p>-1.2885</text:p>
          </table:table-cell>
          <table:table-cell office:value-type="float" office:value="0.001" calcext:value-type="float">
            <text:p>0.001</text:p>
          </table:table-cell>
          <table:table-cell office:value-type="float" office:value="-509.5" calcext:value-type="float">
            <text:p>-509.5</text:p>
          </table:table-cell>
          <table:table-cell table:formula="of:=ABS(0.03 * [.C2318])" office:value-type="float" office:value="15.285" calcext:value-type="float">
            <text:p>15.2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87" calcext:value-type="float">
            <text:p>-1.287</text:p>
          </table:table-cell>
          <table:table-cell office:value-type="float" office:value="0.001" calcext:value-type="float">
            <text:p>0.001</text:p>
          </table:table-cell>
          <table:table-cell office:value-type="float" office:value="-510" calcext:value-type="float">
            <text:p>-510</text:p>
          </table:table-cell>
          <table:table-cell table:formula="of:=ABS(0.03 * [.C2319])" office:value-type="float" office:value="15.3" calcext:value-type="float">
            <text:p>15.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885" calcext:value-type="float">
            <text:p>-1.2885</text:p>
          </table:table-cell>
          <table:table-cell office:value-type="float" office:value="0.001" calcext:value-type="float">
            <text:p>0.001</text:p>
          </table:table-cell>
          <table:table-cell office:value-type="float" office:value="-510.5" calcext:value-type="float">
            <text:p>-510.5</text:p>
          </table:table-cell>
          <table:table-cell table:formula="of:=ABS(0.03 * [.C2320])" office:value-type="float" office:value="15.315" calcext:value-type="float">
            <text:p>15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float" office:value="0.001" calcext:value-type="float">
            <text:p>0.001</text:p>
          </table:table-cell>
          <table:table-cell office:value-type="float" office:value="-510.5" calcext:value-type="float">
            <text:p>-510.5</text:p>
          </table:table-cell>
          <table:table-cell table:formula="of:=ABS(0.03 * [.C2321])" office:value-type="float" office:value="15.315" calcext:value-type="float">
            <text:p>15.3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93" calcext:value-type="float">
            <text:p>-1.293</text:p>
          </table:table-cell>
          <table:table-cell office:value-type="float" office:value="0.001" calcext:value-type="float">
            <text:p>0.001</text:p>
          </table:table-cell>
          <table:table-cell office:value-type="float" office:value="-511.5" calcext:value-type="float">
            <text:p>-511.5</text:p>
          </table:table-cell>
          <table:table-cell table:formula="of:=ABS(0.03 * [.C2322])" office:value-type="float" office:value="15.345" calcext:value-type="float">
            <text:p>15.3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93" calcext:value-type="float">
            <text:p>-1.293</text:p>
          </table:table-cell>
          <table:table-cell office:value-type="float" office:value="0.001" calcext:value-type="float">
            <text:p>0.001</text:p>
          </table:table-cell>
          <table:table-cell office:value-type="float" office:value="-512" calcext:value-type="float">
            <text:p>-512</text:p>
          </table:table-cell>
          <table:table-cell table:formula="of:=ABS(0.03 * [.C2323])" office:value-type="float" office:value="15.36" calcext:value-type="float">
            <text:p>15.3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2975" calcext:value-type="float">
            <text:p>-1.2975</text:p>
          </table:table-cell>
          <table:table-cell office:value-type="float" office:value="0.001" calcext:value-type="float">
            <text:p>0.001</text:p>
          </table:table-cell>
          <table:table-cell office:value-type="float" office:value="-513" calcext:value-type="float">
            <text:p>-513</text:p>
          </table:table-cell>
          <table:table-cell table:formula="of:=ABS(0.03 * [.C2324])" office:value-type="float" office:value="15.39" calcext:value-type="float">
            <text:p>15.3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005" calcext:value-type="float">
            <text:p>-1.3005</text:p>
          </table:table-cell>
          <table:table-cell office:value-type="float" office:value="0.001" calcext:value-type="float">
            <text:p>0.001</text:p>
          </table:table-cell>
          <table:table-cell office:value-type="float" office:value="-514" calcext:value-type="float">
            <text:p>-514</text:p>
          </table:table-cell>
          <table:table-cell table:formula="of:=ABS(0.03 * [.C2325])" office:value-type="float" office:value="15.42" calcext:value-type="float">
            <text:p>15.4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05" calcext:value-type="float">
            <text:p>-1.305</text:p>
          </table:table-cell>
          <table:table-cell office:value-type="float" office:value="0.001" calcext:value-type="float">
            <text:p>0.001</text:p>
          </table:table-cell>
          <table:table-cell office:value-type="float" office:value="-515" calcext:value-type="float">
            <text:p>-515</text:p>
          </table:table-cell>
          <table:table-cell table:formula="of:=ABS(0.03 * [.C2326])" office:value-type="float" office:value="15.45" calcext:value-type="float">
            <text:p>15.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05" calcext:value-type="float">
            <text:p>-1.305</text:p>
          </table:table-cell>
          <table:table-cell office:value-type="float" office:value="0.001" calcext:value-type="float">
            <text:p>0.001</text:p>
          </table:table-cell>
          <table:table-cell office:value-type="float" office:value="-516" calcext:value-type="float">
            <text:p>-516</text:p>
          </table:table-cell>
          <table:table-cell table:formula="of:=ABS(0.03 * [.C2327])" office:value-type="float" office:value="15.48" calcext:value-type="float">
            <text:p>15.4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08" calcext:value-type="float">
            <text:p>-1.308</text:p>
          </table:table-cell>
          <table:table-cell office:value-type="float" office:value="0.001" calcext:value-type="float">
            <text:p>0.001</text:p>
          </table:table-cell>
          <table:table-cell office:value-type="float" office:value="-517.5" calcext:value-type="float">
            <text:p>-517.5</text:p>
          </table:table-cell>
          <table:table-cell table:formula="of:=ABS(0.03 * [.C2328])" office:value-type="float" office:value="15.525" calcext:value-type="float">
            <text:p>15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125" calcext:value-type="float">
            <text:p>-1.3125</text:p>
          </table:table-cell>
          <table:table-cell office:value-type="float" office:value="0.001" calcext:value-type="float">
            <text:p>0.001</text:p>
          </table:table-cell>
          <table:table-cell office:value-type="float" office:value="-518.5" calcext:value-type="float">
            <text:p>-518.5</text:p>
          </table:table-cell>
          <table:table-cell table:formula="of:=ABS(0.03 * [.C2329])" office:value-type="float" office:value="15.555" calcext:value-type="float">
            <text:p>15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155" calcext:value-type="float">
            <text:p>-1.3155</text:p>
          </table:table-cell>
          <table:table-cell office:value-type="float" office:value="0.001" calcext:value-type="float">
            <text:p>0.001</text:p>
          </table:table-cell>
          <table:table-cell office:value-type="float" office:value="-520" calcext:value-type="float">
            <text:p>-520</text:p>
          </table:table-cell>
          <table:table-cell table:formula="of:=ABS(0.03 * [.C2330])" office:value-type="float" office:value="15.6" calcext:value-type="float">
            <text:p>15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001" calcext:value-type="float">
            <text:p>0.001</text:p>
          </table:table-cell>
          <table:table-cell office:value-type="float" office:value="-521" calcext:value-type="float">
            <text:p>-521</text:p>
          </table:table-cell>
          <table:table-cell table:formula="of:=ABS(0.03 * [.C2331])" office:value-type="float" office:value="15.63" calcext:value-type="float">
            <text:p>15.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215" calcext:value-type="float">
            <text:p>-1.3215</text:p>
          </table:table-cell>
          <table:table-cell office:value-type="float" office:value="0.001" calcext:value-type="float">
            <text:p>0.001</text:p>
          </table:table-cell>
          <table:table-cell office:value-type="float" office:value="-521.5" calcext:value-type="float">
            <text:p>-521.5</text:p>
          </table:table-cell>
          <table:table-cell table:formula="of:=ABS(0.03 * [.C2332])" office:value-type="float" office:value="15.645" calcext:value-type="float">
            <text:p>15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215" calcext:value-type="float">
            <text:p>-1.3215</text:p>
          </table:table-cell>
          <table:table-cell office:value-type="float" office:value="0.001" calcext:value-type="float">
            <text:p>0.001</text:p>
          </table:table-cell>
          <table:table-cell office:value-type="float" office:value="-522.5" calcext:value-type="float">
            <text:p>-522.5</text:p>
          </table:table-cell>
          <table:table-cell table:formula="of:=ABS(0.03 * [.C2333])" office:value-type="float" office:value="15.675" calcext:value-type="float">
            <text:p>15.6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23" calcext:value-type="float">
            <text:p>-1.323</text:p>
          </table:table-cell>
          <table:table-cell office:value-type="float" office:value="0.001" calcext:value-type="float">
            <text:p>0.001</text:p>
          </table:table-cell>
          <table:table-cell office:value-type="float" office:value="-523.5" calcext:value-type="float">
            <text:p>-523.5</text:p>
          </table:table-cell>
          <table:table-cell table:formula="of:=ABS(0.03 * [.C2334])" office:value-type="float" office:value="15.705" calcext:value-type="float">
            <text:p>15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275" calcext:value-type="float">
            <text:p>-1.3275</text:p>
          </table:table-cell>
          <table:table-cell office:value-type="float" office:value="0.001" calcext:value-type="float">
            <text:p>0.001</text:p>
          </table:table-cell>
          <table:table-cell office:value-type="float" office:value="-523.5" calcext:value-type="float">
            <text:p>-523.5</text:p>
          </table:table-cell>
          <table:table-cell table:formula="of:=ABS(0.03 * [.C2335])" office:value-type="float" office:value="15.705" calcext:value-type="float">
            <text:p>15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26" calcext:value-type="float">
            <text:p>-1.326</text:p>
          </table:table-cell>
          <table:table-cell office:value-type="float" office:value="0.001" calcext:value-type="float">
            <text:p>0.001</text:p>
          </table:table-cell>
          <table:table-cell office:value-type="float" office:value="-524" calcext:value-type="float">
            <text:p>-524</text:p>
          </table:table-cell>
          <table:table-cell table:formula="of:=ABS(0.03 * [.C2336])" office:value-type="float" office:value="15.72" calcext:value-type="float">
            <text:p>15.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29" calcext:value-type="float">
            <text:p>-1.329</text:p>
          </table:table-cell>
          <table:table-cell office:value-type="float" office:value="0.001" calcext:value-type="float">
            <text:p>0.001</text:p>
          </table:table-cell>
          <table:table-cell office:value-type="float" office:value="-524.5" calcext:value-type="float">
            <text:p>-524.5</text:p>
          </table:table-cell>
          <table:table-cell table:formula="of:=ABS(0.03 * [.C2337])" office:value-type="float" office:value="15.735" calcext:value-type="float">
            <text:p>15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275" calcext:value-type="float">
            <text:p>-1.3275</text:p>
          </table:table-cell>
          <table:table-cell office:value-type="float" office:value="0.001" calcext:value-type="float">
            <text:p>0.001</text:p>
          </table:table-cell>
          <table:table-cell office:value-type="float" office:value="-525" calcext:value-type="float">
            <text:p>-525</text:p>
          </table:table-cell>
          <table:table-cell table:formula="of:=ABS(0.03 * [.C2338])" office:value-type="float" office:value="15.75" calcext:value-type="float">
            <text:p>15.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275" calcext:value-type="float">
            <text:p>-1.3275</text:p>
          </table:table-cell>
          <table:table-cell office:value-type="float" office:value="0.001" calcext:value-type="float">
            <text:p>0.001</text:p>
          </table:table-cell>
          <table:table-cell office:value-type="float" office:value="-525" calcext:value-type="float">
            <text:p>-525</text:p>
          </table:table-cell>
          <table:table-cell table:formula="of:=ABS(0.03 * [.C2339])" office:value-type="float" office:value="15.75" calcext:value-type="float">
            <text:p>15.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335" calcext:value-type="float">
            <text:p>-1.3335</text:p>
          </table:table-cell>
          <table:table-cell office:value-type="float" office:value="0.001" calcext:value-type="float">
            <text:p>0.001</text:p>
          </table:table-cell>
          <table:table-cell office:value-type="float" office:value="-526.5" calcext:value-type="float">
            <text:p>-526.5</text:p>
          </table:table-cell>
          <table:table-cell table:formula="of:=ABS(0.03 * [.C2340])" office:value-type="float" office:value="15.795" calcext:value-type="float">
            <text:p>15.7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38" calcext:value-type="float">
            <text:p>-1.338</text:p>
          </table:table-cell>
          <table:table-cell office:value-type="float" office:value="0.001" calcext:value-type="float">
            <text:p>0.001</text:p>
          </table:table-cell>
          <table:table-cell office:value-type="float" office:value="-527.5" calcext:value-type="float">
            <text:p>-527.5</text:p>
          </table:table-cell>
          <table:table-cell table:formula="of:=ABS(0.03 * [.C2341])" office:value-type="float" office:value="15.825" calcext:value-type="float">
            <text:p>15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44" calcext:value-type="float">
            <text:p>-1.344</text:p>
          </table:table-cell>
          <table:table-cell office:value-type="float" office:value="0.001" calcext:value-type="float">
            <text:p>0.001</text:p>
          </table:table-cell>
          <table:table-cell office:value-type="float" office:value="-529.5" calcext:value-type="float">
            <text:p>-529.5</text:p>
          </table:table-cell>
          <table:table-cell table:formula="of:=ABS(0.03 * [.C2342])" office:value-type="float" office:value="15.885" calcext:value-type="float">
            <text:p>15.8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455" calcext:value-type="float">
            <text:p>-1.3455</text:p>
          </table:table-cell>
          <table:table-cell office:value-type="float" office:value="0.001" calcext:value-type="float">
            <text:p>0.001</text:p>
          </table:table-cell>
          <table:table-cell office:value-type="float" office:value="-531" calcext:value-type="float">
            <text:p>-531</text:p>
          </table:table-cell>
          <table:table-cell table:formula="of:=ABS(0.03 * [.C2343])" office:value-type="float" office:value="15.93" calcext:value-type="float">
            <text:p>15.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515" calcext:value-type="float">
            <text:p>-1.3515</text:p>
          </table:table-cell>
          <table:table-cell office:value-type="float" office:value="0.001" calcext:value-type="float">
            <text:p>0.001</text:p>
          </table:table-cell>
          <table:table-cell office:value-type="float" office:value="-532.5" calcext:value-type="float">
            <text:p>-532.5</text:p>
          </table:table-cell>
          <table:table-cell table:formula="of:=ABS(0.03 * [.C2344])" office:value-type="float" office:value="15.975" calcext:value-type="float">
            <text:p>15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575" calcext:value-type="float">
            <text:p>-1.3575</text:p>
          </table:table-cell>
          <table:table-cell office:value-type="float" office:value="0.001" calcext:value-type="float">
            <text:p>0.001</text:p>
          </table:table-cell>
          <table:table-cell office:value-type="float" office:value="-534.5" calcext:value-type="float">
            <text:p>-534.5</text:p>
          </table:table-cell>
          <table:table-cell table:formula="of:=ABS(0.03 * [.C2345])" office:value-type="float" office:value="16.035" calcext:value-type="float">
            <text:p>16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62" calcext:value-type="float">
            <text:p>-1.362</text:p>
          </table:table-cell>
          <table:table-cell office:value-type="float" office:value="0.001" calcext:value-type="float">
            <text:p>0.001</text:p>
          </table:table-cell>
          <table:table-cell office:value-type="float" office:value="-536" calcext:value-type="float">
            <text:p>-536</text:p>
          </table:table-cell>
          <table:table-cell table:formula="of:=ABS(0.03 * [.C2346])" office:value-type="float" office:value="16.08" calcext:value-type="float">
            <text:p>16.0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62" calcext:value-type="float">
            <text:p>-1.362</text:p>
          </table:table-cell>
          <table:table-cell office:value-type="float" office:value="0.001" calcext:value-type="float">
            <text:p>0.001</text:p>
          </table:table-cell>
          <table:table-cell office:value-type="float" office:value="-537" calcext:value-type="float">
            <text:p>-537</text:p>
          </table:table-cell>
          <table:table-cell table:formula="of:=ABS(0.03 * [.C2347])" office:value-type="float" office:value="16.11" calcext:value-type="float">
            <text:p>16.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74" calcext:value-type="float">
            <text:p>-1.374</text:p>
          </table:table-cell>
          <table:table-cell office:value-type="float" office:value="0.001" calcext:value-type="float">
            <text:p>0.001</text:p>
          </table:table-cell>
          <table:table-cell office:value-type="float" office:value="-540" calcext:value-type="float">
            <text:p>-540</text:p>
          </table:table-cell>
          <table:table-cell table:formula="of:=ABS(0.03 * [.C2348])" office:value-type="float" office:value="16.2" calcext:value-type="float">
            <text:p>16.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845" calcext:value-type="float">
            <text:p>-1.3845</text:p>
          </table:table-cell>
          <table:table-cell office:value-type="float" office:value="0.001" calcext:value-type="float">
            <text:p>0.001</text:p>
          </table:table-cell>
          <table:table-cell office:value-type="float" office:value="-543.5" calcext:value-type="float">
            <text:p>-543.5</text:p>
          </table:table-cell>
          <table:table-cell table:formula="of:=ABS(0.03 * [.C2349])" office:value-type="float" office:value="16.305" calcext:value-type="float">
            <text:p>16.3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875" calcext:value-type="float">
            <text:p>-1.3875</text:p>
          </table:table-cell>
          <table:table-cell office:value-type="float" office:value="0.001" calcext:value-type="float">
            <text:p>0.001</text:p>
          </table:table-cell>
          <table:table-cell office:value-type="float" office:value="-545.5" calcext:value-type="float">
            <text:p>-545.5</text:p>
          </table:table-cell>
          <table:table-cell table:formula="of:=ABS(0.03 * [.C2350])" office:value-type="float" office:value="16.365" calcext:value-type="float">
            <text:p>16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92" calcext:value-type="float">
            <text:p>-1.392</text:p>
          </table:table-cell>
          <table:table-cell office:value-type="float" office:value="0.001" calcext:value-type="float">
            <text:p>0.001</text:p>
          </table:table-cell>
          <table:table-cell office:value-type="float" office:value="-547" calcext:value-type="float">
            <text:p>-547</text:p>
          </table:table-cell>
          <table:table-cell table:formula="of:=ABS(0.03 * [.C2351])" office:value-type="float" office:value="16.41" calcext:value-type="float">
            <text:p>16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95" calcext:value-type="float">
            <text:p>-1.395</text:p>
          </table:table-cell>
          <table:table-cell office:value-type="float" office:value="0.001" calcext:value-type="float">
            <text:p>0.001</text:p>
          </table:table-cell>
          <table:table-cell office:value-type="float" office:value="-548" calcext:value-type="float">
            <text:p>-548</text:p>
          </table:table-cell>
          <table:table-cell table:formula="of:=ABS(0.03 * [.C2352])" office:value-type="float" office:value="16.44" calcext:value-type="float">
            <text:p>16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3995" calcext:value-type="float">
            <text:p>-1.3995</text:p>
          </table:table-cell>
          <table:table-cell office:value-type="float" office:value="0.001" calcext:value-type="float">
            <text:p>0.001</text:p>
          </table:table-cell>
          <table:table-cell office:value-type="float" office:value="-550.5" calcext:value-type="float">
            <text:p>-550.5</text:p>
          </table:table-cell>
          <table:table-cell table:formula="of:=ABS(0.03 * [.C2353])" office:value-type="float" office:value="16.515" calcext:value-type="float">
            <text:p>16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04" calcext:value-type="float">
            <text:p>-1.404</text:p>
          </table:table-cell>
          <table:table-cell office:value-type="float" office:value="0.001" calcext:value-type="float">
            <text:p>0.001</text:p>
          </table:table-cell>
          <table:table-cell office:value-type="float" office:value="-551.5" calcext:value-type="float">
            <text:p>-551.5</text:p>
          </table:table-cell>
          <table:table-cell table:formula="of:=ABS(0.03 * [.C2354])" office:value-type="float" office:value="16.545" calcext:value-type="float">
            <text:p>16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085" calcext:value-type="float">
            <text:p>-1.4085</text:p>
          </table:table-cell>
          <table:table-cell office:value-type="float" office:value="0.001" calcext:value-type="float">
            <text:p>0.001</text:p>
          </table:table-cell>
          <table:table-cell office:value-type="float" office:value="-553" calcext:value-type="float">
            <text:p>-553</text:p>
          </table:table-cell>
          <table:table-cell table:formula="of:=ABS(0.03 * [.C2355])" office:value-type="float" office:value="16.59" calcext:value-type="float">
            <text:p>16.5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19" calcext:value-type="float">
            <text:p>-1.419</text:p>
          </table:table-cell>
          <table:table-cell office:value-type="float" office:value="0.001" calcext:value-type="float">
            <text:p>0.001</text:p>
          </table:table-cell>
          <table:table-cell office:value-type="float" office:value="-555.5" calcext:value-type="float">
            <text:p>-555.5</text:p>
          </table:table-cell>
          <table:table-cell table:formula="of:=ABS(0.03 * [.C2356])" office:value-type="float" office:value="16.665" calcext:value-type="float">
            <text:p>16.6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295" calcext:value-type="float">
            <text:p>-1.4295</text:p>
          </table:table-cell>
          <table:table-cell office:value-type="float" office:value="0.001" calcext:value-type="float">
            <text:p>0.001</text:p>
          </table:table-cell>
          <table:table-cell office:value-type="float" office:value="-559.5" calcext:value-type="float">
            <text:p>-559.5</text:p>
          </table:table-cell>
          <table:table-cell table:formula="of:=ABS(0.03 * [.C2357])" office:value-type="float" office:value="16.785" calcext:value-type="float">
            <text:p>16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31" calcext:value-type="float">
            <text:p>-1.431</text:p>
          </table:table-cell>
          <table:table-cell office:value-type="float" office:value="0.001" calcext:value-type="float">
            <text:p>0.001</text:p>
          </table:table-cell>
          <table:table-cell office:value-type="float" office:value="-561" calcext:value-type="float">
            <text:p>-561</text:p>
          </table:table-cell>
          <table:table-cell table:formula="of:=ABS(0.03 * [.C2358])" office:value-type="float" office:value="16.83" calcext:value-type="float">
            <text:p>16.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325" calcext:value-type="float">
            <text:p>-1.4325</text:p>
          </table:table-cell>
          <table:table-cell office:value-type="float" office:value="0.001" calcext:value-type="float">
            <text:p>0.001</text:p>
          </table:table-cell>
          <table:table-cell office:value-type="float" office:value="-562" calcext:value-type="float">
            <text:p>-562</text:p>
          </table:table-cell>
          <table:table-cell table:formula="of:=ABS(0.03 * [.C2359])" office:value-type="float" office:value="16.86" calcext:value-type="float">
            <text:p>16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34" calcext:value-type="float">
            <text:p>-1.434</text:p>
          </table:table-cell>
          <table:table-cell office:value-type="float" office:value="0.001" calcext:value-type="float">
            <text:p>0.001</text:p>
          </table:table-cell>
          <table:table-cell office:value-type="float" office:value="-563" calcext:value-type="float">
            <text:p>-563</text:p>
          </table:table-cell>
          <table:table-cell table:formula="of:=ABS(0.03 * [.C2360])" office:value-type="float" office:value="16.89" calcext:value-type="float">
            <text:p>16.8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385" calcext:value-type="float">
            <text:p>-1.4385</text:p>
          </table:table-cell>
          <table:table-cell office:value-type="float" office:value="0.001" calcext:value-type="float">
            <text:p>0.001</text:p>
          </table:table-cell>
          <table:table-cell office:value-type="float" office:value="-564" calcext:value-type="float">
            <text:p>-564</text:p>
          </table:table-cell>
          <table:table-cell table:formula="of:=ABS(0.03 * [.C2361])" office:value-type="float" office:value="16.92" calcext:value-type="float">
            <text:p>16.9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505" calcext:value-type="float">
            <text:p>-1.4505</text:p>
          </table:table-cell>
          <table:table-cell office:value-type="float" office:value="0.001" calcext:value-type="float">
            <text:p>0.001</text:p>
          </table:table-cell>
          <table:table-cell office:value-type="float" office:value="-567" calcext:value-type="float">
            <text:p>-567</text:p>
          </table:table-cell>
          <table:table-cell table:formula="of:=ABS(0.03 * [.C2362])" office:value-type="float" office:value="17.01" calcext:value-type="float">
            <text:p>17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625" calcext:value-type="float">
            <text:p>-1.4625</text:p>
          </table:table-cell>
          <table:table-cell office:value-type="float" office:value="0.001" calcext:value-type="float">
            <text:p>0.001</text:p>
          </table:table-cell>
          <table:table-cell office:value-type="float" office:value="-570.5" calcext:value-type="float">
            <text:p>-570.5</text:p>
          </table:table-cell>
          <table:table-cell table:formula="of:=ABS(0.03 * [.C2363])" office:value-type="float" office:value="17.115" calcext:value-type="float">
            <text:p>17.1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685" calcext:value-type="float">
            <text:p>-1.4685</text:p>
          </table:table-cell>
          <table:table-cell office:value-type="float" office:value="0.001" calcext:value-type="float">
            <text:p>0.001</text:p>
          </table:table-cell>
          <table:table-cell office:value-type="float" office:value="-573.5" calcext:value-type="float">
            <text:p>-573.5</text:p>
          </table:table-cell>
          <table:table-cell table:formula="of:=ABS(0.03 * [.C2364])" office:value-type="float" office:value="17.205" calcext:value-type="float">
            <text:p>17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655" calcext:value-type="float">
            <text:p>-1.4655</text:p>
          </table:table-cell>
          <table:table-cell office:value-type="float" office:value="0.001" calcext:value-type="float">
            <text:p>0.001</text:p>
          </table:table-cell>
          <table:table-cell office:value-type="float" office:value="-574.5" calcext:value-type="float">
            <text:p>-574.5</text:p>
          </table:table-cell>
          <table:table-cell table:formula="of:=ABS(0.03 * [.C2365])" office:value-type="float" office:value="17.235" calcext:value-type="float">
            <text:p>17.2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7" calcext:value-type="float">
            <text:p>-1.47</text:p>
          </table:table-cell>
          <table:table-cell office:value-type="float" office:value="0.001" calcext:value-type="float">
            <text:p>0.001</text:p>
          </table:table-cell>
          <table:table-cell office:value-type="float" office:value="-575" calcext:value-type="float">
            <text:p>-575</text:p>
          </table:table-cell>
          <table:table-cell table:formula="of:=ABS(0.03 * [.C2366])" office:value-type="float" office:value="17.25" calcext:value-type="float">
            <text:p>17.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67" calcext:value-type="float">
            <text:p>-1.467</text:p>
          </table:table-cell>
          <table:table-cell office:value-type="float" office:value="0.001" calcext:value-type="float">
            <text:p>0.001</text:p>
          </table:table-cell>
          <table:table-cell office:value-type="float" office:value="-575.5" calcext:value-type="float">
            <text:p>-575.5</text:p>
          </table:table-cell>
          <table:table-cell table:formula="of:=ABS(0.03 * [.C2367])" office:value-type="float" office:value="17.265" calcext:value-type="float">
            <text:p>17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7" calcext:value-type="float">
            <text:p>-1.47</text:p>
          </table:table-cell>
          <table:table-cell office:value-type="float" office:value="0.001" calcext:value-type="float">
            <text:p>0.001</text:p>
          </table:table-cell>
          <table:table-cell office:value-type="float" office:value="-575.5" calcext:value-type="float">
            <text:p>-575.5</text:p>
          </table:table-cell>
          <table:table-cell table:formula="of:=ABS(0.03 * [.C2368])" office:value-type="float" office:value="17.265" calcext:value-type="float">
            <text:p>17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67" calcext:value-type="float">
            <text:p>-1.467</text:p>
          </table:table-cell>
          <table:table-cell office:value-type="float" office:value="0.001" calcext:value-type="float">
            <text:p>0.001</text:p>
          </table:table-cell>
          <table:table-cell office:value-type="float" office:value="-575.5" calcext:value-type="float">
            <text:p>-575.5</text:p>
          </table:table-cell>
          <table:table-cell table:formula="of:=ABS(0.03 * [.C2369])" office:value-type="float" office:value="17.265" calcext:value-type="float">
            <text:p>17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685" calcext:value-type="float">
            <text:p>-1.4685</text:p>
          </table:table-cell>
          <table:table-cell office:value-type="float" office:value="0.001" calcext:value-type="float">
            <text:p>0.001</text:p>
          </table:table-cell>
          <table:table-cell office:value-type="float" office:value="-575.5" calcext:value-type="float">
            <text:p>-575.5</text:p>
          </table:table-cell>
          <table:table-cell table:formula="of:=ABS(0.03 * [.C2370])" office:value-type="float" office:value="17.265" calcext:value-type="float">
            <text:p>17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67" calcext:value-type="float">
            <text:p>-1.467</text:p>
          </table:table-cell>
          <table:table-cell office:value-type="float" office:value="0.001" calcext:value-type="float">
            <text:p>0.001</text:p>
          </table:table-cell>
          <table:table-cell office:value-type="float" office:value="-575.5" calcext:value-type="float">
            <text:p>-575.5</text:p>
          </table:table-cell>
          <table:table-cell table:formula="of:=ABS(0.03 * [.C2371])" office:value-type="float" office:value="17.265" calcext:value-type="float">
            <text:p>17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7" calcext:value-type="float">
            <text:p>-1.47</text:p>
          </table:table-cell>
          <table:table-cell office:value-type="float" office:value="0.001" calcext:value-type="float">
            <text:p>0.001</text:p>
          </table:table-cell>
          <table:table-cell office:value-type="float" office:value="-575.5" calcext:value-type="float">
            <text:p>-575.5</text:p>
          </table:table-cell>
          <table:table-cell table:formula="of:=ABS(0.03 * [.C2372])" office:value-type="float" office:value="17.265" calcext:value-type="float">
            <text:p>17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685" calcext:value-type="float">
            <text:p>-1.4685</text:p>
          </table:table-cell>
          <table:table-cell office:value-type="float" office:value="0.001" calcext:value-type="float">
            <text:p>0.001</text:p>
          </table:table-cell>
          <table:table-cell office:value-type="float" office:value="-575.5" calcext:value-type="float">
            <text:p>-575.5</text:p>
          </table:table-cell>
          <table:table-cell table:formula="of:=ABS(0.03 * [.C2373])" office:value-type="float" office:value="17.265" calcext:value-type="float">
            <text:p>17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73" calcext:value-type="float">
            <text:p>-1.473</text:p>
          </table:table-cell>
          <table:table-cell office:value-type="float" office:value="0.001" calcext:value-type="float">
            <text:p>0.001</text:p>
          </table:table-cell>
          <table:table-cell office:value-type="float" office:value="-576" calcext:value-type="float">
            <text:p>-576</text:p>
          </table:table-cell>
          <table:table-cell table:formula="of:=ABS(0.03 * [.C2374])" office:value-type="float" office:value="17.28" calcext:value-type="float">
            <text:p>17.2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805" calcext:value-type="float">
            <text:p>-1.4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578" calcext:value-type="float">
            <text:p>-578</text:p>
          </table:table-cell>
          <table:table-cell table:formula="of:=ABS(0.03 * [.C2375])" office:value-type="float" office:value="17.34" calcext:value-type="float">
            <text:p>17.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494" calcext:value-type="float">
            <text:p>-1.494</text:p>
          </table:table-cell>
          <table:table-cell office:value-type="float" office:value="0.001" calcext:value-type="float">
            <text:p>0.001</text:p>
          </table:table-cell>
          <table:table-cell office:value-type="float" office:value="-582" calcext:value-type="float">
            <text:p>-582</text:p>
          </table:table-cell>
          <table:table-cell table:formula="of:=ABS(0.03 * [.C2376])" office:value-type="float" office:value="17.46" calcext:value-type="float">
            <text:p>17.4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075" calcext:value-type="float">
            <text:p>-1.5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586.5" calcext:value-type="float">
            <text:p>-586.5</text:p>
          </table:table-cell>
          <table:table-cell table:formula="of:=ABS(0.03 * [.C2377])" office:value-type="float" office:value="17.595" calcext:value-type="float">
            <text:p>17.5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27" calcext:value-type="float">
            <text:p>-1.527</text:p>
          </table:table-cell>
          <table:table-cell office:value-type="float" office:value="0.001" calcext:value-type="float">
            <text:p>0.001</text:p>
          </table:table-cell>
          <table:table-cell office:value-type="float" office:value="-591.5" calcext:value-type="float">
            <text:p>-591.5</text:p>
          </table:table-cell>
          <table:table-cell table:formula="of:=ABS(0.03 * [.C2378])" office:value-type="float" office:value="17.745" calcext:value-type="float">
            <text:p>17.7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36" calcext:value-type="float">
            <text:p>-1.536</text:p>
          </table:table-cell>
          <table:table-cell office:value-type="float" office:value="0.001" calcext:value-type="float">
            <text:p>0.001</text:p>
          </table:table-cell>
          <table:table-cell office:value-type="float" office:value="-595.5" calcext:value-type="float">
            <text:p>-595.5</text:p>
          </table:table-cell>
          <table:table-cell table:formula="of:=ABS(0.03 * [.C2379])" office:value-type="float" office:value="17.865" calcext:value-type="float">
            <text:p>17.8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54" calcext:value-type="float">
            <text:p>-1.554</text:p>
          </table:table-cell>
          <table:table-cell office:value-type="float" office:value="0.001" calcext:value-type="float">
            <text:p>0.001</text:p>
          </table:table-cell>
          <table:table-cell office:value-type="float" office:value="-600" calcext:value-type="float">
            <text:p>-600</text:p>
          </table:table-cell>
          <table:table-cell table:formula="of:=ABS(0.03 * [.C2380])" office:value-type="float" office:value="18" calcext:value-type="float">
            <text:p>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645" calcext:value-type="float">
            <text:p>-1.5645</text:p>
          </table:table-cell>
          <table:table-cell office:value-type="float" office:value="0.001" calcext:value-type="float">
            <text:p>0.001</text:p>
          </table:table-cell>
          <table:table-cell office:value-type="float" office:value="-604.5" calcext:value-type="float">
            <text:p>-604.5</text:p>
          </table:table-cell>
          <table:table-cell table:formula="of:=ABS(0.03 * [.C2381])" office:value-type="float" office:value="18.135" calcext:value-type="float">
            <text:p>18.1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78" calcext:value-type="float">
            <text:p>-1.578</text:p>
          </table:table-cell>
          <table:table-cell office:value-type="float" office:value="0.001" calcext:value-type="float">
            <text:p>0.001</text:p>
          </table:table-cell>
          <table:table-cell office:value-type="float" office:value="-608.5" calcext:value-type="float">
            <text:p>-608.5</text:p>
          </table:table-cell>
          <table:table-cell table:formula="of:=ABS(0.03 * [.C2382])" office:value-type="float" office:value="18.255" calcext:value-type="float">
            <text:p>18.2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855" calcext:value-type="float">
            <text:p>-1.5855</text:p>
          </table:table-cell>
          <table:table-cell office:value-type="float" office:value="0.001" calcext:value-type="float">
            <text:p>0.001</text:p>
          </table:table-cell>
          <table:table-cell office:value-type="float" office:value="-612" calcext:value-type="float">
            <text:p>-612</text:p>
          </table:table-cell>
          <table:table-cell table:formula="of:=ABS(0.03 * [.C2383])" office:value-type="float" office:value="18.36" calcext:value-type="float">
            <text:p>18.3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599" calcext:value-type="float">
            <text:p>-1.599</text:p>
          </table:table-cell>
          <table:table-cell office:value-type="float" office:value="0.001" calcext:value-type="float">
            <text:p>0.001</text:p>
          </table:table-cell>
          <table:table-cell office:value-type="float" office:value="-616" calcext:value-type="float">
            <text:p>-616</text:p>
          </table:table-cell>
          <table:table-cell table:formula="of:=ABS(0.03 * [.C2384])" office:value-type="float" office:value="18.48" calcext:value-type="float">
            <text:p>18.4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065" calcext:value-type="float">
            <text:p>-1.6065</text:p>
          </table:table-cell>
          <table:table-cell office:value-type="float" office:value="0.001" calcext:value-type="float">
            <text:p>0.001</text:p>
          </table:table-cell>
          <table:table-cell office:value-type="float" office:value="-619.5" calcext:value-type="float">
            <text:p>-619.5</text:p>
          </table:table-cell>
          <table:table-cell table:formula="of:=ABS(0.03 * [.C2385])" office:value-type="float" office:value="18.585" calcext:value-type="float">
            <text:p>18.5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14" calcext:value-type="float">
            <text:p>-1.614</text:p>
          </table:table-cell>
          <table:table-cell office:value-type="float" office:value="0.001" calcext:value-type="float">
            <text:p>0.001</text:p>
          </table:table-cell>
          <table:table-cell office:value-type="float" office:value="-621.5" calcext:value-type="float">
            <text:p>-621.5</text:p>
          </table:table-cell>
          <table:table-cell table:formula="of:=ABS(0.03 * [.C2386])" office:value-type="float" office:value="18.645" calcext:value-type="float">
            <text:p>18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17" calcext:value-type="float">
            <text:p>-1.617</text:p>
          </table:table-cell>
          <table:table-cell office:value-type="float" office:value="0.001" calcext:value-type="float">
            <text:p>0.001</text:p>
          </table:table-cell>
          <table:table-cell office:value-type="float" office:value="-623" calcext:value-type="float">
            <text:p>-623</text:p>
          </table:table-cell>
          <table:table-cell table:formula="of:=ABS(0.03 * [.C2387])" office:value-type="float" office:value="18.69" calcext:value-type="float">
            <text:p>18.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245" calcext:value-type="float">
            <text:p>-1.624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5.5" calcext:value-type="float">
            <text:p>-625.5</text:p>
          </table:table-cell>
          <table:table-cell table:formula="of:=ABS(0.03 * [.C2388])" office:value-type="float" office:value="18.765" calcext:value-type="float">
            <text:p>18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32" calcext:value-type="float">
            <text:p>-1.632</text:p>
          </table:table-cell>
          <table:table-cell office:value-type="float" office:value="0.001" calcext:value-type="float">
            <text:p>0.001</text:p>
          </table:table-cell>
          <table:table-cell office:value-type="float" office:value="-628.5" calcext:value-type="float">
            <text:p>-628.5</text:p>
          </table:table-cell>
          <table:table-cell table:formula="of:=ABS(0.03 * [.C2389])" office:value-type="float" office:value="18.855" calcext:value-type="float">
            <text:p>18.8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41" calcext:value-type="float">
            <text:p>-1.641</text:p>
          </table:table-cell>
          <table:table-cell office:value-type="float" office:value="0.001" calcext:value-type="float">
            <text:p>0.001</text:p>
          </table:table-cell>
          <table:table-cell office:value-type="float" office:value="-630.5" calcext:value-type="float">
            <text:p>-630.5</text:p>
          </table:table-cell>
          <table:table-cell table:formula="of:=ABS(0.03 * [.C2390])" office:value-type="float" office:value="18.915" calcext:value-type="float">
            <text:p>18.9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44" calcext:value-type="float">
            <text:p>-1.644</text:p>
          </table:table-cell>
          <table:table-cell office:value-type="float" office:value="0.001" calcext:value-type="float">
            <text:p>0.001</text:p>
          </table:table-cell>
          <table:table-cell office:value-type="float" office:value="-632.5" calcext:value-type="float">
            <text:p>-632.5</text:p>
          </table:table-cell>
          <table:table-cell table:formula="of:=ABS(0.03 * [.C2391])" office:value-type="float" office:value="18.975" calcext:value-type="float">
            <text:p>18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515" calcext:value-type="float">
            <text:p>-1.65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34.5" calcext:value-type="float">
            <text:p>-634.5</text:p>
          </table:table-cell>
          <table:table-cell table:formula="of:=ABS(0.03 * [.C2392])" office:value-type="float" office:value="19.035" calcext:value-type="float">
            <text:p>19.0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59" calcext:value-type="float">
            <text:p>-1.659</text:p>
          </table:table-cell>
          <table:table-cell office:value-type="float" office:value="0.001" calcext:value-type="float">
            <text:p>0.001</text:p>
          </table:table-cell>
          <table:table-cell office:value-type="float" office:value="-636.5" calcext:value-type="float">
            <text:p>-636.5</text:p>
          </table:table-cell>
          <table:table-cell table:formula="of:=ABS(0.03 * [.C2393])" office:value-type="float" office:value="19.095" calcext:value-type="float">
            <text:p>19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59" calcext:value-type="float">
            <text:p>-1.659</text:p>
          </table:table-cell>
          <table:table-cell office:value-type="float" office:value="0.001" calcext:value-type="float">
            <text:p>0.001</text:p>
          </table:table-cell>
          <table:table-cell office:value-type="float" office:value="-638" calcext:value-type="float">
            <text:p>-638</text:p>
          </table:table-cell>
          <table:table-cell table:formula="of:=ABS(0.03 * [.C2394])" office:value-type="float" office:value="19.14" calcext:value-type="float">
            <text:p>19.1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65" calcext:value-type="float">
            <text:p>-1.665</text:p>
          </table:table-cell>
          <table:table-cell office:value-type="float" office:value="0.001" calcext:value-type="float">
            <text:p>0.001</text:p>
          </table:table-cell>
          <table:table-cell office:value-type="float" office:value="-639.5" calcext:value-type="float">
            <text:p>-639.5</text:p>
          </table:table-cell>
          <table:table-cell table:formula="of:=ABS(0.03 * [.C2395])" office:value-type="float" office:value="19.185" calcext:value-type="float">
            <text:p>19.1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71" calcext:value-type="float">
            <text:p>-1.671</text:p>
          </table:table-cell>
          <table:table-cell office:value-type="float" office:value="0.001" calcext:value-type="float">
            <text:p>0.001</text:p>
          </table:table-cell>
          <table:table-cell office:value-type="float" office:value="-641" calcext:value-type="float">
            <text:p>-641</text:p>
          </table:table-cell>
          <table:table-cell table:formula="of:=ABS(0.03 * [.C2396])" office:value-type="float" office:value="19.23" calcext:value-type="float">
            <text:p>19.2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755" calcext:value-type="float">
            <text:p>-1.6755</text:p>
          </table:table-cell>
          <table:table-cell office:value-type="float" office:value="0.001" calcext:value-type="float">
            <text:p>0.001</text:p>
          </table:table-cell>
          <table:table-cell office:value-type="float" office:value="-642.5" calcext:value-type="float">
            <text:p>-642.5</text:p>
          </table:table-cell>
          <table:table-cell table:formula="of:=ABS(0.03 * [.C2397])" office:value-type="float" office:value="19.275" calcext:value-type="float">
            <text:p>19.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755" calcext:value-type="float">
            <text:p>-1.6755</text:p>
          </table:table-cell>
          <table:table-cell office:value-type="float" office:value="0.001" calcext:value-type="float">
            <text:p>0.001</text:p>
          </table:table-cell>
          <table:table-cell office:value-type="float" office:value="-643.5" calcext:value-type="float">
            <text:p>-643.5</text:p>
          </table:table-cell>
          <table:table-cell table:formula="of:=ABS(0.03 * [.C2398])" office:value-type="float" office:value="19.305" calcext:value-type="float">
            <text:p>19.3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845" calcext:value-type="float">
            <text:p>-1.6845</text:p>
          </table:table-cell>
          <table:table-cell office:value-type="float" office:value="0.001" calcext:value-type="float">
            <text:p>0.001</text:p>
          </table:table-cell>
          <table:table-cell office:value-type="float" office:value="-645.5" calcext:value-type="float">
            <text:p>-645.5</text:p>
          </table:table-cell>
          <table:table-cell table:formula="of:=ABS(0.03 * [.C2399])" office:value-type="float" office:value="19.365" calcext:value-type="float">
            <text:p>19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89" calcext:value-type="float">
            <text:p>-1.689</text:p>
          </table:table-cell>
          <table:table-cell office:value-type="float" office:value="0.001" calcext:value-type="float">
            <text:p>0.001</text:p>
          </table:table-cell>
          <table:table-cell office:value-type="float" office:value="-647" calcext:value-type="float">
            <text:p>-647</text:p>
          </table:table-cell>
          <table:table-cell table:formula="of:=ABS(0.03 * [.C2400])" office:value-type="float" office:value="19.41" calcext:value-type="float">
            <text:p>19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905" calcext:value-type="float">
            <text:p>-1.69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48" calcext:value-type="float">
            <text:p>-648</text:p>
          </table:table-cell>
          <table:table-cell table:formula="of:=ABS(0.03 * [.C2401])" office:value-type="float" office:value="19.44" calcext:value-type="float">
            <text:p>19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95" calcext:value-type="float">
            <text:p>-1.695</text:p>
          </table:table-cell>
          <table:table-cell office:value-type="float" office:value="0.001" calcext:value-type="float">
            <text:p>0.001</text:p>
          </table:table-cell>
          <table:table-cell office:value-type="float" office:value="-649" calcext:value-type="float">
            <text:p>-649</text:p>
          </table:table-cell>
          <table:table-cell table:formula="of:=ABS(0.03 * [.C2402])" office:value-type="float" office:value="19.47" calcext:value-type="float">
            <text:p>19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6965" calcext:value-type="float">
            <text:p>-1.6965</text:p>
          </table:table-cell>
          <table:table-cell office:value-type="float" office:value="0.001" calcext:value-type="float">
            <text:p>0.001</text:p>
          </table:table-cell>
          <table:table-cell office:value-type="float" office:value="-650" calcext:value-type="float">
            <text:p>-650</text:p>
          </table:table-cell>
          <table:table-cell table:formula="of:=ABS(0.03 * [.C2403])" office:value-type="float" office:value="19.5" calcext:value-type="float">
            <text:p>19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04" calcext:value-type="float">
            <text:p>-1.704</text:p>
          </table:table-cell>
          <table:table-cell office:value-type="float" office:value="0.001" calcext:value-type="float">
            <text:p>0.001</text:p>
          </table:table-cell>
          <table:table-cell office:value-type="float" office:value="-652" calcext:value-type="float">
            <text:p>-652</text:p>
          </table:table-cell>
          <table:table-cell table:formula="of:=ABS(0.03 * [.C2404])" office:value-type="float" office:value="19.56" calcext:value-type="float">
            <text:p>19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1" calcext:value-type="float">
            <text:p>-1.71</text:p>
          </table:table-cell>
          <table:table-cell office:value-type="float" office:value="0.001" calcext:value-type="float">
            <text:p>0.001</text:p>
          </table:table-cell>
          <table:table-cell office:value-type="float" office:value="-653.5" calcext:value-type="float">
            <text:p>-653.5</text:p>
          </table:table-cell>
          <table:table-cell table:formula="of:=ABS(0.03 * [.C2405])" office:value-type="float" office:value="19.605" calcext:value-type="float">
            <text:p>19.6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115" calcext:value-type="float">
            <text:p>-1.71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55" calcext:value-type="float">
            <text:p>-655</text:p>
          </table:table-cell>
          <table:table-cell table:formula="of:=ABS(0.03 * [.C2406])" office:value-type="float" office:value="19.65" calcext:value-type="float">
            <text:p>19.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175" calcext:value-type="float">
            <text:p>-1.7175</text:p>
          </table:table-cell>
          <table:table-cell office:value-type="float" office:value="0.001" calcext:value-type="float">
            <text:p>0.001</text:p>
          </table:table-cell>
          <table:table-cell office:value-type="float" office:value="-656" calcext:value-type="float">
            <text:p>-656</text:p>
          </table:table-cell>
          <table:table-cell table:formula="of:=ABS(0.03 * [.C2407])" office:value-type="float" office:value="19.68" calcext:value-type="float">
            <text:p>19.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205" calcext:value-type="float">
            <text:p>-1.7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57.5" calcext:value-type="float">
            <text:p>-657.5</text:p>
          </table:table-cell>
          <table:table-cell table:formula="of:=ABS(0.03 * [.C2408])" office:value-type="float" office:value="19.725" calcext:value-type="float">
            <text:p>19.7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28" calcext:value-type="float">
            <text:p>-1.728</text:p>
          </table:table-cell>
          <table:table-cell office:value-type="float" office:value="0.001" calcext:value-type="float">
            <text:p>0.001</text:p>
          </table:table-cell>
          <table:table-cell office:value-type="float" office:value="-658.5" calcext:value-type="float">
            <text:p>-658.5</text:p>
          </table:table-cell>
          <table:table-cell table:formula="of:=ABS(0.03 * [.C2409])" office:value-type="float" office:value="19.755" calcext:value-type="float">
            <text:p>19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31" calcext:value-type="float">
            <text:p>-1.731</text:p>
          </table:table-cell>
          <table:table-cell office:value-type="float" office:value="0.001" calcext:value-type="float">
            <text:p>0.001</text:p>
          </table:table-cell>
          <table:table-cell office:value-type="float" office:value="-660.5" calcext:value-type="float">
            <text:p>-660.5</text:p>
          </table:table-cell>
          <table:table-cell table:formula="of:=ABS(0.03 * [.C2410])" office:value-type="float" office:value="19.815" calcext:value-type="float">
            <text:p>19.8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37" calcext:value-type="float">
            <text:p>-1.737</text:p>
          </table:table-cell>
          <table:table-cell office:value-type="float" office:value="0.001" calcext:value-type="float">
            <text:p>0.001</text:p>
          </table:table-cell>
          <table:table-cell office:value-type="float" office:value="-662" calcext:value-type="float">
            <text:p>-662</text:p>
          </table:table-cell>
          <table:table-cell table:formula="of:=ABS(0.03 * [.C2411])" office:value-type="float" office:value="19.86" calcext:value-type="float">
            <text:p>19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37" calcext:value-type="float">
            <text:p>-1.737</text:p>
          </table:table-cell>
          <table:table-cell office:value-type="float" office:value="0.001" calcext:value-type="float">
            <text:p>0.001</text:p>
          </table:table-cell>
          <table:table-cell office:value-type="float" office:value="-663" calcext:value-type="float">
            <text:p>-663</text:p>
          </table:table-cell>
          <table:table-cell table:formula="of:=ABS(0.03 * [.C2412])" office:value-type="float" office:value="19.89" calcext:value-type="float">
            <text:p>19.8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4" calcext:value-type="float">
            <text:p>-1.74</text:p>
          </table:table-cell>
          <table:table-cell office:value-type="float" office:value="0.001" calcext:value-type="float">
            <text:p>0.001</text:p>
          </table:table-cell>
          <table:table-cell office:value-type="float" office:value="-664" calcext:value-type="float">
            <text:p>-664</text:p>
          </table:table-cell>
          <table:table-cell table:formula="of:=ABS(0.03 * [.C2413])" office:value-type="float" office:value="19.92" calcext:value-type="float">
            <text:p>19.9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445" calcext:value-type="float">
            <text:p>-1.7445</text:p>
          </table:table-cell>
          <table:table-cell office:value-type="float" office:value="0.001" calcext:value-type="float">
            <text:p>0.001</text:p>
          </table:table-cell>
          <table:table-cell office:value-type="float" office:value="-665" calcext:value-type="float">
            <text:p>-665</text:p>
          </table:table-cell>
          <table:table-cell table:formula="of:=ABS(0.03 * [.C2414])" office:value-type="float" office:value="19.95" calcext:value-type="float">
            <text:p>19.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49" calcext:value-type="float">
            <text:p>-1.749</text:p>
          </table:table-cell>
          <table:table-cell office:value-type="float" office:value="0.001" calcext:value-type="float">
            <text:p>0.001</text:p>
          </table:table-cell>
          <table:table-cell office:value-type="float" office:value="-666" calcext:value-type="float">
            <text:p>-666</text:p>
          </table:table-cell>
          <table:table-cell table:formula="of:=ABS(0.03 * [.C2415])" office:value-type="float" office:value="19.98" calcext:value-type="float">
            <text:p>19.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55" calcext:value-type="float">
            <text:p>-1.755</text:p>
          </table:table-cell>
          <table:table-cell office:value-type="float" office:value="0.001" calcext:value-type="float">
            <text:p>0.001</text:p>
          </table:table-cell>
          <table:table-cell office:value-type="float" office:value="-667.5" calcext:value-type="float">
            <text:p>-667.5</text:p>
          </table:table-cell>
          <table:table-cell table:formula="of:=ABS(0.03 * [.C2416])" office:value-type="float" office:value="20.025" calcext:value-type="float">
            <text:p>20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61" calcext:value-type="float">
            <text:p>-1.761</text:p>
          </table:table-cell>
          <table:table-cell office:value-type="float" office:value="0.001" calcext:value-type="float">
            <text:p>0.001</text:p>
          </table:table-cell>
          <table:table-cell office:value-type="float" office:value="-669.5" calcext:value-type="float">
            <text:p>-669.5</text:p>
          </table:table-cell>
          <table:table-cell table:formula="of:=ABS(0.03 * [.C2417])" office:value-type="float" office:value="20.085" calcext:value-type="float">
            <text:p>20.0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655" calcext:value-type="float">
            <text:p>-1.7655</text:p>
          </table:table-cell>
          <table:table-cell office:value-type="float" office:value="0.001" calcext:value-type="float">
            <text:p>0.001</text:p>
          </table:table-cell>
          <table:table-cell office:value-type="float" office:value="-671" calcext:value-type="float">
            <text:p>-671</text:p>
          </table:table-cell>
          <table:table-cell table:formula="of:=ABS(0.03 * [.C2418])" office:value-type="float" office:value="20.13" calcext:value-type="float">
            <text:p>20.1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79" calcext:value-type="float">
            <text:p>-1.779</text:p>
          </table:table-cell>
          <table:table-cell office:value-type="float" office:value="0.001" calcext:value-type="float">
            <text:p>0.001</text:p>
          </table:table-cell>
          <table:table-cell office:value-type="float" office:value="-674" calcext:value-type="float">
            <text:p>-674</text:p>
          </table:table-cell>
          <table:table-cell table:formula="of:=ABS(0.03 * [.C2419])" office:value-type="float" office:value="20.22" calcext:value-type="float">
            <text:p>20.2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85" calcext:value-type="float">
            <text:p>-1.785</text:p>
          </table:table-cell>
          <table:table-cell office:value-type="float" office:value="0.001" calcext:value-type="float">
            <text:p>0.001</text:p>
          </table:table-cell>
          <table:table-cell office:value-type="float" office:value="-677" calcext:value-type="float">
            <text:p>-677</text:p>
          </table:table-cell>
          <table:table-cell table:formula="of:=ABS(0.03 * [.C2420])" office:value-type="float" office:value="20.31" calcext:value-type="float">
            <text:p>20.3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794" calcext:value-type="float">
            <text:p>-1.794</text:p>
          </table:table-cell>
          <table:table-cell office:value-type="float" office:value="0.001" calcext:value-type="float">
            <text:p>0.001</text:p>
          </table:table-cell>
          <table:table-cell office:value-type="float" office:value="-679.5" calcext:value-type="float">
            <text:p>-679.5</text:p>
          </table:table-cell>
          <table:table-cell table:formula="of:=ABS(0.03 * [.C2421])" office:value-type="float" office:value="20.385" calcext:value-type="float">
            <text:p>20.3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015" calcext:value-type="float">
            <text:p>-1.8015</text:p>
          </table:table-cell>
          <table:table-cell office:value-type="float" office:value="0.001" calcext:value-type="float">
            <text:p>0.001</text:p>
          </table:table-cell>
          <table:table-cell office:value-type="float" office:value="-682" calcext:value-type="float">
            <text:p>-682</text:p>
          </table:table-cell>
          <table:table-cell table:formula="of:=ABS(0.03 * [.C2422])" office:value-type="float" office:value="20.46" calcext:value-type="float">
            <text:p>20.4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09" calcext:value-type="float">
            <text:p>-1.809</text:p>
          </table:table-cell>
          <table:table-cell office:value-type="float" office:value="0.001" calcext:value-type="float">
            <text:p>0.001</text:p>
          </table:table-cell>
          <table:table-cell office:value-type="float" office:value="-684" calcext:value-type="float">
            <text:p>-684</text:p>
          </table:table-cell>
          <table:table-cell table:formula="of:=ABS(0.03 * [.C2423])" office:value-type="float" office:value="20.52" calcext:value-type="float">
            <text:p>20.5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165" calcext:value-type="float">
            <text:p>-1.8165</text:p>
          </table:table-cell>
          <table:table-cell office:value-type="float" office:value="0.001" calcext:value-type="float">
            <text:p>0.001</text:p>
          </table:table-cell>
          <table:table-cell office:value-type="float" office:value="-686" calcext:value-type="float">
            <text:p>-686</text:p>
          </table:table-cell>
          <table:table-cell table:formula="of:=ABS(0.03 * [.C2424])" office:value-type="float" office:value="20.58" calcext:value-type="float">
            <text:p>20.5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21" calcext:value-type="float">
            <text:p>-1.821</text:p>
          </table:table-cell>
          <table:table-cell office:value-type="float" office:value="0.001" calcext:value-type="float">
            <text:p>0.001</text:p>
          </table:table-cell>
          <table:table-cell office:value-type="float" office:value="-687.5" calcext:value-type="float">
            <text:p>-687.5</text:p>
          </table:table-cell>
          <table:table-cell table:formula="of:=ABS(0.03 * [.C2425])" office:value-type="float" office:value="20.625" calcext:value-type="float">
            <text:p>20.6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27" calcext:value-type="float">
            <text:p>-1.827</text:p>
          </table:table-cell>
          <table:table-cell office:value-type="float" office:value="0.001" calcext:value-type="float">
            <text:p>0.001</text:p>
          </table:table-cell>
          <table:table-cell office:value-type="float" office:value="-689.5" calcext:value-type="float">
            <text:p>-689.5</text:p>
          </table:table-cell>
          <table:table-cell table:formula="of:=ABS(0.03 * [.C2426])" office:value-type="float" office:value="20.685" calcext:value-type="float">
            <text:p>20.6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" calcext:value-type="float">
            <text:p>-1.83</text:p>
          </table:table-cell>
          <table:table-cell office:value-type="float" office:value="0.001" calcext:value-type="float">
            <text:p>0.001</text:p>
          </table:table-cell>
          <table:table-cell office:value-type="float" office:value="-691" calcext:value-type="float">
            <text:p>-691</text:p>
          </table:table-cell>
          <table:table-cell table:formula="of:=ABS(0.03 * [.C2427])" office:value-type="float" office:value="20.73" calcext:value-type="float">
            <text:p>20.7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3" calcext:value-type="float">
            <text:p>-1.833</text:p>
          </table:table-cell>
          <table:table-cell office:value-type="float" office:value="0.001" calcext:value-type="float">
            <text:p>0.001</text:p>
          </table:table-cell>
          <table:table-cell office:value-type="float" office:value="-692" calcext:value-type="float">
            <text:p>-692</text:p>
          </table:table-cell>
          <table:table-cell table:formula="of:=ABS(0.03 * [.C2428])" office:value-type="float" office:value="20.76" calcext:value-type="float">
            <text:p>20.7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39" calcext:value-type="float">
            <text:p>-1.839</text:p>
          </table:table-cell>
          <table:table-cell office:value-type="float" office:value="0.001" calcext:value-type="float">
            <text:p>0.001</text:p>
          </table:table-cell>
          <table:table-cell office:value-type="float" office:value="-693.5" calcext:value-type="float">
            <text:p>-693.5</text:p>
          </table:table-cell>
          <table:table-cell table:formula="of:=ABS(0.03 * [.C2429])" office:value-type="float" office:value="20.805" calcext:value-type="float">
            <text:p>20.8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495" calcext:value-type="float">
            <text:p>-1.849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" calcext:value-type="float">
            <text:p>-696</text:p>
          </table:table-cell>
          <table:table-cell table:formula="of:=ABS(0.03 * [.C2430])" office:value-type="float" office:value="20.88" calcext:value-type="float">
            <text:p>20.8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57" calcext:value-type="float">
            <text:p>-1.857</text:p>
          </table:table-cell>
          <table:table-cell office:value-type="float" office:value="0.001" calcext:value-type="float">
            <text:p>0.001</text:p>
          </table:table-cell>
          <table:table-cell office:value-type="float" office:value="-698.5" calcext:value-type="float">
            <text:p>-698.5</text:p>
          </table:table-cell>
          <table:table-cell table:formula="of:=ABS(0.03 * [.C2431])" office:value-type="float" office:value="20.955" calcext:value-type="float">
            <text:p>20.9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63" calcext:value-type="float">
            <text:p>-1.863</text:p>
          </table:table-cell>
          <table:table-cell office:value-type="float" office:value="0.001" calcext:value-type="float">
            <text:p>0.001</text:p>
          </table:table-cell>
          <table:table-cell office:value-type="float" office:value="-700.5" calcext:value-type="float">
            <text:p>-700.5</text:p>
          </table:table-cell>
          <table:table-cell table:formula="of:=ABS(0.03 * [.C2432])" office:value-type="float" office:value="21.015" calcext:value-type="float">
            <text:p>21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72" calcext:value-type="float">
            <text:p>-1.872</text:p>
          </table:table-cell>
          <table:table-cell office:value-type="float" office:value="0.001" calcext:value-type="float">
            <text:p>0.001</text:p>
          </table:table-cell>
          <table:table-cell office:value-type="float" office:value="-703" calcext:value-type="float">
            <text:p>-703</text:p>
          </table:table-cell>
          <table:table-cell table:formula="of:=ABS(0.03 * [.C2433])" office:value-type="float" office:value="21.09" calcext:value-type="float">
            <text:p>21.0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81" calcext:value-type="float">
            <text:p>-1.881</text:p>
          </table:table-cell>
          <table:table-cell office:value-type="float" office:value="0.001" calcext:value-type="float">
            <text:p>0.001</text:p>
          </table:table-cell>
          <table:table-cell office:value-type="float" office:value="-705.5" calcext:value-type="float">
            <text:p>-705.5</text:p>
          </table:table-cell>
          <table:table-cell table:formula="of:=ABS(0.03 * [.C2434])" office:value-type="float" office:value="21.165" calcext:value-type="float">
            <text:p>21.1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855" calcext:value-type="float">
            <text:p>-1.8855</text:p>
          </table:table-cell>
          <table:table-cell office:value-type="float" office:value="0.001" calcext:value-type="float">
            <text:p>0.001</text:p>
          </table:table-cell>
          <table:table-cell office:value-type="float" office:value="-707" calcext:value-type="float">
            <text:p>-707</text:p>
          </table:table-cell>
          <table:table-cell table:formula="of:=ABS(0.03 * [.C2435])" office:value-type="float" office:value="21.21" calcext:value-type="float">
            <text:p>21.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885" calcext:value-type="float">
            <text:p>-1.8885</text:p>
          </table:table-cell>
          <table:table-cell office:value-type="float" office:value="0.001" calcext:value-type="float">
            <text:p>0.001</text:p>
          </table:table-cell>
          <table:table-cell office:value-type="float" office:value="-708" calcext:value-type="float">
            <text:p>-708</text:p>
          </table:table-cell>
          <table:table-cell table:formula="of:=ABS(0.03 * [.C2436])" office:value-type="float" office:value="21.24" calcext:value-type="float">
            <text:p>21.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893" calcext:value-type="float">
            <text:p>-1.893</text:p>
          </table:table-cell>
          <table:table-cell office:value-type="float" office:value="0.001" calcext:value-type="float">
            <text:p>0.001</text:p>
          </table:table-cell>
          <table:table-cell office:value-type="float" office:value="-709.5" calcext:value-type="float">
            <text:p>-709.5</text:p>
          </table:table-cell>
          <table:table-cell table:formula="of:=ABS(0.03 * [.C2437])" office:value-type="float" office:value="21.285" calcext:value-type="float">
            <text:p>21.2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02" calcext:value-type="float">
            <text:p>-1.902</text:p>
          </table:table-cell>
          <table:table-cell office:value-type="float" office:value="0.001" calcext:value-type="float">
            <text:p>0.001</text:p>
          </table:table-cell>
          <table:table-cell office:value-type="float" office:value="-711.5" calcext:value-type="float">
            <text:p>-711.5</text:p>
          </table:table-cell>
          <table:table-cell table:formula="of:=ABS(0.03 * [.C2438])" office:value-type="float" office:value="21.345" calcext:value-type="float">
            <text:p>21.3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11" calcext:value-type="float">
            <text:p>-1.911</text:p>
          </table:table-cell>
          <table:table-cell office:value-type="float" office:value="0.001" calcext:value-type="float">
            <text:p>0.001</text:p>
          </table:table-cell>
          <table:table-cell office:value-type="float" office:value="-714" calcext:value-type="float">
            <text:p>-714</text:p>
          </table:table-cell>
          <table:table-cell table:formula="of:=ABS(0.03 * [.C2439])" office:value-type="float" office:value="21.42" calcext:value-type="float">
            <text:p>21.4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14" calcext:value-type="float">
            <text:p>-1.914</text:p>
          </table:table-cell>
          <table:table-cell office:value-type="float" office:value="0.001" calcext:value-type="float">
            <text:p>0.001</text:p>
          </table:table-cell>
          <table:table-cell office:value-type="float" office:value="-716" calcext:value-type="float">
            <text:p>-716</text:p>
          </table:table-cell>
          <table:table-cell table:formula="of:=ABS(0.03 * [.C2440])" office:value-type="float" office:value="21.48" calcext:value-type="float">
            <text:p>21.4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185" calcext:value-type="float">
            <text:p>-1.9185</text:p>
          </table:table-cell>
          <table:table-cell office:value-type="float" office:value="0.001" calcext:value-type="float">
            <text:p>0.001</text:p>
          </table:table-cell>
          <table:table-cell office:value-type="float" office:value="-717" calcext:value-type="float">
            <text:p>-717</text:p>
          </table:table-cell>
          <table:table-cell table:formula="of:=ABS(0.03 * [.C2441])" office:value-type="float" office:value="21.51" calcext:value-type="float">
            <text:p>21.5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17" calcext:value-type="float">
            <text:p>-1.917</text:p>
          </table:table-cell>
          <table:table-cell office:value-type="float" office:value="0.001" calcext:value-type="float">
            <text:p>0.001</text:p>
          </table:table-cell>
          <table:table-cell office:value-type="float" office:value="-717.5" calcext:value-type="float">
            <text:p>-717.5</text:p>
          </table:table-cell>
          <table:table-cell table:formula="of:=ABS(0.03 * [.C2442])" office:value-type="float" office:value="21.525" calcext:value-type="float">
            <text:p>21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2" calcext:value-type="float">
            <text:p>-1.92</text:p>
          </table:table-cell>
          <table:table-cell office:value-type="float" office:value="0.001" calcext:value-type="float">
            <text:p>0.001</text:p>
          </table:table-cell>
          <table:table-cell office:value-type="float" office:value="-718.5" calcext:value-type="float">
            <text:p>-718.5</text:p>
          </table:table-cell>
          <table:table-cell table:formula="of:=ABS(0.03 * [.C2443])" office:value-type="float" office:value="21.555" calcext:value-type="float">
            <text:p>21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275" calcext:value-type="float">
            <text:p>-1.9275</text:p>
          </table:table-cell>
          <table:table-cell office:value-type="float" office:value="0.001" calcext:value-type="float">
            <text:p>0.001</text:p>
          </table:table-cell>
          <table:table-cell office:value-type="float" office:value="-720" calcext:value-type="float">
            <text:p>-720</text:p>
          </table:table-cell>
          <table:table-cell table:formula="of:=ABS(0.03 * [.C2444])" office:value-type="float" office:value="21.6" calcext:value-type="float">
            <text:p>21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38" calcext:value-type="float">
            <text:p>-1.938</text:p>
          </table:table-cell>
          <table:table-cell office:value-type="float" office:value="0.001" calcext:value-type="float">
            <text:p>0.001</text:p>
          </table:table-cell>
          <table:table-cell office:value-type="float" office:value="-721.5" calcext:value-type="float">
            <text:p>-721.5</text:p>
          </table:table-cell>
          <table:table-cell table:formula="of:=ABS(0.03 * [.C2445])" office:value-type="float" office:value="21.645" calcext:value-type="float">
            <text:p>21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41" calcext:value-type="float">
            <text:p>-1.941</text:p>
          </table:table-cell>
          <table:table-cell office:value-type="float" office:value="0.001" calcext:value-type="float">
            <text:p>0.001</text:p>
          </table:table-cell>
          <table:table-cell office:value-type="float" office:value="-723.5" calcext:value-type="float">
            <text:p>-723.5</text:p>
          </table:table-cell>
          <table:table-cell table:formula="of:=ABS(0.03 * [.C2446])" office:value-type="float" office:value="21.705" calcext:value-type="float">
            <text:p>21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455" calcext:value-type="float">
            <text:p>-1.9455</text:p>
          </table:table-cell>
          <table:table-cell office:value-type="float" office:value="0.001" calcext:value-type="float">
            <text:p>0.001</text:p>
          </table:table-cell>
          <table:table-cell office:value-type="float" office:value="-724.5" calcext:value-type="float">
            <text:p>-724.5</text:p>
          </table:table-cell>
          <table:table-cell table:formula="of:=ABS(0.03 * [.C2447])" office:value-type="float" office:value="21.735" calcext:value-type="float">
            <text:p>21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455" calcext:value-type="float">
            <text:p>-1.9455</text:p>
          </table:table-cell>
          <table:table-cell office:value-type="float" office:value="0.001" calcext:value-type="float">
            <text:p>0.001</text:p>
          </table:table-cell>
          <table:table-cell office:value-type="float" office:value="-725.5" calcext:value-type="float">
            <text:p>-725.5</text:p>
          </table:table-cell>
          <table:table-cell table:formula="of:=ABS(0.03 * [.C2448])" office:value-type="float" office:value="21.765" calcext:value-type="float">
            <text:p>21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515" calcext:value-type="float">
            <text:p>-1.9515</text:p>
          </table:table-cell>
          <table:table-cell office:value-type="float" office:value="0.001" calcext:value-type="float">
            <text:p>0.001</text:p>
          </table:table-cell>
          <table:table-cell office:value-type="float" office:value="-727" calcext:value-type="float">
            <text:p>-727</text:p>
          </table:table-cell>
          <table:table-cell table:formula="of:=ABS(0.03 * [.C2449])" office:value-type="float" office:value="21.81" calcext:value-type="float">
            <text:p>21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56" calcext:value-type="float">
            <text:p>-1.956</text:p>
          </table:table-cell>
          <table:table-cell office:value-type="float" office:value="0.001" calcext:value-type="float">
            <text:p>0.001</text:p>
          </table:table-cell>
          <table:table-cell office:value-type="float" office:value="-728" calcext:value-type="float">
            <text:p>-728</text:p>
          </table:table-cell>
          <table:table-cell table:formula="of:=ABS(0.03 * [.C2450])" office:value-type="float" office:value="21.84" calcext:value-type="float">
            <text:p>21.8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635" calcext:value-type="float">
            <text:p>-1.9635</text:p>
          </table:table-cell>
          <table:table-cell office:value-type="float" office:value="0.001" calcext:value-type="float">
            <text:p>0.001</text:p>
          </table:table-cell>
          <table:table-cell office:value-type="float" office:value="-730" calcext:value-type="float">
            <text:p>-730</text:p>
          </table:table-cell>
          <table:table-cell table:formula="of:=ABS(0.03 * [.C2451])" office:value-type="float" office:value="21.9" calcext:value-type="float">
            <text:p>21.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695" calcext:value-type="float">
            <text:p>-1.96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31.5" calcext:value-type="float">
            <text:p>-731.5</text:p>
          </table:table-cell>
          <table:table-cell table:formula="of:=ABS(0.03 * [.C2452])" office:value-type="float" office:value="21.945" calcext:value-type="float">
            <text:p>21.9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71" calcext:value-type="float">
            <text:p>-1.971</text:p>
          </table:table-cell>
          <table:table-cell office:value-type="float" office:value="0.001" calcext:value-type="float">
            <text:p>0.001</text:p>
          </table:table-cell>
          <table:table-cell office:value-type="float" office:value="-732.5" calcext:value-type="float">
            <text:p>-732.5</text:p>
          </table:table-cell>
          <table:table-cell table:formula="of:=ABS(0.03 * [.C2453])" office:value-type="float" office:value="21.975" calcext:value-type="float">
            <text:p>21.9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815" calcext:value-type="float">
            <text:p>-1.9815</text:p>
          </table:table-cell>
          <table:table-cell office:value-type="float" office:value="0.001" calcext:value-type="float">
            <text:p>0.001</text:p>
          </table:table-cell>
          <table:table-cell office:value-type="float" office:value="-735" calcext:value-type="float">
            <text:p>-735</text:p>
          </table:table-cell>
          <table:table-cell table:formula="of:=ABS(0.03 * [.C2454])" office:value-type="float" office:value="22.05" calcext:value-type="float">
            <text:p>22.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89" calcext:value-type="float">
            <text:p>-1.989</text:p>
          </table:table-cell>
          <table:table-cell office:value-type="float" office:value="0.001" calcext:value-type="float">
            <text:p>0.001</text:p>
          </table:table-cell>
          <table:table-cell office:value-type="float" office:value="-736.5" calcext:value-type="float">
            <text:p>-736.5</text:p>
          </table:table-cell>
          <table:table-cell table:formula="of:=ABS(0.03 * [.C2455])" office:value-type="float" office:value="22.095" calcext:value-type="float">
            <text:p>22.0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95" calcext:value-type="float">
            <text:p>-1.9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39" calcext:value-type="float">
            <text:p>-739</text:p>
          </table:table-cell>
          <table:table-cell table:formula="of:=ABS(0.03 * [.C2456])" office:value-type="float" office:value="22.17" calcext:value-type="float">
            <text:p>22.1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1.9995" calcext:value-type="float">
            <text:p>-1.99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40.5" calcext:value-type="float">
            <text:p>-740.5</text:p>
          </table:table-cell>
          <table:table-cell table:formula="of:=ABS(0.03 * [.C2457])" office:value-type="float" office:value="22.215" calcext:value-type="float">
            <text:p>22.2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04" calcext:value-type="float">
            <text:p>-2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-742" calcext:value-type="float">
            <text:p>-742</text:p>
          </table:table-cell>
          <table:table-cell table:formula="of:=ABS(0.03 * [.C2458])" office:value-type="float" office:value="22.26" calcext:value-type="float">
            <text:p>22.2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1" calcext:value-type="float">
            <text:p>-2.01</text:p>
          </table:table-cell>
          <table:table-cell office:value-type="float" office:value="0.001" calcext:value-type="float">
            <text:p>0.001</text:p>
          </table:table-cell>
          <table:table-cell office:value-type="float" office:value="-743" calcext:value-type="float">
            <text:p>-743</text:p>
          </table:table-cell>
          <table:table-cell table:formula="of:=ABS(0.03 * [.C2459])" office:value-type="float" office:value="22.29" calcext:value-type="float">
            <text:p>22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145" calcext:value-type="float">
            <text:p>-2.0145</text:p>
          </table:table-cell>
          <table:table-cell office:value-type="float" office:value="0.001" calcext:value-type="float">
            <text:p>0.001</text:p>
          </table:table-cell>
          <table:table-cell office:value-type="float" office:value="-744.5" calcext:value-type="float">
            <text:p>-744.5</text:p>
          </table:table-cell>
          <table:table-cell table:formula="of:=ABS(0.03 * [.C2460])" office:value-type="float" office:value="22.335" calcext:value-type="float">
            <text:p>22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16" calcext:value-type="float">
            <text:p>-2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-745.5" calcext:value-type="float">
            <text:p>-745.5</text:p>
          </table:table-cell>
          <table:table-cell table:formula="of:=ABS(0.03 * [.C2461])" office:value-type="float" office:value="22.365" calcext:value-type="float">
            <text:p>22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265" calcext:value-type="float">
            <text:p>-2.0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747.5" calcext:value-type="float">
            <text:p>-747.5</text:p>
          </table:table-cell>
          <table:table-cell table:formula="of:=ABS(0.03 * [.C2462])" office:value-type="float" office:value="22.425" calcext:value-type="float">
            <text:p>22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31" calcext:value-type="float">
            <text:p>-2.031</text:p>
          </table:table-cell>
          <table:table-cell office:value-type="float" office:value="0.001" calcext:value-type="float">
            <text:p>0.001</text:p>
          </table:table-cell>
          <table:table-cell office:value-type="float" office:value="-749.5" calcext:value-type="float">
            <text:p>-749.5</text:p>
          </table:table-cell>
          <table:table-cell table:formula="of:=ABS(0.03 * [.C2463])" office:value-type="float" office:value="22.485" calcext:value-type="float">
            <text:p>22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385" calcext:value-type="float">
            <text:p>-2.038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1" calcext:value-type="float">
            <text:p>-751</text:p>
          </table:table-cell>
          <table:table-cell table:formula="of:=ABS(0.03 * [.C2464])" office:value-type="float" office:value="22.53" calcext:value-type="float">
            <text:p>22.5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46" calcext:value-type="float">
            <text:p>-2.046</text:p>
          </table:table-cell>
          <table:table-cell office:value-type="float" office:value="0.001" calcext:value-type="float">
            <text:p>0.001</text:p>
          </table:table-cell>
          <table:table-cell office:value-type="float" office:value="-752.5" calcext:value-type="float">
            <text:p>-752.5</text:p>
          </table:table-cell>
          <table:table-cell table:formula="of:=ABS(0.03 * [.C2465])" office:value-type="float" office:value="22.575" calcext:value-type="float">
            <text:p>22.5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475" calcext:value-type="float">
            <text:p>-2.047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4.5" calcext:value-type="float">
            <text:p>-754.5</text:p>
          </table:table-cell>
          <table:table-cell table:formula="of:=ABS(0.03 * [.C2466])" office:value-type="float" office:value="22.635" calcext:value-type="float">
            <text:p>22.6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595" calcext:value-type="float">
            <text:p>-2.0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6.5" calcext:value-type="float">
            <text:p>-756.5</text:p>
          </table:table-cell>
          <table:table-cell table:formula="of:=ABS(0.03 * [.C2467])" office:value-type="float" office:value="22.695" calcext:value-type="float">
            <text:p>22.6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0.001" calcext:value-type="float">
            <text:p>0.001</text:p>
          </table:table-cell>
          <table:table-cell office:value-type="float" office:value="-758.5" calcext:value-type="float">
            <text:p>-758.5</text:p>
          </table:table-cell>
          <table:table-cell table:formula="of:=ABS(0.03 * [.C2468])" office:value-type="float" office:value="22.755" calcext:value-type="float">
            <text:p>22.7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73" calcext:value-type="float">
            <text:p>-2.073</text:p>
          </table:table-cell>
          <table:table-cell office:value-type="float" office:value="0.001" calcext:value-type="float">
            <text:p>0.001</text:p>
          </table:table-cell>
          <table:table-cell office:value-type="float" office:value="-760" calcext:value-type="float">
            <text:p>-760</text:p>
          </table:table-cell>
          <table:table-cell table:formula="of:=ABS(0.03 * [.C2469])" office:value-type="float" office:value="22.8" calcext:value-type="float">
            <text:p>22.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775" calcext:value-type="float">
            <text:p>-2.0775</text:p>
          </table:table-cell>
          <table:table-cell office:value-type="float" office:value="0.001" calcext:value-type="float">
            <text:p>0.001</text:p>
          </table:table-cell>
          <table:table-cell office:value-type="float" office:value="-762" calcext:value-type="float">
            <text:p>-762</text:p>
          </table:table-cell>
          <table:table-cell table:formula="of:=ABS(0.03 * [.C2470])" office:value-type="float" office:value="22.86" calcext:value-type="float">
            <text:p>22.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805" calcext:value-type="float">
            <text:p>-2.0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763.5" calcext:value-type="float">
            <text:p>-763.5</text:p>
          </table:table-cell>
          <table:table-cell table:formula="of:=ABS(0.03 * [.C2471])" office:value-type="float" office:value="22.905" calcext:value-type="float">
            <text:p>22.9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835" calcext:value-type="float">
            <text:p>-2.0835</text:p>
          </table:table-cell>
          <table:table-cell office:value-type="float" office:value="0.001" calcext:value-type="float">
            <text:p>0.001</text:p>
          </table:table-cell>
          <table:table-cell office:value-type="float" office:value="-764" calcext:value-type="float">
            <text:p>-764</text:p>
          </table:table-cell>
          <table:table-cell table:formula="of:=ABS(0.03 * [.C2472])" office:value-type="float" office:value="22.92" calcext:value-type="float">
            <text:p>22.9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91" calcext:value-type="float">
            <text:p>-2.091</text:p>
          </table:table-cell>
          <table:table-cell office:value-type="float" office:value="0.001" calcext:value-type="float">
            <text:p>0.001</text:p>
          </table:table-cell>
          <table:table-cell office:value-type="float" office:value="-765.5" calcext:value-type="float">
            <text:p>-765.5</text:p>
          </table:table-cell>
          <table:table-cell table:formula="of:=ABS(0.03 * [.C2473])" office:value-type="float" office:value="22.965" calcext:value-type="float">
            <text:p>22.9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0955" calcext:value-type="float">
            <text:p>-2.0955</text:p>
          </table:table-cell>
          <table:table-cell office:value-type="float" office:value="0.001" calcext:value-type="float">
            <text:p>0.001</text:p>
          </table:table-cell>
          <table:table-cell office:value-type="float" office:value="-767" calcext:value-type="float">
            <text:p>-767</text:p>
          </table:table-cell>
          <table:table-cell table:formula="of:=ABS(0.03 * [.C2474])" office:value-type="float" office:value="23.01" calcext:value-type="float">
            <text:p>23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075" calcext:value-type="float">
            <text:p>-2.1075</text:p>
          </table:table-cell>
          <table:table-cell office:value-type="float" office:value="0.001" calcext:value-type="float">
            <text:p>0.001</text:p>
          </table:table-cell>
          <table:table-cell office:value-type="float" office:value="-769.5" calcext:value-type="float">
            <text:p>-769.5</text:p>
          </table:table-cell>
          <table:table-cell table:formula="of:=ABS(0.03 * [.C2475])" office:value-type="float" office:value="23.085" calcext:value-type="float">
            <text:p>23.0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18" calcext:value-type="float">
            <text:p>-2.118</text:p>
          </table:table-cell>
          <table:table-cell office:value-type="float" office:value="0.001" calcext:value-type="float">
            <text:p>0.001</text:p>
          </table:table-cell>
          <table:table-cell office:value-type="float" office:value="-772.5" calcext:value-type="float">
            <text:p>-772.5</text:p>
          </table:table-cell>
          <table:table-cell table:formula="of:=ABS(0.03 * [.C2476])" office:value-type="float" office:value="23.175" calcext:value-type="float">
            <text:p>23.1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255" calcext:value-type="float">
            <text:p>-2.1255</text:p>
          </table:table-cell>
          <table:table-cell office:value-type="float" office:value="0.001" calcext:value-type="float">
            <text:p>0.001</text:p>
          </table:table-cell>
          <table:table-cell office:value-type="float" office:value="-775" calcext:value-type="float">
            <text:p>-775</text:p>
          </table:table-cell>
          <table:table-cell table:formula="of:=ABS(0.03 * [.C2477])" office:value-type="float" office:value="23.25" calcext:value-type="float">
            <text:p>23.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33" calcext:value-type="float">
            <text:p>-2.133</text:p>
          </table:table-cell>
          <table:table-cell office:value-type="float" office:value="0.001" calcext:value-type="float">
            <text:p>0.001</text:p>
          </table:table-cell>
          <table:table-cell office:value-type="float" office:value="-776.5" calcext:value-type="float">
            <text:p>-776.5</text:p>
          </table:table-cell>
          <table:table-cell table:formula="of:=ABS(0.03 * [.C2478])" office:value-type="float" office:value="23.295" calcext:value-type="float">
            <text:p>23.2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375" calcext:value-type="float">
            <text:p>-2.1375</text:p>
          </table:table-cell>
          <table:table-cell office:value-type="float" office:value="0.001" calcext:value-type="float">
            <text:p>0.001</text:p>
          </table:table-cell>
          <table:table-cell office:value-type="float" office:value="-778.5" calcext:value-type="float">
            <text:p>-778.5</text:p>
          </table:table-cell>
          <table:table-cell table:formula="of:=ABS(0.03 * [.C2479])" office:value-type="float" office:value="23.355" calcext:value-type="float">
            <text:p>23.3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405" calcext:value-type="float">
            <text:p>-2.1405</text:p>
          </table:table-cell>
          <table:table-cell office:value-type="float" office:value="0.001" calcext:value-type="float">
            <text:p>0.001</text:p>
          </table:table-cell>
          <table:table-cell office:value-type="float" office:value="-780" calcext:value-type="float">
            <text:p>-780</text:p>
          </table:table-cell>
          <table:table-cell table:formula="of:=ABS(0.03 * [.C2480])" office:value-type="float" office:value="23.4" calcext:value-type="float">
            <text:p>23.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48" calcext:value-type="float">
            <text:p>-2.148</text:p>
          </table:table-cell>
          <table:table-cell office:value-type="float" office:value="0.001" calcext:value-type="float">
            <text:p>0.001</text:p>
          </table:table-cell>
          <table:table-cell office:value-type="float" office:value="-781.5" calcext:value-type="float">
            <text:p>-781.5</text:p>
          </table:table-cell>
          <table:table-cell table:formula="of:=ABS(0.03 * [.C2481])" office:value-type="float" office:value="23.445" calcext:value-type="float">
            <text:p>23.4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54" calcext:value-type="float">
            <text:p>-2.154</text:p>
          </table:table-cell>
          <table:table-cell office:value-type="float" office:value="0.001" calcext:value-type="float">
            <text:p>0.001</text:p>
          </table:table-cell>
          <table:table-cell office:value-type="float" office:value="-782" calcext:value-type="float">
            <text:p>-782</text:p>
          </table:table-cell>
          <table:table-cell table:formula="of:=ABS(0.03 * [.C2482])" office:value-type="float" office:value="23.46" calcext:value-type="float">
            <text:p>23.4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66" calcext:value-type="float">
            <text:p>-2.166</text:p>
          </table:table-cell>
          <table:table-cell office:value-type="float" office:value="0.001" calcext:value-type="float">
            <text:p>0.001</text:p>
          </table:table-cell>
          <table:table-cell office:value-type="float" office:value="-784" calcext:value-type="float">
            <text:p>-784</text:p>
          </table:table-cell>
          <table:table-cell table:formula="of:=ABS(0.03 * [.C2483])" office:value-type="float" office:value="23.52" calcext:value-type="float">
            <text:p>23.5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735" calcext:value-type="float">
            <text:p>-2.1735</text:p>
          </table:table-cell>
          <table:table-cell office:value-type="float" office:value="0.001" calcext:value-type="float">
            <text:p>0.001</text:p>
          </table:table-cell>
          <table:table-cell office:value-type="float" office:value="-787" calcext:value-type="float">
            <text:p>-787</text:p>
          </table:table-cell>
          <table:table-cell table:formula="of:=ABS(0.03 * [.C2484])" office:value-type="float" office:value="23.61" calcext:value-type="float">
            <text:p>23.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795" calcext:value-type="float">
            <text:p>-2.1795</text:p>
          </table:table-cell>
          <table:table-cell office:value-type="float" office:value="0.001" calcext:value-type="float">
            <text:p>0.001</text:p>
          </table:table-cell>
          <table:table-cell office:value-type="float" office:value="-790" calcext:value-type="float">
            <text:p>-790</text:p>
          </table:table-cell>
          <table:table-cell table:formula="of:=ABS(0.03 * [.C2485])" office:value-type="float" office:value="23.7" calcext:value-type="float">
            <text:p>23.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1975" calcext:value-type="float">
            <text:p>-2.1975</text:p>
          </table:table-cell>
          <table:table-cell office:value-type="float" office:value="0.001" calcext:value-type="float">
            <text:p>0.001</text:p>
          </table:table-cell>
          <table:table-cell office:value-type="float" office:value="-793.5" calcext:value-type="float">
            <text:p>-793.5</text:p>
          </table:table-cell>
          <table:table-cell table:formula="of:=ABS(0.03 * [.C2486])" office:value-type="float" office:value="23.805" calcext:value-type="float">
            <text:p>23.8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155" calcext:value-type="float">
            <text:p>-2.2155</text:p>
          </table:table-cell>
          <table:table-cell office:value-type="float" office:value="0.001" calcext:value-type="float">
            <text:p>0.001</text:p>
          </table:table-cell>
          <table:table-cell office:value-type="float" office:value="-796" calcext:value-type="float">
            <text:p>-796</text:p>
          </table:table-cell>
          <table:table-cell table:formula="of:=ABS(0.03 * [.C2487])" office:value-type="float" office:value="23.88" calcext:value-type="float">
            <text:p>23.8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245" calcext:value-type="float">
            <text:p>-2.2245</text:p>
          </table:table-cell>
          <table:table-cell office:value-type="float" office:value="0.001" calcext:value-type="float">
            <text:p>0.001</text:p>
          </table:table-cell>
          <table:table-cell office:value-type="float" office:value="-800.5" calcext:value-type="float">
            <text:p>-800.5</text:p>
          </table:table-cell>
          <table:table-cell table:formula="of:=ABS(0.03 * [.C2488])" office:value-type="float" office:value="24.015" calcext:value-type="float">
            <text:p>24.0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395" calcext:value-type="float">
            <text:p>-2.23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04" calcext:value-type="float">
            <text:p>-804</text:p>
          </table:table-cell>
          <table:table-cell table:formula="of:=ABS(0.03 * [.C2489])" office:value-type="float" office:value="24.12" calcext:value-type="float">
            <text:p>24.1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47" calcext:value-type="float">
            <text:p>-2.247</text:p>
          </table:table-cell>
          <table:table-cell office:value-type="float" office:value="0.001" calcext:value-type="float">
            <text:p>0.001</text:p>
          </table:table-cell>
          <table:table-cell office:value-type="float" office:value="-807.5" calcext:value-type="float">
            <text:p>-807.5</text:p>
          </table:table-cell>
          <table:table-cell table:formula="of:=ABS(0.03 * [.C2490])" office:value-type="float" office:value="24.225" calcext:value-type="float">
            <text:p>24.2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56" calcext:value-type="float">
            <text:p>-2.256</text:p>
          </table:table-cell>
          <table:table-cell office:value-type="float" office:value="0.001" calcext:value-type="float">
            <text:p>0.001</text:p>
          </table:table-cell>
          <table:table-cell office:value-type="float" office:value="-809.5" calcext:value-type="float">
            <text:p>-809.5</text:p>
          </table:table-cell>
          <table:table-cell table:formula="of:=ABS(0.03 * [.C2491])" office:value-type="float" office:value="24.285" calcext:value-type="float">
            <text:p>24.2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575" calcext:value-type="float">
            <text:p>-2.25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09.5" calcext:value-type="float">
            <text:p>-809.5</text:p>
          </table:table-cell>
          <table:table-cell table:formula="of:=ABS(0.03 * [.C2492])" office:value-type="float" office:value="24.285" calcext:value-type="float">
            <text:p>24.2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65" calcext:value-type="float">
            <text:p>-2.265</text:p>
          </table:table-cell>
          <table:table-cell office:value-type="float" office:value="0.001" calcext:value-type="float">
            <text:p>0.001</text:p>
          </table:table-cell>
          <table:table-cell office:value-type="float" office:value="-812" calcext:value-type="float">
            <text:p>-812</text:p>
          </table:table-cell>
          <table:table-cell table:formula="of:=ABS(0.03 * [.C2493])" office:value-type="float" office:value="24.36" calcext:value-type="float">
            <text:p>24.3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695" calcext:value-type="float">
            <text:p>-2.26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12.5" calcext:value-type="float">
            <text:p>-812.5</text:p>
          </table:table-cell>
          <table:table-cell table:formula="of:=ABS(0.03 * [.C2494])" office:value-type="float" office:value="24.375" calcext:value-type="float">
            <text:p>24.3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71" calcext:value-type="float">
            <text:p>-2.271</text:p>
          </table:table-cell>
          <table:table-cell office:value-type="float" office:value="0.001" calcext:value-type="float">
            <text:p>0.001</text:p>
          </table:table-cell>
          <table:table-cell office:value-type="float" office:value="-812.5" calcext:value-type="float">
            <text:p>-812.5</text:p>
          </table:table-cell>
          <table:table-cell table:formula="of:=ABS(0.03 * [.C2495])" office:value-type="float" office:value="24.375" calcext:value-type="float">
            <text:p>24.3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755" calcext:value-type="float">
            <text:p>-2.2755</text:p>
          </table:table-cell>
          <table:table-cell office:value-type="float" office:value="0.001" calcext:value-type="float">
            <text:p>0.001</text:p>
          </table:table-cell>
          <table:table-cell office:value-type="float" office:value="-813.5" calcext:value-type="float">
            <text:p>-813.5</text:p>
          </table:table-cell>
          <table:table-cell table:formula="of:=ABS(0.03 * [.C2496])" office:value-type="float" office:value="24.405" calcext:value-type="float">
            <text:p>24.4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785" calcext:value-type="float">
            <text:p>-2.2785</text:p>
          </table:table-cell>
          <table:table-cell office:value-type="float" office:value="0.001" calcext:value-type="float">
            <text:p>0.001</text:p>
          </table:table-cell>
          <table:table-cell office:value-type="float" office:value="-814" calcext:value-type="float">
            <text:p>-814</text:p>
          </table:table-cell>
          <table:table-cell table:formula="of:=ABS(0.03 * [.C2497])" office:value-type="float" office:value="24.42" calcext:value-type="float">
            <text:p>24.4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875" calcext:value-type="float">
            <text:p>-2.28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15.5" calcext:value-type="float">
            <text:p>-815.5</text:p>
          </table:table-cell>
          <table:table-cell table:formula="of:=ABS(0.03 * [.C2498])" office:value-type="float" office:value="24.465" calcext:value-type="float">
            <text:p>24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2935" calcext:value-type="float">
            <text:p>-2.2935</text:p>
          </table:table-cell>
          <table:table-cell office:value-type="float" office:value="0.001" calcext:value-type="float">
            <text:p>0.001</text:p>
          </table:table-cell>
          <table:table-cell office:value-type="float" office:value="-818.5" calcext:value-type="float">
            <text:p>-818.5</text:p>
          </table:table-cell>
          <table:table-cell table:formula="of:=ABS(0.03 * [.C2499])" office:value-type="float" office:value="24.555" calcext:value-type="float">
            <text:p>24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01" calcext:value-type="float">
            <text:p>-2.301</text:p>
          </table:table-cell>
          <table:table-cell office:value-type="float" office:value="0.001" calcext:value-type="float">
            <text:p>0.001</text:p>
          </table:table-cell>
          <table:table-cell office:value-type="float" office:value="-819" calcext:value-type="float">
            <text:p>-819</text:p>
          </table:table-cell>
          <table:table-cell table:formula="of:=ABS(0.03 * [.C2500])" office:value-type="float" office:value="24.57" calcext:value-type="float">
            <text:p>24.5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115" calcext:value-type="float">
            <text:p>-2.3115</text:p>
          </table:table-cell>
          <table:table-cell office:value-type="float" office:value="0.001" calcext:value-type="float">
            <text:p>0.001</text:p>
          </table:table-cell>
          <table:table-cell office:value-type="float" office:value="-821" calcext:value-type="float">
            <text:p>-821</text:p>
          </table:table-cell>
          <table:table-cell table:formula="of:=ABS(0.03 * [.C2501])" office:value-type="float" office:value="24.63" calcext:value-type="float">
            <text:p>24.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19" calcext:value-type="float">
            <text:p>-2.319</text:p>
          </table:table-cell>
          <table:table-cell office:value-type="float" office:value="0.001" calcext:value-type="float">
            <text:p>0.001</text:p>
          </table:table-cell>
          <table:table-cell office:value-type="float" office:value="-825.5" calcext:value-type="float">
            <text:p>-825.5</text:p>
          </table:table-cell>
          <table:table-cell table:formula="of:=ABS(0.03 * [.C2502])" office:value-type="float" office:value="24.765" calcext:value-type="float">
            <text:p>24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295" calcext:value-type="float">
            <text:p>-2.32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27.5" calcext:value-type="float">
            <text:p>-827.5</text:p>
          </table:table-cell>
          <table:table-cell table:formula="of:=ABS(0.03 * [.C2503])" office:value-type="float" office:value="24.825" calcext:value-type="float">
            <text:p>24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355" calcext:value-type="float">
            <text:p>-2.3355</text:p>
          </table:table-cell>
          <table:table-cell office:value-type="float" office:value="0.001" calcext:value-type="float">
            <text:p>0.001</text:p>
          </table:table-cell>
          <table:table-cell office:value-type="float" office:value="-827" calcext:value-type="float">
            <text:p>-827</text:p>
          </table:table-cell>
          <table:table-cell table:formula="of:=ABS(0.03 * [.C2504])" office:value-type="float" office:value="24.81" calcext:value-type="float">
            <text:p>24.8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415" calcext:value-type="float">
            <text:p>-2.3415</text:p>
          </table:table-cell>
          <table:table-cell office:value-type="float" office:value="0.001" calcext:value-type="float">
            <text:p>0.001</text:p>
          </table:table-cell>
          <table:table-cell office:value-type="float" office:value="-829" calcext:value-type="float">
            <text:p>-829</text:p>
          </table:table-cell>
          <table:table-cell table:formula="of:=ABS(0.03 * [.C2505])" office:value-type="float" office:value="24.87" calcext:value-type="float">
            <text:p>24.8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445" calcext:value-type="float">
            <text:p>-2.3445</text:p>
          </table:table-cell>
          <table:table-cell office:value-type="float" office:value="0.001" calcext:value-type="float">
            <text:p>0.001</text:p>
          </table:table-cell>
          <table:table-cell office:value-type="float" office:value="-831.5" calcext:value-type="float">
            <text:p>-831.5</text:p>
          </table:table-cell>
          <table:table-cell table:formula="of:=ABS(0.03 * [.C2506])" office:value-type="float" office:value="24.945" calcext:value-type="float">
            <text:p>24.9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52" calcext:value-type="float">
            <text:p>-2.352</text:p>
          </table:table-cell>
          <table:table-cell office:value-type="float" office:value="0.001" calcext:value-type="float">
            <text:p>0.001</text:p>
          </table:table-cell>
          <table:table-cell office:value-type="float" office:value="-830.5" calcext:value-type="float">
            <text:p>-830.5</text:p>
          </table:table-cell>
          <table:table-cell table:formula="of:=ABS(0.03 * [.C2507])" office:value-type="float" office:value="24.915" calcext:value-type="float">
            <text:p>24.9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595" calcext:value-type="float">
            <text:p>-2.35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36" calcext:value-type="float">
            <text:p>-836</text:p>
          </table:table-cell>
          <table:table-cell table:formula="of:=ABS(0.03 * [.C2508])" office:value-type="float" office:value="25.08" calcext:value-type="float">
            <text:p>25.0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67" calcext:value-type="float">
            <text:p>-2.367</text:p>
          </table:table-cell>
          <table:table-cell office:value-type="float" office:value="0.001" calcext:value-type="float">
            <text:p>0.001</text:p>
          </table:table-cell>
          <table:table-cell office:value-type="float" office:value="-837" calcext:value-type="float">
            <text:p>-837</text:p>
          </table:table-cell>
          <table:table-cell table:formula="of:=ABS(0.03 * [.C2509])" office:value-type="float" office:value="25.11" calcext:value-type="float">
            <text:p>25.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715" calcext:value-type="float">
            <text:p>-2.3715</text:p>
          </table:table-cell>
          <table:table-cell office:value-type="float" office:value="0.001" calcext:value-type="float">
            <text:p>0.001</text:p>
          </table:table-cell>
          <table:table-cell office:value-type="float" office:value="-839" calcext:value-type="float">
            <text:p>-839</text:p>
          </table:table-cell>
          <table:table-cell table:formula="of:=ABS(0.03 * [.C2510])" office:value-type="float" office:value="25.17" calcext:value-type="float">
            <text:p>25.1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76" calcext:value-type="float">
            <text:p>-2.376</text:p>
          </table:table-cell>
          <table:table-cell office:value-type="float" office:value="0.001" calcext:value-type="float">
            <text:p>0.001</text:p>
          </table:table-cell>
          <table:table-cell office:value-type="float" office:value="-840" calcext:value-type="float">
            <text:p>-840</text:p>
          </table:table-cell>
          <table:table-cell table:formula="of:=ABS(0.03 * [.C2511])" office:value-type="float" office:value="25.2" calcext:value-type="float">
            <text:p>25.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805" calcext:value-type="float">
            <text:p>-2.380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1" calcext:value-type="float">
            <text:p>-841</text:p>
          </table:table-cell>
          <table:table-cell table:formula="of:=ABS(0.03 * [.C2512])" office:value-type="float" office:value="25.23" calcext:value-type="float">
            <text:p>25.2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865" calcext:value-type="float">
            <text:p>-2.386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2.5" calcext:value-type="float">
            <text:p>-842.5</text:p>
          </table:table-cell>
          <table:table-cell table:formula="of:=ABS(0.03 * [.C2513])" office:value-type="float" office:value="25.275" calcext:value-type="float">
            <text:p>25.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394" calcext:value-type="float">
            <text:p>-2.394</text:p>
          </table:table-cell>
          <table:table-cell office:value-type="float" office:value="0.001" calcext:value-type="float">
            <text:p>0.001</text:p>
          </table:table-cell>
          <table:table-cell office:value-type="float" office:value="-840.5" calcext:value-type="float">
            <text:p>-840.5</text:p>
          </table:table-cell>
          <table:table-cell table:formula="of:=ABS(0.03 * [.C2514])" office:value-type="float" office:value="25.215" calcext:value-type="float">
            <text:p>25.2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03" calcext:value-type="float">
            <text:p>-2.403</text:p>
          </table:table-cell>
          <table:table-cell office:value-type="float" office:value="0.001" calcext:value-type="float">
            <text:p>0.001</text:p>
          </table:table-cell>
          <table:table-cell office:value-type="float" office:value="-843" calcext:value-type="float">
            <text:p>-843</text:p>
          </table:table-cell>
          <table:table-cell table:formula="of:=ABS(0.03 * [.C2515])" office:value-type="float" office:value="25.29" calcext:value-type="float">
            <text:p>25.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12" calcext:value-type="float">
            <text:p>-2.412</text:p>
          </table:table-cell>
          <table:table-cell office:value-type="float" office:value="0.001" calcext:value-type="float">
            <text:p>0.001</text:p>
          </table:table-cell>
          <table:table-cell office:value-type="float" office:value="-844" calcext:value-type="float">
            <text:p>-844</text:p>
          </table:table-cell>
          <table:table-cell table:formula="of:=ABS(0.03 * [.C2516])" office:value-type="float" office:value="25.32" calcext:value-type="float">
            <text:p>25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15" calcext:value-type="float">
            <text:p>-2.415</text:p>
          </table:table-cell>
          <table:table-cell office:value-type="float" office:value="0.001" calcext:value-type="float">
            <text:p>0.001</text:p>
          </table:table-cell>
          <table:table-cell office:value-type="float" office:value="-845.5" calcext:value-type="float">
            <text:p>-845.5</text:p>
          </table:table-cell>
          <table:table-cell table:formula="of:=ABS(0.03 * [.C2517])" office:value-type="float" office:value="25.365" calcext:value-type="float">
            <text:p>25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21" calcext:value-type="float">
            <text:p>-2.421</text:p>
          </table:table-cell>
          <table:table-cell office:value-type="float" office:value="0.001" calcext:value-type="float">
            <text:p>0.001</text:p>
          </table:table-cell>
          <table:table-cell office:value-type="float" office:value="-850.5" calcext:value-type="float">
            <text:p>-850.5</text:p>
          </table:table-cell>
          <table:table-cell table:formula="of:=ABS(0.03 * [.C2518])" office:value-type="float" office:value="25.515" calcext:value-type="float">
            <text:p>25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285" calcext:value-type="float">
            <text:p>-2.4285</text:p>
          </table:table-cell>
          <table:table-cell office:value-type="float" office:value="0.001" calcext:value-type="float">
            <text:p>0.001</text:p>
          </table:table-cell>
          <table:table-cell office:value-type="float" office:value="-850" calcext:value-type="float">
            <text:p>-850</text:p>
          </table:table-cell>
          <table:table-cell table:formula="of:=ABS(0.03 * [.C2519])" office:value-type="float" office:value="25.5" calcext:value-type="float">
            <text:p>25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36" calcext:value-type="float">
            <text:p>-2.436</text:p>
          </table:table-cell>
          <table:table-cell office:value-type="float" office:value="0.001" calcext:value-type="float">
            <text:p>0.001</text:p>
          </table:table-cell>
          <table:table-cell office:value-type="float" office:value="-853" calcext:value-type="float">
            <text:p>-853</text:p>
          </table:table-cell>
          <table:table-cell table:formula="of:=ABS(0.03 * [.C2520])" office:value-type="float" office:value="25.59" calcext:value-type="float">
            <text:p>25.5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495" calcext:value-type="float">
            <text:p>-2.44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53" calcext:value-type="float">
            <text:p>-853</text:p>
          </table:table-cell>
          <table:table-cell table:formula="of:=ABS(0.03 * [.C2521])" office:value-type="float" office:value="25.59" calcext:value-type="float">
            <text:p>25.5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63" calcext:value-type="float">
            <text:p>-2.463</text:p>
          </table:table-cell>
          <table:table-cell office:value-type="float" office:value="0.001" calcext:value-type="float">
            <text:p>0.001</text:p>
          </table:table-cell>
          <table:table-cell office:value-type="float" office:value="-859.5" calcext:value-type="float">
            <text:p>-859.5</text:p>
          </table:table-cell>
          <table:table-cell table:formula="of:=ABS(0.03 * [.C2522])" office:value-type="float" office:value="25.785" calcext:value-type="float">
            <text:p>25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705" calcext:value-type="float">
            <text:p>-2.4705</text:p>
          </table:table-cell>
          <table:table-cell office:value-type="float" office:value="0.001" calcext:value-type="float">
            <text:p>0.001</text:p>
          </table:table-cell>
          <table:table-cell office:value-type="float" office:value="-859" calcext:value-type="float">
            <text:p>-859</text:p>
          </table:table-cell>
          <table:table-cell table:formula="of:=ABS(0.03 * [.C2523])" office:value-type="float" office:value="25.77" calcext:value-type="float">
            <text:p>25.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78" calcext:value-type="float">
            <text:p>-2.478</text:p>
          </table:table-cell>
          <table:table-cell office:value-type="float" office:value="0.001" calcext:value-type="float">
            <text:p>0.001</text:p>
          </table:table-cell>
          <table:table-cell office:value-type="float" office:value="-859.5" calcext:value-type="float">
            <text:p>-859.5</text:p>
          </table:table-cell>
          <table:table-cell table:formula="of:=ABS(0.03 * [.C2524])" office:value-type="float" office:value="25.785" calcext:value-type="float">
            <text:p>25.7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855" calcext:value-type="float">
            <text:p>-2.4855</text:p>
          </table:table-cell>
          <table:table-cell office:value-type="float" office:value="0.001" calcext:value-type="float">
            <text:p>0.001</text:p>
          </table:table-cell>
          <table:table-cell office:value-type="float" office:value="-861" calcext:value-type="float">
            <text:p>-861</text:p>
          </table:table-cell>
          <table:table-cell table:formula="of:=ABS(0.03 * [.C2525])" office:value-type="float" office:value="25.83" calcext:value-type="float">
            <text:p>25.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9" calcext:value-type="float">
            <text:p>-2.49</text:p>
          </table:table-cell>
          <table:table-cell office:value-type="float" office:value="0.001" calcext:value-type="float">
            <text:p>0.001</text:p>
          </table:table-cell>
          <table:table-cell office:value-type="float" office:value="-862.5" calcext:value-type="float">
            <text:p>-862.5</text:p>
          </table:table-cell>
          <table:table-cell table:formula="of:=ABS(0.03 * [.C2526])" office:value-type="float" office:value="25.875" calcext:value-type="float">
            <text:p>25.8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93" calcext:value-type="float">
            <text:p>-2.493</text:p>
          </table:table-cell>
          <table:table-cell office:value-type="float" office:value="0.001" calcext:value-type="float">
            <text:p>0.001</text:p>
          </table:table-cell>
          <table:table-cell office:value-type="float" office:value="-864" calcext:value-type="float">
            <text:p>-864</text:p>
          </table:table-cell>
          <table:table-cell table:formula="of:=ABS(0.03 * [.C2527])" office:value-type="float" office:value="25.92" calcext:value-type="float">
            <text:p>25.9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96" calcext:value-type="float">
            <text:p>-2.496</text:p>
          </table:table-cell>
          <table:table-cell office:value-type="float" office:value="0.001" calcext:value-type="float">
            <text:p>0.001</text:p>
          </table:table-cell>
          <table:table-cell office:value-type="float" office:value="-866" calcext:value-type="float">
            <text:p>-866</text:p>
          </table:table-cell>
          <table:table-cell table:formula="of:=ABS(0.03 * [.C2528])" office:value-type="float" office:value="25.98" calcext:value-type="float">
            <text:p>25.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496" calcext:value-type="float">
            <text:p>-2.496</text:p>
          </table:table-cell>
          <table:table-cell office:value-type="float" office:value="0.001" calcext:value-type="float">
            <text:p>0.001</text:p>
          </table:table-cell>
          <table:table-cell office:value-type="float" office:value="-868.5" calcext:value-type="float">
            <text:p>-868.5</text:p>
          </table:table-cell>
          <table:table-cell table:formula="of:=ABS(0.03 * [.C2529])" office:value-type="float" office:value="26.055" calcext:value-type="float">
            <text:p>26.0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005" calcext:value-type="float">
            <text:p>-2.5005</text:p>
          </table:table-cell>
          <table:table-cell office:value-type="float" office:value="0.001" calcext:value-type="float">
            <text:p>0.001</text:p>
          </table:table-cell>
          <table:table-cell office:value-type="float" office:value="-865.5" calcext:value-type="float">
            <text:p>-865.5</text:p>
          </table:table-cell>
          <table:table-cell table:formula="of:=ABS(0.03 * [.C2530])" office:value-type="float" office:value="25.965" calcext:value-type="float">
            <text:p>25.9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05" calcext:value-type="float">
            <text:p>-2.505</text:p>
          </table:table-cell>
          <table:table-cell office:value-type="float" office:value="0.001" calcext:value-type="float">
            <text:p>0.001</text:p>
          </table:table-cell>
          <table:table-cell office:value-type="float" office:value="-869.5" calcext:value-type="float">
            <text:p>-869.5</text:p>
          </table:table-cell>
          <table:table-cell table:formula="of:=ABS(0.03 * [.C2531])" office:value-type="float" office:value="26.085" calcext:value-type="float">
            <text:p>26.0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095" calcext:value-type="float">
            <text:p>-2.50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71" calcext:value-type="float">
            <text:p>-871</text:p>
          </table:table-cell>
          <table:table-cell table:formula="of:=ABS(0.03 * [.C2532])" office:value-type="float" office:value="26.13" calcext:value-type="float">
            <text:p>26.1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095" calcext:value-type="float">
            <text:p>-2.50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67.5" calcext:value-type="float">
            <text:p>-867.5</text:p>
          </table:table-cell>
          <table:table-cell table:formula="of:=ABS(0.03 * [.C2533])" office:value-type="float" office:value="26.025" calcext:value-type="float">
            <text:p>26.0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125" calcext:value-type="float">
            <text:p>-2.5125</text:p>
          </table:table-cell>
          <table:table-cell office:value-type="float" office:value="0.001" calcext:value-type="float">
            <text:p>0.001</text:p>
          </table:table-cell>
          <table:table-cell office:value-type="float" office:value="-868.5" calcext:value-type="float">
            <text:p>-868.5</text:p>
          </table:table-cell>
          <table:table-cell table:formula="of:=ABS(0.03 * [.C2534])" office:value-type="float" office:value="26.055" calcext:value-type="float">
            <text:p>26.0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185" calcext:value-type="float">
            <text:p>-2.5185</text:p>
          </table:table-cell>
          <table:table-cell office:value-type="float" office:value="0.001" calcext:value-type="float">
            <text:p>0.001</text:p>
          </table:table-cell>
          <table:table-cell office:value-type="float" office:value="-870" calcext:value-type="float">
            <text:p>-870</text:p>
          </table:table-cell>
          <table:table-cell table:formula="of:=ABS(0.03 * [.C2535])" office:value-type="float" office:value="26.1" calcext:value-type="float">
            <text:p>26.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23" calcext:value-type="float">
            <text:p>-2.523</text:p>
          </table:table-cell>
          <table:table-cell office:value-type="float" office:value="0.001" calcext:value-type="float">
            <text:p>0.001</text:p>
          </table:table-cell>
          <table:table-cell office:value-type="float" office:value="-870" calcext:value-type="float">
            <text:p>-870</text:p>
          </table:table-cell>
          <table:table-cell table:formula="of:=ABS(0.03 * [.C2536])" office:value-type="float" office:value="26.1" calcext:value-type="float">
            <text:p>26.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245" calcext:value-type="float">
            <text:p>-2.5245</text:p>
          </table:table-cell>
          <table:table-cell office:value-type="float" office:value="0.001" calcext:value-type="float">
            <text:p>0.001</text:p>
          </table:table-cell>
          <table:table-cell office:value-type="float" office:value="-874.5" calcext:value-type="float">
            <text:p>-874.5</text:p>
          </table:table-cell>
          <table:table-cell table:formula="of:=ABS(0.03 * [.C2537])" office:value-type="float" office:value="26.235" calcext:value-type="float">
            <text:p>26.2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26" calcext:value-type="float">
            <text:p>-2.526</text:p>
          </table:table-cell>
          <table:table-cell office:value-type="float" office:value="0.001" calcext:value-type="float">
            <text:p>0.001</text:p>
          </table:table-cell>
          <table:table-cell office:value-type="float" office:value="-871" calcext:value-type="float">
            <text:p>-871</text:p>
          </table:table-cell>
          <table:table-cell table:formula="of:=ABS(0.03 * [.C2538])" office:value-type="float" office:value="26.13" calcext:value-type="float">
            <text:p>26.1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35" calcext:value-type="float">
            <text:p>-2.535</text:p>
          </table:table-cell>
          <table:table-cell office:value-type="float" office:value="0.001" calcext:value-type="float">
            <text:p>0.001</text:p>
          </table:table-cell>
          <table:table-cell office:value-type="float" office:value="-876" calcext:value-type="float">
            <text:p>-876</text:p>
          </table:table-cell>
          <table:table-cell table:formula="of:=ABS(0.03 * [.C2539])" office:value-type="float" office:value="26.28" calcext:value-type="float">
            <text:p>26.2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395" calcext:value-type="float">
            <text:p>-2.53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73.5" calcext:value-type="float">
            <text:p>-873.5</text:p>
          </table:table-cell>
          <table:table-cell table:formula="of:=ABS(0.03 * [.C2540])" office:value-type="float" office:value="26.205" calcext:value-type="float">
            <text:p>26.2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455" calcext:value-type="float">
            <text:p>-2.5455</text:p>
          </table:table-cell>
          <table:table-cell office:value-type="float" office:value="0.001" calcext:value-type="float">
            <text:p>0.001</text:p>
          </table:table-cell>
          <table:table-cell office:value-type="float" office:value="-875" calcext:value-type="float">
            <text:p>-875</text:p>
          </table:table-cell>
          <table:table-cell table:formula="of:=ABS(0.03 * [.C2541])" office:value-type="float" office:value="26.25" calcext:value-type="float">
            <text:p>26.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485" calcext:value-type="float">
            <text:p>-2.5485</text:p>
          </table:table-cell>
          <table:table-cell office:value-type="float" office:value="0.001" calcext:value-type="float">
            <text:p>0.001</text:p>
          </table:table-cell>
          <table:table-cell office:value-type="float" office:value="-878.5" calcext:value-type="float">
            <text:p>-878.5</text:p>
          </table:table-cell>
          <table:table-cell table:formula="of:=ABS(0.03 * [.C2542])" office:value-type="float" office:value="26.355" calcext:value-type="float">
            <text:p>26.3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53" calcext:value-type="float">
            <text:p>-2.553</text:p>
          </table:table-cell>
          <table:table-cell office:value-type="float" office:value="0.001" calcext:value-type="float">
            <text:p>0.001</text:p>
          </table:table-cell>
          <table:table-cell office:value-type="float" office:value="-879.5" calcext:value-type="float">
            <text:p>-879.5</text:p>
          </table:table-cell>
          <table:table-cell table:formula="of:=ABS(0.03 * [.C2543])" office:value-type="float" office:value="26.385" calcext:value-type="float">
            <text:p>26.3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545" calcext:value-type="float">
            <text:p>-2.5545</text:p>
          </table:table-cell>
          <table:table-cell office:value-type="float" office:value="0.001" calcext:value-type="float">
            <text:p>0.001</text:p>
          </table:table-cell>
          <table:table-cell office:value-type="float" office:value="-879.5" calcext:value-type="float">
            <text:p>-879.5</text:p>
          </table:table-cell>
          <table:table-cell table:formula="of:=ABS(0.03 * [.C2544])" office:value-type="float" office:value="26.385" calcext:value-type="float">
            <text:p>26.3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575" calcext:value-type="float">
            <text:p>-2.55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81.5" calcext:value-type="float">
            <text:p>-881.5</text:p>
          </table:table-cell>
          <table:table-cell table:formula="of:=ABS(0.03 * [.C2545])" office:value-type="float" office:value="26.445" calcext:value-type="float">
            <text:p>26.4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635" calcext:value-type="float">
            <text:p>-2.5635</text:p>
          </table:table-cell>
          <table:table-cell office:value-type="float" office:value="0.001" calcext:value-type="float">
            <text:p>0.001</text:p>
          </table:table-cell>
          <table:table-cell office:value-type="float" office:value="-880" calcext:value-type="float">
            <text:p>-880</text:p>
          </table:table-cell>
          <table:table-cell table:formula="of:=ABS(0.03 * [.C2546])" office:value-type="float" office:value="26.4" calcext:value-type="float">
            <text:p>26.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665" calcext:value-type="float">
            <text:p>-2.5665</text:p>
          </table:table-cell>
          <table:table-cell office:value-type="float" office:value="0.001" calcext:value-type="float">
            <text:p>0.001</text:p>
          </table:table-cell>
          <table:table-cell office:value-type="float" office:value="-882" calcext:value-type="float">
            <text:p>-882</text:p>
          </table:table-cell>
          <table:table-cell table:formula="of:=ABS(0.03 * [.C2547])" office:value-type="float" office:value="26.46" calcext:value-type="float">
            <text:p>26.4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755" calcext:value-type="float">
            <text:p>-2.5755</text:p>
          </table:table-cell>
          <table:table-cell office:value-type="float" office:value="0.001" calcext:value-type="float">
            <text:p>0.001</text:p>
          </table:table-cell>
          <table:table-cell office:value-type="float" office:value="-882" calcext:value-type="float">
            <text:p>-882</text:p>
          </table:table-cell>
          <table:table-cell table:formula="of:=ABS(0.03 * [.C2548])" office:value-type="float" office:value="26.46" calcext:value-type="float">
            <text:p>26.4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785" calcext:value-type="float">
            <text:p>-2.5785</text:p>
          </table:table-cell>
          <table:table-cell office:value-type="float" office:value="0.001" calcext:value-type="float">
            <text:p>0.001</text:p>
          </table:table-cell>
          <table:table-cell office:value-type="float" office:value="-885.5" calcext:value-type="float">
            <text:p>-885.5</text:p>
          </table:table-cell>
          <table:table-cell table:formula="of:=ABS(0.03 * [.C2549])" office:value-type="float" office:value="26.565" calcext:value-type="float">
            <text:p>26.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875" calcext:value-type="float">
            <text:p>-2.5875</text:p>
          </table:table-cell>
          <table:table-cell office:value-type="float" office:value="0.001" calcext:value-type="float">
            <text:p>0.001</text:p>
          </table:table-cell>
          <table:table-cell office:value-type="float" office:value="-886.5" calcext:value-type="float">
            <text:p>-886.5</text:p>
          </table:table-cell>
          <table:table-cell table:formula="of:=ABS(0.03 * [.C2550])" office:value-type="float" office:value="26.595" calcext:value-type="float">
            <text:p>26.5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965" calcext:value-type="float">
            <text:p>-2.5965</text:p>
          </table:table-cell>
          <table:table-cell office:value-type="float" office:value="0.001" calcext:value-type="float">
            <text:p>0.001</text:p>
          </table:table-cell>
          <table:table-cell office:value-type="float" office:value="-888" calcext:value-type="float">
            <text:p>-888</text:p>
          </table:table-cell>
          <table:table-cell table:formula="of:=ABS(0.03 * [.C2551])" office:value-type="float" office:value="26.64" calcext:value-type="float">
            <text:p>26.6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598" calcext:value-type="float">
            <text:p>-2.598</text:p>
          </table:table-cell>
          <table:table-cell office:value-type="float" office:value="0.001" calcext:value-type="float">
            <text:p>0.001</text:p>
          </table:table-cell>
          <table:table-cell office:value-type="float" office:value="-886.5" calcext:value-type="float">
            <text:p>-886.5</text:p>
          </table:table-cell>
          <table:table-cell table:formula="of:=ABS(0.03 * [.C2552])" office:value-type="float" office:value="26.595" calcext:value-type="float">
            <text:p>26.5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025" calcext:value-type="float">
            <text:p>-2.6025</text:p>
          </table:table-cell>
          <table:table-cell office:value-type="float" office:value="0.001" calcext:value-type="float">
            <text:p>0.001</text:p>
          </table:table-cell>
          <table:table-cell office:value-type="float" office:value="-890.5" calcext:value-type="float">
            <text:p>-890.5</text:p>
          </table:table-cell>
          <table:table-cell table:formula="of:=ABS(0.03 * [.C2553])" office:value-type="float" office:value="26.715" calcext:value-type="float">
            <text:p>26.7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085" calcext:value-type="float">
            <text:p>-2.6085</text:p>
          </table:table-cell>
          <table:table-cell office:value-type="float" office:value="0.001" calcext:value-type="float">
            <text:p>0.001</text:p>
          </table:table-cell>
          <table:table-cell office:value-type="float" office:value="-888" calcext:value-type="float">
            <text:p>-888</text:p>
          </table:table-cell>
          <table:table-cell table:formula="of:=ABS(0.03 * [.C2554])" office:value-type="float" office:value="26.64" calcext:value-type="float">
            <text:p>26.6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145" calcext:value-type="float">
            <text:p>-2.6145</text:p>
          </table:table-cell>
          <table:table-cell office:value-type="float" office:value="0.001" calcext:value-type="float">
            <text:p>0.001</text:p>
          </table:table-cell>
          <table:table-cell office:value-type="float" office:value="-893.5" calcext:value-type="float">
            <text:p>-893.5</text:p>
          </table:table-cell>
          <table:table-cell table:formula="of:=ABS(0.03 * [.C2555])" office:value-type="float" office:value="26.805" calcext:value-type="float">
            <text:p>26.8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205" calcext:value-type="float">
            <text:p>-2.6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894" calcext:value-type="float">
            <text:p>-894</text:p>
          </table:table-cell>
          <table:table-cell table:formula="of:=ABS(0.03 * [.C2556])" office:value-type="float" office:value="26.82" calcext:value-type="float">
            <text:p>26.8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28" calcext:value-type="float">
            <text:p>-2.628</text:p>
          </table:table-cell>
          <table:table-cell office:value-type="float" office:value="0.001" calcext:value-type="float">
            <text:p>0.001</text:p>
          </table:table-cell>
          <table:table-cell office:value-type="float" office:value="-891.5" calcext:value-type="float">
            <text:p>-891.5</text:p>
          </table:table-cell>
          <table:table-cell table:formula="of:=ABS(0.03 * [.C2557])" office:value-type="float" office:value="26.745" calcext:value-type="float">
            <text:p>26.7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295" calcext:value-type="float">
            <text:p>-2.6295</text:p>
          </table:table-cell>
          <table:table-cell office:value-type="float" office:value="0.001" calcext:value-type="float">
            <text:p>0.001</text:p>
          </table:table-cell>
          <table:table-cell office:value-type="float" office:value="-897" calcext:value-type="float">
            <text:p>-897</text:p>
          </table:table-cell>
          <table:table-cell table:formula="of:=ABS(0.03 * [.C2558])" office:value-type="float" office:value="26.91" calcext:value-type="float">
            <text:p>26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34" calcext:value-type="float">
            <text:p>-2.634</text:p>
          </table:table-cell>
          <table:table-cell office:value-type="float" office:value="0.001" calcext:value-type="float">
            <text:p>0.001</text:p>
          </table:table-cell>
          <table:table-cell office:value-type="float" office:value="-893.5" calcext:value-type="float">
            <text:p>-893.5</text:p>
          </table:table-cell>
          <table:table-cell table:formula="of:=ABS(0.03 * [.C2559])" office:value-type="float" office:value="26.805" calcext:value-type="float">
            <text:p>26.8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325" calcext:value-type="float">
            <text:p>-2.6325</text:p>
          </table:table-cell>
          <table:table-cell office:value-type="float" office:value="0.001" calcext:value-type="float">
            <text:p>0.001</text:p>
          </table:table-cell>
          <table:table-cell office:value-type="float" office:value="-895" calcext:value-type="float">
            <text:p>-895</text:p>
          </table:table-cell>
          <table:table-cell table:formula="of:=ABS(0.03 * [.C2560])" office:value-type="float" office:value="26.85" calcext:value-type="float">
            <text:p>26.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385" calcext:value-type="float">
            <text:p>-2.6385</text:p>
          </table:table-cell>
          <table:table-cell office:value-type="float" office:value="0.001" calcext:value-type="float">
            <text:p>0.001</text:p>
          </table:table-cell>
          <table:table-cell office:value-type="float" office:value="-894.5" calcext:value-type="float">
            <text:p>-894.5</text:p>
          </table:table-cell>
          <table:table-cell table:formula="of:=ABS(0.03 * [.C2561])" office:value-type="float" office:value="26.835" calcext:value-type="float">
            <text:p>26.8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43" calcext:value-type="float">
            <text:p>-2.643</text:p>
          </table:table-cell>
          <table:table-cell office:value-type="float" office:value="0.001" calcext:value-type="float">
            <text:p>0.001</text:p>
          </table:table-cell>
          <table:table-cell office:value-type="float" office:value="-899.5" calcext:value-type="float">
            <text:p>-899.5</text:p>
          </table:table-cell>
          <table:table-cell table:formula="of:=ABS(0.03 * [.C2562])" office:value-type="float" office:value="26.985" calcext:value-type="float">
            <text:p>26.9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49" calcext:value-type="float">
            <text:p>-2.649</text:p>
          </table:table-cell>
          <table:table-cell office:value-type="float" office:value="0.001" calcext:value-type="float">
            <text:p>0.001</text:p>
          </table:table-cell>
          <table:table-cell office:value-type="float" office:value="-897" calcext:value-type="float">
            <text:p>-897</text:p>
          </table:table-cell>
          <table:table-cell table:formula="of:=ABS(0.03 * [.C2563])" office:value-type="float" office:value="26.91" calcext:value-type="float">
            <text:p>26.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52" calcext:value-type="float">
            <text:p>-2.652</text:p>
          </table:table-cell>
          <table:table-cell office:value-type="float" office:value="0.001" calcext:value-type="float">
            <text:p>0.001</text:p>
          </table:table-cell>
          <table:table-cell office:value-type="float" office:value="-897.5" calcext:value-type="float">
            <text:p>-897.5</text:p>
          </table:table-cell>
          <table:table-cell table:formula="of:=ABS(0.03 * [.C2564])" office:value-type="float" office:value="26.925" calcext:value-type="float">
            <text:p>26.9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58" calcext:value-type="float">
            <text:p>-2.658</text:p>
          </table:table-cell>
          <table:table-cell office:value-type="float" office:value="0.001" calcext:value-type="float">
            <text:p>0.001</text:p>
          </table:table-cell>
          <table:table-cell office:value-type="float" office:value="-898.5" calcext:value-type="float">
            <text:p>-898.5</text:p>
          </table:table-cell>
          <table:table-cell table:formula="of:=ABS(0.03 * [.C2565])" office:value-type="float" office:value="26.955" calcext:value-type="float">
            <text:p>26.9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625" calcext:value-type="float">
            <text:p>-2.662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3" calcext:value-type="float">
            <text:p>-903</text:p>
          </table:table-cell>
          <table:table-cell table:formula="of:=ABS(0.03 * [.C2566])" office:value-type="float" office:value="27.09" calcext:value-type="float">
            <text:p>27.0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775" calcext:value-type="float">
            <text:p>-2.677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4" calcext:value-type="float">
            <text:p>-904</text:p>
          </table:table-cell>
          <table:table-cell table:formula="of:=ABS(0.03 * [.C2567])" office:value-type="float" office:value="27.12" calcext:value-type="float">
            <text:p>27.1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895" calcext:value-type="float">
            <text:p>-2.689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5.5" calcext:value-type="float">
            <text:p>-905.5</text:p>
          </table:table-cell>
          <table:table-cell table:formula="of:=ABS(0.03 * [.C2568])" office:value-type="float" office:value="27.165" calcext:value-type="float">
            <text:p>27.1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6955" calcext:value-type="float">
            <text:p>-2.695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7" calcext:value-type="float">
            <text:p>-907</text:p>
          </table:table-cell>
          <table:table-cell table:formula="of:=ABS(0.03 * [.C2569])" office:value-type="float" office:value="27.21" calcext:value-type="float">
            <text:p>27.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45" calcext:value-type="float">
            <text:p>-2.7045</text:p>
          </table:table-cell>
          <table:table-cell office:value-type="float" office:value="0.001" calcext:value-type="float">
            <text:p>0.001</text:p>
          </table:table-cell>
          <table:table-cell office:value-type="float" office:value="-908.5" calcext:value-type="float">
            <text:p>-908.5</text:p>
          </table:table-cell>
          <table:table-cell table:formula="of:=ABS(0.03 * [.C2570])" office:value-type="float" office:value="27.255" calcext:value-type="float">
            <text:p>27.2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09" calcext:value-type="float">
            <text:p>-2.709</text:p>
          </table:table-cell>
          <table:table-cell office:value-type="float" office:value="0.001" calcext:value-type="float">
            <text:p>0.001</text:p>
          </table:table-cell>
          <table:table-cell office:value-type="float" office:value="-909.5" calcext:value-type="float">
            <text:p>-909.5</text:p>
          </table:table-cell>
          <table:table-cell table:formula="of:=ABS(0.03 * [.C2571])" office:value-type="float" office:value="27.285" calcext:value-type="float">
            <text:p>27.2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195" calcext:value-type="float">
            <text:p>-2.7195</text:p>
          </table:table-cell>
          <table:table-cell office:value-type="float" office:value="0.001" calcext:value-type="float">
            <text:p>0.001</text:p>
          </table:table-cell>
          <table:table-cell office:value-type="float" office:value="-913" calcext:value-type="float">
            <text:p>-913</text:p>
          </table:table-cell>
          <table:table-cell table:formula="of:=ABS(0.03 * [.C2572])" office:value-type="float" office:value="27.39" calcext:value-type="float">
            <text:p>27.39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24" calcext:value-type="float">
            <text:p>-2.724</text:p>
          </table:table-cell>
          <table:table-cell office:value-type="float" office:value="0.001" calcext:value-type="float">
            <text:p>0.001</text:p>
          </table:table-cell>
          <table:table-cell office:value-type="float" office:value="-915" calcext:value-type="float">
            <text:p>-915</text:p>
          </table:table-cell>
          <table:table-cell table:formula="of:=ABS(0.03 * [.C2573])" office:value-type="float" office:value="27.45" calcext:value-type="float">
            <text:p>27.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33" calcext:value-type="float">
            <text:p>-2.733</text:p>
          </table:table-cell>
          <table:table-cell office:value-type="float" office:value="0.001" calcext:value-type="float">
            <text:p>0.001</text:p>
          </table:table-cell>
          <table:table-cell office:value-type="float" office:value="-915.5" calcext:value-type="float">
            <text:p>-915.5</text:p>
          </table:table-cell>
          <table:table-cell table:formula="of:=ABS(0.03 * [.C2574])" office:value-type="float" office:value="27.465" calcext:value-type="float">
            <text:p>27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42" calcext:value-type="float">
            <text:p>-2.742</text:p>
          </table:table-cell>
          <table:table-cell office:value-type="float" office:value="0.001" calcext:value-type="float">
            <text:p>0.001</text:p>
          </table:table-cell>
          <table:table-cell office:value-type="float" office:value="-913.5" calcext:value-type="float">
            <text:p>-913.5</text:p>
          </table:table-cell>
          <table:table-cell table:formula="of:=ABS(0.03 * [.C2575])" office:value-type="float" office:value="27.405" calcext:value-type="float">
            <text:p>27.4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48" calcext:value-type="float">
            <text:p>-2.748</text:p>
          </table:table-cell>
          <table:table-cell office:value-type="float" office:value="0.001" calcext:value-type="float">
            <text:p>0.001</text:p>
          </table:table-cell>
          <table:table-cell office:value-type="float" office:value="-915.5" calcext:value-type="float">
            <text:p>-915.5</text:p>
          </table:table-cell>
          <table:table-cell table:formula="of:=ABS(0.03 * [.C2576])" office:value-type="float" office:value="27.465" calcext:value-type="float">
            <text:p>27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57" calcext:value-type="float">
            <text:p>-2.757</text:p>
          </table:table-cell>
          <table:table-cell office:value-type="float" office:value="0.001" calcext:value-type="float">
            <text:p>0.001</text:p>
          </table:table-cell>
          <table:table-cell office:value-type="float" office:value="-921.5" calcext:value-type="float">
            <text:p>-921.5</text:p>
          </table:table-cell>
          <table:table-cell table:formula="of:=ABS(0.03 * [.C2577])" office:value-type="float" office:value="27.645" calcext:value-type="float">
            <text:p>27.6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66" calcext:value-type="float">
            <text:p>-2.766</text:p>
          </table:table-cell>
          <table:table-cell office:value-type="float" office:value="0.001" calcext:value-type="float">
            <text:p>0.001</text:p>
          </table:table-cell>
          <table:table-cell office:value-type="float" office:value="-923.5" calcext:value-type="float">
            <text:p>-923.5</text:p>
          </table:table-cell>
          <table:table-cell table:formula="of:=ABS(0.03 * [.C2578])" office:value-type="float" office:value="27.705" calcext:value-type="float">
            <text:p>27.7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735" calcext:value-type="float">
            <text:p>-2.773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0" calcext:value-type="float">
            <text:p>-920</text:p>
          </table:table-cell>
          <table:table-cell table:formula="of:=ABS(0.03 * [.C2579])" office:value-type="float" office:value="27.6" calcext:value-type="float">
            <text:p>27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765" calcext:value-type="float">
            <text:p>-2.776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5.5" calcext:value-type="float">
            <text:p>-925.5</text:p>
          </table:table-cell>
          <table:table-cell table:formula="of:=ABS(0.03 * [.C2580])" office:value-type="float" office:value="27.765" calcext:value-type="float">
            <text:p>27.7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825" calcext:value-type="float">
            <text:p>-2.782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4" calcext:value-type="float">
            <text:p>-924</text:p>
          </table:table-cell>
          <table:table-cell table:formula="of:=ABS(0.03 * [.C2581])" office:value-type="float" office:value="27.72" calcext:value-type="float">
            <text:p>27.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87" calcext:value-type="float">
            <text:p>-2.787</text:p>
          </table:table-cell>
          <table:table-cell office:value-type="float" office:value="0.001" calcext:value-type="float">
            <text:p>0.001</text:p>
          </table:table-cell>
          <table:table-cell office:value-type="float" office:value="-927.5" calcext:value-type="float">
            <text:p>-927.5</text:p>
          </table:table-cell>
          <table:table-cell table:formula="of:=ABS(0.03 * [.C2582])" office:value-type="float" office:value="27.825" calcext:value-type="float">
            <text:p>27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7975" calcext:value-type="float">
            <text:p>-2.797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9.5" calcext:value-type="float">
            <text:p>-929.5</text:p>
          </table:table-cell>
          <table:table-cell table:formula="of:=ABS(0.03 * [.C2583])" office:value-type="float" office:value="27.885" calcext:value-type="float">
            <text:p>27.8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2" calcext:value-type="float">
            <text:p>-2.802</text:p>
          </table:table-cell>
          <table:table-cell office:value-type="float" office:value="0.001" calcext:value-type="float">
            <text:p>0.001</text:p>
          </table:table-cell>
          <table:table-cell office:value-type="float" office:value="-926" calcext:value-type="float">
            <text:p>-926</text:p>
          </table:table-cell>
          <table:table-cell table:formula="of:=ABS(0.03 * [.C2584])" office:value-type="float" office:value="27.78" calcext:value-type="float">
            <text:p>27.7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065" calcext:value-type="float">
            <text:p>-2.8065</text:p>
          </table:table-cell>
          <table:table-cell office:value-type="float" office:value="0.001" calcext:value-type="float">
            <text:p>0.001</text:p>
          </table:table-cell>
          <table:table-cell office:value-type="float" office:value="-926.5" calcext:value-type="float">
            <text:p>-926.5</text:p>
          </table:table-cell>
          <table:table-cell table:formula="of:=ABS(0.03 * [.C2585])" office:value-type="float" office:value="27.795" calcext:value-type="float">
            <text:p>27.7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14" calcext:value-type="float">
            <text:p>-2.814</text:p>
          </table:table-cell>
          <table:table-cell office:value-type="float" office:value="0.001" calcext:value-type="float">
            <text:p>0.001</text:p>
          </table:table-cell>
          <table:table-cell office:value-type="float" office:value="-927.5" calcext:value-type="float">
            <text:p>-927.5</text:p>
          </table:table-cell>
          <table:table-cell table:formula="of:=ABS(0.03 * [.C2586])" office:value-type="float" office:value="27.825" calcext:value-type="float">
            <text:p>27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17" calcext:value-type="float">
            <text:p>-2.817</text:p>
          </table:table-cell>
          <table:table-cell office:value-type="float" office:value="0.001" calcext:value-type="float">
            <text:p>0.001</text:p>
          </table:table-cell>
          <table:table-cell office:value-type="float" office:value="-929" calcext:value-type="float">
            <text:p>-929</text:p>
          </table:table-cell>
          <table:table-cell table:formula="of:=ABS(0.03 * [.C2587])" office:value-type="float" office:value="27.87" calcext:value-type="float">
            <text:p>27.8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245" calcext:value-type="float">
            <text:p>-2.8245</text:p>
          </table:table-cell>
          <table:table-cell office:value-type="float" office:value="0.001" calcext:value-type="float">
            <text:p>0.001</text:p>
          </table:table-cell>
          <table:table-cell office:value-type="float" office:value="-930.5" calcext:value-type="float">
            <text:p>-930.5</text:p>
          </table:table-cell>
          <table:table-cell table:formula="of:=ABS(0.03 * [.C2588])" office:value-type="float" office:value="27.915" calcext:value-type="float">
            <text:p>27.9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47" calcext:value-type="float">
            <text:p>-2.847</text:p>
          </table:table-cell>
          <table:table-cell office:value-type="float" office:value="0.001" calcext:value-type="float">
            <text:p>0.001</text:p>
          </table:table-cell>
          <table:table-cell office:value-type="float" office:value="-937.5" calcext:value-type="float">
            <text:p>-937.5</text:p>
          </table:table-cell>
          <table:table-cell table:formula="of:=ABS(0.03 * [.C2589])" office:value-type="float" office:value="28.125" calcext:value-type="float">
            <text:p>28.1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545" calcext:value-type="float">
            <text:p>-2.8545</text:p>
          </table:table-cell>
          <table:table-cell office:value-type="float" office:value="0.001" calcext:value-type="float">
            <text:p>0.001</text:p>
          </table:table-cell>
          <table:table-cell office:value-type="float" office:value="-935.5" calcext:value-type="float">
            <text:p>-935.5</text:p>
          </table:table-cell>
          <table:table-cell table:formula="of:=ABS(0.03 * [.C2590])" office:value-type="float" office:value="28.065" calcext:value-type="float">
            <text:p>28.0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665" calcext:value-type="float">
            <text:p>-2.8665</text:p>
          </table:table-cell>
          <table:table-cell office:value-type="float" office:value="0.001" calcext:value-type="float">
            <text:p>0.001</text:p>
          </table:table-cell>
          <table:table-cell office:value-type="float" office:value="-939" calcext:value-type="float">
            <text:p>-939</text:p>
          </table:table-cell>
          <table:table-cell table:formula="of:=ABS(0.03 * [.C2591])" office:value-type="float" office:value="28.17" calcext:value-type="float">
            <text:p>28.1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float" office:value="0.001" calcext:value-type="float">
            <text:p>0.001</text:p>
          </table:table-cell>
          <table:table-cell office:value-type="float" office:value="-941.5" calcext:value-type="float">
            <text:p>-941.5</text:p>
          </table:table-cell>
          <table:table-cell table:formula="of:=ABS(0.03 * [.C2592])" office:value-type="float" office:value="28.245" calcext:value-type="float">
            <text:p>28.2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92" calcext:value-type="float">
            <text:p>-2.89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6" calcext:value-type="float">
            <text:p>-946</text:p>
          </table:table-cell>
          <table:table-cell table:formula="of:=ABS(0.03 * [.C2593])" office:value-type="float" office:value="28.38" calcext:value-type="float">
            <text:p>28.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898" calcext:value-type="float">
            <text:p>-2.898</text:p>
          </table:table-cell>
          <table:table-cell office:value-type="float" office:value="0.001" calcext:value-type="float">
            <text:p>0.001</text:p>
          </table:table-cell>
          <table:table-cell office:value-type="float" office:value="-942.5" calcext:value-type="float">
            <text:p>-942.5</text:p>
          </table:table-cell>
          <table:table-cell table:formula="of:=ABS(0.03 * [.C2594])" office:value-type="float" office:value="28.275" calcext:value-type="float">
            <text:p>28.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01" calcext:value-type="float">
            <text:p>-2.901</text:p>
          </table:table-cell>
          <table:table-cell office:value-type="float" office:value="0.001" calcext:value-type="float">
            <text:p>0.001</text:p>
          </table:table-cell>
          <table:table-cell office:value-type="float" office:value="-943.5" calcext:value-type="float">
            <text:p>-943.5</text:p>
          </table:table-cell>
          <table:table-cell table:formula="of:=ABS(0.03 * [.C2595])" office:value-type="float" office:value="28.305" calcext:value-type="float">
            <text:p>28.3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055" calcext:value-type="float">
            <text:p>-2.905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4" calcext:value-type="float">
            <text:p>-944</text:p>
          </table:table-cell>
          <table:table-cell table:formula="of:=ABS(0.03 * [.C2596])" office:value-type="float" office:value="28.32" calcext:value-type="float">
            <text:p>28.3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115" calcext:value-type="float">
            <text:p>-2.911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6" calcext:value-type="float">
            <text:p>-946</text:p>
          </table:table-cell>
          <table:table-cell table:formula="of:=ABS(0.03 * [.C2597])" office:value-type="float" office:value="28.38" calcext:value-type="float">
            <text:p>28.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19" calcext:value-type="float">
            <text:p>-2.919</text:p>
          </table:table-cell>
          <table:table-cell office:value-type="float" office:value="0.001" calcext:value-type="float">
            <text:p>0.001</text:p>
          </table:table-cell>
          <table:table-cell office:value-type="float" office:value="-945.5" calcext:value-type="float">
            <text:p>-945.5</text:p>
          </table:table-cell>
          <table:table-cell table:formula="of:=ABS(0.03 * [.C2598])" office:value-type="float" office:value="28.365" calcext:value-type="float">
            <text:p>28.3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8" calcext:value-type="float">
            <text:p>-948</text:p>
          </table:table-cell>
          <table:table-cell table:formula="of:=ABS(0.03 * [.C2599])" office:value-type="float" office:value="28.44" calcext:value-type="float">
            <text:p>28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7.5" calcext:value-type="float">
            <text:p>-947.5</text:p>
          </table:table-cell>
          <table:table-cell table:formula="of:=ABS(0.03 * [.C2600])" office:value-type="float" office:value="28.425" calcext:value-type="float">
            <text:p>28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5" calcext:value-type="float">
            <text:p>-2.92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0.5" calcext:value-type="float">
            <text:p>-950.5</text:p>
          </table:table-cell>
          <table:table-cell table:formula="of:=ABS(0.03 * [.C2601])" office:value-type="float" office:value="28.515" calcext:value-type="float">
            <text:p>28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51.5" calcext:value-type="float">
            <text:p>-951.5</text:p>
          </table:table-cell>
          <table:table-cell table:formula="of:=ABS(0.03 * [.C2602])" office:value-type="float" office:value="28.545" calcext:value-type="float">
            <text:p>28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50" calcext:value-type="float">
            <text:p>-950</text:p>
          </table:table-cell>
          <table:table-cell table:formula="of:=ABS(0.03 * [.C2603])" office:value-type="float" office:value="28.5" calcext:value-type="float">
            <text:p>28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7" calcext:value-type="float">
            <text:p>-947</text:p>
          </table:table-cell>
          <table:table-cell table:formula="of:=ABS(0.03 * [.C2604])" office:value-type="float" office:value="28.41" calcext:value-type="float">
            <text:p>28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35" calcext:value-type="float">
            <text:p>-2.923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8" calcext:value-type="float">
            <text:p>-948</text:p>
          </table:table-cell>
          <table:table-cell table:formula="of:=ABS(0.03 * [.C2605])" office:value-type="float" office:value="28.44" calcext:value-type="float">
            <text:p>28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52" calcext:value-type="float">
            <text:p>-952</text:p>
          </table:table-cell>
          <table:table-cell table:formula="of:=ABS(0.03 * [.C2606])" office:value-type="float" office:value="28.56" calcext:value-type="float">
            <text:p>28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51.5" calcext:value-type="float">
            <text:p>-951.5</text:p>
          </table:table-cell>
          <table:table-cell table:formula="of:=ABS(0.03 * [.C2607])" office:value-type="float" office:value="28.545" calcext:value-type="float">
            <text:p>28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7" calcext:value-type="float">
            <text:p>-947</text:p>
          </table:table-cell>
          <table:table-cell table:formula="of:=ABS(0.03 * [.C2608])" office:value-type="float" office:value="28.41" calcext:value-type="float">
            <text:p>28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7.5" calcext:value-type="float">
            <text:p>-947.5</text:p>
          </table:table-cell>
          <table:table-cell table:formula="of:=ABS(0.03 * [.C2609])" office:value-type="float" office:value="28.425" calcext:value-type="float">
            <text:p>28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8.5" calcext:value-type="float">
            <text:p>-948.5</text:p>
          </table:table-cell>
          <table:table-cell table:formula="of:=ABS(0.03 * [.C2610])" office:value-type="float" office:value="28.455" calcext:value-type="float">
            <text:p>28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52" calcext:value-type="float">
            <text:p>-952</text:p>
          </table:table-cell>
          <table:table-cell table:formula="of:=ABS(0.03 * [.C2611])" office:value-type="float" office:value="28.56" calcext:value-type="float">
            <text:p>28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7.5" calcext:value-type="float">
            <text:p>-947.5</text:p>
          </table:table-cell>
          <table:table-cell table:formula="of:=ABS(0.03 * [.C2612])" office:value-type="float" office:value="28.425" calcext:value-type="float">
            <text:p>28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8" calcext:value-type="float">
            <text:p>-948</text:p>
          </table:table-cell>
          <table:table-cell table:formula="of:=ABS(0.03 * [.C2613])" office:value-type="float" office:value="28.44" calcext:value-type="float">
            <text:p>28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8" calcext:value-type="float">
            <text:p>-948</text:p>
          </table:table-cell>
          <table:table-cell table:formula="of:=ABS(0.03 * [.C2614])" office:value-type="float" office:value="28.44" calcext:value-type="float">
            <text:p>28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9.5" calcext:value-type="float">
            <text:p>-949.5</text:p>
          </table:table-cell>
          <table:table-cell table:formula="of:=ABS(0.03 * [.C2615])" office:value-type="float" office:value="28.485" calcext:value-type="float">
            <text:p>28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7" calcext:value-type="float">
            <text:p>-947</text:p>
          </table:table-cell>
          <table:table-cell table:formula="of:=ABS(0.03 * [.C2616])" office:value-type="float" office:value="28.41" calcext:value-type="float">
            <text:p>28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35" calcext:value-type="float">
            <text:p>-2.923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0.5" calcext:value-type="float">
            <text:p>-950.5</text:p>
          </table:table-cell>
          <table:table-cell table:formula="of:=ABS(0.03 * [.C2617])" office:value-type="float" office:value="28.515" calcext:value-type="float">
            <text:p>28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50" calcext:value-type="float">
            <text:p>-950</text:p>
          </table:table-cell>
          <table:table-cell table:formula="of:=ABS(0.03 * [.C2618])" office:value-type="float" office:value="28.5" calcext:value-type="float">
            <text:p>28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9.5" calcext:value-type="float">
            <text:p>-949.5</text:p>
          </table:table-cell>
          <table:table-cell table:formula="of:=ABS(0.03 * [.C2619])" office:value-type="float" office:value="28.485" calcext:value-type="float">
            <text:p>28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51.5" calcext:value-type="float">
            <text:p>-951.5</text:p>
          </table:table-cell>
          <table:table-cell table:formula="of:=ABS(0.03 * [.C2620])" office:value-type="float" office:value="28.545" calcext:value-type="float">
            <text:p>28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7.5" calcext:value-type="float">
            <text:p>-947.5</text:p>
          </table:table-cell>
          <table:table-cell table:formula="of:=ABS(0.03 * [.C2621])" office:value-type="float" office:value="28.425" calcext:value-type="float">
            <text:p>28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0.5" calcext:value-type="float">
            <text:p>-950.5</text:p>
          </table:table-cell>
          <table:table-cell table:formula="of:=ABS(0.03 * [.C2622])" office:value-type="float" office:value="28.515" calcext:value-type="float">
            <text:p>28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7" calcext:value-type="float">
            <text:p>-947</text:p>
          </table:table-cell>
          <table:table-cell table:formula="of:=ABS(0.03 * [.C2623])" office:value-type="float" office:value="28.41" calcext:value-type="float">
            <text:p>28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8" calcext:value-type="float">
            <text:p>-948</text:p>
          </table:table-cell>
          <table:table-cell table:formula="of:=ABS(0.03 * [.C2624])" office:value-type="float" office:value="28.44" calcext:value-type="float">
            <text:p>28.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50.5" calcext:value-type="float">
            <text:p>-950.5</text:p>
          </table:table-cell>
          <table:table-cell table:formula="of:=ABS(0.03 * [.C2625])" office:value-type="float" office:value="28.515" calcext:value-type="float">
            <text:p>28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8.5" calcext:value-type="float">
            <text:p>-948.5</text:p>
          </table:table-cell>
          <table:table-cell table:formula="of:=ABS(0.03 * [.C2626])" office:value-type="float" office:value="28.455" calcext:value-type="float">
            <text:p>28.4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52" calcext:value-type="float">
            <text:p>-952</text:p>
          </table:table-cell>
          <table:table-cell table:formula="of:=ABS(0.03 * [.C2627])" office:value-type="float" office:value="28.56" calcext:value-type="float">
            <text:p>28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9.5" calcext:value-type="float">
            <text:p>-949.5</text:p>
          </table:table-cell>
          <table:table-cell table:formula="of:=ABS(0.03 * [.C2628])" office:value-type="float" office:value="28.485" calcext:value-type="float">
            <text:p>28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1" calcext:value-type="float">
            <text:p>-951</text:p>
          </table:table-cell>
          <table:table-cell table:formula="of:=ABS(0.03 * [.C2629])" office:value-type="float" office:value="28.53" calcext:value-type="float">
            <text:p>28.5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51.5" calcext:value-type="float">
            <text:p>-951.5</text:p>
          </table:table-cell>
          <table:table-cell table:formula="of:=ABS(0.03 * [.C2630])" office:value-type="float" office:value="28.545" calcext:value-type="float">
            <text:p>28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9" calcext:value-type="float">
            <text:p>-949</text:p>
          </table:table-cell>
          <table:table-cell table:formula="of:=ABS(0.03 * [.C2631])" office:value-type="float" office:value="28.47" calcext:value-type="float">
            <text:p>28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7" calcext:value-type="float">
            <text:p>-947</text:p>
          </table:table-cell>
          <table:table-cell table:formula="of:=ABS(0.03 * [.C2632])" office:value-type="float" office:value="28.41" calcext:value-type="float">
            <text:p>28.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7.5" calcext:value-type="float">
            <text:p>-947.5</text:p>
          </table:table-cell>
          <table:table-cell table:formula="of:=ABS(0.03 * [.C2633])" office:value-type="float" office:value="28.425" calcext:value-type="float">
            <text:p>28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1" calcext:value-type="float">
            <text:p>-951</text:p>
          </table:table-cell>
          <table:table-cell table:formula="of:=ABS(0.03 * [.C2634])" office:value-type="float" office:value="28.53" calcext:value-type="float">
            <text:p>28.5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2" calcext:value-type="float">
            <text:p>-952</text:p>
          </table:table-cell>
          <table:table-cell table:formula="of:=ABS(0.03 * [.C2635])" office:value-type="float" office:value="28.56" calcext:value-type="float">
            <text:p>28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2" calcext:value-type="float">
            <text:p>-952</text:p>
          </table:table-cell>
          <table:table-cell table:formula="of:=ABS(0.03 * [.C2636])" office:value-type="float" office:value="28.56" calcext:value-type="float">
            <text:p>28.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9" calcext:value-type="float">
            <text:p>-949</text:p>
          </table:table-cell>
          <table:table-cell table:formula="of:=ABS(0.03 * [.C2637])" office:value-type="float" office:value="28.47" calcext:value-type="float">
            <text:p>28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47.5" calcext:value-type="float">
            <text:p>-947.5</text:p>
          </table:table-cell>
          <table:table-cell table:formula="of:=ABS(0.03 * [.C2638])" office:value-type="float" office:value="28.425" calcext:value-type="float">
            <text:p>28.4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2" calcext:value-type="float">
            <text:p>-2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946.5" calcext:value-type="float">
            <text:p>-946.5</text:p>
          </table:table-cell>
          <table:table-cell table:formula="of:=ABS(0.03 * [.C2639])" office:value-type="float" office:value="28.395" calcext:value-type="float">
            <text:p>28.3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1.5" calcext:value-type="float">
            <text:p>-951.5</text:p>
          </table:table-cell>
          <table:table-cell table:formula="of:=ABS(0.03 * [.C2640])" office:value-type="float" office:value="28.545" calcext:value-type="float">
            <text:p>28.5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2.9205" calcext:value-type="float">
            <text:p>-2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950.5" calcext:value-type="float">
            <text:p>-950.5</text:p>
          </table:table-cell>
          <table:table-cell table:formula="of:=ABS(0.03 * [.C2641])" office:value-type="float" office:value="28.515" calcext:value-type="float">
            <text:p>28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5" calcext:value-type="float">
            <text:p>0.00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3:17:58.844000000</meta:creation-date>
    <dc:date>2024-12-07T13:45:21.226000000</dc:date>
    <meta:editing-duration>PT27M23S</meta:editing-duration>
    <meta:editing-cycles>1</meta:editing-cycles>
    <meta:document-statistic meta:table-count="1" meta:cell-count="21128" meta:object-count="0"/>
    <meta:generator>LibreOffice/7.5.8.2$Windows_X86_64 LibreOffice_project/f718d63693263970429a68f568db6046aaa9df01</meta:generator>
  </office:meta>
</office:document-meta>
</file>